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67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1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_3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sigma=1</text:p>
          </table:table-cell>
          <table:table-cell office:value-type="string">
            <text:p>sigma=2</text:p>
          </table:table-cell>
          <table:table-cell office:value-type="string">
            <text:p>sigma=3</text:p>
          </table:table-cell>
          <table:table-cell office:value-type="string">
            <text:p>sigma=4</text:p>
          </table:table-cell>
          <table:table-cell office:value-type="string">
            <text:p>sigma=5</text:p>
          </table:table-cell>
          <table:table-cell office:value-type="string">
            <text:p>sigma=6</text:p>
          </table:table-cell>
          <table:table-cell office:value-type="string">
            <text:p>sigma=7</text:p>
          </table:table-cell>
          <table:table-cell office:value-type="string">
            <text:p>sigma=8</text:p>
          </table:table-cell>
          <table:table-cell office:value-type="string">
            <text:p>sigma=9</text:p>
          </table:table-cell>
          <table:table-cell office:value-type="string">
            <text:p>sigma=10</text:p>
          </table:table-cell>
          <table:table-cell>
            <draw:frame table:end-cell-address="Tabelle1_3.AB56" table:end-x="1.394cm" table:end-y="0.061cm" draw:z-index="0" draw:style-name="gr1" svg:width="37.427cm" svg:height="24.81cm" svg:x="0.097cm" svg:y="0.09cm">
              <draw:object draw:notify-on-update-of-ranges="Tabelle1_3.A1:Tabelle1_3.A1 Tabelle1_3.A2:Tabelle1_3.A101 Tabelle1_3.B1:Tabelle1_3.B1 Tabelle1_3.B2:Tabelle1_3.B101 Tabelle1_3.C1:Tabelle1_3.C1 Tabelle1_3.C2:Tabelle1_3.C101 Tabelle1_3.D1:Tabelle1_3.D1 Tabelle1_3.D2:Tabelle1_3.D101 Tabelle1_3.E1:Tabelle1_3.E1 Tabelle1_3.E2:Tabelle1_3.E101 Tabelle1_3.F1:Tabelle1_3.F1 Tabelle1_3.F2:Tabelle1_3.F101 Tabelle1_3.G1:Tabelle1_3.G1 Tabelle1_3.G2:Tabelle1_3.G101 Tabelle1_3.H1:Tabelle1_3.H1 Tabelle1_3.H2:Tabelle1_3.H101 Tabelle1_3.I1:Tabelle1_3.I1 Tabelle1_3.I2:Tabelle1_3.I101 Tabelle1_3.J1:Tabelle1_3.J1 Tabelle1_3.J2:Tabelle1_3.J101 Tabelle1_3.K1:Tabelle1_3.K1 Tabelle1_3.K2:Tabelle1_3.K1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631">
            <text:p>0,49631</text:p>
          </table:table-cell>
          <table:table-cell office:value-type="float" office:value="1.03485">
            <text:p>1,03485</text:p>
          </table:table-cell>
          <table:table-cell office:value-type="float" office:value="1.59305">
            <text:p>1,59305</text:p>
          </table:table-cell>
          <table:table-cell office:value-type="float" office:value="1.86861">
            <text:p>1,86861</text:p>
          </table:table-cell>
          <table:table-cell office:value-type="float" office:value="2.7508">
            <text:p>2,7508</text:p>
          </table:table-cell>
          <table:table-cell office:value-type="float" office:value="2.93882">
            <text:p>2,93882</text:p>
          </table:table-cell>
          <table:table-cell office:value-type="float" office:value="3.2033">
            <text:p>3,2033</text:p>
          </table:table-cell>
          <table:table-cell office:value-type="float" office:value="4.0672">
            <text:p>4,0672</text:p>
          </table:table-cell>
          <table:table-cell office:value-type="float" office:value="4.56191">
            <text:p>4,56191</text:p>
          </table:table-cell>
          <table:table-cell office:value-type="float" office:value="5.29505">
            <text:p>5,295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1777">
            <text:p>3,51777</text:p>
          </table:table-cell>
          <table:table-cell office:value-type="float" office:value="3.97243">
            <text:p>3,97243</text:p>
          </table:table-cell>
          <table:table-cell office:value-type="float" office:value="4.5288">
            <text:p>4,5288</text:p>
          </table:table-cell>
          <table:table-cell office:value-type="float" office:value="5.13897">
            <text:p>5,13897</text:p>
          </table:table-cell>
          <table:table-cell office:value-type="float" office:value="5.54499">
            <text:p>5,54499</text:p>
          </table:table-cell>
          <table:table-cell office:value-type="float" office:value="6.00416">
            <text:p>6,00416</text:p>
          </table:table-cell>
          <table:table-cell office:value-type="float" office:value="6.15837">
            <text:p>6,15837</text:p>
          </table:table-cell>
          <table:table-cell office:value-type="float" office:value="7.05863">
            <text:p>7,05863</text:p>
          </table:table-cell>
          <table:table-cell office:value-type="float" office:value="7.5358">
            <text:p>7,5358</text:p>
          </table:table-cell>
          <table:table-cell office:value-type="float" office:value="8.16864">
            <text:p>8,168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27752">
            <text:p>5,27752</text:p>
          </table:table-cell>
          <table:table-cell office:value-type="float" office:value="5.72576">
            <text:p>5,72576</text:p>
          </table:table-cell>
          <table:table-cell office:value-type="float" office:value="6.27032">
            <text:p>6,27032</text:p>
          </table:table-cell>
          <table:table-cell office:value-type="float" office:value="6.74943">
            <text:p>6,74943</text:p>
          </table:table-cell>
          <table:table-cell office:value-type="float" office:value="7.24627">
            <text:p>7,24627</text:p>
          </table:table-cell>
          <table:table-cell office:value-type="float" office:value="7.77648">
            <text:p>7,77648</text:p>
          </table:table-cell>
          <table:table-cell office:value-type="float" office:value="8.398">
            <text:p>8,398</text:p>
          </table:table-cell>
          <table:table-cell office:value-type="float" office:value="9.03946">
            <text:p>9,03946</text:p>
          </table:table-cell>
          <table:table-cell office:value-type="float" office:value="9.22317">
            <text:p>9,22317</text:p>
          </table:table-cell>
          <table:table-cell office:value-type="float" office:value="9.61879">
            <text:p>9,6187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48834">
            <text:p>6,48834</text:p>
          </table:table-cell>
          <table:table-cell office:value-type="float" office:value="6.97216">
            <text:p>6,97216</text:p>
          </table:table-cell>
          <table:table-cell office:value-type="float" office:value="7.61098">
            <text:p>7,61098</text:p>
          </table:table-cell>
          <table:table-cell office:value-type="float" office:value="7.95714">
            <text:p>7,95714</text:p>
          </table:table-cell>
          <table:table-cell office:value-type="float" office:value="8.55566">
            <text:p>8,55566</text:p>
          </table:table-cell>
          <table:table-cell office:value-type="float" office:value="9.03065">
            <text:p>9,03065</text:p>
          </table:table-cell>
          <table:table-cell office:value-type="float" office:value="9.18993">
            <text:p>9,18993</text:p>
          </table:table-cell>
          <table:table-cell office:value-type="float" office:value="9.89909">
            <text:p>9,89909</text:p>
          </table:table-cell>
          <table:table-cell office:value-type="float" office:value="10.34595">
            <text:p>10,34595</text:p>
          </table:table-cell>
          <table:table-cell office:value-type="float" office:value="10.51661">
            <text:p>10,5166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962">
            <text:p>7,4962</text:p>
          </table:table-cell>
          <table:table-cell office:value-type="float" office:value="7.93842">
            <text:p>7,93842</text:p>
          </table:table-cell>
          <table:table-cell office:value-type="float" office:value="8.48867">
            <text:p>8,48867</text:p>
          </table:table-cell>
          <table:table-cell office:value-type="float" office:value="8.90806">
            <text:p>8,90806</text:p>
          </table:table-cell>
          <table:table-cell office:value-type="float" office:value="9.1946">
            <text:p>9,1946</text:p>
          </table:table-cell>
          <table:table-cell office:value-type="float" office:value="9.94681">
            <text:p>9,94681</text:p>
          </table:table-cell>
          <table:table-cell office:value-type="float" office:value="10.44905">
            <text:p>10,44905</text:p>
          </table:table-cell>
          <table:table-cell office:value-type="float" office:value="10.88449">
            <text:p>10,88449</text:p>
          </table:table-cell>
          <table:table-cell office:value-type="float" office:value="11.34195">
            <text:p>11,34195</text:p>
          </table:table-cell>
          <table:table-cell office:value-type="float" office:value="11.80262">
            <text:p>11,8026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27115">
            <text:p>8,27115</text:p>
          </table:table-cell>
          <table:table-cell office:value-type="float" office:value="8.72618">
            <text:p>8,72618</text:p>
          </table:table-cell>
          <table:table-cell office:value-type="float" office:value="9.18538">
            <text:p>9,18538</text:p>
          </table:table-cell>
          <table:table-cell office:value-type="float" office:value="9.7974">
            <text:p>9,7974</text:p>
          </table:table-cell>
          <table:table-cell office:value-type="float" office:value="10.24014">
            <text:p>10,24014</text:p>
          </table:table-cell>
          <table:table-cell office:value-type="float" office:value="10.87156">
            <text:p>10,87156</text:p>
          </table:table-cell>
          <table:table-cell office:value-type="float" office:value="11.133">
            <text:p>11,133</text:p>
          </table:table-cell>
          <table:table-cell office:value-type="float" office:value="11.92599">
            <text:p>11,92599</text:p>
          </table:table-cell>
          <table:table-cell office:value-type="float" office:value="12.34387">
            <text:p>12,34387</text:p>
          </table:table-cell>
          <table:table-cell office:value-type="float" office:value="12.95904">
            <text:p>12,959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3857">
            <text:p>8,93857</text:p>
          </table:table-cell>
          <table:table-cell office:value-type="float" office:value="9.43624">
            <text:p>9,43624</text:p>
          </table:table-cell>
          <table:table-cell office:value-type="float" office:value="9.90514">
            <text:p>9,90514</text:p>
          </table:table-cell>
          <table:table-cell office:value-type="float" office:value="10.25109">
            <text:p>10,25109</text:p>
          </table:table-cell>
          <table:table-cell office:value-type="float" office:value="11.06913">
            <text:p>11,06913</text:p>
          </table:table-cell>
          <table:table-cell office:value-type="float" office:value="11.12301">
            <text:p>11,12301</text:p>
          </table:table-cell>
          <table:table-cell office:value-type="float" office:value="11.88537">
            <text:p>11,88537</text:p>
          </table:table-cell>
          <table:table-cell office:value-type="float" office:value="12.50499">
            <text:p>12,50499</text:p>
          </table:table-cell>
          <table:table-cell office:value-type="float" office:value="13.25701">
            <text:p>13,25701</text:p>
          </table:table-cell>
          <table:table-cell office:value-type="float" office:value="13.47224">
            <text:p>13,472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0829">
            <text:p>9,60829</text:p>
          </table:table-cell>
          <table:table-cell office:value-type="float" office:value="10.04954">
            <text:p>10,04954</text:p>
          </table:table-cell>
          <table:table-cell office:value-type="float" office:value="10.687">
            <text:p>10,687</text:p>
          </table:table-cell>
          <table:table-cell office:value-type="float" office:value="11.11176">
            <text:p>11,11176</text:p>
          </table:table-cell>
          <table:table-cell office:value-type="float" office:value="11.44908">
            <text:p>11,44908</text:p>
          </table:table-cell>
          <table:table-cell office:value-type="float" office:value="12.27942">
            <text:p>12,27942</text:p>
          </table:table-cell>
          <table:table-cell office:value-type="float" office:value="12.71617">
            <text:p>12,71617</text:p>
          </table:table-cell>
          <table:table-cell office:value-type="float" office:value="13.03117">
            <text:p>13,03117</text:p>
          </table:table-cell>
          <table:table-cell office:value-type="float" office:value="13.49917">
            <text:p>13,49917</text:p>
          </table:table-cell>
          <table:table-cell office:value-type="float" office:value="14.31226">
            <text:p>14,312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0712">
            <text:p>10,0712</text:p>
          </table:table-cell>
          <table:table-cell office:value-type="float" office:value="10.64423">
            <text:p>10,64423</text:p>
          </table:table-cell>
          <table:table-cell office:value-type="float" office:value="10.84931">
            <text:p>10,84931</text:p>
          </table:table-cell>
          <table:table-cell office:value-type="float" office:value="11.54006">
            <text:p>11,54006</text:p>
          </table:table-cell>
          <table:table-cell office:value-type="float" office:value="11.94913">
            <text:p>11,94913</text:p>
          </table:table-cell>
          <table:table-cell office:value-type="float" office:value="12.34547">
            <text:p>12,34547</text:p>
          </table:table-cell>
          <table:table-cell office:value-type="float" office:value="13.45163">
            <text:p>13,45163</text:p>
          </table:table-cell>
          <table:table-cell office:value-type="float" office:value="12.79717">
            <text:p>12,79717</text:p>
          </table:table-cell>
          <table:table-cell office:value-type="float" office:value="13.71443">
            <text:p>13,71443</text:p>
          </table:table-cell>
          <table:table-cell office:value-type="float" office:value="14.58255">
            <text:p>14,582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48444">
            <text:p>10,48444</text:p>
          </table:table-cell>
          <table:table-cell office:value-type="float" office:value="11.0678">
            <text:p>11,0678</text:p>
          </table:table-cell>
          <table:table-cell office:value-type="float" office:value="11.54067">
            <text:p>11,54067</text:p>
          </table:table-cell>
          <table:table-cell office:value-type="float" office:value="12.01076">
            <text:p>12,01076</text:p>
          </table:table-cell>
          <table:table-cell office:value-type="float" office:value="12.61259">
            <text:p>12,61259</text:p>
          </table:table-cell>
          <table:table-cell office:value-type="float" office:value="13.0671">
            <text:p>13,0671</text:p>
          </table:table-cell>
          <table:table-cell office:value-type="float" office:value="13.00215">
            <text:p>13,00215</text:p>
          </table:table-cell>
          <table:table-cell office:value-type="float" office:value="13.62503">
            <text:p>13,62503</text:p>
          </table:table-cell>
          <table:table-cell office:value-type="float" office:value="14.0881">
            <text:p>14,0881</text:p>
          </table:table-cell>
          <table:table-cell office:value-type="float" office:value="15.10861">
            <text:p>15,1086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87928">
            <text:p>10,87928</text:p>
          </table:table-cell>
          <table:table-cell office:value-type="float" office:value="11.4281">
            <text:p>11,4281</text:p>
          </table:table-cell>
          <table:table-cell office:value-type="float" office:value="11.88824">
            <text:p>11,88824</text:p>
          </table:table-cell>
          <table:table-cell office:value-type="float" office:value="12.27936">
            <text:p>12,27936</text:p>
          </table:table-cell>
          <table:table-cell office:value-type="float" office:value="12.77931">
            <text:p>12,77931</text:p>
          </table:table-cell>
          <table:table-cell office:value-type="float" office:value="13.31379">
            <text:p>13,31379</text:p>
          </table:table-cell>
          <table:table-cell office:value-type="float" office:value="14.27525">
            <text:p>14,27525</text:p>
          </table:table-cell>
          <table:table-cell office:value-type="float" office:value="14.51718">
            <text:p>14,51718</text:p>
          </table:table-cell>
          <table:table-cell office:value-type="float" office:value="14.77989">
            <text:p>14,77989</text:p>
          </table:table-cell>
          <table:table-cell office:value-type="float" office:value="15.48381">
            <text:p>15,4838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30649">
            <text:p>11,30649</text:p>
          </table:table-cell>
          <table:table-cell office:value-type="float" office:value="11.81878">
            <text:p>11,81878</text:p>
          </table:table-cell>
          <table:table-cell office:value-type="float" office:value="12.21801">
            <text:p>12,21801</text:p>
          </table:table-cell>
          <table:table-cell office:value-type="float" office:value="12.78031">
            <text:p>12,78031</text:p>
          </table:table-cell>
          <table:table-cell office:value-type="float" office:value="13.35355">
            <text:p>13,35355</text:p>
          </table:table-cell>
          <table:table-cell office:value-type="float" office:value="14.04626">
            <text:p>14,04626</text:p>
          </table:table-cell>
          <table:table-cell office:value-type="float" office:value="14.34172">
            <text:p>14,34172</text:p>
          </table:table-cell>
          <table:table-cell office:value-type="float" office:value="14.51829">
            <text:p>14,51829</text:p>
          </table:table-cell>
          <table:table-cell office:value-type="float" office:value="15.36707">
            <text:p>15,36707</text:p>
          </table:table-cell>
          <table:table-cell office:value-type="float" office:value="15.65799">
            <text:p>15,6579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57613">
            <text:p>11,57613</text:p>
          </table:table-cell>
          <table:table-cell office:value-type="float" office:value="12.11053">
            <text:p>12,11053</text:p>
          </table:table-cell>
          <table:table-cell office:value-type="float" office:value="12.7503">
            <text:p>12,7503</text:p>
          </table:table-cell>
          <table:table-cell office:value-type="float" office:value="13.35011">
            <text:p>13,35011</text:p>
          </table:table-cell>
          <table:table-cell office:value-type="float" office:value="13.37832">
            <text:p>13,37832</text:p>
          </table:table-cell>
          <table:table-cell office:value-type="float" office:value="14.23607">
            <text:p>14,23607</text:p>
          </table:table-cell>
          <table:table-cell office:value-type="float" office:value="14.29488">
            <text:p>14,29488</text:p>
          </table:table-cell>
          <table:table-cell office:value-type="float" office:value="15.13884">
            <text:p>15,13884</text:p>
          </table:table-cell>
          <table:table-cell office:value-type="float" office:value="16.24752">
            <text:p>16,24752</text:p>
          </table:table-cell>
          <table:table-cell office:value-type="float" office:value="16.13558">
            <text:p>16,1355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94279">
            <text:p>11,94279</text:p>
          </table:table-cell>
          <table:table-cell office:value-type="float" office:value="12.5777">
            <text:p>12,5777</text:p>
          </table:table-cell>
          <table:table-cell office:value-type="float" office:value="12.92681">
            <text:p>12,92681</text:p>
          </table:table-cell>
          <table:table-cell office:value-type="float" office:value="13.56584">
            <text:p>13,56584</text:p>
          </table:table-cell>
          <table:table-cell office:value-type="float" office:value="14.09881">
            <text:p>14,09881</text:p>
          </table:table-cell>
          <table:table-cell office:value-type="float" office:value="14.71962">
            <text:p>14,71962</text:p>
          </table:table-cell>
          <table:table-cell office:value-type="float" office:value="14.81308">
            <text:p>14,81308</text:p>
          </table:table-cell>
          <table:table-cell office:value-type="float" office:value="15.44636">
            <text:p>15,44636</text:p>
          </table:table-cell>
          <table:table-cell office:value-type="float" office:value="16.17201">
            <text:p>16,17201</text:p>
          </table:table-cell>
          <table:table-cell office:value-type="float" office:value="16.24356">
            <text:p>16,2435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731">
            <text:p>12,2731</text:p>
          </table:table-cell>
          <table:table-cell office:value-type="float" office:value="12.91155">
            <text:p>12,91155</text:p>
          </table:table-cell>
          <table:table-cell office:value-type="float" office:value="13.27229">
            <text:p>13,27229</text:p>
          </table:table-cell>
          <table:table-cell office:value-type="float" office:value="13.79228">
            <text:p>13,79228</text:p>
          </table:table-cell>
          <table:table-cell office:value-type="float" office:value="14.27592">
            <text:p>14,27592</text:p>
          </table:table-cell>
          <table:table-cell office:value-type="float" office:value="14.75319">
            <text:p>14,75319</text:p>
          </table:table-cell>
          <table:table-cell office:value-type="float" office:value="15.62547">
            <text:p>15,62547</text:p>
          </table:table-cell>
          <table:table-cell office:value-type="float" office:value="15.65526">
            <text:p>15,65526</text:p>
          </table:table-cell>
          <table:table-cell office:value-type="float" office:value="16.68568">
            <text:p>16,68568</text:p>
          </table:table-cell>
          <table:table-cell office:value-type="float" office:value="17.13614">
            <text:p>17,1361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55883">
            <text:p>12,55883</text:p>
          </table:table-cell>
          <table:table-cell office:value-type="float" office:value="13.07474">
            <text:p>13,07474</text:p>
          </table:table-cell>
          <table:table-cell office:value-type="float" office:value="13.6448">
            <text:p>13,6448</text:p>
          </table:table-cell>
          <table:table-cell office:value-type="float" office:value="14.27821">
            <text:p>14,27821</text:p>
          </table:table-cell>
          <table:table-cell office:value-type="float" office:value="14.39511">
            <text:p>14,39511</text:p>
          </table:table-cell>
          <table:table-cell office:value-type="float" office:value="15.14676">
            <text:p>15,14676</text:p>
          </table:table-cell>
          <table:table-cell office:value-type="float" office:value="15.14921">
            <text:p>15,14921</text:p>
          </table:table-cell>
          <table:table-cell office:value-type="float" office:value="16.02177">
            <text:p>16,02177</text:p>
          </table:table-cell>
          <table:table-cell office:value-type="float" office:value="16.4211">
            <text:p>16,4211</text:p>
          </table:table-cell>
          <table:table-cell office:value-type="float" office:value="16.92233">
            <text:p>16,922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7974">
            <text:p>12,7974</text:p>
          </table:table-cell>
          <table:table-cell office:value-type="float" office:value="13.15805">
            <text:p>13,15805</text:p>
          </table:table-cell>
          <table:table-cell office:value-type="float" office:value="13.87263">
            <text:p>13,87263</text:p>
          </table:table-cell>
          <table:table-cell office:value-type="float" office:value="14.17538">
            <text:p>14,17538</text:p>
          </table:table-cell>
          <table:table-cell office:value-type="float" office:value="14.80692">
            <text:p>14,80692</text:p>
          </table:table-cell>
          <table:table-cell office:value-type="float" office:value="15.41354">
            <text:p>15,41354</text:p>
          </table:table-cell>
          <table:table-cell office:value-type="float" office:value="15.72335">
            <text:p>15,72335</text:p>
          </table:table-cell>
          <table:table-cell office:value-type="float" office:value="16.19551">
            <text:p>16,19551</text:p>
          </table:table-cell>
          <table:table-cell office:value-type="float" office:value="16.59855">
            <text:p>16,59855</text:p>
          </table:table-cell>
          <table:table-cell office:value-type="float" office:value="17.83393">
            <text:p>17,8339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.0607">
            <text:p>13,0607</text:p>
          </table:table-cell>
          <table:table-cell office:value-type="float" office:value="13.64944">
            <text:p>13,64944</text:p>
          </table:table-cell>
          <table:table-cell office:value-type="float" office:value="14.01465">
            <text:p>14,01465</text:p>
          </table:table-cell>
          <table:table-cell office:value-type="float" office:value="14.53096">
            <text:p>14,53096</text:p>
          </table:table-cell>
          <table:table-cell office:value-type="float" office:value="15.23222">
            <text:p>15,23222</text:p>
          </table:table-cell>
          <table:table-cell office:value-type="float" office:value="15.49847">
            <text:p>15,49847</text:p>
          </table:table-cell>
          <table:table-cell office:value-type="float" office:value="15.99071">
            <text:p>15,99071</text:p>
          </table:table-cell>
          <table:table-cell office:value-type="float" office:value="16.37457">
            <text:p>16,37457</text:p>
          </table:table-cell>
          <table:table-cell office:value-type="float" office:value="16.51394">
            <text:p>16,51394</text:p>
          </table:table-cell>
          <table:table-cell office:value-type="float" office:value="17.59574">
            <text:p>17,5957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27407">
            <text:p>13,27407</text:p>
          </table:table-cell>
          <table:table-cell office:value-type="float" office:value="13.81644">
            <text:p>13,81644</text:p>
          </table:table-cell>
          <table:table-cell office:value-type="float" office:value="14.27234">
            <text:p>14,27234</text:p>
          </table:table-cell>
          <table:table-cell office:value-type="float" office:value="14.84718">
            <text:p>14,84718</text:p>
          </table:table-cell>
          <table:table-cell office:value-type="float" office:value="15.11893">
            <text:p>15,11893</text:p>
          </table:table-cell>
          <table:table-cell office:value-type="float" office:value="15.76306">
            <text:p>15,76306</text:p>
          </table:table-cell>
          <table:table-cell office:value-type="float" office:value="16.43358">
            <text:p>16,43358</text:p>
          </table:table-cell>
          <table:table-cell office:value-type="float" office:value="16.7764">
            <text:p>16,7764</text:p>
          </table:table-cell>
          <table:table-cell office:value-type="float" office:value="17.49094">
            <text:p>17,49094</text:p>
          </table:table-cell>
          <table:table-cell office:value-type="float" office:value="17.91633">
            <text:p>17,9163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50887">
            <text:p>13,50887</text:p>
          </table:table-cell>
          <table:table-cell office:value-type="float" office:value="13.89688">
            <text:p>13,89688</text:p>
          </table:table-cell>
          <table:table-cell office:value-type="float" office:value="14.58793">
            <text:p>14,58793</text:p>
          </table:table-cell>
          <table:table-cell office:value-type="float" office:value="15.02939">
            <text:p>15,02939</text:p>
          </table:table-cell>
          <table:table-cell office:value-type="float" office:value="15.54615">
            <text:p>15,54615</text:p>
          </table:table-cell>
          <table:table-cell office:value-type="float" office:value="15.84523">
            <text:p>15,84523</text:p>
          </table:table-cell>
          <table:table-cell office:value-type="float" office:value="16.69239">
            <text:p>16,69239</text:p>
          </table:table-cell>
          <table:table-cell office:value-type="float" office:value="17.03193">
            <text:p>17,03193</text:p>
          </table:table-cell>
          <table:table-cell office:value-type="float" office:value="17.25062">
            <text:p>17,25062</text:p>
          </table:table-cell>
          <table:table-cell office:value-type="float" office:value="17.88697">
            <text:p>17,8869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.73551">
            <text:p>13,73551</text:p>
          </table:table-cell>
          <table:table-cell office:value-type="float" office:value="14.16947">
            <text:p>14,16947</text:p>
          </table:table-cell>
          <table:table-cell office:value-type="float" office:value="14.75225">
            <text:p>14,75225</text:p>
          </table:table-cell>
          <table:table-cell office:value-type="float" office:value="15.41649">
            <text:p>15,41649</text:p>
          </table:table-cell>
          <table:table-cell office:value-type="float" office:value="15.53773">
            <text:p>15,53773</text:p>
          </table:table-cell>
          <table:table-cell office:value-type="float" office:value="16.48197">
            <text:p>16,48197</text:p>
          </table:table-cell>
          <table:table-cell office:value-type="float" office:value="17.12881">
            <text:p>17,12881</text:p>
          </table:table-cell>
          <table:table-cell office:value-type="float" office:value="17.25588">
            <text:p>17,25588</text:p>
          </table:table-cell>
          <table:table-cell office:value-type="float" office:value="17.45098">
            <text:p>17,45098</text:p>
          </table:table-cell>
          <table:table-cell office:value-type="float" office:value="18.25775">
            <text:p>18,2577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.97819">
            <text:p>13,97819</text:p>
          </table:table-cell>
          <table:table-cell office:value-type="float" office:value="14.4742">
            <text:p>14,4742</text:p>
          </table:table-cell>
          <table:table-cell office:value-type="float" office:value="14.89927">
            <text:p>14,89927</text:p>
          </table:table-cell>
          <table:table-cell office:value-type="float" office:value="15.54523">
            <text:p>15,54523</text:p>
          </table:table-cell>
          <table:table-cell office:value-type="float" office:value="15.96917">
            <text:p>15,96917</text:p>
          </table:table-cell>
          <table:table-cell office:value-type="float" office:value="16.37907">
            <text:p>16,37907</text:p>
          </table:table-cell>
          <table:table-cell office:value-type="float" office:value="16.68559">
            <text:p>16,68559</text:p>
          </table:table-cell>
          <table:table-cell office:value-type="float" office:value="17.10126">
            <text:p>17,10126</text:p>
          </table:table-cell>
          <table:table-cell office:value-type="float" office:value="17.32803">
            <text:p>17,32803</text:p>
          </table:table-cell>
          <table:table-cell office:value-type="float" office:value="18.75442">
            <text:p>18,7544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.14793">
            <text:p>14,14793</text:p>
          </table:table-cell>
          <table:table-cell office:value-type="float" office:value="14.59418">
            <text:p>14,59418</text:p>
          </table:table-cell>
          <table:table-cell office:value-type="float" office:value="15.17138">
            <text:p>15,17138</text:p>
          </table:table-cell>
          <table:table-cell office:value-type="float" office:value="15.66267">
            <text:p>15,66267</text:p>
          </table:table-cell>
          <table:table-cell office:value-type="float" office:value="16.03037">
            <text:p>16,03037</text:p>
          </table:table-cell>
          <table:table-cell office:value-type="float" office:value="16.55603">
            <text:p>16,55603</text:p>
          </table:table-cell>
          <table:table-cell office:value-type="float" office:value="17.05497">
            <text:p>17,05497</text:p>
          </table:table-cell>
          <table:table-cell office:value-type="float" office:value="17.51156">
            <text:p>17,51156</text:p>
          </table:table-cell>
          <table:table-cell office:value-type="float" office:value="18.26127">
            <text:p>18,26127</text:p>
          </table:table-cell>
          <table:table-cell office:value-type="float" office:value="18.60556">
            <text:p>18,6055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28799">
            <text:p>14,28799</text:p>
          </table:table-cell>
          <table:table-cell office:value-type="float" office:value="14.91413">
            <text:p>14,91413</text:p>
          </table:table-cell>
          <table:table-cell office:value-type="float" office:value="15.48992">
            <text:p>15,48992</text:p>
          </table:table-cell>
          <table:table-cell office:value-type="float" office:value="15.88871">
            <text:p>15,88871</text:p>
          </table:table-cell>
          <table:table-cell office:value-type="float" office:value="16.14083">
            <text:p>16,14083</text:p>
          </table:table-cell>
          <table:table-cell office:value-type="float" office:value="16.76597">
            <text:p>16,76597</text:p>
          </table:table-cell>
          <table:table-cell office:value-type="float" office:value="17.24602">
            <text:p>17,24602</text:p>
          </table:table-cell>
          <table:table-cell office:value-type="float" office:value="17.73949">
            <text:p>17,73949</text:p>
          </table:table-cell>
          <table:table-cell office:value-type="float" office:value="18.24847">
            <text:p>18,24847</text:p>
          </table:table-cell>
          <table:table-cell office:value-type="float" office:value="18.86949">
            <text:p>18,869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.5033">
            <text:p>14,5033</text:p>
          </table:table-cell>
          <table:table-cell office:value-type="float" office:value="14.93733">
            <text:p>14,93733</text:p>
          </table:table-cell>
          <table:table-cell office:value-type="float" office:value="15.46033">
            <text:p>15,46033</text:p>
          </table:table-cell>
          <table:table-cell office:value-type="float" office:value="16.14315">
            <text:p>16,14315</text:p>
          </table:table-cell>
          <table:table-cell office:value-type="float" office:value="16.25526">
            <text:p>16,25526</text:p>
          </table:table-cell>
          <table:table-cell office:value-type="float" office:value="16.86915">
            <text:p>16,86915</text:p>
          </table:table-cell>
          <table:table-cell office:value-type="float" office:value="17.76846">
            <text:p>17,76846</text:p>
          </table:table-cell>
          <table:table-cell office:value-type="float" office:value="18.46614">
            <text:p>18,46614</text:p>
          </table:table-cell>
          <table:table-cell office:value-type="float" office:value="18.54848">
            <text:p>18,54848</text:p>
          </table:table-cell>
          <table:table-cell office:value-type="float" office:value="18.38134">
            <text:p>18,3813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.67542">
            <text:p>14,67542</text:p>
          </table:table-cell>
          <table:table-cell office:value-type="float" office:value="15.15126">
            <text:p>15,15126</text:p>
          </table:table-cell>
          <table:table-cell office:value-type="float" office:value="15.69922">
            <text:p>15,69922</text:p>
          </table:table-cell>
          <table:table-cell office:value-type="float" office:value="16.08946">
            <text:p>16,08946</text:p>
          </table:table-cell>
          <table:table-cell office:value-type="float" office:value="16.5942">
            <text:p>16,5942</text:p>
          </table:table-cell>
          <table:table-cell office:value-type="float" office:value="16.98525">
            <text:p>16,98525</text:p>
          </table:table-cell>
          <table:table-cell office:value-type="float" office:value="17.31617">
            <text:p>17,31617</text:p>
          </table:table-cell>
          <table:table-cell office:value-type="float" office:value="18.05016">
            <text:p>18,05016</text:p>
          </table:table-cell>
          <table:table-cell office:value-type="float" office:value="18.57494">
            <text:p>18,57494</text:p>
          </table:table-cell>
          <table:table-cell office:value-type="float" office:value="18.88544">
            <text:p>18,885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.7849">
            <text:p>14,7849</text:p>
          </table:table-cell>
          <table:table-cell office:value-type="float" office:value="15.28396">
            <text:p>15,28396</text:p>
          </table:table-cell>
          <table:table-cell office:value-type="float" office:value="15.81285">
            <text:p>15,81285</text:p>
          </table:table-cell>
          <table:table-cell office:value-type="float" office:value="16.33023">
            <text:p>16,33023</text:p>
          </table:table-cell>
          <table:table-cell office:value-type="float" office:value="16.88781">
            <text:p>16,88781</text:p>
          </table:table-cell>
          <table:table-cell office:value-type="float" office:value="17.24366">
            <text:p>17,24366</text:p>
          </table:table-cell>
          <table:table-cell office:value-type="float" office:value="17.80857">
            <text:p>17,80857</text:p>
          </table:table-cell>
          <table:table-cell office:value-type="float" office:value="17.54154">
            <text:p>17,54154</text:p>
          </table:table-cell>
          <table:table-cell office:value-type="float" office:value="18.78047">
            <text:p>18,78047</text:p>
          </table:table-cell>
          <table:table-cell office:value-type="float" office:value="19.27421">
            <text:p>19,2742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.98505">
            <text:p>14,98505</text:p>
          </table:table-cell>
          <table:table-cell office:value-type="float" office:value="15.44666">
            <text:p>15,44666</text:p>
          </table:table-cell>
          <table:table-cell office:value-type="float" office:value="15.93215">
            <text:p>15,93215</text:p>
          </table:table-cell>
          <table:table-cell office:value-type="float" office:value="16.27671">
            <text:p>16,27671</text:p>
          </table:table-cell>
          <table:table-cell office:value-type="float" office:value="17.03052">
            <text:p>17,03052</text:p>
          </table:table-cell>
          <table:table-cell office:value-type="float" office:value="17.45222">
            <text:p>17,45222</text:p>
          </table:table-cell>
          <table:table-cell office:value-type="float" office:value="18.03121">
            <text:p>18,03121</text:p>
          </table:table-cell>
          <table:table-cell office:value-type="float" office:value="18.54996">
            <text:p>18,54996</text:p>
          </table:table-cell>
          <table:table-cell office:value-type="float" office:value="19.0674">
            <text:p>19,0674</text:p>
          </table:table-cell>
          <table:table-cell office:value-type="float" office:value="19.62445">
            <text:p>19,6244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.13413">
            <text:p>15,13413</text:p>
          </table:table-cell>
          <table:table-cell office:value-type="float" office:value="15.71448">
            <text:p>15,71448</text:p>
          </table:table-cell>
          <table:table-cell office:value-type="float" office:value="16.05894">
            <text:p>16,05894</text:p>
          </table:table-cell>
          <table:table-cell office:value-type="float" office:value="16.78762">
            <text:p>16,78762</text:p>
          </table:table-cell>
          <table:table-cell office:value-type="float" office:value="17.26">
            <text:p>17,26</text:p>
          </table:table-cell>
          <table:table-cell office:value-type="float" office:value="17.7143">
            <text:p>17,7143</text:p>
          </table:table-cell>
          <table:table-cell office:value-type="float" office:value="18.20907">
            <text:p>18,20907</text:p>
          </table:table-cell>
          <table:table-cell office:value-type="float" office:value="18.60318">
            <text:p>18,60318</text:p>
          </table:table-cell>
          <table:table-cell office:value-type="float" office:value="19.01016">
            <text:p>19,01016</text:p>
          </table:table-cell>
          <table:table-cell office:value-type="float" office:value="19.70316">
            <text:p>19,703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.26743">
            <text:p>15,26743</text:p>
          </table:table-cell>
          <table:table-cell office:value-type="float" office:value="15.83633">
            <text:p>15,83633</text:p>
          </table:table-cell>
          <table:table-cell office:value-type="float" office:value="16.34121">
            <text:p>16,34121</text:p>
          </table:table-cell>
          <table:table-cell office:value-type="float" office:value="16.67001">
            <text:p>16,67001</text:p>
          </table:table-cell>
          <table:table-cell office:value-type="float" office:value="17.39591">
            <text:p>17,39591</text:p>
          </table:table-cell>
          <table:table-cell office:value-type="float" office:value="17.96002">
            <text:p>17,96002</text:p>
          </table:table-cell>
          <table:table-cell office:value-type="float" office:value="18.32719">
            <text:p>18,32719</text:p>
          </table:table-cell>
          <table:table-cell office:value-type="float" office:value="18.86597">
            <text:p>18,86597</text:p>
          </table:table-cell>
          <table:table-cell office:value-type="float" office:value="19.46394">
            <text:p>19,46394</text:p>
          </table:table-cell>
          <table:table-cell office:value-type="float" office:value="19.60935">
            <text:p>19,6093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.39649">
            <text:p>15,39649</text:p>
          </table:table-cell>
          <table:table-cell office:value-type="float" office:value="15.82573">
            <text:p>15,82573</text:p>
          </table:table-cell>
          <table:table-cell office:value-type="float" office:value="16.43245">
            <text:p>16,43245</text:p>
          </table:table-cell>
          <table:table-cell office:value-type="float" office:value="16.93778">
            <text:p>16,93778</text:p>
          </table:table-cell>
          <table:table-cell office:value-type="float" office:value="17.4525">
            <text:p>17,4525</text:p>
          </table:table-cell>
          <table:table-cell office:value-type="float" office:value="17.78198">
            <text:p>17,78198</text:p>
          </table:table-cell>
          <table:table-cell office:value-type="float" office:value="18.32256">
            <text:p>18,32256</text:p>
          </table:table-cell>
          <table:table-cell office:value-type="float" office:value="18.53559">
            <text:p>18,53559</text:p>
          </table:table-cell>
          <table:table-cell office:value-type="float" office:value="19.33504">
            <text:p>19,33504</text:p>
          </table:table-cell>
          <table:table-cell office:value-type="float" office:value="19.72492">
            <text:p>19,7249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.53938">
            <text:p>15,53938</text:p>
          </table:table-cell>
          <table:table-cell office:value-type="float" office:value="16.08881">
            <text:p>16,08881</text:p>
          </table:table-cell>
          <table:table-cell office:value-type="float" office:value="16.49048">
            <text:p>16,49048</text:p>
          </table:table-cell>
          <table:table-cell office:value-type="float" office:value="17.21077">
            <text:p>17,21077</text:p>
          </table:table-cell>
          <table:table-cell office:value-type="float" office:value="17.67334">
            <text:p>17,67334</text:p>
          </table:table-cell>
          <table:table-cell office:value-type="float" office:value="17.85684">
            <text:p>17,85684</text:p>
          </table:table-cell>
          <table:table-cell office:value-type="float" office:value="18.37998">
            <text:p>18,37998</text:p>
          </table:table-cell>
          <table:table-cell office:value-type="float" office:value="19.20505">
            <text:p>19,20505</text:p>
          </table:table-cell>
          <table:table-cell office:value-type="float" office:value="19.62095">
            <text:p>19,62095</text:p>
          </table:table-cell>
          <table:table-cell office:value-type="float" office:value="20.36677">
            <text:p>20,3667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.68438">
            <text:p>15,68438</text:p>
          </table:table-cell>
          <table:table-cell office:value-type="float" office:value="16.07153">
            <text:p>16,07153</text:p>
          </table:table-cell>
          <table:table-cell office:value-type="float" office:value="16.75615">
            <text:p>16,75615</text:p>
          </table:table-cell>
          <table:table-cell office:value-type="float" office:value="17.21046">
            <text:p>17,21046</text:p>
          </table:table-cell>
          <table:table-cell office:value-type="float" office:value="17.62745">
            <text:p>17,62745</text:p>
          </table:table-cell>
          <table:table-cell office:value-type="float" office:value="18.07341">
            <text:p>18,07341</text:p>
          </table:table-cell>
          <table:table-cell office:value-type="float" office:value="18.32129">
            <text:p>18,32129</text:p>
          </table:table-cell>
          <table:table-cell office:value-type="float" office:value="19.1508">
            <text:p>19,1508</text:p>
          </table:table-cell>
          <table:table-cell office:value-type="float" office:value="19.81136">
            <text:p>19,81136</text:p>
          </table:table-cell>
          <table:table-cell office:value-type="float" office:value="20.56404">
            <text:p>20,5640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.80869">
            <text:p>15,80869</text:p>
          </table:table-cell>
          <table:table-cell office:value-type="float" office:value="16.35736">
            <text:p>16,35736</text:p>
          </table:table-cell>
          <table:table-cell office:value-type="float" office:value="16.75999">
            <text:p>16,75999</text:p>
          </table:table-cell>
          <table:table-cell office:value-type="float" office:value="17.32552">
            <text:p>17,32552</text:p>
          </table:table-cell>
          <table:table-cell office:value-type="float" office:value="17.90332">
            <text:p>17,90332</text:p>
          </table:table-cell>
          <table:table-cell office:value-type="float" office:value="18.19435">
            <text:p>18,19435</text:p>
          </table:table-cell>
          <table:table-cell office:value-type="float" office:value="18.92384">
            <text:p>18,92384</text:p>
          </table:table-cell>
          <table:table-cell office:value-type="float" office:value="19.53659">
            <text:p>19,53659</text:p>
          </table:table-cell>
          <table:table-cell office:value-type="float" office:value="19.81607">
            <text:p>19,81607</text:p>
          </table:table-cell>
          <table:table-cell office:value-type="float" office:value="20.72833">
            <text:p>20,7283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.93439">
            <text:p>15,93439</text:p>
          </table:table-cell>
          <table:table-cell office:value-type="float" office:value="16.3378">
            <text:p>16,3378</text:p>
          </table:table-cell>
          <table:table-cell office:value-type="float" office:value="17.00742">
            <text:p>17,00742</text:p>
          </table:table-cell>
          <table:table-cell office:value-type="float" office:value="17.36334">
            <text:p>17,36334</text:p>
          </table:table-cell>
          <table:table-cell office:value-type="float" office:value="17.99026">
            <text:p>17,99026</text:p>
          </table:table-cell>
          <table:table-cell office:value-type="float" office:value="18.09236">
            <text:p>18,09236</text:p>
          </table:table-cell>
          <table:table-cell office:value-type="float" office:value="19.04806">
            <text:p>19,04806</text:p>
          </table:table-cell>
          <table:table-cell office:value-type="float" office:value="19.61082">
            <text:p>19,61082</text:p>
          </table:table-cell>
          <table:table-cell office:value-type="float" office:value="19.89195">
            <text:p>19,89195</text:p>
          </table:table-cell>
          <table:table-cell office:value-type="float" office:value="20.24175">
            <text:p>20,2417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.03598">
            <text:p>16,03598</text:p>
          </table:table-cell>
          <table:table-cell office:value-type="float" office:value="16.45196">
            <text:p>16,45196</text:p>
          </table:table-cell>
          <table:table-cell office:value-type="float" office:value="16.99843">
            <text:p>16,99843</text:p>
          </table:table-cell>
          <table:table-cell office:value-type="float" office:value="17.43148">
            <text:p>17,43148</text:p>
          </table:table-cell>
          <table:table-cell office:value-type="float" office:value="17.94648">
            <text:p>17,94648</text:p>
          </table:table-cell>
          <table:table-cell office:value-type="float" office:value="18.66343">
            <text:p>18,66343</text:p>
          </table:table-cell>
          <table:table-cell office:value-type="float" office:value="19.19807">
            <text:p>19,19807</text:p>
          </table:table-cell>
          <table:table-cell office:value-type="float" office:value="19.62989">
            <text:p>19,62989</text:p>
          </table:table-cell>
          <table:table-cell office:value-type="float" office:value="19.78803">
            <text:p>19,78803</text:p>
          </table:table-cell>
          <table:table-cell office:value-type="float" office:value="20.4563">
            <text:p>20,456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.16681">
            <text:p>16,16681</text:p>
          </table:table-cell>
          <table:table-cell office:value-type="float" office:value="16.72782">
            <text:p>16,72782</text:p>
          </table:table-cell>
          <table:table-cell office:value-type="float" office:value="17.15743">
            <text:p>17,15743</text:p>
          </table:table-cell>
          <table:table-cell office:value-type="float" office:value="17.64517">
            <text:p>17,64517</text:p>
          </table:table-cell>
          <table:table-cell office:value-type="float" office:value="18.16885">
            <text:p>18,16885</text:p>
          </table:table-cell>
          <table:table-cell office:value-type="float" office:value="18.68873">
            <text:p>18,68873</text:p>
          </table:table-cell>
          <table:table-cell office:value-type="float" office:value="18.92079">
            <text:p>18,92079</text:p>
          </table:table-cell>
          <table:table-cell office:value-type="float" office:value="19.66527">
            <text:p>19,66527</text:p>
          </table:table-cell>
          <table:table-cell office:value-type="float" office:value="20.42652">
            <text:p>20,42652</text:p>
          </table:table-cell>
          <table:table-cell office:value-type="float" office:value="20.98021">
            <text:p>20,9802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.31625">
            <text:p>16,31625</text:p>
          </table:table-cell>
          <table:table-cell office:value-type="float" office:value="16.75658">
            <text:p>16,75658</text:p>
          </table:table-cell>
          <table:table-cell office:value-type="float" office:value="17.14204">
            <text:p>17,14204</text:p>
          </table:table-cell>
          <table:table-cell office:value-type="float" office:value="17.8351">
            <text:p>17,8351</text:p>
          </table:table-cell>
          <table:table-cell office:value-type="float" office:value="18.35147">
            <text:p>18,35147</text:p>
          </table:table-cell>
          <table:table-cell office:value-type="float" office:value="18.69297">
            <text:p>18,69297</text:p>
          </table:table-cell>
          <table:table-cell office:value-type="float" office:value="19.42041">
            <text:p>19,42041</text:p>
          </table:table-cell>
          <table:table-cell office:value-type="float" office:value="20.12754">
            <text:p>20,12754</text:p>
          </table:table-cell>
          <table:table-cell office:value-type="float" office:value="20.31717">
            <text:p>20,31717</text:p>
          </table:table-cell>
          <table:table-cell office:value-type="float" office:value="21.12059">
            <text:p>21,1205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.42499">
            <text:p>16,42499</text:p>
          </table:table-cell>
          <table:table-cell office:value-type="float" office:value="16.95281">
            <text:p>16,95281</text:p>
          </table:table-cell>
          <table:table-cell office:value-type="float" office:value="17.35675">
            <text:p>17,35675</text:p>
          </table:table-cell>
          <table:table-cell office:value-type="float" office:value="18.03228">
            <text:p>18,03228</text:p>
          </table:table-cell>
          <table:table-cell office:value-type="float" office:value="18.49851">
            <text:p>18,49851</text:p>
          </table:table-cell>
          <table:table-cell office:value-type="float" office:value="19.03125">
            <text:p>19,03125</text:p>
          </table:table-cell>
          <table:table-cell office:value-type="float" office:value="19.35439">
            <text:p>19,35439</text:p>
          </table:table-cell>
          <table:table-cell office:value-type="float" office:value="20.00574">
            <text:p>20,00574</text:p>
          </table:table-cell>
          <table:table-cell office:value-type="float" office:value="20.01338">
            <text:p>20,01338</text:p>
          </table:table-cell>
          <table:table-cell office:value-type="float" office:value="20.85872">
            <text:p>20,8587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62293">
            <text:p>16,62293</text:p>
          </table:table-cell>
          <table:table-cell office:value-type="float" office:value="17.13698">
            <text:p>17,13698</text:p>
          </table:table-cell>
          <table:table-cell office:value-type="float" office:value="17.43779">
            <text:p>17,43779</text:p>
          </table:table-cell>
          <table:table-cell office:value-type="float" office:value="18.23409">
            <text:p>18,23409</text:p>
          </table:table-cell>
          <table:table-cell office:value-type="float" office:value="18.49132">
            <text:p>18,49132</text:p>
          </table:table-cell>
          <table:table-cell office:value-type="float" office:value="19.12793">
            <text:p>19,12793</text:p>
          </table:table-cell>
          <table:table-cell office:value-type="float" office:value="19.40578">
            <text:p>19,40578</text:p>
          </table:table-cell>
          <table:table-cell office:value-type="float" office:value="19.87591">
            <text:p>19,87591</text:p>
          </table:table-cell>
          <table:table-cell office:value-type="float" office:value="21.25066">
            <text:p>21,25066</text:p>
          </table:table-cell>
          <table:table-cell office:value-type="float" office:value="21.0533">
            <text:p>21,053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.65218">
            <text:p>16,65218</text:p>
          </table:table-cell>
          <table:table-cell office:value-type="float" office:value="17.06324">
            <text:p>17,06324</text:p>
          </table:table-cell>
          <table:table-cell office:value-type="float" office:value="17.77059">
            <text:p>17,77059</text:p>
          </table:table-cell>
          <table:table-cell office:value-type="float" office:value="18.16893">
            <text:p>18,16893</text:p>
          </table:table-cell>
          <table:table-cell office:value-type="float" office:value="18.50064">
            <text:p>18,50064</text:p>
          </table:table-cell>
          <table:table-cell office:value-type="float" office:value="19.10976">
            <text:p>19,10976</text:p>
          </table:table-cell>
          <table:table-cell office:value-type="float" office:value="19.71357">
            <text:p>19,71357</text:p>
          </table:table-cell>
          <table:table-cell office:value-type="float" office:value="20.0378">
            <text:p>20,0378</text:p>
          </table:table-cell>
          <table:table-cell office:value-type="float" office:value="20.80161">
            <text:p>20,80161</text:p>
          </table:table-cell>
          <table:table-cell office:value-type="float" office:value="21.29843">
            <text:p>21,2984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.68703">
            <text:p>16,68703</text:p>
          </table:table-cell>
          <table:table-cell office:value-type="float" office:value="17.22428">
            <text:p>17,22428</text:p>
          </table:table-cell>
          <table:table-cell office:value-type="float" office:value="17.79878">
            <text:p>17,79878</text:p>
          </table:table-cell>
          <table:table-cell office:value-type="float" office:value="18.31376">
            <text:p>18,31376</text:p>
          </table:table-cell>
          <table:table-cell office:value-type="float" office:value="18.83173">
            <text:p>18,83173</text:p>
          </table:table-cell>
          <table:table-cell office:value-type="float" office:value="19.2224">
            <text:p>19,2224</text:p>
          </table:table-cell>
          <table:table-cell office:value-type="float" office:value="19.509">
            <text:p>19,509</text:p>
          </table:table-cell>
          <table:table-cell office:value-type="float" office:value="20.17412">
            <text:p>20,17412</text:p>
          </table:table-cell>
          <table:table-cell office:value-type="float" office:value="20.85622">
            <text:p>20,85622</text:p>
          </table:table-cell>
          <table:table-cell office:value-type="float" office:value="21.10774">
            <text:p>21,1077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.82365">
            <text:p>16,82365</text:p>
          </table:table-cell>
          <table:table-cell office:value-type="float" office:value="17.3361">
            <text:p>17,3361</text:p>
          </table:table-cell>
          <table:table-cell office:value-type="float" office:value="17.87636">
            <text:p>17,87636</text:p>
          </table:table-cell>
          <table:table-cell office:value-type="float" office:value="18.04222">
            <text:p>18,04222</text:p>
          </table:table-cell>
          <table:table-cell office:value-type="float" office:value="18.7938">
            <text:p>18,7938</text:p>
          </table:table-cell>
          <table:table-cell office:value-type="float" office:value="19.41305">
            <text:p>19,41305</text:p>
          </table:table-cell>
          <table:table-cell office:value-type="float" office:value="19.84004">
            <text:p>19,84004</text:p>
          </table:table-cell>
          <table:table-cell office:value-type="float" office:value="20.01219">
            <text:p>20,01219</text:p>
          </table:table-cell>
          <table:table-cell office:value-type="float" office:value="20.50236">
            <text:p>20,50236</text:p>
          </table:table-cell>
          <table:table-cell office:value-type="float" office:value="20.95213">
            <text:p>20,9521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.98399">
            <text:p>16,98399</text:p>
          </table:table-cell>
          <table:table-cell office:value-type="float" office:value="17.37981">
            <text:p>17,37981</text:p>
          </table:table-cell>
          <table:table-cell office:value-type="float" office:value="17.97978">
            <text:p>17,97978</text:p>
          </table:table-cell>
          <table:table-cell office:value-type="float" office:value="18.32814">
            <text:p>18,32814</text:p>
          </table:table-cell>
          <table:table-cell office:value-type="float" office:value="18.84438">
            <text:p>18,84438</text:p>
          </table:table-cell>
          <table:table-cell office:value-type="float" office:value="19.40369">
            <text:p>19,40369</text:p>
          </table:table-cell>
          <table:table-cell office:value-type="float" office:value="19.91999">
            <text:p>19,91999</text:p>
          </table:table-cell>
          <table:table-cell office:value-type="float" office:value="20.12271">
            <text:p>20,12271</text:p>
          </table:table-cell>
          <table:table-cell office:value-type="float" office:value="21.02837">
            <text:p>21,02837</text:p>
          </table:table-cell>
          <table:table-cell office:value-type="float" office:value="21.4482">
            <text:p>21,448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.07153">
            <text:p>17,07153</text:p>
          </table:table-cell>
          <table:table-cell office:value-type="float" office:value="17.51351">
            <text:p>17,51351</text:p>
          </table:table-cell>
          <table:table-cell office:value-type="float" office:value="18.18672">
            <text:p>18,18672</text:p>
          </table:table-cell>
          <table:table-cell office:value-type="float" office:value="18.34213">
            <text:p>18,34213</text:p>
          </table:table-cell>
          <table:table-cell office:value-type="float" office:value="19.12525">
            <text:p>19,12525</text:p>
          </table:table-cell>
          <table:table-cell office:value-type="float" office:value="19.56823">
            <text:p>19,56823</text:p>
          </table:table-cell>
          <table:table-cell office:value-type="float" office:value="19.98796">
            <text:p>19,98796</text:p>
          </table:table-cell>
          <table:table-cell office:value-type="float" office:value="20.45629">
            <text:p>20,45629</text:p>
          </table:table-cell>
          <table:table-cell office:value-type="float" office:value="21.18846">
            <text:p>21,18846</text:p>
          </table:table-cell>
          <table:table-cell office:value-type="float" office:value="20.77575">
            <text:p>20,7757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12107">
            <text:p>17,12107</text:p>
          </table:table-cell>
          <table:table-cell office:value-type="float" office:value="17.60633">
            <text:p>17,60633</text:p>
          </table:table-cell>
          <table:table-cell office:value-type="float" office:value="18.07104">
            <text:p>18,07104</text:p>
          </table:table-cell>
          <table:table-cell office:value-type="float" office:value="18.63663">
            <text:p>18,63663</text:p>
          </table:table-cell>
          <table:table-cell office:value-type="float" office:value="19.07874">
            <text:p>19,07874</text:p>
          </table:table-cell>
          <table:table-cell office:value-type="float" office:value="19.56342">
            <text:p>19,56342</text:p>
          </table:table-cell>
          <table:table-cell office:value-type="float" office:value="20.43022">
            <text:p>20,43022</text:p>
          </table:table-cell>
          <table:table-cell office:value-type="float" office:value="20.37319">
            <text:p>20,37319</text:p>
          </table:table-cell>
          <table:table-cell office:value-type="float" office:value="21.18101">
            <text:p>21,18101</text:p>
          </table:table-cell>
          <table:table-cell office:value-type="float" office:value="21.79719">
            <text:p>21,7971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.18027">
            <text:p>17,18027</text:p>
          </table:table-cell>
          <table:table-cell office:value-type="float" office:value="17.668">
            <text:p>17,668</text:p>
          </table:table-cell>
          <table:table-cell office:value-type="float" office:value="18.30102">
            <text:p>18,30102</text:p>
          </table:table-cell>
          <table:table-cell office:value-type="float" office:value="18.73734">
            <text:p>18,73734</text:p>
          </table:table-cell>
          <table:table-cell office:value-type="float" office:value="19.36122">
            <text:p>19,36122</text:p>
          </table:table-cell>
          <table:table-cell office:value-type="float" office:value="19.58746">
            <text:p>19,58746</text:p>
          </table:table-cell>
          <table:table-cell office:value-type="float" office:value="20.53088">
            <text:p>20,53088</text:p>
          </table:table-cell>
          <table:table-cell office:value-type="float" office:value="20.40716">
            <text:p>20,40716</text:p>
          </table:table-cell>
          <table:table-cell office:value-type="float" office:value="21.11103">
            <text:p>21,11103</text:p>
          </table:table-cell>
          <table:table-cell office:value-type="float" office:value="21.458">
            <text:p>21,45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.36772">
            <text:p>17,36772</text:p>
          </table:table-cell>
          <table:table-cell office:value-type="float" office:value="17.87112">
            <text:p>17,87112</text:p>
          </table:table-cell>
          <table:table-cell office:value-type="float" office:value="18.35808">
            <text:p>18,35808</text:p>
          </table:table-cell>
          <table:table-cell office:value-type="float" office:value="18.92668">
            <text:p>18,92668</text:p>
          </table:table-cell>
          <table:table-cell office:value-type="float" office:value="19.25549">
            <text:p>19,25549</text:p>
          </table:table-cell>
          <table:table-cell office:value-type="float" office:value="19.85144">
            <text:p>19,85144</text:p>
          </table:table-cell>
          <table:table-cell office:value-type="float" office:value="20.33872">
            <text:p>20,33872</text:p>
          </table:table-cell>
          <table:table-cell office:value-type="float" office:value="20.73991">
            <text:p>20,73991</text:p>
          </table:table-cell>
          <table:table-cell office:value-type="float" office:value="21.10032">
            <text:p>21,10032</text:p>
          </table:table-cell>
          <table:table-cell office:value-type="float" office:value="22.06676">
            <text:p>22,0667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.4002">
            <text:p>17,4002</text:p>
          </table:table-cell>
          <table:table-cell office:value-type="float" office:value="17.8097">
            <text:p>17,8097</text:p>
          </table:table-cell>
          <table:table-cell office:value-type="float" office:value="18.50813">
            <text:p>18,50813</text:p>
          </table:table-cell>
          <table:table-cell office:value-type="float" office:value="18.85752">
            <text:p>18,85752</text:p>
          </table:table-cell>
          <table:table-cell office:value-type="float" office:value="19.37435">
            <text:p>19,37435</text:p>
          </table:table-cell>
          <table:table-cell office:value-type="float" office:value="19.86811">
            <text:p>19,86811</text:p>
          </table:table-cell>
          <table:table-cell office:value-type="float" office:value="20.5142">
            <text:p>20,5142</text:p>
          </table:table-cell>
          <table:table-cell office:value-type="float" office:value="20.58742">
            <text:p>20,58742</text:p>
          </table:table-cell>
          <table:table-cell office:value-type="float" office:value="22.00209">
            <text:p>22,00209</text:p>
          </table:table-cell>
          <table:table-cell office:value-type="float" office:value="21.78489">
            <text:p>21,784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.49173">
            <text:p>17,49173</text:p>
          </table:table-cell>
          <table:table-cell office:value-type="float" office:value="17.96617">
            <text:p>17,96617</text:p>
          </table:table-cell>
          <table:table-cell office:value-type="float" office:value="18.46576">
            <text:p>18,46576</text:p>
          </table:table-cell>
          <table:table-cell office:value-type="float" office:value="18.81323">
            <text:p>18,81323</text:p>
          </table:table-cell>
          <table:table-cell office:value-type="float" office:value="19.59493">
            <text:p>19,59493</text:p>
          </table:table-cell>
          <table:table-cell office:value-type="float" office:value="19.72864">
            <text:p>19,72864</text:p>
          </table:table-cell>
          <table:table-cell office:value-type="float" office:value="20.33666">
            <text:p>20,33666</text:p>
          </table:table-cell>
          <table:table-cell office:value-type="float" office:value="20.8153">
            <text:p>20,8153</text:p>
          </table:table-cell>
          <table:table-cell office:value-type="float" office:value="21.35186">
            <text:p>21,35186</text:p>
          </table:table-cell>
          <table:table-cell office:value-type="float" office:value="22.10024">
            <text:p>22,1002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.5769">
            <text:p>17,5769</text:p>
          </table:table-cell>
          <table:table-cell office:value-type="float" office:value="18.11081">
            <text:p>18,11081</text:p>
          </table:table-cell>
          <table:table-cell office:value-type="float" office:value="18.72353">
            <text:p>18,72353</text:p>
          </table:table-cell>
          <table:table-cell office:value-type="float" office:value="19.13254">
            <text:p>19,13254</text:p>
          </table:table-cell>
          <table:table-cell office:value-type="float" office:value="19.41641">
            <text:p>19,41641</text:p>
          </table:table-cell>
          <table:table-cell office:value-type="float" office:value="20.23219">
            <text:p>20,23219</text:p>
          </table:table-cell>
          <table:table-cell office:value-type="float" office:value="20.84627">
            <text:p>20,84627</text:p>
          </table:table-cell>
          <table:table-cell office:value-type="float" office:value="21.18519">
            <text:p>21,18519</text:p>
          </table:table-cell>
          <table:table-cell office:value-type="float" office:value="21.96213">
            <text:p>21,96213</text:p>
          </table:table-cell>
          <table:table-cell office:value-type="float" office:value="22.11548">
            <text:p>22,1154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.64378">
            <text:p>17,64378</text:p>
          </table:table-cell>
          <table:table-cell office:value-type="float" office:value="18.05075">
            <text:p>18,05075</text:p>
          </table:table-cell>
          <table:table-cell office:value-type="float" office:value="18.76426">
            <text:p>18,76426</text:p>
          </table:table-cell>
          <table:table-cell office:value-type="float" office:value="19.1455">
            <text:p>19,1455</text:p>
          </table:table-cell>
          <table:table-cell office:value-type="float" office:value="19.64366">
            <text:p>19,64366</text:p>
          </table:table-cell>
          <table:table-cell office:value-type="float" office:value="20.15454">
            <text:p>20,15454</text:p>
          </table:table-cell>
          <table:table-cell office:value-type="float" office:value="20.50862">
            <text:p>20,50862</text:p>
          </table:table-cell>
          <table:table-cell office:value-type="float" office:value="21.0498">
            <text:p>21,0498</text:p>
          </table:table-cell>
          <table:table-cell office:value-type="float" office:value="21.98577">
            <text:p>21,98577</text:p>
          </table:table-cell>
          <table:table-cell office:value-type="float" office:value="22.35124">
            <text:p>22,3512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.74406">
            <text:p>17,74406</text:p>
          </table:table-cell>
          <table:table-cell office:value-type="float" office:value="18.22268">
            <text:p>18,22268</text:p>
          </table:table-cell>
          <table:table-cell office:value-type="float" office:value="18.77383">
            <text:p>18,77383</text:p>
          </table:table-cell>
          <table:table-cell office:value-type="float" office:value="19.27948">
            <text:p>19,27948</text:p>
          </table:table-cell>
          <table:table-cell office:value-type="float" office:value="19.71473">
            <text:p>19,71473</text:p>
          </table:table-cell>
          <table:table-cell office:value-type="float" office:value="20.21103">
            <text:p>20,21103</text:p>
          </table:table-cell>
          <table:table-cell office:value-type="float" office:value="20.77217">
            <text:p>20,77217</text:p>
          </table:table-cell>
          <table:table-cell office:value-type="float" office:value="21.09939">
            <text:p>21,09939</text:p>
          </table:table-cell>
          <table:table-cell office:value-type="float" office:value="22.2614">
            <text:p>22,2614</text:p>
          </table:table-cell>
          <table:table-cell office:value-type="float" office:value="22.04568">
            <text:p>22,0456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.83304">
            <text:p>17,83304</text:p>
          </table:table-cell>
          <table:table-cell office:value-type="float" office:value="18.38175">
            <text:p>18,38175</text:p>
          </table:table-cell>
          <table:table-cell office:value-type="float" office:value="18.79522">
            <text:p>18,79522</text:p>
          </table:table-cell>
          <table:table-cell office:value-type="float" office:value="19.35175">
            <text:p>19,35175</text:p>
          </table:table-cell>
          <table:table-cell office:value-type="float" office:value="20.06276">
            <text:p>20,06276</text:p>
          </table:table-cell>
          <table:table-cell office:value-type="float" office:value="20.58553">
            <text:p>20,58553</text:p>
          </table:table-cell>
          <table:table-cell office:value-type="float" office:value="21.32956">
            <text:p>21,32956</text:p>
          </table:table-cell>
          <table:table-cell office:value-type="float" office:value="21.03782">
            <text:p>21,03782</text:p>
          </table:table-cell>
          <table:table-cell office:value-type="float" office:value="21.81392">
            <text:p>21,81392</text:p>
          </table:table-cell>
          <table:table-cell office:value-type="float" office:value="22.32631">
            <text:p>22,3263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.84751">
            <text:p>17,84751</text:p>
          </table:table-cell>
          <table:table-cell office:value-type="float" office:value="18.40071">
            <text:p>18,40071</text:p>
          </table:table-cell>
          <table:table-cell office:value-type="float" office:value="19.03145">
            <text:p>19,03145</text:p>
          </table:table-cell>
          <table:table-cell office:value-type="float" office:value="19.38784">
            <text:p>19,38784</text:p>
          </table:table-cell>
          <table:table-cell office:value-type="float" office:value="19.93049">
            <text:p>19,93049</text:p>
          </table:table-cell>
          <table:table-cell office:value-type="float" office:value="20.26116">
            <text:p>20,26116</text:p>
          </table:table-cell>
          <table:table-cell office:value-type="float" office:value="20.84342">
            <text:p>20,84342</text:p>
          </table:table-cell>
          <table:table-cell office:value-type="float" office:value="21.27161">
            <text:p>21,27161</text:p>
          </table:table-cell>
          <table:table-cell office:value-type="float" office:value="22.11401">
            <text:p>22,11401</text:p>
          </table:table-cell>
          <table:table-cell office:value-type="float" office:value="22.13641">
            <text:p>22,1364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.99648">
            <text:p>17,99648</text:p>
          </table:table-cell>
          <table:table-cell office:value-type="float" office:value="18.53709">
            <text:p>18,53709</text:p>
          </table:table-cell>
          <table:table-cell office:value-type="float" office:value="19.14584">
            <text:p>19,14584</text:p>
          </table:table-cell>
          <table:table-cell office:value-type="float" office:value="19.39264">
            <text:p>19,39264</text:p>
          </table:table-cell>
          <table:table-cell office:value-type="float" office:value="19.99084">
            <text:p>19,99084</text:p>
          </table:table-cell>
          <table:table-cell office:value-type="float" office:value="20.33989">
            <text:p>20,33989</text:p>
          </table:table-cell>
          <table:table-cell office:value-type="float" office:value="21.0258">
            <text:p>21,0258</text:p>
          </table:table-cell>
          <table:table-cell office:value-type="float" office:value="21.67083">
            <text:p>21,67083</text:p>
          </table:table-cell>
          <table:table-cell office:value-type="float" office:value="22.42312">
            <text:p>22,42312</text:p>
          </table:table-cell>
          <table:table-cell office:value-type="float" office:value="23.01777">
            <text:p>23,0177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.99799">
            <text:p>17,99799</text:p>
          </table:table-cell>
          <table:table-cell office:value-type="float" office:value="18.69255">
            <text:p>18,69255</text:p>
          </table:table-cell>
          <table:table-cell office:value-type="float" office:value="19.20263">
            <text:p>19,20263</text:p>
          </table:table-cell>
          <table:table-cell office:value-type="float" office:value="19.47368">
            <text:p>19,47368</text:p>
          </table:table-cell>
          <table:table-cell office:value-type="float" office:value="20.01728">
            <text:p>20,01728</text:p>
          </table:table-cell>
          <table:table-cell office:value-type="float" office:value="20.41732">
            <text:p>20,41732</text:p>
          </table:table-cell>
          <table:table-cell office:value-type="float" office:value="21.16741">
            <text:p>21,16741</text:p>
          </table:table-cell>
          <table:table-cell office:value-type="float" office:value="21.60577">
            <text:p>21,60577</text:p>
          </table:table-cell>
          <table:table-cell office:value-type="float" office:value="21.65355">
            <text:p>21,65355</text:p>
          </table:table-cell>
          <table:table-cell office:value-type="float" office:value="22.68282">
            <text:p>22,6828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.20453">
            <text:p>18,20453</text:p>
          </table:table-cell>
          <table:table-cell office:value-type="float" office:value="18.65743">
            <text:p>18,65743</text:p>
          </table:table-cell>
          <table:table-cell office:value-type="float" office:value="19.09897">
            <text:p>19,09897</text:p>
          </table:table-cell>
          <table:table-cell office:value-type="float" office:value="19.61383">
            <text:p>19,61383</text:p>
          </table:table-cell>
          <table:table-cell office:value-type="float" office:value="20.29512">
            <text:p>20,29512</text:p>
          </table:table-cell>
          <table:table-cell office:value-type="float" office:value="20.62523">
            <text:p>20,62523</text:p>
          </table:table-cell>
          <table:table-cell office:value-type="float" office:value="21.14878">
            <text:p>21,14878</text:p>
          </table:table-cell>
          <table:table-cell office:value-type="float" office:value="21.57893">
            <text:p>21,57893</text:p>
          </table:table-cell>
          <table:table-cell office:value-type="float" office:value="21.91801">
            <text:p>21,91801</text:p>
          </table:table-cell>
          <table:table-cell office:value-type="float" office:value="22.85354">
            <text:p>22,8535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19036">
            <text:p>18,19036</text:p>
          </table:table-cell>
          <table:table-cell office:value-type="float" office:value="18.78473">
            <text:p>18,78473</text:p>
          </table:table-cell>
          <table:table-cell office:value-type="float" office:value="19.22163">
            <text:p>19,22163</text:p>
          </table:table-cell>
          <table:table-cell office:value-type="float" office:value="19.65331">
            <text:p>19,65331</text:p>
          </table:table-cell>
          <table:table-cell office:value-type="float" office:value="20.06807">
            <text:p>20,06807</text:p>
          </table:table-cell>
          <table:table-cell office:value-type="float" office:value="20.92848">
            <text:p>20,92848</text:p>
          </table:table-cell>
          <table:table-cell office:value-type="float" office:value="21.29011">
            <text:p>21,29011</text:p>
          </table:table-cell>
          <table:table-cell office:value-type="float" office:value="21.53691">
            <text:p>21,53691</text:p>
          </table:table-cell>
          <table:table-cell office:value-type="float" office:value="22.19932">
            <text:p>22,19932</text:p>
          </table:table-cell>
          <table:table-cell office:value-type="float" office:value="23.00121">
            <text:p>23,0012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.31581">
            <text:p>18,31581</text:p>
          </table:table-cell>
          <table:table-cell office:value-type="float" office:value="18.79164">
            <text:p>18,79164</text:p>
          </table:table-cell>
          <table:table-cell office:value-type="float" office:value="19.48716">
            <text:p>19,48716</text:p>
          </table:table-cell>
          <table:table-cell office:value-type="float" office:value="19.6684">
            <text:p>19,6684</text:p>
          </table:table-cell>
          <table:table-cell office:value-type="float" office:value="20.22391">
            <text:p>20,22391</text:p>
          </table:table-cell>
          <table:table-cell office:value-type="float" office:value="21.00461">
            <text:p>21,00461</text:p>
          </table:table-cell>
          <table:table-cell office:value-type="float" office:value="21.76005">
            <text:p>21,76005</text:p>
          </table:table-cell>
          <table:table-cell office:value-type="float" office:value="21.72219">
            <text:p>21,72219</text:p>
          </table:table-cell>
          <table:table-cell office:value-type="float" office:value="22.62773">
            <text:p>22,62773</text:p>
          </table:table-cell>
          <table:table-cell office:value-type="float" office:value="22.89012">
            <text:p>22,890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.33697">
            <text:p>18,33697</text:p>
          </table:table-cell>
          <table:table-cell office:value-type="float" office:value="18.8232">
            <text:p>18,8232</text:p>
          </table:table-cell>
          <table:table-cell office:value-type="float" office:value="19.39408">
            <text:p>19,39408</text:p>
          </table:table-cell>
          <table:table-cell office:value-type="float" office:value="19.84714">
            <text:p>19,84714</text:p>
          </table:table-cell>
          <table:table-cell office:value-type="float" office:value="20.43904">
            <text:p>20,43904</text:p>
          </table:table-cell>
          <table:table-cell office:value-type="float" office:value="20.90293">
            <text:p>20,90293</text:p>
          </table:table-cell>
          <table:table-cell office:value-type="float" office:value="21.48556">
            <text:p>21,48556</text:p>
          </table:table-cell>
          <table:table-cell office:value-type="float" office:value="21.9103">
            <text:p>21,9103</text:p>
          </table:table-cell>
          <table:table-cell office:value-type="float" office:value="22.26199">
            <text:p>22,26199</text:p>
          </table:table-cell>
          <table:table-cell office:value-type="float" office:value="23.10995">
            <text:p>23,1099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.43349">
            <text:p>18,43349</text:p>
          </table:table-cell>
          <table:table-cell office:value-type="float" office:value="19.11117">
            <text:p>19,11117</text:p>
          </table:table-cell>
          <table:table-cell office:value-type="float" office:value="19.4786">
            <text:p>19,4786</text:p>
          </table:table-cell>
          <table:table-cell office:value-type="float" office:value="19.99978">
            <text:p>19,99978</text:p>
          </table:table-cell>
          <table:table-cell office:value-type="float" office:value="20.37378">
            <text:p>20,37378</text:p>
          </table:table-cell>
          <table:table-cell office:value-type="float" office:value="21.17705">
            <text:p>21,17705</text:p>
          </table:table-cell>
          <table:table-cell office:value-type="float" office:value="21.29624">
            <text:p>21,29624</text:p>
          </table:table-cell>
          <table:table-cell office:value-type="float" office:value="21.51279">
            <text:p>21,51279</text:p>
          </table:table-cell>
          <table:table-cell office:value-type="float" office:value="22.47029">
            <text:p>22,47029</text:p>
          </table:table-cell>
          <table:table-cell office:value-type="float" office:value="22.87576">
            <text:p>22,8757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.50275">
            <text:p>18,50275</text:p>
          </table:table-cell>
          <table:table-cell office:value-type="float" office:value="19.06294">
            <text:p>19,06294</text:p>
          </table:table-cell>
          <table:table-cell office:value-type="float" office:value="19.54257">
            <text:p>19,54257</text:p>
          </table:table-cell>
          <table:table-cell office:value-type="float" office:value="20.16435">
            <text:p>20,16435</text:p>
          </table:table-cell>
          <table:table-cell office:value-type="float" office:value="20.38839">
            <text:p>20,38839</text:p>
          </table:table-cell>
          <table:table-cell office:value-type="float" office:value="20.82821">
            <text:p>20,82821</text:p>
          </table:table-cell>
          <table:table-cell office:value-type="float" office:value="21.51588">
            <text:p>21,51588</text:p>
          </table:table-cell>
          <table:table-cell office:value-type="float" office:value="22.15211">
            <text:p>22,15211</text:p>
          </table:table-cell>
          <table:table-cell office:value-type="float" office:value="22.31753">
            <text:p>22,31753</text:p>
          </table:table-cell>
          <table:table-cell office:value-type="float" office:value="22.68127">
            <text:p>22,68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.60602">
            <text:p>18,60602</text:p>
          </table:table-cell>
          <table:table-cell office:value-type="float" office:value="19.03877">
            <text:p>19,03877</text:p>
          </table:table-cell>
          <table:table-cell office:value-type="float" office:value="19.60303">
            <text:p>19,60303</text:p>
          </table:table-cell>
          <table:table-cell office:value-type="float" office:value="20.09577">
            <text:p>20,09577</text:p>
          </table:table-cell>
          <table:table-cell office:value-type="float" office:value="20.68465">
            <text:p>20,68465</text:p>
          </table:table-cell>
          <table:table-cell office:value-type="float" office:value="21.00848">
            <text:p>21,00848</text:p>
          </table:table-cell>
          <table:table-cell office:value-type="float" office:value="21.76249">
            <text:p>21,76249</text:p>
          </table:table-cell>
          <table:table-cell office:value-type="float" office:value="22.24956">
            <text:p>22,24956</text:p>
          </table:table-cell>
          <table:table-cell office:value-type="float" office:value="22.66839">
            <text:p>22,66839</text:p>
          </table:table-cell>
          <table:table-cell office:value-type="float" office:value="23.10992">
            <text:p>23,1099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.6197">
            <text:p>18,6197</text:p>
          </table:table-cell>
          <table:table-cell office:value-type="float" office:value="19.14212">
            <text:p>19,14212</text:p>
          </table:table-cell>
          <table:table-cell office:value-type="float" office:value="19.57726">
            <text:p>19,57726</text:p>
          </table:table-cell>
          <table:table-cell office:value-type="float" office:value="20.19889">
            <text:p>20,19889</text:p>
          </table:table-cell>
          <table:table-cell office:value-type="float" office:value="20.71848">
            <text:p>20,71848</text:p>
          </table:table-cell>
          <table:table-cell office:value-type="float" office:value="21.15205">
            <text:p>21,15205</text:p>
          </table:table-cell>
          <table:table-cell office:value-type="float" office:value="21.4653">
            <text:p>21,4653</text:p>
          </table:table-cell>
          <table:table-cell office:value-type="float" office:value="22.07294">
            <text:p>22,07294</text:p>
          </table:table-cell>
          <table:table-cell office:value-type="float" office:value="22.57845">
            <text:p>22,57845</text:p>
          </table:table-cell>
          <table:table-cell office:value-type="float" office:value="23.24026">
            <text:p>23,2402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.67486">
            <text:p>18,67486</text:p>
          </table:table-cell>
          <table:table-cell office:value-type="float" office:value="19.19683">
            <text:p>19,19683</text:p>
          </table:table-cell>
          <table:table-cell office:value-type="float" office:value="19.62538">
            <text:p>19,62538</text:p>
          </table:table-cell>
          <table:table-cell office:value-type="float" office:value="20.36429">
            <text:p>20,36429</text:p>
          </table:table-cell>
          <table:table-cell office:value-type="float" office:value="20.72608">
            <text:p>20,72608</text:p>
          </table:table-cell>
          <table:table-cell office:value-type="float" office:value="21.16896">
            <text:p>21,16896</text:p>
          </table:table-cell>
          <table:table-cell office:value-type="float" office:value="21.63292">
            <text:p>21,63292</text:p>
          </table:table-cell>
          <table:table-cell office:value-type="float" office:value="22.44581">
            <text:p>22,44581</text:p>
          </table:table-cell>
          <table:table-cell office:value-type="float" office:value="22.41076">
            <text:p>22,41076</text:p>
          </table:table-cell>
          <table:table-cell office:value-type="float" office:value="23.32596">
            <text:p>23,3259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.70847">
            <text:p>18,70847</text:p>
          </table:table-cell>
          <table:table-cell office:value-type="float" office:value="19.27589">
            <text:p>19,27589</text:p>
          </table:table-cell>
          <table:table-cell office:value-type="float" office:value="19.83467">
            <text:p>19,83467</text:p>
          </table:table-cell>
          <table:table-cell office:value-type="float" office:value="20.10763">
            <text:p>20,10763</text:p>
          </table:table-cell>
          <table:table-cell office:value-type="float" office:value="20.85965">
            <text:p>20,85965</text:p>
          </table:table-cell>
          <table:table-cell office:value-type="float" office:value="21.40996">
            <text:p>21,40996</text:p>
          </table:table-cell>
          <table:table-cell office:value-type="float" office:value="21.76176">
            <text:p>21,76176</text:p>
          </table:table-cell>
          <table:table-cell office:value-type="float" office:value="22.04541">
            <text:p>22,04541</text:p>
          </table:table-cell>
          <table:table-cell office:value-type="float" office:value="22.65119">
            <text:p>22,65119</text:p>
          </table:table-cell>
          <table:table-cell office:value-type="float" office:value="23.48775">
            <text:p>23,4877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.82181">
            <text:p>18,82181</text:p>
          </table:table-cell>
          <table:table-cell office:value-type="float" office:value="19.38063">
            <text:p>19,38063</text:p>
          </table:table-cell>
          <table:table-cell office:value-type="float" office:value="19.67538">
            <text:p>19,67538</text:p>
          </table:table-cell>
          <table:table-cell office:value-type="float" office:value="20.5215">
            <text:p>20,5215</text:p>
          </table:table-cell>
          <table:table-cell office:value-type="float" office:value="20.83809">
            <text:p>20,83809</text:p>
          </table:table-cell>
          <table:table-cell office:value-type="float" office:value="21.39231">
            <text:p>21,39231</text:p>
          </table:table-cell>
          <table:table-cell office:value-type="float" office:value="21.95686">
            <text:p>21,95686</text:p>
          </table:table-cell>
          <table:table-cell office:value-type="float" office:value="22.91198">
            <text:p>22,91198</text:p>
          </table:table-cell>
          <table:table-cell office:value-type="float" office:value="22.98281">
            <text:p>22,98281</text:p>
          </table:table-cell>
          <table:table-cell office:value-type="float" office:value="23.52336">
            <text:p>23,5233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.89472">
            <text:p>18,89472</text:p>
          </table:table-cell>
          <table:table-cell office:value-type="float" office:value="19.42543">
            <text:p>19,42543</text:p>
          </table:table-cell>
          <table:table-cell office:value-type="float" office:value="19.82749">
            <text:p>19,82749</text:p>
          </table:table-cell>
          <table:table-cell office:value-type="float" office:value="20.50109">
            <text:p>20,50109</text:p>
          </table:table-cell>
          <table:table-cell office:value-type="float" office:value="21.1339">
            <text:p>21,1339</text:p>
          </table:table-cell>
          <table:table-cell office:value-type="float" office:value="21.38572">
            <text:p>21,38572</text:p>
          </table:table-cell>
          <table:table-cell office:value-type="float" office:value="21.66984">
            <text:p>21,66984</text:p>
          </table:table-cell>
          <table:table-cell office:value-type="float" office:value="22.57707">
            <text:p>22,57707</text:p>
          </table:table-cell>
          <table:table-cell office:value-type="float" office:value="23.05855">
            <text:p>23,05855</text:p>
          </table:table-cell>
          <table:table-cell office:value-type="float" office:value="23.12358">
            <text:p>23,123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.92872">
            <text:p>18,92872</text:p>
          </table:table-cell>
          <table:table-cell office:value-type="float" office:value="19.40181">
            <text:p>19,40181</text:p>
          </table:table-cell>
          <table:table-cell office:value-type="float" office:value="19.93084">
            <text:p>19,93084</text:p>
          </table:table-cell>
          <table:table-cell office:value-type="float" office:value="20.46282">
            <text:p>20,46282</text:p>
          </table:table-cell>
          <table:table-cell office:value-type="float" office:value="21.08979">
            <text:p>21,08979</text:p>
          </table:table-cell>
          <table:table-cell office:value-type="float" office:value="21.53379">
            <text:p>21,53379</text:p>
          </table:table-cell>
          <table:table-cell office:value-type="float" office:value="21.81928">
            <text:p>21,81928</text:p>
          </table:table-cell>
          <table:table-cell office:value-type="float" office:value="22.57417">
            <text:p>22,57417</text:p>
          </table:table-cell>
          <table:table-cell office:value-type="float" office:value="22.85057">
            <text:p>22,85057</text:p>
          </table:table-cell>
          <table:table-cell office:value-type="float" office:value="24.07621">
            <text:p>24,0762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.95774">
            <text:p>18,95774</text:p>
          </table:table-cell>
          <table:table-cell office:value-type="float" office:value="19.39723">
            <text:p>19,39723</text:p>
          </table:table-cell>
          <table:table-cell office:value-type="float" office:value="20.0484">
            <text:p>20,0484</text:p>
          </table:table-cell>
          <table:table-cell office:value-type="float" office:value="20.61752">
            <text:p>20,61752</text:p>
          </table:table-cell>
          <table:table-cell office:value-type="float" office:value="20.88666">
            <text:p>20,88666</text:p>
          </table:table-cell>
          <table:table-cell office:value-type="float" office:value="21.29042">
            <text:p>21,29042</text:p>
          </table:table-cell>
          <table:table-cell office:value-type="float" office:value="21.97846">
            <text:p>21,97846</text:p>
          </table:table-cell>
          <table:table-cell office:value-type="float" office:value="22.69995">
            <text:p>22,69995</text:p>
          </table:table-cell>
          <table:table-cell office:value-type="float" office:value="23.20612">
            <text:p>23,20612</text:p>
          </table:table-cell>
          <table:table-cell office:value-type="float" office:value="24.0469">
            <text:p>24,046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9.07208">
            <text:p>19,07208</text:p>
          </table:table-cell>
          <table:table-cell office:value-type="float" office:value="19.60745">
            <text:p>19,60745</text:p>
          </table:table-cell>
          <table:table-cell office:value-type="float" office:value="20.03277">
            <text:p>20,03277</text:p>
          </table:table-cell>
          <table:table-cell office:value-type="float" office:value="20.50769">
            <text:p>20,50769</text:p>
          </table:table-cell>
          <table:table-cell office:value-type="float" office:value="21.06901">
            <text:p>21,06901</text:p>
          </table:table-cell>
          <table:table-cell office:value-type="float" office:value="21.72213">
            <text:p>21,72213</text:p>
          </table:table-cell>
          <table:table-cell office:value-type="float" office:value="21.86417">
            <text:p>21,86417</text:p>
          </table:table-cell>
          <table:table-cell office:value-type="float" office:value="22.80995">
            <text:p>22,80995</text:p>
          </table:table-cell>
          <table:table-cell office:value-type="float" office:value="23.3418">
            <text:p>23,3418</text:p>
          </table:table-cell>
          <table:table-cell office:value-type="float" office:value="23.84441">
            <text:p>23,8444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9.17928">
            <text:p>19,17928</text:p>
          </table:table-cell>
          <table:table-cell office:value-type="float" office:value="19.78819">
            <text:p>19,78819</text:p>
          </table:table-cell>
          <table:table-cell office:value-type="float" office:value="20.31095">
            <text:p>20,31095</text:p>
          </table:table-cell>
          <table:table-cell office:value-type="float" office:value="20.81083">
            <text:p>20,81083</text:p>
          </table:table-cell>
          <table:table-cell office:value-type="float" office:value="21.07518">
            <text:p>21,07518</text:p>
          </table:table-cell>
          <table:table-cell office:value-type="float" office:value="21.72625">
            <text:p>21,72625</text:p>
          </table:table-cell>
          <table:table-cell office:value-type="float" office:value="22.27694">
            <text:p>22,27694</text:p>
          </table:table-cell>
          <table:table-cell office:value-type="float" office:value="22.75785">
            <text:p>22,75785</text:p>
          </table:table-cell>
          <table:table-cell office:value-type="float" office:value="23.15151">
            <text:p>23,15151</text:p>
          </table:table-cell>
          <table:table-cell office:value-type="float" office:value="23.80996">
            <text:p>23,8099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.19533">
            <text:p>19,19533</text:p>
          </table:table-cell>
          <table:table-cell office:value-type="float" office:value="19.71993">
            <text:p>19,71993</text:p>
          </table:table-cell>
          <table:table-cell office:value-type="float" office:value="20.01022">
            <text:p>20,01022</text:p>
          </table:table-cell>
          <table:table-cell office:value-type="float" office:value="20.98842">
            <text:p>20,98842</text:p>
          </table:table-cell>
          <table:table-cell office:value-type="float" office:value="21.06631">
            <text:p>21,06631</text:p>
          </table:table-cell>
          <table:table-cell office:value-type="float" office:value="21.74144">
            <text:p>21,74144</text:p>
          </table:table-cell>
          <table:table-cell office:value-type="float" office:value="22.03931">
            <text:p>22,03931</text:p>
          </table:table-cell>
          <table:table-cell office:value-type="float" office:value="22.48254">
            <text:p>22,48254</text:p>
          </table:table-cell>
          <table:table-cell office:value-type="float" office:value="23.25818">
            <text:p>23,25818</text:p>
          </table:table-cell>
          <table:table-cell office:value-type="float" office:value="23.91419">
            <text:p>23,9141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9.23988">
            <text:p>19,23988</text:p>
          </table:table-cell>
          <table:table-cell office:value-type="float" office:value="19.7117">
            <text:p>19,7117</text:p>
          </table:table-cell>
          <table:table-cell office:value-type="float" office:value="20.20036">
            <text:p>20,20036</text:p>
          </table:table-cell>
          <table:table-cell office:value-type="float" office:value="20.62314">
            <text:p>20,62314</text:p>
          </table:table-cell>
          <table:table-cell office:value-type="float" office:value="21.40156">
            <text:p>21,40156</text:p>
          </table:table-cell>
          <table:table-cell office:value-type="float" office:value="21.68075">
            <text:p>21,68075</text:p>
          </table:table-cell>
          <table:table-cell office:value-type="float" office:value="22.11321">
            <text:p>22,11321</text:p>
          </table:table-cell>
          <table:table-cell office:value-type="float" office:value="23.01283">
            <text:p>23,01283</text:p>
          </table:table-cell>
          <table:table-cell office:value-type="float" office:value="23.03545">
            <text:p>23,03545</text:p>
          </table:table-cell>
          <table:table-cell office:value-type="float" office:value="23.50198">
            <text:p>23,5019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9.30133">
            <text:p>19,30133</text:p>
          </table:table-cell>
          <table:table-cell office:value-type="float" office:value="19.76304">
            <text:p>19,76304</text:p>
          </table:table-cell>
          <table:table-cell office:value-type="float" office:value="20.20281">
            <text:p>20,20281</text:p>
          </table:table-cell>
          <table:table-cell office:value-type="float" office:value="20.83401">
            <text:p>20,83401</text:p>
          </table:table-cell>
          <table:table-cell office:value-type="float" office:value="21.46667">
            <text:p>21,46667</text:p>
          </table:table-cell>
          <table:table-cell office:value-type="float" office:value="22.05935">
            <text:p>22,05935</text:p>
          </table:table-cell>
          <table:table-cell office:value-type="float" office:value="22.47112">
            <text:p>22,47112</text:p>
          </table:table-cell>
          <table:table-cell office:value-type="float" office:value="22.73477">
            <text:p>22,73477</text:p>
          </table:table-cell>
          <table:table-cell office:value-type="float" office:value="22.78244">
            <text:p>22,78244</text:p>
          </table:table-cell>
          <table:table-cell office:value-type="float" office:value="24.09455">
            <text:p>24,0945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9.40074">
            <text:p>19,40074</text:p>
          </table:table-cell>
          <table:table-cell office:value-type="float" office:value="19.88001">
            <text:p>19,88001</text:p>
          </table:table-cell>
          <table:table-cell office:value-type="float" office:value="20.36725">
            <text:p>20,36725</text:p>
          </table:table-cell>
          <table:table-cell office:value-type="float" office:value="20.83244">
            <text:p>20,83244</text:p>
          </table:table-cell>
          <table:table-cell office:value-type="float" office:value="21.62874">
            <text:p>21,62874</text:p>
          </table:table-cell>
          <table:table-cell office:value-type="float" office:value="21.79762">
            <text:p>21,79762</text:p>
          </table:table-cell>
          <table:table-cell office:value-type="float" office:value="22.23748">
            <text:p>22,23748</text:p>
          </table:table-cell>
          <table:table-cell office:value-type="float" office:value="23.09189">
            <text:p>23,09189</text:p>
          </table:table-cell>
          <table:table-cell office:value-type="float" office:value="23.75351">
            <text:p>23,75351</text:p>
          </table:table-cell>
          <table:table-cell office:value-type="float" office:value="23.5398">
            <text:p>23,53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43787">
            <text:p>19,43787</text:p>
          </table:table-cell>
          <table:table-cell office:value-type="float" office:value="19.99956">
            <text:p>19,99956</text:p>
          </table:table-cell>
          <table:table-cell office:value-type="float" office:value="20.30893">
            <text:p>20,30893</text:p>
          </table:table-cell>
          <table:table-cell office:value-type="float" office:value="21.03931">
            <text:p>21,03931</text:p>
          </table:table-cell>
          <table:table-cell office:value-type="float" office:value="21.61199">
            <text:p>21,61199</text:p>
          </table:table-cell>
          <table:table-cell office:value-type="float" office:value="21.83698">
            <text:p>21,83698</text:p>
          </table:table-cell>
          <table:table-cell office:value-type="float" office:value="22.30817">
            <text:p>22,30817</text:p>
          </table:table-cell>
          <table:table-cell office:value-type="float" office:value="22.76397">
            <text:p>22,76397</text:p>
          </table:table-cell>
          <table:table-cell office:value-type="float" office:value="23.29445">
            <text:p>23,29445</text:p>
          </table:table-cell>
          <table:table-cell office:value-type="float" office:value="24.09615">
            <text:p>24,0961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.45849">
            <text:p>19,45849</text:p>
          </table:table-cell>
          <table:table-cell office:value-type="float" office:value="19.99835">
            <text:p>19,99835</text:p>
          </table:table-cell>
          <table:table-cell office:value-type="float" office:value="20.27734">
            <text:p>20,27734</text:p>
          </table:table-cell>
          <table:table-cell office:value-type="float" office:value="20.98605">
            <text:p>20,98605</text:p>
          </table:table-cell>
          <table:table-cell office:value-type="float" office:value="21.46797">
            <text:p>21,46797</text:p>
          </table:table-cell>
          <table:table-cell office:value-type="float" office:value="21.92991">
            <text:p>21,92991</text:p>
          </table:table-cell>
          <table:table-cell office:value-type="float" office:value="22.55515">
            <text:p>22,55515</text:p>
          </table:table-cell>
          <table:table-cell office:value-type="float" office:value="22.81536">
            <text:p>22,81536</text:p>
          </table:table-cell>
          <table:table-cell office:value-type="float" office:value="23.44749">
            <text:p>23,44749</text:p>
          </table:table-cell>
          <table:table-cell office:value-type="float" office:value="23.94161">
            <text:p>23,9416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5287">
            <text:p>19,5287</text:p>
          </table:table-cell>
          <table:table-cell office:value-type="float" office:value="20.02559">
            <text:p>20,02559</text:p>
          </table:table-cell>
          <table:table-cell office:value-type="float" office:value="20.50759">
            <text:p>20,50759</text:p>
          </table:table-cell>
          <table:table-cell office:value-type="float" office:value="21.03047">
            <text:p>21,03047</text:p>
          </table:table-cell>
          <table:table-cell office:value-type="float" office:value="21.44787">
            <text:p>21,44787</text:p>
          </table:table-cell>
          <table:table-cell office:value-type="float" office:value="22.39683">
            <text:p>22,39683</text:p>
          </table:table-cell>
          <table:table-cell office:value-type="float" office:value="22.50192">
            <text:p>22,50192</text:p>
          </table:table-cell>
          <table:table-cell office:value-type="float" office:value="23.07905">
            <text:p>23,07905</text:p>
          </table:table-cell>
          <table:table-cell office:value-type="float" office:value="23.12005">
            <text:p>23,12005</text:p>
          </table:table-cell>
          <table:table-cell office:value-type="float" office:value="24.31911">
            <text:p>24,3191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.58064">
            <text:p>19,58064</text:p>
          </table:table-cell>
          <table:table-cell office:value-type="float" office:value="20.0659">
            <text:p>20,0659</text:p>
          </table:table-cell>
          <table:table-cell office:value-type="float" office:value="20.53994">
            <text:p>20,53994</text:p>
          </table:table-cell>
          <table:table-cell office:value-type="float" office:value="21.2105">
            <text:p>21,2105</text:p>
          </table:table-cell>
          <table:table-cell office:value-type="float" office:value="21.72568">
            <text:p>21,72568</text:p>
          </table:table-cell>
          <table:table-cell office:value-type="float" office:value="22.2617">
            <text:p>22,2617</text:p>
          </table:table-cell>
          <table:table-cell office:value-type="float" office:value="22.65261">
            <text:p>22,65261</text:p>
          </table:table-cell>
          <table:table-cell office:value-type="float" office:value="23.10806">
            <text:p>23,10806</text:p>
          </table:table-cell>
          <table:table-cell office:value-type="float" office:value="23.83515">
            <text:p>23,83515</text:p>
          </table:table-cell>
          <table:table-cell office:value-type="float" office:value="24.36056">
            <text:p>24,3605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.64281">
            <text:p>19,64281</text:p>
          </table:table-cell>
          <table:table-cell office:value-type="float" office:value="20.1671">
            <text:p>20,1671</text:p>
          </table:table-cell>
          <table:table-cell office:value-type="float" office:value="20.58188">
            <text:p>20,58188</text:p>
          </table:table-cell>
          <table:table-cell office:value-type="float" office:value="21.13692">
            <text:p>21,13692</text:p>
          </table:table-cell>
          <table:table-cell office:value-type="float" office:value="21.56782">
            <text:p>21,56782</text:p>
          </table:table-cell>
          <table:table-cell office:value-type="float" office:value="21.94463">
            <text:p>21,94463</text:p>
          </table:table-cell>
          <table:table-cell office:value-type="float" office:value="22.88333">
            <text:p>22,88333</text:p>
          </table:table-cell>
          <table:table-cell office:value-type="float" office:value="23.30107">
            <text:p>23,30107</text:p>
          </table:table-cell>
          <table:table-cell office:value-type="float" office:value="23.72659">
            <text:p>23,72659</text:p>
          </table:table-cell>
          <table:table-cell office:value-type="float" office:value="24.07652">
            <text:p>24,0765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.7294">
            <text:p>19,7294</text:p>
          </table:table-cell>
          <table:table-cell office:value-type="float" office:value="20.21909">
            <text:p>20,21909</text:p>
          </table:table-cell>
          <table:table-cell office:value-type="float" office:value="20.56834">
            <text:p>20,56834</text:p>
          </table:table-cell>
          <table:table-cell office:value-type="float" office:value="21.24848">
            <text:p>21,24848</text:p>
          </table:table-cell>
          <table:table-cell office:value-type="float" office:value="21.64833">
            <text:p>21,64833</text:p>
          </table:table-cell>
          <table:table-cell office:value-type="float" office:value="22.4639">
            <text:p>22,4639</text:p>
          </table:table-cell>
          <table:table-cell office:value-type="float" office:value="22.70923">
            <text:p>22,70923</text:p>
          </table:table-cell>
          <table:table-cell office:value-type="float" office:value="23.05452">
            <text:p>23,05452</text:p>
          </table:table-cell>
          <table:table-cell office:value-type="float" office:value="24.03758">
            <text:p>24,03758</text:p>
          </table:table-cell>
          <table:table-cell office:value-type="float" office:value="24.35473">
            <text:p>24,3547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.70463">
            <text:p>19,70463</text:p>
          </table:table-cell>
          <table:table-cell office:value-type="float" office:value="20.20378">
            <text:p>20,20378</text:p>
          </table:table-cell>
          <table:table-cell office:value-type="float" office:value="20.65202">
            <text:p>20,65202</text:p>
          </table:table-cell>
          <table:table-cell office:value-type="float" office:value="21.22087">
            <text:p>21,22087</text:p>
          </table:table-cell>
          <table:table-cell office:value-type="float" office:value="21.91822">
            <text:p>21,91822</text:p>
          </table:table-cell>
          <table:table-cell office:value-type="float" office:value="22.0208">
            <text:p>22,0208</text:p>
          </table:table-cell>
          <table:table-cell office:value-type="float" office:value="23.14381">
            <text:p>23,14381</text:p>
          </table:table-cell>
          <table:table-cell office:value-type="float" office:value="23.56851">
            <text:p>23,56851</text:p>
          </table:table-cell>
          <table:table-cell office:value-type="float" office:value="23.97912">
            <text:p>23,97912</text:p>
          </table:table-cell>
          <table:table-cell office:value-type="float" office:value="24.28002">
            <text:p>24,2800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.7514">
            <text:p>19,7514</text:p>
          </table:table-cell>
          <table:table-cell office:value-type="float" office:value="20.21247">
            <text:p>20,21247</text:p>
          </table:table-cell>
          <table:table-cell office:value-type="float" office:value="20.83498">
            <text:p>20,83498</text:p>
          </table:table-cell>
          <table:table-cell office:value-type="float" office:value="21.43337">
            <text:p>21,43337</text:p>
          </table:table-cell>
          <table:table-cell office:value-type="float" office:value="21.90334">
            <text:p>21,90334</text:p>
          </table:table-cell>
          <table:table-cell office:value-type="float" office:value="22.1105">
            <text:p>22,1105</text:p>
          </table:table-cell>
          <table:table-cell office:value-type="float" office:value="22.95952">
            <text:p>22,95952</text:p>
          </table:table-cell>
          <table:table-cell office:value-type="float" office:value="22.9996">
            <text:p>22,9996</text:p>
          </table:table-cell>
          <table:table-cell office:value-type="float" office:value="23.75263">
            <text:p>23,75263</text:p>
          </table:table-cell>
          <table:table-cell office:value-type="float" office:value="24.06993">
            <text:p>24,0699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.80783">
            <text:p>19,80783</text:p>
          </table:table-cell>
          <table:table-cell office:value-type="float" office:value="20.32574">
            <text:p>20,32574</text:p>
          </table:table-cell>
          <table:table-cell office:value-type="float" office:value="20.97588">
            <text:p>20,97588</text:p>
          </table:table-cell>
          <table:table-cell office:value-type="float" office:value="21.23466">
            <text:p>21,23466</text:p>
          </table:table-cell>
          <table:table-cell office:value-type="float" office:value="22.07734">
            <text:p>22,07734</text:p>
          </table:table-cell>
          <table:table-cell office:value-type="float" office:value="22.53775">
            <text:p>22,53775</text:p>
          </table:table-cell>
          <table:table-cell office:value-type="float" office:value="23.18933">
            <text:p>23,18933</text:p>
          </table:table-cell>
          <table:table-cell office:value-type="float" office:value="24.12843">
            <text:p>24,12843</text:p>
          </table:table-cell>
          <table:table-cell office:value-type="float" office:value="23.54102">
            <text:p>23,54102</text:p>
          </table:table-cell>
          <table:table-cell office:value-type="float" office:value="24.41402">
            <text:p>24,4140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.90116">
            <text:p>19,90116</text:p>
          </table:table-cell>
          <table:table-cell office:value-type="float" office:value="20.43248">
            <text:p>20,43248</text:p>
          </table:table-cell>
          <table:table-cell office:value-type="float" office:value="21.10444">
            <text:p>21,10444</text:p>
          </table:table-cell>
          <table:table-cell office:value-type="float" office:value="21.19219">
            <text:p>21,19219</text:p>
          </table:table-cell>
          <table:table-cell office:value-type="float" office:value="21.83448">
            <text:p>21,83448</text:p>
          </table:table-cell>
          <table:table-cell office:value-type="float" office:value="22.46089">
            <text:p>22,46089</text:p>
          </table:table-cell>
          <table:table-cell office:value-type="float" office:value="22.80875">
            <text:p>22,80875</text:p>
          </table:table-cell>
          <table:table-cell office:value-type="float" office:value="23.11564">
            <text:p>23,11564</text:p>
          </table:table-cell>
          <table:table-cell office:value-type="float" office:value="23.69376">
            <text:p>23,69376</text:p>
          </table:table-cell>
          <table:table-cell office:value-type="float" office:value="24.41211">
            <text:p>24,4121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.9052">
            <text:p>19,9052</text:p>
          </table:table-cell>
          <table:table-cell office:value-type="float" office:value="20.34819">
            <text:p>20,34819</text:p>
          </table:table-cell>
          <table:table-cell office:value-type="float" office:value="20.82515">
            <text:p>20,82515</text:p>
          </table:table-cell>
          <table:table-cell office:value-type="float" office:value="21.39682">
            <text:p>21,39682</text:p>
          </table:table-cell>
          <table:table-cell office:value-type="float" office:value="21.62167">
            <text:p>21,62167</text:p>
          </table:table-cell>
          <table:table-cell office:value-type="float" office:value="22.33878">
            <text:p>22,33878</text:p>
          </table:table-cell>
          <table:table-cell office:value-type="float" office:value="23.02605">
            <text:p>23,02605</text:p>
          </table:table-cell>
          <table:table-cell office:value-type="float" office:value="23.45497">
            <text:p>23,45497</text:p>
          </table:table-cell>
          <table:table-cell office:value-type="float" office:value="24.28312">
            <text:p>24,28312</text:p>
          </table:table-cell>
          <table:table-cell office:value-type="float" office:value="24.12529">
            <text:p>24,1252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.9757">
            <text:p>19,9757</text:p>
          </table:table-cell>
          <table:table-cell office:value-type="float" office:value="20.43941">
            <text:p>20,43941</text:p>
          </table:table-cell>
          <table:table-cell office:value-type="float" office:value="20.96714">
            <text:p>20,96714</text:p>
          </table:table-cell>
          <table:table-cell office:value-type="float" office:value="21.50736">
            <text:p>21,50736</text:p>
          </table:table-cell>
          <table:table-cell office:value-type="float" office:value="22.02998">
            <text:p>22,02998</text:p>
          </table:table-cell>
          <table:table-cell office:value-type="float" office:value="22.4543">
            <text:p>22,4543</text:p>
          </table:table-cell>
          <table:table-cell office:value-type="float" office:value="23.01575">
            <text:p>23,01575</text:p>
          </table:table-cell>
          <table:table-cell office:value-type="float" office:value="23.25745">
            <text:p>23,25745</text:p>
          </table:table-cell>
          <table:table-cell office:value-type="float" office:value="24.17289">
            <text:p>24,17289</text:p>
          </table:table-cell>
          <table:table-cell office:value-type="float" office:value="24.08565">
            <text:p>24,085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.06755">
            <text:p>20,06755</text:p>
          </table:table-cell>
          <table:table-cell office:value-type="float" office:value="20.58951">
            <text:p>20,58951</text:p>
          </table:table-cell>
          <table:table-cell office:value-type="float" office:value="21.12487">
            <text:p>21,12487</text:p>
          </table:table-cell>
          <table:table-cell office:value-type="float" office:value="21.63724">
            <text:p>21,63724</text:p>
          </table:table-cell>
          <table:table-cell office:value-type="float" office:value="22.14283">
            <text:p>22,14283</text:p>
          </table:table-cell>
          <table:table-cell office:value-type="float" office:value="22.41462">
            <text:p>22,41462</text:p>
          </table:table-cell>
          <table:table-cell office:value-type="float" office:value="23.24616">
            <text:p>23,24616</text:p>
          </table:table-cell>
          <table:table-cell office:value-type="float" office:value="23.87619">
            <text:p>23,87619</text:p>
          </table:table-cell>
          <table:table-cell office:value-type="float" office:value="23.78509">
            <text:p>23,78509</text:p>
          </table:table-cell>
          <table:table-cell office:value-type="float" office:value="24.45428">
            <text:p>24,4542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.08825">
            <text:p>20,08825</text:p>
          </table:table-cell>
          <table:table-cell office:value-type="float" office:value="20.5729">
            <text:p>20,5729</text:p>
          </table:table-cell>
          <table:table-cell office:value-type="float" office:value="21.10678">
            <text:p>21,10678</text:p>
          </table:table-cell>
          <table:table-cell office:value-type="float" office:value="21.76801">
            <text:p>21,76801</text:p>
          </table:table-cell>
          <table:table-cell office:value-type="float" office:value="21.94157">
            <text:p>21,94157</text:p>
          </table:table-cell>
          <table:table-cell office:value-type="float" office:value="23.06238">
            <text:p>23,06238</text:p>
          </table:table-cell>
          <table:table-cell office:value-type="float" office:value="23.36651">
            <text:p>23,36651</text:p>
          </table:table-cell>
          <table:table-cell office:value-type="float" office:value="23.7664">
            <text:p>23,7664</text:p>
          </table:table-cell>
          <table:table-cell office:value-type="float" office:value="24.32636">
            <text:p>24,32636</text:p>
          </table:table-cell>
          <table:table-cell office:value-type="float" office:value="24.6744">
            <text:p>24,674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.12405">
            <text:p>20,12405</text:p>
          </table:table-cell>
          <table:table-cell office:value-type="float" office:value="20.65801">
            <text:p>20,65801</text:p>
          </table:table-cell>
          <table:table-cell office:value-type="float" office:value="21.08446">
            <text:p>21,08446</text:p>
          </table:table-cell>
          <table:table-cell office:value-type="float" office:value="21.56234">
            <text:p>21,56234</text:p>
          </table:table-cell>
          <table:table-cell office:value-type="float" office:value="22.17839">
            <text:p>22,17839</text:p>
          </table:table-cell>
          <table:table-cell office:value-type="float" office:value="22.61342">
            <text:p>22,61342</text:p>
          </table:table-cell>
          <table:table-cell office:value-type="float" office:value="23.12261">
            <text:p>23,12261</text:p>
          </table:table-cell>
          <table:table-cell office:value-type="float" office:value="23.37066">
            <text:p>23,37066</text:p>
          </table:table-cell>
          <table:table-cell office:value-type="float" office:value="24.26313">
            <text:p>24,26313</text:p>
          </table:table-cell>
          <table:table-cell office:value-type="float" office:value="24.73488">
            <text:p>24,7348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.14844">
            <text:p>20,14844</text:p>
          </table:table-cell>
          <table:table-cell office:value-type="float" office:value="20.73627">
            <text:p>20,73627</text:p>
          </table:table-cell>
          <table:table-cell office:value-type="float" office:value="21.06445">
            <text:p>21,06445</text:p>
          </table:table-cell>
          <table:table-cell office:value-type="float" office:value="21.84155">
            <text:p>21,84155</text:p>
          </table:table-cell>
          <table:table-cell office:value-type="float" office:value="22.19285">
            <text:p>22,19285</text:p>
          </table:table-cell>
          <table:table-cell office:value-type="float" office:value="22.94568">
            <text:p>22,94568</text:p>
          </table:table-cell>
          <table:table-cell office:value-type="float" office:value="22.82209">
            <text:p>22,82209</text:p>
          </table:table-cell>
          <table:table-cell office:value-type="float" office:value="23.28481">
            <text:p>23,28481</text:p>
          </table:table-cell>
          <table:table-cell office:value-type="float" office:value="24.03273">
            <text:p>24,03273</text:p>
          </table:table-cell>
          <table:table-cell office:value-type="float" office:value="24.04179">
            <text:p>24,0417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.26677">
            <text:p>20,26677</text:p>
          </table:table-cell>
          <table:table-cell office:value-type="float" office:value="20.67265">
            <text:p>20,67265</text:p>
          </table:table-cell>
          <table:table-cell office:value-type="float" office:value="21.24819">
            <text:p>21,24819</text:p>
          </table:table-cell>
          <table:table-cell office:value-type="float" office:value="21.6306">
            <text:p>21,6306</text:p>
          </table:table-cell>
          <table:table-cell office:value-type="float" office:value="22.3198">
            <text:p>22,3198</text:p>
          </table:table-cell>
          <table:table-cell office:value-type="float" office:value="22.7203">
            <text:p>22,7203</text:p>
          </table:table-cell>
          <table:table-cell office:value-type="float" office:value="23.26114">
            <text:p>23,26114</text:p>
          </table:table-cell>
          <table:table-cell office:value-type="float" office:value="23.95501">
            <text:p>23,95501</text:p>
          </table:table-cell>
          <table:table-cell office:value-type="float" office:value="24.27773">
            <text:p>24,27773</text:p>
          </table:table-cell>
          <table:table-cell office:value-type="float" office:value="24.68909">
            <text:p>24,6890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.28686">
            <text:p>20,28686</text:p>
          </table:table-cell>
          <table:table-cell office:value-type="float" office:value="20.83499">
            <text:p>20,83499</text:p>
          </table:table-cell>
          <table:table-cell office:value-type="float" office:value="21.3824">
            <text:p>21,3824</text:p>
          </table:table-cell>
          <table:table-cell office:value-type="float" office:value="21.5559">
            <text:p>21,5559</text:p>
          </table:table-cell>
          <table:table-cell office:value-type="float" office:value="22.4652">
            <text:p>22,4652</text:p>
          </table:table-cell>
          <table:table-cell office:value-type="float" office:value="22.62016">
            <text:p>22,62016</text:p>
          </table:table-cell>
          <table:table-cell office:value-type="float" office:value="23.38448">
            <text:p>23,38448</text:p>
          </table:table-cell>
          <table:table-cell office:value-type="float" office:value="23.40197">
            <text:p>23,40197</text:p>
          </table:table-cell>
          <table:table-cell office:value-type="float" office:value="24.09152">
            <text:p>24,09152</text:p>
          </table:table-cell>
          <table:table-cell office:value-type="float" office:value="25.42673">
            <text:p>25,4267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.35205">
            <text:p>20,35205</text:p>
          </table:table-cell>
          <table:table-cell office:value-type="float" office:value="20.82307">
            <text:p>20,82307</text:p>
          </table:table-cell>
          <table:table-cell office:value-type="float" office:value="21.36303">
            <text:p>21,36303</text:p>
          </table:table-cell>
          <table:table-cell office:value-type="float" office:value="21.5892">
            <text:p>21,5892</text:p>
          </table:table-cell>
          <table:table-cell office:value-type="float" office:value="22.21083">
            <text:p>22,21083</text:p>
          </table:table-cell>
          <table:table-cell office:value-type="float" office:value="22.94224">
            <text:p>22,94224</text:p>
          </table:table-cell>
          <table:table-cell office:value-type="float" office:value="23.23837">
            <text:p>23,23837</text:p>
          </table:table-cell>
          <table:table-cell office:value-type="float" office:value="23.72366">
            <text:p>23,72366</text:p>
          </table:table-cell>
          <table:table-cell office:value-type="float" office:value="24.0255">
            <text:p>24,0255</text:p>
          </table:table-cell>
          <table:table-cell office:value-type="float" office:value="24.74323">
            <text:p>24,7432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.33142">
            <text:p>20,33142</text:p>
          </table:table-cell>
          <table:table-cell office:value-type="float" office:value="21.00459">
            <text:p>21,00459</text:p>
          </table:table-cell>
          <table:table-cell office:value-type="float" office:value="21.45047">
            <text:p>21,45047</text:p>
          </table:table-cell>
          <table:table-cell office:value-type="float" office:value="21.78322">
            <text:p>21,78322</text:p>
          </table:table-cell>
          <table:table-cell office:value-type="float" office:value="22.54948">
            <text:p>22,54948</text:p>
          </table:table-cell>
          <table:table-cell office:value-type="float" office:value="22.95951">
            <text:p>22,95951</text:p>
          </table:table-cell>
          <table:table-cell office:value-type="float" office:value="23.45405">
            <text:p>23,45405</text:p>
          </table:table-cell>
          <table:table-cell office:value-type="float" office:value="24.03294">
            <text:p>24,03294</text:p>
          </table:table-cell>
          <table:table-cell office:value-type="float" office:value="24.55164">
            <text:p>24,55164</text:p>
          </table:table-cell>
          <table:table-cell office:value-type="float" office:value="25.4117">
            <text:p>25,411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.50139">
            <text:p>20,50139</text:p>
          </table:table-cell>
          <table:table-cell office:value-type="float" office:value="21.01427">
            <text:p>21,01427</text:p>
          </table:table-cell>
          <table:table-cell office:value-type="float" office:value="21.23181">
            <text:p>21,23181</text:p>
          </table:table-cell>
          <table:table-cell office:value-type="float" office:value="21.78251">
            <text:p>21,78251</text:p>
          </table:table-cell>
          <table:table-cell office:value-type="float" office:value="22.49968">
            <text:p>22,49968</text:p>
          </table:table-cell>
          <table:table-cell office:value-type="float" office:value="22.91432">
            <text:p>22,91432</text:p>
          </table:table-cell>
          <table:table-cell office:value-type="float" office:value="23.41446">
            <text:p>23,41446</text:p>
          </table:table-cell>
          <table:table-cell office:value-type="float" office:value="23.8421">
            <text:p>23,8421</text:p>
          </table:table-cell>
          <table:table-cell office:value-type="float" office:value="24.07899">
            <text:p>24,07899</text:p>
          </table:table-cell>
          <table:table-cell office:value-type="float" office:value="25.19217">
            <text:p>25,1921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5134">
            <text:p>20,5134</text:p>
          </table:table-cell>
          <table:table-cell office:value-type="float" office:value="20.96339">
            <text:p>20,96339</text:p>
          </table:table-cell>
          <table:table-cell office:value-type="float" office:value="21.32805">
            <text:p>21,32805</text:p>
          </table:table-cell>
          <table:table-cell office:value-type="float" office:value="21.75568">
            <text:p>21,75568</text:p>
          </table:table-cell>
          <table:table-cell office:value-type="float" office:value="22.20189">
            <text:p>22,20189</text:p>
          </table:table-cell>
          <table:table-cell office:value-type="float" office:value="22.9393">
            <text:p>22,9393</text:p>
          </table:table-cell>
          <table:table-cell office:value-type="float" office:value="23.41208">
            <text:p>23,41208</text:p>
          </table:table-cell>
          <table:table-cell office:value-type="float" office:value="24.07148">
            <text:p>24,07148</text:p>
          </table:table-cell>
          <table:table-cell office:value-type="float" office:value="23.77853">
            <text:p>23,77853</text:p>
          </table:table-cell>
          <table:table-cell office:value-type="float" office:value="24.93986">
            <text:p>24,9398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4545">
            <text:p>20,4545</text:p>
          </table:table-cell>
          <table:table-cell office:value-type="float" office:value="21.04114">
            <text:p>21,04114</text:p>
          </table:table-cell>
          <table:table-cell office:value-type="float" office:value="21.55981">
            <text:p>21,55981</text:p>
          </table:table-cell>
          <table:table-cell office:value-type="float" office:value="22.22274">
            <text:p>22,22274</text:p>
          </table:table-cell>
          <table:table-cell office:value-type="float" office:value="22.60811">
            <text:p>22,60811</text:p>
          </table:table-cell>
          <table:table-cell office:value-type="float" office:value="22.78331">
            <text:p>22,78331</text:p>
          </table:table-cell>
          <table:table-cell office:value-type="float" office:value="23.23893">
            <text:p>23,23893</text:p>
          </table:table-cell>
          <table:table-cell office:value-type="float" office:value="23.7947">
            <text:p>23,7947</text:p>
          </table:table-cell>
          <table:table-cell office:value-type="float" office:value="24.2583">
            <text:p>24,2583</text:p>
          </table:table-cell>
          <table:table-cell office:value-type="float" office:value="25.03828">
            <text:p>25,03828</text:p>
          </table:table-cell>
          <table:table-cell/>
        </table:table-row>
      </table:table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d0=10</text:p>
          </table:table-cell>
          <table:table-cell office:value-type="string">
            <text:p>d0=20</text:p>
          </table:table-cell>
          <table:table-cell office:value-type="string">
            <text:p>d0=30</text:p>
          </table:table-cell>
          <table:table-cell office:value-type="string">
            <text:p>d0=40</text:p>
          </table:table-cell>
          <table:table-cell office:value-type="string">
            <text:p>d0=50</text:p>
          </table:table-cell>
          <table:table-cell office:value-type="string">
            <text:p>d0=60</text:p>
          </table:table-cell>
          <table:table-cell office:value-type="string">
            <text:p>d0=70</text:p>
          </table:table-cell>
          <table:table-cell office:value-type="string">
            <text:p>d0=80</text:p>
          </table:table-cell>
          <table:table-cell office:value-type="string">
            <text:p>d0=90</text:p>
          </table:table-cell>
          <table:table-cell office:value-type="string">
            <text:p>d0=100</text:p>
          </table:table-cell>
          <table:table-cell>
            <draw:frame table:end-cell-address="Tabelle1_2.AA53" table:end-x="1.343cm" table:end-y="0.392cm" draw:z-index="0" draw:style-name="gr1" svg:width="35.109cm" svg:height="23.786cm" svg:x="0.106cm" svg:y="0.09cm">
              <draw:object draw:notify-on-update-of-ranges="Tabelle1_2.A1:Tabelle1_2.A1 Tabelle1_2.A2:Tabelle1_2.A101 Tabelle1_2.B1:Tabelle1_2.B1 Tabelle1_2.B2:Tabelle1_2.B101 Tabelle1_2.C1:Tabelle1_2.C1 Tabelle1_2.C2:Tabelle1_2.C101 Tabelle1_2.D1:Tabelle1_2.D1 Tabelle1_2.D2:Tabelle1_2.D101 Tabelle1_2.E1:Tabelle1_2.E1 Tabelle1_2.E2:Tabelle1_2.E101 Tabelle1_2.F1:Tabelle1_2.F1 Tabelle1_2.F2:Tabelle1_2.F101 Tabelle1_2.G1:Tabelle1_2.G1 Tabelle1_2.G2:Tabelle1_2.G101 Tabelle1_2.H1:Tabelle1_2.H1 Tabelle1_2.H2:Tabelle1_2.H101 Tabelle1_2.I1:Tabelle1_2.I1 Tabelle1_2.I2:Tabelle1_2.I101 Tabelle1_2.J1:Tabelle1_2.J1 Tabelle1_2.J2:Tabelle1_2.J101 Tabelle1_2.K1:Tabelle1_2.K1 Tabelle1_2.K2:Tabelle1_2.K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.54412">
            <text:p>-9,54412</text:p>
          </table:table-cell>
          <table:table-cell office:value-type="float" office:value="-12.46923">
            <text:p>-12,46923</text:p>
          </table:table-cell>
          <table:table-cell office:value-type="float" office:value="-14.26808">
            <text:p>-14,26808</text:p>
          </table:table-cell>
          <table:table-cell office:value-type="float" office:value="-15.493">
            <text:p>-15,493</text:p>
          </table:table-cell>
          <table:table-cell office:value-type="float" office:value="-16.45546">
            <text:p>-16,45546</text:p>
          </table:table-cell>
          <table:table-cell office:value-type="float" office:value="-17.35318">
            <text:p>-17,35318</text:p>
          </table:table-cell>
          <table:table-cell office:value-type="float" office:value="-18.00211">
            <text:p>-18,00211</text:p>
          </table:table-cell>
          <table:table-cell office:value-type="float" office:value="-18.50698">
            <text:p>-18,50698</text:p>
          </table:table-cell>
          <table:table-cell office:value-type="float" office:value="-19.02949">
            <text:p>-19,02949</text:p>
          </table:table-cell>
          <table:table-cell office:value-type="float" office:value="-19.50389">
            <text:p>-19,5038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.52042">
            <text:p>-6,52042</text:p>
          </table:table-cell>
          <table:table-cell office:value-type="float" office:value="-9.53126">
            <text:p>-9,53126</text:p>
          </table:table-cell>
          <table:table-cell office:value-type="float" office:value="-11.27819">
            <text:p>-11,27819</text:p>
          </table:table-cell>
          <table:table-cell office:value-type="float" office:value="-12.56039">
            <text:p>-12,56039</text:p>
          </table:table-cell>
          <table:table-cell office:value-type="float" office:value="-13.48656">
            <text:p>-13,48656</text:p>
          </table:table-cell>
          <table:table-cell office:value-type="float" office:value="-14.25188">
            <text:p>-14,25188</text:p>
          </table:table-cell>
          <table:table-cell office:value-type="float" office:value="-14.95476">
            <text:p>-14,95476</text:p>
          </table:table-cell>
          <table:table-cell office:value-type="float" office:value="-15.5272">
            <text:p>-15,5272</text:p>
          </table:table-cell>
          <table:table-cell office:value-type="float" office:value="-16.03784">
            <text:p>-16,03784</text:p>
          </table:table-cell>
          <table:table-cell office:value-type="float" office:value="-16.43726">
            <text:p>-16,437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.7111">
            <text:p>-4,7111</text:p>
          </table:table-cell>
          <table:table-cell office:value-type="float" office:value="-7.76703">
            <text:p>-7,76703</text:p>
          </table:table-cell>
          <table:table-cell office:value-type="float" office:value="-9.45882">
            <text:p>-9,45882</text:p>
          </table:table-cell>
          <table:table-cell office:value-type="float" office:value="-10.66734">
            <text:p>-10,66734</text:p>
          </table:table-cell>
          <table:table-cell office:value-type="float" office:value="-11.6875">
            <text:p>-11,6875</text:p>
          </table:table-cell>
          <table:table-cell office:value-type="float" office:value="-12.48872">
            <text:p>-12,48872</text:p>
          </table:table-cell>
          <table:table-cell office:value-type="float" office:value="-13.16027">
            <text:p>-13,16027</text:p>
          </table:table-cell>
          <table:table-cell office:value-type="float" office:value="-13.75518">
            <text:p>-13,75518</text:p>
          </table:table-cell>
          <table:table-cell office:value-type="float" office:value="-14.26179">
            <text:p>-14,26179</text:p>
          </table:table-cell>
          <table:table-cell office:value-type="float" office:value="-14.73272">
            <text:p>-14,7327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.4594">
            <text:p>-3,4594</text:p>
          </table:table-cell>
          <table:table-cell office:value-type="float" office:value="-6.46386">
            <text:p>-6,46386</text:p>
          </table:table-cell>
          <table:table-cell office:value-type="float" office:value="-8.21778">
            <text:p>-8,21778</text:p>
          </table:table-cell>
          <table:table-cell office:value-type="float" office:value="-9.49487">
            <text:p>-9,49487</text:p>
          </table:table-cell>
          <table:table-cell office:value-type="float" office:value="-10.43738">
            <text:p>-10,43738</text:p>
          </table:table-cell>
          <table:table-cell office:value-type="float" office:value="-11.28396">
            <text:p>-11,28396</text:p>
          </table:table-cell>
          <table:table-cell office:value-type="float" office:value="-11.93719">
            <text:p>-11,93719</text:p>
          </table:table-cell>
          <table:table-cell office:value-type="float" office:value="-12.5049">
            <text:p>-12,5049</text:p>
          </table:table-cell>
          <table:table-cell office:value-type="float" office:value="-13.02395">
            <text:p>-13,02395</text:p>
          </table:table-cell>
          <table:table-cell office:value-type="float" office:value="-13.48652">
            <text:p>-13,486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.50045">
            <text:p>-2,50045</text:p>
          </table:table-cell>
          <table:table-cell office:value-type="float" office:value="-5.53073">
            <text:p>-5,53073</text:p>
          </table:table-cell>
          <table:table-cell office:value-type="float" office:value="-7.2773">
            <text:p>-7,2773</text:p>
          </table:table-cell>
          <table:table-cell office:value-type="float" office:value="-8.53372">
            <text:p>-8,53372</text:p>
          </table:table-cell>
          <table:table-cell office:value-type="float" office:value="-9.46263">
            <text:p>-9,46263</text:p>
          </table:table-cell>
          <table:table-cell office:value-type="float" office:value="-10.27457">
            <text:p>-10,27457</text:p>
          </table:table-cell>
          <table:table-cell office:value-type="float" office:value="-10.92166">
            <text:p>-10,92166</text:p>
          </table:table-cell>
          <table:table-cell office:value-type="float" office:value="-11.57987">
            <text:p>-11,57987</text:p>
          </table:table-cell>
          <table:table-cell office:value-type="float" office:value="-12.09898">
            <text:p>-12,09898</text:p>
          </table:table-cell>
          <table:table-cell office:value-type="float" office:value="-12.4698">
            <text:p>-12,469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72009">
            <text:p>-1,72009</text:p>
          </table:table-cell>
          <table:table-cell office:value-type="float" office:value="-4.76546">
            <text:p>-4,76546</text:p>
          </table:table-cell>
          <table:table-cell office:value-type="float" office:value="-6.47778">
            <text:p>-6,47778</text:p>
          </table:table-cell>
          <table:table-cell office:value-type="float" office:value="-7.75051">
            <text:p>-7,75051</text:p>
          </table:table-cell>
          <table:table-cell office:value-type="float" office:value="-8.72857">
            <text:p>-8,72857</text:p>
          </table:table-cell>
          <table:table-cell office:value-type="float" office:value="-9.492">
            <text:p>-9,492</text:p>
          </table:table-cell>
          <table:table-cell office:value-type="float" office:value="-10.14942">
            <text:p>-10,14942</text:p>
          </table:table-cell>
          <table:table-cell office:value-type="float" office:value="-10.76512">
            <text:p>-10,76512</text:p>
          </table:table-cell>
          <table:table-cell office:value-type="float" office:value="-11.3088">
            <text:p>-11,3088</text:p>
          </table:table-cell>
          <table:table-cell office:value-type="float" office:value="-11.73764">
            <text:p>-11,737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05451">
            <text:p>-1,05451</text:p>
          </table:table-cell>
          <table:table-cell office:value-type="float" office:value="-4.08286">
            <text:p>-4,08286</text:p>
          </table:table-cell>
          <table:table-cell office:value-type="float" office:value="-5.76449">
            <text:p>-5,76449</text:p>
          </table:table-cell>
          <table:table-cell office:value-type="float" office:value="-7.04039">
            <text:p>-7,04039</text:p>
          </table:table-cell>
          <table:table-cell office:value-type="float" office:value="-8.03323">
            <text:p>-8,03323</text:p>
          </table:table-cell>
          <table:table-cell office:value-type="float" office:value="-8.76963">
            <text:p>-8,76963</text:p>
          </table:table-cell>
          <table:table-cell office:value-type="float" office:value="-9.50709">
            <text:p>-9,50709</text:p>
          </table:table-cell>
          <table:table-cell office:value-type="float" office:value="-10.11973">
            <text:p>-10,11973</text:p>
          </table:table-cell>
          <table:table-cell office:value-type="float" office:value="-10.63151">
            <text:p>-10,63151</text:p>
          </table:table-cell>
          <table:table-cell office:value-type="float" office:value="-11.04689">
            <text:p>-11,046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44726">
            <text:p>-0,44726</text:p>
          </table:table-cell>
          <table:table-cell office:value-type="float" office:value="-3.42943">
            <text:p>-3,42943</text:p>
          </table:table-cell>
          <table:table-cell office:value-type="float" office:value="-5.2519">
            <text:p>-5,2519</text:p>
          </table:table-cell>
          <table:table-cell office:value-type="float" office:value="-6.44052">
            <text:p>-6,44052</text:p>
          </table:table-cell>
          <table:table-cell office:value-type="float" office:value="-7.46687">
            <text:p>-7,46687</text:p>
          </table:table-cell>
          <table:table-cell office:value-type="float" office:value="-8.24276">
            <text:p>-8,24276</text:p>
          </table:table-cell>
          <table:table-cell office:value-type="float" office:value="-8.87453">
            <text:p>-8,87453</text:p>
          </table:table-cell>
          <table:table-cell office:value-type="float" office:value="-9.46107">
            <text:p>-9,46107</text:p>
          </table:table-cell>
          <table:table-cell office:value-type="float" office:value="-10.00436">
            <text:p>-10,00436</text:p>
          </table:table-cell>
          <table:table-cell office:value-type="float" office:value="-10.47241">
            <text:p>-10,4724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863">
            <text:p>0,06863</text:p>
          </table:table-cell>
          <table:table-cell office:value-type="float" office:value="-2.93671">
            <text:p>-2,93671</text:p>
          </table:table-cell>
          <table:table-cell office:value-type="float" office:value="-4.70207">
            <text:p>-4,70207</text:p>
          </table:table-cell>
          <table:table-cell office:value-type="float" office:value="-5.97483">
            <text:p>-5,97483</text:p>
          </table:table-cell>
          <table:table-cell office:value-type="float" office:value="-6.89183">
            <text:p>-6,89183</text:p>
          </table:table-cell>
          <table:table-cell office:value-type="float" office:value="-7.72995">
            <text:p>-7,72995</text:p>
          </table:table-cell>
          <table:table-cell office:value-type="float" office:value="-8.44143">
            <text:p>-8,44143</text:p>
          </table:table-cell>
          <table:table-cell office:value-type="float" office:value="-9.02798">
            <text:p>-9,02798</text:p>
          </table:table-cell>
          <table:table-cell office:value-type="float" office:value="-9.48231">
            <text:p>-9,48231</text:p>
          </table:table-cell>
          <table:table-cell office:value-type="float" office:value="-9.95723">
            <text:p>-9,9572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2628">
            <text:p>0,52628</text:p>
          </table:table-cell>
          <table:table-cell office:value-type="float" office:value="-2.45961">
            <text:p>-2,45961</text:p>
          </table:table-cell>
          <table:table-cell office:value-type="float" office:value="-4.25258">
            <text:p>-4,25258</text:p>
          </table:table-cell>
          <table:table-cell office:value-type="float" office:value="-5.51466">
            <text:p>-5,51466</text:p>
          </table:table-cell>
          <table:table-cell office:value-type="float" office:value="-6.49672">
            <text:p>-6,49672</text:p>
          </table:table-cell>
          <table:table-cell office:value-type="float" office:value="-7.28884">
            <text:p>-7,28884</text:p>
          </table:table-cell>
          <table:table-cell office:value-type="float" office:value="-7.9405">
            <text:p>-7,9405</text:p>
          </table:table-cell>
          <table:table-cell office:value-type="float" office:value="-8.50441">
            <text:p>-8,50441</text:p>
          </table:table-cell>
          <table:table-cell office:value-type="float" office:value="-9.04293">
            <text:p>-9,04293</text:p>
          </table:table-cell>
          <table:table-cell office:value-type="float" office:value="-9.4969">
            <text:p>-9,49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109">
            <text:p>0,9109</text:p>
          </table:table-cell>
          <table:table-cell office:value-type="float" office:value="-2.14126">
            <text:p>-2,14126</text:p>
          </table:table-cell>
          <table:table-cell office:value-type="float" office:value="-3.86985">
            <text:p>-3,86985</text:p>
          </table:table-cell>
          <table:table-cell office:value-type="float" office:value="-5.11565">
            <text:p>-5,11565</text:p>
          </table:table-cell>
          <table:table-cell office:value-type="float" office:value="-6.13928">
            <text:p>-6,13928</text:p>
          </table:table-cell>
          <table:table-cell office:value-type="float" office:value="-6.90513">
            <text:p>-6,90513</text:p>
          </table:table-cell>
          <table:table-cell office:value-type="float" office:value="-7.54006">
            <text:p>-7,54006</text:p>
          </table:table-cell>
          <table:table-cell office:value-type="float" office:value="-8.09081">
            <text:p>-8,09081</text:p>
          </table:table-cell>
          <table:table-cell office:value-type="float" office:value="-8.65898">
            <text:p>-8,65898</text:p>
          </table:table-cell>
          <table:table-cell office:value-type="float" office:value="-9.07341">
            <text:p>-9,0734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789">
            <text:p>1,2789</text:p>
          </table:table-cell>
          <table:table-cell office:value-type="float" office:value="-1.75101">
            <text:p>-1,75101</text:p>
          </table:table-cell>
          <table:table-cell office:value-type="float" office:value="-3.47348">
            <text:p>-3,47348</text:p>
          </table:table-cell>
          <table:table-cell office:value-type="float" office:value="-4.78536">
            <text:p>-4,78536</text:p>
          </table:table-cell>
          <table:table-cell office:value-type="float" office:value="-5.74187">
            <text:p>-5,74187</text:p>
          </table:table-cell>
          <table:table-cell office:value-type="float" office:value="-6.50778">
            <text:p>-6,50778</text:p>
          </table:table-cell>
          <table:table-cell office:value-type="float" office:value="-7.16847">
            <text:p>-7,16847</text:p>
          </table:table-cell>
          <table:table-cell office:value-type="float" office:value="-7.70463">
            <text:p>-7,70463</text:p>
          </table:table-cell>
          <table:table-cell office:value-type="float" office:value="-8.24955">
            <text:p>-8,24955</text:p>
          </table:table-cell>
          <table:table-cell office:value-type="float" office:value="-8.70874">
            <text:p>-8,7087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31">
            <text:p>1,631</text:p>
          </table:table-cell>
          <table:table-cell office:value-type="float" office:value="-1.33858">
            <text:p>-1,33858</text:p>
          </table:table-cell>
          <table:table-cell office:value-type="float" office:value="-3.11918">
            <text:p>-3,11918</text:p>
          </table:table-cell>
          <table:table-cell office:value-type="float" office:value="-4.3538">
            <text:p>-4,3538</text:p>
          </table:table-cell>
          <table:table-cell office:value-type="float" office:value="-5.35573">
            <text:p>-5,35573</text:p>
          </table:table-cell>
          <table:table-cell office:value-type="float" office:value="-6.1309">
            <text:p>-6,1309</text:p>
          </table:table-cell>
          <table:table-cell office:value-type="float" office:value="-6.80491">
            <text:p>-6,80491</text:p>
          </table:table-cell>
          <table:table-cell office:value-type="float" office:value="-7.41882">
            <text:p>-7,41882</text:p>
          </table:table-cell>
          <table:table-cell office:value-type="float" office:value="-7.87246">
            <text:p>-7,87246</text:p>
          </table:table-cell>
          <table:table-cell office:value-type="float" office:value="-8.3452">
            <text:p>-8,345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90479">
            <text:p>1,90479</text:p>
          </table:table-cell>
          <table:table-cell office:value-type="float" office:value="-1.04854">
            <text:p>-1,04854</text:p>
          </table:table-cell>
          <table:table-cell office:value-type="float" office:value="-2.82336">
            <text:p>-2,82336</text:p>
          </table:table-cell>
          <table:table-cell office:value-type="float" office:value="-4.07872">
            <text:p>-4,07872</text:p>
          </table:table-cell>
          <table:table-cell office:value-type="float" office:value="-5.05535">
            <text:p>-5,05535</text:p>
          </table:table-cell>
          <table:table-cell office:value-type="float" office:value="-5.8128">
            <text:p>-5,8128</text:p>
          </table:table-cell>
          <table:table-cell office:value-type="float" office:value="-6.47628">
            <text:p>-6,47628</text:p>
          </table:table-cell>
          <table:table-cell office:value-type="float" office:value="-6.98727">
            <text:p>-6,98727</text:p>
          </table:table-cell>
          <table:table-cell office:value-type="float" office:value="-7.54662">
            <text:p>-7,54662</text:p>
          </table:table-cell>
          <table:table-cell office:value-type="float" office:value="-8.02009">
            <text:p>-8,0200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19313">
            <text:p>2,19313</text:p>
          </table:table-cell>
          <table:table-cell office:value-type="float" office:value="-0.7926">
            <text:p>-0,7926</text:p>
          </table:table-cell>
          <table:table-cell office:value-type="float" office:value="-2.5012">
            <text:p>-2,5012</text:p>
          </table:table-cell>
          <table:table-cell office:value-type="float" office:value="-3.73215">
            <text:p>-3,73215</text:p>
          </table:table-cell>
          <table:table-cell office:value-type="float" office:value="-4.74339">
            <text:p>-4,74339</text:p>
          </table:table-cell>
          <table:table-cell office:value-type="float" office:value="-5.52691">
            <text:p>-5,52691</text:p>
          </table:table-cell>
          <table:table-cell office:value-type="float" office:value="-6.24923">
            <text:p>-6,24923</text:p>
          </table:table-cell>
          <table:table-cell office:value-type="float" office:value="-6.7605">
            <text:p>-6,7605</text:p>
          </table:table-cell>
          <table:table-cell office:value-type="float" office:value="-7.31121">
            <text:p>-7,31121</text:p>
          </table:table-cell>
          <table:table-cell office:value-type="float" office:value="-7.75625">
            <text:p>-7,7562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56232">
            <text:p>2,56232</text:p>
          </table:table-cell>
          <table:table-cell office:value-type="float" office:value="-0.47533">
            <text:p>-0,47533</text:p>
          </table:table-cell>
          <table:table-cell office:value-type="float" office:value="-2.25312">
            <text:p>-2,25312</text:p>
          </table:table-cell>
          <table:table-cell office:value-type="float" office:value="-3.48201">
            <text:p>-3,48201</text:p>
          </table:table-cell>
          <table:table-cell office:value-type="float" office:value="-4.45939">
            <text:p>-4,45939</text:p>
          </table:table-cell>
          <table:table-cell office:value-type="float" office:value="-5.26701">
            <text:p>-5,26701</text:p>
          </table:table-cell>
          <table:table-cell office:value-type="float" office:value="-5.93878">
            <text:p>-5,93878</text:p>
          </table:table-cell>
          <table:table-cell office:value-type="float" office:value="-6.52215">
            <text:p>-6,52215</text:p>
          </table:table-cell>
          <table:table-cell office:value-type="float" office:value="-7.02212">
            <text:p>-7,02212</text:p>
          </table:table-cell>
          <table:table-cell office:value-type="float" office:value="-7.47763">
            <text:p>-7,4776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80705">
            <text:p>2,80705</text:p>
          </table:table-cell>
          <table:table-cell office:value-type="float" office:value="-0.20009">
            <text:p>-0,20009</text:p>
          </table:table-cell>
          <table:table-cell office:value-type="float" office:value="-1.98057">
            <text:p>-1,98057</text:p>
          </table:table-cell>
          <table:table-cell office:value-type="float" office:value="-3.194">
            <text:p>-3,194</text:p>
          </table:table-cell>
          <table:table-cell office:value-type="float" office:value="-4.25162">
            <text:p>-4,25162</text:p>
          </table:table-cell>
          <table:table-cell office:value-type="float" office:value="-4.99034">
            <text:p>-4,99034</text:p>
          </table:table-cell>
          <table:table-cell office:value-type="float" office:value="-5.62154">
            <text:p>-5,62154</text:p>
          </table:table-cell>
          <table:table-cell office:value-type="float" office:value="-6.21853">
            <text:p>-6,21853</text:p>
          </table:table-cell>
          <table:table-cell office:value-type="float" office:value="-6.68161">
            <text:p>-6,68161</text:p>
          </table:table-cell>
          <table:table-cell office:value-type="float" office:value="-7.22051">
            <text:p>-7,2205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3982">
            <text:p>3,03982</text:p>
          </table:table-cell>
          <table:table-cell office:value-type="float" office:value="0.00276">
            <text:p>0,00276</text:p>
          </table:table-cell>
          <table:table-cell office:value-type="float" office:value="-1.73236">
            <text:p>-1,73236</text:p>
          </table:table-cell>
          <table:table-cell office:value-type="float" office:value="-2.91429">
            <text:p>-2,91429</text:p>
          </table:table-cell>
          <table:table-cell office:value-type="float" office:value="-3.99181">
            <text:p>-3,99181</text:p>
          </table:table-cell>
          <table:table-cell office:value-type="float" office:value="-4.71754">
            <text:p>-4,71754</text:p>
          </table:table-cell>
          <table:table-cell office:value-type="float" office:value="-5.40154">
            <text:p>-5,40154</text:p>
          </table:table-cell>
          <table:table-cell office:value-type="float" office:value="-5.9786">
            <text:p>-5,9786</text:p>
          </table:table-cell>
          <table:table-cell office:value-type="float" office:value="-6.44809">
            <text:p>-6,44809</text:p>
          </table:table-cell>
          <table:table-cell office:value-type="float" office:value="-6.94623">
            <text:p>-6,946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.26775">
            <text:p>3,26775</text:p>
          </table:table-cell>
          <table:table-cell office:value-type="float" office:value="0.33462">
            <text:p>0,33462</text:p>
          </table:table-cell>
          <table:table-cell office:value-type="float" office:value="-1.47662">
            <text:p>-1,47662</text:p>
          </table:table-cell>
          <table:table-cell office:value-type="float" office:value="-2.73231">
            <text:p>-2,73231</text:p>
          </table:table-cell>
          <table:table-cell office:value-type="float" office:value="-3.68627">
            <text:p>-3,68627</text:p>
          </table:table-cell>
          <table:table-cell office:value-type="float" office:value="-4.50717">
            <text:p>-4,50717</text:p>
          </table:table-cell>
          <table:table-cell office:value-type="float" office:value="-5.1407">
            <text:p>-5,1407</text:p>
          </table:table-cell>
          <table:table-cell office:value-type="float" office:value="-5.73043">
            <text:p>-5,73043</text:p>
          </table:table-cell>
          <table:table-cell office:value-type="float" office:value="-6.26617">
            <text:p>-6,26617</text:p>
          </table:table-cell>
          <table:table-cell office:value-type="float" office:value="-6.70983">
            <text:p>-6,7098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53283">
            <text:p>3,53283</text:p>
          </table:table-cell>
          <table:table-cell office:value-type="float" office:value="0.50078">
            <text:p>0,50078</text:p>
          </table:table-cell>
          <table:table-cell office:value-type="float" office:value="-1.30124">
            <text:p>-1,30124</text:p>
          </table:table-cell>
          <table:table-cell office:value-type="float" office:value="-2.55557">
            <text:p>-2,55557</text:p>
          </table:table-cell>
          <table:table-cell office:value-type="float" office:value="-3.47455">
            <text:p>-3,47455</text:p>
          </table:table-cell>
          <table:table-cell office:value-type="float" office:value="-4.28516">
            <text:p>-4,28516</text:p>
          </table:table-cell>
          <table:table-cell office:value-type="float" office:value="-4.91353">
            <text:p>-4,91353</text:p>
          </table:table-cell>
          <table:table-cell office:value-type="float" office:value="-5.54303">
            <text:p>-5,54303</text:p>
          </table:table-cell>
          <table:table-cell office:value-type="float" office:value="-6.00504">
            <text:p>-6,00504</text:p>
          </table:table-cell>
          <table:table-cell office:value-type="float" office:value="-6.49202">
            <text:p>-6,492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70977">
            <text:p>3,70977</text:p>
          </table:table-cell>
          <table:table-cell office:value-type="float" office:value="0.74609">
            <text:p>0,74609</text:p>
          </table:table-cell>
          <table:table-cell office:value-type="float" office:value="-1.01657">
            <text:p>-1,01657</text:p>
          </table:table-cell>
          <table:table-cell office:value-type="float" office:value="-2.30467">
            <text:p>-2,30467</text:p>
          </table:table-cell>
          <table:table-cell office:value-type="float" office:value="-3.21809">
            <text:p>-3,21809</text:p>
          </table:table-cell>
          <table:table-cell office:value-type="float" office:value="-4.10591">
            <text:p>-4,10591</text:p>
          </table:table-cell>
          <table:table-cell office:value-type="float" office:value="-4.7469">
            <text:p>-4,7469</text:p>
          </table:table-cell>
          <table:table-cell office:value-type="float" office:value="-5.34872">
            <text:p>-5,34872</text:p>
          </table:table-cell>
          <table:table-cell office:value-type="float" office:value="-5.82471">
            <text:p>-5,82471</text:p>
          </table:table-cell>
          <table:table-cell office:value-type="float" office:value="-6.28803">
            <text:p>-6,2880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93076">
            <text:p>3,93076</text:p>
          </table:table-cell>
          <table:table-cell office:value-type="float" office:value="0.94426">
            <text:p>0,94426</text:p>
          </table:table-cell>
          <table:table-cell office:value-type="float" office:value="-0.84993">
            <text:p>-0,84993</text:p>
          </table:table-cell>
          <table:table-cell office:value-type="float" office:value="-2.05716">
            <text:p>-2,05716</text:p>
          </table:table-cell>
          <table:table-cell office:value-type="float" office:value="-3.01663">
            <text:p>-3,01663</text:p>
          </table:table-cell>
          <table:table-cell office:value-type="float" office:value="-3.85188">
            <text:p>-3,85188</text:p>
          </table:table-cell>
          <table:table-cell office:value-type="float" office:value="-4.54113">
            <text:p>-4,54113</text:p>
          </table:table-cell>
          <table:table-cell office:value-type="float" office:value="-5.11126">
            <text:p>-5,11126</text:p>
          </table:table-cell>
          <table:table-cell office:value-type="float" office:value="-5.63443">
            <text:p>-5,63443</text:p>
          </table:table-cell>
          <table:table-cell office:value-type="float" office:value="-6.047">
            <text:p>-6,04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11759">
            <text:p>4,11759</text:p>
          </table:table-cell>
          <table:table-cell office:value-type="float" office:value="1.07682">
            <text:p>1,07682</text:p>
          </table:table-cell>
          <table:table-cell office:value-type="float" office:value="-0.64966">
            <text:p>-0,64966</text:p>
          </table:table-cell>
          <table:table-cell office:value-type="float" office:value="-1.90234">
            <text:p>-1,90234</text:p>
          </table:table-cell>
          <table:table-cell office:value-type="float" office:value="-2.85874">
            <text:p>-2,85874</text:p>
          </table:table-cell>
          <table:table-cell office:value-type="float" office:value="-3.69248">
            <text:p>-3,69248</text:p>
          </table:table-cell>
          <table:table-cell office:value-type="float" office:value="-4.30718">
            <text:p>-4,30718</text:p>
          </table:table-cell>
          <table:table-cell office:value-type="float" office:value="-4.95902">
            <text:p>-4,95902</text:p>
          </table:table-cell>
          <table:table-cell office:value-type="float" office:value="-5.38683">
            <text:p>-5,38683</text:p>
          </table:table-cell>
          <table:table-cell office:value-type="float" office:value="-5.87968">
            <text:p>-5,8796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27867">
            <text:p>4,27867</text:p>
          </table:table-cell>
          <table:table-cell office:value-type="float" office:value="1.27043">
            <text:p>1,27043</text:p>
          </table:table-cell>
          <table:table-cell office:value-type="float" office:value="-0.43971">
            <text:p>-0,43971</text:p>
          </table:table-cell>
          <table:table-cell office:value-type="float" office:value="-1.69701">
            <text:p>-1,69701</text:p>
          </table:table-cell>
          <table:table-cell office:value-type="float" office:value="-2.66571">
            <text:p>-2,66571</text:p>
          </table:table-cell>
          <table:table-cell office:value-type="float" office:value="-3.45049">
            <text:p>-3,45049</text:p>
          </table:table-cell>
          <table:table-cell office:value-type="float" office:value="-4.16762">
            <text:p>-4,16762</text:p>
          </table:table-cell>
          <table:table-cell office:value-type="float" office:value="-4.7198">
            <text:p>-4,7198</text:p>
          </table:table-cell>
          <table:table-cell office:value-type="float" office:value="-5.25364">
            <text:p>-5,25364</text:p>
          </table:table-cell>
          <table:table-cell office:value-type="float" office:value="-5.65944">
            <text:p>-5,6594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50257">
            <text:p>4,50257</text:p>
          </table:table-cell>
          <table:table-cell office:value-type="float" office:value="1.43947">
            <text:p>1,43947</text:p>
          </table:table-cell>
          <table:table-cell office:value-type="float" office:value="-0.24158">
            <text:p>-0,24158</text:p>
          </table:table-cell>
          <table:table-cell office:value-type="float" office:value="-1.50331">
            <text:p>-1,50331</text:p>
          </table:table-cell>
          <table:table-cell office:value-type="float" office:value="-2.52417">
            <text:p>-2,52417</text:p>
          </table:table-cell>
          <table:table-cell office:value-type="float" office:value="-3.31579">
            <text:p>-3,31579</text:p>
          </table:table-cell>
          <table:table-cell office:value-type="float" office:value="-4.00518">
            <text:p>-4,00518</text:p>
          </table:table-cell>
          <table:table-cell office:value-type="float" office:value="-4.5557">
            <text:p>-4,5557</text:p>
          </table:table-cell>
          <table:table-cell office:value-type="float" office:value="-5.10548">
            <text:p>-5,10548</text:p>
          </table:table-cell>
          <table:table-cell office:value-type="float" office:value="-5.50339">
            <text:p>-5,5033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61919">
            <text:p>4,61919</text:p>
          </table:table-cell>
          <table:table-cell office:value-type="float" office:value="1.65626">
            <text:p>1,65626</text:p>
          </table:table-cell>
          <table:table-cell office:value-type="float" office:value="-0.14086">
            <text:p>-0,14086</text:p>
          </table:table-cell>
          <table:table-cell office:value-type="float" office:value="-1.38529">
            <text:p>-1,38529</text:p>
          </table:table-cell>
          <table:table-cell office:value-type="float" office:value="-2.33322">
            <text:p>-2,33322</text:p>
          </table:table-cell>
          <table:table-cell office:value-type="float" office:value="-3.1012">
            <text:p>-3,1012</text:p>
          </table:table-cell>
          <table:table-cell office:value-type="float" office:value="-3.79311">
            <text:p>-3,79311</text:p>
          </table:table-cell>
          <table:table-cell office:value-type="float" office:value="-4.40096">
            <text:p>-4,40096</text:p>
          </table:table-cell>
          <table:table-cell office:value-type="float" office:value="-4.89814">
            <text:p>-4,89814</text:p>
          </table:table-cell>
          <table:table-cell office:value-type="float" office:value="-5.3151">
            <text:p>-5,315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9608">
            <text:p>4,79608</text:p>
          </table:table-cell>
          <table:table-cell office:value-type="float" office:value="1.79184">
            <text:p>1,79184</text:p>
          </table:table-cell>
          <table:table-cell office:value-type="float" office:value="0.0805">
            <text:p>0,0805</text:p>
          </table:table-cell>
          <table:table-cell office:value-type="float" office:value="-1.17914">
            <text:p>-1,17914</text:p>
          </table:table-cell>
          <table:table-cell office:value-type="float" office:value="-2.21533">
            <text:p>-2,21533</text:p>
          </table:table-cell>
          <table:table-cell office:value-type="float" office:value="-2.97412">
            <text:p>-2,97412</text:p>
          </table:table-cell>
          <table:table-cell office:value-type="float" office:value="-3.60504">
            <text:p>-3,60504</text:p>
          </table:table-cell>
          <table:table-cell office:value-type="float" office:value="-4.23529">
            <text:p>-4,23529</text:p>
          </table:table-cell>
          <table:table-cell office:value-type="float" office:value="-4.74166">
            <text:p>-4,74166</text:p>
          </table:table-cell>
          <table:table-cell office:value-type="float" office:value="-5.2197">
            <text:p>-5,219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94952">
            <text:p>4,94952</text:p>
          </table:table-cell>
          <table:table-cell office:value-type="float" office:value="1.98798">
            <text:p>1,98798</text:p>
          </table:table-cell>
          <table:table-cell office:value-type="float" office:value="0.20769">
            <text:p>0,20769</text:p>
          </table:table-cell>
          <table:table-cell office:value-type="float" office:value="-1.03527">
            <text:p>-1,03527</text:p>
          </table:table-cell>
          <table:table-cell office:value-type="float" office:value="-2.04828">
            <text:p>-2,04828</text:p>
          </table:table-cell>
          <table:table-cell office:value-type="float" office:value="-2.82037">
            <text:p>-2,82037</text:p>
          </table:table-cell>
          <table:table-cell office:value-type="float" office:value="-3.42009">
            <text:p>-3,42009</text:p>
          </table:table-cell>
          <table:table-cell office:value-type="float" office:value="-4.09708">
            <text:p>-4,09708</text:p>
          </table:table-cell>
          <table:table-cell office:value-type="float" office:value="-4.57627">
            <text:p>-4,57627</text:p>
          </table:table-cell>
          <table:table-cell office:value-type="float" office:value="-4.99435">
            <text:p>-4,9943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.11894">
            <text:p>5,11894</text:p>
          </table:table-cell>
          <table:table-cell office:value-type="float" office:value="2.12464">
            <text:p>2,12464</text:p>
          </table:table-cell>
          <table:table-cell office:value-type="float" office:value="0.38216">
            <text:p>0,38216</text:p>
          </table:table-cell>
          <table:table-cell office:value-type="float" office:value="-0.86618">
            <text:p>-0,86618</text:p>
          </table:table-cell>
          <table:table-cell office:value-type="float" office:value="-1.87654">
            <text:p>-1,87654</text:p>
          </table:table-cell>
          <table:table-cell office:value-type="float" office:value="-2.64267">
            <text:p>-2,64267</text:p>
          </table:table-cell>
          <table:table-cell office:value-type="float" office:value="-3.30993">
            <text:p>-3,30993</text:p>
          </table:table-cell>
          <table:table-cell office:value-type="float" office:value="-3.88787">
            <text:p>-3,88787</text:p>
          </table:table-cell>
          <table:table-cell office:value-type="float" office:value="-4.42049">
            <text:p>-4,42049</text:p>
          </table:table-cell>
          <table:table-cell office:value-type="float" office:value="-4.8738">
            <text:p>-4,873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.26796">
            <text:p>5,26796</text:p>
          </table:table-cell>
          <table:table-cell office:value-type="float" office:value="2.24685">
            <text:p>2,24685</text:p>
          </table:table-cell>
          <table:table-cell office:value-type="float" office:value="0.44133">
            <text:p>0,44133</text:p>
          </table:table-cell>
          <table:table-cell office:value-type="float" office:value="-0.72483">
            <text:p>-0,72483</text:p>
          </table:table-cell>
          <table:table-cell office:value-type="float" office:value="-1.74564">
            <text:p>-1,74564</text:p>
          </table:table-cell>
          <table:table-cell office:value-type="float" office:value="-2.49691">
            <text:p>-2,49691</text:p>
          </table:table-cell>
          <table:table-cell office:value-type="float" office:value="-3.20998">
            <text:p>-3,20998</text:p>
          </table:table-cell>
          <table:table-cell office:value-type="float" office:value="-3.77916">
            <text:p>-3,77916</text:p>
          </table:table-cell>
          <table:table-cell office:value-type="float" office:value="-4.26179">
            <text:p>-4,26179</text:p>
          </table:table-cell>
          <table:table-cell office:value-type="float" office:value="-4.69058">
            <text:p>-4,6905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3633">
            <text:p>5,43633</text:p>
          </table:table-cell>
          <table:table-cell office:value-type="float" office:value="2.3814">
            <text:p>2,3814</text:p>
          </table:table-cell>
          <table:table-cell office:value-type="float" office:value="0.65475">
            <text:p>0,65475</text:p>
          </table:table-cell>
          <table:table-cell office:value-type="float" office:value="-0.55131">
            <text:p>-0,55131</text:p>
          </table:table-cell>
          <table:table-cell office:value-type="float" office:value="-1.56199">
            <text:p>-1,56199</text:p>
          </table:table-cell>
          <table:table-cell office:value-type="float" office:value="-2.37252">
            <text:p>-2,37252</text:p>
          </table:table-cell>
          <table:table-cell office:value-type="float" office:value="-3.04547">
            <text:p>-3,04547</text:p>
          </table:table-cell>
          <table:table-cell office:value-type="float" office:value="-3.63676">
            <text:p>-3,63676</text:p>
          </table:table-cell>
          <table:table-cell office:value-type="float" office:value="-4.1492">
            <text:p>-4,1492</text:p>
          </table:table-cell>
          <table:table-cell office:value-type="float" office:value="-4.57347">
            <text:p>-4,5734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50481">
            <text:p>5,50481</text:p>
          </table:table-cell>
          <table:table-cell office:value-type="float" office:value="2.58571">
            <text:p>2,58571</text:p>
          </table:table-cell>
          <table:table-cell office:value-type="float" office:value="0.84024">
            <text:p>0,84024</text:p>
          </table:table-cell>
          <table:table-cell office:value-type="float" office:value="-0.50409">
            <text:p>-0,50409</text:p>
          </table:table-cell>
          <table:table-cell office:value-type="float" office:value="-1.42325">
            <text:p>-1,42325</text:p>
          </table:table-cell>
          <table:table-cell office:value-type="float" office:value="-2.2415">
            <text:p>-2,2415</text:p>
          </table:table-cell>
          <table:table-cell office:value-type="float" office:value="-2.88604">
            <text:p>-2,88604</text:p>
          </table:table-cell>
          <table:table-cell office:value-type="float" office:value="-3.49529">
            <text:p>-3,49529</text:p>
          </table:table-cell>
          <table:table-cell office:value-type="float" office:value="-3.98975">
            <text:p>-3,98975</text:p>
          </table:table-cell>
          <table:table-cell office:value-type="float" office:value="-4.42531">
            <text:p>-4,4253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73819">
            <text:p>5,73819</text:p>
          </table:table-cell>
          <table:table-cell office:value-type="float" office:value="2.71033">
            <text:p>2,71033</text:p>
          </table:table-cell>
          <table:table-cell office:value-type="float" office:value="0.95687">
            <text:p>0,95687</text:p>
          </table:table-cell>
          <table:table-cell office:value-type="float" office:value="-0.33272">
            <text:p>-0,33272</text:p>
          </table:table-cell>
          <table:table-cell office:value-type="float" office:value="-1.29062">
            <text:p>-1,29062</text:p>
          </table:table-cell>
          <table:table-cell office:value-type="float" office:value="-2.10156">
            <text:p>-2,10156</text:p>
          </table:table-cell>
          <table:table-cell office:value-type="float" office:value="-2.74852">
            <text:p>-2,74852</text:p>
          </table:table-cell>
          <table:table-cell office:value-type="float" office:value="-3.31704">
            <text:p>-3,31704</text:p>
          </table:table-cell>
          <table:table-cell office:value-type="float" office:value="-3.84715">
            <text:p>-3,84715</text:p>
          </table:table-cell>
          <table:table-cell office:value-type="float" office:value="-4.28274">
            <text:p>-4,282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81202">
            <text:p>5,81202</text:p>
          </table:table-cell>
          <table:table-cell office:value-type="float" office:value="2.75097">
            <text:p>2,75097</text:p>
          </table:table-cell>
          <table:table-cell office:value-type="float" office:value="1.09176">
            <text:p>1,09176</text:p>
          </table:table-cell>
          <table:table-cell office:value-type="float" office:value="-0.16448">
            <text:p>-0,16448</text:p>
          </table:table-cell>
          <table:table-cell office:value-type="float" office:value="-1.10463">
            <text:p>-1,10463</text:p>
          </table:table-cell>
          <table:table-cell office:value-type="float" office:value="-1.99426">
            <text:p>-1,99426</text:p>
          </table:table-cell>
          <table:table-cell office:value-type="float" office:value="-2.63812">
            <text:p>-2,63812</text:p>
          </table:table-cell>
          <table:table-cell office:value-type="float" office:value="-3.1843">
            <text:p>-3,1843</text:p>
          </table:table-cell>
          <table:table-cell office:value-type="float" office:value="-3.73096">
            <text:p>-3,73096</text:p>
          </table:table-cell>
          <table:table-cell office:value-type="float" office:value="-4.16545">
            <text:p>-4,1654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.93432">
            <text:p>5,93432</text:p>
          </table:table-cell>
          <table:table-cell office:value-type="float" office:value="2.92752">
            <text:p>2,92752</text:p>
          </table:table-cell>
          <table:table-cell office:value-type="float" office:value="1.16376">
            <text:p>1,16376</text:p>
          </table:table-cell>
          <table:table-cell office:value-type="float" office:value="-0.07616">
            <text:p>-0,07616</text:p>
          </table:table-cell>
          <table:table-cell office:value-type="float" office:value="-1.04988">
            <text:p>-1,04988</text:p>
          </table:table-cell>
          <table:table-cell office:value-type="float" office:value="-1.8977">
            <text:p>-1,8977</text:p>
          </table:table-cell>
          <table:table-cell office:value-type="float" office:value="-2.49167">
            <text:p>-2,49167</text:p>
          </table:table-cell>
          <table:table-cell office:value-type="float" office:value="-3.04327">
            <text:p>-3,04327</text:p>
          </table:table-cell>
          <table:table-cell office:value-type="float" office:value="-3.57869">
            <text:p>-3,57869</text:p>
          </table:table-cell>
          <table:table-cell office:value-type="float" office:value="-4.05154">
            <text:p>-4,0515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.07623">
            <text:p>6,07623</text:p>
          </table:table-cell>
          <table:table-cell office:value-type="float" office:value="3.04449">
            <text:p>3,04449</text:p>
          </table:table-cell>
          <table:table-cell office:value-type="float" office:value="1.26926">
            <text:p>1,26926</text:p>
          </table:table-cell>
          <table:table-cell office:value-type="float" office:value="0.08526">
            <text:p>0,08526</text:p>
          </table:table-cell>
          <table:table-cell office:value-type="float" office:value="-0.92165">
            <text:p>-0,92165</text:p>
          </table:table-cell>
          <table:table-cell office:value-type="float" office:value="-1.72612">
            <text:p>-1,72612</text:p>
          </table:table-cell>
          <table:table-cell office:value-type="float" office:value="-2.42455">
            <text:p>-2,42455</text:p>
          </table:table-cell>
          <table:table-cell office:value-type="float" office:value="-2.97018">
            <text:p>-2,97018</text:p>
          </table:table-cell>
          <table:table-cell office:value-type="float" office:value="-3.52066">
            <text:p>-3,52066</text:p>
          </table:table-cell>
          <table:table-cell office:value-type="float" office:value="-3.88801">
            <text:p>-3,888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.234">
            <text:p>6,234</text:p>
          </table:table-cell>
          <table:table-cell office:value-type="float" office:value="3.18121">
            <text:p>3,18121</text:p>
          </table:table-cell>
          <table:table-cell office:value-type="float" office:value="1.39433">
            <text:p>1,39433</text:p>
          </table:table-cell>
          <table:table-cell office:value-type="float" office:value="0.19289">
            <text:p>0,19289</text:p>
          </table:table-cell>
          <table:table-cell office:value-type="float" office:value="-0.83892">
            <text:p>-0,83892</text:p>
          </table:table-cell>
          <table:table-cell office:value-type="float" office:value="-1.61486">
            <text:p>-1,61486</text:p>
          </table:table-cell>
          <table:table-cell office:value-type="float" office:value="-2.22399">
            <text:p>-2,22399</text:p>
          </table:table-cell>
          <table:table-cell office:value-type="float" office:value="-2.85683">
            <text:p>-2,85683</text:p>
          </table:table-cell>
          <table:table-cell office:value-type="float" office:value="-3.35893">
            <text:p>-3,35893</text:p>
          </table:table-cell>
          <table:table-cell office:value-type="float" office:value="-3.80194">
            <text:p>-3,8019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.23976">
            <text:p>6,23976</text:p>
          </table:table-cell>
          <table:table-cell office:value-type="float" office:value="3.3">
            <text:p>3,3</text:p>
          </table:table-cell>
          <table:table-cell office:value-type="float" office:value="1.46207">
            <text:p>1,46207</text:p>
          </table:table-cell>
          <table:table-cell office:value-type="float" office:value="0.31067">
            <text:p>0,31067</text:p>
          </table:table-cell>
          <table:table-cell office:value-type="float" office:value="-0.69319">
            <text:p>-0,69319</text:p>
          </table:table-cell>
          <table:table-cell office:value-type="float" office:value="-1.46958">
            <text:p>-1,46958</text:p>
          </table:table-cell>
          <table:table-cell office:value-type="float" office:value="-2.16685">
            <text:p>-2,16685</text:p>
          </table:table-cell>
          <table:table-cell office:value-type="float" office:value="-2.6825">
            <text:p>-2,6825</text:p>
          </table:table-cell>
          <table:table-cell office:value-type="float" office:value="-3.26667">
            <text:p>-3,26667</text:p>
          </table:table-cell>
          <table:table-cell office:value-type="float" office:value="-3.71793">
            <text:p>-3,7179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.35949">
            <text:p>6,35949</text:p>
          </table:table-cell>
          <table:table-cell office:value-type="float" office:value="3.42644">
            <text:p>3,42644</text:p>
          </table:table-cell>
          <table:table-cell office:value-type="float" office:value="1.59515">
            <text:p>1,59515</text:p>
          </table:table-cell>
          <table:table-cell office:value-type="float" office:value="0.38074">
            <text:p>0,38074</text:p>
          </table:table-cell>
          <table:table-cell office:value-type="float" office:value="-0.60154">
            <text:p>-0,60154</text:p>
          </table:table-cell>
          <table:table-cell office:value-type="float" office:value="-1.37224">
            <text:p>-1,37224</text:p>
          </table:table-cell>
          <table:table-cell office:value-type="float" office:value="-2.0785">
            <text:p>-2,0785</text:p>
          </table:table-cell>
          <table:table-cell office:value-type="float" office:value="-2.64344">
            <text:p>-2,64344</text:p>
          </table:table-cell>
          <table:table-cell office:value-type="float" office:value="-3.1832">
            <text:p>-3,1832</text:p>
          </table:table-cell>
          <table:table-cell office:value-type="float" office:value="-3.55133">
            <text:p>-3,5513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.52409">
            <text:p>6,52409</text:p>
          </table:table-cell>
          <table:table-cell office:value-type="float" office:value="3.50851">
            <text:p>3,50851</text:p>
          </table:table-cell>
          <table:table-cell office:value-type="float" office:value="1.75107">
            <text:p>1,75107</text:p>
          </table:table-cell>
          <table:table-cell office:value-type="float" office:value="0.49532">
            <text:p>0,49532</text:p>
          </table:table-cell>
          <table:table-cell office:value-type="float" office:value="-0.45497">
            <text:p>-0,45497</text:p>
          </table:table-cell>
          <table:table-cell office:value-type="float" office:value="-1.26409">
            <text:p>-1,26409</text:p>
          </table:table-cell>
          <table:table-cell office:value-type="float" office:value="-1.93251">
            <text:p>-1,93251</text:p>
          </table:table-cell>
          <table:table-cell office:value-type="float" office:value="-2.54853">
            <text:p>-2,54853</text:p>
          </table:table-cell>
          <table:table-cell office:value-type="float" office:value="-3.07266">
            <text:p>-3,07266</text:p>
          </table:table-cell>
          <table:table-cell office:value-type="float" office:value="-3.46429">
            <text:p>-3,4642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.63306">
            <text:p>6,63306</text:p>
          </table:table-cell>
          <table:table-cell office:value-type="float" office:value="3.63986">
            <text:p>3,63986</text:p>
          </table:table-cell>
          <table:table-cell office:value-type="float" office:value="1.86114">
            <text:p>1,86114</text:p>
          </table:table-cell>
          <table:table-cell office:value-type="float" office:value="0.61015">
            <text:p>0,61015</text:p>
          </table:table-cell>
          <table:table-cell office:value-type="float" office:value="-0.33931">
            <text:p>-0,33931</text:p>
          </table:table-cell>
          <table:table-cell office:value-type="float" office:value="-1.12726">
            <text:p>-1,12726</text:p>
          </table:table-cell>
          <table:table-cell office:value-type="float" office:value="-1.79666">
            <text:p>-1,79666</text:p>
          </table:table-cell>
          <table:table-cell office:value-type="float" office:value="-2.41115">
            <text:p>-2,41115</text:p>
          </table:table-cell>
          <table:table-cell office:value-type="float" office:value="-2.93045">
            <text:p>-2,93045</text:p>
          </table:table-cell>
          <table:table-cell office:value-type="float" office:value="-3.38312">
            <text:p>-3,3831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.75025">
            <text:p>6,75025</text:p>
          </table:table-cell>
          <table:table-cell office:value-type="float" office:value="3.70733">
            <text:p>3,70733</text:p>
          </table:table-cell>
          <table:table-cell office:value-type="float" office:value="1.95425">
            <text:p>1,95425</text:p>
          </table:table-cell>
          <table:table-cell office:value-type="float" office:value="0.71126">
            <text:p>0,71126</text:p>
          </table:table-cell>
          <table:table-cell office:value-type="float" office:value="-0.20621">
            <text:p>-0,20621</text:p>
          </table:table-cell>
          <table:table-cell office:value-type="float" office:value="-1.06165">
            <text:p>-1,06165</text:p>
          </table:table-cell>
          <table:table-cell office:value-type="float" office:value="-1.73143">
            <text:p>-1,73143</text:p>
          </table:table-cell>
          <table:table-cell office:value-type="float" office:value="-2.27235">
            <text:p>-2,27235</text:p>
          </table:table-cell>
          <table:table-cell office:value-type="float" office:value="-2.86185">
            <text:p>-2,86185</text:p>
          </table:table-cell>
          <table:table-cell office:value-type="float" office:value="-3.24055">
            <text:p>-3,2405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.89701">
            <text:p>6,89701</text:p>
          </table:table-cell>
          <table:table-cell office:value-type="float" office:value="3.82411">
            <text:p>3,82411</text:p>
          </table:table-cell>
          <table:table-cell office:value-type="float" office:value="2.08234">
            <text:p>2,08234</text:p>
          </table:table-cell>
          <table:table-cell office:value-type="float" office:value="0.79769">
            <text:p>0,79769</text:p>
          </table:table-cell>
          <table:table-cell office:value-type="float" office:value="-0.13558">
            <text:p>-0,13558</text:p>
          </table:table-cell>
          <table:table-cell office:value-type="float" office:value="-0.93266">
            <text:p>-0,93266</text:p>
          </table:table-cell>
          <table:table-cell office:value-type="float" office:value="-1.61059">
            <text:p>-1,61059</text:p>
          </table:table-cell>
          <table:table-cell office:value-type="float" office:value="-2.16946">
            <text:p>-2,16946</text:p>
          </table:table-cell>
          <table:table-cell office:value-type="float" office:value="-2.70112">
            <text:p>-2,70112</text:p>
          </table:table-cell>
          <table:table-cell office:value-type="float" office:value="-3.15529">
            <text:p>-3,1552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.95091">
            <text:p>6,95091</text:p>
          </table:table-cell>
          <table:table-cell office:value-type="float" office:value="3.93715">
            <text:p>3,93715</text:p>
          </table:table-cell>
          <table:table-cell office:value-type="float" office:value="2.18716">
            <text:p>2,18716</text:p>
          </table:table-cell>
          <table:table-cell office:value-type="float" office:value="0.96075">
            <text:p>0,96075</text:p>
          </table:table-cell>
          <table:table-cell office:value-type="float" office:value="-0.05846">
            <text:p>-0,05846</text:p>
          </table:table-cell>
          <table:table-cell office:value-type="float" office:value="-0.86802">
            <text:p>-0,86802</text:p>
          </table:table-cell>
          <table:table-cell office:value-type="float" office:value="-1.52141">
            <text:p>-1,52141</text:p>
          </table:table-cell>
          <table:table-cell office:value-type="float" office:value="-2.06653">
            <text:p>-2,06653</text:p>
          </table:table-cell>
          <table:table-cell office:value-type="float" office:value="-2.61669">
            <text:p>-2,61669</text:p>
          </table:table-cell>
          <table:table-cell office:value-type="float" office:value="-3.06406">
            <text:p>-3,0640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0063">
            <text:p>7,0063</text:p>
          </table:table-cell>
          <table:table-cell office:value-type="float" office:value="3.96124">
            <text:p>3,96124</text:p>
          </table:table-cell>
          <table:table-cell office:value-type="float" office:value="2.22645">
            <text:p>2,22645</text:p>
          </table:table-cell>
          <table:table-cell office:value-type="float" office:value="0.97339">
            <text:p>0,97339</text:p>
          </table:table-cell>
          <table:table-cell office:value-type="float" office:value="0.07943">
            <text:p>0,07943</text:p>
          </table:table-cell>
          <table:table-cell office:value-type="float" office:value="-0.7282">
            <text:p>-0,7282</text:p>
          </table:table-cell>
          <table:table-cell office:value-type="float" office:value="-1.40324">
            <text:p>-1,40324</text:p>
          </table:table-cell>
          <table:table-cell office:value-type="float" office:value="-1.95991">
            <text:p>-1,95991</text:p>
          </table:table-cell>
          <table:table-cell office:value-type="float" office:value="-2.47999">
            <text:p>-2,47999</text:p>
          </table:table-cell>
          <table:table-cell office:value-type="float" office:value="-2.87732">
            <text:p>-2,8773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984">
            <text:p>7,1984</text:p>
          </table:table-cell>
          <table:table-cell office:value-type="float" office:value="4.15181">
            <text:p>4,15181</text:p>
          </table:table-cell>
          <table:table-cell office:value-type="float" office:value="2.35237">
            <text:p>2,35237</text:p>
          </table:table-cell>
          <table:table-cell office:value-type="float" office:value="1.12367">
            <text:p>1,12367</text:p>
          </table:table-cell>
          <table:table-cell office:value-type="float" office:value="0.13788">
            <text:p>0,13788</text:p>
          </table:table-cell>
          <table:table-cell office:value-type="float" office:value="-0.59508">
            <text:p>-0,59508</text:p>
          </table:table-cell>
          <table:table-cell office:value-type="float" office:value="-1.34822">
            <text:p>-1,34822</text:p>
          </table:table-cell>
          <table:table-cell office:value-type="float" office:value="-1.94174">
            <text:p>-1,94174</text:p>
          </table:table-cell>
          <table:table-cell office:value-type="float" office:value="-2.40994">
            <text:p>-2,40994</text:p>
          </table:table-cell>
          <table:table-cell office:value-type="float" office:value="-2.89052">
            <text:p>-2,8905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23322">
            <text:p>7,23322</text:p>
          </table:table-cell>
          <table:table-cell office:value-type="float" office:value="4.21494">
            <text:p>4,21494</text:p>
          </table:table-cell>
          <table:table-cell office:value-type="float" office:value="2.47651">
            <text:p>2,47651</text:p>
          </table:table-cell>
          <table:table-cell office:value-type="float" office:value="1.18212">
            <text:p>1,18212</text:p>
          </table:table-cell>
          <table:table-cell office:value-type="float" office:value="0.2619">
            <text:p>0,2619</text:p>
          </table:table-cell>
          <table:table-cell office:value-type="float" office:value="-0.59752">
            <text:p>-0,59752</text:p>
          </table:table-cell>
          <table:table-cell office:value-type="float" office:value="-1.24717">
            <text:p>-1,24717</text:p>
          </table:table-cell>
          <table:table-cell office:value-type="float" office:value="-1.81862">
            <text:p>-1,81862</text:p>
          </table:table-cell>
          <table:table-cell office:value-type="float" office:value="-2.30444">
            <text:p>-2,30444</text:p>
          </table:table-cell>
          <table:table-cell office:value-type="float" office:value="-2.81599">
            <text:p>-2,8159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30345">
            <text:p>7,30345</text:p>
          </table:table-cell>
          <table:table-cell office:value-type="float" office:value="4.34521">
            <text:p>4,34521</text:p>
          </table:table-cell>
          <table:table-cell office:value-type="float" office:value="2.58276">
            <text:p>2,58276</text:p>
          </table:table-cell>
          <table:table-cell office:value-type="float" office:value="1.29528">
            <text:p>1,29528</text:p>
          </table:table-cell>
          <table:table-cell office:value-type="float" office:value="0.39395">
            <text:p>0,39395</text:p>
          </table:table-cell>
          <table:table-cell office:value-type="float" office:value="-0.47977">
            <text:p>-0,47977</text:p>
          </table:table-cell>
          <table:table-cell office:value-type="float" office:value="-1.13565">
            <text:p>-1,13565</text:p>
          </table:table-cell>
          <table:table-cell office:value-type="float" office:value="-1.76986">
            <text:p>-1,76986</text:p>
          </table:table-cell>
          <table:table-cell office:value-type="float" office:value="-2.24269">
            <text:p>-2,24269</text:p>
          </table:table-cell>
          <table:table-cell office:value-type="float" office:value="-2.70875">
            <text:p>-2,7087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38373">
            <text:p>7,38373</text:p>
          </table:table-cell>
          <table:table-cell office:value-type="float" office:value="4.3808">
            <text:p>4,3808</text:p>
          </table:table-cell>
          <table:table-cell office:value-type="float" office:value="2.63337">
            <text:p>2,63337</text:p>
          </table:table-cell>
          <table:table-cell office:value-type="float" office:value="1.35635">
            <text:p>1,35635</text:p>
          </table:table-cell>
          <table:table-cell office:value-type="float" office:value="0.46546">
            <text:p>0,46546</text:p>
          </table:table-cell>
          <table:table-cell office:value-type="float" office:value="-0.39052">
            <text:p>-0,39052</text:p>
          </table:table-cell>
          <table:table-cell office:value-type="float" office:value="-1.0223">
            <text:p>-1,0223</text:p>
          </table:table-cell>
          <table:table-cell office:value-type="float" office:value="-1.63131">
            <text:p>-1,63131</text:p>
          </table:table-cell>
          <table:table-cell office:value-type="float" office:value="-2.16848">
            <text:p>-2,16848</text:p>
          </table:table-cell>
          <table:table-cell office:value-type="float" office:value="-2.55047">
            <text:p>-2,550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47896">
            <text:p>7,47896</text:p>
          </table:table-cell>
          <table:table-cell office:value-type="float" office:value="4.50996">
            <text:p>4,50996</text:p>
          </table:table-cell>
          <table:table-cell office:value-type="float" office:value="2.69308">
            <text:p>2,69308</text:p>
          </table:table-cell>
          <table:table-cell office:value-type="float" office:value="1.4488">
            <text:p>1,4488</text:p>
          </table:table-cell>
          <table:table-cell office:value-type="float" office:value="0.54413">
            <text:p>0,54413</text:p>
          </table:table-cell>
          <table:table-cell office:value-type="float" office:value="-0.195">
            <text:p>-0,195</text:p>
          </table:table-cell>
          <table:table-cell office:value-type="float" office:value="-0.96106">
            <text:p>-0,96106</text:p>
          </table:table-cell>
          <table:table-cell office:value-type="float" office:value="-1.53597">
            <text:p>-1,53597</text:p>
          </table:table-cell>
          <table:table-cell office:value-type="float" office:value="-2.08468">
            <text:p>-2,08468</text:p>
          </table:table-cell>
          <table:table-cell office:value-type="float" office:value="-2.51122">
            <text:p>-2,5112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58493">
            <text:p>7,58493</text:p>
          </table:table-cell>
          <table:table-cell office:value-type="float" office:value="4.5844">
            <text:p>4,5844</text:p>
          </table:table-cell>
          <table:table-cell office:value-type="float" office:value="2.84248">
            <text:p>2,84248</text:p>
          </table:table-cell>
          <table:table-cell office:value-type="float" office:value="1.56971">
            <text:p>1,56971</text:p>
          </table:table-cell>
          <table:table-cell office:value-type="float" office:value="0.59976">
            <text:p>0,59976</text:p>
          </table:table-cell>
          <table:table-cell office:value-type="float" office:value="-0.17175">
            <text:p>-0,17175</text:p>
          </table:table-cell>
          <table:table-cell office:value-type="float" office:value="-0.91312">
            <text:p>-0,91312</text:p>
          </table:table-cell>
          <table:table-cell office:value-type="float" office:value="-1.45113">
            <text:p>-1,45113</text:p>
          </table:table-cell>
          <table:table-cell office:value-type="float" office:value="-1.90326">
            <text:p>-1,90326</text:p>
          </table:table-cell>
          <table:table-cell office:value-type="float" office:value="-2.43722">
            <text:p>-2,4372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68358">
            <text:p>7,68358</text:p>
          </table:table-cell>
          <table:table-cell office:value-type="float" office:value="4.62219">
            <text:p>4,62219</text:p>
          </table:table-cell>
          <table:table-cell office:value-type="float" office:value="2.87427">
            <text:p>2,87427</text:p>
          </table:table-cell>
          <table:table-cell office:value-type="float" office:value="1.62739">
            <text:p>1,62739</text:p>
          </table:table-cell>
          <table:table-cell office:value-type="float" office:value="0.75375">
            <text:p>0,75375</text:p>
          </table:table-cell>
          <table:table-cell office:value-type="float" office:value="-0.07818">
            <text:p>-0,07818</text:p>
          </table:table-cell>
          <table:table-cell office:value-type="float" office:value="-0.80189">
            <text:p>-0,80189</text:p>
          </table:table-cell>
          <table:table-cell office:value-type="float" office:value="-1.37475">
            <text:p>-1,37475</text:p>
          </table:table-cell>
          <table:table-cell office:value-type="float" office:value="-1.84246">
            <text:p>-1,84246</text:p>
          </table:table-cell>
          <table:table-cell office:value-type="float" office:value="-2.35587">
            <text:p>-2,35587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78325">
            <text:p>7,78325</text:p>
          </table:table-cell>
          <table:table-cell office:value-type="float" office:value="4.68661">
            <text:p>4,68661</text:p>
          </table:table-cell>
          <table:table-cell office:value-type="float" office:value="3.02439">
            <text:p>3,02439</text:p>
          </table:table-cell>
          <table:table-cell office:value-type="float" office:value="1.68095">
            <text:p>1,68095</text:p>
          </table:table-cell>
          <table:table-cell office:value-type="float" office:value="0.7459">
            <text:p>0,7459</text:p>
          </table:table-cell>
          <table:table-cell office:value-type="float" office:value="-0.02533">
            <text:p>-0,02533</text:p>
          </table:table-cell>
          <table:table-cell office:value-type="float" office:value="-0.72579">
            <text:p>-0,72579</text:p>
          </table:table-cell>
          <table:table-cell office:value-type="float" office:value="-1.27998">
            <text:p>-1,27998</text:p>
          </table:table-cell>
          <table:table-cell office:value-type="float" office:value="-1.83431">
            <text:p>-1,83431</text:p>
          </table:table-cell>
          <table:table-cell office:value-type="float" office:value="-2.26508">
            <text:p>-2,2650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82943">
            <text:p>7,82943</text:p>
          </table:table-cell>
          <table:table-cell office:value-type="float" office:value="4.82726">
            <text:p>4,82726</text:p>
          </table:table-cell>
          <table:table-cell office:value-type="float" office:value="3.01518">
            <text:p>3,01518</text:p>
          </table:table-cell>
          <table:table-cell office:value-type="float" office:value="1.80993">
            <text:p>1,80993</text:p>
          </table:table-cell>
          <table:table-cell office:value-type="float" office:value="0.81721">
            <text:p>0,81721</text:p>
          </table:table-cell>
          <table:table-cell office:value-type="float" office:value="0.04739">
            <text:p>0,04739</text:p>
          </table:table-cell>
          <table:table-cell office:value-type="float" office:value="-0.58855">
            <text:p>-0,58855</text:p>
          </table:table-cell>
          <table:table-cell office:value-type="float" office:value="-1.21675">
            <text:p>-1,21675</text:p>
          </table:table-cell>
          <table:table-cell office:value-type="float" office:value="-1.75086">
            <text:p>-1,75086</text:p>
          </table:table-cell>
          <table:table-cell office:value-type="float" office:value="-2.14467">
            <text:p>-2,1446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91285">
            <text:p>7,91285</text:p>
          </table:table-cell>
          <table:table-cell office:value-type="float" office:value="4.90571">
            <text:p>4,90571</text:p>
          </table:table-cell>
          <table:table-cell office:value-type="float" office:value="3.06875">
            <text:p>3,06875</text:p>
          </table:table-cell>
          <table:table-cell office:value-type="float" office:value="1.87776">
            <text:p>1,87776</text:p>
          </table:table-cell>
          <table:table-cell office:value-type="float" office:value="0.91838">
            <text:p>0,91838</text:p>
          </table:table-cell>
          <table:table-cell office:value-type="float" office:value="0.15321">
            <text:p>0,15321</text:p>
          </table:table-cell>
          <table:table-cell office:value-type="float" office:value="-0.56578">
            <text:p>-0,56578</text:p>
          </table:table-cell>
          <table:table-cell office:value-type="float" office:value="-1.14359">
            <text:p>-1,14359</text:p>
          </table:table-cell>
          <table:table-cell office:value-type="float" office:value="-1.64605">
            <text:p>-1,64605</text:p>
          </table:table-cell>
          <table:table-cell office:value-type="float" office:value="-2.10108">
            <text:p>-2,1010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96852">
            <text:p>7,96852</text:p>
          </table:table-cell>
          <table:table-cell office:value-type="float" office:value="5.02065">
            <text:p>5,02065</text:p>
          </table:table-cell>
          <table:table-cell office:value-type="float" office:value="3.19606">
            <text:p>3,19606</text:p>
          </table:table-cell>
          <table:table-cell office:value-type="float" office:value="1.98537">
            <text:p>1,98537</text:p>
          </table:table-cell>
          <table:table-cell office:value-type="float" office:value="1.06111">
            <text:p>1,06111</text:p>
          </table:table-cell>
          <table:table-cell office:value-type="float" office:value="0.21255">
            <text:p>0,21255</text:p>
          </table:table-cell>
          <table:table-cell office:value-type="float" office:value="-0.47923">
            <text:p>-0,47923</text:p>
          </table:table-cell>
          <table:table-cell office:value-type="float" office:value="-1.05992">
            <text:p>-1,05992</text:p>
          </table:table-cell>
          <table:table-cell office:value-type="float" office:value="-1.6232">
            <text:p>-1,6232</text:p>
          </table:table-cell>
          <table:table-cell office:value-type="float" office:value="-2.00432">
            <text:p>-2,0043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.06377">
            <text:p>8,06377</text:p>
          </table:table-cell>
          <table:table-cell office:value-type="float" office:value="5.03576">
            <text:p>5,03576</text:p>
          </table:table-cell>
          <table:table-cell office:value-type="float" office:value="3.26102">
            <text:p>3,26102</text:p>
          </table:table-cell>
          <table:table-cell office:value-type="float" office:value="2.06016">
            <text:p>2,06016</text:p>
          </table:table-cell>
          <table:table-cell office:value-type="float" office:value="1.07304">
            <text:p>1,07304</text:p>
          </table:table-cell>
          <table:table-cell office:value-type="float" office:value="0.2676">
            <text:p>0,2676</text:p>
          </table:table-cell>
          <table:table-cell office:value-type="float" office:value="-0.41619">
            <text:p>-0,41619</text:p>
          </table:table-cell>
          <table:table-cell office:value-type="float" office:value="-0.97093">
            <text:p>-0,97093</text:p>
          </table:table-cell>
          <table:table-cell office:value-type="float" office:value="-1.45407">
            <text:p>-1,45407</text:p>
          </table:table-cell>
          <table:table-cell office:value-type="float" office:value="-1.93754">
            <text:p>-1,9375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.1025">
            <text:p>8,1025</text:p>
          </table:table-cell>
          <table:table-cell office:value-type="float" office:value="5.13876">
            <text:p>5,13876</text:p>
          </table:table-cell>
          <table:table-cell office:value-type="float" office:value="3.36853">
            <text:p>3,36853</text:p>
          </table:table-cell>
          <table:table-cell office:value-type="float" office:value="2.08989">
            <text:p>2,08989</text:p>
          </table:table-cell>
          <table:table-cell office:value-type="float" office:value="1.15688">
            <text:p>1,15688</text:p>
          </table:table-cell>
          <table:table-cell office:value-type="float" office:value="0.38851">
            <text:p>0,38851</text:p>
          </table:table-cell>
          <table:table-cell office:value-type="float" office:value="-0.31205">
            <text:p>-0,31205</text:p>
          </table:table-cell>
          <table:table-cell office:value-type="float" office:value="-0.92197">
            <text:p>-0,92197</text:p>
          </table:table-cell>
          <table:table-cell office:value-type="float" office:value="-1.43575">
            <text:p>-1,43575</text:p>
          </table:table-cell>
          <table:table-cell office:value-type="float" office:value="-1.82469">
            <text:p>-1,8246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.2394">
            <text:p>8,2394</text:p>
          </table:table-cell>
          <table:table-cell office:value-type="float" office:value="5.24093">
            <text:p>5,24093</text:p>
          </table:table-cell>
          <table:table-cell office:value-type="float" office:value="3.50179">
            <text:p>3,50179</text:p>
          </table:table-cell>
          <table:table-cell office:value-type="float" office:value="2.17272">
            <text:p>2,17272</text:p>
          </table:table-cell>
          <table:table-cell office:value-type="float" office:value="1.16055">
            <text:p>1,16055</text:p>
          </table:table-cell>
          <table:table-cell office:value-type="float" office:value="0.39363">
            <text:p>0,39363</text:p>
          </table:table-cell>
          <table:table-cell office:value-type="float" office:value="-0.18755">
            <text:p>-0,18755</text:p>
          </table:table-cell>
          <table:table-cell office:value-type="float" office:value="-0.82836">
            <text:p>-0,82836</text:p>
          </table:table-cell>
          <table:table-cell office:value-type="float" office:value="-1.36562">
            <text:p>-1,36562</text:p>
          </table:table-cell>
          <table:table-cell office:value-type="float" office:value="-1.80061">
            <text:p>-1,800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.30022">
            <text:p>8,30022</text:p>
          </table:table-cell>
          <table:table-cell office:value-type="float" office:value="5.26405">
            <text:p>5,26405</text:p>
          </table:table-cell>
          <table:table-cell office:value-type="float" office:value="3.45645">
            <text:p>3,45645</text:p>
          </table:table-cell>
          <table:table-cell office:value-type="float" office:value="2.28165">
            <text:p>2,28165</text:p>
          </table:table-cell>
          <table:table-cell office:value-type="float" office:value="1.2875">
            <text:p>1,2875</text:p>
          </table:table-cell>
          <table:table-cell office:value-type="float" office:value="0.47368">
            <text:p>0,47368</text:p>
          </table:table-cell>
          <table:table-cell office:value-type="float" office:value="-0.17003">
            <text:p>-0,17003</text:p>
          </table:table-cell>
          <table:table-cell office:value-type="float" office:value="-0.72904">
            <text:p>-0,72904</text:p>
          </table:table-cell>
          <table:table-cell office:value-type="float" office:value="-1.28184">
            <text:p>-1,28184</text:p>
          </table:table-cell>
          <table:table-cell office:value-type="float" office:value="-1.77035">
            <text:p>-1,7703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.3427">
            <text:p>8,3427</text:p>
          </table:table-cell>
          <table:table-cell office:value-type="float" office:value="5.33509">
            <text:p>5,33509</text:p>
          </table:table-cell>
          <table:table-cell office:value-type="float" office:value="3.59783">
            <text:p>3,59783</text:p>
          </table:table-cell>
          <table:table-cell office:value-type="float" office:value="2.31538">
            <text:p>2,31538</text:p>
          </table:table-cell>
          <table:table-cell office:value-type="float" office:value="1.36495">
            <text:p>1,36495</text:p>
          </table:table-cell>
          <table:table-cell office:value-type="float" office:value="0.56363">
            <text:p>0,56363</text:p>
          </table:table-cell>
          <table:table-cell office:value-type="float" office:value="-0.11938">
            <text:p>-0,11938</text:p>
          </table:table-cell>
          <table:table-cell office:value-type="float" office:value="-0.6791">
            <text:p>-0,6791</text:p>
          </table:table-cell>
          <table:table-cell office:value-type="float" office:value="-1.25877">
            <text:p>-1,25877</text:p>
          </table:table-cell>
          <table:table-cell office:value-type="float" office:value="-1.67117">
            <text:p>-1,6711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.43762">
            <text:p>8,43762</text:p>
          </table:table-cell>
          <table:table-cell office:value-type="float" office:value="5.40906">
            <text:p>5,40906</text:p>
          </table:table-cell>
          <table:table-cell office:value-type="float" office:value="3.66225">
            <text:p>3,66225</text:p>
          </table:table-cell>
          <table:table-cell office:value-type="float" office:value="2.43755">
            <text:p>2,43755</text:p>
          </table:table-cell>
          <table:table-cell office:value-type="float" office:value="1.44278">
            <text:p>1,44278</text:p>
          </table:table-cell>
          <table:table-cell office:value-type="float" office:value="0.70554">
            <text:p>0,70554</text:p>
          </table:table-cell>
          <table:table-cell office:value-type="float" office:value="-0.03434">
            <text:p>-0,03434</text:p>
          </table:table-cell>
          <table:table-cell office:value-type="float" office:value="-0.61597">
            <text:p>-0,61597</text:p>
          </table:table-cell>
          <table:table-cell office:value-type="float" office:value="-1.13119">
            <text:p>-1,13119</text:p>
          </table:table-cell>
          <table:table-cell office:value-type="float" office:value="-1.59067">
            <text:p>-1,5906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.42086">
            <text:p>8,42086</text:p>
          </table:table-cell>
          <table:table-cell office:value-type="float" office:value="5.50642">
            <text:p>5,50642</text:p>
          </table:table-cell>
          <table:table-cell office:value-type="float" office:value="3.69482">
            <text:p>3,69482</text:p>
          </table:table-cell>
          <table:table-cell office:value-type="float" office:value="2.47227">
            <text:p>2,47227</text:p>
          </table:table-cell>
          <table:table-cell office:value-type="float" office:value="1.5168">
            <text:p>1,5168</text:p>
          </table:table-cell>
          <table:table-cell office:value-type="float" office:value="0.76202">
            <text:p>0,76202</text:p>
          </table:table-cell>
          <table:table-cell office:value-type="float" office:value="0.08602">
            <text:p>0,08602</text:p>
          </table:table-cell>
          <table:table-cell office:value-type="float" office:value="-0.54832">
            <text:p>-0,54832</text:p>
          </table:table-cell>
          <table:table-cell office:value-type="float" office:value="-1.03071">
            <text:p>-1,03071</text:p>
          </table:table-cell>
          <table:table-cell office:value-type="float" office:value="-1.50812">
            <text:p>-1,5081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.58439">
            <text:p>8,58439</text:p>
          </table:table-cell>
          <table:table-cell office:value-type="float" office:value="5.54391">
            <text:p>5,54391</text:p>
          </table:table-cell>
          <table:table-cell office:value-type="float" office:value="3.79324">
            <text:p>3,79324</text:p>
          </table:table-cell>
          <table:table-cell office:value-type="float" office:value="2.5465">
            <text:p>2,5465</text:p>
          </table:table-cell>
          <table:table-cell office:value-type="float" office:value="1.56773">
            <text:p>1,56773</text:p>
          </table:table-cell>
          <table:table-cell office:value-type="float" office:value="0.75233">
            <text:p>0,75233</text:p>
          </table:table-cell>
          <table:table-cell office:value-type="float" office:value="0.08868">
            <text:p>0,08868</text:p>
          </table:table-cell>
          <table:table-cell office:value-type="float" office:value="-0.47392">
            <text:p>-0,47392</text:p>
          </table:table-cell>
          <table:table-cell office:value-type="float" office:value="-1.01982">
            <text:p>-1,01982</text:p>
          </table:table-cell>
          <table:table-cell office:value-type="float" office:value="-1.47412">
            <text:p>-1,4741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.6678">
            <text:p>8,6678</text:p>
          </table:table-cell>
          <table:table-cell office:value-type="float" office:value="5.60636">
            <text:p>5,60636</text:p>
          </table:table-cell>
          <table:table-cell office:value-type="float" office:value="3.84092">
            <text:p>3,84092</text:p>
          </table:table-cell>
          <table:table-cell office:value-type="float" office:value="2.58813">
            <text:p>2,58813</text:p>
          </table:table-cell>
          <table:table-cell office:value-type="float" office:value="1.65048">
            <text:p>1,65048</text:p>
          </table:table-cell>
          <table:table-cell office:value-type="float" office:value="0.82162">
            <text:p>0,82162</text:p>
          </table:table-cell>
          <table:table-cell office:value-type="float" office:value="0.24695">
            <text:p>0,24695</text:p>
          </table:table-cell>
          <table:table-cell office:value-type="float" office:value="-0.4445">
            <text:p>-0,4445</text:p>
          </table:table-cell>
          <table:table-cell office:value-type="float" office:value="-0.87572">
            <text:p>-0,87572</text:p>
          </table:table-cell>
          <table:table-cell office:value-type="float" office:value="-1.35481">
            <text:p>-1,3548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.73221">
            <text:p>8,73221</text:p>
          </table:table-cell>
          <table:table-cell office:value-type="float" office:value="5.66169">
            <text:p>5,66169</text:p>
          </table:table-cell>
          <table:table-cell office:value-type="float" office:value="3.97247">
            <text:p>3,97247</text:p>
          </table:table-cell>
          <table:table-cell office:value-type="float" office:value="2.70385">
            <text:p>2,70385</text:p>
          </table:table-cell>
          <table:table-cell office:value-type="float" office:value="1.64868">
            <text:p>1,64868</text:p>
          </table:table-cell>
          <table:table-cell office:value-type="float" office:value="0.90889">
            <text:p>0,90889</text:p>
          </table:table-cell>
          <table:table-cell office:value-type="float" office:value="0.29126">
            <text:p>0,29126</text:p>
          </table:table-cell>
          <table:table-cell office:value-type="float" office:value="-0.30048">
            <text:p>-0,30048</text:p>
          </table:table-cell>
          <table:table-cell office:value-type="float" office:value="-0.84613">
            <text:p>-0,84613</text:p>
          </table:table-cell>
          <table:table-cell office:value-type="float" office:value="-1.35191">
            <text:p>-1,3519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.72403">
            <text:p>8,72403</text:p>
          </table:table-cell>
          <table:table-cell office:value-type="float" office:value="5.81269">
            <text:p>5,81269</text:p>
          </table:table-cell>
          <table:table-cell office:value-type="float" office:value="3.98098">
            <text:p>3,98098</text:p>
          </table:table-cell>
          <table:table-cell office:value-type="float" office:value="2.73178">
            <text:p>2,73178</text:p>
          </table:table-cell>
          <table:table-cell office:value-type="float" office:value="1.75512">
            <text:p>1,75512</text:p>
          </table:table-cell>
          <table:table-cell office:value-type="float" office:value="1.02019">
            <text:p>1,02019</text:p>
          </table:table-cell>
          <table:table-cell office:value-type="float" office:value="0.28254">
            <text:p>0,28254</text:p>
          </table:table-cell>
          <table:table-cell office:value-type="float" office:value="-0.27734">
            <text:p>-0,27734</text:p>
          </table:table-cell>
          <table:table-cell office:value-type="float" office:value="-0.81312">
            <text:p>-0,81312</text:p>
          </table:table-cell>
          <table:table-cell office:value-type="float" office:value="-1.23901">
            <text:p>-1,239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81876">
            <text:p>8,81876</text:p>
          </table:table-cell>
          <table:table-cell office:value-type="float" office:value="5.80644">
            <text:p>5,80644</text:p>
          </table:table-cell>
          <table:table-cell office:value-type="float" office:value="4.06861">
            <text:p>4,06861</text:p>
          </table:table-cell>
          <table:table-cell office:value-type="float" office:value="2.84133">
            <text:p>2,84133</text:p>
          </table:table-cell>
          <table:table-cell office:value-type="float" office:value="1.83143">
            <text:p>1,83143</text:p>
          </table:table-cell>
          <table:table-cell office:value-type="float" office:value="1.0912">
            <text:p>1,0912</text:p>
          </table:table-cell>
          <table:table-cell office:value-type="float" office:value="0.37327">
            <text:p>0,37327</text:p>
          </table:table-cell>
          <table:table-cell office:value-type="float" office:value="-0.23812">
            <text:p>-0,23812</text:p>
          </table:table-cell>
          <table:table-cell office:value-type="float" office:value="-0.70849">
            <text:p>-0,70849</text:p>
          </table:table-cell>
          <table:table-cell office:value-type="float" office:value="-1.13683">
            <text:p>-1,1368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.87357">
            <text:p>8,87357</text:p>
          </table:table-cell>
          <table:table-cell office:value-type="float" office:value="5.88591">
            <text:p>5,88591</text:p>
          </table:table-cell>
          <table:table-cell office:value-type="float" office:value="4.09081">
            <text:p>4,09081</text:p>
          </table:table-cell>
          <table:table-cell office:value-type="float" office:value="2.81628">
            <text:p>2,81628</text:p>
          </table:table-cell>
          <table:table-cell office:value-type="float" office:value="1.86876">
            <text:p>1,86876</text:p>
          </table:table-cell>
          <table:table-cell office:value-type="float" office:value="1.11666">
            <text:p>1,11666</text:p>
          </table:table-cell>
          <table:table-cell office:value-type="float" office:value="0.42932">
            <text:p>0,42932</text:p>
          </table:table-cell>
          <table:table-cell office:value-type="float" office:value="-0.11289">
            <text:p>-0,11289</text:p>
          </table:table-cell>
          <table:table-cell office:value-type="float" office:value="-0.65592">
            <text:p>-0,65592</text:p>
          </table:table-cell>
          <table:table-cell office:value-type="float" office:value="-1.14684">
            <text:p>-1,1468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.99226">
            <text:p>8,99226</text:p>
          </table:table-cell>
          <table:table-cell office:value-type="float" office:value="5.94803">
            <text:p>5,94803</text:p>
          </table:table-cell>
          <table:table-cell office:value-type="float" office:value="4.15945">
            <text:p>4,15945</text:p>
          </table:table-cell>
          <table:table-cell office:value-type="float" office:value="2.90724">
            <text:p>2,90724</text:p>
          </table:table-cell>
          <table:table-cell office:value-type="float" office:value="2.00625">
            <text:p>2,00625</text:p>
          </table:table-cell>
          <table:table-cell office:value-type="float" office:value="1.10429">
            <text:p>1,10429</text:p>
          </table:table-cell>
          <table:table-cell office:value-type="float" office:value="0.51113">
            <text:p>0,51113</text:p>
          </table:table-cell>
          <table:table-cell office:value-type="float" office:value="-0.04603">
            <text:p>-0,04603</text:p>
          </table:table-cell>
          <table:table-cell office:value-type="float" office:value="-0.63987">
            <text:p>-0,63987</text:p>
          </table:table-cell>
          <table:table-cell office:value-type="float" office:value="-1.04246">
            <text:p>-1,0424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.00727">
            <text:p>9,00727</text:p>
          </table:table-cell>
          <table:table-cell office:value-type="float" office:value="5.99886">
            <text:p>5,99886</text:p>
          </table:table-cell>
          <table:table-cell office:value-type="float" office:value="4.20099">
            <text:p>4,20099</text:p>
          </table:table-cell>
          <table:table-cell office:value-type="float" office:value="3.09523">
            <text:p>3,09523</text:p>
          </table:table-cell>
          <table:table-cell office:value-type="float" office:value="2.0252">
            <text:p>2,0252</text:p>
          </table:table-cell>
          <table:table-cell office:value-type="float" office:value="1.20675">
            <text:p>1,20675</text:p>
          </table:table-cell>
          <table:table-cell office:value-type="float" office:value="0.56355">
            <text:p>0,56355</text:p>
          </table:table-cell>
          <table:table-cell office:value-type="float" office:value="0.00382">
            <text:p>0,00382</text:p>
          </table:table-cell>
          <table:table-cell office:value-type="float" office:value="-0.51034">
            <text:p>-0,51034</text:p>
          </table:table-cell>
          <table:table-cell office:value-type="float" office:value="-0.97117">
            <text:p>-0,9711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.101">
            <text:p>9,101</text:p>
          </table:table-cell>
          <table:table-cell office:value-type="float" office:value="6.04872">
            <text:p>6,04872</text:p>
          </table:table-cell>
          <table:table-cell office:value-type="float" office:value="4.32351">
            <text:p>4,32351</text:p>
          </table:table-cell>
          <table:table-cell office:value-type="float" office:value="3.05128">
            <text:p>3,05128</text:p>
          </table:table-cell>
          <table:table-cell office:value-type="float" office:value="2.11403">
            <text:p>2,11403</text:p>
          </table:table-cell>
          <table:table-cell office:value-type="float" office:value="1.31784">
            <text:p>1,31784</text:p>
          </table:table-cell>
          <table:table-cell office:value-type="float" office:value="0.65105">
            <text:p>0,65105</text:p>
          </table:table-cell>
          <table:table-cell office:value-type="float" office:value="0.01881">
            <text:p>0,01881</text:p>
          </table:table-cell>
          <table:table-cell office:value-type="float" office:value="-0.47503">
            <text:p>-0,47503</text:p>
          </table:table-cell>
          <table:table-cell office:value-type="float" office:value="-0.96833">
            <text:p>-0,9683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.11211">
            <text:p>9,11211</text:p>
          </table:table-cell>
          <table:table-cell office:value-type="float" office:value="6.13878">
            <text:p>6,13878</text:p>
          </table:table-cell>
          <table:table-cell office:value-type="float" office:value="4.34989">
            <text:p>4,34989</text:p>
          </table:table-cell>
          <table:table-cell office:value-type="float" office:value="3.09474">
            <text:p>3,09474</text:p>
          </table:table-cell>
          <table:table-cell office:value-type="float" office:value="2.19315">
            <text:p>2,19315</text:p>
          </table:table-cell>
          <table:table-cell office:value-type="float" office:value="1.36732">
            <text:p>1,36732</text:p>
          </table:table-cell>
          <table:table-cell office:value-type="float" office:value="0.65903">
            <text:p>0,65903</text:p>
          </table:table-cell>
          <table:table-cell office:value-type="float" office:value="0.14805">
            <text:p>0,14805</text:p>
          </table:table-cell>
          <table:table-cell office:value-type="float" office:value="-0.37696">
            <text:p>-0,37696</text:p>
          </table:table-cell>
          <table:table-cell office:value-type="float" office:value="-0.86492">
            <text:p>-0,8649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.21239">
            <text:p>9,21239</text:p>
          </table:table-cell>
          <table:table-cell office:value-type="float" office:value="6.18568">
            <text:p>6,18568</text:p>
          </table:table-cell>
          <table:table-cell office:value-type="float" office:value="4.40428">
            <text:p>4,40428</text:p>
          </table:table-cell>
          <table:table-cell office:value-type="float" office:value="3.17859">
            <text:p>3,17859</text:p>
          </table:table-cell>
          <table:table-cell office:value-type="float" office:value="2.23825">
            <text:p>2,23825</text:p>
          </table:table-cell>
          <table:table-cell office:value-type="float" office:value="1.42424">
            <text:p>1,42424</text:p>
          </table:table-cell>
          <table:table-cell office:value-type="float" office:value="0.7512">
            <text:p>0,7512</text:p>
          </table:table-cell>
          <table:table-cell office:value-type="float" office:value="0.16611">
            <text:p>0,16611</text:p>
          </table:table-cell>
          <table:table-cell office:value-type="float" office:value="-0.35563">
            <text:p>-0,35563</text:p>
          </table:table-cell>
          <table:table-cell office:value-type="float" office:value="-0.79653">
            <text:p>-0,7965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.28615">
            <text:p>9,28615</text:p>
          </table:table-cell>
          <table:table-cell office:value-type="float" office:value="6.2815">
            <text:p>6,2815</text:p>
          </table:table-cell>
          <table:table-cell office:value-type="float" office:value="4.5153">
            <text:p>4,5153</text:p>
          </table:table-cell>
          <table:table-cell office:value-type="float" office:value="3.23068">
            <text:p>3,23068</text:p>
          </table:table-cell>
          <table:table-cell office:value-type="float" office:value="2.30714">
            <text:p>2,30714</text:p>
          </table:table-cell>
          <table:table-cell office:value-type="float" office:value="1.45913">
            <text:p>1,45913</text:p>
          </table:table-cell>
          <table:table-cell office:value-type="float" office:value="0.81979">
            <text:p>0,81979</text:p>
          </table:table-cell>
          <table:table-cell office:value-type="float" office:value="0.18608">
            <text:p>0,18608</text:p>
          </table:table-cell>
          <table:table-cell office:value-type="float" office:value="-0.27371">
            <text:p>-0,27371</text:p>
          </table:table-cell>
          <table:table-cell office:value-type="float" office:value="-0.76982">
            <text:p>-0,7698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.31605">
            <text:p>9,31605</text:p>
          </table:table-cell>
          <table:table-cell office:value-type="float" office:value="6.28427">
            <text:p>6,28427</text:p>
          </table:table-cell>
          <table:table-cell office:value-type="float" office:value="4.56163">
            <text:p>4,56163</text:p>
          </table:table-cell>
          <table:table-cell office:value-type="float" office:value="3.28751">
            <text:p>3,28751</text:p>
          </table:table-cell>
          <table:table-cell office:value-type="float" office:value="2.33724">
            <text:p>2,33724</text:p>
          </table:table-cell>
          <table:table-cell office:value-type="float" office:value="1.5334">
            <text:p>1,5334</text:p>
          </table:table-cell>
          <table:table-cell office:value-type="float" office:value="0.82729">
            <text:p>0,82729</text:p>
          </table:table-cell>
          <table:table-cell office:value-type="float" office:value="0.2767">
            <text:p>0,2767</text:p>
          </table:table-cell>
          <table:table-cell office:value-type="float" office:value="-0.23882">
            <text:p>-0,23882</text:p>
          </table:table-cell>
          <table:table-cell office:value-type="float" office:value="-0.7252">
            <text:p>-0,725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.36842">
            <text:p>9,36842</text:p>
          </table:table-cell>
          <table:table-cell office:value-type="float" office:value="6.40734">
            <text:p>6,40734</text:p>
          </table:table-cell>
          <table:table-cell office:value-type="float" office:value="4.6143">
            <text:p>4,6143</text:p>
          </table:table-cell>
          <table:table-cell office:value-type="float" office:value="3.33063">
            <text:p>3,33063</text:p>
          </table:table-cell>
          <table:table-cell office:value-type="float" office:value="2.37975">
            <text:p>2,37975</text:p>
          </table:table-cell>
          <table:table-cell office:value-type="float" office:value="1.58743">
            <text:p>1,58743</text:p>
          </table:table-cell>
          <table:table-cell office:value-type="float" office:value="0.90719">
            <text:p>0,90719</text:p>
          </table:table-cell>
          <table:table-cell office:value-type="float" office:value="0.36702">
            <text:p>0,36702</text:p>
          </table:table-cell>
          <table:table-cell office:value-type="float" office:value="-0.20141">
            <text:p>-0,20141</text:p>
          </table:table-cell>
          <table:table-cell office:value-type="float" office:value="-0.55099">
            <text:p>-0,5509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.4055">
            <text:p>9,4055</text:p>
          </table:table-cell>
          <table:table-cell office:value-type="float" office:value="6.40633">
            <text:p>6,40633</text:p>
          </table:table-cell>
          <table:table-cell office:value-type="float" office:value="4.68502">
            <text:p>4,68502</text:p>
          </table:table-cell>
          <table:table-cell office:value-type="float" office:value="3.46567">
            <text:p>3,46567</text:p>
          </table:table-cell>
          <table:table-cell office:value-type="float" office:value="2.46127">
            <text:p>2,46127</text:p>
          </table:table-cell>
          <table:table-cell office:value-type="float" office:value="1.64905">
            <text:p>1,64905</text:p>
          </table:table-cell>
          <table:table-cell office:value-type="float" office:value="0.96615">
            <text:p>0,96615</text:p>
          </table:table-cell>
          <table:table-cell office:value-type="float" office:value="0.36151">
            <text:p>0,36151</text:p>
          </table:table-cell>
          <table:table-cell office:value-type="float" office:value="-0.12474">
            <text:p>-0,12474</text:p>
          </table:table-cell>
          <table:table-cell office:value-type="float" office:value="-0.54432">
            <text:p>-0,5443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.47354">
            <text:p>9,47354</text:p>
          </table:table-cell>
          <table:table-cell office:value-type="float" office:value="6.46802">
            <text:p>6,46802</text:p>
          </table:table-cell>
          <table:table-cell office:value-type="float" office:value="4.69081">
            <text:p>4,69081</text:p>
          </table:table-cell>
          <table:table-cell office:value-type="float" office:value="3.41019">
            <text:p>3,41019</text:p>
          </table:table-cell>
          <table:table-cell office:value-type="float" office:value="2.49472">
            <text:p>2,49472</text:p>
          </table:table-cell>
          <table:table-cell office:value-type="float" office:value="1.75005">
            <text:p>1,75005</text:p>
          </table:table-cell>
          <table:table-cell office:value-type="float" office:value="1.02104">
            <text:p>1,02104</text:p>
          </table:table-cell>
          <table:table-cell office:value-type="float" office:value="0.42508">
            <text:p>0,42508</text:p>
          </table:table-cell>
          <table:table-cell office:value-type="float" office:value="-0.07207">
            <text:p>-0,07207</text:p>
          </table:table-cell>
          <table:table-cell office:value-type="float" office:value="-0.55788">
            <text:p>-0,557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53296">
            <text:p>9,53296</text:p>
          </table:table-cell>
          <table:table-cell office:value-type="float" office:value="6.49824">
            <text:p>6,49824</text:p>
          </table:table-cell>
          <table:table-cell office:value-type="float" office:value="4.74279">
            <text:p>4,74279</text:p>
          </table:table-cell>
          <table:table-cell office:value-type="float" office:value="3.49884">
            <text:p>3,49884</text:p>
          </table:table-cell>
          <table:table-cell office:value-type="float" office:value="2.58902">
            <text:p>2,58902</text:p>
          </table:table-cell>
          <table:table-cell office:value-type="float" office:value="1.75091">
            <text:p>1,75091</text:p>
          </table:table-cell>
          <table:table-cell office:value-type="float" office:value="1.08176">
            <text:p>1,08176</text:p>
          </table:table-cell>
          <table:table-cell office:value-type="float" office:value="0.52957">
            <text:p>0,52957</text:p>
          </table:table-cell>
          <table:table-cell office:value-type="float" office:value="-0.01837">
            <text:p>-0,01837</text:p>
          </table:table-cell>
          <table:table-cell office:value-type="float" office:value="-0.46941">
            <text:p>-0,4694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.60033">
            <text:p>9,60033</text:p>
          </table:table-cell>
          <table:table-cell office:value-type="float" office:value="6.59443">
            <text:p>6,59443</text:p>
          </table:table-cell>
          <table:table-cell office:value-type="float" office:value="4.8304">
            <text:p>4,8304</text:p>
          </table:table-cell>
          <table:table-cell office:value-type="float" office:value="3.58302">
            <text:p>3,58302</text:p>
          </table:table-cell>
          <table:table-cell office:value-type="float" office:value="2.59038">
            <text:p>2,59038</text:p>
          </table:table-cell>
          <table:table-cell office:value-type="float" office:value="1.79234">
            <text:p>1,79234</text:p>
          </table:table-cell>
          <table:table-cell office:value-type="float" office:value="1.15425">
            <text:p>1,15425</text:p>
          </table:table-cell>
          <table:table-cell office:value-type="float" office:value="0.53197">
            <text:p>0,53197</text:p>
          </table:table-cell>
          <table:table-cell office:value-type="float" office:value="0.03929">
            <text:p>0,03929</text:p>
          </table:table-cell>
          <table:table-cell office:value-type="float" office:value="-0.40198">
            <text:p>-0,4019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.66184">
            <text:p>9,66184</text:p>
          </table:table-cell>
          <table:table-cell office:value-type="float" office:value="6.61318">
            <text:p>6,61318</text:p>
          </table:table-cell>
          <table:table-cell office:value-type="float" office:value="4.8424">
            <text:p>4,8424</text:p>
          </table:table-cell>
          <table:table-cell office:value-type="float" office:value="3.6271">
            <text:p>3,6271</text:p>
          </table:table-cell>
          <table:table-cell office:value-type="float" office:value="2.64796">
            <text:p>2,64796</text:p>
          </table:table-cell>
          <table:table-cell office:value-type="float" office:value="1.89735">
            <text:p>1,89735</text:p>
          </table:table-cell>
          <table:table-cell office:value-type="float" office:value="1.1883">
            <text:p>1,1883</text:p>
          </table:table-cell>
          <table:table-cell office:value-type="float" office:value="0.61965">
            <text:p>0,61965</text:p>
          </table:table-cell>
          <table:table-cell office:value-type="float" office:value="0.06873">
            <text:p>0,06873</text:p>
          </table:table-cell>
          <table:table-cell office:value-type="float" office:value="-0.3384">
            <text:p>-0,338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.67423">
            <text:p>9,67423</text:p>
          </table:table-cell>
          <table:table-cell office:value-type="float" office:value="6.69455">
            <text:p>6,69455</text:p>
          </table:table-cell>
          <table:table-cell office:value-type="float" office:value="4.90197">
            <text:p>4,90197</text:p>
          </table:table-cell>
          <table:table-cell office:value-type="float" office:value="3.66432">
            <text:p>3,66432</text:p>
          </table:table-cell>
          <table:table-cell office:value-type="float" office:value="2.75308">
            <text:p>2,75308</text:p>
          </table:table-cell>
          <table:table-cell office:value-type="float" office:value="1.90861">
            <text:p>1,90861</text:p>
          </table:table-cell>
          <table:table-cell office:value-type="float" office:value="1.22041">
            <text:p>1,22041</text:p>
          </table:table-cell>
          <table:table-cell office:value-type="float" office:value="0.62883">
            <text:p>0,62883</text:p>
          </table:table-cell>
          <table:table-cell office:value-type="float" office:value="0.14912">
            <text:p>0,14912</text:p>
          </table:table-cell>
          <table:table-cell office:value-type="float" office:value="-0.31184">
            <text:p>-0,3118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.7313">
            <text:p>9,7313</text:p>
          </table:table-cell>
          <table:table-cell office:value-type="float" office:value="6.74206">
            <text:p>6,74206</text:p>
          </table:table-cell>
          <table:table-cell office:value-type="float" office:value="4.97585">
            <text:p>4,97585</text:p>
          </table:table-cell>
          <table:table-cell office:value-type="float" office:value="3.73297">
            <text:p>3,73297</text:p>
          </table:table-cell>
          <table:table-cell office:value-type="float" office:value="2.7031">
            <text:p>2,7031</text:p>
          </table:table-cell>
          <table:table-cell office:value-type="float" office:value="1.93305">
            <text:p>1,93305</text:p>
          </table:table-cell>
          <table:table-cell office:value-type="float" office:value="1.28482">
            <text:p>1,28482</text:p>
          </table:table-cell>
          <table:table-cell office:value-type="float" office:value="0.73996">
            <text:p>0,73996</text:p>
          </table:table-cell>
          <table:table-cell office:value-type="float" office:value="0.21135">
            <text:p>0,21135</text:p>
          </table:table-cell>
          <table:table-cell office:value-type="float" office:value="-0.23739">
            <text:p>-0,2373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.76281">
            <text:p>9,76281</text:p>
          </table:table-cell>
          <table:table-cell office:value-type="float" office:value="6.80106">
            <text:p>6,80106</text:p>
          </table:table-cell>
          <table:table-cell office:value-type="float" office:value="5.00565">
            <text:p>5,00565</text:p>
          </table:table-cell>
          <table:table-cell office:value-type="float" office:value="3.77713">
            <text:p>3,77713</text:p>
          </table:table-cell>
          <table:table-cell office:value-type="float" office:value="2.80003">
            <text:p>2,80003</text:p>
          </table:table-cell>
          <table:table-cell office:value-type="float" office:value="1.99968">
            <text:p>1,99968</text:p>
          </table:table-cell>
          <table:table-cell office:value-type="float" office:value="1.3541">
            <text:p>1,3541</text:p>
          </table:table-cell>
          <table:table-cell office:value-type="float" office:value="0.77739">
            <text:p>0,77739</text:p>
          </table:table-cell>
          <table:table-cell office:value-type="float" office:value="0.23543">
            <text:p>0,23543</text:p>
          </table:table-cell>
          <table:table-cell office:value-type="float" office:value="-0.23582">
            <text:p>-0,2358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.88767">
            <text:p>9,88767</text:p>
          </table:table-cell>
          <table:table-cell office:value-type="float" office:value="6.77785">
            <text:p>6,77785</text:p>
          </table:table-cell>
          <table:table-cell office:value-type="float" office:value="5.10499">
            <text:p>5,10499</text:p>
          </table:table-cell>
          <table:table-cell office:value-type="float" office:value="3.83582">
            <text:p>3,83582</text:p>
          </table:table-cell>
          <table:table-cell office:value-type="float" office:value="2.8888">
            <text:p>2,8888</text:p>
          </table:table-cell>
          <table:table-cell office:value-type="float" office:value="2.05613">
            <text:p>2,05613</text:p>
          </table:table-cell>
          <table:table-cell office:value-type="float" office:value="1.41589">
            <text:p>1,41589</text:p>
          </table:table-cell>
          <table:table-cell office:value-type="float" office:value="0.84053">
            <text:p>0,84053</text:p>
          </table:table-cell>
          <table:table-cell office:value-type="float" office:value="0.28285">
            <text:p>0,28285</text:p>
          </table:table-cell>
          <table:table-cell office:value-type="float" office:value="-0.11053">
            <text:p>-0,1105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.83407">
            <text:p>9,83407</text:p>
          </table:table-cell>
          <table:table-cell office:value-type="float" office:value="6.8884">
            <text:p>6,8884</text:p>
          </table:table-cell>
          <table:table-cell office:value-type="float" office:value="5.10657">
            <text:p>5,10657</text:p>
          </table:table-cell>
          <table:table-cell office:value-type="float" office:value="3.91108">
            <text:p>3,91108</text:p>
          </table:table-cell>
          <table:table-cell office:value-type="float" office:value="2.89107">
            <text:p>2,89107</text:p>
          </table:table-cell>
          <table:table-cell office:value-type="float" office:value="2.08578">
            <text:p>2,08578</text:p>
          </table:table-cell>
          <table:table-cell office:value-type="float" office:value="1.41314">
            <text:p>1,41314</text:p>
          </table:table-cell>
          <table:table-cell office:value-type="float" office:value="0.89974">
            <text:p>0,89974</text:p>
          </table:table-cell>
          <table:table-cell office:value-type="float" office:value="0.32315">
            <text:p>0,32315</text:p>
          </table:table-cell>
          <table:table-cell office:value-type="float" office:value="-0.08305">
            <text:p>-0,0830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.967">
            <text:p>9,967</text:p>
          </table:table-cell>
          <table:table-cell office:value-type="float" office:value="6.93758">
            <text:p>6,93758</text:p>
          </table:table-cell>
          <table:table-cell office:value-type="float" office:value="5.1912">
            <text:p>5,1912</text:p>
          </table:table-cell>
          <table:table-cell office:value-type="float" office:value="3.89727">
            <text:p>3,89727</text:p>
          </table:table-cell>
          <table:table-cell office:value-type="float" office:value="2.99798">
            <text:p>2,99798</text:p>
          </table:table-cell>
          <table:table-cell office:value-type="float" office:value="2.18944">
            <text:p>2,18944</text:p>
          </table:table-cell>
          <table:table-cell office:value-type="float" office:value="1.50298">
            <text:p>1,50298</text:p>
          </table:table-cell>
          <table:table-cell office:value-type="float" office:value="0.91279">
            <text:p>0,91279</text:p>
          </table:table-cell>
          <table:table-cell office:value-type="float" office:value="0.41102">
            <text:p>0,41102</text:p>
          </table:table-cell>
          <table:table-cell office:value-type="float" office:value="-0.07963">
            <text:p>-0,0796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.04693">
            <text:p>10,04693</text:p>
          </table:table-cell>
          <table:table-cell office:value-type="float" office:value="7.03851">
            <text:p>7,03851</text:p>
          </table:table-cell>
          <table:table-cell office:value-type="float" office:value="5.23411">
            <text:p>5,23411</text:p>
          </table:table-cell>
          <table:table-cell office:value-type="float" office:value="3.99307">
            <text:p>3,99307</text:p>
          </table:table-cell>
          <table:table-cell office:value-type="float" office:value="2.99898">
            <text:p>2,99898</text:p>
          </table:table-cell>
          <table:table-cell office:value-type="float" office:value="2.2147">
            <text:p>2,2147</text:p>
          </table:table-cell>
          <table:table-cell office:value-type="float" office:value="1.55262">
            <text:p>1,55262</text:p>
          </table:table-cell>
          <table:table-cell office:value-type="float" office:value="0.97624">
            <text:p>0,97624</text:p>
          </table:table-cell>
          <table:table-cell office:value-type="float" office:value="0.46422">
            <text:p>0,46422</text:p>
          </table:table-cell>
          <table:table-cell office:value-type="float" office:value="-0.02306">
            <text:p>-0,023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.05342">
            <text:p>10,05342</text:p>
          </table:table-cell>
          <table:table-cell office:value-type="float" office:value="7.08679">
            <text:p>7,08679</text:p>
          </table:table-cell>
          <table:table-cell office:value-type="float" office:value="5.26394">
            <text:p>5,26394</text:p>
          </table:table-cell>
          <table:table-cell office:value-type="float" office:value="4.04208">
            <text:p>4,04208</text:p>
          </table:table-cell>
          <table:table-cell office:value-type="float" office:value="3.03339">
            <text:p>3,03339</text:p>
          </table:table-cell>
          <table:table-cell office:value-type="float" office:value="2.2903">
            <text:p>2,2903</text:p>
          </table:table-cell>
          <table:table-cell office:value-type="float" office:value="1.55091">
            <text:p>1,55091</text:p>
          </table:table-cell>
          <table:table-cell office:value-type="float" office:value="0.99081">
            <text:p>0,99081</text:p>
          </table:table-cell>
          <table:table-cell office:value-type="float" office:value="0.45226">
            <text:p>0,45226</text:p>
          </table:table-cell>
          <table:table-cell office:value-type="float" office:value="0.02103">
            <text:p>0,0210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.07361">
            <text:p>10,07361</text:p>
          </table:table-cell>
          <table:table-cell office:value-type="float" office:value="7.12499">
            <text:p>7,12499</text:p>
          </table:table-cell>
          <table:table-cell office:value-type="float" office:value="5.32589">
            <text:p>5,32589</text:p>
          </table:table-cell>
          <table:table-cell office:value-type="float" office:value="4.04944">
            <text:p>4,04944</text:p>
          </table:table-cell>
          <table:table-cell office:value-type="float" office:value="3.10792">
            <text:p>3,10792</text:p>
          </table:table-cell>
          <table:table-cell office:value-type="float" office:value="2.31446">
            <text:p>2,31446</text:p>
          </table:table-cell>
          <table:table-cell office:value-type="float" office:value="1.60997">
            <text:p>1,60997</text:p>
          </table:table-cell>
          <table:table-cell office:value-type="float" office:value="1.10131">
            <text:p>1,10131</text:p>
          </table:table-cell>
          <table:table-cell office:value-type="float" office:value="0.56199">
            <text:p>0,56199</text:p>
          </table:table-cell>
          <table:table-cell office:value-type="float" office:value="0.04543">
            <text:p>0,0454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.11783">
            <text:p>10,11783</text:p>
          </table:table-cell>
          <table:table-cell office:value-type="float" office:value="7.14078">
            <text:p>7,14078</text:p>
          </table:table-cell>
          <table:table-cell office:value-type="float" office:value="5.36275">
            <text:p>5,36275</text:p>
          </table:table-cell>
          <table:table-cell office:value-type="float" office:value="4.08897">
            <text:p>4,08897</text:p>
          </table:table-cell>
          <table:table-cell office:value-type="float" office:value="3.14547">
            <text:p>3,14547</text:p>
          </table:table-cell>
          <table:table-cell office:value-type="float" office:value="2.32348">
            <text:p>2,32348</text:p>
          </table:table-cell>
          <table:table-cell office:value-type="float" office:value="1.71401">
            <text:p>1,71401</text:p>
          </table:table-cell>
          <table:table-cell office:value-type="float" office:value="1.06879">
            <text:p>1,06879</text:p>
          </table:table-cell>
          <table:table-cell office:value-type="float" office:value="0.58863">
            <text:p>0,58863</text:p>
          </table:table-cell>
          <table:table-cell office:value-type="float" office:value="0.17932">
            <text:p>0,1793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.17323">
            <text:p>10,17323</text:p>
          </table:table-cell>
          <table:table-cell office:value-type="float" office:value="7.19511">
            <text:p>7,19511</text:p>
          </table:table-cell>
          <table:table-cell office:value-type="float" office:value="5.38641">
            <text:p>5,38641</text:p>
          </table:table-cell>
          <table:table-cell office:value-type="float" office:value="4.18913">
            <text:p>4,18913</text:p>
          </table:table-cell>
          <table:table-cell office:value-type="float" office:value="3.20926">
            <text:p>3,20926</text:p>
          </table:table-cell>
          <table:table-cell office:value-type="float" office:value="2.3701">
            <text:p>2,3701</text:p>
          </table:table-cell>
          <table:table-cell office:value-type="float" office:value="1.74081">
            <text:p>1,74081</text:p>
          </table:table-cell>
          <table:table-cell office:value-type="float" office:value="1.13629">
            <text:p>1,13629</text:p>
          </table:table-cell>
          <table:table-cell office:value-type="float" office:value="0.63944">
            <text:p>0,63944</text:p>
          </table:table-cell>
          <table:table-cell office:value-type="float" office:value="0.1861">
            <text:p>0,186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.23135">
            <text:p>10,23135</text:p>
          </table:table-cell>
          <table:table-cell office:value-type="float" office:value="7.22727">
            <text:p>7,22727</text:p>
          </table:table-cell>
          <table:table-cell office:value-type="float" office:value="5.42721">
            <text:p>5,42721</text:p>
          </table:table-cell>
          <table:table-cell office:value-type="float" office:value="4.206">
            <text:p>4,206</text:p>
          </table:table-cell>
          <table:table-cell office:value-type="float" office:value="3.23122">
            <text:p>3,23122</text:p>
          </table:table-cell>
          <table:table-cell office:value-type="float" office:value="2.42175">
            <text:p>2,42175</text:p>
          </table:table-cell>
          <table:table-cell office:value-type="float" office:value="1.80649">
            <text:p>1,80649</text:p>
          </table:table-cell>
          <table:table-cell office:value-type="float" office:value="1.23941">
            <text:p>1,23941</text:p>
          </table:table-cell>
          <table:table-cell office:value-type="float" office:value="0.66208">
            <text:p>0,66208</text:p>
          </table:table-cell>
          <table:table-cell office:value-type="float" office:value="0.24371">
            <text:p>0,2437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.31633">
            <text:p>10,31633</text:p>
          </table:table-cell>
          <table:table-cell office:value-type="float" office:value="7.29929">
            <text:p>7,29929</text:p>
          </table:table-cell>
          <table:table-cell office:value-type="float" office:value="5.48949">
            <text:p>5,48949</text:p>
          </table:table-cell>
          <table:table-cell office:value-type="float" office:value="4.31739">
            <text:p>4,31739</text:p>
          </table:table-cell>
          <table:table-cell office:value-type="float" office:value="3.26467">
            <text:p>3,26467</text:p>
          </table:table-cell>
          <table:table-cell office:value-type="float" office:value="2.55415">
            <text:p>2,55415</text:p>
          </table:table-cell>
          <table:table-cell office:value-type="float" office:value="1.855">
            <text:p>1,855</text:p>
          </table:table-cell>
          <table:table-cell office:value-type="float" office:value="1.21926">
            <text:p>1,21926</text:p>
          </table:table-cell>
          <table:table-cell office:value-type="float" office:value="0.71073">
            <text:p>0,71073</text:p>
          </table:table-cell>
          <table:table-cell office:value-type="float" office:value="0.29656">
            <text:p>0,2965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.33828">
            <text:p>10,33828</text:p>
          </table:table-cell>
          <table:table-cell office:value-type="float" office:value="7.29502">
            <text:p>7,29502</text:p>
          </table:table-cell>
          <table:table-cell office:value-type="float" office:value="5.50939">
            <text:p>5,50939</text:p>
          </table:table-cell>
          <table:table-cell office:value-type="float" office:value="4.31499">
            <text:p>4,31499</text:p>
          </table:table-cell>
          <table:table-cell office:value-type="float" office:value="3.35877">
            <text:p>3,35877</text:p>
          </table:table-cell>
          <table:table-cell office:value-type="float" office:value="2.55868">
            <text:p>2,55868</text:p>
          </table:table-cell>
          <table:table-cell office:value-type="float" office:value="1.91156">
            <text:p>1,91156</text:p>
          </table:table-cell>
          <table:table-cell office:value-type="float" office:value="1.29735">
            <text:p>1,29735</text:p>
          </table:table-cell>
          <table:table-cell office:value-type="float" office:value="0.76071">
            <text:p>0,76071</text:p>
          </table:table-cell>
          <table:table-cell office:value-type="float" office:value="0.31025">
            <text:p>0,3102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.35971">
            <text:p>10,35971</text:p>
          </table:table-cell>
          <table:table-cell office:value-type="float" office:value="7.33743">
            <text:p>7,33743</text:p>
          </table:table-cell>
          <table:table-cell office:value-type="float" office:value="5.6043">
            <text:p>5,6043</text:p>
          </table:table-cell>
          <table:table-cell office:value-type="float" office:value="4.29956">
            <text:p>4,29956</text:p>
          </table:table-cell>
          <table:table-cell office:value-type="float" office:value="3.36577">
            <text:p>3,36577</text:p>
          </table:table-cell>
          <table:table-cell office:value-type="float" office:value="2.58034">
            <text:p>2,58034</text:p>
          </table:table-cell>
          <table:table-cell office:value-type="float" office:value="1.84243">
            <text:p>1,84243</text:p>
          </table:table-cell>
          <table:table-cell office:value-type="float" office:value="1.33106">
            <text:p>1,33106</text:p>
          </table:table-cell>
          <table:table-cell office:value-type="float" office:value="0.83565">
            <text:p>0,83565</text:p>
          </table:table-cell>
          <table:table-cell office:value-type="float" office:value="0.34929">
            <text:p>0,3492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.37277">
            <text:p>10,37277</text:p>
          </table:table-cell>
          <table:table-cell office:value-type="float" office:value="7.42286">
            <text:p>7,42286</text:p>
          </table:table-cell>
          <table:table-cell office:value-type="float" office:value="5.68333">
            <text:p>5,68333</text:p>
          </table:table-cell>
          <table:table-cell office:value-type="float" office:value="4.40956">
            <text:p>4,40956</text:p>
          </table:table-cell>
          <table:table-cell office:value-type="float" office:value="3.40203">
            <text:p>3,40203</text:p>
          </table:table-cell>
          <table:table-cell office:value-type="float" office:value="2.65803">
            <text:p>2,65803</text:p>
          </table:table-cell>
          <table:table-cell office:value-type="float" office:value="1.95379">
            <text:p>1,95379</text:p>
          </table:table-cell>
          <table:table-cell office:value-type="float" office:value="1.34275">
            <text:p>1,34275</text:p>
          </table:table-cell>
          <table:table-cell office:value-type="float" office:value="0.89134">
            <text:p>0,89134</text:p>
          </table:table-cell>
          <table:table-cell office:value-type="float" office:value="0.40239">
            <text:p>0,4023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.40129">
            <text:p>10,40129</text:p>
          </table:table-cell>
          <table:table-cell office:value-type="float" office:value="7.45184">
            <text:p>7,45184</text:p>
          </table:table-cell>
          <table:table-cell office:value-type="float" office:value="5.62445">
            <text:p>5,62445</text:p>
          </table:table-cell>
          <table:table-cell office:value-type="float" office:value="4.44445">
            <text:p>4,44445</text:p>
          </table:table-cell>
          <table:table-cell office:value-type="float" office:value="3.42993">
            <text:p>3,42993</text:p>
          </table:table-cell>
          <table:table-cell office:value-type="float" office:value="2.67997">
            <text:p>2,67997</text:p>
          </table:table-cell>
          <table:table-cell office:value-type="float" office:value="2.06813">
            <text:p>2,06813</text:p>
          </table:table-cell>
          <table:table-cell office:value-type="float" office:value="1.40721">
            <text:p>1,40721</text:p>
          </table:table-cell>
          <table:table-cell office:value-type="float" office:value="0.95651">
            <text:p>0,95651</text:p>
          </table:table-cell>
          <table:table-cell office:value-type="float" office:value="0.54158">
            <text:p>0,5415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.46408">
            <text:p>10,46408</text:p>
          </table:table-cell>
          <table:table-cell office:value-type="float" office:value="7.52376">
            <text:p>7,52376</text:p>
          </table:table-cell>
          <table:table-cell office:value-type="float" office:value="5.73605">
            <text:p>5,73605</text:p>
          </table:table-cell>
          <table:table-cell office:value-type="float" office:value="4.49124">
            <text:p>4,49124</text:p>
          </table:table-cell>
          <table:table-cell office:value-type="float" office:value="3.49005">
            <text:p>3,49005</text:p>
          </table:table-cell>
          <table:table-cell office:value-type="float" office:value="2.69455">
            <text:p>2,69455</text:p>
          </table:table-cell>
          <table:table-cell office:value-type="float" office:value="2.09934">
            <text:p>2,09934</text:p>
          </table:table-cell>
          <table:table-cell office:value-type="float" office:value="1.46899">
            <text:p>1,46899</text:p>
          </table:table-cell>
          <table:table-cell office:value-type="float" office:value="0.90302">
            <text:p>0,90302</text:p>
          </table:table-cell>
          <table:table-cell office:value-type="float" office:value="0.45836">
            <text:p>0,45836</text:p>
          </table:table-cell>
          <table:table-cell/>
        </table:table-row>
      </table:table>
      <table:table table:name="Tabe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d0=1</text:p>
          </table:table-cell>
          <table:table-cell office:value-type="string">
            <text:p>d0=2</text:p>
          </table:table-cell>
          <table:table-cell office:value-type="string">
            <text:p>d0=3</text:p>
          </table:table-cell>
          <table:table-cell office:value-type="string">
            <text:p>d0=4</text:p>
          </table:table-cell>
          <table:table-cell office:value-type="string">
            <text:p>d0=5</text:p>
          </table:table-cell>
          <table:table-cell office:value-type="string">
            <text:p>d0=6</text:p>
          </table:table-cell>
          <table:table-cell office:value-type="string">
            <text:p>d0=7</text:p>
          </table:table-cell>
          <table:table-cell office:value-type="string">
            <text:p>d0=8</text:p>
          </table:table-cell>
          <table:table-cell office:value-type="string">
            <text:p>d0=9</text:p>
          </table:table-cell>
          <table:table-cell office:value-type="string">
            <text:p>d0=10</text:p>
          </table:table-cell>
          <table:table-cell>
            <draw:frame table:end-cell-address="Tabelle1.Z46" table:end-x="0.727cm" table:end-y="0.399cm" draw:z-index="0" draw:style-name="gr1" svg:width="32.242cm" svg:height="20.616cm" svg:x="0.099cm" svg:y="0.106cm">
              <draw:object draw:notify-on-update-of-ranges="Tabelle1.A1:Tabelle1.A1 Tabelle1.A2:Tabelle1.A101 Tabelle1.B1:Tabelle1.B1 Tabelle1.B2:Tabelle1.B101 Tabelle1.C1:Tabelle1.C1 Tabelle1.C2:Tabelle1.C101 Tabelle1.D1:Tabelle1.D1 Tabelle1.D2:Tabelle1.D101 Tabelle1.E1:Tabelle1.E1 Tabelle1.E2:Tabelle1.E101 Tabelle1.F1:Tabelle1.F1 Tabelle1.F2:Tabelle1.F101 Tabelle1.G1:Tabelle1.G1 Tabelle1.G2:Tabelle1.G101 Tabelle1.H1:Tabelle1.H1 Tabelle1.H2:Tabelle1.H101 Tabelle1.I1:Tabelle1.I1 Tabelle1.I2:Tabelle1.I101 Tabelle1.J1:Tabelle1.J1 Tabelle1.J2:Tabelle1.J101 Tabelle1.K1:Tabelle1.K1 Tabelle1.K2:Tabelle1.K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461">
            <text:p>0,46461</text:p>
          </table:table-cell>
          <table:table-cell office:value-type="float" office:value="-2.54578">
            <text:p>-2,54578</text:p>
          </table:table-cell>
          <table:table-cell office:value-type="float" office:value="-4.23271">
            <text:p>-4,23271</text:p>
          </table:table-cell>
          <table:table-cell office:value-type="float" office:value="-5.5349">
            <text:p>-5,5349</text:p>
          </table:table-cell>
          <table:table-cell office:value-type="float" office:value="-6.50816">
            <text:p>-6,50816</text:p>
          </table:table-cell>
          <table:table-cell office:value-type="float" office:value="-7.28804">
            <text:p>-7,28804</text:p>
          </table:table-cell>
          <table:table-cell office:value-type="float" office:value="-7.93843">
            <text:p>-7,93843</text:p>
          </table:table-cell>
          <table:table-cell office:value-type="float" office:value="-8.50019">
            <text:p>-8,50019</text:p>
          </table:table-cell>
          <table:table-cell office:value-type="float" office:value="-9.01853">
            <text:p>-9,01853</text:p>
          </table:table-cell>
          <table:table-cell office:value-type="float" office:value="-9.50905">
            <text:p>-9,509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8646">
            <text:p>3,58646</text:p>
          </table:table-cell>
          <table:table-cell office:value-type="float" office:value="0.5032">
            <text:p>0,5032</text:p>
          </table:table-cell>
          <table:table-cell office:value-type="float" office:value="-1.27383">
            <text:p>-1,27383</text:p>
          </table:table-cell>
          <table:table-cell office:value-type="float" office:value="-2.49558">
            <text:p>-2,49558</text:p>
          </table:table-cell>
          <table:table-cell office:value-type="float" office:value="-3.48123">
            <text:p>-3,48123</text:p>
          </table:table-cell>
          <table:table-cell office:value-type="float" office:value="-4.27094">
            <text:p>-4,27094</text:p>
          </table:table-cell>
          <table:table-cell office:value-type="float" office:value="-4.94957">
            <text:p>-4,94957</text:p>
          </table:table-cell>
          <table:table-cell office:value-type="float" office:value="-5.44544">
            <text:p>-5,44544</text:p>
          </table:table-cell>
          <table:table-cell office:value-type="float" office:value="-6.02283">
            <text:p>-6,02283</text:p>
          </table:table-cell>
          <table:table-cell office:value-type="float" office:value="-6.4581">
            <text:p>-6,458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24">
            <text:p>5,24</text:p>
          </table:table-cell>
          <table:table-cell office:value-type="float" office:value="2.2374">
            <text:p>2,2374</text:p>
          </table:table-cell>
          <table:table-cell office:value-type="float" office:value="0.49898">
            <text:p>0,49898</text:p>
          </table:table-cell>
          <table:table-cell office:value-type="float" office:value="-0.74961">
            <text:p>-0,74961</text:p>
          </table:table-cell>
          <table:table-cell office:value-type="float" office:value="-1.67565">
            <text:p>-1,67565</text:p>
          </table:table-cell>
          <table:table-cell office:value-type="float" office:value="-2.50591">
            <text:p>-2,50591</text:p>
          </table:table-cell>
          <table:table-cell office:value-type="float" office:value="-3.1893">
            <text:p>-3,1893</text:p>
          </table:table-cell>
          <table:table-cell office:value-type="float" office:value="-3.81944">
            <text:p>-3,81944</text:p>
          </table:table-cell>
          <table:table-cell office:value-type="float" office:value="-4.30606">
            <text:p>-4,30606</text:p>
          </table:table-cell>
          <table:table-cell office:value-type="float" office:value="-4.67503">
            <text:p>-4,675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53957">
            <text:p>6,53957</text:p>
          </table:table-cell>
          <table:table-cell office:value-type="float" office:value="3.56581">
            <text:p>3,56581</text:p>
          </table:table-cell>
          <table:table-cell office:value-type="float" office:value="1.75287">
            <text:p>1,75287</text:p>
          </table:table-cell>
          <table:table-cell office:value-type="float" office:value="0.53457">
            <text:p>0,53457</text:p>
          </table:table-cell>
          <table:table-cell office:value-type="float" office:value="-0.46481">
            <text:p>-0,46481</text:p>
          </table:table-cell>
          <table:table-cell office:value-type="float" office:value="-1.24481">
            <text:p>-1,24481</text:p>
          </table:table-cell>
          <table:table-cell office:value-type="float" office:value="-1.94398">
            <text:p>-1,94398</text:p>
          </table:table-cell>
          <table:table-cell office:value-type="float" office:value="-2.56009">
            <text:p>-2,56009</text:p>
          </table:table-cell>
          <table:table-cell office:value-type="float" office:value="-2.97415">
            <text:p>-2,97415</text:p>
          </table:table-cell>
          <table:table-cell office:value-type="float" office:value="-3.42804">
            <text:p>-3,428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7805">
            <text:p>7,47805</text:p>
          </table:table-cell>
          <table:table-cell office:value-type="float" office:value="4.43012">
            <text:p>4,43012</text:p>
          </table:table-cell>
          <table:table-cell office:value-type="float" office:value="2.71491">
            <text:p>2,71491</text:p>
          </table:table-cell>
          <table:table-cell office:value-type="float" office:value="1.47854">
            <text:p>1,47854</text:p>
          </table:table-cell>
          <table:table-cell office:value-type="float" office:value="0.49052">
            <text:p>0,49052</text:p>
          </table:table-cell>
          <table:table-cell office:value-type="float" office:value="-0.26189">
            <text:p>-0,26189</text:p>
          </table:table-cell>
          <table:table-cell office:value-type="float" office:value="-0.92528">
            <text:p>-0,92528</text:p>
          </table:table-cell>
          <table:table-cell office:value-type="float" office:value="-1.50162">
            <text:p>-1,50162</text:p>
          </table:table-cell>
          <table:table-cell office:value-type="float" office:value="-2.04869">
            <text:p>-2,04869</text:p>
          </table:table-cell>
          <table:table-cell office:value-type="float" office:value="-2.48904">
            <text:p>-2,489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21919">
            <text:p>8,21919</text:p>
          </table:table-cell>
          <table:table-cell office:value-type="float" office:value="5.28797">
            <text:p>5,28797</text:p>
          </table:table-cell>
          <table:table-cell office:value-type="float" office:value="3.50913">
            <text:p>3,50913</text:p>
          </table:table-cell>
          <table:table-cell office:value-type="float" office:value="2.26005">
            <text:p>2,26005</text:p>
          </table:table-cell>
          <table:table-cell office:value-type="float" office:value="1.3255">
            <text:p>1,3255</text:p>
          </table:table-cell>
          <table:table-cell office:value-type="float" office:value="0.55701">
            <text:p>0,55701</text:p>
          </table:table-cell>
          <table:table-cell office:value-type="float" office:value="-0.20895">
            <text:p>-0,20895</text:p>
          </table:table-cell>
          <table:table-cell office:value-type="float" office:value="-0.74759">
            <text:p>-0,74759</text:p>
          </table:table-cell>
          <table:table-cell office:value-type="float" office:value="-1.25628">
            <text:p>-1,25628</text:p>
          </table:table-cell>
          <table:table-cell office:value-type="float" office:value="-1.67872">
            <text:p>-1,6787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5084">
            <text:p>8,95084</text:p>
          </table:table-cell>
          <table:table-cell office:value-type="float" office:value="5.945">
            <text:p>5,945</text:p>
          </table:table-cell>
          <table:table-cell office:value-type="float" office:value="4.19351">
            <text:p>4,19351</text:p>
          </table:table-cell>
          <table:table-cell office:value-type="float" office:value="2.90346">
            <text:p>2,90346</text:p>
          </table:table-cell>
          <table:table-cell office:value-type="float" office:value="1.96612">
            <text:p>1,96612</text:p>
          </table:table-cell>
          <table:table-cell office:value-type="float" office:value="1.16737">
            <text:p>1,16737</text:p>
          </table:table-cell>
          <table:table-cell office:value-type="float" office:value="0.50213">
            <text:p>0,50213</text:p>
          </table:table-cell>
          <table:table-cell office:value-type="float" office:value="-0.13123">
            <text:p>-0,13123</text:p>
          </table:table-cell>
          <table:table-cell office:value-type="float" office:value="-0.58519">
            <text:p>-0,58519</text:p>
          </table:table-cell>
          <table:table-cell office:value-type="float" office:value="-1.02615">
            <text:p>-1,026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54941">
            <text:p>9,54941</text:p>
          </table:table-cell>
          <table:table-cell office:value-type="float" office:value="6.54581">
            <text:p>6,54581</text:p>
          </table:table-cell>
          <table:table-cell office:value-type="float" office:value="4.73651">
            <text:p>4,73651</text:p>
          </table:table-cell>
          <table:table-cell office:value-type="float" office:value="3.47361">
            <text:p>3,47361</text:p>
          </table:table-cell>
          <table:table-cell office:value-type="float" office:value="2.54445">
            <text:p>2,54445</text:p>
          </table:table-cell>
          <table:table-cell office:value-type="float" office:value="1.75939">
            <text:p>1,75939</text:p>
          </table:table-cell>
          <table:table-cell office:value-type="float" office:value="1.06864">
            <text:p>1,06864</text:p>
          </table:table-cell>
          <table:table-cell office:value-type="float" office:value="0.51403">
            <text:p>0,51403</text:p>
          </table:table-cell>
          <table:table-cell office:value-type="float" office:value="-0.04289">
            <text:p>-0,04289</text:p>
          </table:table-cell>
          <table:table-cell office:value-type="float" office:value="-0.4865">
            <text:p>-0,48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07718">
            <text:p>10,07718</text:p>
          </table:table-cell>
          <table:table-cell office:value-type="float" office:value="6.99981">
            <text:p>6,99981</text:p>
          </table:table-cell>
          <table:table-cell office:value-type="float" office:value="5.26376">
            <text:p>5,26376</text:p>
          </table:table-cell>
          <table:table-cell office:value-type="float" office:value="3.99807">
            <text:p>3,99807</text:p>
          </table:table-cell>
          <table:table-cell office:value-type="float" office:value="3.02387">
            <text:p>3,02387</text:p>
          </table:table-cell>
          <table:table-cell office:value-type="float" office:value="2.29584">
            <text:p>2,29584</text:p>
          </table:table-cell>
          <table:table-cell office:value-type="float" office:value="1.57758">
            <text:p>1,57758</text:p>
          </table:table-cell>
          <table:table-cell office:value-type="float" office:value="1.01716">
            <text:p>1,01716</text:p>
          </table:table-cell>
          <table:table-cell office:value-type="float" office:value="0.47371">
            <text:p>0,47371</text:p>
          </table:table-cell>
          <table:table-cell office:value-type="float" office:value="0.00546">
            <text:p>0,005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54687">
            <text:p>10,54687</text:p>
          </table:table-cell>
          <table:table-cell office:value-type="float" office:value="7.48592">
            <text:p>7,48592</text:p>
          </table:table-cell>
          <table:table-cell office:value-type="float" office:value="5.77836">
            <text:p>5,77836</text:p>
          </table:table-cell>
          <table:table-cell office:value-type="float" office:value="4.47094">
            <text:p>4,47094</text:p>
          </table:table-cell>
          <table:table-cell office:value-type="float" office:value="3.48674">
            <text:p>3,48674</text:p>
          </table:table-cell>
          <table:table-cell office:value-type="float" office:value="2.68653">
            <text:p>2,68653</text:p>
          </table:table-cell>
          <table:table-cell office:value-type="float" office:value="2.03906">
            <text:p>2,03906</text:p>
          </table:table-cell>
          <table:table-cell office:value-type="float" office:value="1.49641">
            <text:p>1,49641</text:p>
          </table:table-cell>
          <table:table-cell office:value-type="float" office:value="0.96554">
            <text:p>0,96554</text:p>
          </table:table-cell>
          <table:table-cell office:value-type="float" office:value="0.50618">
            <text:p>0,5061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88952">
            <text:p>10,88952</text:p>
          </table:table-cell>
          <table:table-cell office:value-type="float" office:value="7.90681">
            <text:p>7,90681</text:p>
          </table:table-cell>
          <table:table-cell office:value-type="float" office:value="6.10998">
            <text:p>6,10998</text:p>
          </table:table-cell>
          <table:table-cell office:value-type="float" office:value="4.88784">
            <text:p>4,88784</text:p>
          </table:table-cell>
          <table:table-cell office:value-type="float" office:value="3.8488">
            <text:p>3,8488</text:p>
          </table:table-cell>
          <table:table-cell office:value-type="float" office:value="3.13827">
            <text:p>3,13827</text:p>
          </table:table-cell>
          <table:table-cell office:value-type="float" office:value="2.45014">
            <text:p>2,45014</text:p>
          </table:table-cell>
          <table:table-cell office:value-type="float" office:value="1.89822">
            <text:p>1,89822</text:p>
          </table:table-cell>
          <table:table-cell office:value-type="float" office:value="1.34897">
            <text:p>1,34897</text:p>
          </table:table-cell>
          <table:table-cell office:value-type="float" office:value="0.94549">
            <text:p>0,945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27452">
            <text:p>11,27452</text:p>
          </table:table-cell>
          <table:table-cell office:value-type="float" office:value="8.28097">
            <text:p>8,28097</text:p>
          </table:table-cell>
          <table:table-cell office:value-type="float" office:value="6.48057">
            <text:p>6,48057</text:p>
          </table:table-cell>
          <table:table-cell office:value-type="float" office:value="5.29951">
            <text:p>5,29951</text:p>
          </table:table-cell>
          <table:table-cell office:value-type="float" office:value="4.3473">
            <text:p>4,3473</text:p>
          </table:table-cell>
          <table:table-cell office:value-type="float" office:value="3.51656">
            <text:p>3,51656</text:p>
          </table:table-cell>
          <table:table-cell office:value-type="float" office:value="2.84191">
            <text:p>2,84191</text:p>
          </table:table-cell>
          <table:table-cell office:value-type="float" office:value="2.26376">
            <text:p>2,26376</text:p>
          </table:table-cell>
          <table:table-cell office:value-type="float" office:value="1.72843">
            <text:p>1,72843</text:p>
          </table:table-cell>
          <table:table-cell office:value-type="float" office:value="1.30452">
            <text:p>1,3045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6407">
            <text:p>11,6407</text:p>
          </table:table-cell>
          <table:table-cell office:value-type="float" office:value="8.64597">
            <text:p>8,64597</text:p>
          </table:table-cell>
          <table:table-cell office:value-type="float" office:value="6.89469">
            <text:p>6,89469</text:p>
          </table:table-cell>
          <table:table-cell office:value-type="float" office:value="5.60636">
            <text:p>5,60636</text:p>
          </table:table-cell>
          <table:table-cell office:value-type="float" office:value="4.69961">
            <text:p>4,69961</text:p>
          </table:table-cell>
          <table:table-cell office:value-type="float" office:value="3.89064">
            <text:p>3,89064</text:p>
          </table:table-cell>
          <table:table-cell office:value-type="float" office:value="3.21571">
            <text:p>3,21571</text:p>
          </table:table-cell>
          <table:table-cell office:value-type="float" office:value="2.61359">
            <text:p>2,61359</text:p>
          </table:table-cell>
          <table:table-cell office:value-type="float" office:value="2.09929">
            <text:p>2,09929</text:p>
          </table:table-cell>
          <table:table-cell office:value-type="float" office:value="1.59911">
            <text:p>1,5991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94394">
            <text:p>11,94394</text:p>
          </table:table-cell>
          <table:table-cell office:value-type="float" office:value="8.95812">
            <text:p>8,95812</text:p>
          </table:table-cell>
          <table:table-cell office:value-type="float" office:value="7.13904">
            <text:p>7,13904</text:p>
          </table:table-cell>
          <table:table-cell office:value-type="float" office:value="5.89837">
            <text:p>5,89837</text:p>
          </table:table-cell>
          <table:table-cell office:value-type="float" office:value="4.96637">
            <text:p>4,96637</text:p>
          </table:table-cell>
          <table:table-cell office:value-type="float" office:value="4.17522">
            <text:p>4,17522</text:p>
          </table:table-cell>
          <table:table-cell office:value-type="float" office:value="3.49135">
            <text:p>3,49135</text:p>
          </table:table-cell>
          <table:table-cell office:value-type="float" office:value="2.85284">
            <text:p>2,85284</text:p>
          </table:table-cell>
          <table:table-cell office:value-type="float" office:value="2.43297">
            <text:p>2,43297</text:p>
          </table:table-cell>
          <table:table-cell office:value-type="float" office:value="1.94018">
            <text:p>1,9401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904">
            <text:p>12,2904</text:p>
          </table:table-cell>
          <table:table-cell office:value-type="float" office:value="9.23193">
            <text:p>9,23193</text:p>
          </table:table-cell>
          <table:table-cell office:value-type="float" office:value="7.52922">
            <text:p>7,52922</text:p>
          </table:table-cell>
          <table:table-cell office:value-type="float" office:value="6.21267">
            <text:p>6,21267</text:p>
          </table:table-cell>
          <table:table-cell office:value-type="float" office:value="5.24594">
            <text:p>5,24594</text:p>
          </table:table-cell>
          <table:table-cell office:value-type="float" office:value="4.51038">
            <text:p>4,51038</text:p>
          </table:table-cell>
          <table:table-cell office:value-type="float" office:value="3.82351">
            <text:p>3,82351</text:p>
          </table:table-cell>
          <table:table-cell office:value-type="float" office:value="3.23759">
            <text:p>3,23759</text:p>
          </table:table-cell>
          <table:table-cell office:value-type="float" office:value="2.71923">
            <text:p>2,71923</text:p>
          </table:table-cell>
          <table:table-cell office:value-type="float" office:value="2.27057">
            <text:p>2,2705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50356">
            <text:p>12,50356</text:p>
          </table:table-cell>
          <table:table-cell office:value-type="float" office:value="9.53723">
            <text:p>9,53723</text:p>
          </table:table-cell>
          <table:table-cell office:value-type="float" office:value="7.81112">
            <text:p>7,81112</text:p>
          </table:table-cell>
          <table:table-cell office:value-type="float" office:value="6.53585">
            <text:p>6,53585</text:p>
          </table:table-cell>
          <table:table-cell office:value-type="float" office:value="5.48673">
            <text:p>5,48673</text:p>
          </table:table-cell>
          <table:table-cell office:value-type="float" office:value="4.75559">
            <text:p>4,75559</text:p>
          </table:table-cell>
          <table:table-cell office:value-type="float" office:value="4.0916">
            <text:p>4,0916</text:p>
          </table:table-cell>
          <table:table-cell office:value-type="float" office:value="3.53725">
            <text:p>3,53725</text:p>
          </table:table-cell>
          <table:table-cell office:value-type="float" office:value="2.98037">
            <text:p>2,98037</text:p>
          </table:table-cell>
          <table:table-cell office:value-type="float" office:value="2.54259">
            <text:p>2,5425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81925">
            <text:p>12,81925</text:p>
          </table:table-cell>
          <table:table-cell office:value-type="float" office:value="9.76268">
            <text:p>9,76268</text:p>
          </table:table-cell>
          <table:table-cell office:value-type="float" office:value="8.0001">
            <text:p>8,0001</text:p>
          </table:table-cell>
          <table:table-cell office:value-type="float" office:value="6.8086">
            <text:p>6,8086</text:p>
          </table:table-cell>
          <table:table-cell office:value-type="float" office:value="5.82968">
            <text:p>5,82968</text:p>
          </table:table-cell>
          <table:table-cell office:value-type="float" office:value="5.06478">
            <text:p>5,06478</text:p>
          </table:table-cell>
          <table:table-cell office:value-type="float" office:value="4.34469">
            <text:p>4,34469</text:p>
          </table:table-cell>
          <table:table-cell office:value-type="float" office:value="3.75918">
            <text:p>3,75918</text:p>
          </table:table-cell>
          <table:table-cell office:value-type="float" office:value="3.30765">
            <text:p>3,30765</text:p>
          </table:table-cell>
          <table:table-cell office:value-type="float" office:value="2.77121">
            <text:p>2,7712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.08492">
            <text:p>13,08492</text:p>
          </table:table-cell>
          <table:table-cell office:value-type="float" office:value="10.04127">
            <text:p>10,04127</text:p>
          </table:table-cell>
          <table:table-cell office:value-type="float" office:value="8.30326">
            <text:p>8,30326</text:p>
          </table:table-cell>
          <table:table-cell office:value-type="float" office:value="7.05762">
            <text:p>7,05762</text:p>
          </table:table-cell>
          <table:table-cell office:value-type="float" office:value="6.03518">
            <text:p>6,03518</text:p>
          </table:table-cell>
          <table:table-cell office:value-type="float" office:value="5.27621">
            <text:p>5,27621</text:p>
          </table:table-cell>
          <table:table-cell office:value-type="float" office:value="4.58476">
            <text:p>4,58476</text:p>
          </table:table-cell>
          <table:table-cell office:value-type="float" office:value="4.04815">
            <text:p>4,04815</text:p>
          </table:table-cell>
          <table:table-cell office:value-type="float" office:value="3.51252">
            <text:p>3,51252</text:p>
          </table:table-cell>
          <table:table-cell office:value-type="float" office:value="3.0648">
            <text:p>3,06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27765">
            <text:p>13,27765</text:p>
          </table:table-cell>
          <table:table-cell office:value-type="float" office:value="10.23711">
            <text:p>10,23711</text:p>
          </table:table-cell>
          <table:table-cell office:value-type="float" office:value="8.53841">
            <text:p>8,53841</text:p>
          </table:table-cell>
          <table:table-cell office:value-type="float" office:value="7.29291">
            <text:p>7,29291</text:p>
          </table:table-cell>
          <table:table-cell office:value-type="float" office:value="6.26715">
            <text:p>6,26715</text:p>
          </table:table-cell>
          <table:table-cell office:value-type="float" office:value="5.52436">
            <text:p>5,52436</text:p>
          </table:table-cell>
          <table:table-cell office:value-type="float" office:value="4.83995">
            <text:p>4,83995</text:p>
          </table:table-cell>
          <table:table-cell office:value-type="float" office:value="4.25704">
            <text:p>4,25704</text:p>
          </table:table-cell>
          <table:table-cell office:value-type="float" office:value="3.79326">
            <text:p>3,79326</text:p>
          </table:table-cell>
          <table:table-cell office:value-type="float" office:value="3.26877">
            <text:p>3,2687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46995">
            <text:p>13,46995</text:p>
          </table:table-cell>
          <table:table-cell office:value-type="float" office:value="10.49181">
            <text:p>10,49181</text:p>
          </table:table-cell>
          <table:table-cell office:value-type="float" office:value="8.70781">
            <text:p>8,70781</text:p>
          </table:table-cell>
          <table:table-cell office:value-type="float" office:value="7.48791">
            <text:p>7,48791</text:p>
          </table:table-cell>
          <table:table-cell office:value-type="float" office:value="6.53136">
            <text:p>6,53136</text:p>
          </table:table-cell>
          <table:table-cell office:value-type="float" office:value="5.71061">
            <text:p>5,71061</text:p>
          </table:table-cell>
          <table:table-cell office:value-type="float" office:value="5.06418">
            <text:p>5,06418</text:p>
          </table:table-cell>
          <table:table-cell office:value-type="float" office:value="4.49457">
            <text:p>4,49457</text:p>
          </table:table-cell>
          <table:table-cell office:value-type="float" office:value="3.98243">
            <text:p>3,98243</text:p>
          </table:table-cell>
          <table:table-cell office:value-type="float" office:value="3.53701">
            <text:p>3,537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.74321">
            <text:p>13,74321</text:p>
          </table:table-cell>
          <table:table-cell office:value-type="float" office:value="10.69512">
            <text:p>10,69512</text:p>
          </table:table-cell>
          <table:table-cell office:value-type="float" office:value="8.9357">
            <text:p>8,9357</text:p>
          </table:table-cell>
          <table:table-cell office:value-type="float" office:value="7.68628">
            <text:p>7,68628</text:p>
          </table:table-cell>
          <table:table-cell office:value-type="float" office:value="6.74614">
            <text:p>6,74614</text:p>
          </table:table-cell>
          <table:table-cell office:value-type="float" office:value="5.93514">
            <text:p>5,93514</text:p>
          </table:table-cell>
          <table:table-cell office:value-type="float" office:value="5.27012">
            <text:p>5,27012</text:p>
          </table:table-cell>
          <table:table-cell office:value-type="float" office:value="4.69158">
            <text:p>4,69158</text:p>
          </table:table-cell>
          <table:table-cell office:value-type="float" office:value="4.20134">
            <text:p>4,20134</text:p>
          </table:table-cell>
          <table:table-cell office:value-type="float" office:value="3.7217">
            <text:p>3,721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.96595">
            <text:p>13,96595</text:p>
          </table:table-cell>
          <table:table-cell office:value-type="float" office:value="10.91622">
            <text:p>10,91622</text:p>
          </table:table-cell>
          <table:table-cell office:value-type="float" office:value="9.15562">
            <text:p>9,15562</text:p>
          </table:table-cell>
          <table:table-cell office:value-type="float" office:value="7.9306">
            <text:p>7,9306</text:p>
          </table:table-cell>
          <table:table-cell office:value-type="float" office:value="6.90048">
            <text:p>6,90048</text:p>
          </table:table-cell>
          <table:table-cell office:value-type="float" office:value="6.12479">
            <text:p>6,12479</text:p>
          </table:table-cell>
          <table:table-cell office:value-type="float" office:value="5.47977">
            <text:p>5,47977</text:p>
          </table:table-cell>
          <table:table-cell office:value-type="float" office:value="4.86969">
            <text:p>4,86969</text:p>
          </table:table-cell>
          <table:table-cell office:value-type="float" office:value="4.38461">
            <text:p>4,38461</text:p>
          </table:table-cell>
          <table:table-cell office:value-type="float" office:value="3.9143">
            <text:p>3,91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.14686">
            <text:p>14,14686</text:p>
          </table:table-cell>
          <table:table-cell office:value-type="float" office:value="11.15049">
            <text:p>11,15049</text:p>
          </table:table-cell>
          <table:table-cell office:value-type="float" office:value="9.34683">
            <text:p>9,34683</text:p>
          </table:table-cell>
          <table:table-cell office:value-type="float" office:value="8.0071">
            <text:p>8,0071</text:p>
          </table:table-cell>
          <table:table-cell office:value-type="float" office:value="7.10792">
            <text:p>7,10792</text:p>
          </table:table-cell>
          <table:table-cell office:value-type="float" office:value="6.29986">
            <text:p>6,29986</text:p>
          </table:table-cell>
          <table:table-cell office:value-type="float" office:value="5.68992">
            <text:p>5,68992</text:p>
          </table:table-cell>
          <table:table-cell office:value-type="float" office:value="5.06419">
            <text:p>5,06419</text:p>
          </table:table-cell>
          <table:table-cell office:value-type="float" office:value="4.59155">
            <text:p>4,59155</text:p>
          </table:table-cell>
          <table:table-cell office:value-type="float" office:value="4.11883">
            <text:p>4,1188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27271">
            <text:p>14,27271</text:p>
          </table:table-cell>
          <table:table-cell office:value-type="float" office:value="11.32111">
            <text:p>11,32111</text:p>
          </table:table-cell>
          <table:table-cell office:value-type="float" office:value="9.53886">
            <text:p>9,53886</text:p>
          </table:table-cell>
          <table:table-cell office:value-type="float" office:value="8.30464">
            <text:p>8,30464</text:p>
          </table:table-cell>
          <table:table-cell office:value-type="float" office:value="7.31437">
            <text:p>7,31437</text:p>
          </table:table-cell>
          <table:table-cell office:value-type="float" office:value="6.53708">
            <text:p>6,53708</text:p>
          </table:table-cell>
          <table:table-cell office:value-type="float" office:value="5.87986">
            <text:p>5,87986</text:p>
          </table:table-cell>
          <table:table-cell office:value-type="float" office:value="5.20781">
            <text:p>5,20781</text:p>
          </table:table-cell>
          <table:table-cell office:value-type="float" office:value="4.7802">
            <text:p>4,7802</text:p>
          </table:table-cell>
          <table:table-cell office:value-type="float" office:value="4.35298">
            <text:p>4,3529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.50679">
            <text:p>14,50679</text:p>
          </table:table-cell>
          <table:table-cell office:value-type="float" office:value="11.47576">
            <text:p>11,47576</text:p>
          </table:table-cell>
          <table:table-cell office:value-type="float" office:value="9.70874">
            <text:p>9,70874</text:p>
          </table:table-cell>
          <table:table-cell office:value-type="float" office:value="8.48742">
            <text:p>8,48742</text:p>
          </table:table-cell>
          <table:table-cell office:value-type="float" office:value="7.47335">
            <text:p>7,47335</text:p>
          </table:table-cell>
          <table:table-cell office:value-type="float" office:value="6.7375">
            <text:p>6,7375</text:p>
          </table:table-cell>
          <table:table-cell office:value-type="float" office:value="6.05382">
            <text:p>6,05382</text:p>
          </table:table-cell>
          <table:table-cell office:value-type="float" office:value="5.43278">
            <text:p>5,43278</text:p>
          </table:table-cell>
          <table:table-cell office:value-type="float" office:value="4.88624">
            <text:p>4,88624</text:p>
          </table:table-cell>
          <table:table-cell office:value-type="float" office:value="4.45351">
            <text:p>4,453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.69545">
            <text:p>14,69545</text:p>
          </table:table-cell>
          <table:table-cell office:value-type="float" office:value="11.62568">
            <text:p>11,62568</text:p>
          </table:table-cell>
          <table:table-cell office:value-type="float" office:value="9.90794">
            <text:p>9,90794</text:p>
          </table:table-cell>
          <table:table-cell office:value-type="float" office:value="8.65757">
            <text:p>8,65757</text:p>
          </table:table-cell>
          <table:table-cell office:value-type="float" office:value="7.66484">
            <text:p>7,66484</text:p>
          </table:table-cell>
          <table:table-cell office:value-type="float" office:value="6.83431">
            <text:p>6,83431</text:p>
          </table:table-cell>
          <table:table-cell office:value-type="float" office:value="6.18336">
            <text:p>6,18336</text:p>
          </table:table-cell>
          <table:table-cell office:value-type="float" office:value="5.58558">
            <text:p>5,58558</text:p>
          </table:table-cell>
          <table:table-cell office:value-type="float" office:value="5.1405">
            <text:p>5,1405</text:p>
          </table:table-cell>
          <table:table-cell office:value-type="float" office:value="4.65958">
            <text:p>4,6595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.839">
            <text:p>14,839</text:p>
          </table:table-cell>
          <table:table-cell office:value-type="float" office:value="11.78758">
            <text:p>11,78758</text:p>
          </table:table-cell>
          <table:table-cell office:value-type="float" office:value="10.08389">
            <text:p>10,08389</text:p>
          </table:table-cell>
          <table:table-cell office:value-type="float" office:value="8.80746">
            <text:p>8,80746</text:p>
          </table:table-cell>
          <table:table-cell office:value-type="float" office:value="7.79171">
            <text:p>7,79171</text:p>
          </table:table-cell>
          <table:table-cell office:value-type="float" office:value="7.04954">
            <text:p>7,04954</text:p>
          </table:table-cell>
          <table:table-cell office:value-type="float" office:value="6.36285">
            <text:p>6,36285</text:p>
          </table:table-cell>
          <table:table-cell office:value-type="float" office:value="5.80221">
            <text:p>5,80221</text:p>
          </table:table-cell>
          <table:table-cell office:value-type="float" office:value="5.28762">
            <text:p>5,28762</text:p>
          </table:table-cell>
          <table:table-cell office:value-type="float" office:value="4.81069">
            <text:p>4,8106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01746">
            <text:p>15,01746</text:p>
          </table:table-cell>
          <table:table-cell office:value-type="float" office:value="12.00873">
            <text:p>12,00873</text:p>
          </table:table-cell>
          <table:table-cell office:value-type="float" office:value="10.20604">
            <text:p>10,20604</text:p>
          </table:table-cell>
          <table:table-cell office:value-type="float" office:value="8.95074">
            <text:p>8,95074</text:p>
          </table:table-cell>
          <table:table-cell office:value-type="float" office:value="7.98263">
            <text:p>7,98263</text:p>
          </table:table-cell>
          <table:table-cell office:value-type="float" office:value="7.18783">
            <text:p>7,18783</text:p>
          </table:table-cell>
          <table:table-cell office:value-type="float" office:value="6.48579">
            <text:p>6,48579</text:p>
          </table:table-cell>
          <table:table-cell office:value-type="float" office:value="5.86127">
            <text:p>5,86127</text:p>
          </table:table-cell>
          <table:table-cell office:value-type="float" office:value="5.37251">
            <text:p>5,37251</text:p>
          </table:table-cell>
          <table:table-cell office:value-type="float" office:value="4.98578">
            <text:p>4,9857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.1527">
            <text:p>15,1527</text:p>
          </table:table-cell>
          <table:table-cell office:value-type="float" office:value="12.1011">
            <text:p>12,1011</text:p>
          </table:table-cell>
          <table:table-cell office:value-type="float" office:value="10.34674">
            <text:p>10,34674</text:p>
          </table:table-cell>
          <table:table-cell office:value-type="float" office:value="9.13738">
            <text:p>9,13738</text:p>
          </table:table-cell>
          <table:table-cell office:value-type="float" office:value="8.14083">
            <text:p>8,14083</text:p>
          </table:table-cell>
          <table:table-cell office:value-type="float" office:value="7.33144">
            <text:p>7,33144</text:p>
          </table:table-cell>
          <table:table-cell office:value-type="float" office:value="6.71076">
            <text:p>6,71076</text:p>
          </table:table-cell>
          <table:table-cell office:value-type="float" office:value="6.05814">
            <text:p>6,05814</text:p>
          </table:table-cell>
          <table:table-cell office:value-type="float" office:value="5.57251">
            <text:p>5,57251</text:p>
          </table:table-cell>
          <table:table-cell office:value-type="float" office:value="5.14563">
            <text:p>5,1456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.25546">
            <text:p>15,25546</text:p>
          </table:table-cell>
          <table:table-cell office:value-type="float" office:value="12.3026">
            <text:p>12,3026</text:p>
          </table:table-cell>
          <table:table-cell office:value-type="float" office:value="10.44468">
            <text:p>10,44468</text:p>
          </table:table-cell>
          <table:table-cell office:value-type="float" office:value="9.25964">
            <text:p>9,25964</text:p>
          </table:table-cell>
          <table:table-cell office:value-type="float" office:value="8.33566">
            <text:p>8,33566</text:p>
          </table:table-cell>
          <table:table-cell office:value-type="float" office:value="7.51263">
            <text:p>7,51263</text:p>
          </table:table-cell>
          <table:table-cell office:value-type="float" office:value="6.7926">
            <text:p>6,7926</text:p>
          </table:table-cell>
          <table:table-cell office:value-type="float" office:value="6.19532">
            <text:p>6,19532</text:p>
          </table:table-cell>
          <table:table-cell office:value-type="float" office:value="5.72989">
            <text:p>5,72989</text:p>
          </table:table-cell>
          <table:table-cell office:value-type="float" office:value="5.26289">
            <text:p>5,2628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.36908">
            <text:p>15,36908</text:p>
          </table:table-cell>
          <table:table-cell office:value-type="float" office:value="12.40186">
            <text:p>12,40186</text:p>
          </table:table-cell>
          <table:table-cell office:value-type="float" office:value="10.64174">
            <text:p>10,64174</text:p>
          </table:table-cell>
          <table:table-cell office:value-type="float" office:value="9.37452">
            <text:p>9,37452</text:p>
          </table:table-cell>
          <table:table-cell office:value-type="float" office:value="8.46666">
            <text:p>8,46666</text:p>
          </table:table-cell>
          <table:table-cell office:value-type="float" office:value="7.62789">
            <text:p>7,62789</text:p>
          </table:table-cell>
          <table:table-cell office:value-type="float" office:value="6.95785">
            <text:p>6,95785</text:p>
          </table:table-cell>
          <table:table-cell office:value-type="float" office:value="6.35267">
            <text:p>6,35267</text:p>
          </table:table-cell>
          <table:table-cell office:value-type="float" office:value="5.91286">
            <text:p>5,91286</text:p>
          </table:table-cell>
          <table:table-cell office:value-type="float" office:value="5.40243">
            <text:p>5,4024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.57135">
            <text:p>15,57135</text:p>
          </table:table-cell>
          <table:table-cell office:value-type="float" office:value="12.54743">
            <text:p>12,54743</text:p>
          </table:table-cell>
          <table:table-cell office:value-type="float" office:value="10.7937">
            <text:p>10,7937</text:p>
          </table:table-cell>
          <table:table-cell office:value-type="float" office:value="9.50267">
            <text:p>9,50267</text:p>
          </table:table-cell>
          <table:table-cell office:value-type="float" office:value="8.57974">
            <text:p>8,57974</text:p>
          </table:table-cell>
          <table:table-cell office:value-type="float" office:value="7.77319">
            <text:p>7,77319</text:p>
          </table:table-cell>
          <table:table-cell office:value-type="float" office:value="7.08315">
            <text:p>7,08315</text:p>
          </table:table-cell>
          <table:table-cell office:value-type="float" office:value="6.48561">
            <text:p>6,48561</text:p>
          </table:table-cell>
          <table:table-cell office:value-type="float" office:value="6.04267">
            <text:p>6,04267</text:p>
          </table:table-cell>
          <table:table-cell office:value-type="float" office:value="5.53909">
            <text:p>5,5390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.65178">
            <text:p>15,65178</text:p>
          </table:table-cell>
          <table:table-cell office:value-type="float" office:value="12.70324">
            <text:p>12,70324</text:p>
          </table:table-cell>
          <table:table-cell office:value-type="float" office:value="10.92112">
            <text:p>10,92112</text:p>
          </table:table-cell>
          <table:table-cell office:value-type="float" office:value="9.65452">
            <text:p>9,65452</text:p>
          </table:table-cell>
          <table:table-cell office:value-type="float" office:value="8.68095">
            <text:p>8,68095</text:p>
          </table:table-cell>
          <table:table-cell office:value-type="float" office:value="7.83999">
            <text:p>7,83999</text:p>
          </table:table-cell>
          <table:table-cell office:value-type="float" office:value="7.20087">
            <text:p>7,20087</text:p>
          </table:table-cell>
          <table:table-cell office:value-type="float" office:value="6.63012">
            <text:p>6,63012</text:p>
          </table:table-cell>
          <table:table-cell office:value-type="float" office:value="6.17044">
            <text:p>6,17044</text:p>
          </table:table-cell>
          <table:table-cell office:value-type="float" office:value="5.6609">
            <text:p>5,660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.79349">
            <text:p>15,79349</text:p>
          </table:table-cell>
          <table:table-cell office:value-type="float" office:value="12.78907">
            <text:p>12,78907</text:p>
          </table:table-cell>
          <table:table-cell office:value-type="float" office:value="11.06887">
            <text:p>11,06887</text:p>
          </table:table-cell>
          <table:table-cell office:value-type="float" office:value="9.80167">
            <text:p>9,80167</text:p>
          </table:table-cell>
          <table:table-cell office:value-type="float" office:value="8.83509">
            <text:p>8,83509</text:p>
          </table:table-cell>
          <table:table-cell office:value-type="float" office:value="7.99913">
            <text:p>7,99913</text:p>
          </table:table-cell>
          <table:table-cell office:value-type="float" office:value="7.32862">
            <text:p>7,32862</text:p>
          </table:table-cell>
          <table:table-cell office:value-type="float" office:value="6.8308">
            <text:p>6,8308</text:p>
          </table:table-cell>
          <table:table-cell office:value-type="float" office:value="6.24904">
            <text:p>6,24904</text:p>
          </table:table-cell>
          <table:table-cell office:value-type="float" office:value="5.8629">
            <text:p>5,862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.93738">
            <text:p>15,93738</text:p>
          </table:table-cell>
          <table:table-cell office:value-type="float" office:value="12.88819">
            <text:p>12,88819</text:p>
          </table:table-cell>
          <table:table-cell office:value-type="float" office:value="11.22075">
            <text:p>11,22075</text:p>
          </table:table-cell>
          <table:table-cell office:value-type="float" office:value="9.9246">
            <text:p>9,9246</text:p>
          </table:table-cell>
          <table:table-cell office:value-type="float" office:value="8.91503">
            <text:p>8,91503</text:p>
          </table:table-cell>
          <table:table-cell office:value-type="float" office:value="8.18271">
            <text:p>8,18271</text:p>
          </table:table-cell>
          <table:table-cell office:value-type="float" office:value="7.5173">
            <text:p>7,5173</text:p>
          </table:table-cell>
          <table:table-cell office:value-type="float" office:value="6.92113">
            <text:p>6,92113</text:p>
          </table:table-cell>
          <table:table-cell office:value-type="float" office:value="6.41411">
            <text:p>6,41411</text:p>
          </table:table-cell>
          <table:table-cell office:value-type="float" office:value="5.95987">
            <text:p>5,9598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.06089">
            <text:p>16,06089</text:p>
          </table:table-cell>
          <table:table-cell office:value-type="float" office:value="13.04399">
            <text:p>13,04399</text:p>
          </table:table-cell>
          <table:table-cell office:value-type="float" office:value="11.29067">
            <text:p>11,29067</text:p>
          </table:table-cell>
          <table:table-cell office:value-type="float" office:value="10.07758">
            <text:p>10,07758</text:p>
          </table:table-cell>
          <table:table-cell office:value-type="float" office:value="9.08205">
            <text:p>9,08205</text:p>
          </table:table-cell>
          <table:table-cell office:value-type="float" office:value="8.29404">
            <text:p>8,29404</text:p>
          </table:table-cell>
          <table:table-cell office:value-type="float" office:value="7.6272">
            <text:p>7,6272</text:p>
          </table:table-cell>
          <table:table-cell office:value-type="float" office:value="7.06492">
            <text:p>7,06492</text:p>
          </table:table-cell>
          <table:table-cell office:value-type="float" office:value="6.54255">
            <text:p>6,54255</text:p>
          </table:table-cell>
          <table:table-cell office:value-type="float" office:value="6.03603">
            <text:p>6,0360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.1741">
            <text:p>16,1741</text:p>
          </table:table-cell>
          <table:table-cell office:value-type="float" office:value="13.16307">
            <text:p>13,16307</text:p>
          </table:table-cell>
          <table:table-cell office:value-type="float" office:value="11.40244">
            <text:p>11,40244</text:p>
          </table:table-cell>
          <table:table-cell office:value-type="float" office:value="10.13739">
            <text:p>10,13739</text:p>
          </table:table-cell>
          <table:table-cell office:value-type="float" office:value="9.16821">
            <text:p>9,16821</text:p>
          </table:table-cell>
          <table:table-cell office:value-type="float" office:value="8.371">
            <text:p>8,371</text:p>
          </table:table-cell>
          <table:table-cell office:value-type="float" office:value="7.74228">
            <text:p>7,74228</text:p>
          </table:table-cell>
          <table:table-cell office:value-type="float" office:value="7.17366">
            <text:p>7,17366</text:p>
          </table:table-cell>
          <table:table-cell office:value-type="float" office:value="6.64777">
            <text:p>6,64777</text:p>
          </table:table-cell>
          <table:table-cell office:value-type="float" office:value="6.15545">
            <text:p>6,1554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.29358">
            <text:p>16,29358</text:p>
          </table:table-cell>
          <table:table-cell office:value-type="float" office:value="13.29437">
            <text:p>13,29437</text:p>
          </table:table-cell>
          <table:table-cell office:value-type="float" office:value="11.4972">
            <text:p>11,4972</text:p>
          </table:table-cell>
          <table:table-cell office:value-type="float" office:value="10.30443">
            <text:p>10,30443</text:p>
          </table:table-cell>
          <table:table-cell office:value-type="float" office:value="9.3292">
            <text:p>9,3292</text:p>
          </table:table-cell>
          <table:table-cell office:value-type="float" office:value="8.46093">
            <text:p>8,46093</text:p>
          </table:table-cell>
          <table:table-cell office:value-type="float" office:value="7.86987">
            <text:p>7,86987</text:p>
          </table:table-cell>
          <table:table-cell office:value-type="float" office:value="7.25664">
            <text:p>7,25664</text:p>
          </table:table-cell>
          <table:table-cell office:value-type="float" office:value="6.70802">
            <text:p>6,70802</text:p>
          </table:table-cell>
          <table:table-cell office:value-type="float" office:value="6.28905">
            <text:p>6,2890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.38713">
            <text:p>16,38713</text:p>
          </table:table-cell>
          <table:table-cell office:value-type="float" office:value="13.42238">
            <text:p>13,42238</text:p>
          </table:table-cell>
          <table:table-cell office:value-type="float" office:value="11.62104">
            <text:p>11,62104</text:p>
          </table:table-cell>
          <table:table-cell office:value-type="float" office:value="10.38342">
            <text:p>10,38342</text:p>
          </table:table-cell>
          <table:table-cell office:value-type="float" office:value="9.40895">
            <text:p>9,40895</text:p>
          </table:table-cell>
          <table:table-cell office:value-type="float" office:value="8.62279">
            <text:p>8,62279</text:p>
          </table:table-cell>
          <table:table-cell office:value-type="float" office:value="7.95653">
            <text:p>7,95653</text:p>
          </table:table-cell>
          <table:table-cell office:value-type="float" office:value="7.31885">
            <text:p>7,31885</text:p>
          </table:table-cell>
          <table:table-cell office:value-type="float" office:value="6.87749">
            <text:p>6,87749</text:p>
          </table:table-cell>
          <table:table-cell office:value-type="float" office:value="6.4024">
            <text:p>6,402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5925">
            <text:p>16,5925</text:p>
          </table:table-cell>
          <table:table-cell office:value-type="float" office:value="13.51682">
            <text:p>13,51682</text:p>
          </table:table-cell>
          <table:table-cell office:value-type="float" office:value="11.73487">
            <text:p>11,73487</text:p>
          </table:table-cell>
          <table:table-cell office:value-type="float" office:value="10.485">
            <text:p>10,485</text:p>
          </table:table-cell>
          <table:table-cell office:value-type="float" office:value="9.51725">
            <text:p>9,51725</text:p>
          </table:table-cell>
          <table:table-cell office:value-type="float" office:value="8.7374">
            <text:p>8,7374</text:p>
          </table:table-cell>
          <table:table-cell office:value-type="float" office:value="8.07">
            <text:p>8,07</text:p>
          </table:table-cell>
          <table:table-cell office:value-type="float" office:value="7.52647">
            <text:p>7,52647</text:p>
          </table:table-cell>
          <table:table-cell office:value-type="float" office:value="6.93937">
            <text:p>6,93937</text:p>
          </table:table-cell>
          <table:table-cell office:value-type="float" office:value="6.54304">
            <text:p>6,5430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.60889">
            <text:p>16,60889</text:p>
          </table:table-cell>
          <table:table-cell office:value-type="float" office:value="13.62223">
            <text:p>13,62223</text:p>
          </table:table-cell>
          <table:table-cell office:value-type="float" office:value="11.86436">
            <text:p>11,86436</text:p>
          </table:table-cell>
          <table:table-cell office:value-type="float" office:value="10.64081">
            <text:p>10,64081</text:p>
          </table:table-cell>
          <table:table-cell office:value-type="float" office:value="9.56727">
            <text:p>9,56727</text:p>
          </table:table-cell>
          <table:table-cell office:value-type="float" office:value="8.77718">
            <text:p>8,77718</text:p>
          </table:table-cell>
          <table:table-cell office:value-type="float" office:value="8.19349">
            <text:p>8,19349</text:p>
          </table:table-cell>
          <table:table-cell office:value-type="float" office:value="7.60033">
            <text:p>7,60033</text:p>
          </table:table-cell>
          <table:table-cell office:value-type="float" office:value="7.10594">
            <text:p>7,10594</text:p>
          </table:table-cell>
          <table:table-cell office:value-type="float" office:value="6.60692">
            <text:p>6,6069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.79208">
            <text:p>16,79208</text:p>
          </table:table-cell>
          <table:table-cell office:value-type="float" office:value="13.71781">
            <text:p>13,71781</text:p>
          </table:table-cell>
          <table:table-cell office:value-type="float" office:value="11.97985">
            <text:p>11,97985</text:p>
          </table:table-cell>
          <table:table-cell office:value-type="float" office:value="10.65148">
            <text:p>10,65148</text:p>
          </table:table-cell>
          <table:table-cell office:value-type="float" office:value="9.7319">
            <text:p>9,7319</text:p>
          </table:table-cell>
          <table:table-cell office:value-type="float" office:value="8.98385">
            <text:p>8,98385</text:p>
          </table:table-cell>
          <table:table-cell office:value-type="float" office:value="8.31011">
            <text:p>8,31011</text:p>
          </table:table-cell>
          <table:table-cell office:value-type="float" office:value="7.71512">
            <text:p>7,71512</text:p>
          </table:table-cell>
          <table:table-cell office:value-type="float" office:value="7.16278">
            <text:p>7,16278</text:p>
          </table:table-cell>
          <table:table-cell office:value-type="float" office:value="6.75061">
            <text:p>6,750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.82235">
            <text:p>16,82235</text:p>
          </table:table-cell>
          <table:table-cell office:value-type="float" office:value="13.78117">
            <text:p>13,78117</text:p>
          </table:table-cell>
          <table:table-cell office:value-type="float" office:value="12.05456">
            <text:p>12,05456</text:p>
          </table:table-cell>
          <table:table-cell office:value-type="float" office:value="10.81019">
            <text:p>10,81019</text:p>
          </table:table-cell>
          <table:table-cell office:value-type="float" office:value="9.83642">
            <text:p>9,83642</text:p>
          </table:table-cell>
          <table:table-cell office:value-type="float" office:value="9.08606">
            <text:p>9,08606</text:p>
          </table:table-cell>
          <table:table-cell office:value-type="float" office:value="8.35402">
            <text:p>8,35402</text:p>
          </table:table-cell>
          <table:table-cell office:value-type="float" office:value="7.83502">
            <text:p>7,83502</text:p>
          </table:table-cell>
          <table:table-cell office:value-type="float" office:value="7.27257">
            <text:p>7,27257</text:p>
          </table:table-cell>
          <table:table-cell office:value-type="float" office:value="6.81922">
            <text:p>6,8192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.95898">
            <text:p>16,95898</text:p>
          </table:table-cell>
          <table:table-cell office:value-type="float" office:value="13.9094">
            <text:p>13,9094</text:p>
          </table:table-cell>
          <table:table-cell office:value-type="float" office:value="12.15382">
            <text:p>12,15382</text:p>
          </table:table-cell>
          <table:table-cell office:value-type="float" office:value="10.94433">
            <text:p>10,94433</text:p>
          </table:table-cell>
          <table:table-cell office:value-type="float" office:value="9.90904">
            <text:p>9,90904</text:p>
          </table:table-cell>
          <table:table-cell office:value-type="float" office:value="9.13817">
            <text:p>9,13817</text:p>
          </table:table-cell>
          <table:table-cell office:value-type="float" office:value="8.45907">
            <text:p>8,45907</text:p>
          </table:table-cell>
          <table:table-cell office:value-type="float" office:value="7.8464">
            <text:p>7,8464</text:p>
          </table:table-cell>
          <table:table-cell office:value-type="float" office:value="7.35841">
            <text:p>7,35841</text:p>
          </table:table-cell>
          <table:table-cell office:value-type="float" office:value="6.91957">
            <text:p>6,9195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.05588">
            <text:p>17,05588</text:p>
          </table:table-cell>
          <table:table-cell office:value-type="float" office:value="14.00647">
            <text:p>14,00647</text:p>
          </table:table-cell>
          <table:table-cell office:value-type="float" office:value="12.25902">
            <text:p>12,25902</text:p>
          </table:table-cell>
          <table:table-cell office:value-type="float" office:value="11.05329">
            <text:p>11,05329</text:p>
          </table:table-cell>
          <table:table-cell office:value-type="float" office:value="10.0424">
            <text:p>10,0424</text:p>
          </table:table-cell>
          <table:table-cell office:value-type="float" office:value="9.27759">
            <text:p>9,27759</text:p>
          </table:table-cell>
          <table:table-cell office:value-type="float" office:value="8.60688">
            <text:p>8,60688</text:p>
          </table:table-cell>
          <table:table-cell office:value-type="float" office:value="8.00387">
            <text:p>8,00387</text:p>
          </table:table-cell>
          <table:table-cell office:value-type="float" office:value="7.49763">
            <text:p>7,49763</text:p>
          </table:table-cell>
          <table:table-cell office:value-type="float" office:value="7.05404">
            <text:p>7,0540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10007">
            <text:p>17,10007</text:p>
          </table:table-cell>
          <table:table-cell office:value-type="float" office:value="14.08817">
            <text:p>14,08817</text:p>
          </table:table-cell>
          <table:table-cell office:value-type="float" office:value="12.36704">
            <text:p>12,36704</text:p>
          </table:table-cell>
          <table:table-cell office:value-type="float" office:value="11.11268">
            <text:p>11,11268</text:p>
          </table:table-cell>
          <table:table-cell office:value-type="float" office:value="10.12551">
            <text:p>10,12551</text:p>
          </table:table-cell>
          <table:table-cell office:value-type="float" office:value="9.38995">
            <text:p>9,38995</text:p>
          </table:table-cell>
          <table:table-cell office:value-type="float" office:value="8.703">
            <text:p>8,703</text:p>
          </table:table-cell>
          <table:table-cell office:value-type="float" office:value="8.12788">
            <text:p>8,12788</text:p>
          </table:table-cell>
          <table:table-cell office:value-type="float" office:value="7.55385">
            <text:p>7,55385</text:p>
          </table:table-cell>
          <table:table-cell office:value-type="float" office:value="7.11241">
            <text:p>7,1124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.21781">
            <text:p>17,21781</text:p>
          </table:table-cell>
          <table:table-cell office:value-type="float" office:value="14.21416">
            <text:p>14,21416</text:p>
          </table:table-cell>
          <table:table-cell office:value-type="float" office:value="12.43904">
            <text:p>12,43904</text:p>
          </table:table-cell>
          <table:table-cell office:value-type="float" office:value="11.21353">
            <text:p>11,21353</text:p>
          </table:table-cell>
          <table:table-cell office:value-type="float" office:value="10.20936">
            <text:p>10,20936</text:p>
          </table:table-cell>
          <table:table-cell office:value-type="float" office:value="9.48961">
            <text:p>9,48961</text:p>
          </table:table-cell>
          <table:table-cell office:value-type="float" office:value="8.74342">
            <text:p>8,74342</text:p>
          </table:table-cell>
          <table:table-cell office:value-type="float" office:value="8.1508">
            <text:p>8,1508</text:p>
          </table:table-cell>
          <table:table-cell office:value-type="float" office:value="7.67853">
            <text:p>7,67853</text:p>
          </table:table-cell>
          <table:table-cell office:value-type="float" office:value="7.25751">
            <text:p>7,2575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.33312">
            <text:p>17,33312</text:p>
          </table:table-cell>
          <table:table-cell office:value-type="float" office:value="14.331">
            <text:p>14,331</text:p>
          </table:table-cell>
          <table:table-cell office:value-type="float" office:value="12.49233">
            <text:p>12,49233</text:p>
          </table:table-cell>
          <table:table-cell office:value-type="float" office:value="11.29958">
            <text:p>11,29958</text:p>
          </table:table-cell>
          <table:table-cell office:value-type="float" office:value="10.3388">
            <text:p>10,3388</text:p>
          </table:table-cell>
          <table:table-cell office:value-type="float" office:value="9.55779">
            <text:p>9,55779</text:p>
          </table:table-cell>
          <table:table-cell office:value-type="float" office:value="8.89318">
            <text:p>8,89318</text:p>
          </table:table-cell>
          <table:table-cell office:value-type="float" office:value="8.24257">
            <text:p>8,24257</text:p>
          </table:table-cell>
          <table:table-cell office:value-type="float" office:value="7.77288">
            <text:p>7,77288</text:p>
          </table:table-cell>
          <table:table-cell office:value-type="float" office:value="7.32504">
            <text:p>7,3250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.38894">
            <text:p>17,38894</text:p>
          </table:table-cell>
          <table:table-cell office:value-type="float" office:value="14.38128">
            <text:p>14,38128</text:p>
          </table:table-cell>
          <table:table-cell office:value-type="float" office:value="12.68476">
            <text:p>12,68476</text:p>
          </table:table-cell>
          <table:table-cell office:value-type="float" office:value="11.33668">
            <text:p>11,33668</text:p>
          </table:table-cell>
          <table:table-cell office:value-type="float" office:value="10.42927">
            <text:p>10,42927</text:p>
          </table:table-cell>
          <table:table-cell office:value-type="float" office:value="9.65144">
            <text:p>9,65144</text:p>
          </table:table-cell>
          <table:table-cell office:value-type="float" office:value="8.97452">
            <text:p>8,97452</text:p>
          </table:table-cell>
          <table:table-cell office:value-type="float" office:value="8.35801">
            <text:p>8,35801</text:p>
          </table:table-cell>
          <table:table-cell office:value-type="float" office:value="7.86663">
            <text:p>7,86663</text:p>
          </table:table-cell>
          <table:table-cell office:value-type="float" office:value="7.42857">
            <text:p>7,428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.45332">
            <text:p>17,45332</text:p>
          </table:table-cell>
          <table:table-cell office:value-type="float" office:value="14.41069">
            <text:p>14,41069</text:p>
          </table:table-cell>
          <table:table-cell office:value-type="float" office:value="12.68296">
            <text:p>12,68296</text:p>
          </table:table-cell>
          <table:table-cell office:value-type="float" office:value="11.44525">
            <text:p>11,44525</text:p>
          </table:table-cell>
          <table:table-cell office:value-type="float" office:value="10.5288">
            <text:p>10,5288</text:p>
          </table:table-cell>
          <table:table-cell office:value-type="float" office:value="9.73265">
            <text:p>9,73265</text:p>
          </table:table-cell>
          <table:table-cell office:value-type="float" office:value="8.99424">
            <text:p>8,99424</text:p>
          </table:table-cell>
          <table:table-cell office:value-type="float" office:value="8.38504">
            <text:p>8,38504</text:p>
          </table:table-cell>
          <table:table-cell office:value-type="float" office:value="7.95246">
            <text:p>7,95246</text:p>
          </table:table-cell>
          <table:table-cell office:value-type="float" office:value="7.47802">
            <text:p>7,4780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.59148">
            <text:p>17,59148</text:p>
          </table:table-cell>
          <table:table-cell office:value-type="float" office:value="14.56831">
            <text:p>14,56831</text:p>
          </table:table-cell>
          <table:table-cell office:value-type="float" office:value="12.82447">
            <text:p>12,82447</text:p>
          </table:table-cell>
          <table:table-cell office:value-type="float" office:value="11.53012">
            <text:p>11,53012</text:p>
          </table:table-cell>
          <table:table-cell office:value-type="float" office:value="10.54422">
            <text:p>10,54422</text:p>
          </table:table-cell>
          <table:table-cell office:value-type="float" office:value="9.82232">
            <text:p>9,82232</text:p>
          </table:table-cell>
          <table:table-cell office:value-type="float" office:value="9.09828">
            <text:p>9,09828</text:p>
          </table:table-cell>
          <table:table-cell office:value-type="float" office:value="8.55611">
            <text:p>8,55611</text:p>
          </table:table-cell>
          <table:table-cell office:value-type="float" office:value="8.05289">
            <text:p>8,05289</text:p>
          </table:table-cell>
          <table:table-cell office:value-type="float" office:value="7.62321">
            <text:p>7,6232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.69903">
            <text:p>17,69903</text:p>
          </table:table-cell>
          <table:table-cell office:value-type="float" office:value="14.67496">
            <text:p>14,67496</text:p>
          </table:table-cell>
          <table:table-cell office:value-type="float" office:value="12.8379">
            <text:p>12,8379</text:p>
          </table:table-cell>
          <table:table-cell office:value-type="float" office:value="11.6118">
            <text:p>11,6118</text:p>
          </table:table-cell>
          <table:table-cell office:value-type="float" office:value="10.64508">
            <text:p>10,64508</text:p>
          </table:table-cell>
          <table:table-cell office:value-type="float" office:value="9.95083">
            <text:p>9,95083</text:p>
          </table:table-cell>
          <table:table-cell office:value-type="float" office:value="9.23588">
            <text:p>9,23588</text:p>
          </table:table-cell>
          <table:table-cell office:value-type="float" office:value="8.67506">
            <text:p>8,67506</text:p>
          </table:table-cell>
          <table:table-cell office:value-type="float" office:value="8.17151">
            <text:p>8,17151</text:p>
          </table:table-cell>
          <table:table-cell office:value-type="float" office:value="7.74341">
            <text:p>7,7434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.78245">
            <text:p>17,78245</text:p>
          </table:table-cell>
          <table:table-cell office:value-type="float" office:value="14.74038">
            <text:p>14,74038</text:p>
          </table:table-cell>
          <table:table-cell office:value-type="float" office:value="12.99658">
            <text:p>12,99658</text:p>
          </table:table-cell>
          <table:table-cell office:value-type="float" office:value="11.76876">
            <text:p>11,76876</text:p>
          </table:table-cell>
          <table:table-cell office:value-type="float" office:value="10.77944">
            <text:p>10,77944</text:p>
          </table:table-cell>
          <table:table-cell office:value-type="float" office:value="9.96464">
            <text:p>9,96464</text:p>
          </table:table-cell>
          <table:table-cell office:value-type="float" office:value="9.28673">
            <text:p>9,28673</text:p>
          </table:table-cell>
          <table:table-cell office:value-type="float" office:value="8.69716">
            <text:p>8,69716</text:p>
          </table:table-cell>
          <table:table-cell office:value-type="float" office:value="8.17054">
            <text:p>8,17054</text:p>
          </table:table-cell>
          <table:table-cell office:value-type="float" office:value="7.72995">
            <text:p>7,7299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.79003">
            <text:p>17,79003</text:p>
          </table:table-cell>
          <table:table-cell office:value-type="float" office:value="14.82185">
            <text:p>14,82185</text:p>
          </table:table-cell>
          <table:table-cell office:value-type="float" office:value="13.02767">
            <text:p>13,02767</text:p>
          </table:table-cell>
          <table:table-cell office:value-type="float" office:value="11.78258">
            <text:p>11,78258</text:p>
          </table:table-cell>
          <table:table-cell office:value-type="float" office:value="10.82288">
            <text:p>10,82288</text:p>
          </table:table-cell>
          <table:table-cell office:value-type="float" office:value="10.04966">
            <text:p>10,04966</text:p>
          </table:table-cell>
          <table:table-cell office:value-type="float" office:value="9.43152">
            <text:p>9,43152</text:p>
          </table:table-cell>
          <table:table-cell office:value-type="float" office:value="8.81223">
            <text:p>8,81223</text:p>
          </table:table-cell>
          <table:table-cell office:value-type="float" office:value="8.28462">
            <text:p>8,28462</text:p>
          </table:table-cell>
          <table:table-cell office:value-type="float" office:value="7.81084">
            <text:p>7,8108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.90996">
            <text:p>17,90996</text:p>
          </table:table-cell>
          <table:table-cell office:value-type="float" office:value="14.88537">
            <text:p>14,88537</text:p>
          </table:table-cell>
          <table:table-cell office:value-type="float" office:value="13.14264">
            <text:p>13,14264</text:p>
          </table:table-cell>
          <table:table-cell office:value-type="float" office:value="11.88614">
            <text:p>11,88614</text:p>
          </table:table-cell>
          <table:table-cell office:value-type="float" office:value="10.9355">
            <text:p>10,9355</text:p>
          </table:table-cell>
          <table:table-cell office:value-type="float" office:value="10.12046">
            <text:p>10,12046</text:p>
          </table:table-cell>
          <table:table-cell office:value-type="float" office:value="9.48959">
            <text:p>9,48959</text:p>
          </table:table-cell>
          <table:table-cell office:value-type="float" office:value="8.85917">
            <text:p>8,85917</text:p>
          </table:table-cell>
          <table:table-cell office:value-type="float" office:value="8.29317">
            <text:p>8,29317</text:p>
          </table:table-cell>
          <table:table-cell office:value-type="float" office:value="7.92466">
            <text:p>7,9246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.97142">
            <text:p>17,97142</text:p>
          </table:table-cell>
          <table:table-cell office:value-type="float" office:value="14.97505">
            <text:p>14,97505</text:p>
          </table:table-cell>
          <table:table-cell office:value-type="float" office:value="13.20403">
            <text:p>13,20403</text:p>
          </table:table-cell>
          <table:table-cell office:value-type="float" office:value="11.96944">
            <text:p>11,96944</text:p>
          </table:table-cell>
          <table:table-cell office:value-type="float" office:value="11.01101">
            <text:p>11,01101</text:p>
          </table:table-cell>
          <table:table-cell office:value-type="float" office:value="10.19932">
            <text:p>10,19932</text:p>
          </table:table-cell>
          <table:table-cell office:value-type="float" office:value="9.51695">
            <text:p>9,51695</text:p>
          </table:table-cell>
          <table:table-cell office:value-type="float" office:value="8.88472">
            <text:p>8,88472</text:p>
          </table:table-cell>
          <table:table-cell office:value-type="float" office:value="8.44404">
            <text:p>8,44404</text:p>
          </table:table-cell>
          <table:table-cell office:value-type="float" office:value="7.93572">
            <text:p>7,9357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.04074">
            <text:p>18,04074</text:p>
          </table:table-cell>
          <table:table-cell office:value-type="float" office:value="15.04715">
            <text:p>15,04715</text:p>
          </table:table-cell>
          <table:table-cell office:value-type="float" office:value="13.25961">
            <text:p>13,25961</text:p>
          </table:table-cell>
          <table:table-cell office:value-type="float" office:value="12.03871">
            <text:p>12,03871</text:p>
          </table:table-cell>
          <table:table-cell office:value-type="float" office:value="11.12792">
            <text:p>11,12792</text:p>
          </table:table-cell>
          <table:table-cell office:value-type="float" office:value="10.2594">
            <text:p>10,2594</text:p>
          </table:table-cell>
          <table:table-cell office:value-type="float" office:value="9.65377">
            <text:p>9,65377</text:p>
          </table:table-cell>
          <table:table-cell office:value-type="float" office:value="9.02">
            <text:p>9,02</text:p>
          </table:table-cell>
          <table:table-cell office:value-type="float" office:value="8.53641">
            <text:p>8,53641</text:p>
          </table:table-cell>
          <table:table-cell office:value-type="float" office:value="8.06307">
            <text:p>8,0630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.11668">
            <text:p>18,11668</text:p>
          </table:table-cell>
          <table:table-cell office:value-type="float" office:value="15.16224">
            <text:p>15,16224</text:p>
          </table:table-cell>
          <table:table-cell office:value-type="float" office:value="13.37691">
            <text:p>13,37691</text:p>
          </table:table-cell>
          <table:table-cell office:value-type="float" office:value="12.16122">
            <text:p>12,16122</text:p>
          </table:table-cell>
          <table:table-cell office:value-type="float" office:value="11.15517">
            <text:p>11,15517</text:p>
          </table:table-cell>
          <table:table-cell office:value-type="float" office:value="10.31394">
            <text:p>10,31394</text:p>
          </table:table-cell>
          <table:table-cell office:value-type="float" office:value="9.69254">
            <text:p>9,69254</text:p>
          </table:table-cell>
          <table:table-cell office:value-type="float" office:value="9.09558">
            <text:p>9,09558</text:p>
          </table:table-cell>
          <table:table-cell office:value-type="float" office:value="8.58318">
            <text:p>8,58318</text:p>
          </table:table-cell>
          <table:table-cell office:value-type="float" office:value="8.17318">
            <text:p>8,1731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20693">
            <text:p>18,20693</text:p>
          </table:table-cell>
          <table:table-cell office:value-type="float" office:value="15.21241">
            <text:p>15,21241</text:p>
          </table:table-cell>
          <table:table-cell office:value-type="float" office:value="13.42964">
            <text:p>13,42964</text:p>
          </table:table-cell>
          <table:table-cell office:value-type="float" office:value="12.21186">
            <text:p>12,21186</text:p>
          </table:table-cell>
          <table:table-cell office:value-type="float" office:value="11.21236">
            <text:p>11,21236</text:p>
          </table:table-cell>
          <table:table-cell office:value-type="float" office:value="10.42628">
            <text:p>10,42628</text:p>
          </table:table-cell>
          <table:table-cell office:value-type="float" office:value="9.76646">
            <text:p>9,76646</text:p>
          </table:table-cell>
          <table:table-cell office:value-type="float" office:value="9.16924">
            <text:p>9,16924</text:p>
          </table:table-cell>
          <table:table-cell office:value-type="float" office:value="8.71157">
            <text:p>8,71157</text:p>
          </table:table-cell>
          <table:table-cell office:value-type="float" office:value="8.23939">
            <text:p>8,2393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.32295">
            <text:p>18,32295</text:p>
          </table:table-cell>
          <table:table-cell office:value-type="float" office:value="15.25986">
            <text:p>15,25986</text:p>
          </table:table-cell>
          <table:table-cell office:value-type="float" office:value="13.48168">
            <text:p>13,48168</text:p>
          </table:table-cell>
          <table:table-cell office:value-type="float" office:value="12.3368">
            <text:p>12,3368</text:p>
          </table:table-cell>
          <table:table-cell office:value-type="float" office:value="11.30975">
            <text:p>11,30975</text:p>
          </table:table-cell>
          <table:table-cell office:value-type="float" office:value="10.49536">
            <text:p>10,49536</text:p>
          </table:table-cell>
          <table:table-cell office:value-type="float" office:value="9.83198">
            <text:p>9,83198</text:p>
          </table:table-cell>
          <table:table-cell office:value-type="float" office:value="9.25972">
            <text:p>9,25972</text:p>
          </table:table-cell>
          <table:table-cell office:value-type="float" office:value="8.7149">
            <text:p>8,7149</text:p>
          </table:table-cell>
          <table:table-cell office:value-type="float" office:value="8.2808">
            <text:p>8,280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.37067">
            <text:p>18,37067</text:p>
          </table:table-cell>
          <table:table-cell office:value-type="float" office:value="15.31918">
            <text:p>15,31918</text:p>
          </table:table-cell>
          <table:table-cell office:value-type="float" office:value="13.62574">
            <text:p>13,62574</text:p>
          </table:table-cell>
          <table:table-cell office:value-type="float" office:value="12.32574">
            <text:p>12,32574</text:p>
          </table:table-cell>
          <table:table-cell office:value-type="float" office:value="11.38386">
            <text:p>11,38386</text:p>
          </table:table-cell>
          <table:table-cell office:value-type="float" office:value="10.55687">
            <text:p>10,55687</text:p>
          </table:table-cell>
          <table:table-cell office:value-type="float" office:value="9.90049">
            <text:p>9,90049</text:p>
          </table:table-cell>
          <table:table-cell office:value-type="float" office:value="9.29623">
            <text:p>9,29623</text:p>
          </table:table-cell>
          <table:table-cell office:value-type="float" office:value="8.81951">
            <text:p>8,81951</text:p>
          </table:table-cell>
          <table:table-cell office:value-type="float" office:value="8.38903">
            <text:p>8,3890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.45195">
            <text:p>18,45195</text:p>
          </table:table-cell>
          <table:table-cell office:value-type="float" office:value="15.43753">
            <text:p>15,43753</text:p>
          </table:table-cell>
          <table:table-cell office:value-type="float" office:value="13.6902">
            <text:p>13,6902</text:p>
          </table:table-cell>
          <table:table-cell office:value-type="float" office:value="12.37585">
            <text:p>12,37585</text:p>
          </table:table-cell>
          <table:table-cell office:value-type="float" office:value="11.43147">
            <text:p>11,43147</text:p>
          </table:table-cell>
          <table:table-cell office:value-type="float" office:value="10.69281">
            <text:p>10,69281</text:p>
          </table:table-cell>
          <table:table-cell office:value-type="float" office:value="9.92113">
            <text:p>9,92113</text:p>
          </table:table-cell>
          <table:table-cell office:value-type="float" office:value="9.37494">
            <text:p>9,37494</text:p>
          </table:table-cell>
          <table:table-cell office:value-type="float" office:value="8.88799">
            <text:p>8,88799</text:p>
          </table:table-cell>
          <table:table-cell office:value-type="float" office:value="8.46352">
            <text:p>8,4635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.52474">
            <text:p>18,52474</text:p>
          </table:table-cell>
          <table:table-cell office:value-type="float" office:value="15.50544">
            <text:p>15,50544</text:p>
          </table:table-cell>
          <table:table-cell office:value-type="float" office:value="13.77152">
            <text:p>13,77152</text:p>
          </table:table-cell>
          <table:table-cell office:value-type="float" office:value="12.46934">
            <text:p>12,46934</text:p>
          </table:table-cell>
          <table:table-cell office:value-type="float" office:value="11.49831">
            <text:p>11,49831</text:p>
          </table:table-cell>
          <table:table-cell office:value-type="float" office:value="10.71979">
            <text:p>10,71979</text:p>
          </table:table-cell>
          <table:table-cell office:value-type="float" office:value="10.0199">
            <text:p>10,0199</text:p>
          </table:table-cell>
          <table:table-cell office:value-type="float" office:value="9.45243">
            <text:p>9,45243</text:p>
          </table:table-cell>
          <table:table-cell office:value-type="float" office:value="8.9829">
            <text:p>8,9829</text:p>
          </table:table-cell>
          <table:table-cell office:value-type="float" office:value="8.52402">
            <text:p>8,5240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.56979">
            <text:p>18,56979</text:p>
          </table:table-cell>
          <table:table-cell office:value-type="float" office:value="15.54538">
            <text:p>15,54538</text:p>
          </table:table-cell>
          <table:table-cell office:value-type="float" office:value="13.79886">
            <text:p>13,79886</text:p>
          </table:table-cell>
          <table:table-cell office:value-type="float" office:value="12.58071">
            <text:p>12,58071</text:p>
          </table:table-cell>
          <table:table-cell office:value-type="float" office:value="11.56822">
            <text:p>11,56822</text:p>
          </table:table-cell>
          <table:table-cell office:value-type="float" office:value="10.80177">
            <text:p>10,80177</text:p>
          </table:table-cell>
          <table:table-cell office:value-type="float" office:value="10.11005">
            <text:p>10,11005</text:p>
          </table:table-cell>
          <table:table-cell office:value-type="float" office:value="9.55033">
            <text:p>9,55033</text:p>
          </table:table-cell>
          <table:table-cell office:value-type="float" office:value="8.98493">
            <text:p>8,98493</text:p>
          </table:table-cell>
          <table:table-cell office:value-type="float" office:value="8.56403">
            <text:p>8,564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.61728">
            <text:p>18,61728</text:p>
          </table:table-cell>
          <table:table-cell office:value-type="float" office:value="15.63605">
            <text:p>15,63605</text:p>
          </table:table-cell>
          <table:table-cell office:value-type="float" office:value="13.83337">
            <text:p>13,83337</text:p>
          </table:table-cell>
          <table:table-cell office:value-type="float" office:value="12.60093">
            <text:p>12,60093</text:p>
          </table:table-cell>
          <table:table-cell office:value-type="float" office:value="11.54436">
            <text:p>11,54436</text:p>
          </table:table-cell>
          <table:table-cell office:value-type="float" office:value="10.8031">
            <text:p>10,8031</text:p>
          </table:table-cell>
          <table:table-cell office:value-type="float" office:value="10.19427">
            <text:p>10,19427</text:p>
          </table:table-cell>
          <table:table-cell office:value-type="float" office:value="9.60656">
            <text:p>9,60656</text:p>
          </table:table-cell>
          <table:table-cell office:value-type="float" office:value="9.03535">
            <text:p>9,03535</text:p>
          </table:table-cell>
          <table:table-cell office:value-type="float" office:value="8.65915">
            <text:p>8,6591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.66889">
            <text:p>18,66889</text:p>
          </table:table-cell>
          <table:table-cell office:value-type="float" office:value="15.68764">
            <text:p>15,68764</text:p>
          </table:table-cell>
          <table:table-cell office:value-type="float" office:value="13.91694">
            <text:p>13,91694</text:p>
          </table:table-cell>
          <table:table-cell office:value-type="float" office:value="12.67256">
            <text:p>12,67256</text:p>
          </table:table-cell>
          <table:table-cell office:value-type="float" office:value="11.69621">
            <text:p>11,69621</text:p>
          </table:table-cell>
          <table:table-cell office:value-type="float" office:value="10.87527">
            <text:p>10,87527</text:p>
          </table:table-cell>
          <table:table-cell office:value-type="float" office:value="10.27158">
            <text:p>10,27158</text:p>
          </table:table-cell>
          <table:table-cell office:value-type="float" office:value="9.69519">
            <text:p>9,69519</text:p>
          </table:table-cell>
          <table:table-cell office:value-type="float" office:value="9.18435">
            <text:p>9,18435</text:p>
          </table:table-cell>
          <table:table-cell office:value-type="float" office:value="8.66186">
            <text:p>8,6618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.74928">
            <text:p>18,74928</text:p>
          </table:table-cell>
          <table:table-cell office:value-type="float" office:value="15.77627">
            <text:p>15,77627</text:p>
          </table:table-cell>
          <table:table-cell office:value-type="float" office:value="13.98322">
            <text:p>13,98322</text:p>
          </table:table-cell>
          <table:table-cell office:value-type="float" office:value="12.74335">
            <text:p>12,74335</text:p>
          </table:table-cell>
          <table:table-cell office:value-type="float" office:value="11.72423">
            <text:p>11,72423</text:p>
          </table:table-cell>
          <table:table-cell office:value-type="float" office:value="11.00373">
            <text:p>11,00373</text:p>
          </table:table-cell>
          <table:table-cell office:value-type="float" office:value="10.30988">
            <text:p>10,30988</text:p>
          </table:table-cell>
          <table:table-cell office:value-type="float" office:value="9.74073">
            <text:p>9,74073</text:p>
          </table:table-cell>
          <table:table-cell office:value-type="float" office:value="9.19558">
            <text:p>9,19558</text:p>
          </table:table-cell>
          <table:table-cell office:value-type="float" office:value="8.74732">
            <text:p>8,7473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.79538">
            <text:p>18,79538</text:p>
          </table:table-cell>
          <table:table-cell office:value-type="float" office:value="15.84574">
            <text:p>15,84574</text:p>
          </table:table-cell>
          <table:table-cell office:value-type="float" office:value="14.03845">
            <text:p>14,03845</text:p>
          </table:table-cell>
          <table:table-cell office:value-type="float" office:value="12.78531">
            <text:p>12,78531</text:p>
          </table:table-cell>
          <table:table-cell office:value-type="float" office:value="11.80892">
            <text:p>11,80892</text:p>
          </table:table-cell>
          <table:table-cell office:value-type="float" office:value="11.00102">
            <text:p>11,00102</text:p>
          </table:table-cell>
          <table:table-cell office:value-type="float" office:value="10.35975">
            <text:p>10,35975</text:p>
          </table:table-cell>
          <table:table-cell office:value-type="float" office:value="9.82189">
            <text:p>9,82189</text:p>
          </table:table-cell>
          <table:table-cell office:value-type="float" office:value="9.26145">
            <text:p>9,26145</text:p>
          </table:table-cell>
          <table:table-cell office:value-type="float" office:value="8.77444">
            <text:p>8,774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.89274">
            <text:p>18,89274</text:p>
          </table:table-cell>
          <table:table-cell office:value-type="float" office:value="15.90025">
            <text:p>15,90025</text:p>
          </table:table-cell>
          <table:table-cell office:value-type="float" office:value="14.08041">
            <text:p>14,08041</text:p>
          </table:table-cell>
          <table:table-cell office:value-type="float" office:value="12.87221">
            <text:p>12,87221</text:p>
          </table:table-cell>
          <table:table-cell office:value-type="float" office:value="11.89152">
            <text:p>11,89152</text:p>
          </table:table-cell>
          <table:table-cell office:value-type="float" office:value="11.11804">
            <text:p>11,11804</text:p>
          </table:table-cell>
          <table:table-cell office:value-type="float" office:value="10.42613">
            <text:p>10,42613</text:p>
          </table:table-cell>
          <table:table-cell office:value-type="float" office:value="9.8358">
            <text:p>9,8358</text:p>
          </table:table-cell>
          <table:table-cell office:value-type="float" office:value="9.32482">
            <text:p>9,32482</text:p>
          </table:table-cell>
          <table:table-cell office:value-type="float" office:value="8.9022">
            <text:p>8,902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.97525">
            <text:p>18,97525</text:p>
          </table:table-cell>
          <table:table-cell office:value-type="float" office:value="15.94413">
            <text:p>15,94413</text:p>
          </table:table-cell>
          <table:table-cell office:value-type="float" office:value="14.17093">
            <text:p>14,17093</text:p>
          </table:table-cell>
          <table:table-cell office:value-type="float" office:value="12.93028">
            <text:p>12,93028</text:p>
          </table:table-cell>
          <table:table-cell office:value-type="float" office:value="11.99093">
            <text:p>11,99093</text:p>
          </table:table-cell>
          <table:table-cell office:value-type="float" office:value="11.22749">
            <text:p>11,22749</text:p>
          </table:table-cell>
          <table:table-cell office:value-type="float" office:value="10.50122">
            <text:p>10,50122</text:p>
          </table:table-cell>
          <table:table-cell office:value-type="float" office:value="9.95585">
            <text:p>9,95585</text:p>
          </table:table-cell>
          <table:table-cell office:value-type="float" office:value="9.41958">
            <text:p>9,41958</text:p>
          </table:table-cell>
          <table:table-cell office:value-type="float" office:value="8.92346">
            <text:p>8,9234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.99801">
            <text:p>18,99801</text:p>
          </table:table-cell>
          <table:table-cell office:value-type="float" office:value="15.93258">
            <text:p>15,93258</text:p>
          </table:table-cell>
          <table:table-cell office:value-type="float" office:value="14.23063">
            <text:p>14,23063</text:p>
          </table:table-cell>
          <table:table-cell office:value-type="float" office:value="12.94549">
            <text:p>12,94549</text:p>
          </table:table-cell>
          <table:table-cell office:value-type="float" office:value="12.02447">
            <text:p>12,02447</text:p>
          </table:table-cell>
          <table:table-cell office:value-type="float" office:value="11.2718">
            <text:p>11,2718</text:p>
          </table:table-cell>
          <table:table-cell office:value-type="float" office:value="10.58548">
            <text:p>10,58548</text:p>
          </table:table-cell>
          <table:table-cell office:value-type="float" office:value="9.99432">
            <text:p>9,99432</text:p>
          </table:table-cell>
          <table:table-cell office:value-type="float" office:value="9.46599">
            <text:p>9,46599</text:p>
          </table:table-cell>
          <table:table-cell office:value-type="float" office:value="9.04659">
            <text:p>9,0465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9.0524">
            <text:p>19,0524</text:p>
          </table:table-cell>
          <table:table-cell office:value-type="float" office:value="16.05228">
            <text:p>16,05228</text:p>
          </table:table-cell>
          <table:table-cell office:value-type="float" office:value="14.28425">
            <text:p>14,28425</text:p>
          </table:table-cell>
          <table:table-cell office:value-type="float" office:value="13.07517">
            <text:p>13,07517</text:p>
          </table:table-cell>
          <table:table-cell office:value-type="float" office:value="12.06006">
            <text:p>12,06006</text:p>
          </table:table-cell>
          <table:table-cell office:value-type="float" office:value="11.26236">
            <text:p>11,26236</text:p>
          </table:table-cell>
          <table:table-cell office:value-type="float" office:value="10.65325">
            <text:p>10,65325</text:p>
          </table:table-cell>
          <table:table-cell office:value-type="float" office:value="10.06599">
            <text:p>10,06599</text:p>
          </table:table-cell>
          <table:table-cell office:value-type="float" office:value="9.54642">
            <text:p>9,54642</text:p>
          </table:table-cell>
          <table:table-cell office:value-type="float" office:value="9.12988">
            <text:p>9,1298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9.14852">
            <text:p>19,14852</text:p>
          </table:table-cell>
          <table:table-cell office:value-type="float" office:value="16.12142">
            <text:p>16,12142</text:p>
          </table:table-cell>
          <table:table-cell office:value-type="float" office:value="14.38052">
            <text:p>14,38052</text:p>
          </table:table-cell>
          <table:table-cell office:value-type="float" office:value="13.17264">
            <text:p>13,17264</text:p>
          </table:table-cell>
          <table:table-cell office:value-type="float" office:value="12.13276">
            <text:p>12,13276</text:p>
          </table:table-cell>
          <table:table-cell office:value-type="float" office:value="11.3079">
            <text:p>11,3079</text:p>
          </table:table-cell>
          <table:table-cell office:value-type="float" office:value="10.67508">
            <text:p>10,67508</text:p>
          </table:table-cell>
          <table:table-cell office:value-type="float" office:value="10.04928">
            <text:p>10,04928</text:p>
          </table:table-cell>
          <table:table-cell office:value-type="float" office:value="9.60261">
            <text:p>9,60261</text:p>
          </table:table-cell>
          <table:table-cell office:value-type="float" office:value="9.1248">
            <text:p>9,124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.1321">
            <text:p>19,1321</text:p>
          </table:table-cell>
          <table:table-cell office:value-type="float" office:value="16.18586">
            <text:p>16,18586</text:p>
          </table:table-cell>
          <table:table-cell office:value-type="float" office:value="14.38296">
            <text:p>14,38296</text:p>
          </table:table-cell>
          <table:table-cell office:value-type="float" office:value="13.17048">
            <text:p>13,17048</text:p>
          </table:table-cell>
          <table:table-cell office:value-type="float" office:value="12.22103">
            <text:p>12,22103</text:p>
          </table:table-cell>
          <table:table-cell office:value-type="float" office:value="11.39656">
            <text:p>11,39656</text:p>
          </table:table-cell>
          <table:table-cell office:value-type="float" office:value="10.77116">
            <text:p>10,77116</text:p>
          </table:table-cell>
          <table:table-cell office:value-type="float" office:value="10.13888">
            <text:p>10,13888</text:p>
          </table:table-cell>
          <table:table-cell office:value-type="float" office:value="9.64787">
            <text:p>9,64787</text:p>
          </table:table-cell>
          <table:table-cell office:value-type="float" office:value="9.20065">
            <text:p>9,2006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9.24122">
            <text:p>19,24122</text:p>
          </table:table-cell>
          <table:table-cell office:value-type="float" office:value="16.21126">
            <text:p>16,21126</text:p>
          </table:table-cell>
          <table:table-cell office:value-type="float" office:value="14.51596">
            <text:p>14,51596</text:p>
          </table:table-cell>
          <table:table-cell office:value-type="float" office:value="13.2716">
            <text:p>13,2716</text:p>
          </table:table-cell>
          <table:table-cell office:value-type="float" office:value="12.29632">
            <text:p>12,29632</text:p>
          </table:table-cell>
          <table:table-cell office:value-type="float" office:value="11.51005">
            <text:p>11,51005</text:p>
          </table:table-cell>
          <table:table-cell office:value-type="float" office:value="10.79847">
            <text:p>10,79847</text:p>
          </table:table-cell>
          <table:table-cell office:value-type="float" office:value="10.18701">
            <text:p>10,18701</text:p>
          </table:table-cell>
          <table:table-cell office:value-type="float" office:value="9.73599">
            <text:p>9,73599</text:p>
          </table:table-cell>
          <table:table-cell office:value-type="float" office:value="9.27717">
            <text:p>9,2771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9.26297">
            <text:p>19,26297</text:p>
          </table:table-cell>
          <table:table-cell office:value-type="float" office:value="16.27077">
            <text:p>16,27077</text:p>
          </table:table-cell>
          <table:table-cell office:value-type="float" office:value="14.48523">
            <text:p>14,48523</text:p>
          </table:table-cell>
          <table:table-cell office:value-type="float" office:value="13.22662">
            <text:p>13,22662</text:p>
          </table:table-cell>
          <table:table-cell office:value-type="float" office:value="12.33393">
            <text:p>12,33393</text:p>
          </table:table-cell>
          <table:table-cell office:value-type="float" office:value="11.49719">
            <text:p>11,49719</text:p>
          </table:table-cell>
          <table:table-cell office:value-type="float" office:value="10.82881">
            <text:p>10,82881</text:p>
          </table:table-cell>
          <table:table-cell office:value-type="float" office:value="10.27993">
            <text:p>10,27993</text:p>
          </table:table-cell>
          <table:table-cell office:value-type="float" office:value="9.75299">
            <text:p>9,75299</text:p>
          </table:table-cell>
          <table:table-cell office:value-type="float" office:value="9.34064">
            <text:p>9,3406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9.39085">
            <text:p>19,39085</text:p>
          </table:table-cell>
          <table:table-cell office:value-type="float" office:value="16.29377">
            <text:p>16,29377</text:p>
          </table:table-cell>
          <table:table-cell office:value-type="float" office:value="14.58256">
            <text:p>14,58256</text:p>
          </table:table-cell>
          <table:table-cell office:value-type="float" office:value="13.34194">
            <text:p>13,34194</text:p>
          </table:table-cell>
          <table:table-cell office:value-type="float" office:value="12.31432">
            <text:p>12,31432</text:p>
          </table:table-cell>
          <table:table-cell office:value-type="float" office:value="11.52072">
            <text:p>11,52072</text:p>
          </table:table-cell>
          <table:table-cell office:value-type="float" office:value="10.92571">
            <text:p>10,92571</text:p>
          </table:table-cell>
          <table:table-cell office:value-type="float" office:value="10.33245">
            <text:p>10,33245</text:p>
          </table:table-cell>
          <table:table-cell office:value-type="float" office:value="9.82886">
            <text:p>9,82886</text:p>
          </table:table-cell>
          <table:table-cell office:value-type="float" office:value="9.33519">
            <text:p>9,3351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42072">
            <text:p>19,42072</text:p>
          </table:table-cell>
          <table:table-cell office:value-type="float" office:value="16.42285">
            <text:p>16,42285</text:p>
          </table:table-cell>
          <table:table-cell office:value-type="float" office:value="14.68179">
            <text:p>14,68179</text:p>
          </table:table-cell>
          <table:table-cell office:value-type="float" office:value="13.41515">
            <text:p>13,41515</text:p>
          </table:table-cell>
          <table:table-cell office:value-type="float" office:value="12.47077">
            <text:p>12,47077</text:p>
          </table:table-cell>
          <table:table-cell office:value-type="float" office:value="11.64256">
            <text:p>11,64256</text:p>
          </table:table-cell>
          <table:table-cell office:value-type="float" office:value="10.96536">
            <text:p>10,96536</text:p>
          </table:table-cell>
          <table:table-cell office:value-type="float" office:value="10.3648">
            <text:p>10,3648</text:p>
          </table:table-cell>
          <table:table-cell office:value-type="float" office:value="9.88341">
            <text:p>9,88341</text:p>
          </table:table-cell>
          <table:table-cell office:value-type="float" office:value="9.39299">
            <text:p>9,3929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.44662">
            <text:p>19,44662</text:p>
          </table:table-cell>
          <table:table-cell office:value-type="float" office:value="16.48495">
            <text:p>16,48495</text:p>
          </table:table-cell>
          <table:table-cell office:value-type="float" office:value="14.69637">
            <text:p>14,69637</text:p>
          </table:table-cell>
          <table:table-cell office:value-type="float" office:value="13.43241">
            <text:p>13,43241</text:p>
          </table:table-cell>
          <table:table-cell office:value-type="float" office:value="12.49265">
            <text:p>12,49265</text:p>
          </table:table-cell>
          <table:table-cell office:value-type="float" office:value="11.69165">
            <text:p>11,69165</text:p>
          </table:table-cell>
          <table:table-cell office:value-type="float" office:value="11.04996">
            <text:p>11,04996</text:p>
          </table:table-cell>
          <table:table-cell office:value-type="float" office:value="10.45507">
            <text:p>10,45507</text:p>
          </table:table-cell>
          <table:table-cell office:value-type="float" office:value="9.92371">
            <text:p>9,92371</text:p>
          </table:table-cell>
          <table:table-cell office:value-type="float" office:value="9.49534">
            <text:p>9,4953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46719">
            <text:p>19,46719</text:p>
          </table:table-cell>
          <table:table-cell office:value-type="float" office:value="16.52696">
            <text:p>16,52696</text:p>
          </table:table-cell>
          <table:table-cell office:value-type="float" office:value="14.72815">
            <text:p>14,72815</text:p>
          </table:table-cell>
          <table:table-cell office:value-type="float" office:value="13.50728">
            <text:p>13,50728</text:p>
          </table:table-cell>
          <table:table-cell office:value-type="float" office:value="12.61346">
            <text:p>12,61346</text:p>
          </table:table-cell>
          <table:table-cell office:value-type="float" office:value="11.77273">
            <text:p>11,77273</text:p>
          </table:table-cell>
          <table:table-cell office:value-type="float" office:value="11.04139">
            <text:p>11,04139</text:p>
          </table:table-cell>
          <table:table-cell office:value-type="float" office:value="10.50445">
            <text:p>10,50445</text:p>
          </table:table-cell>
          <table:table-cell office:value-type="float" office:value="9.9802">
            <text:p>9,9802</text:p>
          </table:table-cell>
          <table:table-cell office:value-type="float" office:value="9.58112">
            <text:p>9,5811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.5593">
            <text:p>19,5593</text:p>
          </table:table-cell>
          <table:table-cell office:value-type="float" office:value="16.51681">
            <text:p>16,51681</text:p>
          </table:table-cell>
          <table:table-cell office:value-type="float" office:value="14.78337">
            <text:p>14,78337</text:p>
          </table:table-cell>
          <table:table-cell office:value-type="float" office:value="13.56124">
            <text:p>13,56124</text:p>
          </table:table-cell>
          <table:table-cell office:value-type="float" office:value="12.53813">
            <text:p>12,53813</text:p>
          </table:table-cell>
          <table:table-cell office:value-type="float" office:value="11.79521">
            <text:p>11,79521</text:p>
          </table:table-cell>
          <table:table-cell office:value-type="float" office:value="11.12909">
            <text:p>11,12909</text:p>
          </table:table-cell>
          <table:table-cell office:value-type="float" office:value="10.58382">
            <text:p>10,58382</text:p>
          </table:table-cell>
          <table:table-cell office:value-type="float" office:value="10.03416">
            <text:p>10,03416</text:p>
          </table:table-cell>
          <table:table-cell office:value-type="float" office:value="9.59012">
            <text:p>9,5901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.66764">
            <text:p>19,66764</text:p>
          </table:table-cell>
          <table:table-cell office:value-type="float" office:value="16.62844">
            <text:p>16,62844</text:p>
          </table:table-cell>
          <table:table-cell office:value-type="float" office:value="14.8233">
            <text:p>14,8233</text:p>
          </table:table-cell>
          <table:table-cell office:value-type="float" office:value="13.60298">
            <text:p>13,60298</text:p>
          </table:table-cell>
          <table:table-cell office:value-type="float" office:value="12.62644">
            <text:p>12,62644</text:p>
          </table:table-cell>
          <table:table-cell office:value-type="float" office:value="11.86875">
            <text:p>11,86875</text:p>
          </table:table-cell>
          <table:table-cell office:value-type="float" office:value="11.15795">
            <text:p>11,15795</text:p>
          </table:table-cell>
          <table:table-cell office:value-type="float" office:value="10.61698">
            <text:p>10,61698</text:p>
          </table:table-cell>
          <table:table-cell office:value-type="float" office:value="10.09177">
            <text:p>10,09177</text:p>
          </table:table-cell>
          <table:table-cell office:value-type="float" office:value="9.62569">
            <text:p>9,6256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.68713">
            <text:p>19,68713</text:p>
          </table:table-cell>
          <table:table-cell office:value-type="float" office:value="16.68196">
            <text:p>16,68196</text:p>
          </table:table-cell>
          <table:table-cell office:value-type="float" office:value="14.88581">
            <text:p>14,88581</text:p>
          </table:table-cell>
          <table:table-cell office:value-type="float" office:value="13.67739">
            <text:p>13,67739</text:p>
          </table:table-cell>
          <table:table-cell office:value-type="float" office:value="12.67786">
            <text:p>12,67786</text:p>
          </table:table-cell>
          <table:table-cell office:value-type="float" office:value="11.91484">
            <text:p>11,91484</text:p>
          </table:table-cell>
          <table:table-cell office:value-type="float" office:value="11.23043">
            <text:p>11,23043</text:p>
          </table:table-cell>
          <table:table-cell office:value-type="float" office:value="10.67924">
            <text:p>10,67924</text:p>
          </table:table-cell>
          <table:table-cell office:value-type="float" office:value="10.12764">
            <text:p>10,12764</text:p>
          </table:table-cell>
          <table:table-cell office:value-type="float" office:value="9.71435">
            <text:p>9,7143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.73986">
            <text:p>19,73986</text:p>
          </table:table-cell>
          <table:table-cell office:value-type="float" office:value="16.73034">
            <text:p>16,73034</text:p>
          </table:table-cell>
          <table:table-cell office:value-type="float" office:value="14.93832">
            <text:p>14,93832</text:p>
          </table:table-cell>
          <table:table-cell office:value-type="float" office:value="13.75397">
            <text:p>13,75397</text:p>
          </table:table-cell>
          <table:table-cell office:value-type="float" office:value="12.73718">
            <text:p>12,73718</text:p>
          </table:table-cell>
          <table:table-cell office:value-type="float" office:value="11.95391">
            <text:p>11,95391</text:p>
          </table:table-cell>
          <table:table-cell office:value-type="float" office:value="11.28161">
            <text:p>11,28161</text:p>
          </table:table-cell>
          <table:table-cell office:value-type="float" office:value="10.69966">
            <text:p>10,69966</text:p>
          </table:table-cell>
          <table:table-cell office:value-type="float" office:value="10.20596">
            <text:p>10,20596</text:p>
          </table:table-cell>
          <table:table-cell office:value-type="float" office:value="9.73992">
            <text:p>9,7399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.76884">
            <text:p>19,76884</text:p>
          </table:table-cell>
          <table:table-cell office:value-type="float" office:value="16.77932">
            <text:p>16,77932</text:p>
          </table:table-cell>
          <table:table-cell office:value-type="float" office:value="15.05376">
            <text:p>15,05376</text:p>
          </table:table-cell>
          <table:table-cell office:value-type="float" office:value="13.78111">
            <text:p>13,78111</text:p>
          </table:table-cell>
          <table:table-cell office:value-type="float" office:value="12.7918">
            <text:p>12,7918</text:p>
          </table:table-cell>
          <table:table-cell office:value-type="float" office:value="12.02287">
            <text:p>12,02287</text:p>
          </table:table-cell>
          <table:table-cell office:value-type="float" office:value="11.3269">
            <text:p>11,3269</text:p>
          </table:table-cell>
          <table:table-cell office:value-type="float" office:value="10.76112">
            <text:p>10,76112</text:p>
          </table:table-cell>
          <table:table-cell office:value-type="float" office:value="10.27766">
            <text:p>10,27766</text:p>
          </table:table-cell>
          <table:table-cell office:value-type="float" office:value="9.79515">
            <text:p>9,7951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.88812">
            <text:p>19,88812</text:p>
          </table:table-cell>
          <table:table-cell office:value-type="float" office:value="16.78971">
            <text:p>16,78971</text:p>
          </table:table-cell>
          <table:table-cell office:value-type="float" office:value="15.04795">
            <text:p>15,04795</text:p>
          </table:table-cell>
          <table:table-cell office:value-type="float" office:value="13.82387">
            <text:p>13,82387</text:p>
          </table:table-cell>
          <table:table-cell office:value-type="float" office:value="12.86798">
            <text:p>12,86798</text:p>
          </table:table-cell>
          <table:table-cell office:value-type="float" office:value="12.07022">
            <text:p>12,07022</text:p>
          </table:table-cell>
          <table:table-cell office:value-type="float" office:value="11.38882">
            <text:p>11,38882</text:p>
          </table:table-cell>
          <table:table-cell office:value-type="float" office:value="10.83428">
            <text:p>10,83428</text:p>
          </table:table-cell>
          <table:table-cell office:value-type="float" office:value="10.30951">
            <text:p>10,30951</text:p>
          </table:table-cell>
          <table:table-cell office:value-type="float" office:value="9.84627">
            <text:p>9,8462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.86197">
            <text:p>19,86197</text:p>
          </table:table-cell>
          <table:table-cell office:value-type="float" office:value="16.85928">
            <text:p>16,85928</text:p>
          </table:table-cell>
          <table:table-cell office:value-type="float" office:value="15.1202">
            <text:p>15,1202</text:p>
          </table:table-cell>
          <table:table-cell office:value-type="float" office:value="13.86199">
            <text:p>13,86199</text:p>
          </table:table-cell>
          <table:table-cell office:value-type="float" office:value="12.84708">
            <text:p>12,84708</text:p>
          </table:table-cell>
          <table:table-cell office:value-type="float" office:value="12.09412">
            <text:p>12,09412</text:p>
          </table:table-cell>
          <table:table-cell office:value-type="float" office:value="11.48301">
            <text:p>11,48301</text:p>
          </table:table-cell>
          <table:table-cell office:value-type="float" office:value="10.81">
            <text:p>10,81</text:p>
          </table:table-cell>
          <table:table-cell office:value-type="float" office:value="10.39392">
            <text:p>10,39392</text:p>
          </table:table-cell>
          <table:table-cell office:value-type="float" office:value="9.91384">
            <text:p>9,9138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.92552">
            <text:p>19,92552</text:p>
          </table:table-cell>
          <table:table-cell office:value-type="float" office:value="16.91619">
            <text:p>16,91619</text:p>
          </table:table-cell>
          <table:table-cell office:value-type="float" office:value="15.0987">
            <text:p>15,0987</text:p>
          </table:table-cell>
          <table:table-cell office:value-type="float" office:value="13.88879">
            <text:p>13,88879</text:p>
          </table:table-cell>
          <table:table-cell office:value-type="float" office:value="12.99228">
            <text:p>12,99228</text:p>
          </table:table-cell>
          <table:table-cell office:value-type="float" office:value="12.18356">
            <text:p>12,18356</text:p>
          </table:table-cell>
          <table:table-cell office:value-type="float" office:value="11.46298">
            <text:p>11,46298</text:p>
          </table:table-cell>
          <table:table-cell office:value-type="float" office:value="10.85931">
            <text:p>10,85931</text:p>
          </table:table-cell>
          <table:table-cell office:value-type="float" office:value="10.41838">
            <text:p>10,41838</text:p>
          </table:table-cell>
          <table:table-cell office:value-type="float" office:value="9.90814">
            <text:p>9,9081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.97497">
            <text:p>19,97497</text:p>
          </table:table-cell>
          <table:table-cell office:value-type="float" office:value="17.00657">
            <text:p>17,00657</text:p>
          </table:table-cell>
          <table:table-cell office:value-type="float" office:value="15.2378">
            <text:p>15,2378</text:p>
          </table:table-cell>
          <table:table-cell office:value-type="float" office:value="13.95291">
            <text:p>13,95291</text:p>
          </table:table-cell>
          <table:table-cell office:value-type="float" office:value="12.97205">
            <text:p>12,97205</text:p>
          </table:table-cell>
          <table:table-cell office:value-type="float" office:value="12.27331">
            <text:p>12,27331</text:p>
          </table:table-cell>
          <table:table-cell office:value-type="float" office:value="11.5588">
            <text:p>11,5588</text:p>
          </table:table-cell>
          <table:table-cell office:value-type="float" office:value="11.0007">
            <text:p>11,0007</text:p>
          </table:table-cell>
          <table:table-cell office:value-type="float" office:value="10.45859">
            <text:p>10,45859</text:p>
          </table:table-cell>
          <table:table-cell office:value-type="float" office:value="10.00807">
            <text:p>10,0080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.01774">
            <text:p>20,01774</text:p>
          </table:table-cell>
          <table:table-cell office:value-type="float" office:value="17.05618">
            <text:p>17,05618</text:p>
          </table:table-cell>
          <table:table-cell office:value-type="float" office:value="15.2865">
            <text:p>15,2865</text:p>
          </table:table-cell>
          <table:table-cell office:value-type="float" office:value="13.97165">
            <text:p>13,97165</text:p>
          </table:table-cell>
          <table:table-cell office:value-type="float" office:value="13.01868">
            <text:p>13,01868</text:p>
          </table:table-cell>
          <table:table-cell office:value-type="float" office:value="12.25061">
            <text:p>12,25061</text:p>
          </table:table-cell>
          <table:table-cell office:value-type="float" office:value="11.60739">
            <text:p>11,60739</text:p>
          </table:table-cell>
          <table:table-cell office:value-type="float" office:value="11.00191">
            <text:p>11,00191</text:p>
          </table:table-cell>
          <table:table-cell office:value-type="float" office:value="10.49209">
            <text:p>10,49209</text:p>
          </table:table-cell>
          <table:table-cell office:value-type="float" office:value="10.08949">
            <text:p>10,0894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.08101">
            <text:p>20,08101</text:p>
          </table:table-cell>
          <table:table-cell office:value-type="float" office:value="17.04906">
            <text:p>17,04906</text:p>
          </table:table-cell>
          <table:table-cell office:value-type="float" office:value="15.31583">
            <text:p>15,31583</text:p>
          </table:table-cell>
          <table:table-cell office:value-type="float" office:value="14.09806">
            <text:p>14,09806</text:p>
          </table:table-cell>
          <table:table-cell office:value-type="float" office:value="13.07866">
            <text:p>13,07866</text:p>
          </table:table-cell>
          <table:table-cell office:value-type="float" office:value="12.31483">
            <text:p>12,31483</text:p>
          </table:table-cell>
          <table:table-cell office:value-type="float" office:value="11.61004">
            <text:p>11,61004</text:p>
          </table:table-cell>
          <table:table-cell office:value-type="float" office:value="11.07621">
            <text:p>11,07621</text:p>
          </table:table-cell>
          <table:table-cell office:value-type="float" office:value="10.56699">
            <text:p>10,56699</text:p>
          </table:table-cell>
          <table:table-cell office:value-type="float" office:value="10.11242">
            <text:p>10,1124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.14174">
            <text:p>20,14174</text:p>
          </table:table-cell>
          <table:table-cell office:value-type="float" office:value="17.12594">
            <text:p>17,12594</text:p>
          </table:table-cell>
          <table:table-cell office:value-type="float" office:value="15.3673">
            <text:p>15,3673</text:p>
          </table:table-cell>
          <table:table-cell office:value-type="float" office:value="14.14351">
            <text:p>14,14351</text:p>
          </table:table-cell>
          <table:table-cell office:value-type="float" office:value="13.1461">
            <text:p>13,1461</text:p>
          </table:table-cell>
          <table:table-cell office:value-type="float" office:value="12.39088">
            <text:p>12,39088</text:p>
          </table:table-cell>
          <table:table-cell office:value-type="float" office:value="11.72737">
            <text:p>11,72737</text:p>
          </table:table-cell>
          <table:table-cell office:value-type="float" office:value="11.12329">
            <text:p>11,12329</text:p>
          </table:table-cell>
          <table:table-cell office:value-type="float" office:value="10.5453">
            <text:p>10,5453</text:p>
          </table:table-cell>
          <table:table-cell office:value-type="float" office:value="10.13596">
            <text:p>10,135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.17226">
            <text:p>20,17226</text:p>
          </table:table-cell>
          <table:table-cell office:value-type="float" office:value="17.19091">
            <text:p>17,19091</text:p>
          </table:table-cell>
          <table:table-cell office:value-type="float" office:value="15.42535">
            <text:p>15,42535</text:p>
          </table:table-cell>
          <table:table-cell office:value-type="float" office:value="14.17335">
            <text:p>14,17335</text:p>
          </table:table-cell>
          <table:table-cell office:value-type="float" office:value="13.20124">
            <text:p>13,20124</text:p>
          </table:table-cell>
          <table:table-cell office:value-type="float" office:value="12.45295">
            <text:p>12,45295</text:p>
          </table:table-cell>
          <table:table-cell office:value-type="float" office:value="11.75313">
            <text:p>11,75313</text:p>
          </table:table-cell>
          <table:table-cell office:value-type="float" office:value="11.17027">
            <text:p>11,17027</text:p>
          </table:table-cell>
          <table:table-cell office:value-type="float" office:value="10.64099">
            <text:p>10,64099</text:p>
          </table:table-cell>
          <table:table-cell office:value-type="float" office:value="10.17574">
            <text:p>10,1757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.22239">
            <text:p>20,22239</text:p>
          </table:table-cell>
          <table:table-cell office:value-type="float" office:value="17.20679">
            <text:p>17,20679</text:p>
          </table:table-cell>
          <table:table-cell office:value-type="float" office:value="15.514">
            <text:p>15,514</text:p>
          </table:table-cell>
          <table:table-cell office:value-type="float" office:value="14.23515">
            <text:p>14,23515</text:p>
          </table:table-cell>
          <table:table-cell office:value-type="float" office:value="13.24327">
            <text:p>13,24327</text:p>
          </table:table-cell>
          <table:table-cell office:value-type="float" office:value="12.35726">
            <text:p>12,35726</text:p>
          </table:table-cell>
          <table:table-cell office:value-type="float" office:value="11.79484">
            <text:p>11,79484</text:p>
          </table:table-cell>
          <table:table-cell office:value-type="float" office:value="11.18058">
            <text:p>11,18058</text:p>
          </table:table-cell>
          <table:table-cell office:value-type="float" office:value="10.68009">
            <text:p>10,68009</text:p>
          </table:table-cell>
          <table:table-cell office:value-type="float" office:value="10.22058">
            <text:p>10,2205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.26239">
            <text:p>20,26239</text:p>
          </table:table-cell>
          <table:table-cell office:value-type="float" office:value="17.25821">
            <text:p>17,25821</text:p>
          </table:table-cell>
          <table:table-cell office:value-type="float" office:value="15.50103">
            <text:p>15,50103</text:p>
          </table:table-cell>
          <table:table-cell office:value-type="float" office:value="14.22756">
            <text:p>14,22756</text:p>
          </table:table-cell>
          <table:table-cell office:value-type="float" office:value="13.26993">
            <text:p>13,26993</text:p>
          </table:table-cell>
          <table:table-cell office:value-type="float" office:value="12.50089">
            <text:p>12,50089</text:p>
          </table:table-cell>
          <table:table-cell office:value-type="float" office:value="11.8928">
            <text:p>11,8928</text:p>
          </table:table-cell>
          <table:table-cell office:value-type="float" office:value="11.20687">
            <text:p>11,20687</text:p>
          </table:table-cell>
          <table:table-cell office:value-type="float" office:value="10.73342">
            <text:p>10,73342</text:p>
          </table:table-cell>
          <table:table-cell office:value-type="float" office:value="10.29361">
            <text:p>10,2936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.28068">
            <text:p>20,28068</text:p>
          </table:table-cell>
          <table:table-cell office:value-type="float" office:value="17.27577">
            <text:p>17,27577</text:p>
          </table:table-cell>
          <table:table-cell office:value-type="float" office:value="15.52274">
            <text:p>15,52274</text:p>
          </table:table-cell>
          <table:table-cell office:value-type="float" office:value="14.33226">
            <text:p>14,33226</text:p>
          </table:table-cell>
          <table:table-cell office:value-type="float" office:value="13.31581">
            <text:p>13,31581</text:p>
          </table:table-cell>
          <table:table-cell office:value-type="float" office:value="12.52813">
            <text:p>12,52813</text:p>
          </table:table-cell>
          <table:table-cell office:value-type="float" office:value="11.85875">
            <text:p>11,85875</text:p>
          </table:table-cell>
          <table:table-cell office:value-type="float" office:value="11.29846">
            <text:p>11,29846</text:p>
          </table:table-cell>
          <table:table-cell office:value-type="float" office:value="10.77208">
            <text:p>10,77208</text:p>
          </table:table-cell>
          <table:table-cell office:value-type="float" office:value="10.28746">
            <text:p>10,2874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.3361">
            <text:p>20,3361</text:p>
          </table:table-cell>
          <table:table-cell office:value-type="float" office:value="17.3555">
            <text:p>17,3555</text:p>
          </table:table-cell>
          <table:table-cell office:value-type="float" office:value="15.6379">
            <text:p>15,6379</text:p>
          </table:table-cell>
          <table:table-cell office:value-type="float" office:value="14.38234">
            <text:p>14,38234</text:p>
          </table:table-cell>
          <table:table-cell office:value-type="float" office:value="13.37732">
            <text:p>13,37732</text:p>
          </table:table-cell>
          <table:table-cell office:value-type="float" office:value="12.57692">
            <text:p>12,57692</text:p>
          </table:table-cell>
          <table:table-cell office:value-type="float" office:value="11.9409">
            <text:p>11,9409</text:p>
          </table:table-cell>
          <table:table-cell office:value-type="float" office:value="11.30489">
            <text:p>11,30489</text:p>
          </table:table-cell>
          <table:table-cell office:value-type="float" office:value="10.81172">
            <text:p>10,81172</text:p>
          </table:table-cell>
          <table:table-cell office:value-type="float" office:value="10.37408">
            <text:p>10,3740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.42643">
            <text:p>20,42643</text:p>
          </table:table-cell>
          <table:table-cell office:value-type="float" office:value="17.37508">
            <text:p>17,37508</text:p>
          </table:table-cell>
          <table:table-cell office:value-type="float" office:value="15.64208">
            <text:p>15,64208</text:p>
          </table:table-cell>
          <table:table-cell office:value-type="float" office:value="14.37746">
            <text:p>14,37746</text:p>
          </table:table-cell>
          <table:table-cell office:value-type="float" office:value="13.46427">
            <text:p>13,46427</text:p>
          </table:table-cell>
          <table:table-cell office:value-type="float" office:value="12.61456">
            <text:p>12,61456</text:p>
          </table:table-cell>
          <table:table-cell office:value-type="float" office:value="12.00442">
            <text:p>12,00442</text:p>
          </table:table-cell>
          <table:table-cell office:value-type="float" office:value="11.36398">
            <text:p>11,36398</text:p>
          </table:table-cell>
          <table:table-cell office:value-type="float" office:value="10.82365">
            <text:p>10,82365</text:p>
          </table:table-cell>
          <table:table-cell office:value-type="float" office:value="10.34672">
            <text:p>10,3467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46345">
            <text:p>20,46345</text:p>
          </table:table-cell>
          <table:table-cell office:value-type="float" office:value="17.45136">
            <text:p>17,45136</text:p>
          </table:table-cell>
          <table:table-cell office:value-type="float" office:value="15.69119">
            <text:p>15,69119</text:p>
          </table:table-cell>
          <table:table-cell office:value-type="float" office:value="14.46958">
            <text:p>14,46958</text:p>
          </table:table-cell>
          <table:table-cell office:value-type="float" office:value="13.46619">
            <text:p>13,46619</text:p>
          </table:table-cell>
          <table:table-cell office:value-type="float" office:value="12.61587">
            <text:p>12,61587</text:p>
          </table:table-cell>
          <table:table-cell office:value-type="float" office:value="12.04472">
            <text:p>12,04472</text:p>
          </table:table-cell>
          <table:table-cell office:value-type="float" office:value="11.42633">
            <text:p>11,42633</text:p>
          </table:table-cell>
          <table:table-cell office:value-type="float" office:value="10.90912">
            <text:p>10,90912</text:p>
          </table:table-cell>
          <table:table-cell office:value-type="float" office:value="10.45504">
            <text:p>10,4550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43899">
            <text:p>20,43899</text:p>
          </table:table-cell>
          <table:table-cell office:value-type="float" office:value="17.49344">
            <text:p>17,49344</text:p>
          </table:table-cell>
          <table:table-cell office:value-type="float" office:value="15.75822">
            <text:p>15,75822</text:p>
          </table:table-cell>
          <table:table-cell office:value-type="float" office:value="14.49246">
            <text:p>14,49246</text:p>
          </table:table-cell>
          <table:table-cell office:value-type="float" office:value="13.50635">
            <text:p>13,50635</text:p>
          </table:table-cell>
          <table:table-cell office:value-type="float" office:value="12.70567">
            <text:p>12,70567</text:p>
          </table:table-cell>
          <table:table-cell office:value-type="float" office:value="12.05528">
            <text:p>12,05528</text:p>
          </table:table-cell>
          <table:table-cell office:value-type="float" office:value="11.42767">
            <text:p>11,42767</text:p>
          </table:table-cell>
          <table:table-cell office:value-type="float" office:value="10.94772">
            <text:p>10,94772</text:p>
          </table:table-cell>
          <table:table-cell office:value-type="float" office:value="10.50381">
            <text:p>10,50381</text:p>
          </table:table-cell>
          <table:table-cell/>
        </table:table-row>
      </table:table>
      <table:table table:name="Tabelle1_5" table:style-name="ta1" table:print="false">
        <table:table-column table:style-name="co1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d0=1</text:p>
          </table:table-cell>
          <table:table-cell office:value-type="string">
            <text:p>d0=2</text:p>
          </table:table-cell>
          <table:table-cell office:value-type="string">
            <text:p>d0=3</text:p>
          </table:table-cell>
          <table:table-cell office:value-type="string">
            <text:p>d0=4</text:p>
          </table:table-cell>
          <table:table-cell office:value-type="string">
            <text:p>d0=5</text:p>
          </table:table-cell>
          <table:table-cell office:value-type="string">
            <text:p>d0=6</text:p>
          </table:table-cell>
          <table:table-cell office:value-type="string">
            <text:p>d0=7</text:p>
          </table:table-cell>
          <table:table-cell office:value-type="string">
            <text:p>d0=8</text:p>
          </table:table-cell>
          <table:table-cell office:value-type="string">
            <text:p>d0=9</text:p>
          </table:table-cell>
          <table:table-cell office:value-type="string">
            <text:p>d0=10</text:p>
          </table:table-cell>
          <table:table-cell>
            <draw:frame table:end-cell-address="Tabelle1_5.AC55" table:end-x="0.038cm" table:end-y="0.302cm" draw:z-index="0" draw:style-name="gr1" svg:width="38.325cm" svg:height="24.589cm" svg:x="0.101cm" svg:y="0.1cm">
              <draw:object draw:notify-on-update-of-ranges="Tabelle1_5.A1:Tabelle1_5.A1 Tabelle1_5.A2:Tabelle1_5.A101 Tabelle1_5.B1:Tabelle1_5.B1 Tabelle1_5.B2:Tabelle1_5.B101 Tabelle1_5.C1:Tabelle1_5.C1 Tabelle1_5.C2:Tabelle1_5.C101 Tabelle1_5.D1:Tabelle1_5.D1 Tabelle1_5.D2:Tabelle1_5.D101 Tabelle1_5.E1:Tabelle1_5.E1 Tabelle1_5.E2:Tabelle1_5.E101 Tabelle1_5.F1:Tabelle1_5.F1 Tabelle1_5.F2:Tabelle1_5.F101 Tabelle1_5.G1:Tabelle1_5.G1 Tabelle1_5.G2:Tabelle1_5.G101 Tabelle1_5.H1:Tabelle1_5.H1 Tabelle1_5.H2:Tabelle1_5.H101 Tabelle1_5.I1:Tabelle1_5.I1 Tabelle1_5.I2:Tabelle1_5.I101 Tabelle1_5.J1:Tabelle1_5.J1 Tabelle1_5.J2:Tabelle1_5.J101 Tabelle1_5.K1:Tabelle1_5.K1 Tabelle1_5.K2:Tabelle1_5.K10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0.24">
            <text:p>0,24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9" office:value-type="float" office:value="0">
            <text:p>0</text:p>
          </table:table-cell>
          <table:table-cell office:value-type="float" office:value="0.85">
            <text:p>0,8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10" office:value-type="float" office:value="0">
            <text:p>0</text:p>
          </table:table-cell>
          <table:table-cell/>
        </table:table-row>
      </table:table>
      <table:table table:name="Tabelle1_4" table:style-name="ta1" table:print="false">
        <table:table-column table:style-name="co1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gamma=1</text:p>
          </table:table-cell>
          <table:table-cell office:value-type="string">
            <text:p>gamma=2</text:p>
          </table:table-cell>
          <table:table-cell office:value-type="string">
            <text:p>gamma=3</text:p>
          </table:table-cell>
          <table:table-cell office:value-type="string">
            <text:p>gamma=4</text:p>
          </table:table-cell>
          <table:table-cell office:value-type="string">
            <text:p>gamma=5</text:p>
          </table:table-cell>
          <table:table-cell office:value-type="string">
            <text:p>gamma=6</text:p>
          </table:table-cell>
          <table:table-cell office:value-type="string">
            <text:p>gamma=7</text:p>
          </table:table-cell>
          <table:table-cell office:value-type="string">
            <text:p>gamma=8</text:p>
          </table:table-cell>
          <table:table-cell office:value-type="string">
            <text:p>gamma=9</text:p>
          </table:table-cell>
          <table:table-cell office:value-type="string">
            <text:p>gamma=10</text:p>
          </table:table-cell>
          <table:table-cell>
            <draw:frame table:end-cell-address="Tabelle1_4.AA49" table:end-x="1.392cm" table:end-y="0.09cm" draw:z-index="0" draw:style-name="gr1" svg:width="35.17cm" svg:height="21.678cm" svg:x="0.094cm" svg:y="0.09cm">
              <draw:object draw:notify-on-update-of-ranges="Tabelle1_4.A1:Tabelle1_4.A1 Tabelle1_4.A2:Tabelle1_4.A101 Tabelle1_4.B1:Tabelle1_4.B1 Tabelle1_4.B2:Tabelle1_4.B101 Tabelle1_4.C1:Tabelle1_4.C1 Tabelle1_4.C2:Tabelle1_4.C101 Tabelle1_4.D1:Tabelle1_4.D1 Tabelle1_4.D2:Tabelle1_4.D101 Tabelle1_4.E1:Tabelle1_4.E1 Tabelle1_4.E2:Tabelle1_4.E101 Tabelle1_4.F1:Tabelle1_4.F1 Tabelle1_4.F2:Tabelle1_4.F101 Tabelle1_4.G1:Tabelle1_4.G1 Tabelle1_4.G2:Tabelle1_4.G101 Tabelle1_4.H1:Tabelle1_4.H1 Tabelle1_4.H2:Tabelle1_4.H101 Tabelle1_4.I1:Tabelle1_4.I1 Tabelle1_4.I2:Tabelle1_4.I101 Tabelle1_4.J1:Tabelle1_4.J1 Tabelle1_4.J2:Tabelle1_4.J101 Tabelle1_4.K1:Tabelle1_4.K1 Tabelle1_4.K2:Tabelle1_4.K1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9" office:value-type="float" office:value="1">
            <text:p>1</text:p>
          </table:table-cell>
          <table:table-cell office:value-type="float" office:value="0.82">
            <text:p>0,8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7" office:value-type="float" office:value="1">
            <text:p>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7"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6" office:value-type="float" office:value="1">
            <text:p>1</text:p>
          </table:table-cell>
          <table:table-cell office:value-type="float" office:value="0.49">
            <text:p>0,4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5" office:value-type="float" office:value="1">
            <text:p>1</text:p>
          </table:table-cell>
          <table:table-cell office:value-type="float" office:value="0.89">
            <text:p>0,8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5" office:value-type="float" office:value="1">
            <text:p>1</text:p>
          </table:table-cell>
          <table:table-cell office:value-type="float" office:value="0.36">
            <text:p>0,3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5" office:value-type="float" office:value="1">
            <text:p>1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float" office:value="1">
            <text:p>1</text:p>
          </table:table-cell>
          <table:table-cell office:value-type="float" office:value="0.59">
            <text:p>0,59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float" office:value="1">
            <text:p>1</text:p>
          </table:table-cell>
          <table:table-cell office:value-type="float" office:value="0.47">
            <text:p>0,4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float" office:value="1">
            <text:p>1</text:p>
          </table:table-cell>
          <table:table-cell office:value-type="float" office:value="0.24">
            <text:p>0,2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</table:table>
      <table:table table:name="Tabelle1_6" table:style-name="ta1" table:print="false">
        <table:table-column table:style-name="co1" table:default-cell-style-name="Default"/>
        <table:table-column table:style-name="co9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sigma=1</text:p>
          </table:table-cell>
          <table:table-cell office:value-type="string">
            <text:p>sigma=2</text:p>
          </table:table-cell>
          <table:table-cell office:value-type="string">
            <text:p>sigma=3</text:p>
          </table:table-cell>
          <table:table-cell office:value-type="string">
            <text:p>sigma=4</text:p>
          </table:table-cell>
          <table:table-cell office:value-type="string">
            <text:p>sigma=5</text:p>
          </table:table-cell>
          <table:table-cell office:value-type="string">
            <text:p>sigma=6</text:p>
          </table:table-cell>
          <table:table-cell office:value-type="string">
            <text:p>sigma=7</text:p>
          </table:table-cell>
          <table:table-cell office:value-type="string">
            <text:p>sigma=8</text:p>
          </table:table-cell>
          <table:table-cell office:value-type="string">
            <text:p>sigma=9</text:p>
          </table:table-cell>
          <table:table-cell office:value-type="string">
            <text:p>sigma=10</text:p>
          </table:table-cell>
          <table:table-cell>
            <draw:frame table:end-cell-address="Tabelle1_6.AB55" table:end-x="0.489cm" table:end-y="0.031cm" draw:z-index="0" draw:style-name="gr1" svg:width="36.525cm" svg:height="24.328cm" svg:x="0.094cm" svg:y="0.09cm">
              <draw:object draw:notify-on-update-of-ranges="Tabelle1_6.A1:Tabelle1_6.A1 Tabelle1_6.A2:Tabelle1_6.A101 Tabelle1_6.B1:Tabelle1_6.B1 Tabelle1_6.B2:Tabelle1_6.B101 Tabelle1_6.C1:Tabelle1_6.C1 Tabelle1_6.C2:Tabelle1_6.C101 Tabelle1_6.D1:Tabelle1_6.D1 Tabelle1_6.D2:Tabelle1_6.D101 Tabelle1_6.E1:Tabelle1_6.E1 Tabelle1_6.E2:Tabelle1_6.E101 Tabelle1_6.F1:Tabelle1_6.F1 Tabelle1_6.F2:Tabelle1_6.F101 Tabelle1_6.G1:Tabelle1_6.G1 Tabelle1_6.G2:Tabelle1_6.G101 Tabelle1_6.H1:Tabelle1_6.H1 Tabelle1_6.H2:Tabelle1_6.H101 Tabelle1_6.I1:Tabelle1_6.I1 Tabelle1_6.I2:Tabelle1_6.I101 Tabelle1_6.J1:Tabelle1_6.J1 Tabelle1_6.J2:Tabelle1_6.J101 Tabelle1_6.K1:Tabelle1_6.K1 Tabelle1_6.K2:Tabelle1_6.K10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8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6"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81">
            <text:p>0,81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5" office:value-type="float" office:value="1">
            <text:p>1</text:p>
          </table:table-cell>
          <table:table-cell office:value-type="float" office:value="0.86">
            <text:p>0,86</text:p>
          </table:table-cell>
          <table:table-cell office:value-type="float" office:value="0.8">
            <text:p>0,8</text:p>
          </table:table-cell>
          <table:table-cell office:value-type="float" office:value="0.58">
            <text:p>0,58</text:p>
          </table:table-cell>
          <table:table-cell office:value-type="float" office:value="0.54">
            <text:p>0,54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.61">
            <text:p>0,61</text:p>
          </table:table-cell>
          <table:table-cell office:value-type="float" office:value="0.48">
            <text:p>0,48</text:p>
          </table:table-cell>
          <table:table-cell office:value-type="float" office:value="0.44">
            <text:p>0,44</text:p>
          </table:table-cell>
          <table:table-cell office:value-type="float" office:value="0.41">
            <text:p>0,4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.62">
            <text:p>0,62</text:p>
          </table:table-cell>
          <table:table-cell office:value-type="float" office:value="0.48">
            <text:p>0,48</text:p>
          </table:table-cell>
          <table:table-cell office:value-type="float" office:value="0.4">
            <text:p>0,4</text:p>
          </table:table-cell>
          <table:table-cell office:value-type="float" office:value="0.28">
            <text:p>0,28</text:p>
          </table:table-cell>
          <table:table-cell office:value-type="float" office:value="0.25">
            <text:p>0,25</text:p>
          </table:table-cell>
          <table:table-cell office:value-type="float" office:value="0.27">
            <text:p>0,27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8">
            <text:p>0,88</text:p>
          </table:table-cell>
          <table:table-cell office:value-type="float" office:value="0.44">
            <text:p>0,44</text:p>
          </table:table-cell>
          <table:table-cell table:number-columns-repeated="2" office:value-type="float" office:value="0.23">
            <text:p>0,23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19">
            <text:p>0,19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10" office:value-type="float" office:value="0">
            <text:p>0</text:p>
          </table:table-cell>
          <table:table-cell/>
        </table:table-row>
      </table:table>
      <table:table table:name="Tabelle1_7" table:style-name="ta1" table:print="false">
        <table:table-column table:style-name="co1" table:default-cell-style-name="Default"/>
        <table:table-column table:style-name="co7" table:number-columns-repeated="5" table:default-cell-style-name="Default"/>
        <table:table-column table:style-name="co10" table:number-columns-repeated="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gamma=1</text:p>
          </table:table-cell>
          <table:table-cell office:value-type="string">
            <text:p>gamma=2</text:p>
          </table:table-cell>
          <table:table-cell office:value-type="string">
            <text:p>gamma=3</text:p>
          </table:table-cell>
          <table:table-cell office:value-type="string">
            <text:p>gamma=4</text:p>
          </table:table-cell>
          <table:table-cell office:value-type="string">
            <text:p>gamma=5</text:p>
          </table:table-cell>
          <table:table-cell office:value-type="string">
            <text:p>gamma=6</text:p>
          </table:table-cell>
          <table:table-cell office:value-type="string">
            <text:p>gamma=7</text:p>
          </table:table-cell>
          <table:table-cell office:value-type="string">
            <text:p>gamma=8</text:p>
          </table:table-cell>
          <table:table-cell office:value-type="string">
            <text:p>gamma=9</text:p>
          </table:table-cell>
          <table:table-cell office:value-type="string">
            <text:p>gamma=10</text:p>
          </table:table-cell>
          <table:table-cell>
            <draw:frame table:end-cell-address="Tabelle1_7.Y46" table:end-x="0.218cm" table:end-y="0.027cm" draw:z-index="0" draw:style-name="gr1" svg:width="29.481cm" svg:height="20.244cm" svg:x="0.093cm" svg:y="0.106cm">
              <draw:object draw:notify-on-update-of-ranges="Tabelle1_7.A1:Tabelle1_7.A1 Tabelle1_7.A2:Tabelle1_7.A101 Tabelle1_7.B1:Tabelle1_7.B1 Tabelle1_7.B2:Tabelle1_7.B101 Tabelle1_7.C1:Tabelle1_7.C1 Tabelle1_7.C2:Tabelle1_7.C101 Tabelle1_7.D1:Tabelle1_7.D1 Tabelle1_7.D2:Tabelle1_7.D101 Tabelle1_7.E1:Tabelle1_7.E1 Tabelle1_7.E2:Tabelle1_7.E101 Tabelle1_7.F1:Tabelle1_7.F1 Tabelle1_7.F2:Tabelle1_7.F101 Tabelle1_7.G1:Tabelle1_7.G1 Tabelle1_7.G2:Tabelle1_7.G101 Tabelle1_7.H1:Tabelle1_7.H1 Tabelle1_7.H2:Tabelle1_7.H101 Tabelle1_7.I1:Tabelle1_7.I1 Tabelle1_7.I2:Tabelle1_7.I101 Tabelle1_7.J1:Tabelle1_7.J1 Tabelle1_7.J2:Tabelle1_7.J101 Tabelle1_7.K1:Tabelle1_7.K1 Tabelle1_7.K2:Tabelle1_7.K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0861">
            <text:p>0,50861</text:p>
          </table:table-cell>
          <table:table-cell office:value-type="float" office:value="0.48272">
            <text:p>0,48272</text:p>
          </table:table-cell>
          <table:table-cell office:value-type="float" office:value="0.51197">
            <text:p>0,51197</text:p>
          </table:table-cell>
          <table:table-cell office:value-type="float" office:value="0.48742">
            <text:p>0,48742</text:p>
          </table:table-cell>
          <table:table-cell office:value-type="float" office:value="0.52848">
            <text:p>0,52848</text:p>
          </table:table-cell>
          <table:table-cell office:value-type="float" office:value="0.52617">
            <text:p>0,52617</text:p>
          </table:table-cell>
          <table:table-cell office:value-type="float" office:value="0.46286">
            <text:p>0,46286</text:p>
          </table:table-cell>
          <table:table-cell office:value-type="float" office:value="0.47837">
            <text:p>0,47837</text:p>
          </table:table-cell>
          <table:table-cell office:value-type="float" office:value="0.50249">
            <text:p>0,50249</text:p>
          </table:table-cell>
          <table:table-cell office:value-type="float" office:value="0.48393">
            <text:p>0,4839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12">
            <text:p>0,512</text:p>
          </table:table-cell>
          <table:table-cell office:value-type="float" office:value="3.50535">
            <text:p>3,50535</text:p>
          </table:table-cell>
          <table:table-cell office:value-type="float" office:value="6.54502">
            <text:p>6,54502</text:p>
          </table:table-cell>
          <table:table-cell office:value-type="float" office:value="9.51152">
            <text:p>9,51152</text:p>
          </table:table-cell>
          <table:table-cell office:value-type="float" office:value="12.51701">
            <text:p>12,51701</text:p>
          </table:table-cell>
          <table:table-cell office:value-type="float" office:value="15.58238">
            <text:p>15,58238</text:p>
          </table:table-cell>
          <table:table-cell office:value-type="float" office:value="18.55578">
            <text:p>18,55578</text:p>
          </table:table-cell>
          <table:table-cell office:value-type="float" office:value="21.56248">
            <text:p>21,56248</text:p>
          </table:table-cell>
          <table:table-cell office:value-type="float" office:value="24.58622">
            <text:p>24,58622</text:p>
          </table:table-cell>
          <table:table-cell office:value-type="float" office:value="27.5519">
            <text:p>27,55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8166">
            <text:p>0,48166</text:p>
          </table:table-cell>
          <table:table-cell office:value-type="float" office:value="5.2964">
            <text:p>5,2964</text:p>
          </table:table-cell>
          <table:table-cell office:value-type="float" office:value="10.03053">
            <text:p>10,03053</text:p>
          </table:table-cell>
          <table:table-cell office:value-type="float" office:value="14.8335">
            <text:p>14,8335</text:p>
          </table:table-cell>
          <table:table-cell office:value-type="float" office:value="19.61684">
            <text:p>19,61684</text:p>
          </table:table-cell>
          <table:table-cell office:value-type="float" office:value="24.34631">
            <text:p>24,34631</text:p>
          </table:table-cell>
          <table:table-cell office:value-type="float" office:value="29.13045">
            <text:p>29,13045</text:p>
          </table:table-cell>
          <table:table-cell office:value-type="float" office:value="33.89548">
            <text:p>33,89548</text:p>
          </table:table-cell>
          <table:table-cell office:value-type="float" office:value="38.63667">
            <text:p>38,63667</text:p>
          </table:table-cell>
          <table:table-cell office:value-type="float" office:value="43.46611">
            <text:p>43,466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8948">
            <text:p>0,48948</text:p>
          </table:table-cell>
          <table:table-cell office:value-type="float" office:value="6.55074">
            <text:p>6,55074</text:p>
          </table:table-cell>
          <table:table-cell office:value-type="float" office:value="12.53818">
            <text:p>12,53818</text:p>
          </table:table-cell>
          <table:table-cell office:value-type="float" office:value="18.57255">
            <text:p>18,57255</text:p>
          </table:table-cell>
          <table:table-cell office:value-type="float" office:value="24.58708">
            <text:p>24,58708</text:p>
          </table:table-cell>
          <table:table-cell office:value-type="float" office:value="30.61586">
            <text:p>30,61586</text:p>
          </table:table-cell>
          <table:table-cell office:value-type="float" office:value="36.62371">
            <text:p>36,62371</text:p>
          </table:table-cell>
          <table:table-cell office:value-type="float" office:value="42.63738">
            <text:p>42,63738</text:p>
          </table:table-cell>
          <table:table-cell office:value-type="float" office:value="48.62823">
            <text:p>48,62823</text:p>
          </table:table-cell>
          <table:table-cell office:value-type="float" office:value="54.71621">
            <text:p>54,7162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557">
            <text:p>0,5557</text:p>
          </table:table-cell>
          <table:table-cell office:value-type="float" office:value="7.51375">
            <text:p>7,51375</text:p>
          </table:table-cell>
          <table:table-cell office:value-type="float" office:value="14.46858">
            <text:p>14,46858</text:p>
          </table:table-cell>
          <table:table-cell office:value-type="float" office:value="21.53505">
            <text:p>21,53505</text:p>
          </table:table-cell>
          <table:table-cell office:value-type="float" office:value="28.49357">
            <text:p>28,49357</text:p>
          </table:table-cell>
          <table:table-cell office:value-type="float" office:value="35.47614">
            <text:p>35,47614</text:p>
          </table:table-cell>
          <table:table-cell office:value-type="float" office:value="42.42862">
            <text:p>42,42862</text:p>
          </table:table-cell>
          <table:table-cell office:value-type="float" office:value="49.42959">
            <text:p>49,42959</text:p>
          </table:table-cell>
          <table:table-cell office:value-type="float" office:value="56.36545">
            <text:p>56,36545</text:p>
          </table:table-cell>
          <table:table-cell office:value-type="float" office:value="63.39206">
            <text:p>63,3920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5813">
            <text:p>0,45813</text:p>
          </table:table-cell>
          <table:table-cell office:value-type="float" office:value="8.27776">
            <text:p>8,27776</text:p>
          </table:table-cell>
          <table:table-cell office:value-type="float" office:value="16.05111">
            <text:p>16,05111</text:p>
          </table:table-cell>
          <table:table-cell office:value-type="float" office:value="23.88041">
            <text:p>23,88041</text:p>
          </table:table-cell>
          <table:table-cell office:value-type="float" office:value="31.63218">
            <text:p>31,63218</text:p>
          </table:table-cell>
          <table:table-cell office:value-type="float" office:value="39.45191">
            <text:p>39,45191</text:p>
          </table:table-cell>
          <table:table-cell office:value-type="float" office:value="47.18029">
            <text:p>47,18029</text:p>
          </table:table-cell>
          <table:table-cell office:value-type="float" office:value="55.0207">
            <text:p>55,0207</text:p>
          </table:table-cell>
          <table:table-cell office:value-type="float" office:value="62.73823">
            <text:p>62,73823</text:p>
          </table:table-cell>
          <table:table-cell office:value-type="float" office:value="70.56001">
            <text:p>70,560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549">
            <text:p>0,49549</text:p>
          </table:table-cell>
          <table:table-cell office:value-type="float" office:value="8.94257">
            <text:p>8,94257</text:p>
          </table:table-cell>
          <table:table-cell office:value-type="float" office:value="17.40144">
            <text:p>17,40144</text:p>
          </table:table-cell>
          <table:table-cell office:value-type="float" office:value="25.86812">
            <text:p>25,86812</text:p>
          </table:table-cell>
          <table:table-cell office:value-type="float" office:value="34.30997">
            <text:p>34,30997</text:p>
          </table:table-cell>
          <table:table-cell office:value-type="float" office:value="42.7004">
            <text:p>42,7004</text:p>
          </table:table-cell>
          <table:table-cell office:value-type="float" office:value="51.17013">
            <text:p>51,17013</text:p>
          </table:table-cell>
          <table:table-cell office:value-type="float" office:value="59.67475">
            <text:p>59,67475</text:p>
          </table:table-cell>
          <table:table-cell office:value-type="float" office:value="68.10875">
            <text:p>68,10875</text:p>
          </table:table-cell>
          <table:table-cell office:value-type="float" office:value="76.61589">
            <text:p>76,615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2447">
            <text:p>0,52447</text:p>
          </table:table-cell>
          <table:table-cell office:value-type="float" office:value="9.5587">
            <text:p>9,5587</text:p>
          </table:table-cell>
          <table:table-cell office:value-type="float" office:value="18.50656">
            <text:p>18,50656</text:p>
          </table:table-cell>
          <table:table-cell office:value-type="float" office:value="27.60245">
            <text:p>27,60245</text:p>
          </table:table-cell>
          <table:table-cell office:value-type="float" office:value="36.58026">
            <text:p>36,58026</text:p>
          </table:table-cell>
          <table:table-cell office:value-type="float" office:value="45.63953">
            <text:p>45,63953</text:p>
          </table:table-cell>
          <table:table-cell office:value-type="float" office:value="54.70284">
            <text:p>54,70284</text:p>
          </table:table-cell>
          <table:table-cell office:value-type="float" office:value="63.71478">
            <text:p>63,71478</text:p>
          </table:table-cell>
          <table:table-cell office:value-type="float" office:value="72.8122">
            <text:p>72,8122</text:p>
          </table:table-cell>
          <table:table-cell office:value-type="float" office:value="81.73591">
            <text:p>81,735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84">
            <text:p>0,5484</text:p>
          </table:table-cell>
          <table:table-cell office:value-type="float" office:value="10.10051">
            <text:p>10,10051</text:p>
          </table:table-cell>
          <table:table-cell office:value-type="float" office:value="19.53342">
            <text:p>19,53342</text:p>
          </table:table-cell>
          <table:table-cell office:value-type="float" office:value="29.15016">
            <text:p>29,15016</text:p>
          </table:table-cell>
          <table:table-cell office:value-type="float" office:value="38.65551">
            <text:p>38,65551</text:p>
          </table:table-cell>
          <table:table-cell office:value-type="float" office:value="48.18463">
            <text:p>48,18463</text:p>
          </table:table-cell>
          <table:table-cell office:value-type="float" office:value="57.75804">
            <text:p>57,75804</text:p>
          </table:table-cell>
          <table:table-cell office:value-type="float" office:value="67.31308">
            <text:p>67,31308</text:p>
          </table:table-cell>
          <table:table-cell office:value-type="float" office:value="76.86175">
            <text:p>76,86175</text:p>
          </table:table-cell>
          <table:table-cell office:value-type="float" office:value="86.3749">
            <text:p>86,374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9545">
            <text:p>0,49545</text:p>
          </table:table-cell>
          <table:table-cell office:value-type="float" office:value="10.50186">
            <text:p>10,50186</text:p>
          </table:table-cell>
          <table:table-cell office:value-type="float" office:value="20.47872">
            <text:p>20,47872</text:p>
          </table:table-cell>
          <table:table-cell office:value-type="float" office:value="30.49384">
            <text:p>30,49384</text:p>
          </table:table-cell>
          <table:table-cell office:value-type="float" office:value="40.52583">
            <text:p>40,52583</text:p>
          </table:table-cell>
          <table:table-cell office:value-type="float" office:value="50.49643">
            <text:p>50,49643</text:p>
          </table:table-cell>
          <table:table-cell office:value-type="float" office:value="60.52442">
            <text:p>60,52442</text:p>
          </table:table-cell>
          <table:table-cell office:value-type="float" office:value="70.44073">
            <text:p>70,44073</text:p>
          </table:table-cell>
          <table:table-cell office:value-type="float" office:value="80.50516">
            <text:p>80,50516</text:p>
          </table:table-cell>
          <table:table-cell office:value-type="float" office:value="90.46435">
            <text:p>90,4643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3497">
            <text:p>0,53497</text:p>
          </table:table-cell>
          <table:table-cell office:value-type="float" office:value="10.85635">
            <text:p>10,85635</text:p>
          </table:table-cell>
          <table:table-cell office:value-type="float" office:value="21.31555">
            <text:p>21,31555</text:p>
          </table:table-cell>
          <table:table-cell office:value-type="float" office:value="31.78968">
            <text:p>31,78968</text:p>
          </table:table-cell>
          <table:table-cell office:value-type="float" office:value="42.12527">
            <text:p>42,12527</text:p>
          </table:table-cell>
          <table:table-cell office:value-type="float" office:value="52.57574">
            <text:p>52,57574</text:p>
          </table:table-cell>
          <table:table-cell office:value-type="float" office:value="63.00519">
            <text:p>63,00519</text:p>
          </table:table-cell>
          <table:table-cell office:value-type="float" office:value="73.40869">
            <text:p>73,40869</text:p>
          </table:table-cell>
          <table:table-cell office:value-type="float" office:value="83.82895">
            <text:p>83,82895</text:p>
          </table:table-cell>
          <table:table-cell office:value-type="float" office:value="94.17938">
            <text:p>94,1793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5285">
            <text:p>0,55285</text:p>
          </table:table-cell>
          <table:table-cell office:value-type="float" office:value="11.2796">
            <text:p>11,2796</text:p>
          </table:table-cell>
          <table:table-cell office:value-type="float" office:value="22.09042">
            <text:p>22,09042</text:p>
          </table:table-cell>
          <table:table-cell office:value-type="float" office:value="32.83975">
            <text:p>32,83975</text:p>
          </table:table-cell>
          <table:table-cell office:value-type="float" office:value="43.6525">
            <text:p>43,6525</text:p>
          </table:table-cell>
          <table:table-cell office:value-type="float" office:value="54.43784">
            <text:p>54,43784</text:p>
          </table:table-cell>
          <table:table-cell office:value-type="float" office:value="65.29427">
            <text:p>65,29427</text:p>
          </table:table-cell>
          <table:table-cell office:value-type="float" office:value="76.02623">
            <text:p>76,02623</text:p>
          </table:table-cell>
          <table:table-cell office:value-type="float" office:value="86.822">
            <text:p>86,822</text:p>
          </table:table-cell>
          <table:table-cell office:value-type="float" office:value="97.6631">
            <text:p>97,663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0057">
            <text:p>0,50057</text:p>
          </table:table-cell>
          <table:table-cell office:value-type="float" office:value="11.61856">
            <text:p>11,61856</text:p>
          </table:table-cell>
          <table:table-cell office:value-type="float" office:value="22.80663">
            <text:p>22,80663</text:p>
          </table:table-cell>
          <table:table-cell office:value-type="float" office:value="33.92555">
            <text:p>33,92555</text:p>
          </table:table-cell>
          <table:table-cell office:value-type="float" office:value="45.08294">
            <text:p>45,08294</text:p>
          </table:table-cell>
          <table:table-cell office:value-type="float" office:value="56.15451">
            <text:p>56,15451</text:p>
          </table:table-cell>
          <table:table-cell office:value-type="float" office:value="67.31174">
            <text:p>67,31174</text:p>
          </table:table-cell>
          <table:table-cell office:value-type="float" office:value="78.44593">
            <text:p>78,44593</text:p>
          </table:table-cell>
          <table:table-cell office:value-type="float" office:value="89.64874">
            <text:p>89,64874</text:p>
          </table:table-cell>
          <table:table-cell office:value-type="float" office:value="100.72908">
            <text:p>100,729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1678">
            <text:p>0,51678</text:p>
          </table:table-cell>
          <table:table-cell office:value-type="float" office:value="11.96259">
            <text:p>11,96259</text:p>
          </table:table-cell>
          <table:table-cell office:value-type="float" office:value="23.41384">
            <text:p>23,41384</text:p>
          </table:table-cell>
          <table:table-cell office:value-type="float" office:value="34.83789">
            <text:p>34,83789</text:p>
          </table:table-cell>
          <table:table-cell office:value-type="float" office:value="46.3333">
            <text:p>46,3333</text:p>
          </table:table-cell>
          <table:table-cell office:value-type="float" office:value="57.82989">
            <text:p>57,82989</text:p>
          </table:table-cell>
          <table:table-cell office:value-type="float" office:value="69.30021">
            <text:p>69,30021</text:p>
          </table:table-cell>
          <table:table-cell office:value-type="float" office:value="80.77238">
            <text:p>80,77238</text:p>
          </table:table-cell>
          <table:table-cell office:value-type="float" office:value="92.17441">
            <text:p>92,17441</text:p>
          </table:table-cell>
          <table:table-cell office:value-type="float" office:value="103.65987">
            <text:p>103,6598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1683">
            <text:p>0,51683</text:p>
          </table:table-cell>
          <table:table-cell office:value-type="float" office:value="12.26148">
            <text:p>12,26148</text:p>
          </table:table-cell>
          <table:table-cell office:value-type="float" office:value="24.02972">
            <text:p>24,02972</text:p>
          </table:table-cell>
          <table:table-cell office:value-type="float" office:value="35.82938">
            <text:p>35,82938</text:p>
          </table:table-cell>
          <table:table-cell office:value-type="float" office:value="47.54476">
            <text:p>47,54476</text:p>
          </table:table-cell>
          <table:table-cell office:value-type="float" office:value="59.3567">
            <text:p>59,3567</text:p>
          </table:table-cell>
          <table:table-cell office:value-type="float" office:value="71.08907">
            <text:p>71,08907</text:p>
          </table:table-cell>
          <table:table-cell office:value-type="float" office:value="82.84171">
            <text:p>82,84171</text:p>
          </table:table-cell>
          <table:table-cell office:value-type="float" office:value="94.59973">
            <text:p>94,59973</text:p>
          </table:table-cell>
          <table:table-cell office:value-type="float" office:value="106.34924">
            <text:p>106,349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7238">
            <text:p>0,47238</text:p>
          </table:table-cell>
          <table:table-cell office:value-type="float" office:value="12.49828">
            <text:p>12,49828</text:p>
          </table:table-cell>
          <table:table-cell office:value-type="float" office:value="24.55629">
            <text:p>24,55629</text:p>
          </table:table-cell>
          <table:table-cell office:value-type="float" office:value="36.61743">
            <text:p>36,61743</text:p>
          </table:table-cell>
          <table:table-cell office:value-type="float" office:value="48.6981">
            <text:p>48,6981</text:p>
          </table:table-cell>
          <table:table-cell office:value-type="float" office:value="60.73147">
            <text:p>60,73147</text:p>
          </table:table-cell>
          <table:table-cell office:value-type="float" office:value="72.74024">
            <text:p>72,74024</text:p>
          </table:table-cell>
          <table:table-cell office:value-type="float" office:value="84.8009">
            <text:p>84,8009</text:p>
          </table:table-cell>
          <table:table-cell office:value-type="float" office:value="96.83926">
            <text:p>96,83926</text:p>
          </table:table-cell>
          <table:table-cell office:value-type="float" office:value="108.87753">
            <text:p>108,877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5202">
            <text:p>0,45202</text:p>
          </table:table-cell>
          <table:table-cell office:value-type="float" office:value="12.81775">
            <text:p>12,81775</text:p>
          </table:table-cell>
          <table:table-cell office:value-type="float" office:value="25.13237">
            <text:p>25,13237</text:p>
          </table:table-cell>
          <table:table-cell office:value-type="float" office:value="37.38918">
            <text:p>37,38918</text:p>
          </table:table-cell>
          <table:table-cell office:value-type="float" office:value="49.73226">
            <text:p>49,73226</text:p>
          </table:table-cell>
          <table:table-cell office:value-type="float" office:value="62.07039">
            <text:p>62,07039</text:p>
          </table:table-cell>
          <table:table-cell office:value-type="float" office:value="74.33745">
            <text:p>74,33745</text:p>
          </table:table-cell>
          <table:table-cell office:value-type="float" office:value="86.65907">
            <text:p>86,65907</text:p>
          </table:table-cell>
          <table:table-cell office:value-type="float" office:value="98.90585">
            <text:p>98,90585</text:p>
          </table:table-cell>
          <table:table-cell office:value-type="float" office:value="111.25287">
            <text:p>111,2528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0349">
            <text:p>0,50349</text:p>
          </table:table-cell>
          <table:table-cell office:value-type="float" office:value="13.05623">
            <text:p>13,05623</text:p>
          </table:table-cell>
          <table:table-cell office:value-type="float" office:value="25.60291">
            <text:p>25,60291</text:p>
          </table:table-cell>
          <table:table-cell office:value-type="float" office:value="38.12459">
            <text:p>38,12459</text:p>
          </table:table-cell>
          <table:table-cell office:value-type="float" office:value="50.68785">
            <text:p>50,68785</text:p>
          </table:table-cell>
          <table:table-cell office:value-type="float" office:value="63.30251">
            <text:p>63,30251</text:p>
          </table:table-cell>
          <table:table-cell office:value-type="float" office:value="75.83076">
            <text:p>75,83076</text:p>
          </table:table-cell>
          <table:table-cell office:value-type="float" office:value="88.35769">
            <text:p>88,35769</text:p>
          </table:table-cell>
          <table:table-cell office:value-type="float" office:value="100.92318">
            <text:p>100,92318</text:p>
          </table:table-cell>
          <table:table-cell office:value-type="float" office:value="113.43532">
            <text:p>113,4353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6897">
            <text:p>0,46897</text:p>
          </table:table-cell>
          <table:table-cell office:value-type="float" office:value="13.28477">
            <text:p>13,28477</text:p>
          </table:table-cell>
          <table:table-cell office:value-type="float" office:value="26.09716">
            <text:p>26,09716</text:p>
          </table:table-cell>
          <table:table-cell office:value-type="float" office:value="38.82953">
            <text:p>38,82953</text:p>
          </table:table-cell>
          <table:table-cell office:value-type="float" office:value="51.70764">
            <text:p>51,70764</text:p>
          </table:table-cell>
          <table:table-cell office:value-type="float" office:value="64.39238">
            <text:p>64,39238</text:p>
          </table:table-cell>
          <table:table-cell office:value-type="float" office:value="77.2389">
            <text:p>77,2389</text:p>
          </table:table-cell>
          <table:table-cell office:value-type="float" office:value="90.05225">
            <text:p>90,05225</text:p>
          </table:table-cell>
          <table:table-cell office:value-type="float" office:value="102.77927">
            <text:p>102,77927</text:p>
          </table:table-cell>
          <table:table-cell office:value-type="float" office:value="115.54704">
            <text:p>115,547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0724">
            <text:p>0,50724</text:p>
          </table:table-cell>
          <table:table-cell office:value-type="float" office:value="13.47414">
            <text:p>13,47414</text:p>
          </table:table-cell>
          <table:table-cell office:value-type="float" office:value="26.44973">
            <text:p>26,44973</text:p>
          </table:table-cell>
          <table:table-cell office:value-type="float" office:value="39.53837">
            <text:p>39,53837</text:p>
          </table:table-cell>
          <table:table-cell office:value-type="float" office:value="52.51855">
            <text:p>52,51855</text:p>
          </table:table-cell>
          <table:table-cell office:value-type="float" office:value="65.54199">
            <text:p>65,54199</text:p>
          </table:table-cell>
          <table:table-cell office:value-type="float" office:value="78.60403">
            <text:p>78,60403</text:p>
          </table:table-cell>
          <table:table-cell office:value-type="float" office:value="91.55552">
            <text:p>91,55552</text:p>
          </table:table-cell>
          <table:table-cell office:value-type="float" office:value="104.5661">
            <text:p>104,5661</text:p>
          </table:table-cell>
          <table:table-cell office:value-type="float" office:value="117.5788">
            <text:p>117,578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9985">
            <text:p>0,49985</text:p>
          </table:table-cell>
          <table:table-cell office:value-type="float" office:value="13.69953">
            <text:p>13,69953</text:p>
          </table:table-cell>
          <table:table-cell office:value-type="float" office:value="26.97221">
            <text:p>26,97221</text:p>
          </table:table-cell>
          <table:table-cell office:value-type="float" office:value="40.22357">
            <text:p>40,22357</text:p>
          </table:table-cell>
          <table:table-cell office:value-type="float" office:value="53.39294">
            <text:p>53,39294</text:p>
          </table:table-cell>
          <table:table-cell office:value-type="float" office:value="66.6399">
            <text:p>66,6399</text:p>
          </table:table-cell>
          <table:table-cell office:value-type="float" office:value="79.8573">
            <text:p>79,8573</text:p>
          </table:table-cell>
          <table:table-cell office:value-type="float" office:value="93.06064">
            <text:p>93,06064</text:p>
          </table:table-cell>
          <table:table-cell office:value-type="float" office:value="106.29385">
            <text:p>106,29385</text:p>
          </table:table-cell>
          <table:table-cell office:value-type="float" office:value="119.51151">
            <text:p>119,5115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9348">
            <text:p>0,49348</text:p>
          </table:table-cell>
          <table:table-cell office:value-type="float" office:value="13.87164">
            <text:p>13,87164</text:p>
          </table:table-cell>
          <table:table-cell office:value-type="float" office:value="27.35744">
            <text:p>27,35744</text:p>
          </table:table-cell>
          <table:table-cell office:value-type="float" office:value="40.80994">
            <text:p>40,80994</text:p>
          </table:table-cell>
          <table:table-cell office:value-type="float" office:value="54.18194">
            <text:p>54,18194</text:p>
          </table:table-cell>
          <table:table-cell office:value-type="float" office:value="67.6154">
            <text:p>67,6154</text:p>
          </table:table-cell>
          <table:table-cell office:value-type="float" office:value="81.10816">
            <text:p>81,10816</text:p>
          </table:table-cell>
          <table:table-cell office:value-type="float" office:value="94.42217">
            <text:p>94,42217</text:p>
          </table:table-cell>
          <table:table-cell office:value-type="float" office:value="107.90305">
            <text:p>107,90305</text:p>
          </table:table-cell>
          <table:table-cell office:value-type="float" office:value="121.29111">
            <text:p>121,2911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7621">
            <text:p>0,47621</text:p>
          </table:table-cell>
          <table:table-cell office:value-type="float" office:value="14.09264">
            <text:p>14,09264</text:p>
          </table:table-cell>
          <table:table-cell office:value-type="float" office:value="27.77484">
            <text:p>27,77484</text:p>
          </table:table-cell>
          <table:table-cell office:value-type="float" office:value="41.35171">
            <text:p>41,35171</text:p>
          </table:table-cell>
          <table:table-cell office:value-type="float" office:value="54.96933">
            <text:p>54,96933</text:p>
          </table:table-cell>
          <table:table-cell office:value-type="float" office:value="68.6364">
            <text:p>68,6364</text:p>
          </table:table-cell>
          <table:table-cell office:value-type="float" office:value="82.21609">
            <text:p>82,21609</text:p>
          </table:table-cell>
          <table:table-cell office:value-type="float" office:value="95.76418">
            <text:p>95,76418</text:p>
          </table:table-cell>
          <table:table-cell office:value-type="float" office:value="109.39377">
            <text:p>109,39377</text:p>
          </table:table-cell>
          <table:table-cell office:value-type="float" office:value="123.04628">
            <text:p>123,0462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2295">
            <text:p>0,52295</text:p>
          </table:table-cell>
          <table:table-cell office:value-type="float" office:value="14.39702">
            <text:p>14,39702</text:p>
          </table:table-cell>
          <table:table-cell office:value-type="float" office:value="28.10231">
            <text:p>28,10231</text:p>
          </table:table-cell>
          <table:table-cell office:value-type="float" office:value="41.91339">
            <text:p>41,91339</text:p>
          </table:table-cell>
          <table:table-cell office:value-type="float" office:value="55.73165">
            <text:p>55,73165</text:p>
          </table:table-cell>
          <table:table-cell office:value-type="float" office:value="69.49202">
            <text:p>69,49202</text:p>
          </table:table-cell>
          <table:table-cell office:value-type="float" office:value="83.3411">
            <text:p>83,3411</text:p>
          </table:table-cell>
          <table:table-cell office:value-type="float" office:value="97.12661">
            <text:p>97,12661</text:p>
          </table:table-cell>
          <table:table-cell office:value-type="float" office:value="110.95837">
            <text:p>110,95837</text:p>
          </table:table-cell>
          <table:table-cell office:value-type="float" office:value="124.71061">
            <text:p>124,7106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2372">
            <text:p>0,52372</text:p>
          </table:table-cell>
          <table:table-cell office:value-type="float" office:value="14.48134">
            <text:p>14,48134</text:p>
          </table:table-cell>
          <table:table-cell office:value-type="float" office:value="28.44848">
            <text:p>28,44848</text:p>
          </table:table-cell>
          <table:table-cell office:value-type="float" office:value="42.39821">
            <text:p>42,39821</text:p>
          </table:table-cell>
          <table:table-cell office:value-type="float" office:value="56.39908">
            <text:p>56,39908</text:p>
          </table:table-cell>
          <table:table-cell office:value-type="float" office:value="70.42433">
            <text:p>70,42433</text:p>
          </table:table-cell>
          <table:table-cell office:value-type="float" office:value="84.36755">
            <text:p>84,36755</text:p>
          </table:table-cell>
          <table:table-cell office:value-type="float" office:value="98.33472">
            <text:p>98,33472</text:p>
          </table:table-cell>
          <table:table-cell office:value-type="float" office:value="112.34271">
            <text:p>112,34271</text:p>
          </table:table-cell>
          <table:table-cell office:value-type="float" office:value="126.31409">
            <text:p>126,3140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1806">
            <text:p>0,51806</text:p>
          </table:table-cell>
          <table:table-cell office:value-type="float" office:value="14.6713">
            <text:p>14,6713</text:p>
          </table:table-cell>
          <table:table-cell office:value-type="float" office:value="28.8392">
            <text:p>28,8392</text:p>
          </table:table-cell>
          <table:table-cell office:value-type="float" office:value="42.95325">
            <text:p>42,95325</text:p>
          </table:table-cell>
          <table:table-cell office:value-type="float" office:value="57.04087">
            <text:p>57,04087</text:p>
          </table:table-cell>
          <table:table-cell office:value-type="float" office:value="71.27838">
            <text:p>71,27838</text:p>
          </table:table-cell>
          <table:table-cell office:value-type="float" office:value="85.43545">
            <text:p>85,43545</text:p>
          </table:table-cell>
          <table:table-cell office:value-type="float" office:value="99.55099">
            <text:p>99,55099</text:p>
          </table:table-cell>
          <table:table-cell office:value-type="float" office:value="113.66033">
            <text:p>113,66033</text:p>
          </table:table-cell>
          <table:table-cell office:value-type="float" office:value="127.82391">
            <text:p>127,8239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5003">
            <text:p>0,55003</text:p>
          </table:table-cell>
          <table:table-cell office:value-type="float" office:value="14.8507">
            <text:p>14,8507</text:p>
          </table:table-cell>
          <table:table-cell office:value-type="float" office:value="29.15281">
            <text:p>29,15281</text:p>
          </table:table-cell>
          <table:table-cell office:value-type="float" office:value="43.43587">
            <text:p>43,43587</text:p>
          </table:table-cell>
          <table:table-cell office:value-type="float" office:value="57.81032">
            <text:p>57,81032</text:p>
          </table:table-cell>
          <table:table-cell office:value-type="float" office:value="72.05563">
            <text:p>72,05563</text:p>
          </table:table-cell>
          <table:table-cell office:value-type="float" office:value="86.45476">
            <text:p>86,45476</text:p>
          </table:table-cell>
          <table:table-cell office:value-type="float" office:value="100.68503">
            <text:p>100,68503</text:p>
          </table:table-cell>
          <table:table-cell office:value-type="float" office:value="115.03542">
            <text:p>115,03542</text:p>
          </table:table-cell>
          <table:table-cell office:value-type="float" office:value="129.34027">
            <text:p>129,340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1023">
            <text:p>0,51023</text:p>
          </table:table-cell>
          <table:table-cell office:value-type="float" office:value="14.99389">
            <text:p>14,99389</text:p>
          </table:table-cell>
          <table:table-cell office:value-type="float" office:value="29.42108">
            <text:p>29,42108</text:p>
          </table:table-cell>
          <table:table-cell office:value-type="float" office:value="43.91359">
            <text:p>43,91359</text:p>
          </table:table-cell>
          <table:table-cell office:value-type="float" office:value="58.41665">
            <text:p>58,41665</text:p>
          </table:table-cell>
          <table:table-cell office:value-type="float" office:value="72.87325">
            <text:p>72,87325</text:p>
          </table:table-cell>
          <table:table-cell office:value-type="float" office:value="87.35998">
            <text:p>87,35998</text:p>
          </table:table-cell>
          <table:table-cell office:value-type="float" office:value="101.8041">
            <text:p>101,8041</text:p>
          </table:table-cell>
          <table:table-cell office:value-type="float" office:value="116.2422">
            <text:p>116,2422</text:p>
          </table:table-cell>
          <table:table-cell office:value-type="float" office:value="130.73013">
            <text:p>130,7301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1504">
            <text:p>0,51504</text:p>
          </table:table-cell>
          <table:table-cell office:value-type="float" office:value="15.12217">
            <text:p>15,12217</text:p>
          </table:table-cell>
          <table:table-cell office:value-type="float" office:value="29.77628">
            <text:p>29,77628</text:p>
          </table:table-cell>
          <table:table-cell office:value-type="float" office:value="44.33803">
            <text:p>44,33803</text:p>
          </table:table-cell>
          <table:table-cell office:value-type="float" office:value="59.00427">
            <text:p>59,00427</text:p>
          </table:table-cell>
          <table:table-cell office:value-type="float" office:value="73.5999">
            <text:p>73,5999</text:p>
          </table:table-cell>
          <table:table-cell office:value-type="float" office:value="88.21618">
            <text:p>88,21618</text:p>
          </table:table-cell>
          <table:table-cell office:value-type="float" office:value="102.84541">
            <text:p>102,84541</text:p>
          </table:table-cell>
          <table:table-cell office:value-type="float" office:value="117.48211">
            <text:p>117,48211</text:p>
          </table:table-cell>
          <table:table-cell office:value-type="float" office:value="132.16046">
            <text:p>132,1604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977">
            <text:p>0,4977</text:p>
          </table:table-cell>
          <table:table-cell office:value-type="float" office:value="15.31376">
            <text:p>15,31376</text:p>
          </table:table-cell>
          <table:table-cell office:value-type="float" office:value="29.98929">
            <text:p>29,98929</text:p>
          </table:table-cell>
          <table:table-cell office:value-type="float" office:value="44.79287">
            <text:p>44,79287</text:p>
          </table:table-cell>
          <table:table-cell office:value-type="float" office:value="59.585">
            <text:p>59,585</text:p>
          </table:table-cell>
          <table:table-cell office:value-type="float" office:value="74.33881">
            <text:p>74,33881</text:p>
          </table:table-cell>
          <table:table-cell office:value-type="float" office:value="89.13215">
            <text:p>89,13215</text:p>
          </table:table-cell>
          <table:table-cell office:value-type="float" office:value="103.8911">
            <text:p>103,8911</text:p>
          </table:table-cell>
          <table:table-cell office:value-type="float" office:value="118.66484">
            <text:p>118,66484</text:p>
          </table:table-cell>
          <table:table-cell office:value-type="float" office:value="133.452">
            <text:p>133,45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922">
            <text:p>0,4922</text:p>
          </table:table-cell>
          <table:table-cell office:value-type="float" office:value="15.37847">
            <text:p>15,37847</text:p>
          </table:table-cell>
          <table:table-cell office:value-type="float" office:value="30.33006">
            <text:p>30,33006</text:p>
          </table:table-cell>
          <table:table-cell office:value-type="float" office:value="45.24739">
            <text:p>45,24739</text:p>
          </table:table-cell>
          <table:table-cell office:value-type="float" office:value="60.07442">
            <text:p>60,07442</text:p>
          </table:table-cell>
          <table:table-cell office:value-type="float" office:value="75.08948">
            <text:p>75,08948</text:p>
          </table:table-cell>
          <table:table-cell office:value-type="float" office:value="89.98232">
            <text:p>89,98232</text:p>
          </table:table-cell>
          <table:table-cell office:value-type="float" office:value="104.92768">
            <text:p>104,92768</text:p>
          </table:table-cell>
          <table:table-cell office:value-type="float" office:value="119.80525">
            <text:p>119,80525</text:p>
          </table:table-cell>
          <table:table-cell office:value-type="float" office:value="134.70596">
            <text:p>134,7059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5767">
            <text:p>0,55767</text:p>
          </table:table-cell>
          <table:table-cell office:value-type="float" office:value="15.55018">
            <text:p>15,55018</text:p>
          </table:table-cell>
          <table:table-cell office:value-type="float" office:value="30.54848">
            <text:p>30,54848</text:p>
          </table:table-cell>
          <table:table-cell office:value-type="float" office:value="45.6688">
            <text:p>45,6688</text:p>
          </table:table-cell>
          <table:table-cell office:value-type="float" office:value="60.68126">
            <text:p>60,68126</text:p>
          </table:table-cell>
          <table:table-cell office:value-type="float" office:value="75.77196">
            <text:p>75,77196</text:p>
          </table:table-cell>
          <table:table-cell office:value-type="float" office:value="90.81635">
            <text:p>90,81635</text:p>
          </table:table-cell>
          <table:table-cell office:value-type="float" office:value="105.88408">
            <text:p>105,88408</text:p>
          </table:table-cell>
          <table:table-cell office:value-type="float" office:value="120.91519">
            <text:p>120,91519</text:p>
          </table:table-cell>
          <table:table-cell office:value-type="float" office:value="135.95782">
            <text:p>135,9578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4">
            <text:p>0,44</text:p>
          </table:table-cell>
          <table:table-cell office:value-type="float" office:value="15.64365">
            <text:p>15,64365</text:p>
          </table:table-cell>
          <table:table-cell office:value-type="float" office:value="30.89256">
            <text:p>30,89256</text:p>
          </table:table-cell>
          <table:table-cell office:value-type="float" office:value="46.03039">
            <text:p>46,03039</text:p>
          </table:table-cell>
          <table:table-cell office:value-type="float" office:value="61.23654">
            <text:p>61,23654</text:p>
          </table:table-cell>
          <table:table-cell office:value-type="float" office:value="76.45072">
            <text:p>76,45072</text:p>
          </table:table-cell>
          <table:table-cell office:value-type="float" office:value="91.59393">
            <text:p>91,59393</text:p>
          </table:table-cell>
          <table:table-cell office:value-type="float" office:value="106.80579">
            <text:p>106,80579</text:p>
          </table:table-cell>
          <table:table-cell office:value-type="float" office:value="122.01832">
            <text:p>122,01832</text:p>
          </table:table-cell>
          <table:table-cell office:value-type="float" office:value="137.14614">
            <text:p>137,1461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4671">
            <text:p>0,54671</text:p>
          </table:table-cell>
          <table:table-cell office:value-type="float" office:value="15.76704">
            <text:p>15,76704</text:p>
          </table:table-cell>
          <table:table-cell office:value-type="float" office:value="31.1704">
            <text:p>31,1704</text:p>
          </table:table-cell>
          <table:table-cell office:value-type="float" office:value="46.49716">
            <text:p>46,49716</text:p>
          </table:table-cell>
          <table:table-cell office:value-type="float" office:value="61.79962">
            <text:p>61,79962</text:p>
          </table:table-cell>
          <table:table-cell office:value-type="float" office:value="77.1103">
            <text:p>77,1103</text:p>
          </table:table-cell>
          <table:table-cell office:value-type="float" office:value="92.3517">
            <text:p>92,3517</text:p>
          </table:table-cell>
          <table:table-cell office:value-type="float" office:value="107.70746">
            <text:p>107,70746</text:p>
          </table:table-cell>
          <table:table-cell office:value-type="float" office:value="123.03492">
            <text:p>123,03492</text:p>
          </table:table-cell>
          <table:table-cell office:value-type="float" office:value="138.35909">
            <text:p>138,3590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223">
            <text:p>0,5223</text:p>
          </table:table-cell>
          <table:table-cell office:value-type="float" office:value="15.94754">
            <text:p>15,94754</text:p>
          </table:table-cell>
          <table:table-cell office:value-type="float" office:value="31.39336">
            <text:p>31,39336</text:p>
          </table:table-cell>
          <table:table-cell office:value-type="float" office:value="46.78646">
            <text:p>46,78646</text:p>
          </table:table-cell>
          <table:table-cell office:value-type="float" office:value="62.26871">
            <text:p>62,26871</text:p>
          </table:table-cell>
          <table:table-cell office:value-type="float" office:value="77.68051">
            <text:p>77,68051</text:p>
          </table:table-cell>
          <table:table-cell office:value-type="float" office:value="93.19058">
            <text:p>93,19058</text:p>
          </table:table-cell>
          <table:table-cell office:value-type="float" office:value="108.58212">
            <text:p>108,58212</text:p>
          </table:table-cell>
          <table:table-cell office:value-type="float" office:value="123.99547">
            <text:p>123,99547</text:p>
          </table:table-cell>
          <table:table-cell office:value-type="float" office:value="139.43708">
            <text:p>139,437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5338">
            <text:p>0,45338</text:p>
          </table:table-cell>
          <table:table-cell office:value-type="float" office:value="16.0845">
            <text:p>16,0845</text:p>
          </table:table-cell>
          <table:table-cell office:value-type="float" office:value="31.62025">
            <text:p>31,62025</text:p>
          </table:table-cell>
          <table:table-cell office:value-type="float" office:value="47.19862">
            <text:p>47,19862</text:p>
          </table:table-cell>
          <table:table-cell office:value-type="float" office:value="62.73591">
            <text:p>62,73591</text:p>
          </table:table-cell>
          <table:table-cell office:value-type="float" office:value="78.33647">
            <text:p>78,33647</text:p>
          </table:table-cell>
          <table:table-cell office:value-type="float" office:value="93.88368">
            <text:p>93,88368</text:p>
          </table:table-cell>
          <table:table-cell office:value-type="float" office:value="109.40252">
            <text:p>109,40252</text:p>
          </table:table-cell>
          <table:table-cell office:value-type="float" office:value="124.96341">
            <text:p>124,96341</text:p>
          </table:table-cell>
          <table:table-cell office:value-type="float" office:value="140.5775">
            <text:p>140,577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4661">
            <text:p>0,44661</text:p>
          </table:table-cell>
          <table:table-cell office:value-type="float" office:value="16.18322">
            <text:p>16,18322</text:p>
          </table:table-cell>
          <table:table-cell office:value-type="float" office:value="31.91558">
            <text:p>31,91558</text:p>
          </table:table-cell>
          <table:table-cell office:value-type="float" office:value="47.51084">
            <text:p>47,51084</text:p>
          </table:table-cell>
          <table:table-cell office:value-type="float" office:value="63.17036">
            <text:p>63,17036</text:p>
          </table:table-cell>
          <table:table-cell office:value-type="float" office:value="78.92702">
            <text:p>78,92702</text:p>
          </table:table-cell>
          <table:table-cell office:value-type="float" office:value="94.57875">
            <text:p>94,57875</text:p>
          </table:table-cell>
          <table:table-cell office:value-type="float" office:value="110.27863">
            <text:p>110,27863</text:p>
          </table:table-cell>
          <table:table-cell office:value-type="float" office:value="125.96125">
            <text:p>125,96125</text:p>
          </table:table-cell>
          <table:table-cell office:value-type="float" office:value="141.60558">
            <text:p>141,605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1684">
            <text:p>0,51684</text:p>
          </table:table-cell>
          <table:table-cell office:value-type="float" office:value="16.26204">
            <text:p>16,26204</text:p>
          </table:table-cell>
          <table:table-cell office:value-type="float" office:value="32.05984">
            <text:p>32,05984</text:p>
          </table:table-cell>
          <table:table-cell office:value-type="float" office:value="47.87738">
            <text:p>47,87738</text:p>
          </table:table-cell>
          <table:table-cell office:value-type="float" office:value="63.66755">
            <text:p>63,66755</text:p>
          </table:table-cell>
          <table:table-cell office:value-type="float" office:value="79.475">
            <text:p>79,475</text:p>
          </table:table-cell>
          <table:table-cell office:value-type="float" office:value="95.32351">
            <text:p>95,32351</text:p>
          </table:table-cell>
          <table:table-cell office:value-type="float" office:value="111.12486">
            <text:p>111,12486</text:p>
          </table:table-cell>
          <table:table-cell office:value-type="float" office:value="126.88899">
            <text:p>126,88899</text:p>
          </table:table-cell>
          <table:table-cell office:value-type="float" office:value="142.68563">
            <text:p>142,6856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1916">
            <text:p>0,51916</text:p>
          </table:table-cell>
          <table:table-cell office:value-type="float" office:value="16.39657">
            <text:p>16,39657</text:p>
          </table:table-cell>
          <table:table-cell office:value-type="float" office:value="32.29569">
            <text:p>32,29569</text:p>
          </table:table-cell>
          <table:table-cell office:value-type="float" office:value="48.23014">
            <text:p>48,23014</text:p>
          </table:table-cell>
          <table:table-cell office:value-type="float" office:value="64.17916">
            <text:p>64,17916</text:p>
          </table:table-cell>
          <table:table-cell office:value-type="float" office:value="80.09363">
            <text:p>80,09363</text:p>
          </table:table-cell>
          <table:table-cell office:value-type="float" office:value="95.95852">
            <text:p>95,95852</text:p>
          </table:table-cell>
          <table:table-cell office:value-type="float" office:value="111.84175">
            <text:p>111,84175</text:p>
          </table:table-cell>
          <table:table-cell office:value-type="float" office:value="127.80941">
            <text:p>127,80941</text:p>
          </table:table-cell>
          <table:table-cell office:value-type="float" office:value="143.70746">
            <text:p>143,7074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6555">
            <text:p>0,46555</text:p>
          </table:table-cell>
          <table:table-cell office:value-type="float" office:value="16.48682">
            <text:p>16,48682</text:p>
          </table:table-cell>
          <table:table-cell office:value-type="float" office:value="32.54115">
            <text:p>32,54115</text:p>
          </table:table-cell>
          <table:table-cell office:value-type="float" office:value="48.5358">
            <text:p>48,5358</text:p>
          </table:table-cell>
          <table:table-cell office:value-type="float" office:value="64.58467">
            <text:p>64,58467</text:p>
          </table:table-cell>
          <table:table-cell office:value-type="float" office:value="80.64563">
            <text:p>80,64563</text:p>
          </table:table-cell>
          <table:table-cell office:value-type="float" office:value="96.62925">
            <text:p>96,62925</text:p>
          </table:table-cell>
          <table:table-cell office:value-type="float" office:value="112.69896">
            <text:p>112,69896</text:p>
          </table:table-cell>
          <table:table-cell office:value-type="float" office:value="128.64256">
            <text:p>128,64256</text:p>
          </table:table-cell>
          <table:table-cell office:value-type="float" office:value="144.69521">
            <text:p>144,6952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1556">
            <text:p>0,51556</text:p>
          </table:table-cell>
          <table:table-cell office:value-type="float" office:value="16.64688">
            <text:p>16,64688</text:p>
          </table:table-cell>
          <table:table-cell office:value-type="float" office:value="32.74941">
            <text:p>32,74941</text:p>
          </table:table-cell>
          <table:table-cell office:value-type="float" office:value="48.89941">
            <text:p>48,89941</text:p>
          </table:table-cell>
          <table:table-cell office:value-type="float" office:value="65.01481">
            <text:p>65,01481</text:p>
          </table:table-cell>
          <table:table-cell office:value-type="float" office:value="81.15509">
            <text:p>81,15509</text:p>
          </table:table-cell>
          <table:table-cell office:value-type="float" office:value="97.23756">
            <text:p>97,23756</text:p>
          </table:table-cell>
          <table:table-cell office:value-type="float" office:value="113.39999">
            <text:p>113,39999</text:p>
          </table:table-cell>
          <table:table-cell office:value-type="float" office:value="129.49976">
            <text:p>129,49976</text:p>
          </table:table-cell>
          <table:table-cell office:value-type="float" office:value="145.65929">
            <text:p>145,6592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9976">
            <text:p>0,49976</text:p>
          </table:table-cell>
          <table:table-cell office:value-type="float" office:value="16.74114">
            <text:p>16,74114</text:p>
          </table:table-cell>
          <table:table-cell office:value-type="float" office:value="32.94446">
            <text:p>32,94446</text:p>
          </table:table-cell>
          <table:table-cell office:value-type="float" office:value="49.26868">
            <text:p>49,26868</text:p>
          </table:table-cell>
          <table:table-cell office:value-type="float" office:value="65.42629">
            <text:p>65,42629</text:p>
          </table:table-cell>
          <table:table-cell office:value-type="float" office:value="81.70695">
            <text:p>81,70695</text:p>
          </table:table-cell>
          <table:table-cell office:value-type="float" office:value="97.93253">
            <text:p>97,93253</text:p>
          </table:table-cell>
          <table:table-cell office:value-type="float" office:value="114.10364">
            <text:p>114,10364</text:p>
          </table:table-cell>
          <table:table-cell office:value-type="float" office:value="130.36742">
            <text:p>130,36742</text:p>
          </table:table-cell>
          <table:table-cell office:value-type="float" office:value="146.56689">
            <text:p>146,5668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862">
            <text:p>0,4862</text:p>
          </table:table-cell>
          <table:table-cell office:value-type="float" office:value="16.87725">
            <text:p>16,87725</text:p>
          </table:table-cell>
          <table:table-cell office:value-type="float" office:value="33.18299">
            <text:p>33,18299</text:p>
          </table:table-cell>
          <table:table-cell office:value-type="float" office:value="49.50969">
            <text:p>49,50969</text:p>
          </table:table-cell>
          <table:table-cell office:value-type="float" office:value="65.83861">
            <text:p>65,83861</text:p>
          </table:table-cell>
          <table:table-cell office:value-type="float" office:value="82.16468">
            <text:p>82,16468</text:p>
          </table:table-cell>
          <table:table-cell office:value-type="float" office:value="98.4916">
            <text:p>98,4916</text:p>
          </table:table-cell>
          <table:table-cell office:value-type="float" office:value="114.85331">
            <text:p>114,85331</text:p>
          </table:table-cell>
          <table:table-cell office:value-type="float" office:value="131.17199">
            <text:p>131,17199</text:p>
          </table:table-cell>
          <table:table-cell office:value-type="float" office:value="147.50228">
            <text:p>147,502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2188">
            <text:p>0,52188</text:p>
          </table:table-cell>
          <table:table-cell office:value-type="float" office:value="17.00311">
            <text:p>17,00311</text:p>
          </table:table-cell>
          <table:table-cell office:value-type="float" office:value="33.34488">
            <text:p>33,34488</text:p>
          </table:table-cell>
          <table:table-cell office:value-type="float" office:value="49.77134">
            <text:p>49,77134</text:p>
          </table:table-cell>
          <table:table-cell office:value-type="float" office:value="66.24554">
            <text:p>66,24554</text:p>
          </table:table-cell>
          <table:table-cell office:value-type="float" office:value="82.70438">
            <text:p>82,70438</text:p>
          </table:table-cell>
          <table:table-cell office:value-type="float" office:value="99.07497">
            <text:p>99,07497</text:p>
          </table:table-cell>
          <table:table-cell office:value-type="float" office:value="115.54249">
            <text:p>115,54249</text:p>
          </table:table-cell>
          <table:table-cell office:value-type="float" office:value="131.9593">
            <text:p>131,9593</text:p>
          </table:table-cell>
          <table:table-cell office:value-type="float" office:value="148.42564">
            <text:p>148,4256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6501">
            <text:p>0,56501</text:p>
          </table:table-cell>
          <table:table-cell office:value-type="float" office:value="17.00386">
            <text:p>17,00386</text:p>
          </table:table-cell>
          <table:table-cell office:value-type="float" office:value="33.52846">
            <text:p>33,52846</text:p>
          </table:table-cell>
          <table:table-cell office:value-type="float" office:value="50.08503">
            <text:p>50,08503</text:p>
          </table:table-cell>
          <table:table-cell office:value-type="float" office:value="66.61778">
            <text:p>66,61778</text:p>
          </table:table-cell>
          <table:table-cell office:value-type="float" office:value="83.19145">
            <text:p>83,19145</text:p>
          </table:table-cell>
          <table:table-cell office:value-type="float" office:value="99.69021">
            <text:p>99,69021</text:p>
          </table:table-cell>
          <table:table-cell office:value-type="float" office:value="116.24304">
            <text:p>116,24304</text:p>
          </table:table-cell>
          <table:table-cell office:value-type="float" office:value="132.71542">
            <text:p>132,71542</text:p>
          </table:table-cell>
          <table:table-cell office:value-type="float" office:value="149.30749">
            <text:p>149,3074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2846">
            <text:p>0,52846</text:p>
          </table:table-cell>
          <table:table-cell office:value-type="float" office:value="17.14421">
            <text:p>17,14421</text:p>
          </table:table-cell>
          <table:table-cell office:value-type="float" office:value="33.76112">
            <text:p>33,76112</text:p>
          </table:table-cell>
          <table:table-cell office:value-type="float" office:value="50.41522">
            <text:p>50,41522</text:p>
          </table:table-cell>
          <table:table-cell office:value-type="float" office:value="67.02772">
            <text:p>67,02772</text:p>
          </table:table-cell>
          <table:table-cell office:value-type="float" office:value="83.60634">
            <text:p>83,60634</text:p>
          </table:table-cell>
          <table:table-cell office:value-type="float" office:value="100.28803">
            <text:p>100,28803</text:p>
          </table:table-cell>
          <table:table-cell office:value-type="float" office:value="116.91305">
            <text:p>116,91305</text:p>
          </table:table-cell>
          <table:table-cell office:value-type="float" office:value="133.57054">
            <text:p>133,57054</text:p>
          </table:table-cell>
          <table:table-cell office:value-type="float" office:value="150.13545">
            <text:p>150,1354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107">
            <text:p>0,5107</text:p>
          </table:table-cell>
          <table:table-cell office:value-type="float" office:value="17.23291">
            <text:p>17,23291</text:p>
          </table:table-cell>
          <table:table-cell office:value-type="float" office:value="33.94198">
            <text:p>33,94198</text:p>
          </table:table-cell>
          <table:table-cell office:value-type="float" office:value="50.65775">
            <text:p>50,65775</text:p>
          </table:table-cell>
          <table:table-cell office:value-type="float" office:value="67.3333">
            <text:p>67,3333</text:p>
          </table:table-cell>
          <table:table-cell office:value-type="float" office:value="84.13631">
            <text:p>84,13631</text:p>
          </table:table-cell>
          <table:table-cell office:value-type="float" office:value="100.81682">
            <text:p>100,81682</text:p>
          </table:table-cell>
          <table:table-cell office:value-type="float" office:value="117.58136">
            <text:p>117,58136</text:p>
          </table:table-cell>
          <table:table-cell office:value-type="float" office:value="134.24358">
            <text:p>134,24358</text:p>
          </table:table-cell>
          <table:table-cell office:value-type="float" office:value="150.98116">
            <text:p>150,9811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9791">
            <text:p>0,49791</text:p>
          </table:table-cell>
          <table:table-cell office:value-type="float" office:value="17.26784">
            <text:p>17,26784</text:p>
          </table:table-cell>
          <table:table-cell office:value-type="float" office:value="34.1306">
            <text:p>34,1306</text:p>
          </table:table-cell>
          <table:table-cell office:value-type="float" office:value="50.9451">
            <text:p>50,9451</text:p>
          </table:table-cell>
          <table:table-cell office:value-type="float" office:value="67.74526">
            <text:p>67,74526</text:p>
          </table:table-cell>
          <table:table-cell office:value-type="float" office:value="84.51261">
            <text:p>84,51261</text:p>
          </table:table-cell>
          <table:table-cell office:value-type="float" office:value="101.41036">
            <text:p>101,41036</text:p>
          </table:table-cell>
          <table:table-cell office:value-type="float" office:value="118.24884">
            <text:p>118,24884</text:p>
          </table:table-cell>
          <table:table-cell office:value-type="float" office:value="135.03235">
            <text:p>135,03235</text:p>
          </table:table-cell>
          <table:table-cell office:value-type="float" office:value="151.78746">
            <text:p>151,7874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6931">
            <text:p>0,46931</text:p>
          </table:table-cell>
          <table:table-cell office:value-type="float" office:value="17.38421">
            <text:p>17,38421</text:p>
          </table:table-cell>
          <table:table-cell office:value-type="float" office:value="34.32405">
            <text:p>34,32405</text:p>
          </table:table-cell>
          <table:table-cell office:value-type="float" office:value="51.241">
            <text:p>51,241</text:p>
          </table:table-cell>
          <table:table-cell office:value-type="float" office:value="68.10042">
            <text:p>68,10042</text:p>
          </table:table-cell>
          <table:table-cell office:value-type="float" office:value="85.0361">
            <text:p>85,0361</text:p>
          </table:table-cell>
          <table:table-cell office:value-type="float" office:value="101.8918">
            <text:p>101,8918</text:p>
          </table:table-cell>
          <table:table-cell office:value-type="float" office:value="118.74926">
            <text:p>118,74926</text:p>
          </table:table-cell>
          <table:table-cell office:value-type="float" office:value="135.71259">
            <text:p>135,71259</text:p>
          </table:table-cell>
          <table:table-cell office:value-type="float" office:value="152.57909">
            <text:p>152,5790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0756">
            <text:p>0,50756</text:p>
          </table:table-cell>
          <table:table-cell office:value-type="float" office:value="17.48265">
            <text:p>17,48265</text:p>
          </table:table-cell>
          <table:table-cell office:value-type="float" office:value="34.42455">
            <text:p>34,42455</text:p>
          </table:table-cell>
          <table:table-cell office:value-type="float" office:value="51.43172">
            <text:p>51,43172</text:p>
          </table:table-cell>
          <table:table-cell office:value-type="float" office:value="68.48344">
            <text:p>68,48344</text:p>
          </table:table-cell>
          <table:table-cell office:value-type="float" office:value="85.41867">
            <text:p>85,41867</text:p>
          </table:table-cell>
          <table:table-cell office:value-type="float" office:value="102.42651">
            <text:p>102,42651</text:p>
          </table:table-cell>
          <table:table-cell office:value-type="float" office:value="119.43794">
            <text:p>119,43794</text:p>
          </table:table-cell>
          <table:table-cell office:value-type="float" office:value="136.449">
            <text:p>136,449</text:p>
          </table:table-cell>
          <table:table-cell office:value-type="float" office:value="153.4054">
            <text:p>153,405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9692">
            <text:p>0,49692</text:p>
          </table:table-cell>
          <table:table-cell office:value-type="float" office:value="17.60027">
            <text:p>17,60027</text:p>
          </table:table-cell>
          <table:table-cell office:value-type="float" office:value="34.66061">
            <text:p>34,66061</text:p>
          </table:table-cell>
          <table:table-cell office:value-type="float" office:value="51.69741">
            <text:p>51,69741</text:p>
          </table:table-cell>
          <table:table-cell office:value-type="float" office:value="68.80052">
            <text:p>68,80052</text:p>
          </table:table-cell>
          <table:table-cell office:value-type="float" office:value="85.88426">
            <text:p>85,88426</text:p>
          </table:table-cell>
          <table:table-cell office:value-type="float" office:value="102.93776">
            <text:p>102,93776</text:p>
          </table:table-cell>
          <table:table-cell office:value-type="float" office:value="120.06184">
            <text:p>120,06184</text:p>
          </table:table-cell>
          <table:table-cell office:value-type="float" office:value="137.1622">
            <text:p>137,1622</text:p>
          </table:table-cell>
          <table:table-cell office:value-type="float" office:value="154.18905">
            <text:p>154,1890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7431">
            <text:p>0,47431</text:p>
          </table:table-cell>
          <table:table-cell office:value-type="float" office:value="17.63467">
            <text:p>17,63467</text:p>
          </table:table-cell>
          <table:table-cell office:value-type="float" office:value="34.78726">
            <text:p>34,78726</text:p>
          </table:table-cell>
          <table:table-cell office:value-type="float" office:value="51.9837">
            <text:p>51,9837</text:p>
          </table:table-cell>
          <table:table-cell office:value-type="float" office:value="69.15065">
            <text:p>69,15065</text:p>
          </table:table-cell>
          <table:table-cell office:value-type="float" office:value="86.33005">
            <text:p>86,33005</text:p>
          </table:table-cell>
          <table:table-cell office:value-type="float" office:value="103.4409">
            <text:p>103,4409</text:p>
          </table:table-cell>
          <table:table-cell office:value-type="float" office:value="120.62229">
            <text:p>120,62229</text:p>
          </table:table-cell>
          <table:table-cell office:value-type="float" office:value="137.81796">
            <text:p>137,81796</text:p>
          </table:table-cell>
          <table:table-cell office:value-type="float" office:value="154.95219">
            <text:p>154,9521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9159">
            <text:p>0,49159</text:p>
          </table:table-cell>
          <table:table-cell office:value-type="float" office:value="17.75984">
            <text:p>17,75984</text:p>
          </table:table-cell>
          <table:table-cell office:value-type="float" office:value="34.98385">
            <text:p>34,98385</text:p>
          </table:table-cell>
          <table:table-cell office:value-type="float" office:value="52.24285">
            <text:p>52,24285</text:p>
          </table:table-cell>
          <table:table-cell office:value-type="float" office:value="69.4634">
            <text:p>69,4634</text:p>
          </table:table-cell>
          <table:table-cell office:value-type="float" office:value="86.7373">
            <text:p>86,7373</text:p>
          </table:table-cell>
          <table:table-cell office:value-type="float" office:value="103.97572">
            <text:p>103,97572</text:p>
          </table:table-cell>
          <table:table-cell office:value-type="float" office:value="121.19996">
            <text:p>121,19996</text:p>
          </table:table-cell>
          <table:table-cell office:value-type="float" office:value="138.41842">
            <text:p>138,41842</text:p>
          </table:table-cell>
          <table:table-cell office:value-type="float" office:value="155.78008">
            <text:p>155,7800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5425">
            <text:p>0,5425</text:p>
          </table:table-cell>
          <table:table-cell office:value-type="float" office:value="17.80197">
            <text:p>17,80197</text:p>
          </table:table-cell>
          <table:table-cell office:value-type="float" office:value="35.13323">
            <text:p>35,13323</text:p>
          </table:table-cell>
          <table:table-cell office:value-type="float" office:value="52.45279">
            <text:p>52,45279</text:p>
          </table:table-cell>
          <table:table-cell office:value-type="float" office:value="69.82737">
            <text:p>69,82737</text:p>
          </table:table-cell>
          <table:table-cell office:value-type="float" office:value="87.10059">
            <text:p>87,10059</text:p>
          </table:table-cell>
          <table:table-cell office:value-type="float" office:value="104.48096">
            <text:p>104,48096</text:p>
          </table:table-cell>
          <table:table-cell office:value-type="float" office:value="121.76134">
            <text:p>121,76134</text:p>
          </table:table-cell>
          <table:table-cell office:value-type="float" office:value="139.06975">
            <text:p>139,06975</text:p>
          </table:table-cell>
          <table:table-cell office:value-type="float" office:value="156.44164">
            <text:p>156,4416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7319">
            <text:p>0,47319</text:p>
          </table:table-cell>
          <table:table-cell office:value-type="float" office:value="17.91479">
            <text:p>17,91479</text:p>
          </table:table-cell>
          <table:table-cell office:value-type="float" office:value="35.27166">
            <text:p>35,27166</text:p>
          </table:table-cell>
          <table:table-cell office:value-type="float" office:value="52.69407">
            <text:p>52,69407</text:p>
          </table:table-cell>
          <table:table-cell office:value-type="float" office:value="70.10878">
            <text:p>70,10878</text:p>
          </table:table-cell>
          <table:table-cell office:value-type="float" office:value="87.54576">
            <text:p>87,54576</text:p>
          </table:table-cell>
          <table:table-cell office:value-type="float" office:value="104.9112">
            <text:p>104,9112</text:p>
          </table:table-cell>
          <table:table-cell office:value-type="float" office:value="122.32701">
            <text:p>122,32701</text:p>
          </table:table-cell>
          <table:table-cell office:value-type="float" office:value="139.70669">
            <text:p>139,70669</text:p>
          </table:table-cell>
          <table:table-cell office:value-type="float" office:value="157.12763">
            <text:p>157,1276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9303">
            <text:p>0,49303</text:p>
          </table:table-cell>
          <table:table-cell office:value-type="float" office:value="17.90592">
            <text:p>17,90592</text:p>
          </table:table-cell>
          <table:table-cell office:value-type="float" office:value="35.46617">
            <text:p>35,46617</text:p>
          </table:table-cell>
          <table:table-cell office:value-type="float" office:value="52.95623">
            <text:p>52,95623</text:p>
          </table:table-cell>
          <table:table-cell office:value-type="float" office:value="70.37753">
            <text:p>70,37753</text:p>
          </table:table-cell>
          <table:table-cell office:value-type="float" office:value="87.91839">
            <text:p>87,91839</text:p>
          </table:table-cell>
          <table:table-cell office:value-type="float" office:value="105.37342">
            <text:p>105,37342</text:p>
          </table:table-cell>
          <table:table-cell office:value-type="float" office:value="122.88423">
            <text:p>122,88423</text:p>
          </table:table-cell>
          <table:table-cell office:value-type="float" office:value="140.28164">
            <text:p>140,28164</text:p>
          </table:table-cell>
          <table:table-cell office:value-type="float" office:value="157.80923">
            <text:p>157,8092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56031">
            <text:p>0,56031</text:p>
          </table:table-cell>
          <table:table-cell office:value-type="float" office:value="18.07921">
            <text:p>18,07921</text:p>
          </table:table-cell>
          <table:table-cell office:value-type="float" office:value="35.62468">
            <text:p>35,62468</text:p>
          </table:table-cell>
          <table:table-cell office:value-type="float" office:value="53.18929">
            <text:p>53,18929</text:p>
          </table:table-cell>
          <table:table-cell office:value-type="float" office:value="70.70603">
            <text:p>70,70603</text:p>
          </table:table-cell>
          <table:table-cell office:value-type="float" office:value="88.29876">
            <text:p>88,29876</text:p>
          </table:table-cell>
          <table:table-cell office:value-type="float" office:value="105.81912">
            <text:p>105,81912</text:p>
          </table:table-cell>
          <table:table-cell office:value-type="float" office:value="123.47985">
            <text:p>123,47985</text:p>
          </table:table-cell>
          <table:table-cell office:value-type="float" office:value="140.95446">
            <text:p>140,95446</text:p>
          </table:table-cell>
          <table:table-cell office:value-type="float" office:value="158.49338">
            <text:p>158,4933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53768">
            <text:p>0,53768</text:p>
          </table:table-cell>
          <table:table-cell office:value-type="float" office:value="18.11295">
            <text:p>18,11295</text:p>
          </table:table-cell>
          <table:table-cell office:value-type="float" office:value="35.81373">
            <text:p>35,81373</text:p>
          </table:table-cell>
          <table:table-cell office:value-type="float" office:value="53.41022">
            <text:p>53,41022</text:p>
          </table:table-cell>
          <table:table-cell office:value-type="float" office:value="71.03624">
            <text:p>71,03624</text:p>
          </table:table-cell>
          <table:table-cell office:value-type="float" office:value="88.65355">
            <text:p>88,65355</text:p>
          </table:table-cell>
          <table:table-cell office:value-type="float" office:value="106.31752">
            <text:p>106,31752</text:p>
          </table:table-cell>
          <table:table-cell office:value-type="float" office:value="123.94421">
            <text:p>123,94421</text:p>
          </table:table-cell>
          <table:table-cell office:value-type="float" office:value="141.53885">
            <text:p>141,53885</text:p>
          </table:table-cell>
          <table:table-cell office:value-type="float" office:value="159.2158">
            <text:p>159,21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1287">
            <text:p>0,51287</text:p>
          </table:table-cell>
          <table:table-cell office:value-type="float" office:value="18.1897">
            <text:p>18,1897</text:p>
          </table:table-cell>
          <table:table-cell office:value-type="float" office:value="35.90977">
            <text:p>35,90977</text:p>
          </table:table-cell>
          <table:table-cell office:value-type="float" office:value="53.56053">
            <text:p>53,56053</text:p>
          </table:table-cell>
          <table:table-cell office:value-type="float" office:value="71.33094">
            <text:p>71,33094</text:p>
          </table:table-cell>
          <table:table-cell office:value-type="float" office:value="89.06079">
            <text:p>89,06079</text:p>
          </table:table-cell>
          <table:table-cell office:value-type="float" office:value="106.75639">
            <text:p>106,75639</text:p>
          </table:table-cell>
          <table:table-cell office:value-type="float" office:value="124.49276">
            <text:p>124,49276</text:p>
          </table:table-cell>
          <table:table-cell office:value-type="float" office:value="142.2121">
            <text:p>142,2121</text:p>
          </table:table-cell>
          <table:table-cell office:value-type="float" office:value="159.84878">
            <text:p>159,8487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9238">
            <text:p>0,49238</text:p>
          </table:table-cell>
          <table:table-cell office:value-type="float" office:value="18.37057">
            <text:p>18,37057</text:p>
          </table:table-cell>
          <table:table-cell office:value-type="float" office:value="36.11203">
            <text:p>36,11203</text:p>
          </table:table-cell>
          <table:table-cell office:value-type="float" office:value="53.83834">
            <text:p>53,83834</text:p>
          </table:table-cell>
          <table:table-cell office:value-type="float" office:value="71.59788">
            <text:p>71,59788</text:p>
          </table:table-cell>
          <table:table-cell office:value-type="float" office:value="89.37144">
            <text:p>89,37144</text:p>
          </table:table-cell>
          <table:table-cell office:value-type="float" office:value="107.20923">
            <text:p>107,20923</text:p>
          </table:table-cell>
          <table:table-cell office:value-type="float" office:value="124.9993">
            <text:p>124,9993</text:p>
          </table:table-cell>
          <table:table-cell office:value-type="float" office:value="142.73736">
            <text:p>142,73736</text:p>
          </table:table-cell>
          <table:table-cell office:value-type="float" office:value="160.53803">
            <text:p>160,5380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7963">
            <text:p>0,47963</text:p>
          </table:table-cell>
          <table:table-cell office:value-type="float" office:value="18.45569">
            <text:p>18,45569</text:p>
          </table:table-cell>
          <table:table-cell office:value-type="float" office:value="36.17888">
            <text:p>36,17888</text:p>
          </table:table-cell>
          <table:table-cell office:value-type="float" office:value="54.04659">
            <text:p>54,04659</text:p>
          </table:table-cell>
          <table:table-cell office:value-type="float" office:value="71.93855">
            <text:p>71,93855</text:p>
          </table:table-cell>
          <table:table-cell office:value-type="float" office:value="89.74998">
            <text:p>89,74998</text:p>
          </table:table-cell>
          <table:table-cell office:value-type="float" office:value="107.63114">
            <text:p>107,63114</text:p>
          </table:table-cell>
          <table:table-cell office:value-type="float" office:value="125.48328">
            <text:p>125,48328</text:p>
          </table:table-cell>
          <table:table-cell office:value-type="float" office:value="143.331">
            <text:p>143,331</text:p>
          </table:table-cell>
          <table:table-cell office:value-type="float" office:value="161.19106">
            <text:p>161,1910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7349">
            <text:p>0,47349</text:p>
          </table:table-cell>
          <table:table-cell office:value-type="float" office:value="18.4317">
            <text:p>18,4317</text:p>
          </table:table-cell>
          <table:table-cell office:value-type="float" office:value="36.31358">
            <text:p>36,31358</text:p>
          </table:table-cell>
          <table:table-cell office:value-type="float" office:value="54.2389">
            <text:p>54,2389</text:p>
          </table:table-cell>
          <table:table-cell office:value-type="float" office:value="72.16836">
            <text:p>72,16836</text:p>
          </table:table-cell>
          <table:table-cell office:value-type="float" office:value="90.11553">
            <text:p>90,11553</text:p>
          </table:table-cell>
          <table:table-cell office:value-type="float" office:value="108.0302">
            <text:p>108,0302</text:p>
          </table:table-cell>
          <table:table-cell office:value-type="float" office:value="126.00312">
            <text:p>126,00312</text:p>
          </table:table-cell>
          <table:table-cell office:value-type="float" office:value="143.89214">
            <text:p>143,89214</text:p>
          </table:table-cell>
          <table:table-cell office:value-type="float" office:value="161.8298">
            <text:p>161,829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9921">
            <text:p>0,49921</text:p>
          </table:table-cell>
          <table:table-cell office:value-type="float" office:value="18.45875">
            <text:p>18,45875</text:p>
          </table:table-cell>
          <table:table-cell office:value-type="float" office:value="36.49218">
            <text:p>36,49218</text:p>
          </table:table-cell>
          <table:table-cell office:value-type="float" office:value="54.49567">
            <text:p>54,49567</text:p>
          </table:table-cell>
          <table:table-cell office:value-type="float" office:value="72.51079">
            <text:p>72,51079</text:p>
          </table:table-cell>
          <table:table-cell office:value-type="float" office:value="90.48648">
            <text:p>90,48648</text:p>
          </table:table-cell>
          <table:table-cell office:value-type="float" office:value="108.47745">
            <text:p>108,47745</text:p>
          </table:table-cell>
          <table:table-cell office:value-type="float" office:value="126.46893">
            <text:p>126,46893</text:p>
          </table:table-cell>
          <table:table-cell office:value-type="float" office:value="144.42792">
            <text:p>144,42792</text:p>
          </table:table-cell>
          <table:table-cell office:value-type="float" office:value="162.41073">
            <text:p>162,4107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3096">
            <text:p>0,53096</text:p>
          </table:table-cell>
          <table:table-cell office:value-type="float" office:value="18.57117">
            <text:p>18,57117</text:p>
          </table:table-cell>
          <table:table-cell office:value-type="float" office:value="36.6628">
            <text:p>36,6628</text:p>
          </table:table-cell>
          <table:table-cell office:value-type="float" office:value="54.65498">
            <text:p>54,65498</text:p>
          </table:table-cell>
          <table:table-cell office:value-type="float" office:value="72.71541">
            <text:p>72,71541</text:p>
          </table:table-cell>
          <table:table-cell office:value-type="float" office:value="90.78359">
            <text:p>90,78359</text:p>
          </table:table-cell>
          <table:table-cell office:value-type="float" office:value="108.85549">
            <text:p>108,85549</text:p>
          </table:table-cell>
          <table:table-cell office:value-type="float" office:value="126.91967">
            <text:p>126,91967</text:p>
          </table:table-cell>
          <table:table-cell office:value-type="float" office:value="144.9847">
            <text:p>144,9847</text:p>
          </table:table-cell>
          <table:table-cell office:value-type="float" office:value="163.10809">
            <text:p>163,1080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0377">
            <text:p>0,50377</text:p>
          </table:table-cell>
          <table:table-cell office:value-type="float" office:value="18.66977">
            <text:p>18,66977</text:p>
          </table:table-cell>
          <table:table-cell office:value-type="float" office:value="36.75441">
            <text:p>36,75441</text:p>
          </table:table-cell>
          <table:table-cell office:value-type="float" office:value="54.90649">
            <text:p>54,90649</text:p>
          </table:table-cell>
          <table:table-cell office:value-type="float" office:value="73.00801">
            <text:p>73,00801</text:p>
          </table:table-cell>
          <table:table-cell office:value-type="float" office:value="91.14996">
            <text:p>91,14996</text:p>
          </table:table-cell>
          <table:table-cell office:value-type="float" office:value="109.25452">
            <text:p>109,25452</text:p>
          </table:table-cell>
          <table:table-cell office:value-type="float" office:value="127.38369">
            <text:p>127,38369</text:p>
          </table:table-cell>
          <table:table-cell office:value-type="float" office:value="145.52431">
            <text:p>145,52431</text:p>
          </table:table-cell>
          <table:table-cell office:value-type="float" office:value="163.64949">
            <text:p>163,6494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5219">
            <text:p>0,45219</text:p>
          </table:table-cell>
          <table:table-cell office:value-type="float" office:value="18.71833">
            <text:p>18,71833</text:p>
          </table:table-cell>
          <table:table-cell office:value-type="float" office:value="36.91292">
            <text:p>36,91292</text:p>
          </table:table-cell>
          <table:table-cell office:value-type="float" office:value="55.08132">
            <text:p>55,08132</text:p>
          </table:table-cell>
          <table:table-cell office:value-type="float" office:value="73.28103">
            <text:p>73,28103</text:p>
          </table:table-cell>
          <table:table-cell office:value-type="float" office:value="91.43125">
            <text:p>91,43125</text:p>
          </table:table-cell>
          <table:table-cell office:value-type="float" office:value="109.65394">
            <text:p>109,65394</text:p>
          </table:table-cell>
          <table:table-cell office:value-type="float" office:value="127.96617">
            <text:p>127,96617</text:p>
          </table:table-cell>
          <table:table-cell office:value-type="float" office:value="146.02397">
            <text:p>146,02397</text:p>
          </table:table-cell>
          <table:table-cell office:value-type="float" office:value="164.25752">
            <text:p>164,2575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8415">
            <text:p>0,48415</text:p>
          </table:table-cell>
          <table:table-cell office:value-type="float" office:value="18.77288">
            <text:p>18,77288</text:p>
          </table:table-cell>
          <table:table-cell office:value-type="float" office:value="37.06322">
            <text:p>37,06322</text:p>
          </table:table-cell>
          <table:table-cell office:value-type="float" office:value="55.24673">
            <text:p>55,24673</text:p>
          </table:table-cell>
          <table:table-cell office:value-type="float" office:value="73.54318">
            <text:p>73,54318</text:p>
          </table:table-cell>
          <table:table-cell office:value-type="float" office:value="91.84517">
            <text:p>91,84517</text:p>
          </table:table-cell>
          <table:table-cell office:value-type="float" office:value="110.03918">
            <text:p>110,03918</text:p>
          </table:table-cell>
          <table:table-cell office:value-type="float" office:value="128.353">
            <text:p>128,353</text:p>
          </table:table-cell>
          <table:table-cell office:value-type="float" office:value="146.6296">
            <text:p>146,6296</text:p>
          </table:table-cell>
          <table:table-cell office:value-type="float" office:value="164.80735">
            <text:p>164,807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7062">
            <text:p>0,47062</text:p>
          </table:table-cell>
          <table:table-cell office:value-type="float" office:value="18.82954">
            <text:p>18,82954</text:p>
          </table:table-cell>
          <table:table-cell office:value-type="float" office:value="37.17813">
            <text:p>37,17813</text:p>
          </table:table-cell>
          <table:table-cell office:value-type="float" office:value="55.46168">
            <text:p>55,46168</text:p>
          </table:table-cell>
          <table:table-cell office:value-type="float" office:value="73.78969">
            <text:p>73,78969</text:p>
          </table:table-cell>
          <table:table-cell office:value-type="float" office:value="92.12678">
            <text:p>92,12678</text:p>
          </table:table-cell>
          <table:table-cell office:value-type="float" office:value="110.49502">
            <text:p>110,49502</text:p>
          </table:table-cell>
          <table:table-cell office:value-type="float" office:value="128.80767">
            <text:p>128,80767</text:p>
          </table:table-cell>
          <table:table-cell office:value-type="float" office:value="147.06429">
            <text:p>147,06429</text:p>
          </table:table-cell>
          <table:table-cell office:value-type="float" office:value="165.45732">
            <text:p>165,4573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52527">
            <text:p>0,52527</text:p>
          </table:table-cell>
          <table:table-cell office:value-type="float" office:value="18.90513">
            <text:p>18,90513</text:p>
          </table:table-cell>
          <table:table-cell office:value-type="float" office:value="37.29868">
            <text:p>37,29868</text:p>
          </table:table-cell>
          <table:table-cell office:value-type="float" office:value="55.67791">
            <text:p>55,67791</text:p>
          </table:table-cell>
          <table:table-cell office:value-type="float" office:value="74.03772">
            <text:p>74,03772</text:p>
          </table:table-cell>
          <table:table-cell office:value-type="float" office:value="92.43444">
            <text:p>92,43444</text:p>
          </table:table-cell>
          <table:table-cell office:value-type="float" office:value="110.85066">
            <text:p>110,85066</text:p>
          </table:table-cell>
          <table:table-cell office:value-type="float" office:value="129.22654">
            <text:p>129,22654</text:p>
          </table:table-cell>
          <table:table-cell office:value-type="float" office:value="147.61741">
            <text:p>147,61741</text:p>
          </table:table-cell>
          <table:table-cell office:value-type="float" office:value="165.97795">
            <text:p>165,9779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2282">
            <text:p>0,52282</text:p>
          </table:table-cell>
          <table:table-cell office:value-type="float" office:value="18.88467">
            <text:p>18,88467</text:p>
          </table:table-cell>
          <table:table-cell office:value-type="float" office:value="37.38496">
            <text:p>37,38496</text:p>
          </table:table-cell>
          <table:table-cell office:value-type="float" office:value="55.8108">
            <text:p>55,8108</text:p>
          </table:table-cell>
          <table:table-cell office:value-type="float" office:value="74.31652">
            <text:p>74,31652</text:p>
          </table:table-cell>
          <table:table-cell office:value-type="float" office:value="92.731">
            <text:p>92,731</text:p>
          </table:table-cell>
          <table:table-cell office:value-type="float" office:value="111.14623">
            <text:p>111,14623</text:p>
          </table:table-cell>
          <table:table-cell office:value-type="float" office:value="129.65742">
            <text:p>129,65742</text:p>
          </table:table-cell>
          <table:table-cell office:value-type="float" office:value="148.14445">
            <text:p>148,14445</text:p>
          </table:table-cell>
          <table:table-cell office:value-type="float" office:value="166.56475">
            <text:p>166,5647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511">
            <text:p>0,511</text:p>
          </table:table-cell>
          <table:table-cell office:value-type="float" office:value="19.01067">
            <text:p>19,01067</text:p>
          </table:table-cell>
          <table:table-cell office:value-type="float" office:value="37.52252">
            <text:p>37,52252</text:p>
          </table:table-cell>
          <table:table-cell office:value-type="float" office:value="56.04534">
            <text:p>56,04534</text:p>
          </table:table-cell>
          <table:table-cell office:value-type="float" office:value="74.49785">
            <text:p>74,49785</text:p>
          </table:table-cell>
          <table:table-cell office:value-type="float" office:value="93.04596">
            <text:p>93,04596</text:p>
          </table:table-cell>
          <table:table-cell office:value-type="float" office:value="111.57649">
            <text:p>111,57649</text:p>
          </table:table-cell>
          <table:table-cell office:value-type="float" office:value="130.05722">
            <text:p>130,05722</text:p>
          </table:table-cell>
          <table:table-cell office:value-type="float" office:value="148.61348">
            <text:p>148,61348</text:p>
          </table:table-cell>
          <table:table-cell office:value-type="float" office:value="167.12098">
            <text:p>167,1209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52817">
            <text:p>0,52817</text:p>
          </table:table-cell>
          <table:table-cell office:value-type="float" office:value="19.08133">
            <text:p>19,08133</text:p>
          </table:table-cell>
          <table:table-cell office:value-type="float" office:value="37.62677">
            <text:p>37,62677</text:p>
          </table:table-cell>
          <table:table-cell office:value-type="float" office:value="56.24471">
            <text:p>56,24471</text:p>
          </table:table-cell>
          <table:table-cell office:value-type="float" office:value="74.82909">
            <text:p>74,82909</text:p>
          </table:table-cell>
          <table:table-cell office:value-type="float" office:value="93.41623">
            <text:p>93,41623</text:p>
          </table:table-cell>
          <table:table-cell office:value-type="float" office:value="111.91475">
            <text:p>111,91475</text:p>
          </table:table-cell>
          <table:table-cell office:value-type="float" office:value="130.52699">
            <text:p>130,52699</text:p>
          </table:table-cell>
          <table:table-cell office:value-type="float" office:value="149.08181">
            <text:p>149,08181</text:p>
          </table:table-cell>
          <table:table-cell office:value-type="float" office:value="167.65875">
            <text:p>167,6587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8705">
            <text:p>0,48705</text:p>
          </table:table-cell>
          <table:table-cell office:value-type="float" office:value="19.12852">
            <text:p>19,12852</text:p>
          </table:table-cell>
          <table:table-cell office:value-type="float" office:value="37.76626">
            <text:p>37,76626</text:p>
          </table:table-cell>
          <table:table-cell office:value-type="float" office:value="56.31234">
            <text:p>56,31234</text:p>
          </table:table-cell>
          <table:table-cell office:value-type="float" office:value="75.06043">
            <text:p>75,06043</text:p>
          </table:table-cell>
          <table:table-cell office:value-type="float" office:value="93.65691">
            <text:p>93,65691</text:p>
          </table:table-cell>
          <table:table-cell office:value-type="float" office:value="112.32842">
            <text:p>112,32842</text:p>
          </table:table-cell>
          <table:table-cell office:value-type="float" office:value="130.96579">
            <text:p>130,96579</text:p>
          </table:table-cell>
          <table:table-cell office:value-type="float" office:value="149.58432">
            <text:p>149,58432</text:p>
          </table:table-cell>
          <table:table-cell office:value-type="float" office:value="168.24059">
            <text:p>168,2405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52486">
            <text:p>0,52486</text:p>
          </table:table-cell>
          <table:table-cell office:value-type="float" office:value="19.22076">
            <text:p>19,22076</text:p>
          </table:table-cell>
          <table:table-cell office:value-type="float" office:value="37.84523">
            <text:p>37,84523</text:p>
          </table:table-cell>
          <table:table-cell office:value-type="float" office:value="56.57345">
            <text:p>56,57345</text:p>
          </table:table-cell>
          <table:table-cell office:value-type="float" office:value="75.26689">
            <text:p>75,26689</text:p>
          </table:table-cell>
          <table:table-cell office:value-type="float" office:value="93.98818">
            <text:p>93,98818</text:p>
          </table:table-cell>
          <table:table-cell office:value-type="float" office:value="112.65741">
            <text:p>112,65741</text:p>
          </table:table-cell>
          <table:table-cell office:value-type="float" office:value="131.37988">
            <text:p>131,37988</text:p>
          </table:table-cell>
          <table:table-cell office:value-type="float" office:value="150.0352">
            <text:p>150,0352</text:p>
          </table:table-cell>
          <table:table-cell office:value-type="float" office:value="168.67782">
            <text:p>168,6778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8104">
            <text:p>0,48104</text:p>
          </table:table-cell>
          <table:table-cell office:value-type="float" office:value="19.27267">
            <text:p>19,27267</text:p>
          </table:table-cell>
          <table:table-cell office:value-type="float" office:value="38.05711">
            <text:p>38,05711</text:p>
          </table:table-cell>
          <table:table-cell office:value-type="float" office:value="56.75738">
            <text:p>56,75738</text:p>
          </table:table-cell>
          <table:table-cell office:value-type="float" office:value="75.48703">
            <text:p>75,48703</text:p>
          </table:table-cell>
          <table:table-cell office:value-type="float" office:value="94.22011">
            <text:p>94,22011</text:p>
          </table:table-cell>
          <table:table-cell office:value-type="float" office:value="113.00745">
            <text:p>113,00745</text:p>
          </table:table-cell>
          <table:table-cell office:value-type="float" office:value="131.7395">
            <text:p>131,7395</text:p>
          </table:table-cell>
          <table:table-cell office:value-type="float" office:value="150.54542">
            <text:p>150,54542</text:p>
          </table:table-cell>
          <table:table-cell office:value-type="float" office:value="169.25871">
            <text:p>169,2587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9614">
            <text:p>0,49614</text:p>
          </table:table-cell>
          <table:table-cell office:value-type="float" office:value="19.34945">
            <text:p>19,34945</text:p>
          </table:table-cell>
          <table:table-cell office:value-type="float" office:value="38.14272">
            <text:p>38,14272</text:p>
          </table:table-cell>
          <table:table-cell office:value-type="float" office:value="56.94996">
            <text:p>56,94996</text:p>
          </table:table-cell>
          <table:table-cell office:value-type="float" office:value="75.74241">
            <text:p>75,74241</text:p>
          </table:table-cell>
          <table:table-cell office:value-type="float" office:value="94.57477">
            <text:p>94,57477</text:p>
          </table:table-cell>
          <table:table-cell office:value-type="float" office:value="113.34286">
            <text:p>113,34286</text:p>
          </table:table-cell>
          <table:table-cell office:value-type="float" office:value="132.17264">
            <text:p>132,17264</text:p>
          </table:table-cell>
          <table:table-cell office:value-type="float" office:value="150.98068">
            <text:p>150,98068</text:p>
          </table:table-cell>
          <table:table-cell office:value-type="float" office:value="169.75598">
            <text:p>169,7559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4854">
            <text:p>0,44854</text:p>
          </table:table-cell>
          <table:table-cell office:value-type="float" office:value="19.36354">
            <text:p>19,36354</text:p>
          </table:table-cell>
          <table:table-cell office:value-type="float" office:value="38.24035">
            <text:p>38,24035</text:p>
          </table:table-cell>
          <table:table-cell office:value-type="float" office:value="57.10316">
            <text:p>57,10316</text:p>
          </table:table-cell>
          <table:table-cell office:value-type="float" office:value="75.96538">
            <text:p>75,96538</text:p>
          </table:table-cell>
          <table:table-cell office:value-type="float" office:value="94.83334">
            <text:p>94,83334</text:p>
          </table:table-cell>
          <table:table-cell office:value-type="float" office:value="113.71653">
            <text:p>113,71653</text:p>
          </table:table-cell>
          <table:table-cell office:value-type="float" office:value="132.56412">
            <text:p>132,56412</text:p>
          </table:table-cell>
          <table:table-cell office:value-type="float" office:value="151.398">
            <text:p>151,398</text:p>
          </table:table-cell>
          <table:table-cell office:value-type="float" office:value="170.29216">
            <text:p>170,292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53093">
            <text:p>0,53093</text:p>
          </table:table-cell>
          <table:table-cell office:value-type="float" office:value="19.44017">
            <text:p>19,44017</text:p>
          </table:table-cell>
          <table:table-cell office:value-type="float" office:value="38.33964">
            <text:p>38,33964</text:p>
          </table:table-cell>
          <table:table-cell office:value-type="float" office:value="57.2491">
            <text:p>57,2491</text:p>
          </table:table-cell>
          <table:table-cell office:value-type="float" office:value="76.20752">
            <text:p>76,20752</text:p>
          </table:table-cell>
          <table:table-cell office:value-type="float" office:value="95.07559">
            <text:p>95,07559</text:p>
          </table:table-cell>
          <table:table-cell office:value-type="float" office:value="113.99971">
            <text:p>113,99971</text:p>
          </table:table-cell>
          <table:table-cell office:value-type="float" office:value="132.93737">
            <text:p>132,93737</text:p>
          </table:table-cell>
          <table:table-cell office:value-type="float" office:value="151.85393">
            <text:p>151,85393</text:p>
          </table:table-cell>
          <table:table-cell office:value-type="float" office:value="170.82078">
            <text:p>170,820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7401">
            <text:p>0,47401</text:p>
          </table:table-cell>
          <table:table-cell office:value-type="float" office:value="19.54965">
            <text:p>19,54965</text:p>
          </table:table-cell>
          <table:table-cell office:value-type="float" office:value="38.45739">
            <text:p>38,45739</text:p>
          </table:table-cell>
          <table:table-cell office:value-type="float" office:value="57.39664">
            <text:p>57,39664</text:p>
          </table:table-cell>
          <table:table-cell office:value-type="float" office:value="76.40685">
            <text:p>76,40685</text:p>
          </table:table-cell>
          <table:table-cell office:value-type="float" office:value="95.41011">
            <text:p>95,41011</text:p>
          </table:table-cell>
          <table:table-cell office:value-type="float" office:value="114.4202">
            <text:p>114,4202</text:p>
          </table:table-cell>
          <table:table-cell office:value-type="float" office:value="133.35796">
            <text:p>133,35796</text:p>
          </table:table-cell>
          <table:table-cell office:value-type="float" office:value="152.2631">
            <text:p>152,2631</text:p>
          </table:table-cell>
          <table:table-cell office:value-type="float" office:value="171.28248">
            <text:p>171,282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5234">
            <text:p>0,55234</text:p>
          </table:table-cell>
          <table:table-cell office:value-type="float" office:value="19.50643">
            <text:p>19,50643</text:p>
          </table:table-cell>
          <table:table-cell office:value-type="float" office:value="38.56028">
            <text:p>38,56028</text:p>
          </table:table-cell>
          <table:table-cell office:value-type="float" office:value="57.56077">
            <text:p>57,56077</text:p>
          </table:table-cell>
          <table:table-cell office:value-type="float" office:value="76.62939">
            <text:p>76,62939</text:p>
          </table:table-cell>
          <table:table-cell office:value-type="float" office:value="95.68612">
            <text:p>95,68612</text:p>
          </table:table-cell>
          <table:table-cell office:value-type="float" office:value="114.69475">
            <text:p>114,69475</text:p>
          </table:table-cell>
          <table:table-cell office:value-type="float" office:value="133.69954">
            <text:p>133,69954</text:p>
          </table:table-cell>
          <table:table-cell office:value-type="float" office:value="152.77337">
            <text:p>152,77337</text:p>
          </table:table-cell>
          <table:table-cell office:value-type="float" office:value="171.79721">
            <text:p>171,7972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9558">
            <text:p>0,49558</text:p>
          </table:table-cell>
          <table:table-cell office:value-type="float" office:value="19.56835">
            <text:p>19,56835</text:p>
          </table:table-cell>
          <table:table-cell office:value-type="float" office:value="38.72819">
            <text:p>38,72819</text:p>
          </table:table-cell>
          <table:table-cell office:value-type="float" office:value="57.74868">
            <text:p>57,74868</text:p>
          </table:table-cell>
          <table:table-cell office:value-type="float" office:value="76.79908">
            <text:p>76,79908</text:p>
          </table:table-cell>
          <table:table-cell office:value-type="float" office:value="95.88072">
            <text:p>95,88072</text:p>
          </table:table-cell>
          <table:table-cell office:value-type="float" office:value="114.98985">
            <text:p>114,98985</text:p>
          </table:table-cell>
          <table:table-cell office:value-type="float" office:value="134.11689">
            <text:p>134,11689</text:p>
          </table:table-cell>
          <table:table-cell office:value-type="float" office:value="153.19205">
            <text:p>153,19205</text:p>
          </table:table-cell>
          <table:table-cell office:value-type="float" office:value="172.2474">
            <text:p>172,247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50835">
            <text:p>0,50835</text:p>
          </table:table-cell>
          <table:table-cell office:value-type="float" office:value="19.65433">
            <text:p>19,65433</text:p>
          </table:table-cell>
          <table:table-cell office:value-type="float" office:value="38.75153">
            <text:p>38,75153</text:p>
          </table:table-cell>
          <table:table-cell office:value-type="float" office:value="57.84093">
            <text:p>57,84093</text:p>
          </table:table-cell>
          <table:table-cell office:value-type="float" office:value="77.03953">
            <text:p>77,03953</text:p>
          </table:table-cell>
          <table:table-cell office:value-type="float" office:value="96.16054">
            <text:p>96,16054</text:p>
          </table:table-cell>
          <table:table-cell office:value-type="float" office:value="115.35504">
            <text:p>115,35504</text:p>
          </table:table-cell>
          <table:table-cell office:value-type="float" office:value="134.40498">
            <text:p>134,40498</text:p>
          </table:table-cell>
          <table:table-cell office:value-type="float" office:value="153.59763">
            <text:p>153,59763</text:p>
          </table:table-cell>
          <table:table-cell office:value-type="float" office:value="172.76141">
            <text:p>172,7614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3251">
            <text:p>0,53251</text:p>
          </table:table-cell>
          <table:table-cell office:value-type="float" office:value="19.6747">
            <text:p>19,6747</text:p>
          </table:table-cell>
          <table:table-cell office:value-type="float" office:value="38.88698">
            <text:p>38,88698</text:p>
          </table:table-cell>
          <table:table-cell office:value-type="float" office:value="58.0724">
            <text:p>58,0724</text:p>
          </table:table-cell>
          <table:table-cell office:value-type="float" office:value="77.22254">
            <text:p>77,22254</text:p>
          </table:table-cell>
          <table:table-cell office:value-type="float" office:value="96.47269">
            <text:p>96,47269</text:p>
          </table:table-cell>
          <table:table-cell office:value-type="float" office:value="115.64356">
            <text:p>115,64356</text:p>
          </table:table-cell>
          <table:table-cell office:value-type="float" office:value="134.80933">
            <text:p>134,80933</text:p>
          </table:table-cell>
          <table:table-cell office:value-type="float" office:value="154.03209">
            <text:p>154,03209</text:p>
          </table:table-cell>
          <table:table-cell office:value-type="float" office:value="173.21281">
            <text:p>173,2128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50836">
            <text:p>0,50836</text:p>
          </table:table-cell>
          <table:table-cell office:value-type="float" office:value="19.73558">
            <text:p>19,73558</text:p>
          </table:table-cell>
          <table:table-cell office:value-type="float" office:value="38.96797">
            <text:p>38,96797</text:p>
          </table:table-cell>
          <table:table-cell office:value-type="float" office:value="58.20451">
            <text:p>58,20451</text:p>
          </table:table-cell>
          <table:table-cell office:value-type="float" office:value="77.51005">
            <text:p>77,51005</text:p>
          </table:table-cell>
          <table:table-cell office:value-type="float" office:value="96.68689">
            <text:p>96,68689</text:p>
          </table:table-cell>
          <table:table-cell office:value-type="float" office:value="115.94773">
            <text:p>115,94773</text:p>
          </table:table-cell>
          <table:table-cell office:value-type="float" office:value="135.23998">
            <text:p>135,23998</text:p>
          </table:table-cell>
          <table:table-cell office:value-type="float" office:value="154.39159">
            <text:p>154,39159</text:p>
          </table:table-cell>
          <table:table-cell office:value-type="float" office:value="173.74814">
            <text:p>173,7481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343">
            <text:p>0,5343</text:p>
          </table:table-cell>
          <table:table-cell office:value-type="float" office:value="19.79718">
            <text:p>19,79718</text:p>
          </table:table-cell>
          <table:table-cell office:value-type="float" office:value="39.15033">
            <text:p>39,15033</text:p>
          </table:table-cell>
          <table:table-cell office:value-type="float" office:value="58.35913">
            <text:p>58,35913</text:p>
          </table:table-cell>
          <table:table-cell office:value-type="float" office:value="77.70997">
            <text:p>77,70997</text:p>
          </table:table-cell>
          <table:table-cell office:value-type="float" office:value="97.01937">
            <text:p>97,01937</text:p>
          </table:table-cell>
          <table:table-cell office:value-type="float" office:value="116.25948">
            <text:p>116,25948</text:p>
          </table:table-cell>
          <table:table-cell office:value-type="float" office:value="135.60993">
            <text:p>135,60993</text:p>
          </table:table-cell>
          <table:table-cell office:value-type="float" office:value="154.83618">
            <text:p>154,83618</text:p>
          </table:table-cell>
          <table:table-cell office:value-type="float" office:value="174.1642">
            <text:p>174,164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50955">
            <text:p>0,50955</text:p>
          </table:table-cell>
          <table:table-cell office:value-type="float" office:value="19.86567">
            <text:p>19,86567</text:p>
          </table:table-cell>
          <table:table-cell office:value-type="float" office:value="39.1975">
            <text:p>39,1975</text:p>
          </table:table-cell>
          <table:table-cell office:value-type="float" office:value="58.54404">
            <text:p>58,54404</text:p>
          </table:table-cell>
          <table:table-cell office:value-type="float" office:value="77.86103">
            <text:p>77,86103</text:p>
          </table:table-cell>
          <table:table-cell office:value-type="float" office:value="97.25883">
            <text:p>97,25883</text:p>
          </table:table-cell>
          <table:table-cell office:value-type="float" office:value="116.59169">
            <text:p>116,59169</text:p>
          </table:table-cell>
          <table:table-cell office:value-type="float" office:value="135.89845">
            <text:p>135,89845</text:p>
          </table:table-cell>
          <table:table-cell office:value-type="float" office:value="155.25463">
            <text:p>155,25463</text:p>
          </table:table-cell>
          <table:table-cell office:value-type="float" office:value="174.5959">
            <text:p>174,595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8032">
            <text:p>0,48032</text:p>
          </table:table-cell>
          <table:table-cell office:value-type="float" office:value="19.84926">
            <text:p>19,84926</text:p>
          </table:table-cell>
          <table:table-cell office:value-type="float" office:value="39.22633">
            <text:p>39,22633</text:p>
          </table:table-cell>
          <table:table-cell office:value-type="float" office:value="58.72076">
            <text:p>58,72076</text:p>
          </table:table-cell>
          <table:table-cell office:value-type="float" office:value="78.06759">
            <text:p>78,06759</text:p>
          </table:table-cell>
          <table:table-cell office:value-type="float" office:value="97.50558">
            <text:p>97,50558</text:p>
          </table:table-cell>
          <table:table-cell office:value-type="float" office:value="116.87155">
            <text:p>116,87155</text:p>
          </table:table-cell>
          <table:table-cell office:value-type="float" office:value="136.25111">
            <text:p>136,25111</text:p>
          </table:table-cell>
          <table:table-cell office:value-type="float" office:value="155.67575">
            <text:p>155,67575</text:p>
          </table:table-cell>
          <table:table-cell office:value-type="float" office:value="175.0564">
            <text:p>175,056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9702">
            <text:p>0,49702</text:p>
          </table:table-cell>
          <table:table-cell office:value-type="float" office:value="19.96113">
            <text:p>19,96113</text:p>
          </table:table-cell>
          <table:table-cell office:value-type="float" office:value="39.39132">
            <text:p>39,39132</text:p>
          </table:table-cell>
          <table:table-cell office:value-type="float" office:value="58.86805">
            <text:p>58,86805</text:p>
          </table:table-cell>
          <table:table-cell office:value-type="float" office:value="78.27283">
            <text:p>78,27283</text:p>
          </table:table-cell>
          <table:table-cell office:value-type="float" office:value="97.71746">
            <text:p>97,71746</text:p>
          </table:table-cell>
          <table:table-cell office:value-type="float" office:value="117.18463">
            <text:p>117,18463</text:p>
          </table:table-cell>
          <table:table-cell office:value-type="float" office:value="136.61992">
            <text:p>136,61992</text:p>
          </table:table-cell>
          <table:table-cell office:value-type="float" office:value="156.02522">
            <text:p>156,02522</text:p>
          </table:table-cell>
          <table:table-cell office:value-type="float" office:value="175.52358">
            <text:p>175,5235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51887">
            <text:p>0,51887</text:p>
          </table:table-cell>
          <table:table-cell office:value-type="float" office:value="20.00579">
            <text:p>20,00579</text:p>
          </table:table-cell>
          <table:table-cell office:value-type="float" office:value="39.54379">
            <text:p>39,54379</text:p>
          </table:table-cell>
          <table:table-cell office:value-type="float" office:value="58.91752">
            <text:p>58,91752</text:p>
          </table:table-cell>
          <table:table-cell office:value-type="float" office:value="78.47699">
            <text:p>78,47699</text:p>
          </table:table-cell>
          <table:table-cell office:value-type="float" office:value="97.91927">
            <text:p>97,91927</text:p>
          </table:table-cell>
          <table:table-cell office:value-type="float" office:value="117.46663">
            <text:p>117,46663</text:p>
          </table:table-cell>
          <table:table-cell office:value-type="float" office:value="136.97111">
            <text:p>136,97111</text:p>
          </table:table-cell>
          <table:table-cell office:value-type="float" office:value="156.43549">
            <text:p>156,43549</text:p>
          </table:table-cell>
          <table:table-cell office:value-type="float" office:value="175.9206">
            <text:p>175,92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015">
            <text:p>0,5015</text:p>
          </table:table-cell>
          <table:table-cell office:value-type="float" office:value="20.04966">
            <text:p>20,04966</text:p>
          </table:table-cell>
          <table:table-cell office:value-type="float" office:value="39.58214">
            <text:p>39,58214</text:p>
          </table:table-cell>
          <table:table-cell office:value-type="float" office:value="59.12289">
            <text:p>59,12289</text:p>
          </table:table-cell>
          <table:table-cell office:value-type="float" office:value="78.68727">
            <text:p>78,68727</text:p>
          </table:table-cell>
          <table:table-cell office:value-type="float" office:value="98.19754">
            <text:p>98,19754</text:p>
          </table:table-cell>
          <table:table-cell office:value-type="float" office:value="117.68982">
            <text:p>117,68982</text:p>
          </table:table-cell>
          <table:table-cell office:value-type="float" office:value="137.2924">
            <text:p>137,2924</text:p>
          </table:table-cell>
          <table:table-cell office:value-type="float" office:value="156.80553">
            <text:p>156,80553</text:p>
          </table:table-cell>
          <table:table-cell office:value-type="float" office:value="176.31253">
            <text:p>176,3125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49462">
            <text:p>0,49462</text:p>
          </table:table-cell>
          <table:table-cell office:value-type="float" office:value="20.09297">
            <text:p>20,09297</text:p>
          </table:table-cell>
          <table:table-cell office:value-type="float" office:value="39.70044">
            <text:p>39,70044</text:p>
          </table:table-cell>
          <table:table-cell office:value-type="float" office:value="59.31999">
            <text:p>59,31999</text:p>
          </table:table-cell>
          <table:table-cell office:value-type="float" office:value="78.84667">
            <text:p>78,84667</text:p>
          </table:table-cell>
          <table:table-cell office:value-type="float" office:value="98.50815">
            <text:p>98,50815</text:p>
          </table:table-cell>
          <table:table-cell office:value-type="float" office:value="118.03172">
            <text:p>118,03172</text:p>
          </table:table-cell>
          <table:table-cell office:value-type="float" office:value="137.64762">
            <text:p>137,64762</text:p>
          </table:table-cell>
          <table:table-cell office:value-type="float" office:value="157.2389">
            <text:p>157,2389</text:p>
          </table:table-cell>
          <table:table-cell office:value-type="float" office:value="176.82753">
            <text:p>176,8275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8868">
            <text:p>0,48868</text:p>
          </table:table-cell>
          <table:table-cell office:value-type="float" office:value="20.12722">
            <text:p>20,12722</text:p>
          </table:table-cell>
          <table:table-cell office:value-type="float" office:value="39.76458">
            <text:p>39,76458</text:p>
          </table:table-cell>
          <table:table-cell office:value-type="float" office:value="59.4222">
            <text:p>59,4222</text:p>
          </table:table-cell>
          <table:table-cell office:value-type="float" office:value="79.08169">
            <text:p>79,08169</text:p>
          </table:table-cell>
          <table:table-cell office:value-type="float" office:value="98.65172">
            <text:p>98,65172</text:p>
          </table:table-cell>
          <table:table-cell office:value-type="float" office:value="118.3362">
            <text:p>118,3362</text:p>
          </table:table-cell>
          <table:table-cell office:value-type="float" office:value="137.96404">
            <text:p>137,96404</text:p>
          </table:table-cell>
          <table:table-cell office:value-type="float" office:value="157.63016">
            <text:p>157,63016</text:p>
          </table:table-cell>
          <table:table-cell office:value-type="float" office:value="177.23802">
            <text:p>177,2380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732">
            <text:p>0,4732</text:p>
          </table:table-cell>
          <table:table-cell office:value-type="float" office:value="20.16089">
            <text:p>20,16089</text:p>
          </table:table-cell>
          <table:table-cell office:value-type="float" office:value="39.87904">
            <text:p>39,87904</text:p>
          </table:table-cell>
          <table:table-cell office:value-type="float" office:value="59.60433">
            <text:p>59,60433</text:p>
          </table:table-cell>
          <table:table-cell office:value-type="float" office:value="79.22196">
            <text:p>79,22196</text:p>
          </table:table-cell>
          <table:table-cell office:value-type="float" office:value="98.90005">
            <text:p>98,90005</text:p>
          </table:table-cell>
          <table:table-cell office:value-type="float" office:value="118.57042">
            <text:p>118,57042</text:p>
          </table:table-cell>
          <table:table-cell office:value-type="float" office:value="138.29585">
            <text:p>138,29585</text:p>
          </table:table-cell>
          <table:table-cell office:value-type="float" office:value="157.93363">
            <text:p>157,93363</text:p>
          </table:table-cell>
          <table:table-cell office:value-type="float" office:value="177.71564">
            <text:p>177,7156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50393">
            <text:p>0,50393</text:p>
          </table:table-cell>
          <table:table-cell office:value-type="float" office:value="20.22579">
            <text:p>20,22579</text:p>
          </table:table-cell>
          <table:table-cell office:value-type="float" office:value="39.94167">
            <text:p>39,94167</text:p>
          </table:table-cell>
          <table:table-cell office:value-type="float" office:value="59.71762">
            <text:p>59,71762</text:p>
          </table:table-cell>
          <table:table-cell office:value-type="float" office:value="79.41962">
            <text:p>79,41962</text:p>
          </table:table-cell>
          <table:table-cell office:value-type="float" office:value="99.12675">
            <text:p>99,12675</text:p>
          </table:table-cell>
          <table:table-cell office:value-type="float" office:value="118.91581">
            <text:p>118,91581</text:p>
          </table:table-cell>
          <table:table-cell office:value-type="float" office:value="138.61731">
            <text:p>138,61731</text:p>
          </table:table-cell>
          <table:table-cell office:value-type="float" office:value="158.38285">
            <text:p>158,38285</text:p>
          </table:table-cell>
          <table:table-cell office:value-type="float" office:value="178.09397">
            <text:p>178,0939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56211">
            <text:p>0,56211</text:p>
          </table:table-cell>
          <table:table-cell office:value-type="float" office:value="20.24755">
            <text:p>20,24755</text:p>
          </table:table-cell>
          <table:table-cell office:value-type="float" office:value="40.01022">
            <text:p>40,01022</text:p>
          </table:table-cell>
          <table:table-cell office:value-type="float" office:value="59.78962">
            <text:p>59,78962</text:p>
          </table:table-cell>
          <table:table-cell office:value-type="float" office:value="79.63249">
            <text:p>79,63249</text:p>
          </table:table-cell>
          <table:table-cell office:value-type="float" office:value="99.39599">
            <text:p>99,39599</text:p>
          </table:table-cell>
          <table:table-cell office:value-type="float" office:value="119.21735">
            <text:p>119,21735</text:p>
          </table:table-cell>
          <table:table-cell office:value-type="float" office:value="138.92988">
            <text:p>138,92988</text:p>
          </table:table-cell>
          <table:table-cell office:value-type="float" office:value="158.65545">
            <text:p>158,65545</text:p>
          </table:table-cell>
          <table:table-cell office:value-type="float" office:value="178.48333">
            <text:p>178,4833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54643">
            <text:p>0,54643</text:p>
          </table:table-cell>
          <table:table-cell office:value-type="float" office:value="20.35583">
            <text:p>20,35583</text:p>
          </table:table-cell>
          <table:table-cell office:value-type="float" office:value="40.19128">
            <text:p>40,19128</text:p>
          </table:table-cell>
          <table:table-cell office:value-type="float" office:value="59.97493">
            <text:p>59,97493</text:p>
          </table:table-cell>
          <table:table-cell office:value-type="float" office:value="79.81207">
            <text:p>79,81207</text:p>
          </table:table-cell>
          <table:table-cell office:value-type="float" office:value="99.63572">
            <text:p>99,63572</text:p>
          </table:table-cell>
          <table:table-cell office:value-type="float" office:value="119.49246">
            <text:p>119,49246</text:p>
          </table:table-cell>
          <table:table-cell office:value-type="float" office:value="139.2598">
            <text:p>139,2598</text:p>
          </table:table-cell>
          <table:table-cell office:value-type="float" office:value="159.04494">
            <text:p>159,04494</text:p>
          </table:table-cell>
          <table:table-cell office:value-type="float" office:value="178.88485">
            <text:p>178,8848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52649">
            <text:p>0,52649</text:p>
          </table:table-cell>
          <table:table-cell office:value-type="float" office:value="20.3733">
            <text:p>20,3733</text:p>
          </table:table-cell>
          <table:table-cell office:value-type="float" office:value="40.201">
            <text:p>40,201</text:p>
          </table:table-cell>
          <table:table-cell office:value-type="float" office:value="60.06614">
            <text:p>60,06614</text:p>
          </table:table-cell>
          <table:table-cell office:value-type="float" office:value="79.96586">
            <text:p>79,96586</text:p>
          </table:table-cell>
          <table:table-cell office:value-type="float" office:value="99.835">
            <text:p>99,835</text:p>
          </table:table-cell>
          <table:table-cell office:value-type="float" office:value="119.72951">
            <text:p>119,72951</text:p>
          </table:table-cell>
          <table:table-cell office:value-type="float" office:value="139.56637">
            <text:p>139,56637</text:p>
          </table:table-cell>
          <table:table-cell office:value-type="float" office:value="159.36981">
            <text:p>159,36981</text:p>
          </table:table-cell>
          <table:table-cell office:value-type="float" office:value="179.27399">
            <text:p>179,2739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50653">
            <text:p>0,50653</text:p>
          </table:table-cell>
          <table:table-cell office:value-type="float" office:value="20.38738">
            <text:p>20,38738</text:p>
          </table:table-cell>
          <table:table-cell office:value-type="float" office:value="40.3265">
            <text:p>40,3265</text:p>
          </table:table-cell>
          <table:table-cell office:value-type="float" office:value="60.28926">
            <text:p>60,28926</text:p>
          </table:table-cell>
          <table:table-cell office:value-type="float" office:value="80.13344">
            <text:p>80,13344</text:p>
          </table:table-cell>
          <table:table-cell office:value-type="float" office:value="100.04004">
            <text:p>100,04004</text:p>
          </table:table-cell>
          <table:table-cell office:value-type="float" office:value="119.99552">
            <text:p>119,99552</text:p>
          </table:table-cell>
          <table:table-cell office:value-type="float" office:value="139.88548">
            <text:p>139,88548</text:p>
          </table:table-cell>
          <table:table-cell office:value-type="float" office:value="159.79971">
            <text:p>159,79971</text:p>
          </table:table-cell>
          <table:table-cell office:value-type="float" office:value="179.71862">
            <text:p>179,718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42905">
            <text:p>0,42905</text:p>
          </table:table-cell>
          <table:table-cell office:value-type="float" office:value="20.49445">
            <text:p>20,49445</text:p>
          </table:table-cell>
          <table:table-cell office:value-type="float" office:value="40.42797">
            <text:p>40,42797</text:p>
          </table:table-cell>
          <table:table-cell office:value-type="float" office:value="60.41359">
            <text:p>60,41359</text:p>
          </table:table-cell>
          <table:table-cell office:value-type="float" office:value="80.34655">
            <text:p>80,34655</text:p>
          </table:table-cell>
          <table:table-cell office:value-type="float" office:value="100.24927">
            <text:p>100,24927</text:p>
          </table:table-cell>
          <table:table-cell office:value-type="float" office:value="120.22355">
            <text:p>120,22355</text:p>
          </table:table-cell>
          <table:table-cell office:value-type="float" office:value="140.20934">
            <text:p>140,20934</text:p>
          </table:table-cell>
          <table:table-cell office:value-type="float" office:value="160.13981">
            <text:p>160,13981</text:p>
          </table:table-cell>
          <table:table-cell office:value-type="float" office:value="180.09285">
            <text:p>180,0928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8028">
            <text:p>0,48028</text:p>
          </table:table-cell>
          <table:table-cell office:value-type="float" office:value="20.51355">
            <text:p>20,51355</text:p>
          </table:table-cell>
          <table:table-cell office:value-type="float" office:value="40.44374">
            <text:p>40,44374</text:p>
          </table:table-cell>
          <table:table-cell office:value-type="float" office:value="60.48353">
            <text:p>60,48353</text:p>
          </table:table-cell>
          <table:table-cell office:value-type="float" office:value="80.44567">
            <text:p>80,44567</text:p>
          </table:table-cell>
          <table:table-cell office:value-type="float" office:value="100.47516">
            <text:p>100,47516</text:p>
          </table:table-cell>
          <table:table-cell office:value-type="float" office:value="120.46282">
            <text:p>120,46282</text:p>
          </table:table-cell>
          <table:table-cell office:value-type="float" office:value="140.53025">
            <text:p>140,53025</text:p>
          </table:table-cell>
          <table:table-cell office:value-type="float" office:value="160.44628">
            <text:p>160,44628</text:p>
          </table:table-cell>
          <table:table-cell office:value-type="float" office:value="180.48469">
            <text:p>180,4846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08:42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Neubrand</meta:initial-creator>
    <meta:creation-date>2012-01-09T06:09:09.67</meta:creation-date>
    <dc:date>2012-01-09T07:07:44.30</dc:date>
    <dc:creator>Philipp Neubrand</dc:creator>
    <meta:editing-duration>PT58M31S</meta:editing-duration>
    <meta:editing-cycles>7</meta:editing-cycles>
    <meta:generator>OpenOffice.org/3.3$Win32 OpenOffice.org_project/330m20$Build-9567</meta:generator>
    <meta:document-statistic meta:table-count="7" meta:cell-count="777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482cm" svg:height="20.245cm" xlink:href=".." xlink:type="simple" chart:class="chart:line" chart:style-name="ch1">
        <chart:title svg:x="13.083cm" svg:y="0.54cm" chart:style-name="ch2">
          <text:p>Parameterstudie</text:p>
        </chart:title>
        <chart:subtitle svg:x="12.382cm" svg:y="1.723cm" chart:style-name="ch3">
          <text:p>d0=1, sigma=1, gamma=?</text:p>
        </chart:subtitle>
        <chart:legend chart:legend-position="end" svg:x="26.953cm" svg:y="7.672cm" chart:style-name="ch4"/>
        <chart:plot-area chart:style-name="ch5" table:cell-range-address="Tabelle1_7.A1:Tabelle1_7.K101" chart:data-source-has-labels="both" svg:x="1.627cm" svg:y="3.214cm" svg:width="24.148cm" svg:height="15.619cm">
          <chartooo:coordinate-region svg:x="2.434cm" svg:y="3.426cm" svg:width="23.061cm" svg:height="14.31cm"/>
          <chart:axis chart:dimension="x" chart:name="primary-x" chart:style-name="ch6">
            <chart:title svg:x="13.022cm" svg:y="19.238cm" chart:style-name="ch7">
              <text:p>distance</text:p>
            </chart:title>
            <chart:categories table:cell-range-address="Tabelle1_7.A2:Tabelle1_7.A101"/>
            <chart:grid chart:style-name="ch8" chart:class="major"/>
          </chart:axis>
          <chart:axis chart:dimension="y" chart:name="primary-y" chart:style-name="ch6">
            <chart:title svg:x="0.451cm" svg:y="11.398cm" chart:style-name="ch9">
              <text:p>loss</text:p>
            </chart:title>
            <chart:grid chart:style-name="ch8" chart:class="major"/>
          </chart:axis>
          <chart:series chart:style-name="ch10" chart:values-cell-range-address="Tabelle1_7.B2:Tabelle1_7.B101" chart:label-cell-address="Tabelle1_7.B1:Tabelle1_7.B1" chart:class="chart:line">
            <chart:data-point chart:repeated="100"/>
          </chart:series>
          <chart:series chart:style-name="ch11" chart:values-cell-range-address="Tabelle1_7.C2:Tabelle1_7.C101" chart:label-cell-address="Tabelle1_7.C1:Tabelle1_7.C1" chart:class="chart:line">
            <chart:data-point chart:repeated="100"/>
          </chart:series>
          <chart:series chart:style-name="ch12" chart:values-cell-range-address="Tabelle1_7.D2:Tabelle1_7.D101" chart:label-cell-address="Tabelle1_7.D1:Tabelle1_7.D1" chart:class="chart:line">
            <chart:data-point chart:repeated="100"/>
          </chart:series>
          <chart:series chart:style-name="ch13" chart:values-cell-range-address="Tabelle1_7.E2:Tabelle1_7.E101" chart:label-cell-address="Tabelle1_7.E1:Tabelle1_7.E1" chart:class="chart:line">
            <chart:data-point chart:repeated="100"/>
          </chart:series>
          <chart:series chart:style-name="ch14" chart:values-cell-range-address="Tabelle1_7.F2:Tabelle1_7.F101" chart:label-cell-address="Tabelle1_7.F1:Tabelle1_7.F1" chart:class="chart:line">
            <chart:data-point chart:repeated="100"/>
          </chart:series>
          <chart:series chart:style-name="ch15" chart:values-cell-range-address="Tabelle1_7.G2:Tabelle1_7.G101" chart:label-cell-address="Tabelle1_7.G1:Tabelle1_7.G1" chart:class="chart:line">
            <chart:data-point chart:repeated="100"/>
          </chart:series>
          <chart:series chart:style-name="ch16" chart:values-cell-range-address="Tabelle1_7.H2:Tabelle1_7.H101" chart:label-cell-address="Tabelle1_7.H1:Tabelle1_7.H1" chart:class="chart:line">
            <chart:data-point chart:repeated="100"/>
          </chart:series>
          <chart:series chart:style-name="ch17" chart:values-cell-range-address="Tabelle1_7.I2:Tabelle1_7.I101" chart:label-cell-address="Tabelle1_7.I1:Tabelle1_7.I1" chart:class="chart:line">
            <chart:data-point chart:repeated="100"/>
          </chart:series>
          <chart:series chart:style-name="ch18" chart:values-cell-range-address="Tabelle1_7.J2:Tabelle1_7.J101" chart:label-cell-address="Tabelle1_7.J1:Tabelle1_7.J1" chart:class="chart:line">
            <chart:data-point chart:repeated="100"/>
          </chart:series>
          <chart:series chart:style-name="ch19" chart:values-cell-range-address="Tabelle1_7.K2:Tabelle1_7.K101" chart:label-cell-address="Tabelle1_7.K1:Tabelle1_7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=1</text:p>
                <draw:g>
                  <svg:desc>Tabelle1_7.B1:Tabelle1_7.B1</svg:desc>
                </draw:g>
              </table:table-cell>
              <table:table-cell office:value-type="string">
                <text:p>gamma=2</text:p>
                <draw:g>
                  <svg:desc>Tabelle1_7.C1:Tabelle1_7.C1</svg:desc>
                </draw:g>
              </table:table-cell>
              <table:table-cell office:value-type="string">
                <text:p>gamma=3</text:p>
                <draw:g>
                  <svg:desc>Tabelle1_7.D1:Tabelle1_7.D1</svg:desc>
                </draw:g>
              </table:table-cell>
              <table:table-cell office:value-type="string">
                <text:p>gamma=4</text:p>
                <draw:g>
                  <svg:desc>Tabelle1_7.E1:Tabelle1_7.E1</svg:desc>
                </draw:g>
              </table:table-cell>
              <table:table-cell office:value-type="string">
                <text:p>gamma=5</text:p>
                <draw:g>
                  <svg:desc>Tabelle1_7.F1:Tabelle1_7.F1</svg:desc>
                </draw:g>
              </table:table-cell>
              <table:table-cell office:value-type="string">
                <text:p>gamma=6</text:p>
                <draw:g>
                  <svg:desc>Tabelle1_7.G1:Tabelle1_7.G1</svg:desc>
                </draw:g>
              </table:table-cell>
              <table:table-cell office:value-type="string">
                <text:p>gamma=7</text:p>
                <draw:g>
                  <svg:desc>Tabelle1_7.H1:Tabelle1_7.H1</svg:desc>
                </draw:g>
              </table:table-cell>
              <table:table-cell office:value-type="string">
                <text:p>gamma=8</text:p>
                <draw:g>
                  <svg:desc>Tabelle1_7.I1:Tabelle1_7.I1</svg:desc>
                </draw:g>
              </table:table-cell>
              <table:table-cell office:value-type="string">
                <text:p>gamma=9</text:p>
                <draw:g>
                  <svg:desc>Tabelle1_7.J1:Tabelle1_7.J1</svg:desc>
                </draw:g>
              </table:table-cell>
              <table:table-cell office:value-type="string">
                <text:p>gamma=10</text:p>
                <draw:g>
                  <svg:desc>Tabelle1_7.K1:Tabelle1_7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7.A2:Tabelle1_7.A101</svg:desc>
                </draw:g>
              </table:table-cell>
              <table:table-cell office:value-type="float" office:value="0.50861">
                <text:p>0.50861</text:p>
                <draw:g>
                  <svg:desc>Tabelle1_7.B2:Tabelle1_7.B101</svg:desc>
                </draw:g>
              </table:table-cell>
              <table:table-cell office:value-type="float" office:value="0.48272">
                <text:p>0.48272</text:p>
                <draw:g>
                  <svg:desc>Tabelle1_7.C2:Tabelle1_7.C101</svg:desc>
                </draw:g>
              </table:table-cell>
              <table:table-cell office:value-type="float" office:value="0.51197">
                <text:p>0.51197</text:p>
                <draw:g>
                  <svg:desc>Tabelle1_7.D2:Tabelle1_7.D101</svg:desc>
                </draw:g>
              </table:table-cell>
              <table:table-cell office:value-type="float" office:value="0.48742">
                <text:p>0.48742</text:p>
                <draw:g>
                  <svg:desc>Tabelle1_7.E2:Tabelle1_7.E101</svg:desc>
                </draw:g>
              </table:table-cell>
              <table:table-cell office:value-type="float" office:value="0.52848">
                <text:p>0.52848</text:p>
                <draw:g>
                  <svg:desc>Tabelle1_7.F2:Tabelle1_7.F101</svg:desc>
                </draw:g>
              </table:table-cell>
              <table:table-cell office:value-type="float" office:value="0.52617">
                <text:p>0.52617</text:p>
                <draw:g>
                  <svg:desc>Tabelle1_7.G2:Tabelle1_7.G101</svg:desc>
                </draw:g>
              </table:table-cell>
              <table:table-cell office:value-type="float" office:value="0.46286">
                <text:p>0.46286</text:p>
                <draw:g>
                  <svg:desc>Tabelle1_7.H2:Tabelle1_7.H101</svg:desc>
                </draw:g>
              </table:table-cell>
              <table:table-cell office:value-type="float" office:value="0.47837">
                <text:p>0.47837</text:p>
                <draw:g>
                  <svg:desc>Tabelle1_7.I2:Tabelle1_7.I101</svg:desc>
                </draw:g>
              </table:table-cell>
              <table:table-cell office:value-type="float" office:value="0.50249">
                <text:p>0.50249</text:p>
                <draw:g>
                  <svg:desc>Tabelle1_7.J2:Tabelle1_7.J101</svg:desc>
                </draw:g>
              </table:table-cell>
              <table:table-cell office:value-type="float" office:value="0.48393">
                <text:p>0.48393</text:p>
                <draw:g>
                  <svg:desc>Tabelle1_7.K2:Tabelle1_7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2">
                <text:p>0.512</text:p>
              </table:table-cell>
              <table:table-cell office:value-type="float" office:value="3.50535">
                <text:p>3.50535</text:p>
              </table:table-cell>
              <table:table-cell office:value-type="float" office:value="6.54502">
                <text:p>6.54502</text:p>
              </table:table-cell>
              <table:table-cell office:value-type="float" office:value="9.51152">
                <text:p>9.51152</text:p>
              </table:table-cell>
              <table:table-cell office:value-type="float" office:value="12.51701">
                <text:p>12.51701</text:p>
              </table:table-cell>
              <table:table-cell office:value-type="float" office:value="15.58238">
                <text:p>15.58238</text:p>
              </table:table-cell>
              <table:table-cell office:value-type="float" office:value="18.55578">
                <text:p>18.55578</text:p>
              </table:table-cell>
              <table:table-cell office:value-type="float" office:value="21.56248">
                <text:p>21.56248</text:p>
              </table:table-cell>
              <table:table-cell office:value-type="float" office:value="24.58622">
                <text:p>24.58622</text:p>
              </table:table-cell>
              <table:table-cell office:value-type="float" office:value="27.5519">
                <text:p>27.5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166">
                <text:p>0.48166</text:p>
              </table:table-cell>
              <table:table-cell office:value-type="float" office:value="5.2964">
                <text:p>5.2964</text:p>
              </table:table-cell>
              <table:table-cell office:value-type="float" office:value="10.03053">
                <text:p>10.03053</text:p>
              </table:table-cell>
              <table:table-cell office:value-type="float" office:value="14.8335">
                <text:p>14.8335</text:p>
              </table:table-cell>
              <table:table-cell office:value-type="float" office:value="19.61684">
                <text:p>19.61684</text:p>
              </table:table-cell>
              <table:table-cell office:value-type="float" office:value="24.34631">
                <text:p>24.34631</text:p>
              </table:table-cell>
              <table:table-cell office:value-type="float" office:value="29.13045">
                <text:p>29.13045</text:p>
              </table:table-cell>
              <table:table-cell office:value-type="float" office:value="33.89548">
                <text:p>33.89548</text:p>
              </table:table-cell>
              <table:table-cell office:value-type="float" office:value="38.63667">
                <text:p>38.63667</text:p>
              </table:table-cell>
              <table:table-cell office:value-type="float" office:value="43.46611">
                <text:p>43.46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48">
                <text:p>0.48948</text:p>
              </table:table-cell>
              <table:table-cell office:value-type="float" office:value="6.55074">
                <text:p>6.55074</text:p>
              </table:table-cell>
              <table:table-cell office:value-type="float" office:value="12.53818">
                <text:p>12.53818</text:p>
              </table:table-cell>
              <table:table-cell office:value-type="float" office:value="18.57255">
                <text:p>18.57255</text:p>
              </table:table-cell>
              <table:table-cell office:value-type="float" office:value="24.58708">
                <text:p>24.58708</text:p>
              </table:table-cell>
              <table:table-cell office:value-type="float" office:value="30.61586">
                <text:p>30.61586</text:p>
              </table:table-cell>
              <table:table-cell office:value-type="float" office:value="36.62371">
                <text:p>36.62371</text:p>
              </table:table-cell>
              <table:table-cell office:value-type="float" office:value="42.63738">
                <text:p>42.63738</text:p>
              </table:table-cell>
              <table:table-cell office:value-type="float" office:value="48.62823">
                <text:p>48.62823</text:p>
              </table:table-cell>
              <table:table-cell office:value-type="float" office:value="54.71621">
                <text:p>54.71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57">
                <text:p>0.5557</text:p>
              </table:table-cell>
              <table:table-cell office:value-type="float" office:value="7.51375">
                <text:p>7.51375</text:p>
              </table:table-cell>
              <table:table-cell office:value-type="float" office:value="14.46858">
                <text:p>14.46858</text:p>
              </table:table-cell>
              <table:table-cell office:value-type="float" office:value="21.53505">
                <text:p>21.53505</text:p>
              </table:table-cell>
              <table:table-cell office:value-type="float" office:value="28.49357">
                <text:p>28.49357</text:p>
              </table:table-cell>
              <table:table-cell office:value-type="float" office:value="35.47614">
                <text:p>35.47614</text:p>
              </table:table-cell>
              <table:table-cell office:value-type="float" office:value="42.42862">
                <text:p>42.42862</text:p>
              </table:table-cell>
              <table:table-cell office:value-type="float" office:value="49.42959">
                <text:p>49.42959</text:p>
              </table:table-cell>
              <table:table-cell office:value-type="float" office:value="56.36545">
                <text:p>56.36545</text:p>
              </table:table-cell>
              <table:table-cell office:value-type="float" office:value="63.39206">
                <text:p>63.39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13">
                <text:p>0.45813</text:p>
              </table:table-cell>
              <table:table-cell office:value-type="float" office:value="8.27776">
                <text:p>8.27776</text:p>
              </table:table-cell>
              <table:table-cell office:value-type="float" office:value="16.05111">
                <text:p>16.05111</text:p>
              </table:table-cell>
              <table:table-cell office:value-type="float" office:value="23.88041">
                <text:p>23.88041</text:p>
              </table:table-cell>
              <table:table-cell office:value-type="float" office:value="31.63218">
                <text:p>31.63218</text:p>
              </table:table-cell>
              <table:table-cell office:value-type="float" office:value="39.45191">
                <text:p>39.45191</text:p>
              </table:table-cell>
              <table:table-cell office:value-type="float" office:value="47.18029">
                <text:p>47.18029</text:p>
              </table:table-cell>
              <table:table-cell office:value-type="float" office:value="55.0207">
                <text:p>55.0207</text:p>
              </table:table-cell>
              <table:table-cell office:value-type="float" office:value="62.73823">
                <text:p>62.73823</text:p>
              </table:table-cell>
              <table:table-cell office:value-type="float" office:value="70.56001">
                <text:p>70.56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549">
                <text:p>0.49549</text:p>
              </table:table-cell>
              <table:table-cell office:value-type="float" office:value="8.94257">
                <text:p>8.94257</text:p>
              </table:table-cell>
              <table:table-cell office:value-type="float" office:value="17.40144">
                <text:p>17.40144</text:p>
              </table:table-cell>
              <table:table-cell office:value-type="float" office:value="25.86812">
                <text:p>25.86812</text:p>
              </table:table-cell>
              <table:table-cell office:value-type="float" office:value="34.30997">
                <text:p>34.30997</text:p>
              </table:table-cell>
              <table:table-cell office:value-type="float" office:value="42.7004">
                <text:p>42.7004</text:p>
              </table:table-cell>
              <table:table-cell office:value-type="float" office:value="51.17013">
                <text:p>51.17013</text:p>
              </table:table-cell>
              <table:table-cell office:value-type="float" office:value="59.67475">
                <text:p>59.67475</text:p>
              </table:table-cell>
              <table:table-cell office:value-type="float" office:value="68.10875">
                <text:p>68.10875</text:p>
              </table:table-cell>
              <table:table-cell office:value-type="float" office:value="76.61589">
                <text:p>76.61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447">
                <text:p>0.52447</text:p>
              </table:table-cell>
              <table:table-cell office:value-type="float" office:value="9.5587">
                <text:p>9.5587</text:p>
              </table:table-cell>
              <table:table-cell office:value-type="float" office:value="18.50656">
                <text:p>18.50656</text:p>
              </table:table-cell>
              <table:table-cell office:value-type="float" office:value="27.60245">
                <text:p>27.60245</text:p>
              </table:table-cell>
              <table:table-cell office:value-type="float" office:value="36.58026">
                <text:p>36.58026</text:p>
              </table:table-cell>
              <table:table-cell office:value-type="float" office:value="45.63953">
                <text:p>45.63953</text:p>
              </table:table-cell>
              <table:table-cell office:value-type="float" office:value="54.70284">
                <text:p>54.70284</text:p>
              </table:table-cell>
              <table:table-cell office:value-type="float" office:value="63.71478">
                <text:p>63.71478</text:p>
              </table:table-cell>
              <table:table-cell office:value-type="float" office:value="72.8122">
                <text:p>72.8122</text:p>
              </table:table-cell>
              <table:table-cell office:value-type="float" office:value="81.73591">
                <text:p>81.7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84">
                <text:p>0.5484</text:p>
              </table:table-cell>
              <table:table-cell office:value-type="float" office:value="10.10051">
                <text:p>10.10051</text:p>
              </table:table-cell>
              <table:table-cell office:value-type="float" office:value="19.53342">
                <text:p>19.53342</text:p>
              </table:table-cell>
              <table:table-cell office:value-type="float" office:value="29.15016">
                <text:p>29.15016</text:p>
              </table:table-cell>
              <table:table-cell office:value-type="float" office:value="38.65551">
                <text:p>38.65551</text:p>
              </table:table-cell>
              <table:table-cell office:value-type="float" office:value="48.18463">
                <text:p>48.18463</text:p>
              </table:table-cell>
              <table:table-cell office:value-type="float" office:value="57.75804">
                <text:p>57.75804</text:p>
              </table:table-cell>
              <table:table-cell office:value-type="float" office:value="67.31308">
                <text:p>67.31308</text:p>
              </table:table-cell>
              <table:table-cell office:value-type="float" office:value="76.86175">
                <text:p>76.86175</text:p>
              </table:table-cell>
              <table:table-cell office:value-type="float" office:value="86.3749">
                <text:p>86.3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45">
                <text:p>0.49545</text:p>
              </table:table-cell>
              <table:table-cell office:value-type="float" office:value="10.50186">
                <text:p>10.50186</text:p>
              </table:table-cell>
              <table:table-cell office:value-type="float" office:value="20.47872">
                <text:p>20.47872</text:p>
              </table:table-cell>
              <table:table-cell office:value-type="float" office:value="30.49384">
                <text:p>30.49384</text:p>
              </table:table-cell>
              <table:table-cell office:value-type="float" office:value="40.52583">
                <text:p>40.52583</text:p>
              </table:table-cell>
              <table:table-cell office:value-type="float" office:value="50.49643">
                <text:p>50.49643</text:p>
              </table:table-cell>
              <table:table-cell office:value-type="float" office:value="60.52442">
                <text:p>60.52442</text:p>
              </table:table-cell>
              <table:table-cell office:value-type="float" office:value="70.44073">
                <text:p>70.44073</text:p>
              </table:table-cell>
              <table:table-cell office:value-type="float" office:value="80.50516">
                <text:p>80.50516</text:p>
              </table:table-cell>
              <table:table-cell office:value-type="float" office:value="90.46435">
                <text:p>90.46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97">
                <text:p>0.53497</text:p>
              </table:table-cell>
              <table:table-cell office:value-type="float" office:value="10.85635">
                <text:p>10.85635</text:p>
              </table:table-cell>
              <table:table-cell office:value-type="float" office:value="21.31555">
                <text:p>21.31555</text:p>
              </table:table-cell>
              <table:table-cell office:value-type="float" office:value="31.78968">
                <text:p>31.78968</text:p>
              </table:table-cell>
              <table:table-cell office:value-type="float" office:value="42.12527">
                <text:p>42.12527</text:p>
              </table:table-cell>
              <table:table-cell office:value-type="float" office:value="52.57574">
                <text:p>52.57574</text:p>
              </table:table-cell>
              <table:table-cell office:value-type="float" office:value="63.00519">
                <text:p>63.00519</text:p>
              </table:table-cell>
              <table:table-cell office:value-type="float" office:value="73.40869">
                <text:p>73.40869</text:p>
              </table:table-cell>
              <table:table-cell office:value-type="float" office:value="83.82895">
                <text:p>83.82895</text:p>
              </table:table-cell>
              <table:table-cell office:value-type="float" office:value="94.17938">
                <text:p>94.17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285">
                <text:p>0.55285</text:p>
              </table:table-cell>
              <table:table-cell office:value-type="float" office:value="11.2796">
                <text:p>11.2796</text:p>
              </table:table-cell>
              <table:table-cell office:value-type="float" office:value="22.09042">
                <text:p>22.09042</text:p>
              </table:table-cell>
              <table:table-cell office:value-type="float" office:value="32.83975">
                <text:p>32.83975</text:p>
              </table:table-cell>
              <table:table-cell office:value-type="float" office:value="43.6525">
                <text:p>43.6525</text:p>
              </table:table-cell>
              <table:table-cell office:value-type="float" office:value="54.43784">
                <text:p>54.43784</text:p>
              </table:table-cell>
              <table:table-cell office:value-type="float" office:value="65.29427">
                <text:p>65.29427</text:p>
              </table:table-cell>
              <table:table-cell office:value-type="float" office:value="76.02623">
                <text:p>76.02623</text:p>
              </table:table-cell>
              <table:table-cell office:value-type="float" office:value="86.822">
                <text:p>86.822</text:p>
              </table:table-cell>
              <table:table-cell office:value-type="float" office:value="97.6631">
                <text:p>97.6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57">
                <text:p>0.50057</text:p>
              </table:table-cell>
              <table:table-cell office:value-type="float" office:value="11.61856">
                <text:p>11.61856</text:p>
              </table:table-cell>
              <table:table-cell office:value-type="float" office:value="22.80663">
                <text:p>22.80663</text:p>
              </table:table-cell>
              <table:table-cell office:value-type="float" office:value="33.92555">
                <text:p>33.92555</text:p>
              </table:table-cell>
              <table:table-cell office:value-type="float" office:value="45.08294">
                <text:p>45.08294</text:p>
              </table:table-cell>
              <table:table-cell office:value-type="float" office:value="56.15451">
                <text:p>56.15451</text:p>
              </table:table-cell>
              <table:table-cell office:value-type="float" office:value="67.31174">
                <text:p>67.31174</text:p>
              </table:table-cell>
              <table:table-cell office:value-type="float" office:value="78.44593">
                <text:p>78.44593</text:p>
              </table:table-cell>
              <table:table-cell office:value-type="float" office:value="89.64874">
                <text:p>89.64874</text:p>
              </table:table-cell>
              <table:table-cell office:value-type="float" office:value="100.72908">
                <text:p>100.72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678">
                <text:p>0.51678</text:p>
              </table:table-cell>
              <table:table-cell office:value-type="float" office:value="11.96259">
                <text:p>11.96259</text:p>
              </table:table-cell>
              <table:table-cell office:value-type="float" office:value="23.41384">
                <text:p>23.41384</text:p>
              </table:table-cell>
              <table:table-cell office:value-type="float" office:value="34.83789">
                <text:p>34.83789</text:p>
              </table:table-cell>
              <table:table-cell office:value-type="float" office:value="46.3333">
                <text:p>46.3333</text:p>
              </table:table-cell>
              <table:table-cell office:value-type="float" office:value="57.82989">
                <text:p>57.82989</text:p>
              </table:table-cell>
              <table:table-cell office:value-type="float" office:value="69.30021">
                <text:p>69.30021</text:p>
              </table:table-cell>
              <table:table-cell office:value-type="float" office:value="80.77238">
                <text:p>80.77238</text:p>
              </table:table-cell>
              <table:table-cell office:value-type="float" office:value="92.17441">
                <text:p>92.17441</text:p>
              </table:table-cell>
              <table:table-cell office:value-type="float" office:value="103.65987">
                <text:p>103.65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683">
                <text:p>0.51683</text:p>
              </table:table-cell>
              <table:table-cell office:value-type="float" office:value="12.26148">
                <text:p>12.26148</text:p>
              </table:table-cell>
              <table:table-cell office:value-type="float" office:value="24.02972">
                <text:p>24.02972</text:p>
              </table:table-cell>
              <table:table-cell office:value-type="float" office:value="35.82938">
                <text:p>35.82938</text:p>
              </table:table-cell>
              <table:table-cell office:value-type="float" office:value="47.54476">
                <text:p>47.54476</text:p>
              </table:table-cell>
              <table:table-cell office:value-type="float" office:value="59.3567">
                <text:p>59.3567</text:p>
              </table:table-cell>
              <table:table-cell office:value-type="float" office:value="71.08907">
                <text:p>71.08907</text:p>
              </table:table-cell>
              <table:table-cell office:value-type="float" office:value="82.84171">
                <text:p>82.84171</text:p>
              </table:table-cell>
              <table:table-cell office:value-type="float" office:value="94.59973">
                <text:p>94.59973</text:p>
              </table:table-cell>
              <table:table-cell office:value-type="float" office:value="106.34924">
                <text:p>106.34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238">
                <text:p>0.47238</text:p>
              </table:table-cell>
              <table:table-cell office:value-type="float" office:value="12.49828">
                <text:p>12.49828</text:p>
              </table:table-cell>
              <table:table-cell office:value-type="float" office:value="24.55629">
                <text:p>24.55629</text:p>
              </table:table-cell>
              <table:table-cell office:value-type="float" office:value="36.61743">
                <text:p>36.61743</text:p>
              </table:table-cell>
              <table:table-cell office:value-type="float" office:value="48.6981">
                <text:p>48.6981</text:p>
              </table:table-cell>
              <table:table-cell office:value-type="float" office:value="60.73147">
                <text:p>60.73147</text:p>
              </table:table-cell>
              <table:table-cell office:value-type="float" office:value="72.74024">
                <text:p>72.74024</text:p>
              </table:table-cell>
              <table:table-cell office:value-type="float" office:value="84.8009">
                <text:p>84.8009</text:p>
              </table:table-cell>
              <table:table-cell office:value-type="float" office:value="96.83926">
                <text:p>96.83926</text:p>
              </table:table-cell>
              <table:table-cell office:value-type="float" office:value="108.87753">
                <text:p>108.87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202">
                <text:p>0.45202</text:p>
              </table:table-cell>
              <table:table-cell office:value-type="float" office:value="12.81775">
                <text:p>12.81775</text:p>
              </table:table-cell>
              <table:table-cell office:value-type="float" office:value="25.13237">
                <text:p>25.13237</text:p>
              </table:table-cell>
              <table:table-cell office:value-type="float" office:value="37.38918">
                <text:p>37.38918</text:p>
              </table:table-cell>
              <table:table-cell office:value-type="float" office:value="49.73226">
                <text:p>49.73226</text:p>
              </table:table-cell>
              <table:table-cell office:value-type="float" office:value="62.07039">
                <text:p>62.07039</text:p>
              </table:table-cell>
              <table:table-cell office:value-type="float" office:value="74.33745">
                <text:p>74.33745</text:p>
              </table:table-cell>
              <table:table-cell office:value-type="float" office:value="86.65907">
                <text:p>86.65907</text:p>
              </table:table-cell>
              <table:table-cell office:value-type="float" office:value="98.90585">
                <text:p>98.90585</text:p>
              </table:table-cell>
              <table:table-cell office:value-type="float" office:value="111.25287">
                <text:p>111.25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349">
                <text:p>0.50349</text:p>
              </table:table-cell>
              <table:table-cell office:value-type="float" office:value="13.05623">
                <text:p>13.05623</text:p>
              </table:table-cell>
              <table:table-cell office:value-type="float" office:value="25.60291">
                <text:p>25.60291</text:p>
              </table:table-cell>
              <table:table-cell office:value-type="float" office:value="38.12459">
                <text:p>38.12459</text:p>
              </table:table-cell>
              <table:table-cell office:value-type="float" office:value="50.68785">
                <text:p>50.68785</text:p>
              </table:table-cell>
              <table:table-cell office:value-type="float" office:value="63.30251">
                <text:p>63.30251</text:p>
              </table:table-cell>
              <table:table-cell office:value-type="float" office:value="75.83076">
                <text:p>75.83076</text:p>
              </table:table-cell>
              <table:table-cell office:value-type="float" office:value="88.35769">
                <text:p>88.35769</text:p>
              </table:table-cell>
              <table:table-cell office:value-type="float" office:value="100.92318">
                <text:p>100.92318</text:p>
              </table:table-cell>
              <table:table-cell office:value-type="float" office:value="113.43532">
                <text:p>113.43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897">
                <text:p>0.46897</text:p>
              </table:table-cell>
              <table:table-cell office:value-type="float" office:value="13.28477">
                <text:p>13.28477</text:p>
              </table:table-cell>
              <table:table-cell office:value-type="float" office:value="26.09716">
                <text:p>26.09716</text:p>
              </table:table-cell>
              <table:table-cell office:value-type="float" office:value="38.82953">
                <text:p>38.82953</text:p>
              </table:table-cell>
              <table:table-cell office:value-type="float" office:value="51.70764">
                <text:p>51.70764</text:p>
              </table:table-cell>
              <table:table-cell office:value-type="float" office:value="64.39238">
                <text:p>64.39238</text:p>
              </table:table-cell>
              <table:table-cell office:value-type="float" office:value="77.2389">
                <text:p>77.2389</text:p>
              </table:table-cell>
              <table:table-cell office:value-type="float" office:value="90.05225">
                <text:p>90.05225</text:p>
              </table:table-cell>
              <table:table-cell office:value-type="float" office:value="102.77927">
                <text:p>102.77927</text:p>
              </table:table-cell>
              <table:table-cell office:value-type="float" office:value="115.54704">
                <text:p>115.54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724">
                <text:p>0.50724</text:p>
              </table:table-cell>
              <table:table-cell office:value-type="float" office:value="13.47414">
                <text:p>13.47414</text:p>
              </table:table-cell>
              <table:table-cell office:value-type="float" office:value="26.44973">
                <text:p>26.44973</text:p>
              </table:table-cell>
              <table:table-cell office:value-type="float" office:value="39.53837">
                <text:p>39.53837</text:p>
              </table:table-cell>
              <table:table-cell office:value-type="float" office:value="52.51855">
                <text:p>52.51855</text:p>
              </table:table-cell>
              <table:table-cell office:value-type="float" office:value="65.54199">
                <text:p>65.54199</text:p>
              </table:table-cell>
              <table:table-cell office:value-type="float" office:value="78.60403">
                <text:p>78.60403</text:p>
              </table:table-cell>
              <table:table-cell office:value-type="float" office:value="91.55552">
                <text:p>91.55552</text:p>
              </table:table-cell>
              <table:table-cell office:value-type="float" office:value="104.5661">
                <text:p>104.5661</text:p>
              </table:table-cell>
              <table:table-cell office:value-type="float" office:value="117.5788">
                <text:p>117.5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85">
                <text:p>0.49985</text:p>
              </table:table-cell>
              <table:table-cell office:value-type="float" office:value="13.69953">
                <text:p>13.69953</text:p>
              </table:table-cell>
              <table:table-cell office:value-type="float" office:value="26.97221">
                <text:p>26.97221</text:p>
              </table:table-cell>
              <table:table-cell office:value-type="float" office:value="40.22357">
                <text:p>40.22357</text:p>
              </table:table-cell>
              <table:table-cell office:value-type="float" office:value="53.39294">
                <text:p>53.39294</text:p>
              </table:table-cell>
              <table:table-cell office:value-type="float" office:value="66.6399">
                <text:p>66.6399</text:p>
              </table:table-cell>
              <table:table-cell office:value-type="float" office:value="79.8573">
                <text:p>79.8573</text:p>
              </table:table-cell>
              <table:table-cell office:value-type="float" office:value="93.06064">
                <text:p>93.06064</text:p>
              </table:table-cell>
              <table:table-cell office:value-type="float" office:value="106.29385">
                <text:p>106.29385</text:p>
              </table:table-cell>
              <table:table-cell office:value-type="float" office:value="119.51151">
                <text:p>119.5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348">
                <text:p>0.49348</text:p>
              </table:table-cell>
              <table:table-cell office:value-type="float" office:value="13.87164">
                <text:p>13.87164</text:p>
              </table:table-cell>
              <table:table-cell office:value-type="float" office:value="27.35744">
                <text:p>27.35744</text:p>
              </table:table-cell>
              <table:table-cell office:value-type="float" office:value="40.80994">
                <text:p>40.80994</text:p>
              </table:table-cell>
              <table:table-cell office:value-type="float" office:value="54.18194">
                <text:p>54.18194</text:p>
              </table:table-cell>
              <table:table-cell office:value-type="float" office:value="67.6154">
                <text:p>67.6154</text:p>
              </table:table-cell>
              <table:table-cell office:value-type="float" office:value="81.10816">
                <text:p>81.10816</text:p>
              </table:table-cell>
              <table:table-cell office:value-type="float" office:value="94.42217">
                <text:p>94.42217</text:p>
              </table:table-cell>
              <table:table-cell office:value-type="float" office:value="107.90305">
                <text:p>107.90305</text:p>
              </table:table-cell>
              <table:table-cell office:value-type="float" office:value="121.29111">
                <text:p>121.29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621">
                <text:p>0.47621</text:p>
              </table:table-cell>
              <table:table-cell office:value-type="float" office:value="14.09264">
                <text:p>14.09264</text:p>
              </table:table-cell>
              <table:table-cell office:value-type="float" office:value="27.77484">
                <text:p>27.77484</text:p>
              </table:table-cell>
              <table:table-cell office:value-type="float" office:value="41.35171">
                <text:p>41.35171</text:p>
              </table:table-cell>
              <table:table-cell office:value-type="float" office:value="54.96933">
                <text:p>54.96933</text:p>
              </table:table-cell>
              <table:table-cell office:value-type="float" office:value="68.6364">
                <text:p>68.6364</text:p>
              </table:table-cell>
              <table:table-cell office:value-type="float" office:value="82.21609">
                <text:p>82.21609</text:p>
              </table:table-cell>
              <table:table-cell office:value-type="float" office:value="95.76418">
                <text:p>95.76418</text:p>
              </table:table-cell>
              <table:table-cell office:value-type="float" office:value="109.39377">
                <text:p>109.39377</text:p>
              </table:table-cell>
              <table:table-cell office:value-type="float" office:value="123.04628">
                <text:p>123.04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295">
                <text:p>0.52295</text:p>
              </table:table-cell>
              <table:table-cell office:value-type="float" office:value="14.39702">
                <text:p>14.39702</text:p>
              </table:table-cell>
              <table:table-cell office:value-type="float" office:value="28.10231">
                <text:p>28.10231</text:p>
              </table:table-cell>
              <table:table-cell office:value-type="float" office:value="41.91339">
                <text:p>41.91339</text:p>
              </table:table-cell>
              <table:table-cell office:value-type="float" office:value="55.73165">
                <text:p>55.73165</text:p>
              </table:table-cell>
              <table:table-cell office:value-type="float" office:value="69.49202">
                <text:p>69.49202</text:p>
              </table:table-cell>
              <table:table-cell office:value-type="float" office:value="83.3411">
                <text:p>83.3411</text:p>
              </table:table-cell>
              <table:table-cell office:value-type="float" office:value="97.12661">
                <text:p>97.12661</text:p>
              </table:table-cell>
              <table:table-cell office:value-type="float" office:value="110.95837">
                <text:p>110.95837</text:p>
              </table:table-cell>
              <table:table-cell office:value-type="float" office:value="124.71061">
                <text:p>124.71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372">
                <text:p>0.52372</text:p>
              </table:table-cell>
              <table:table-cell office:value-type="float" office:value="14.48134">
                <text:p>14.48134</text:p>
              </table:table-cell>
              <table:table-cell office:value-type="float" office:value="28.44848">
                <text:p>28.44848</text:p>
              </table:table-cell>
              <table:table-cell office:value-type="float" office:value="42.39821">
                <text:p>42.39821</text:p>
              </table:table-cell>
              <table:table-cell office:value-type="float" office:value="56.39908">
                <text:p>56.39908</text:p>
              </table:table-cell>
              <table:table-cell office:value-type="float" office:value="70.42433">
                <text:p>70.42433</text:p>
              </table:table-cell>
              <table:table-cell office:value-type="float" office:value="84.36755">
                <text:p>84.36755</text:p>
              </table:table-cell>
              <table:table-cell office:value-type="float" office:value="98.33472">
                <text:p>98.33472</text:p>
              </table:table-cell>
              <table:table-cell office:value-type="float" office:value="112.34271">
                <text:p>112.34271</text:p>
              </table:table-cell>
              <table:table-cell office:value-type="float" office:value="126.31409">
                <text:p>126.31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806">
                <text:p>0.51806</text:p>
              </table:table-cell>
              <table:table-cell office:value-type="float" office:value="14.6713">
                <text:p>14.6713</text:p>
              </table:table-cell>
              <table:table-cell office:value-type="float" office:value="28.8392">
                <text:p>28.8392</text:p>
              </table:table-cell>
              <table:table-cell office:value-type="float" office:value="42.95325">
                <text:p>42.95325</text:p>
              </table:table-cell>
              <table:table-cell office:value-type="float" office:value="57.04087">
                <text:p>57.04087</text:p>
              </table:table-cell>
              <table:table-cell office:value-type="float" office:value="71.27838">
                <text:p>71.27838</text:p>
              </table:table-cell>
              <table:table-cell office:value-type="float" office:value="85.43545">
                <text:p>85.43545</text:p>
              </table:table-cell>
              <table:table-cell office:value-type="float" office:value="99.55099">
                <text:p>99.55099</text:p>
              </table:table-cell>
              <table:table-cell office:value-type="float" office:value="113.66033">
                <text:p>113.66033</text:p>
              </table:table-cell>
              <table:table-cell office:value-type="float" office:value="127.82391">
                <text:p>127.82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003">
                <text:p>0.55003</text:p>
              </table:table-cell>
              <table:table-cell office:value-type="float" office:value="14.8507">
                <text:p>14.8507</text:p>
              </table:table-cell>
              <table:table-cell office:value-type="float" office:value="29.15281">
                <text:p>29.15281</text:p>
              </table:table-cell>
              <table:table-cell office:value-type="float" office:value="43.43587">
                <text:p>43.43587</text:p>
              </table:table-cell>
              <table:table-cell office:value-type="float" office:value="57.81032">
                <text:p>57.81032</text:p>
              </table:table-cell>
              <table:table-cell office:value-type="float" office:value="72.05563">
                <text:p>72.05563</text:p>
              </table:table-cell>
              <table:table-cell office:value-type="float" office:value="86.45476">
                <text:p>86.45476</text:p>
              </table:table-cell>
              <table:table-cell office:value-type="float" office:value="100.68503">
                <text:p>100.68503</text:p>
              </table:table-cell>
              <table:table-cell office:value-type="float" office:value="115.03542">
                <text:p>115.03542</text:p>
              </table:table-cell>
              <table:table-cell office:value-type="float" office:value="129.34027">
                <text:p>129.34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023">
                <text:p>0.51023</text:p>
              </table:table-cell>
              <table:table-cell office:value-type="float" office:value="14.99389">
                <text:p>14.99389</text:p>
              </table:table-cell>
              <table:table-cell office:value-type="float" office:value="29.42108">
                <text:p>29.42108</text:p>
              </table:table-cell>
              <table:table-cell office:value-type="float" office:value="43.91359">
                <text:p>43.91359</text:p>
              </table:table-cell>
              <table:table-cell office:value-type="float" office:value="58.41665">
                <text:p>58.41665</text:p>
              </table:table-cell>
              <table:table-cell office:value-type="float" office:value="72.87325">
                <text:p>72.87325</text:p>
              </table:table-cell>
              <table:table-cell office:value-type="float" office:value="87.35998">
                <text:p>87.35998</text:p>
              </table:table-cell>
              <table:table-cell office:value-type="float" office:value="101.8041">
                <text:p>101.8041</text:p>
              </table:table-cell>
              <table:table-cell office:value-type="float" office:value="116.2422">
                <text:p>116.2422</text:p>
              </table:table-cell>
              <table:table-cell office:value-type="float" office:value="130.73013">
                <text:p>130.73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504">
                <text:p>0.51504</text:p>
              </table:table-cell>
              <table:table-cell office:value-type="float" office:value="15.12217">
                <text:p>15.12217</text:p>
              </table:table-cell>
              <table:table-cell office:value-type="float" office:value="29.77628">
                <text:p>29.77628</text:p>
              </table:table-cell>
              <table:table-cell office:value-type="float" office:value="44.33803">
                <text:p>44.33803</text:p>
              </table:table-cell>
              <table:table-cell office:value-type="float" office:value="59.00427">
                <text:p>59.00427</text:p>
              </table:table-cell>
              <table:table-cell office:value-type="float" office:value="73.5999">
                <text:p>73.5999</text:p>
              </table:table-cell>
              <table:table-cell office:value-type="float" office:value="88.21618">
                <text:p>88.21618</text:p>
              </table:table-cell>
              <table:table-cell office:value-type="float" office:value="102.84541">
                <text:p>102.84541</text:p>
              </table:table-cell>
              <table:table-cell office:value-type="float" office:value="117.48211">
                <text:p>117.48211</text:p>
              </table:table-cell>
              <table:table-cell office:value-type="float" office:value="132.16046">
                <text:p>132.16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77">
                <text:p>0.4977</text:p>
              </table:table-cell>
              <table:table-cell office:value-type="float" office:value="15.31376">
                <text:p>15.31376</text:p>
              </table:table-cell>
              <table:table-cell office:value-type="float" office:value="29.98929">
                <text:p>29.98929</text:p>
              </table:table-cell>
              <table:table-cell office:value-type="float" office:value="44.79287">
                <text:p>44.79287</text:p>
              </table:table-cell>
              <table:table-cell office:value-type="float" office:value="59.585">
                <text:p>59.585</text:p>
              </table:table-cell>
              <table:table-cell office:value-type="float" office:value="74.33881">
                <text:p>74.33881</text:p>
              </table:table-cell>
              <table:table-cell office:value-type="float" office:value="89.13215">
                <text:p>89.13215</text:p>
              </table:table-cell>
              <table:table-cell office:value-type="float" office:value="103.8911">
                <text:p>103.8911</text:p>
              </table:table-cell>
              <table:table-cell office:value-type="float" office:value="118.66484">
                <text:p>118.66484</text:p>
              </table:table-cell>
              <table:table-cell office:value-type="float" office:value="133.452">
                <text:p>133.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22">
                <text:p>0.4922</text:p>
              </table:table-cell>
              <table:table-cell office:value-type="float" office:value="15.37847">
                <text:p>15.37847</text:p>
              </table:table-cell>
              <table:table-cell office:value-type="float" office:value="30.33006">
                <text:p>30.33006</text:p>
              </table:table-cell>
              <table:table-cell office:value-type="float" office:value="45.24739">
                <text:p>45.24739</text:p>
              </table:table-cell>
              <table:table-cell office:value-type="float" office:value="60.07442">
                <text:p>60.07442</text:p>
              </table:table-cell>
              <table:table-cell office:value-type="float" office:value="75.08948">
                <text:p>75.08948</text:p>
              </table:table-cell>
              <table:table-cell office:value-type="float" office:value="89.98232">
                <text:p>89.98232</text:p>
              </table:table-cell>
              <table:table-cell office:value-type="float" office:value="104.92768">
                <text:p>104.92768</text:p>
              </table:table-cell>
              <table:table-cell office:value-type="float" office:value="119.80525">
                <text:p>119.80525</text:p>
              </table:table-cell>
              <table:table-cell office:value-type="float" office:value="134.70596">
                <text:p>134.70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767">
                <text:p>0.55767</text:p>
              </table:table-cell>
              <table:table-cell office:value-type="float" office:value="15.55018">
                <text:p>15.55018</text:p>
              </table:table-cell>
              <table:table-cell office:value-type="float" office:value="30.54848">
                <text:p>30.54848</text:p>
              </table:table-cell>
              <table:table-cell office:value-type="float" office:value="45.6688">
                <text:p>45.6688</text:p>
              </table:table-cell>
              <table:table-cell office:value-type="float" office:value="60.68126">
                <text:p>60.68126</text:p>
              </table:table-cell>
              <table:table-cell office:value-type="float" office:value="75.77196">
                <text:p>75.77196</text:p>
              </table:table-cell>
              <table:table-cell office:value-type="float" office:value="90.81635">
                <text:p>90.81635</text:p>
              </table:table-cell>
              <table:table-cell office:value-type="float" office:value="105.88408">
                <text:p>105.88408</text:p>
              </table:table-cell>
              <table:table-cell office:value-type="float" office:value="120.91519">
                <text:p>120.91519</text:p>
              </table:table-cell>
              <table:table-cell office:value-type="float" office:value="135.95782">
                <text:p>135.95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">
                <text:p>0.44</text:p>
              </table:table-cell>
              <table:table-cell office:value-type="float" office:value="15.64365">
                <text:p>15.64365</text:p>
              </table:table-cell>
              <table:table-cell office:value-type="float" office:value="30.89256">
                <text:p>30.89256</text:p>
              </table:table-cell>
              <table:table-cell office:value-type="float" office:value="46.03039">
                <text:p>46.03039</text:p>
              </table:table-cell>
              <table:table-cell office:value-type="float" office:value="61.23654">
                <text:p>61.23654</text:p>
              </table:table-cell>
              <table:table-cell office:value-type="float" office:value="76.45072">
                <text:p>76.45072</text:p>
              </table:table-cell>
              <table:table-cell office:value-type="float" office:value="91.59393">
                <text:p>91.59393</text:p>
              </table:table-cell>
              <table:table-cell office:value-type="float" office:value="106.80579">
                <text:p>106.80579</text:p>
              </table:table-cell>
              <table:table-cell office:value-type="float" office:value="122.01832">
                <text:p>122.01832</text:p>
              </table:table-cell>
              <table:table-cell office:value-type="float" office:value="137.14614">
                <text:p>137.14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671">
                <text:p>0.54671</text:p>
              </table:table-cell>
              <table:table-cell office:value-type="float" office:value="15.76704">
                <text:p>15.76704</text:p>
              </table:table-cell>
              <table:table-cell office:value-type="float" office:value="31.1704">
                <text:p>31.1704</text:p>
              </table:table-cell>
              <table:table-cell office:value-type="float" office:value="46.49716">
                <text:p>46.49716</text:p>
              </table:table-cell>
              <table:table-cell office:value-type="float" office:value="61.79962">
                <text:p>61.79962</text:p>
              </table:table-cell>
              <table:table-cell office:value-type="float" office:value="77.1103">
                <text:p>77.1103</text:p>
              </table:table-cell>
              <table:table-cell office:value-type="float" office:value="92.3517">
                <text:p>92.3517</text:p>
              </table:table-cell>
              <table:table-cell office:value-type="float" office:value="107.70746">
                <text:p>107.70746</text:p>
              </table:table-cell>
              <table:table-cell office:value-type="float" office:value="123.03492">
                <text:p>123.03492</text:p>
              </table:table-cell>
              <table:table-cell office:value-type="float" office:value="138.35909">
                <text:p>138.35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23">
                <text:p>0.5223</text:p>
              </table:table-cell>
              <table:table-cell office:value-type="float" office:value="15.94754">
                <text:p>15.94754</text:p>
              </table:table-cell>
              <table:table-cell office:value-type="float" office:value="31.39336">
                <text:p>31.39336</text:p>
              </table:table-cell>
              <table:table-cell office:value-type="float" office:value="46.78646">
                <text:p>46.78646</text:p>
              </table:table-cell>
              <table:table-cell office:value-type="float" office:value="62.26871">
                <text:p>62.26871</text:p>
              </table:table-cell>
              <table:table-cell office:value-type="float" office:value="77.68051">
                <text:p>77.68051</text:p>
              </table:table-cell>
              <table:table-cell office:value-type="float" office:value="93.19058">
                <text:p>93.19058</text:p>
              </table:table-cell>
              <table:table-cell office:value-type="float" office:value="108.58212">
                <text:p>108.58212</text:p>
              </table:table-cell>
              <table:table-cell office:value-type="float" office:value="123.99547">
                <text:p>123.99547</text:p>
              </table:table-cell>
              <table:table-cell office:value-type="float" office:value="139.43708">
                <text:p>139.43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338">
                <text:p>0.45338</text:p>
              </table:table-cell>
              <table:table-cell office:value-type="float" office:value="16.0845">
                <text:p>16.0845</text:p>
              </table:table-cell>
              <table:table-cell office:value-type="float" office:value="31.62025">
                <text:p>31.62025</text:p>
              </table:table-cell>
              <table:table-cell office:value-type="float" office:value="47.19862">
                <text:p>47.19862</text:p>
              </table:table-cell>
              <table:table-cell office:value-type="float" office:value="62.73591">
                <text:p>62.73591</text:p>
              </table:table-cell>
              <table:table-cell office:value-type="float" office:value="78.33647">
                <text:p>78.33647</text:p>
              </table:table-cell>
              <table:table-cell office:value-type="float" office:value="93.88368">
                <text:p>93.88368</text:p>
              </table:table-cell>
              <table:table-cell office:value-type="float" office:value="109.40252">
                <text:p>109.40252</text:p>
              </table:table-cell>
              <table:table-cell office:value-type="float" office:value="124.96341">
                <text:p>124.96341</text:p>
              </table:table-cell>
              <table:table-cell office:value-type="float" office:value="140.5775">
                <text:p>140.5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661">
                <text:p>0.44661</text:p>
              </table:table-cell>
              <table:table-cell office:value-type="float" office:value="16.18322">
                <text:p>16.18322</text:p>
              </table:table-cell>
              <table:table-cell office:value-type="float" office:value="31.91558">
                <text:p>31.91558</text:p>
              </table:table-cell>
              <table:table-cell office:value-type="float" office:value="47.51084">
                <text:p>47.51084</text:p>
              </table:table-cell>
              <table:table-cell office:value-type="float" office:value="63.17036">
                <text:p>63.17036</text:p>
              </table:table-cell>
              <table:table-cell office:value-type="float" office:value="78.92702">
                <text:p>78.92702</text:p>
              </table:table-cell>
              <table:table-cell office:value-type="float" office:value="94.57875">
                <text:p>94.57875</text:p>
              </table:table-cell>
              <table:table-cell office:value-type="float" office:value="110.27863">
                <text:p>110.27863</text:p>
              </table:table-cell>
              <table:table-cell office:value-type="float" office:value="125.96125">
                <text:p>125.96125</text:p>
              </table:table-cell>
              <table:table-cell office:value-type="float" office:value="141.60558">
                <text:p>141.60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684">
                <text:p>0.51684</text:p>
              </table:table-cell>
              <table:table-cell office:value-type="float" office:value="16.26204">
                <text:p>16.26204</text:p>
              </table:table-cell>
              <table:table-cell office:value-type="float" office:value="32.05984">
                <text:p>32.05984</text:p>
              </table:table-cell>
              <table:table-cell office:value-type="float" office:value="47.87738">
                <text:p>47.87738</text:p>
              </table:table-cell>
              <table:table-cell office:value-type="float" office:value="63.66755">
                <text:p>63.66755</text:p>
              </table:table-cell>
              <table:table-cell office:value-type="float" office:value="79.475">
                <text:p>79.475</text:p>
              </table:table-cell>
              <table:table-cell office:value-type="float" office:value="95.32351">
                <text:p>95.32351</text:p>
              </table:table-cell>
              <table:table-cell office:value-type="float" office:value="111.12486">
                <text:p>111.12486</text:p>
              </table:table-cell>
              <table:table-cell office:value-type="float" office:value="126.88899">
                <text:p>126.88899</text:p>
              </table:table-cell>
              <table:table-cell office:value-type="float" office:value="142.68563">
                <text:p>142.68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916">
                <text:p>0.51916</text:p>
              </table:table-cell>
              <table:table-cell office:value-type="float" office:value="16.39657">
                <text:p>16.39657</text:p>
              </table:table-cell>
              <table:table-cell office:value-type="float" office:value="32.29569">
                <text:p>32.29569</text:p>
              </table:table-cell>
              <table:table-cell office:value-type="float" office:value="48.23014">
                <text:p>48.23014</text:p>
              </table:table-cell>
              <table:table-cell office:value-type="float" office:value="64.17916">
                <text:p>64.17916</text:p>
              </table:table-cell>
              <table:table-cell office:value-type="float" office:value="80.09363">
                <text:p>80.09363</text:p>
              </table:table-cell>
              <table:table-cell office:value-type="float" office:value="95.95852">
                <text:p>95.95852</text:p>
              </table:table-cell>
              <table:table-cell office:value-type="float" office:value="111.84175">
                <text:p>111.84175</text:p>
              </table:table-cell>
              <table:table-cell office:value-type="float" office:value="127.80941">
                <text:p>127.80941</text:p>
              </table:table-cell>
              <table:table-cell office:value-type="float" office:value="143.70746">
                <text:p>143.70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555">
                <text:p>0.46555</text:p>
              </table:table-cell>
              <table:table-cell office:value-type="float" office:value="16.48682">
                <text:p>16.48682</text:p>
              </table:table-cell>
              <table:table-cell office:value-type="float" office:value="32.54115">
                <text:p>32.54115</text:p>
              </table:table-cell>
              <table:table-cell office:value-type="float" office:value="48.5358">
                <text:p>48.5358</text:p>
              </table:table-cell>
              <table:table-cell office:value-type="float" office:value="64.58467">
                <text:p>64.58467</text:p>
              </table:table-cell>
              <table:table-cell office:value-type="float" office:value="80.64563">
                <text:p>80.64563</text:p>
              </table:table-cell>
              <table:table-cell office:value-type="float" office:value="96.62925">
                <text:p>96.62925</text:p>
              </table:table-cell>
              <table:table-cell office:value-type="float" office:value="112.69896">
                <text:p>112.69896</text:p>
              </table:table-cell>
              <table:table-cell office:value-type="float" office:value="128.64256">
                <text:p>128.64256</text:p>
              </table:table-cell>
              <table:table-cell office:value-type="float" office:value="144.69521">
                <text:p>144.69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556">
                <text:p>0.51556</text:p>
              </table:table-cell>
              <table:table-cell office:value-type="float" office:value="16.64688">
                <text:p>16.64688</text:p>
              </table:table-cell>
              <table:table-cell office:value-type="float" office:value="32.74941">
                <text:p>32.74941</text:p>
              </table:table-cell>
              <table:table-cell office:value-type="float" office:value="48.89941">
                <text:p>48.89941</text:p>
              </table:table-cell>
              <table:table-cell office:value-type="float" office:value="65.01481">
                <text:p>65.01481</text:p>
              </table:table-cell>
              <table:table-cell office:value-type="float" office:value="81.15509">
                <text:p>81.15509</text:p>
              </table:table-cell>
              <table:table-cell office:value-type="float" office:value="97.23756">
                <text:p>97.23756</text:p>
              </table:table-cell>
              <table:table-cell office:value-type="float" office:value="113.39999">
                <text:p>113.39999</text:p>
              </table:table-cell>
              <table:table-cell office:value-type="float" office:value="129.49976">
                <text:p>129.49976</text:p>
              </table:table-cell>
              <table:table-cell office:value-type="float" office:value="145.65929">
                <text:p>145.65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976">
                <text:p>0.49976</text:p>
              </table:table-cell>
              <table:table-cell office:value-type="float" office:value="16.74114">
                <text:p>16.74114</text:p>
              </table:table-cell>
              <table:table-cell office:value-type="float" office:value="32.94446">
                <text:p>32.94446</text:p>
              </table:table-cell>
              <table:table-cell office:value-type="float" office:value="49.26868">
                <text:p>49.26868</text:p>
              </table:table-cell>
              <table:table-cell office:value-type="float" office:value="65.42629">
                <text:p>65.42629</text:p>
              </table:table-cell>
              <table:table-cell office:value-type="float" office:value="81.70695">
                <text:p>81.70695</text:p>
              </table:table-cell>
              <table:table-cell office:value-type="float" office:value="97.93253">
                <text:p>97.93253</text:p>
              </table:table-cell>
              <table:table-cell office:value-type="float" office:value="114.10364">
                <text:p>114.10364</text:p>
              </table:table-cell>
              <table:table-cell office:value-type="float" office:value="130.36742">
                <text:p>130.36742</text:p>
              </table:table-cell>
              <table:table-cell office:value-type="float" office:value="146.56689">
                <text:p>146.56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2">
                <text:p>0.4862</text:p>
              </table:table-cell>
              <table:table-cell office:value-type="float" office:value="16.87725">
                <text:p>16.87725</text:p>
              </table:table-cell>
              <table:table-cell office:value-type="float" office:value="33.18299">
                <text:p>33.18299</text:p>
              </table:table-cell>
              <table:table-cell office:value-type="float" office:value="49.50969">
                <text:p>49.50969</text:p>
              </table:table-cell>
              <table:table-cell office:value-type="float" office:value="65.83861">
                <text:p>65.83861</text:p>
              </table:table-cell>
              <table:table-cell office:value-type="float" office:value="82.16468">
                <text:p>82.16468</text:p>
              </table:table-cell>
              <table:table-cell office:value-type="float" office:value="98.4916">
                <text:p>98.4916</text:p>
              </table:table-cell>
              <table:table-cell office:value-type="float" office:value="114.85331">
                <text:p>114.85331</text:p>
              </table:table-cell>
              <table:table-cell office:value-type="float" office:value="131.17199">
                <text:p>131.17199</text:p>
              </table:table-cell>
              <table:table-cell office:value-type="float" office:value="147.50228">
                <text:p>147.50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188">
                <text:p>0.52188</text:p>
              </table:table-cell>
              <table:table-cell office:value-type="float" office:value="17.00311">
                <text:p>17.00311</text:p>
              </table:table-cell>
              <table:table-cell office:value-type="float" office:value="33.34488">
                <text:p>33.34488</text:p>
              </table:table-cell>
              <table:table-cell office:value-type="float" office:value="49.77134">
                <text:p>49.77134</text:p>
              </table:table-cell>
              <table:table-cell office:value-type="float" office:value="66.24554">
                <text:p>66.24554</text:p>
              </table:table-cell>
              <table:table-cell office:value-type="float" office:value="82.70438">
                <text:p>82.70438</text:p>
              </table:table-cell>
              <table:table-cell office:value-type="float" office:value="99.07497">
                <text:p>99.07497</text:p>
              </table:table-cell>
              <table:table-cell office:value-type="float" office:value="115.54249">
                <text:p>115.54249</text:p>
              </table:table-cell>
              <table:table-cell office:value-type="float" office:value="131.9593">
                <text:p>131.9593</text:p>
              </table:table-cell>
              <table:table-cell office:value-type="float" office:value="148.42564">
                <text:p>148.42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501">
                <text:p>0.56501</text:p>
              </table:table-cell>
              <table:table-cell office:value-type="float" office:value="17.00386">
                <text:p>17.00386</text:p>
              </table:table-cell>
              <table:table-cell office:value-type="float" office:value="33.52846">
                <text:p>33.52846</text:p>
              </table:table-cell>
              <table:table-cell office:value-type="float" office:value="50.08503">
                <text:p>50.08503</text:p>
              </table:table-cell>
              <table:table-cell office:value-type="float" office:value="66.61778">
                <text:p>66.61778</text:p>
              </table:table-cell>
              <table:table-cell office:value-type="float" office:value="83.19145">
                <text:p>83.19145</text:p>
              </table:table-cell>
              <table:table-cell office:value-type="float" office:value="99.69021">
                <text:p>99.69021</text:p>
              </table:table-cell>
              <table:table-cell office:value-type="float" office:value="116.24304">
                <text:p>116.24304</text:p>
              </table:table-cell>
              <table:table-cell office:value-type="float" office:value="132.71542">
                <text:p>132.71542</text:p>
              </table:table-cell>
              <table:table-cell office:value-type="float" office:value="149.30749">
                <text:p>149.3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46">
                <text:p>0.52846</text:p>
              </table:table-cell>
              <table:table-cell office:value-type="float" office:value="17.14421">
                <text:p>17.14421</text:p>
              </table:table-cell>
              <table:table-cell office:value-type="float" office:value="33.76112">
                <text:p>33.76112</text:p>
              </table:table-cell>
              <table:table-cell office:value-type="float" office:value="50.41522">
                <text:p>50.41522</text:p>
              </table:table-cell>
              <table:table-cell office:value-type="float" office:value="67.02772">
                <text:p>67.02772</text:p>
              </table:table-cell>
              <table:table-cell office:value-type="float" office:value="83.60634">
                <text:p>83.60634</text:p>
              </table:table-cell>
              <table:table-cell office:value-type="float" office:value="100.28803">
                <text:p>100.28803</text:p>
              </table:table-cell>
              <table:table-cell office:value-type="float" office:value="116.91305">
                <text:p>116.91305</text:p>
              </table:table-cell>
              <table:table-cell office:value-type="float" office:value="133.57054">
                <text:p>133.57054</text:p>
              </table:table-cell>
              <table:table-cell office:value-type="float" office:value="150.13545">
                <text:p>150.13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07">
                <text:p>0.5107</text:p>
              </table:table-cell>
              <table:table-cell office:value-type="float" office:value="17.23291">
                <text:p>17.23291</text:p>
              </table:table-cell>
              <table:table-cell office:value-type="float" office:value="33.94198">
                <text:p>33.94198</text:p>
              </table:table-cell>
              <table:table-cell office:value-type="float" office:value="50.65775">
                <text:p>50.65775</text:p>
              </table:table-cell>
              <table:table-cell office:value-type="float" office:value="67.3333">
                <text:p>67.3333</text:p>
              </table:table-cell>
              <table:table-cell office:value-type="float" office:value="84.13631">
                <text:p>84.13631</text:p>
              </table:table-cell>
              <table:table-cell office:value-type="float" office:value="100.81682">
                <text:p>100.81682</text:p>
              </table:table-cell>
              <table:table-cell office:value-type="float" office:value="117.58136">
                <text:p>117.58136</text:p>
              </table:table-cell>
              <table:table-cell office:value-type="float" office:value="134.24358">
                <text:p>134.24358</text:p>
              </table:table-cell>
              <table:table-cell office:value-type="float" office:value="150.98116">
                <text:p>150.98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791">
                <text:p>0.49791</text:p>
              </table:table-cell>
              <table:table-cell office:value-type="float" office:value="17.26784">
                <text:p>17.26784</text:p>
              </table:table-cell>
              <table:table-cell office:value-type="float" office:value="34.1306">
                <text:p>34.1306</text:p>
              </table:table-cell>
              <table:table-cell office:value-type="float" office:value="50.9451">
                <text:p>50.9451</text:p>
              </table:table-cell>
              <table:table-cell office:value-type="float" office:value="67.74526">
                <text:p>67.74526</text:p>
              </table:table-cell>
              <table:table-cell office:value-type="float" office:value="84.51261">
                <text:p>84.51261</text:p>
              </table:table-cell>
              <table:table-cell office:value-type="float" office:value="101.41036">
                <text:p>101.41036</text:p>
              </table:table-cell>
              <table:table-cell office:value-type="float" office:value="118.24884">
                <text:p>118.24884</text:p>
              </table:table-cell>
              <table:table-cell office:value-type="float" office:value="135.03235">
                <text:p>135.03235</text:p>
              </table:table-cell>
              <table:table-cell office:value-type="float" office:value="151.78746">
                <text:p>151.78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931">
                <text:p>0.46931</text:p>
              </table:table-cell>
              <table:table-cell office:value-type="float" office:value="17.38421">
                <text:p>17.38421</text:p>
              </table:table-cell>
              <table:table-cell office:value-type="float" office:value="34.32405">
                <text:p>34.32405</text:p>
              </table:table-cell>
              <table:table-cell office:value-type="float" office:value="51.241">
                <text:p>51.241</text:p>
              </table:table-cell>
              <table:table-cell office:value-type="float" office:value="68.10042">
                <text:p>68.10042</text:p>
              </table:table-cell>
              <table:table-cell office:value-type="float" office:value="85.0361">
                <text:p>85.0361</text:p>
              </table:table-cell>
              <table:table-cell office:value-type="float" office:value="101.8918">
                <text:p>101.8918</text:p>
              </table:table-cell>
              <table:table-cell office:value-type="float" office:value="118.74926">
                <text:p>118.74926</text:p>
              </table:table-cell>
              <table:table-cell office:value-type="float" office:value="135.71259">
                <text:p>135.71259</text:p>
              </table:table-cell>
              <table:table-cell office:value-type="float" office:value="152.57909">
                <text:p>152.57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756">
                <text:p>0.50756</text:p>
              </table:table-cell>
              <table:table-cell office:value-type="float" office:value="17.48265">
                <text:p>17.48265</text:p>
              </table:table-cell>
              <table:table-cell office:value-type="float" office:value="34.42455">
                <text:p>34.42455</text:p>
              </table:table-cell>
              <table:table-cell office:value-type="float" office:value="51.43172">
                <text:p>51.43172</text:p>
              </table:table-cell>
              <table:table-cell office:value-type="float" office:value="68.48344">
                <text:p>68.48344</text:p>
              </table:table-cell>
              <table:table-cell office:value-type="float" office:value="85.41867">
                <text:p>85.41867</text:p>
              </table:table-cell>
              <table:table-cell office:value-type="float" office:value="102.42651">
                <text:p>102.42651</text:p>
              </table:table-cell>
              <table:table-cell office:value-type="float" office:value="119.43794">
                <text:p>119.43794</text:p>
              </table:table-cell>
              <table:table-cell office:value-type="float" office:value="136.449">
                <text:p>136.449</text:p>
              </table:table-cell>
              <table:table-cell office:value-type="float" office:value="153.4054">
                <text:p>153.40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692">
                <text:p>0.49692</text:p>
              </table:table-cell>
              <table:table-cell office:value-type="float" office:value="17.60027">
                <text:p>17.60027</text:p>
              </table:table-cell>
              <table:table-cell office:value-type="float" office:value="34.66061">
                <text:p>34.66061</text:p>
              </table:table-cell>
              <table:table-cell office:value-type="float" office:value="51.69741">
                <text:p>51.69741</text:p>
              </table:table-cell>
              <table:table-cell office:value-type="float" office:value="68.80052">
                <text:p>68.80052</text:p>
              </table:table-cell>
              <table:table-cell office:value-type="float" office:value="85.88426">
                <text:p>85.88426</text:p>
              </table:table-cell>
              <table:table-cell office:value-type="float" office:value="102.93776">
                <text:p>102.93776</text:p>
              </table:table-cell>
              <table:table-cell office:value-type="float" office:value="120.06184">
                <text:p>120.06184</text:p>
              </table:table-cell>
              <table:table-cell office:value-type="float" office:value="137.1622">
                <text:p>137.1622</text:p>
              </table:table-cell>
              <table:table-cell office:value-type="float" office:value="154.18905">
                <text:p>154.18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431">
                <text:p>0.47431</text:p>
              </table:table-cell>
              <table:table-cell office:value-type="float" office:value="17.63467">
                <text:p>17.63467</text:p>
              </table:table-cell>
              <table:table-cell office:value-type="float" office:value="34.78726">
                <text:p>34.78726</text:p>
              </table:table-cell>
              <table:table-cell office:value-type="float" office:value="51.9837">
                <text:p>51.9837</text:p>
              </table:table-cell>
              <table:table-cell office:value-type="float" office:value="69.15065">
                <text:p>69.15065</text:p>
              </table:table-cell>
              <table:table-cell office:value-type="float" office:value="86.33005">
                <text:p>86.33005</text:p>
              </table:table-cell>
              <table:table-cell office:value-type="float" office:value="103.4409">
                <text:p>103.4409</text:p>
              </table:table-cell>
              <table:table-cell office:value-type="float" office:value="120.62229">
                <text:p>120.62229</text:p>
              </table:table-cell>
              <table:table-cell office:value-type="float" office:value="137.81796">
                <text:p>137.81796</text:p>
              </table:table-cell>
              <table:table-cell office:value-type="float" office:value="154.95219">
                <text:p>154.95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159">
                <text:p>0.49159</text:p>
              </table:table-cell>
              <table:table-cell office:value-type="float" office:value="17.75984">
                <text:p>17.75984</text:p>
              </table:table-cell>
              <table:table-cell office:value-type="float" office:value="34.98385">
                <text:p>34.98385</text:p>
              </table:table-cell>
              <table:table-cell office:value-type="float" office:value="52.24285">
                <text:p>52.24285</text:p>
              </table:table-cell>
              <table:table-cell office:value-type="float" office:value="69.4634">
                <text:p>69.4634</text:p>
              </table:table-cell>
              <table:table-cell office:value-type="float" office:value="86.7373">
                <text:p>86.7373</text:p>
              </table:table-cell>
              <table:table-cell office:value-type="float" office:value="103.97572">
                <text:p>103.97572</text:p>
              </table:table-cell>
              <table:table-cell office:value-type="float" office:value="121.19996">
                <text:p>121.19996</text:p>
              </table:table-cell>
              <table:table-cell office:value-type="float" office:value="138.41842">
                <text:p>138.41842</text:p>
              </table:table-cell>
              <table:table-cell office:value-type="float" office:value="155.78008">
                <text:p>155.78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5">
                <text:p>0.5425</text:p>
              </table:table-cell>
              <table:table-cell office:value-type="float" office:value="17.80197">
                <text:p>17.80197</text:p>
              </table:table-cell>
              <table:table-cell office:value-type="float" office:value="35.13323">
                <text:p>35.13323</text:p>
              </table:table-cell>
              <table:table-cell office:value-type="float" office:value="52.45279">
                <text:p>52.45279</text:p>
              </table:table-cell>
              <table:table-cell office:value-type="float" office:value="69.82737">
                <text:p>69.82737</text:p>
              </table:table-cell>
              <table:table-cell office:value-type="float" office:value="87.10059">
                <text:p>87.10059</text:p>
              </table:table-cell>
              <table:table-cell office:value-type="float" office:value="104.48096">
                <text:p>104.48096</text:p>
              </table:table-cell>
              <table:table-cell office:value-type="float" office:value="121.76134">
                <text:p>121.76134</text:p>
              </table:table-cell>
              <table:table-cell office:value-type="float" office:value="139.06975">
                <text:p>139.06975</text:p>
              </table:table-cell>
              <table:table-cell office:value-type="float" office:value="156.44164">
                <text:p>156.44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319">
                <text:p>0.47319</text:p>
              </table:table-cell>
              <table:table-cell office:value-type="float" office:value="17.91479">
                <text:p>17.91479</text:p>
              </table:table-cell>
              <table:table-cell office:value-type="float" office:value="35.27166">
                <text:p>35.27166</text:p>
              </table:table-cell>
              <table:table-cell office:value-type="float" office:value="52.69407">
                <text:p>52.69407</text:p>
              </table:table-cell>
              <table:table-cell office:value-type="float" office:value="70.10878">
                <text:p>70.10878</text:p>
              </table:table-cell>
              <table:table-cell office:value-type="float" office:value="87.54576">
                <text:p>87.54576</text:p>
              </table:table-cell>
              <table:table-cell office:value-type="float" office:value="104.9112">
                <text:p>104.9112</text:p>
              </table:table-cell>
              <table:table-cell office:value-type="float" office:value="122.32701">
                <text:p>122.32701</text:p>
              </table:table-cell>
              <table:table-cell office:value-type="float" office:value="139.70669">
                <text:p>139.70669</text:p>
              </table:table-cell>
              <table:table-cell office:value-type="float" office:value="157.12763">
                <text:p>157.12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303">
                <text:p>0.49303</text:p>
              </table:table-cell>
              <table:table-cell office:value-type="float" office:value="17.90592">
                <text:p>17.90592</text:p>
              </table:table-cell>
              <table:table-cell office:value-type="float" office:value="35.46617">
                <text:p>35.46617</text:p>
              </table:table-cell>
              <table:table-cell office:value-type="float" office:value="52.95623">
                <text:p>52.95623</text:p>
              </table:table-cell>
              <table:table-cell office:value-type="float" office:value="70.37753">
                <text:p>70.37753</text:p>
              </table:table-cell>
              <table:table-cell office:value-type="float" office:value="87.91839">
                <text:p>87.91839</text:p>
              </table:table-cell>
              <table:table-cell office:value-type="float" office:value="105.37342">
                <text:p>105.37342</text:p>
              </table:table-cell>
              <table:table-cell office:value-type="float" office:value="122.88423">
                <text:p>122.88423</text:p>
              </table:table-cell>
              <table:table-cell office:value-type="float" office:value="140.28164">
                <text:p>140.28164</text:p>
              </table:table-cell>
              <table:table-cell office:value-type="float" office:value="157.80923">
                <text:p>157.80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031">
                <text:p>0.56031</text:p>
              </table:table-cell>
              <table:table-cell office:value-type="float" office:value="18.07921">
                <text:p>18.07921</text:p>
              </table:table-cell>
              <table:table-cell office:value-type="float" office:value="35.62468">
                <text:p>35.62468</text:p>
              </table:table-cell>
              <table:table-cell office:value-type="float" office:value="53.18929">
                <text:p>53.18929</text:p>
              </table:table-cell>
              <table:table-cell office:value-type="float" office:value="70.70603">
                <text:p>70.70603</text:p>
              </table:table-cell>
              <table:table-cell office:value-type="float" office:value="88.29876">
                <text:p>88.29876</text:p>
              </table:table-cell>
              <table:table-cell office:value-type="float" office:value="105.81912">
                <text:p>105.81912</text:p>
              </table:table-cell>
              <table:table-cell office:value-type="float" office:value="123.47985">
                <text:p>123.47985</text:p>
              </table:table-cell>
              <table:table-cell office:value-type="float" office:value="140.95446">
                <text:p>140.95446</text:p>
              </table:table-cell>
              <table:table-cell office:value-type="float" office:value="158.49338">
                <text:p>158.49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768">
                <text:p>0.53768</text:p>
              </table:table-cell>
              <table:table-cell office:value-type="float" office:value="18.11295">
                <text:p>18.11295</text:p>
              </table:table-cell>
              <table:table-cell office:value-type="float" office:value="35.81373">
                <text:p>35.81373</text:p>
              </table:table-cell>
              <table:table-cell office:value-type="float" office:value="53.41022">
                <text:p>53.41022</text:p>
              </table:table-cell>
              <table:table-cell office:value-type="float" office:value="71.03624">
                <text:p>71.03624</text:p>
              </table:table-cell>
              <table:table-cell office:value-type="float" office:value="88.65355">
                <text:p>88.65355</text:p>
              </table:table-cell>
              <table:table-cell office:value-type="float" office:value="106.31752">
                <text:p>106.31752</text:p>
              </table:table-cell>
              <table:table-cell office:value-type="float" office:value="123.94421">
                <text:p>123.94421</text:p>
              </table:table-cell>
              <table:table-cell office:value-type="float" office:value="141.53885">
                <text:p>141.53885</text:p>
              </table:table-cell>
              <table:table-cell office:value-type="float" office:value="159.2158">
                <text:p>159.2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287">
                <text:p>0.51287</text:p>
              </table:table-cell>
              <table:table-cell office:value-type="float" office:value="18.1897">
                <text:p>18.1897</text:p>
              </table:table-cell>
              <table:table-cell office:value-type="float" office:value="35.90977">
                <text:p>35.90977</text:p>
              </table:table-cell>
              <table:table-cell office:value-type="float" office:value="53.56053">
                <text:p>53.56053</text:p>
              </table:table-cell>
              <table:table-cell office:value-type="float" office:value="71.33094">
                <text:p>71.33094</text:p>
              </table:table-cell>
              <table:table-cell office:value-type="float" office:value="89.06079">
                <text:p>89.06079</text:p>
              </table:table-cell>
              <table:table-cell office:value-type="float" office:value="106.75639">
                <text:p>106.75639</text:p>
              </table:table-cell>
              <table:table-cell office:value-type="float" office:value="124.49276">
                <text:p>124.49276</text:p>
              </table:table-cell>
              <table:table-cell office:value-type="float" office:value="142.2121">
                <text:p>142.2121</text:p>
              </table:table-cell>
              <table:table-cell office:value-type="float" office:value="159.84878">
                <text:p>159.84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238">
                <text:p>0.49238</text:p>
              </table:table-cell>
              <table:table-cell office:value-type="float" office:value="18.37057">
                <text:p>18.37057</text:p>
              </table:table-cell>
              <table:table-cell office:value-type="float" office:value="36.11203">
                <text:p>36.11203</text:p>
              </table:table-cell>
              <table:table-cell office:value-type="float" office:value="53.83834">
                <text:p>53.83834</text:p>
              </table:table-cell>
              <table:table-cell office:value-type="float" office:value="71.59788">
                <text:p>71.59788</text:p>
              </table:table-cell>
              <table:table-cell office:value-type="float" office:value="89.37144">
                <text:p>89.37144</text:p>
              </table:table-cell>
              <table:table-cell office:value-type="float" office:value="107.20923">
                <text:p>107.20923</text:p>
              </table:table-cell>
              <table:table-cell office:value-type="float" office:value="124.9993">
                <text:p>124.9993</text:p>
              </table:table-cell>
              <table:table-cell office:value-type="float" office:value="142.73736">
                <text:p>142.73736</text:p>
              </table:table-cell>
              <table:table-cell office:value-type="float" office:value="160.53803">
                <text:p>160.53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963">
                <text:p>0.47963</text:p>
              </table:table-cell>
              <table:table-cell office:value-type="float" office:value="18.45569">
                <text:p>18.45569</text:p>
              </table:table-cell>
              <table:table-cell office:value-type="float" office:value="36.17888">
                <text:p>36.17888</text:p>
              </table:table-cell>
              <table:table-cell office:value-type="float" office:value="54.04659">
                <text:p>54.04659</text:p>
              </table:table-cell>
              <table:table-cell office:value-type="float" office:value="71.93855">
                <text:p>71.93855</text:p>
              </table:table-cell>
              <table:table-cell office:value-type="float" office:value="89.74998">
                <text:p>89.74998</text:p>
              </table:table-cell>
              <table:table-cell office:value-type="float" office:value="107.63114">
                <text:p>107.63114</text:p>
              </table:table-cell>
              <table:table-cell office:value-type="float" office:value="125.48328">
                <text:p>125.48328</text:p>
              </table:table-cell>
              <table:table-cell office:value-type="float" office:value="143.331">
                <text:p>143.331</text:p>
              </table:table-cell>
              <table:table-cell office:value-type="float" office:value="161.19106">
                <text:p>161.1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349">
                <text:p>0.47349</text:p>
              </table:table-cell>
              <table:table-cell office:value-type="float" office:value="18.4317">
                <text:p>18.4317</text:p>
              </table:table-cell>
              <table:table-cell office:value-type="float" office:value="36.31358">
                <text:p>36.31358</text:p>
              </table:table-cell>
              <table:table-cell office:value-type="float" office:value="54.2389">
                <text:p>54.2389</text:p>
              </table:table-cell>
              <table:table-cell office:value-type="float" office:value="72.16836">
                <text:p>72.16836</text:p>
              </table:table-cell>
              <table:table-cell office:value-type="float" office:value="90.11553">
                <text:p>90.11553</text:p>
              </table:table-cell>
              <table:table-cell office:value-type="float" office:value="108.0302">
                <text:p>108.0302</text:p>
              </table:table-cell>
              <table:table-cell office:value-type="float" office:value="126.00312">
                <text:p>126.00312</text:p>
              </table:table-cell>
              <table:table-cell office:value-type="float" office:value="143.89214">
                <text:p>143.89214</text:p>
              </table:table-cell>
              <table:table-cell office:value-type="float" office:value="161.8298">
                <text:p>161.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921">
                <text:p>0.49921</text:p>
              </table:table-cell>
              <table:table-cell office:value-type="float" office:value="18.45875">
                <text:p>18.45875</text:p>
              </table:table-cell>
              <table:table-cell office:value-type="float" office:value="36.49218">
                <text:p>36.49218</text:p>
              </table:table-cell>
              <table:table-cell office:value-type="float" office:value="54.49567">
                <text:p>54.49567</text:p>
              </table:table-cell>
              <table:table-cell office:value-type="float" office:value="72.51079">
                <text:p>72.51079</text:p>
              </table:table-cell>
              <table:table-cell office:value-type="float" office:value="90.48648">
                <text:p>90.48648</text:p>
              </table:table-cell>
              <table:table-cell office:value-type="float" office:value="108.47745">
                <text:p>108.47745</text:p>
              </table:table-cell>
              <table:table-cell office:value-type="float" office:value="126.46893">
                <text:p>126.46893</text:p>
              </table:table-cell>
              <table:table-cell office:value-type="float" office:value="144.42792">
                <text:p>144.42792</text:p>
              </table:table-cell>
              <table:table-cell office:value-type="float" office:value="162.41073">
                <text:p>162.41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96">
                <text:p>0.53096</text:p>
              </table:table-cell>
              <table:table-cell office:value-type="float" office:value="18.57117">
                <text:p>18.57117</text:p>
              </table:table-cell>
              <table:table-cell office:value-type="float" office:value="36.6628">
                <text:p>36.6628</text:p>
              </table:table-cell>
              <table:table-cell office:value-type="float" office:value="54.65498">
                <text:p>54.65498</text:p>
              </table:table-cell>
              <table:table-cell office:value-type="float" office:value="72.71541">
                <text:p>72.71541</text:p>
              </table:table-cell>
              <table:table-cell office:value-type="float" office:value="90.78359">
                <text:p>90.78359</text:p>
              </table:table-cell>
              <table:table-cell office:value-type="float" office:value="108.85549">
                <text:p>108.85549</text:p>
              </table:table-cell>
              <table:table-cell office:value-type="float" office:value="126.91967">
                <text:p>126.91967</text:p>
              </table:table-cell>
              <table:table-cell office:value-type="float" office:value="144.9847">
                <text:p>144.9847</text:p>
              </table:table-cell>
              <table:table-cell office:value-type="float" office:value="163.10809">
                <text:p>163.10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77">
                <text:p>0.50377</text:p>
              </table:table-cell>
              <table:table-cell office:value-type="float" office:value="18.66977">
                <text:p>18.66977</text:p>
              </table:table-cell>
              <table:table-cell office:value-type="float" office:value="36.75441">
                <text:p>36.75441</text:p>
              </table:table-cell>
              <table:table-cell office:value-type="float" office:value="54.90649">
                <text:p>54.90649</text:p>
              </table:table-cell>
              <table:table-cell office:value-type="float" office:value="73.00801">
                <text:p>73.00801</text:p>
              </table:table-cell>
              <table:table-cell office:value-type="float" office:value="91.14996">
                <text:p>91.14996</text:p>
              </table:table-cell>
              <table:table-cell office:value-type="float" office:value="109.25452">
                <text:p>109.25452</text:p>
              </table:table-cell>
              <table:table-cell office:value-type="float" office:value="127.38369">
                <text:p>127.38369</text:p>
              </table:table-cell>
              <table:table-cell office:value-type="float" office:value="145.52431">
                <text:p>145.52431</text:p>
              </table:table-cell>
              <table:table-cell office:value-type="float" office:value="163.64949">
                <text:p>163.64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219">
                <text:p>0.45219</text:p>
              </table:table-cell>
              <table:table-cell office:value-type="float" office:value="18.71833">
                <text:p>18.71833</text:p>
              </table:table-cell>
              <table:table-cell office:value-type="float" office:value="36.91292">
                <text:p>36.91292</text:p>
              </table:table-cell>
              <table:table-cell office:value-type="float" office:value="55.08132">
                <text:p>55.08132</text:p>
              </table:table-cell>
              <table:table-cell office:value-type="float" office:value="73.28103">
                <text:p>73.28103</text:p>
              </table:table-cell>
              <table:table-cell office:value-type="float" office:value="91.43125">
                <text:p>91.43125</text:p>
              </table:table-cell>
              <table:table-cell office:value-type="float" office:value="109.65394">
                <text:p>109.65394</text:p>
              </table:table-cell>
              <table:table-cell office:value-type="float" office:value="127.96617">
                <text:p>127.96617</text:p>
              </table:table-cell>
              <table:table-cell office:value-type="float" office:value="146.02397">
                <text:p>146.02397</text:p>
              </table:table-cell>
              <table:table-cell office:value-type="float" office:value="164.25752">
                <text:p>164.25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415">
                <text:p>0.48415</text:p>
              </table:table-cell>
              <table:table-cell office:value-type="float" office:value="18.77288">
                <text:p>18.77288</text:p>
              </table:table-cell>
              <table:table-cell office:value-type="float" office:value="37.06322">
                <text:p>37.06322</text:p>
              </table:table-cell>
              <table:table-cell office:value-type="float" office:value="55.24673">
                <text:p>55.24673</text:p>
              </table:table-cell>
              <table:table-cell office:value-type="float" office:value="73.54318">
                <text:p>73.54318</text:p>
              </table:table-cell>
              <table:table-cell office:value-type="float" office:value="91.84517">
                <text:p>91.84517</text:p>
              </table:table-cell>
              <table:table-cell office:value-type="float" office:value="110.03918">
                <text:p>110.03918</text:p>
              </table:table-cell>
              <table:table-cell office:value-type="float" office:value="128.353">
                <text:p>128.353</text:p>
              </table:table-cell>
              <table:table-cell office:value-type="float" office:value="146.6296">
                <text:p>146.6296</text:p>
              </table:table-cell>
              <table:table-cell office:value-type="float" office:value="164.80735">
                <text:p>164.80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62">
                <text:p>0.47062</text:p>
              </table:table-cell>
              <table:table-cell office:value-type="float" office:value="18.82954">
                <text:p>18.82954</text:p>
              </table:table-cell>
              <table:table-cell office:value-type="float" office:value="37.17813">
                <text:p>37.17813</text:p>
              </table:table-cell>
              <table:table-cell office:value-type="float" office:value="55.46168">
                <text:p>55.46168</text:p>
              </table:table-cell>
              <table:table-cell office:value-type="float" office:value="73.78969">
                <text:p>73.78969</text:p>
              </table:table-cell>
              <table:table-cell office:value-type="float" office:value="92.12678">
                <text:p>92.12678</text:p>
              </table:table-cell>
              <table:table-cell office:value-type="float" office:value="110.49502">
                <text:p>110.49502</text:p>
              </table:table-cell>
              <table:table-cell office:value-type="float" office:value="128.80767">
                <text:p>128.80767</text:p>
              </table:table-cell>
              <table:table-cell office:value-type="float" office:value="147.06429">
                <text:p>147.06429</text:p>
              </table:table-cell>
              <table:table-cell office:value-type="float" office:value="165.45732">
                <text:p>165.45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27">
                <text:p>0.52527</text:p>
              </table:table-cell>
              <table:table-cell office:value-type="float" office:value="18.90513">
                <text:p>18.90513</text:p>
              </table:table-cell>
              <table:table-cell office:value-type="float" office:value="37.29868">
                <text:p>37.29868</text:p>
              </table:table-cell>
              <table:table-cell office:value-type="float" office:value="55.67791">
                <text:p>55.67791</text:p>
              </table:table-cell>
              <table:table-cell office:value-type="float" office:value="74.03772">
                <text:p>74.03772</text:p>
              </table:table-cell>
              <table:table-cell office:value-type="float" office:value="92.43444">
                <text:p>92.43444</text:p>
              </table:table-cell>
              <table:table-cell office:value-type="float" office:value="110.85066">
                <text:p>110.85066</text:p>
              </table:table-cell>
              <table:table-cell office:value-type="float" office:value="129.22654">
                <text:p>129.22654</text:p>
              </table:table-cell>
              <table:table-cell office:value-type="float" office:value="147.61741">
                <text:p>147.61741</text:p>
              </table:table-cell>
              <table:table-cell office:value-type="float" office:value="165.97795">
                <text:p>165.97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82">
                <text:p>0.52282</text:p>
              </table:table-cell>
              <table:table-cell office:value-type="float" office:value="18.88467">
                <text:p>18.88467</text:p>
              </table:table-cell>
              <table:table-cell office:value-type="float" office:value="37.38496">
                <text:p>37.38496</text:p>
              </table:table-cell>
              <table:table-cell office:value-type="float" office:value="55.8108">
                <text:p>55.8108</text:p>
              </table:table-cell>
              <table:table-cell office:value-type="float" office:value="74.31652">
                <text:p>74.31652</text:p>
              </table:table-cell>
              <table:table-cell office:value-type="float" office:value="92.731">
                <text:p>92.731</text:p>
              </table:table-cell>
              <table:table-cell office:value-type="float" office:value="111.14623">
                <text:p>111.14623</text:p>
              </table:table-cell>
              <table:table-cell office:value-type="float" office:value="129.65742">
                <text:p>129.65742</text:p>
              </table:table-cell>
              <table:table-cell office:value-type="float" office:value="148.14445">
                <text:p>148.14445</text:p>
              </table:table-cell>
              <table:table-cell office:value-type="float" office:value="166.56475">
                <text:p>166.56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1">
                <text:p>0.511</text:p>
              </table:table-cell>
              <table:table-cell office:value-type="float" office:value="19.01067">
                <text:p>19.01067</text:p>
              </table:table-cell>
              <table:table-cell office:value-type="float" office:value="37.52252">
                <text:p>37.52252</text:p>
              </table:table-cell>
              <table:table-cell office:value-type="float" office:value="56.04534">
                <text:p>56.04534</text:p>
              </table:table-cell>
              <table:table-cell office:value-type="float" office:value="74.49785">
                <text:p>74.49785</text:p>
              </table:table-cell>
              <table:table-cell office:value-type="float" office:value="93.04596">
                <text:p>93.04596</text:p>
              </table:table-cell>
              <table:table-cell office:value-type="float" office:value="111.57649">
                <text:p>111.57649</text:p>
              </table:table-cell>
              <table:table-cell office:value-type="float" office:value="130.05722">
                <text:p>130.05722</text:p>
              </table:table-cell>
              <table:table-cell office:value-type="float" office:value="148.61348">
                <text:p>148.61348</text:p>
              </table:table-cell>
              <table:table-cell office:value-type="float" office:value="167.12098">
                <text:p>167.12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817">
                <text:p>0.52817</text:p>
              </table:table-cell>
              <table:table-cell office:value-type="float" office:value="19.08133">
                <text:p>19.08133</text:p>
              </table:table-cell>
              <table:table-cell office:value-type="float" office:value="37.62677">
                <text:p>37.62677</text:p>
              </table:table-cell>
              <table:table-cell office:value-type="float" office:value="56.24471">
                <text:p>56.24471</text:p>
              </table:table-cell>
              <table:table-cell office:value-type="float" office:value="74.82909">
                <text:p>74.82909</text:p>
              </table:table-cell>
              <table:table-cell office:value-type="float" office:value="93.41623">
                <text:p>93.41623</text:p>
              </table:table-cell>
              <table:table-cell office:value-type="float" office:value="111.91475">
                <text:p>111.91475</text:p>
              </table:table-cell>
              <table:table-cell office:value-type="float" office:value="130.52699">
                <text:p>130.52699</text:p>
              </table:table-cell>
              <table:table-cell office:value-type="float" office:value="149.08181">
                <text:p>149.08181</text:p>
              </table:table-cell>
              <table:table-cell office:value-type="float" office:value="167.65875">
                <text:p>167.65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705">
                <text:p>0.48705</text:p>
              </table:table-cell>
              <table:table-cell office:value-type="float" office:value="19.12852">
                <text:p>19.12852</text:p>
              </table:table-cell>
              <table:table-cell office:value-type="float" office:value="37.76626">
                <text:p>37.76626</text:p>
              </table:table-cell>
              <table:table-cell office:value-type="float" office:value="56.31234">
                <text:p>56.31234</text:p>
              </table:table-cell>
              <table:table-cell office:value-type="float" office:value="75.06043">
                <text:p>75.06043</text:p>
              </table:table-cell>
              <table:table-cell office:value-type="float" office:value="93.65691">
                <text:p>93.65691</text:p>
              </table:table-cell>
              <table:table-cell office:value-type="float" office:value="112.32842">
                <text:p>112.32842</text:p>
              </table:table-cell>
              <table:table-cell office:value-type="float" office:value="130.96579">
                <text:p>130.96579</text:p>
              </table:table-cell>
              <table:table-cell office:value-type="float" office:value="149.58432">
                <text:p>149.58432</text:p>
              </table:table-cell>
              <table:table-cell office:value-type="float" office:value="168.24059">
                <text:p>168.24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486">
                <text:p>0.52486</text:p>
              </table:table-cell>
              <table:table-cell office:value-type="float" office:value="19.22076">
                <text:p>19.22076</text:p>
              </table:table-cell>
              <table:table-cell office:value-type="float" office:value="37.84523">
                <text:p>37.84523</text:p>
              </table:table-cell>
              <table:table-cell office:value-type="float" office:value="56.57345">
                <text:p>56.57345</text:p>
              </table:table-cell>
              <table:table-cell office:value-type="float" office:value="75.26689">
                <text:p>75.26689</text:p>
              </table:table-cell>
              <table:table-cell office:value-type="float" office:value="93.98818">
                <text:p>93.98818</text:p>
              </table:table-cell>
              <table:table-cell office:value-type="float" office:value="112.65741">
                <text:p>112.65741</text:p>
              </table:table-cell>
              <table:table-cell office:value-type="float" office:value="131.37988">
                <text:p>131.37988</text:p>
              </table:table-cell>
              <table:table-cell office:value-type="float" office:value="150.0352">
                <text:p>150.0352</text:p>
              </table:table-cell>
              <table:table-cell office:value-type="float" office:value="168.67782">
                <text:p>168.677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104">
                <text:p>0.48104</text:p>
              </table:table-cell>
              <table:table-cell office:value-type="float" office:value="19.27267">
                <text:p>19.27267</text:p>
              </table:table-cell>
              <table:table-cell office:value-type="float" office:value="38.05711">
                <text:p>38.05711</text:p>
              </table:table-cell>
              <table:table-cell office:value-type="float" office:value="56.75738">
                <text:p>56.75738</text:p>
              </table:table-cell>
              <table:table-cell office:value-type="float" office:value="75.48703">
                <text:p>75.48703</text:p>
              </table:table-cell>
              <table:table-cell office:value-type="float" office:value="94.22011">
                <text:p>94.22011</text:p>
              </table:table-cell>
              <table:table-cell office:value-type="float" office:value="113.00745">
                <text:p>113.00745</text:p>
              </table:table-cell>
              <table:table-cell office:value-type="float" office:value="131.7395">
                <text:p>131.7395</text:p>
              </table:table-cell>
              <table:table-cell office:value-type="float" office:value="150.54542">
                <text:p>150.54542</text:p>
              </table:table-cell>
              <table:table-cell office:value-type="float" office:value="169.25871">
                <text:p>169.25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614">
                <text:p>0.49614</text:p>
              </table:table-cell>
              <table:table-cell office:value-type="float" office:value="19.34945">
                <text:p>19.34945</text:p>
              </table:table-cell>
              <table:table-cell office:value-type="float" office:value="38.14272">
                <text:p>38.14272</text:p>
              </table:table-cell>
              <table:table-cell office:value-type="float" office:value="56.94996">
                <text:p>56.94996</text:p>
              </table:table-cell>
              <table:table-cell office:value-type="float" office:value="75.74241">
                <text:p>75.74241</text:p>
              </table:table-cell>
              <table:table-cell office:value-type="float" office:value="94.57477">
                <text:p>94.57477</text:p>
              </table:table-cell>
              <table:table-cell office:value-type="float" office:value="113.34286">
                <text:p>113.34286</text:p>
              </table:table-cell>
              <table:table-cell office:value-type="float" office:value="132.17264">
                <text:p>132.17264</text:p>
              </table:table-cell>
              <table:table-cell office:value-type="float" office:value="150.98068">
                <text:p>150.98068</text:p>
              </table:table-cell>
              <table:table-cell office:value-type="float" office:value="169.75598">
                <text:p>169.75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854">
                <text:p>0.44854</text:p>
              </table:table-cell>
              <table:table-cell office:value-type="float" office:value="19.36354">
                <text:p>19.36354</text:p>
              </table:table-cell>
              <table:table-cell office:value-type="float" office:value="38.24035">
                <text:p>38.24035</text:p>
              </table:table-cell>
              <table:table-cell office:value-type="float" office:value="57.10316">
                <text:p>57.10316</text:p>
              </table:table-cell>
              <table:table-cell office:value-type="float" office:value="75.96538">
                <text:p>75.96538</text:p>
              </table:table-cell>
              <table:table-cell office:value-type="float" office:value="94.83334">
                <text:p>94.83334</text:p>
              </table:table-cell>
              <table:table-cell office:value-type="float" office:value="113.71653">
                <text:p>113.71653</text:p>
              </table:table-cell>
              <table:table-cell office:value-type="float" office:value="132.56412">
                <text:p>132.56412</text:p>
              </table:table-cell>
              <table:table-cell office:value-type="float" office:value="151.398">
                <text:p>151.398</text:p>
              </table:table-cell>
              <table:table-cell office:value-type="float" office:value="170.29216">
                <text:p>170.29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093">
                <text:p>0.53093</text:p>
              </table:table-cell>
              <table:table-cell office:value-type="float" office:value="19.44017">
                <text:p>19.44017</text:p>
              </table:table-cell>
              <table:table-cell office:value-type="float" office:value="38.33964">
                <text:p>38.33964</text:p>
              </table:table-cell>
              <table:table-cell office:value-type="float" office:value="57.2491">
                <text:p>57.2491</text:p>
              </table:table-cell>
              <table:table-cell office:value-type="float" office:value="76.20752">
                <text:p>76.20752</text:p>
              </table:table-cell>
              <table:table-cell office:value-type="float" office:value="95.07559">
                <text:p>95.07559</text:p>
              </table:table-cell>
              <table:table-cell office:value-type="float" office:value="113.99971">
                <text:p>113.99971</text:p>
              </table:table-cell>
              <table:table-cell office:value-type="float" office:value="132.93737">
                <text:p>132.93737</text:p>
              </table:table-cell>
              <table:table-cell office:value-type="float" office:value="151.85393">
                <text:p>151.85393</text:p>
              </table:table-cell>
              <table:table-cell office:value-type="float" office:value="170.82078">
                <text:p>170.82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401">
                <text:p>0.47401</text:p>
              </table:table-cell>
              <table:table-cell office:value-type="float" office:value="19.54965">
                <text:p>19.54965</text:p>
              </table:table-cell>
              <table:table-cell office:value-type="float" office:value="38.45739">
                <text:p>38.45739</text:p>
              </table:table-cell>
              <table:table-cell office:value-type="float" office:value="57.39664">
                <text:p>57.39664</text:p>
              </table:table-cell>
              <table:table-cell office:value-type="float" office:value="76.40685">
                <text:p>76.40685</text:p>
              </table:table-cell>
              <table:table-cell office:value-type="float" office:value="95.41011">
                <text:p>95.41011</text:p>
              </table:table-cell>
              <table:table-cell office:value-type="float" office:value="114.4202">
                <text:p>114.4202</text:p>
              </table:table-cell>
              <table:table-cell office:value-type="float" office:value="133.35796">
                <text:p>133.35796</text:p>
              </table:table-cell>
              <table:table-cell office:value-type="float" office:value="152.2631">
                <text:p>152.2631</text:p>
              </table:table-cell>
              <table:table-cell office:value-type="float" office:value="171.28248">
                <text:p>171.28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234">
                <text:p>0.55234</text:p>
              </table:table-cell>
              <table:table-cell office:value-type="float" office:value="19.50643">
                <text:p>19.50643</text:p>
              </table:table-cell>
              <table:table-cell office:value-type="float" office:value="38.56028">
                <text:p>38.56028</text:p>
              </table:table-cell>
              <table:table-cell office:value-type="float" office:value="57.56077">
                <text:p>57.56077</text:p>
              </table:table-cell>
              <table:table-cell office:value-type="float" office:value="76.62939">
                <text:p>76.62939</text:p>
              </table:table-cell>
              <table:table-cell office:value-type="float" office:value="95.68612">
                <text:p>95.68612</text:p>
              </table:table-cell>
              <table:table-cell office:value-type="float" office:value="114.69475">
                <text:p>114.69475</text:p>
              </table:table-cell>
              <table:table-cell office:value-type="float" office:value="133.69954">
                <text:p>133.69954</text:p>
              </table:table-cell>
              <table:table-cell office:value-type="float" office:value="152.77337">
                <text:p>152.77337</text:p>
              </table:table-cell>
              <table:table-cell office:value-type="float" office:value="171.79721">
                <text:p>171.79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558">
                <text:p>0.49558</text:p>
              </table:table-cell>
              <table:table-cell office:value-type="float" office:value="19.56835">
                <text:p>19.56835</text:p>
              </table:table-cell>
              <table:table-cell office:value-type="float" office:value="38.72819">
                <text:p>38.72819</text:p>
              </table:table-cell>
              <table:table-cell office:value-type="float" office:value="57.74868">
                <text:p>57.74868</text:p>
              </table:table-cell>
              <table:table-cell office:value-type="float" office:value="76.79908">
                <text:p>76.79908</text:p>
              </table:table-cell>
              <table:table-cell office:value-type="float" office:value="95.88072">
                <text:p>95.88072</text:p>
              </table:table-cell>
              <table:table-cell office:value-type="float" office:value="114.98985">
                <text:p>114.98985</text:p>
              </table:table-cell>
              <table:table-cell office:value-type="float" office:value="134.11689">
                <text:p>134.11689</text:p>
              </table:table-cell>
              <table:table-cell office:value-type="float" office:value="153.19205">
                <text:p>153.19205</text:p>
              </table:table-cell>
              <table:table-cell office:value-type="float" office:value="172.2474">
                <text:p>172.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835">
                <text:p>0.50835</text:p>
              </table:table-cell>
              <table:table-cell office:value-type="float" office:value="19.65433">
                <text:p>19.65433</text:p>
              </table:table-cell>
              <table:table-cell office:value-type="float" office:value="38.75153">
                <text:p>38.75153</text:p>
              </table:table-cell>
              <table:table-cell office:value-type="float" office:value="57.84093">
                <text:p>57.84093</text:p>
              </table:table-cell>
              <table:table-cell office:value-type="float" office:value="77.03953">
                <text:p>77.03953</text:p>
              </table:table-cell>
              <table:table-cell office:value-type="float" office:value="96.16054">
                <text:p>96.16054</text:p>
              </table:table-cell>
              <table:table-cell office:value-type="float" office:value="115.35504">
                <text:p>115.35504</text:p>
              </table:table-cell>
              <table:table-cell office:value-type="float" office:value="134.40498">
                <text:p>134.40498</text:p>
              </table:table-cell>
              <table:table-cell office:value-type="float" office:value="153.59763">
                <text:p>153.59763</text:p>
              </table:table-cell>
              <table:table-cell office:value-type="float" office:value="172.76141">
                <text:p>172.76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251">
                <text:p>0.53251</text:p>
              </table:table-cell>
              <table:table-cell office:value-type="float" office:value="19.6747">
                <text:p>19.6747</text:p>
              </table:table-cell>
              <table:table-cell office:value-type="float" office:value="38.88698">
                <text:p>38.88698</text:p>
              </table:table-cell>
              <table:table-cell office:value-type="float" office:value="58.0724">
                <text:p>58.0724</text:p>
              </table:table-cell>
              <table:table-cell office:value-type="float" office:value="77.22254">
                <text:p>77.22254</text:p>
              </table:table-cell>
              <table:table-cell office:value-type="float" office:value="96.47269">
                <text:p>96.47269</text:p>
              </table:table-cell>
              <table:table-cell office:value-type="float" office:value="115.64356">
                <text:p>115.64356</text:p>
              </table:table-cell>
              <table:table-cell office:value-type="float" office:value="134.80933">
                <text:p>134.80933</text:p>
              </table:table-cell>
              <table:table-cell office:value-type="float" office:value="154.03209">
                <text:p>154.03209</text:p>
              </table:table-cell>
              <table:table-cell office:value-type="float" office:value="173.21281">
                <text:p>173.21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836">
                <text:p>0.50836</text:p>
              </table:table-cell>
              <table:table-cell office:value-type="float" office:value="19.73558">
                <text:p>19.73558</text:p>
              </table:table-cell>
              <table:table-cell office:value-type="float" office:value="38.96797">
                <text:p>38.96797</text:p>
              </table:table-cell>
              <table:table-cell office:value-type="float" office:value="58.20451">
                <text:p>58.20451</text:p>
              </table:table-cell>
              <table:table-cell office:value-type="float" office:value="77.51005">
                <text:p>77.51005</text:p>
              </table:table-cell>
              <table:table-cell office:value-type="float" office:value="96.68689">
                <text:p>96.68689</text:p>
              </table:table-cell>
              <table:table-cell office:value-type="float" office:value="115.94773">
                <text:p>115.94773</text:p>
              </table:table-cell>
              <table:table-cell office:value-type="float" office:value="135.23998">
                <text:p>135.23998</text:p>
              </table:table-cell>
              <table:table-cell office:value-type="float" office:value="154.39159">
                <text:p>154.39159</text:p>
              </table:table-cell>
              <table:table-cell office:value-type="float" office:value="173.74814">
                <text:p>173.7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43">
                <text:p>0.5343</text:p>
              </table:table-cell>
              <table:table-cell office:value-type="float" office:value="19.79718">
                <text:p>19.79718</text:p>
              </table:table-cell>
              <table:table-cell office:value-type="float" office:value="39.15033">
                <text:p>39.15033</text:p>
              </table:table-cell>
              <table:table-cell office:value-type="float" office:value="58.35913">
                <text:p>58.35913</text:p>
              </table:table-cell>
              <table:table-cell office:value-type="float" office:value="77.70997">
                <text:p>77.70997</text:p>
              </table:table-cell>
              <table:table-cell office:value-type="float" office:value="97.01937">
                <text:p>97.01937</text:p>
              </table:table-cell>
              <table:table-cell office:value-type="float" office:value="116.25948">
                <text:p>116.25948</text:p>
              </table:table-cell>
              <table:table-cell office:value-type="float" office:value="135.60993">
                <text:p>135.60993</text:p>
              </table:table-cell>
              <table:table-cell office:value-type="float" office:value="154.83618">
                <text:p>154.83618</text:p>
              </table:table-cell>
              <table:table-cell office:value-type="float" office:value="174.1642">
                <text:p>174.1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955">
                <text:p>0.50955</text:p>
              </table:table-cell>
              <table:table-cell office:value-type="float" office:value="19.86567">
                <text:p>19.86567</text:p>
              </table:table-cell>
              <table:table-cell office:value-type="float" office:value="39.1975">
                <text:p>39.1975</text:p>
              </table:table-cell>
              <table:table-cell office:value-type="float" office:value="58.54404">
                <text:p>58.54404</text:p>
              </table:table-cell>
              <table:table-cell office:value-type="float" office:value="77.86103">
                <text:p>77.86103</text:p>
              </table:table-cell>
              <table:table-cell office:value-type="float" office:value="97.25883">
                <text:p>97.25883</text:p>
              </table:table-cell>
              <table:table-cell office:value-type="float" office:value="116.59169">
                <text:p>116.59169</text:p>
              </table:table-cell>
              <table:table-cell office:value-type="float" office:value="135.89845">
                <text:p>135.89845</text:p>
              </table:table-cell>
              <table:table-cell office:value-type="float" office:value="155.25463">
                <text:p>155.25463</text:p>
              </table:table-cell>
              <table:table-cell office:value-type="float" office:value="174.5959">
                <text:p>174.5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032">
                <text:p>0.48032</text:p>
              </table:table-cell>
              <table:table-cell office:value-type="float" office:value="19.84926">
                <text:p>19.84926</text:p>
              </table:table-cell>
              <table:table-cell office:value-type="float" office:value="39.22633">
                <text:p>39.22633</text:p>
              </table:table-cell>
              <table:table-cell office:value-type="float" office:value="58.72076">
                <text:p>58.72076</text:p>
              </table:table-cell>
              <table:table-cell office:value-type="float" office:value="78.06759">
                <text:p>78.06759</text:p>
              </table:table-cell>
              <table:table-cell office:value-type="float" office:value="97.50558">
                <text:p>97.50558</text:p>
              </table:table-cell>
              <table:table-cell office:value-type="float" office:value="116.87155">
                <text:p>116.87155</text:p>
              </table:table-cell>
              <table:table-cell office:value-type="float" office:value="136.25111">
                <text:p>136.25111</text:p>
              </table:table-cell>
              <table:table-cell office:value-type="float" office:value="155.67575">
                <text:p>155.67575</text:p>
              </table:table-cell>
              <table:table-cell office:value-type="float" office:value="175.0564">
                <text:p>175.0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02">
                <text:p>0.49702</text:p>
              </table:table-cell>
              <table:table-cell office:value-type="float" office:value="19.96113">
                <text:p>19.96113</text:p>
              </table:table-cell>
              <table:table-cell office:value-type="float" office:value="39.39132">
                <text:p>39.39132</text:p>
              </table:table-cell>
              <table:table-cell office:value-type="float" office:value="58.86805">
                <text:p>58.86805</text:p>
              </table:table-cell>
              <table:table-cell office:value-type="float" office:value="78.27283">
                <text:p>78.27283</text:p>
              </table:table-cell>
              <table:table-cell office:value-type="float" office:value="97.71746">
                <text:p>97.71746</text:p>
              </table:table-cell>
              <table:table-cell office:value-type="float" office:value="117.18463">
                <text:p>117.18463</text:p>
              </table:table-cell>
              <table:table-cell office:value-type="float" office:value="136.61992">
                <text:p>136.61992</text:p>
              </table:table-cell>
              <table:table-cell office:value-type="float" office:value="156.02522">
                <text:p>156.02522</text:p>
              </table:table-cell>
              <table:table-cell office:value-type="float" office:value="175.52358">
                <text:p>175.52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887">
                <text:p>0.51887</text:p>
              </table:table-cell>
              <table:table-cell office:value-type="float" office:value="20.00579">
                <text:p>20.00579</text:p>
              </table:table-cell>
              <table:table-cell office:value-type="float" office:value="39.54379">
                <text:p>39.54379</text:p>
              </table:table-cell>
              <table:table-cell office:value-type="float" office:value="58.91752">
                <text:p>58.91752</text:p>
              </table:table-cell>
              <table:table-cell office:value-type="float" office:value="78.47699">
                <text:p>78.47699</text:p>
              </table:table-cell>
              <table:table-cell office:value-type="float" office:value="97.91927">
                <text:p>97.91927</text:p>
              </table:table-cell>
              <table:table-cell office:value-type="float" office:value="117.46663">
                <text:p>117.46663</text:p>
              </table:table-cell>
              <table:table-cell office:value-type="float" office:value="136.97111">
                <text:p>136.97111</text:p>
              </table:table-cell>
              <table:table-cell office:value-type="float" office:value="156.43549">
                <text:p>156.43549</text:p>
              </table:table-cell>
              <table:table-cell office:value-type="float" office:value="175.9206">
                <text:p>175.9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15">
                <text:p>0.5015</text:p>
              </table:table-cell>
              <table:table-cell office:value-type="float" office:value="20.04966">
                <text:p>20.04966</text:p>
              </table:table-cell>
              <table:table-cell office:value-type="float" office:value="39.58214">
                <text:p>39.58214</text:p>
              </table:table-cell>
              <table:table-cell office:value-type="float" office:value="59.12289">
                <text:p>59.12289</text:p>
              </table:table-cell>
              <table:table-cell office:value-type="float" office:value="78.68727">
                <text:p>78.68727</text:p>
              </table:table-cell>
              <table:table-cell office:value-type="float" office:value="98.19754">
                <text:p>98.19754</text:p>
              </table:table-cell>
              <table:table-cell office:value-type="float" office:value="117.68982">
                <text:p>117.68982</text:p>
              </table:table-cell>
              <table:table-cell office:value-type="float" office:value="137.2924">
                <text:p>137.2924</text:p>
              </table:table-cell>
              <table:table-cell office:value-type="float" office:value="156.80553">
                <text:p>156.80553</text:p>
              </table:table-cell>
              <table:table-cell office:value-type="float" office:value="176.31253">
                <text:p>176.31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462">
                <text:p>0.49462</text:p>
              </table:table-cell>
              <table:table-cell office:value-type="float" office:value="20.09297">
                <text:p>20.09297</text:p>
              </table:table-cell>
              <table:table-cell office:value-type="float" office:value="39.70044">
                <text:p>39.70044</text:p>
              </table:table-cell>
              <table:table-cell office:value-type="float" office:value="59.31999">
                <text:p>59.31999</text:p>
              </table:table-cell>
              <table:table-cell office:value-type="float" office:value="78.84667">
                <text:p>78.84667</text:p>
              </table:table-cell>
              <table:table-cell office:value-type="float" office:value="98.50815">
                <text:p>98.50815</text:p>
              </table:table-cell>
              <table:table-cell office:value-type="float" office:value="118.03172">
                <text:p>118.03172</text:p>
              </table:table-cell>
              <table:table-cell office:value-type="float" office:value="137.64762">
                <text:p>137.64762</text:p>
              </table:table-cell>
              <table:table-cell office:value-type="float" office:value="157.2389">
                <text:p>157.2389</text:p>
              </table:table-cell>
              <table:table-cell office:value-type="float" office:value="176.82753">
                <text:p>176.82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868">
                <text:p>0.48868</text:p>
              </table:table-cell>
              <table:table-cell office:value-type="float" office:value="20.12722">
                <text:p>20.12722</text:p>
              </table:table-cell>
              <table:table-cell office:value-type="float" office:value="39.76458">
                <text:p>39.76458</text:p>
              </table:table-cell>
              <table:table-cell office:value-type="float" office:value="59.4222">
                <text:p>59.4222</text:p>
              </table:table-cell>
              <table:table-cell office:value-type="float" office:value="79.08169">
                <text:p>79.08169</text:p>
              </table:table-cell>
              <table:table-cell office:value-type="float" office:value="98.65172">
                <text:p>98.65172</text:p>
              </table:table-cell>
              <table:table-cell office:value-type="float" office:value="118.3362">
                <text:p>118.3362</text:p>
              </table:table-cell>
              <table:table-cell office:value-type="float" office:value="137.96404">
                <text:p>137.96404</text:p>
              </table:table-cell>
              <table:table-cell office:value-type="float" office:value="157.63016">
                <text:p>157.63016</text:p>
              </table:table-cell>
              <table:table-cell office:value-type="float" office:value="177.23802">
                <text:p>177.23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732">
                <text:p>0.4732</text:p>
              </table:table-cell>
              <table:table-cell office:value-type="float" office:value="20.16089">
                <text:p>20.16089</text:p>
              </table:table-cell>
              <table:table-cell office:value-type="float" office:value="39.87904">
                <text:p>39.87904</text:p>
              </table:table-cell>
              <table:table-cell office:value-type="float" office:value="59.60433">
                <text:p>59.60433</text:p>
              </table:table-cell>
              <table:table-cell office:value-type="float" office:value="79.22196">
                <text:p>79.22196</text:p>
              </table:table-cell>
              <table:table-cell office:value-type="float" office:value="98.90005">
                <text:p>98.90005</text:p>
              </table:table-cell>
              <table:table-cell office:value-type="float" office:value="118.57042">
                <text:p>118.57042</text:p>
              </table:table-cell>
              <table:table-cell office:value-type="float" office:value="138.29585">
                <text:p>138.29585</text:p>
              </table:table-cell>
              <table:table-cell office:value-type="float" office:value="157.93363">
                <text:p>157.93363</text:p>
              </table:table-cell>
              <table:table-cell office:value-type="float" office:value="177.71564">
                <text:p>177.715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393">
                <text:p>0.50393</text:p>
              </table:table-cell>
              <table:table-cell office:value-type="float" office:value="20.22579">
                <text:p>20.22579</text:p>
              </table:table-cell>
              <table:table-cell office:value-type="float" office:value="39.94167">
                <text:p>39.94167</text:p>
              </table:table-cell>
              <table:table-cell office:value-type="float" office:value="59.71762">
                <text:p>59.71762</text:p>
              </table:table-cell>
              <table:table-cell office:value-type="float" office:value="79.41962">
                <text:p>79.41962</text:p>
              </table:table-cell>
              <table:table-cell office:value-type="float" office:value="99.12675">
                <text:p>99.12675</text:p>
              </table:table-cell>
              <table:table-cell office:value-type="float" office:value="118.91581">
                <text:p>118.91581</text:p>
              </table:table-cell>
              <table:table-cell office:value-type="float" office:value="138.61731">
                <text:p>138.61731</text:p>
              </table:table-cell>
              <table:table-cell office:value-type="float" office:value="158.38285">
                <text:p>158.38285</text:p>
              </table:table-cell>
              <table:table-cell office:value-type="float" office:value="178.09397">
                <text:p>178.093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211">
                <text:p>0.56211</text:p>
              </table:table-cell>
              <table:table-cell office:value-type="float" office:value="20.24755">
                <text:p>20.24755</text:p>
              </table:table-cell>
              <table:table-cell office:value-type="float" office:value="40.01022">
                <text:p>40.01022</text:p>
              </table:table-cell>
              <table:table-cell office:value-type="float" office:value="59.78962">
                <text:p>59.78962</text:p>
              </table:table-cell>
              <table:table-cell office:value-type="float" office:value="79.63249">
                <text:p>79.63249</text:p>
              </table:table-cell>
              <table:table-cell office:value-type="float" office:value="99.39599">
                <text:p>99.39599</text:p>
              </table:table-cell>
              <table:table-cell office:value-type="float" office:value="119.21735">
                <text:p>119.21735</text:p>
              </table:table-cell>
              <table:table-cell office:value-type="float" office:value="138.92988">
                <text:p>138.92988</text:p>
              </table:table-cell>
              <table:table-cell office:value-type="float" office:value="158.65545">
                <text:p>158.65545</text:p>
              </table:table-cell>
              <table:table-cell office:value-type="float" office:value="178.48333">
                <text:p>178.4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4643">
                <text:p>0.54643</text:p>
              </table:table-cell>
              <table:table-cell office:value-type="float" office:value="20.35583">
                <text:p>20.35583</text:p>
              </table:table-cell>
              <table:table-cell office:value-type="float" office:value="40.19128">
                <text:p>40.19128</text:p>
              </table:table-cell>
              <table:table-cell office:value-type="float" office:value="59.97493">
                <text:p>59.97493</text:p>
              </table:table-cell>
              <table:table-cell office:value-type="float" office:value="79.81207">
                <text:p>79.81207</text:p>
              </table:table-cell>
              <table:table-cell office:value-type="float" office:value="99.63572">
                <text:p>99.63572</text:p>
              </table:table-cell>
              <table:table-cell office:value-type="float" office:value="119.49246">
                <text:p>119.49246</text:p>
              </table:table-cell>
              <table:table-cell office:value-type="float" office:value="139.2598">
                <text:p>139.2598</text:p>
              </table:table-cell>
              <table:table-cell office:value-type="float" office:value="159.04494">
                <text:p>159.04494</text:p>
              </table:table-cell>
              <table:table-cell office:value-type="float" office:value="178.88485">
                <text:p>178.88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649">
                <text:p>0.52649</text:p>
              </table:table-cell>
              <table:table-cell office:value-type="float" office:value="20.3733">
                <text:p>20.3733</text:p>
              </table:table-cell>
              <table:table-cell office:value-type="float" office:value="40.201">
                <text:p>40.201</text:p>
              </table:table-cell>
              <table:table-cell office:value-type="float" office:value="60.06614">
                <text:p>60.06614</text:p>
              </table:table-cell>
              <table:table-cell office:value-type="float" office:value="79.96586">
                <text:p>79.96586</text:p>
              </table:table-cell>
              <table:table-cell office:value-type="float" office:value="99.835">
                <text:p>99.835</text:p>
              </table:table-cell>
              <table:table-cell office:value-type="float" office:value="119.72951">
                <text:p>119.72951</text:p>
              </table:table-cell>
              <table:table-cell office:value-type="float" office:value="139.56637">
                <text:p>139.56637</text:p>
              </table:table-cell>
              <table:table-cell office:value-type="float" office:value="159.36981">
                <text:p>159.36981</text:p>
              </table:table-cell>
              <table:table-cell office:value-type="float" office:value="179.27399">
                <text:p>179.27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653">
                <text:p>0.50653</text:p>
              </table:table-cell>
              <table:table-cell office:value-type="float" office:value="20.38738">
                <text:p>20.38738</text:p>
              </table:table-cell>
              <table:table-cell office:value-type="float" office:value="40.3265">
                <text:p>40.3265</text:p>
              </table:table-cell>
              <table:table-cell office:value-type="float" office:value="60.28926">
                <text:p>60.28926</text:p>
              </table:table-cell>
              <table:table-cell office:value-type="float" office:value="80.13344">
                <text:p>80.13344</text:p>
              </table:table-cell>
              <table:table-cell office:value-type="float" office:value="100.04004">
                <text:p>100.04004</text:p>
              </table:table-cell>
              <table:table-cell office:value-type="float" office:value="119.99552">
                <text:p>119.99552</text:p>
              </table:table-cell>
              <table:table-cell office:value-type="float" office:value="139.88548">
                <text:p>139.88548</text:p>
              </table:table-cell>
              <table:table-cell office:value-type="float" office:value="159.79971">
                <text:p>159.79971</text:p>
              </table:table-cell>
              <table:table-cell office:value-type="float" office:value="179.71862">
                <text:p>179.71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905">
                <text:p>0.42905</text:p>
              </table:table-cell>
              <table:table-cell office:value-type="float" office:value="20.49445">
                <text:p>20.49445</text:p>
              </table:table-cell>
              <table:table-cell office:value-type="float" office:value="40.42797">
                <text:p>40.42797</text:p>
              </table:table-cell>
              <table:table-cell office:value-type="float" office:value="60.41359">
                <text:p>60.41359</text:p>
              </table:table-cell>
              <table:table-cell office:value-type="float" office:value="80.34655">
                <text:p>80.34655</text:p>
              </table:table-cell>
              <table:table-cell office:value-type="float" office:value="100.24927">
                <text:p>100.24927</text:p>
              </table:table-cell>
              <table:table-cell office:value-type="float" office:value="120.22355">
                <text:p>120.22355</text:p>
              </table:table-cell>
              <table:table-cell office:value-type="float" office:value="140.20934">
                <text:p>140.20934</text:p>
              </table:table-cell>
              <table:table-cell office:value-type="float" office:value="160.13981">
                <text:p>160.13981</text:p>
              </table:table-cell>
              <table:table-cell office:value-type="float" office:value="180.09285">
                <text:p>180.092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028">
                <text:p>0.48028</text:p>
              </table:table-cell>
              <table:table-cell office:value-type="float" office:value="20.51355">
                <text:p>20.51355</text:p>
              </table:table-cell>
              <table:table-cell office:value-type="float" office:value="40.44374">
                <text:p>40.44374</text:p>
              </table:table-cell>
              <table:table-cell office:value-type="float" office:value="60.48353">
                <text:p>60.48353</text:p>
              </table:table-cell>
              <table:table-cell office:value-type="float" office:value="80.44567">
                <text:p>80.44567</text:p>
              </table:table-cell>
              <table:table-cell office:value-type="float" office:value="100.47516">
                <text:p>100.47516</text:p>
              </table:table-cell>
              <table:table-cell office:value-type="float" office:value="120.46282">
                <text:p>120.46282</text:p>
              </table:table-cell>
              <table:table-cell office:value-type="float" office:value="140.53025">
                <text:p>140.53025</text:p>
              </table:table-cell>
              <table:table-cell office:value-type="float" office:value="160.44628">
                <text:p>160.44628</text:p>
              </table:table-cell>
              <table:table-cell office:value-type="float" office:value="180.48469">
                <text:p>180.48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243cm" svg:height="20.617cm" xlink:href=".." xlink:type="simple" chart:class="chart:line" chart:style-name="ch1">
        <chart:title svg:x="14.159cm" svg:y="0.548cm" chart:style-name="ch2">
          <text:p>Parameterstudie d0</text:p>
        </chart:title>
        <chart:subtitle svg:x="14.304cm" svg:y="1.739cm" chart:style-name="ch3">
          <text:p>sigma=1, gamma=1</text:p>
        </chart:subtitle>
        <chart:legend chart:legend-position="end" svg:x="30.481cm" svg:y="7.858cm" chart:style-name="ch4"/>
        <chart:plot-area chart:style-name="ch5" table:cell-range-address="Tabelle1.A1:Tabelle1.K101" chart:data-source-has-labels="both" svg:x="1.682cm" svg:y="3.246cm" svg:width="27.511cm" svg:height="15.951cm">
          <chartooo:coordinate-region svg:x="2.409cm" svg:y="3.458cm" svg:width="26.505cm" svg:height="15.527cm"/>
          <chart:axis chart:dimension="x" chart:name="primary-x" chart:style-name="ch6">
            <chart:title svg:x="14.758cm" svg:y="19.61cm" chart:style-name="ch7">
              <text:p>distance</text:p>
            </chart:title>
            <chart:categories table:cell-range-address="Tabelle1.A2:Tabelle1.A101"/>
            <chart:grid chart:style-name="ch8" chart:class="major"/>
          </chart:axis>
          <chart:axis chart:dimension="y" chart:name="primary-y" chart:style-name="ch6">
            <chart:title svg:x="0.451cm" svg:y="11.596cm" chart:style-name="ch9">
              <text:p>loss</text:p>
            </chart:title>
            <chart:grid chart:style-name="ch8" chart:class="major"/>
          </chart:axis>
          <chart:series chart:style-name="ch10" chart:values-cell-range-address="Tabelle1.B2:Tabelle1.B101" chart:label-cell-address="Tabelle1.B1:Tabelle1.B1" chart:class="chart:line">
            <chart:data-point chart:repeated="100"/>
          </chart:series>
          <chart:series chart:style-name="ch11" chart:values-cell-range-address="Tabelle1.C2:Tabelle1.C101" chart:label-cell-address="Tabelle1.C1:Tabelle1.C1" chart:class="chart:line">
            <chart:data-point chart:repeated="100"/>
          </chart:series>
          <chart:series chart:style-name="ch12" chart:values-cell-range-address="Tabelle1.D2:Tabelle1.D101" chart:label-cell-address="Tabelle1.D1:Tabelle1.D1" chart:class="chart:line">
            <chart:data-point chart:repeated="100"/>
          </chart:series>
          <chart:series chart:style-name="ch13" chart:values-cell-range-address="Tabelle1.E2:Tabelle1.E101" chart:label-cell-address="Tabelle1.E1:Tabelle1.E1" chart:class="chart:line">
            <chart:data-point chart:repeated="100"/>
          </chart:series>
          <chart:series chart:style-name="ch14" chart:values-cell-range-address="Tabelle1.F2:Tabelle1.F101" chart:label-cell-address="Tabelle1.F1:Tabelle1.F1" chart:class="chart:line">
            <chart:data-point chart:repeated="100"/>
          </chart:series>
          <chart:series chart:style-name="ch15" chart:values-cell-range-address="Tabelle1.G2:Tabelle1.G101" chart:label-cell-address="Tabelle1.G1:Tabelle1.G1" chart:class="chart:line">
            <chart:data-point chart:repeated="100"/>
          </chart:series>
          <chart:series chart:style-name="ch16" chart:values-cell-range-address="Tabelle1.H2:Tabelle1.H101" chart:label-cell-address="Tabelle1.H1:Tabelle1.H1" chart:class="chart:line">
            <chart:data-point chart:repeated="100"/>
          </chart:series>
          <chart:series chart:style-name="ch17" chart:values-cell-range-address="Tabelle1.I2:Tabelle1.I101" chart:label-cell-address="Tabelle1.I1:Tabelle1.I1" chart:class="chart:line">
            <chart:data-point chart:repeated="100"/>
          </chart:series>
          <chart:series chart:style-name="ch18" chart:values-cell-range-address="Tabelle1.J2:Tabelle1.J101" chart:label-cell-address="Tabelle1.J1:Tabelle1.J1" chart:class="chart:line">
            <chart:data-point chart:repeated="100"/>
          </chart:series>
          <chart:series chart:style-name="ch19" chart:values-cell-range-address="Tabelle1.K2:Tabelle1.K101" chart:label-cell-address="Tabelle1.K1:Tabelle1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0=1</text:p>
                <draw:g>
                  <svg:desc>Tabelle1.B1:Tabelle1.B1</svg:desc>
                </draw:g>
              </table:table-cell>
              <table:table-cell office:value-type="string">
                <text:p>d0=2</text:p>
                <draw:g>
                  <svg:desc>Tabelle1.C1:Tabelle1.C1</svg:desc>
                </draw:g>
              </table:table-cell>
              <table:table-cell office:value-type="string">
                <text:p>d0=3</text:p>
                <draw:g>
                  <svg:desc>Tabelle1.D1:Tabelle1.D1</svg:desc>
                </draw:g>
              </table:table-cell>
              <table:table-cell office:value-type="string">
                <text:p>d0=4</text:p>
                <draw:g>
                  <svg:desc>Tabelle1.E1:Tabelle1.E1</svg:desc>
                </draw:g>
              </table:table-cell>
              <table:table-cell office:value-type="string">
                <text:p>d0=5</text:p>
                <draw:g>
                  <svg:desc>Tabelle1.F1:Tabelle1.F1</svg:desc>
                </draw:g>
              </table:table-cell>
              <table:table-cell office:value-type="string">
                <text:p>d0=6</text:p>
                <draw:g>
                  <svg:desc>Tabelle1.G1:Tabelle1.G1</svg:desc>
                </draw:g>
              </table:table-cell>
              <table:table-cell office:value-type="string">
                <text:p>d0=7</text:p>
                <draw:g>
                  <svg:desc>Tabelle1.H1:Tabelle1.H1</svg:desc>
                </draw:g>
              </table:table-cell>
              <table:table-cell office:value-type="string">
                <text:p>d0=8</text:p>
                <draw:g>
                  <svg:desc>Tabelle1.I1:Tabelle1.I1</svg:desc>
                </draw:g>
              </table:table-cell>
              <table:table-cell office:value-type="string">
                <text:p>d0=9</text:p>
                <draw:g>
                  <svg:desc>Tabelle1.J1:Tabelle1.J1</svg:desc>
                </draw:g>
              </table:table-cell>
              <table:table-cell office:value-type="string">
                <text:p>d0=10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2:Tabelle1.A101</svg:desc>
                </draw:g>
              </table:table-cell>
              <table:table-cell office:value-type="float" office:value="0.46461">
                <text:p>0.46461</text:p>
                <draw:g>
                  <svg:desc>Tabelle1.B2:Tabelle1.B101</svg:desc>
                </draw:g>
              </table:table-cell>
              <table:table-cell office:value-type="float" office:value="-2.54578">
                <text:p>-2.54578</text:p>
                <draw:g>
                  <svg:desc>Tabelle1.C2:Tabelle1.C101</svg:desc>
                </draw:g>
              </table:table-cell>
              <table:table-cell office:value-type="float" office:value="-4.23271">
                <text:p>-4.23271</text:p>
                <draw:g>
                  <svg:desc>Tabelle1.D2:Tabelle1.D101</svg:desc>
                </draw:g>
              </table:table-cell>
              <table:table-cell office:value-type="float" office:value="-5.5349">
                <text:p>-5.5349</text:p>
                <draw:g>
                  <svg:desc>Tabelle1.E2:Tabelle1.E101</svg:desc>
                </draw:g>
              </table:table-cell>
              <table:table-cell office:value-type="float" office:value="-6.50816">
                <text:p>-6.50816</text:p>
                <draw:g>
                  <svg:desc>Tabelle1.F2:Tabelle1.F101</svg:desc>
                </draw:g>
              </table:table-cell>
              <table:table-cell office:value-type="float" office:value="-7.28804">
                <text:p>-7.28804</text:p>
                <draw:g>
                  <svg:desc>Tabelle1.G2:Tabelle1.G101</svg:desc>
                </draw:g>
              </table:table-cell>
              <table:table-cell office:value-type="float" office:value="-7.93843">
                <text:p>-7.93843</text:p>
                <draw:g>
                  <svg:desc>Tabelle1.H2:Tabelle1.H101</svg:desc>
                </draw:g>
              </table:table-cell>
              <table:table-cell office:value-type="float" office:value="-8.50019">
                <text:p>-8.50019</text:p>
                <draw:g>
                  <svg:desc>Tabelle1.I2:Tabelle1.I101</svg:desc>
                </draw:g>
              </table:table-cell>
              <table:table-cell office:value-type="float" office:value="-9.01853">
                <text:p>-9.01853</text:p>
                <draw:g>
                  <svg:desc>Tabelle1.J2:Tabelle1.J101</svg:desc>
                </draw:g>
              </table:table-cell>
              <table:table-cell office:value-type="float" office:value="-9.50905">
                <text:p>-9.50905</text:p>
                <draw:g>
                  <svg:desc>Tabelle1.K2:Tabelle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8646">
                <text:p>3.58646</text:p>
              </table:table-cell>
              <table:table-cell office:value-type="float" office:value="0.5032">
                <text:p>0.5032</text:p>
              </table:table-cell>
              <table:table-cell office:value-type="float" office:value="-1.27383">
                <text:p>-1.27383</text:p>
              </table:table-cell>
              <table:table-cell office:value-type="float" office:value="-2.49558">
                <text:p>-2.49558</text:p>
              </table:table-cell>
              <table:table-cell office:value-type="float" office:value="-3.48123">
                <text:p>-3.48123</text:p>
              </table:table-cell>
              <table:table-cell office:value-type="float" office:value="-4.27094">
                <text:p>-4.27094</text:p>
              </table:table-cell>
              <table:table-cell office:value-type="float" office:value="-4.94957">
                <text:p>-4.94957</text:p>
              </table:table-cell>
              <table:table-cell office:value-type="float" office:value="-5.44544">
                <text:p>-5.44544</text:p>
              </table:table-cell>
              <table:table-cell office:value-type="float" office:value="-6.02283">
                <text:p>-6.02283</text:p>
              </table:table-cell>
              <table:table-cell office:value-type="float" office:value="-6.4581">
                <text:p>-6.4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4">
                <text:p>5.24</text:p>
              </table:table-cell>
              <table:table-cell office:value-type="float" office:value="2.2374">
                <text:p>2.2374</text:p>
              </table:table-cell>
              <table:table-cell office:value-type="float" office:value="0.49898">
                <text:p>0.49898</text:p>
              </table:table-cell>
              <table:table-cell office:value-type="float" office:value="-0.74961">
                <text:p>-0.74961</text:p>
              </table:table-cell>
              <table:table-cell office:value-type="float" office:value="-1.67565">
                <text:p>-1.67565</text:p>
              </table:table-cell>
              <table:table-cell office:value-type="float" office:value="-2.50591">
                <text:p>-2.50591</text:p>
              </table:table-cell>
              <table:table-cell office:value-type="float" office:value="-3.1893">
                <text:p>-3.1893</text:p>
              </table:table-cell>
              <table:table-cell office:value-type="float" office:value="-3.81944">
                <text:p>-3.81944</text:p>
              </table:table-cell>
              <table:table-cell office:value-type="float" office:value="-4.30606">
                <text:p>-4.30606</text:p>
              </table:table-cell>
              <table:table-cell office:value-type="float" office:value="-4.67503">
                <text:p>-4.67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957">
                <text:p>6.53957</text:p>
              </table:table-cell>
              <table:table-cell office:value-type="float" office:value="3.56581">
                <text:p>3.56581</text:p>
              </table:table-cell>
              <table:table-cell office:value-type="float" office:value="1.75287">
                <text:p>1.75287</text:p>
              </table:table-cell>
              <table:table-cell office:value-type="float" office:value="0.53457">
                <text:p>0.53457</text:p>
              </table:table-cell>
              <table:table-cell office:value-type="float" office:value="-0.46481">
                <text:p>-0.46481</text:p>
              </table:table-cell>
              <table:table-cell office:value-type="float" office:value="-1.24481">
                <text:p>-1.24481</text:p>
              </table:table-cell>
              <table:table-cell office:value-type="float" office:value="-1.94398">
                <text:p>-1.94398</text:p>
              </table:table-cell>
              <table:table-cell office:value-type="float" office:value="-2.56009">
                <text:p>-2.56009</text:p>
              </table:table-cell>
              <table:table-cell office:value-type="float" office:value="-2.97415">
                <text:p>-2.97415</text:p>
              </table:table-cell>
              <table:table-cell office:value-type="float" office:value="-3.42804">
                <text:p>-3.42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7805">
                <text:p>7.47805</text:p>
              </table:table-cell>
              <table:table-cell office:value-type="float" office:value="4.43012">
                <text:p>4.43012</text:p>
              </table:table-cell>
              <table:table-cell office:value-type="float" office:value="2.71491">
                <text:p>2.71491</text:p>
              </table:table-cell>
              <table:table-cell office:value-type="float" office:value="1.47854">
                <text:p>1.47854</text:p>
              </table:table-cell>
              <table:table-cell office:value-type="float" office:value="0.49052">
                <text:p>0.49052</text:p>
              </table:table-cell>
              <table:table-cell office:value-type="float" office:value="-0.26189">
                <text:p>-0.26189</text:p>
              </table:table-cell>
              <table:table-cell office:value-type="float" office:value="-0.92528">
                <text:p>-0.92528</text:p>
              </table:table-cell>
              <table:table-cell office:value-type="float" office:value="-1.50162">
                <text:p>-1.50162</text:p>
              </table:table-cell>
              <table:table-cell office:value-type="float" office:value="-2.04869">
                <text:p>-2.04869</text:p>
              </table:table-cell>
              <table:table-cell office:value-type="float" office:value="-2.48904">
                <text:p>-2.48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1919">
                <text:p>8.21919</text:p>
              </table:table-cell>
              <table:table-cell office:value-type="float" office:value="5.28797">
                <text:p>5.28797</text:p>
              </table:table-cell>
              <table:table-cell office:value-type="float" office:value="3.50913">
                <text:p>3.50913</text:p>
              </table:table-cell>
              <table:table-cell office:value-type="float" office:value="2.26005">
                <text:p>2.26005</text:p>
              </table:table-cell>
              <table:table-cell office:value-type="float" office:value="1.3255">
                <text:p>1.3255</text:p>
              </table:table-cell>
              <table:table-cell office:value-type="float" office:value="0.55701">
                <text:p>0.55701</text:p>
              </table:table-cell>
              <table:table-cell office:value-type="float" office:value="-0.20895">
                <text:p>-0.20895</text:p>
              </table:table-cell>
              <table:table-cell office:value-type="float" office:value="-0.74759">
                <text:p>-0.74759</text:p>
              </table:table-cell>
              <table:table-cell office:value-type="float" office:value="-1.25628">
                <text:p>-1.25628</text:p>
              </table:table-cell>
              <table:table-cell office:value-type="float" office:value="-1.67872">
                <text:p>-1.6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5084">
                <text:p>8.95084</text:p>
              </table:table-cell>
              <table:table-cell office:value-type="float" office:value="5.945">
                <text:p>5.945</text:p>
              </table:table-cell>
              <table:table-cell office:value-type="float" office:value="4.19351">
                <text:p>4.19351</text:p>
              </table:table-cell>
              <table:table-cell office:value-type="float" office:value="2.90346">
                <text:p>2.90346</text:p>
              </table:table-cell>
              <table:table-cell office:value-type="float" office:value="1.96612">
                <text:p>1.96612</text:p>
              </table:table-cell>
              <table:table-cell office:value-type="float" office:value="1.16737">
                <text:p>1.16737</text:p>
              </table:table-cell>
              <table:table-cell office:value-type="float" office:value="0.50213">
                <text:p>0.50213</text:p>
              </table:table-cell>
              <table:table-cell office:value-type="float" office:value="-0.13123">
                <text:p>-0.13123</text:p>
              </table:table-cell>
              <table:table-cell office:value-type="float" office:value="-0.58519">
                <text:p>-0.58519</text:p>
              </table:table-cell>
              <table:table-cell office:value-type="float" office:value="-1.02615">
                <text:p>-1.02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4941">
                <text:p>9.54941</text:p>
              </table:table-cell>
              <table:table-cell office:value-type="float" office:value="6.54581">
                <text:p>6.54581</text:p>
              </table:table-cell>
              <table:table-cell office:value-type="float" office:value="4.73651">
                <text:p>4.73651</text:p>
              </table:table-cell>
              <table:table-cell office:value-type="float" office:value="3.47361">
                <text:p>3.47361</text:p>
              </table:table-cell>
              <table:table-cell office:value-type="float" office:value="2.54445">
                <text:p>2.54445</text:p>
              </table:table-cell>
              <table:table-cell office:value-type="float" office:value="1.75939">
                <text:p>1.75939</text:p>
              </table:table-cell>
              <table:table-cell office:value-type="float" office:value="1.06864">
                <text:p>1.06864</text:p>
              </table:table-cell>
              <table:table-cell office:value-type="float" office:value="0.51403">
                <text:p>0.51403</text:p>
              </table:table-cell>
              <table:table-cell office:value-type="float" office:value="-0.04289">
                <text:p>-0.04289</text:p>
              </table:table-cell>
              <table:table-cell office:value-type="float" office:value="-0.4865">
                <text:p>-0.4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7718">
                <text:p>10.07718</text:p>
              </table:table-cell>
              <table:table-cell office:value-type="float" office:value="6.99981">
                <text:p>6.99981</text:p>
              </table:table-cell>
              <table:table-cell office:value-type="float" office:value="5.26376">
                <text:p>5.26376</text:p>
              </table:table-cell>
              <table:table-cell office:value-type="float" office:value="3.99807">
                <text:p>3.99807</text:p>
              </table:table-cell>
              <table:table-cell office:value-type="float" office:value="3.02387">
                <text:p>3.02387</text:p>
              </table:table-cell>
              <table:table-cell office:value-type="float" office:value="2.29584">
                <text:p>2.29584</text:p>
              </table:table-cell>
              <table:table-cell office:value-type="float" office:value="1.57758">
                <text:p>1.57758</text:p>
              </table:table-cell>
              <table:table-cell office:value-type="float" office:value="1.01716">
                <text:p>1.01716</text:p>
              </table:table-cell>
              <table:table-cell office:value-type="float" office:value="0.47371">
                <text:p>0.47371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4687">
                <text:p>10.54687</text:p>
              </table:table-cell>
              <table:table-cell office:value-type="float" office:value="7.48592">
                <text:p>7.48592</text:p>
              </table:table-cell>
              <table:table-cell office:value-type="float" office:value="5.77836">
                <text:p>5.77836</text:p>
              </table:table-cell>
              <table:table-cell office:value-type="float" office:value="4.47094">
                <text:p>4.47094</text:p>
              </table:table-cell>
              <table:table-cell office:value-type="float" office:value="3.48674">
                <text:p>3.48674</text:p>
              </table:table-cell>
              <table:table-cell office:value-type="float" office:value="2.68653">
                <text:p>2.68653</text:p>
              </table:table-cell>
              <table:table-cell office:value-type="float" office:value="2.03906">
                <text:p>2.03906</text:p>
              </table:table-cell>
              <table:table-cell office:value-type="float" office:value="1.49641">
                <text:p>1.49641</text:p>
              </table:table-cell>
              <table:table-cell office:value-type="float" office:value="0.96554">
                <text:p>0.96554</text:p>
              </table:table-cell>
              <table:table-cell office:value-type="float" office:value="0.50618">
                <text:p>0.50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8952">
                <text:p>10.88952</text:p>
              </table:table-cell>
              <table:table-cell office:value-type="float" office:value="7.90681">
                <text:p>7.90681</text:p>
              </table:table-cell>
              <table:table-cell office:value-type="float" office:value="6.10998">
                <text:p>6.10998</text:p>
              </table:table-cell>
              <table:table-cell office:value-type="float" office:value="4.88784">
                <text:p>4.88784</text:p>
              </table:table-cell>
              <table:table-cell office:value-type="float" office:value="3.8488">
                <text:p>3.8488</text:p>
              </table:table-cell>
              <table:table-cell office:value-type="float" office:value="3.13827">
                <text:p>3.13827</text:p>
              </table:table-cell>
              <table:table-cell office:value-type="float" office:value="2.45014">
                <text:p>2.45014</text:p>
              </table:table-cell>
              <table:table-cell office:value-type="float" office:value="1.89822">
                <text:p>1.89822</text:p>
              </table:table-cell>
              <table:table-cell office:value-type="float" office:value="1.34897">
                <text:p>1.34897</text:p>
              </table:table-cell>
              <table:table-cell office:value-type="float" office:value="0.94549">
                <text:p>0.94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7452">
                <text:p>11.27452</text:p>
              </table:table-cell>
              <table:table-cell office:value-type="float" office:value="8.28097">
                <text:p>8.28097</text:p>
              </table:table-cell>
              <table:table-cell office:value-type="float" office:value="6.48057">
                <text:p>6.48057</text:p>
              </table:table-cell>
              <table:table-cell office:value-type="float" office:value="5.29951">
                <text:p>5.29951</text:p>
              </table:table-cell>
              <table:table-cell office:value-type="float" office:value="4.3473">
                <text:p>4.3473</text:p>
              </table:table-cell>
              <table:table-cell office:value-type="float" office:value="3.51656">
                <text:p>3.51656</text:p>
              </table:table-cell>
              <table:table-cell office:value-type="float" office:value="2.84191">
                <text:p>2.84191</text:p>
              </table:table-cell>
              <table:table-cell office:value-type="float" office:value="2.26376">
                <text:p>2.26376</text:p>
              </table:table-cell>
              <table:table-cell office:value-type="float" office:value="1.72843">
                <text:p>1.72843</text:p>
              </table:table-cell>
              <table:table-cell office:value-type="float" office:value="1.30452">
                <text:p>1.30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407">
                <text:p>11.6407</text:p>
              </table:table-cell>
              <table:table-cell office:value-type="float" office:value="8.64597">
                <text:p>8.64597</text:p>
              </table:table-cell>
              <table:table-cell office:value-type="float" office:value="6.89469">
                <text:p>6.89469</text:p>
              </table:table-cell>
              <table:table-cell office:value-type="float" office:value="5.60636">
                <text:p>5.60636</text:p>
              </table:table-cell>
              <table:table-cell office:value-type="float" office:value="4.69961">
                <text:p>4.69961</text:p>
              </table:table-cell>
              <table:table-cell office:value-type="float" office:value="3.89064">
                <text:p>3.89064</text:p>
              </table:table-cell>
              <table:table-cell office:value-type="float" office:value="3.21571">
                <text:p>3.21571</text:p>
              </table:table-cell>
              <table:table-cell office:value-type="float" office:value="2.61359">
                <text:p>2.61359</text:p>
              </table:table-cell>
              <table:table-cell office:value-type="float" office:value="2.09929">
                <text:p>2.09929</text:p>
              </table:table-cell>
              <table:table-cell office:value-type="float" office:value="1.59911">
                <text:p>1.59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4394">
                <text:p>11.94394</text:p>
              </table:table-cell>
              <table:table-cell office:value-type="float" office:value="8.95812">
                <text:p>8.95812</text:p>
              </table:table-cell>
              <table:table-cell office:value-type="float" office:value="7.13904">
                <text:p>7.13904</text:p>
              </table:table-cell>
              <table:table-cell office:value-type="float" office:value="5.89837">
                <text:p>5.89837</text:p>
              </table:table-cell>
              <table:table-cell office:value-type="float" office:value="4.96637">
                <text:p>4.96637</text:p>
              </table:table-cell>
              <table:table-cell office:value-type="float" office:value="4.17522">
                <text:p>4.17522</text:p>
              </table:table-cell>
              <table:table-cell office:value-type="float" office:value="3.49135">
                <text:p>3.49135</text:p>
              </table:table-cell>
              <table:table-cell office:value-type="float" office:value="2.85284">
                <text:p>2.85284</text:p>
              </table:table-cell>
              <table:table-cell office:value-type="float" office:value="2.43297">
                <text:p>2.43297</text:p>
              </table:table-cell>
              <table:table-cell office:value-type="float" office:value="1.94018">
                <text:p>1.94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904">
                <text:p>12.2904</text:p>
              </table:table-cell>
              <table:table-cell office:value-type="float" office:value="9.23193">
                <text:p>9.23193</text:p>
              </table:table-cell>
              <table:table-cell office:value-type="float" office:value="7.52922">
                <text:p>7.52922</text:p>
              </table:table-cell>
              <table:table-cell office:value-type="float" office:value="6.21267">
                <text:p>6.21267</text:p>
              </table:table-cell>
              <table:table-cell office:value-type="float" office:value="5.24594">
                <text:p>5.24594</text:p>
              </table:table-cell>
              <table:table-cell office:value-type="float" office:value="4.51038">
                <text:p>4.51038</text:p>
              </table:table-cell>
              <table:table-cell office:value-type="float" office:value="3.82351">
                <text:p>3.82351</text:p>
              </table:table-cell>
              <table:table-cell office:value-type="float" office:value="3.23759">
                <text:p>3.23759</text:p>
              </table:table-cell>
              <table:table-cell office:value-type="float" office:value="2.71923">
                <text:p>2.71923</text:p>
              </table:table-cell>
              <table:table-cell office:value-type="float" office:value="2.27057">
                <text:p>2.27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0356">
                <text:p>12.50356</text:p>
              </table:table-cell>
              <table:table-cell office:value-type="float" office:value="9.53723">
                <text:p>9.53723</text:p>
              </table:table-cell>
              <table:table-cell office:value-type="float" office:value="7.81112">
                <text:p>7.81112</text:p>
              </table:table-cell>
              <table:table-cell office:value-type="float" office:value="6.53585">
                <text:p>6.53585</text:p>
              </table:table-cell>
              <table:table-cell office:value-type="float" office:value="5.48673">
                <text:p>5.48673</text:p>
              </table:table-cell>
              <table:table-cell office:value-type="float" office:value="4.75559">
                <text:p>4.75559</text:p>
              </table:table-cell>
              <table:table-cell office:value-type="float" office:value="4.0916">
                <text:p>4.0916</text:p>
              </table:table-cell>
              <table:table-cell office:value-type="float" office:value="3.53725">
                <text:p>3.53725</text:p>
              </table:table-cell>
              <table:table-cell office:value-type="float" office:value="2.98037">
                <text:p>2.98037</text:p>
              </table:table-cell>
              <table:table-cell office:value-type="float" office:value="2.54259">
                <text:p>2.54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1925">
                <text:p>12.81925</text:p>
              </table:table-cell>
              <table:table-cell office:value-type="float" office:value="9.76268">
                <text:p>9.76268</text:p>
              </table:table-cell>
              <table:table-cell office:value-type="float" office:value="8.0001">
                <text:p>8.0001</text:p>
              </table:table-cell>
              <table:table-cell office:value-type="float" office:value="6.8086">
                <text:p>6.8086</text:p>
              </table:table-cell>
              <table:table-cell office:value-type="float" office:value="5.82968">
                <text:p>5.82968</text:p>
              </table:table-cell>
              <table:table-cell office:value-type="float" office:value="5.06478">
                <text:p>5.06478</text:p>
              </table:table-cell>
              <table:table-cell office:value-type="float" office:value="4.34469">
                <text:p>4.34469</text:p>
              </table:table-cell>
              <table:table-cell office:value-type="float" office:value="3.75918">
                <text:p>3.75918</text:p>
              </table:table-cell>
              <table:table-cell office:value-type="float" office:value="3.30765">
                <text:p>3.30765</text:p>
              </table:table-cell>
              <table:table-cell office:value-type="float" office:value="2.77121">
                <text:p>2.77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8492">
                <text:p>13.08492</text:p>
              </table:table-cell>
              <table:table-cell office:value-type="float" office:value="10.04127">
                <text:p>10.04127</text:p>
              </table:table-cell>
              <table:table-cell office:value-type="float" office:value="8.30326">
                <text:p>8.30326</text:p>
              </table:table-cell>
              <table:table-cell office:value-type="float" office:value="7.05762">
                <text:p>7.05762</text:p>
              </table:table-cell>
              <table:table-cell office:value-type="float" office:value="6.03518">
                <text:p>6.03518</text:p>
              </table:table-cell>
              <table:table-cell office:value-type="float" office:value="5.27621">
                <text:p>5.27621</text:p>
              </table:table-cell>
              <table:table-cell office:value-type="float" office:value="4.58476">
                <text:p>4.58476</text:p>
              </table:table-cell>
              <table:table-cell office:value-type="float" office:value="4.04815">
                <text:p>4.04815</text:p>
              </table:table-cell>
              <table:table-cell office:value-type="float" office:value="3.51252">
                <text:p>3.51252</text:p>
              </table:table-cell>
              <table:table-cell office:value-type="float" office:value="3.0648">
                <text:p>3.0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27765">
                <text:p>13.27765</text:p>
              </table:table-cell>
              <table:table-cell office:value-type="float" office:value="10.23711">
                <text:p>10.23711</text:p>
              </table:table-cell>
              <table:table-cell office:value-type="float" office:value="8.53841">
                <text:p>8.53841</text:p>
              </table:table-cell>
              <table:table-cell office:value-type="float" office:value="7.29291">
                <text:p>7.29291</text:p>
              </table:table-cell>
              <table:table-cell office:value-type="float" office:value="6.26715">
                <text:p>6.26715</text:p>
              </table:table-cell>
              <table:table-cell office:value-type="float" office:value="5.52436">
                <text:p>5.52436</text:p>
              </table:table-cell>
              <table:table-cell office:value-type="float" office:value="4.83995">
                <text:p>4.83995</text:p>
              </table:table-cell>
              <table:table-cell office:value-type="float" office:value="4.25704">
                <text:p>4.25704</text:p>
              </table:table-cell>
              <table:table-cell office:value-type="float" office:value="3.79326">
                <text:p>3.79326</text:p>
              </table:table-cell>
              <table:table-cell office:value-type="float" office:value="3.26877">
                <text:p>3.26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46995">
                <text:p>13.46995</text:p>
              </table:table-cell>
              <table:table-cell office:value-type="float" office:value="10.49181">
                <text:p>10.49181</text:p>
              </table:table-cell>
              <table:table-cell office:value-type="float" office:value="8.70781">
                <text:p>8.70781</text:p>
              </table:table-cell>
              <table:table-cell office:value-type="float" office:value="7.48791">
                <text:p>7.48791</text:p>
              </table:table-cell>
              <table:table-cell office:value-type="float" office:value="6.53136">
                <text:p>6.53136</text:p>
              </table:table-cell>
              <table:table-cell office:value-type="float" office:value="5.71061">
                <text:p>5.71061</text:p>
              </table:table-cell>
              <table:table-cell office:value-type="float" office:value="5.06418">
                <text:p>5.06418</text:p>
              </table:table-cell>
              <table:table-cell office:value-type="float" office:value="4.49457">
                <text:p>4.49457</text:p>
              </table:table-cell>
              <table:table-cell office:value-type="float" office:value="3.98243">
                <text:p>3.98243</text:p>
              </table:table-cell>
              <table:table-cell office:value-type="float" office:value="3.53701">
                <text:p>3.53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74321">
                <text:p>13.74321</text:p>
              </table:table-cell>
              <table:table-cell office:value-type="float" office:value="10.69512">
                <text:p>10.69512</text:p>
              </table:table-cell>
              <table:table-cell office:value-type="float" office:value="8.9357">
                <text:p>8.9357</text:p>
              </table:table-cell>
              <table:table-cell office:value-type="float" office:value="7.68628">
                <text:p>7.68628</text:p>
              </table:table-cell>
              <table:table-cell office:value-type="float" office:value="6.74614">
                <text:p>6.74614</text:p>
              </table:table-cell>
              <table:table-cell office:value-type="float" office:value="5.93514">
                <text:p>5.93514</text:p>
              </table:table-cell>
              <table:table-cell office:value-type="float" office:value="5.27012">
                <text:p>5.27012</text:p>
              </table:table-cell>
              <table:table-cell office:value-type="float" office:value="4.69158">
                <text:p>4.69158</text:p>
              </table:table-cell>
              <table:table-cell office:value-type="float" office:value="4.20134">
                <text:p>4.20134</text:p>
              </table:table-cell>
              <table:table-cell office:value-type="float" office:value="3.7217">
                <text:p>3.7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6595">
                <text:p>13.96595</text:p>
              </table:table-cell>
              <table:table-cell office:value-type="float" office:value="10.91622">
                <text:p>10.91622</text:p>
              </table:table-cell>
              <table:table-cell office:value-type="float" office:value="9.15562">
                <text:p>9.15562</text:p>
              </table:table-cell>
              <table:table-cell office:value-type="float" office:value="7.9306">
                <text:p>7.9306</text:p>
              </table:table-cell>
              <table:table-cell office:value-type="float" office:value="6.90048">
                <text:p>6.90048</text:p>
              </table:table-cell>
              <table:table-cell office:value-type="float" office:value="6.12479">
                <text:p>6.12479</text:p>
              </table:table-cell>
              <table:table-cell office:value-type="float" office:value="5.47977">
                <text:p>5.47977</text:p>
              </table:table-cell>
              <table:table-cell office:value-type="float" office:value="4.86969">
                <text:p>4.86969</text:p>
              </table:table-cell>
              <table:table-cell office:value-type="float" office:value="4.38461">
                <text:p>4.38461</text:p>
              </table:table-cell>
              <table:table-cell office:value-type="float" office:value="3.9143">
                <text:p>3.9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4686">
                <text:p>14.14686</text:p>
              </table:table-cell>
              <table:table-cell office:value-type="float" office:value="11.15049">
                <text:p>11.15049</text:p>
              </table:table-cell>
              <table:table-cell office:value-type="float" office:value="9.34683">
                <text:p>9.34683</text:p>
              </table:table-cell>
              <table:table-cell office:value-type="float" office:value="8.0071">
                <text:p>8.0071</text:p>
              </table:table-cell>
              <table:table-cell office:value-type="float" office:value="7.10792">
                <text:p>7.10792</text:p>
              </table:table-cell>
              <table:table-cell office:value-type="float" office:value="6.29986">
                <text:p>6.29986</text:p>
              </table:table-cell>
              <table:table-cell office:value-type="float" office:value="5.68992">
                <text:p>5.68992</text:p>
              </table:table-cell>
              <table:table-cell office:value-type="float" office:value="5.06419">
                <text:p>5.06419</text:p>
              </table:table-cell>
              <table:table-cell office:value-type="float" office:value="4.59155">
                <text:p>4.59155</text:p>
              </table:table-cell>
              <table:table-cell office:value-type="float" office:value="4.11883">
                <text:p>4.11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27271">
                <text:p>14.27271</text:p>
              </table:table-cell>
              <table:table-cell office:value-type="float" office:value="11.32111">
                <text:p>11.32111</text:p>
              </table:table-cell>
              <table:table-cell office:value-type="float" office:value="9.53886">
                <text:p>9.53886</text:p>
              </table:table-cell>
              <table:table-cell office:value-type="float" office:value="8.30464">
                <text:p>8.30464</text:p>
              </table:table-cell>
              <table:table-cell office:value-type="float" office:value="7.31437">
                <text:p>7.31437</text:p>
              </table:table-cell>
              <table:table-cell office:value-type="float" office:value="6.53708">
                <text:p>6.53708</text:p>
              </table:table-cell>
              <table:table-cell office:value-type="float" office:value="5.87986">
                <text:p>5.87986</text:p>
              </table:table-cell>
              <table:table-cell office:value-type="float" office:value="5.20781">
                <text:p>5.20781</text:p>
              </table:table-cell>
              <table:table-cell office:value-type="float" office:value="4.7802">
                <text:p>4.7802</text:p>
              </table:table-cell>
              <table:table-cell office:value-type="float" office:value="4.35298">
                <text:p>4.35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0679">
                <text:p>14.50679</text:p>
              </table:table-cell>
              <table:table-cell office:value-type="float" office:value="11.47576">
                <text:p>11.47576</text:p>
              </table:table-cell>
              <table:table-cell office:value-type="float" office:value="9.70874">
                <text:p>9.70874</text:p>
              </table:table-cell>
              <table:table-cell office:value-type="float" office:value="8.48742">
                <text:p>8.48742</text:p>
              </table:table-cell>
              <table:table-cell office:value-type="float" office:value="7.47335">
                <text:p>7.47335</text:p>
              </table:table-cell>
              <table:table-cell office:value-type="float" office:value="6.7375">
                <text:p>6.7375</text:p>
              </table:table-cell>
              <table:table-cell office:value-type="float" office:value="6.05382">
                <text:p>6.05382</text:p>
              </table:table-cell>
              <table:table-cell office:value-type="float" office:value="5.43278">
                <text:p>5.43278</text:p>
              </table:table-cell>
              <table:table-cell office:value-type="float" office:value="4.88624">
                <text:p>4.88624</text:p>
              </table:table-cell>
              <table:table-cell office:value-type="float" office:value="4.45351">
                <text:p>4.45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69545">
                <text:p>14.69545</text:p>
              </table:table-cell>
              <table:table-cell office:value-type="float" office:value="11.62568">
                <text:p>11.62568</text:p>
              </table:table-cell>
              <table:table-cell office:value-type="float" office:value="9.90794">
                <text:p>9.90794</text:p>
              </table:table-cell>
              <table:table-cell office:value-type="float" office:value="8.65757">
                <text:p>8.65757</text:p>
              </table:table-cell>
              <table:table-cell office:value-type="float" office:value="7.66484">
                <text:p>7.66484</text:p>
              </table:table-cell>
              <table:table-cell office:value-type="float" office:value="6.83431">
                <text:p>6.83431</text:p>
              </table:table-cell>
              <table:table-cell office:value-type="float" office:value="6.18336">
                <text:p>6.18336</text:p>
              </table:table-cell>
              <table:table-cell office:value-type="float" office:value="5.58558">
                <text:p>5.58558</text:p>
              </table:table-cell>
              <table:table-cell office:value-type="float" office:value="5.1405">
                <text:p>5.1405</text:p>
              </table:table-cell>
              <table:table-cell office:value-type="float" office:value="4.65958">
                <text:p>4.65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839">
                <text:p>14.839</text:p>
              </table:table-cell>
              <table:table-cell office:value-type="float" office:value="11.78758">
                <text:p>11.78758</text:p>
              </table:table-cell>
              <table:table-cell office:value-type="float" office:value="10.08389">
                <text:p>10.08389</text:p>
              </table:table-cell>
              <table:table-cell office:value-type="float" office:value="8.80746">
                <text:p>8.80746</text:p>
              </table:table-cell>
              <table:table-cell office:value-type="float" office:value="7.79171">
                <text:p>7.79171</text:p>
              </table:table-cell>
              <table:table-cell office:value-type="float" office:value="7.04954">
                <text:p>7.04954</text:p>
              </table:table-cell>
              <table:table-cell office:value-type="float" office:value="6.36285">
                <text:p>6.36285</text:p>
              </table:table-cell>
              <table:table-cell office:value-type="float" office:value="5.80221">
                <text:p>5.80221</text:p>
              </table:table-cell>
              <table:table-cell office:value-type="float" office:value="5.28762">
                <text:p>5.28762</text:p>
              </table:table-cell>
              <table:table-cell office:value-type="float" office:value="4.81069">
                <text:p>4.81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01746">
                <text:p>15.01746</text:p>
              </table:table-cell>
              <table:table-cell office:value-type="float" office:value="12.00873">
                <text:p>12.00873</text:p>
              </table:table-cell>
              <table:table-cell office:value-type="float" office:value="10.20604">
                <text:p>10.20604</text:p>
              </table:table-cell>
              <table:table-cell office:value-type="float" office:value="8.95074">
                <text:p>8.95074</text:p>
              </table:table-cell>
              <table:table-cell office:value-type="float" office:value="7.98263">
                <text:p>7.98263</text:p>
              </table:table-cell>
              <table:table-cell office:value-type="float" office:value="7.18783">
                <text:p>7.18783</text:p>
              </table:table-cell>
              <table:table-cell office:value-type="float" office:value="6.48579">
                <text:p>6.48579</text:p>
              </table:table-cell>
              <table:table-cell office:value-type="float" office:value="5.86127">
                <text:p>5.86127</text:p>
              </table:table-cell>
              <table:table-cell office:value-type="float" office:value="5.37251">
                <text:p>5.37251</text:p>
              </table:table-cell>
              <table:table-cell office:value-type="float" office:value="4.98578">
                <text:p>4.98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527">
                <text:p>15.1527</text:p>
              </table:table-cell>
              <table:table-cell office:value-type="float" office:value="12.1011">
                <text:p>12.1011</text:p>
              </table:table-cell>
              <table:table-cell office:value-type="float" office:value="10.34674">
                <text:p>10.34674</text:p>
              </table:table-cell>
              <table:table-cell office:value-type="float" office:value="9.13738">
                <text:p>9.13738</text:p>
              </table:table-cell>
              <table:table-cell office:value-type="float" office:value="8.14083">
                <text:p>8.14083</text:p>
              </table:table-cell>
              <table:table-cell office:value-type="float" office:value="7.33144">
                <text:p>7.33144</text:p>
              </table:table-cell>
              <table:table-cell office:value-type="float" office:value="6.71076">
                <text:p>6.71076</text:p>
              </table:table-cell>
              <table:table-cell office:value-type="float" office:value="6.05814">
                <text:p>6.05814</text:p>
              </table:table-cell>
              <table:table-cell office:value-type="float" office:value="5.57251">
                <text:p>5.57251</text:p>
              </table:table-cell>
              <table:table-cell office:value-type="float" office:value="5.14563">
                <text:p>5.14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5546">
                <text:p>15.25546</text:p>
              </table:table-cell>
              <table:table-cell office:value-type="float" office:value="12.3026">
                <text:p>12.3026</text:p>
              </table:table-cell>
              <table:table-cell office:value-type="float" office:value="10.44468">
                <text:p>10.44468</text:p>
              </table:table-cell>
              <table:table-cell office:value-type="float" office:value="9.25964">
                <text:p>9.25964</text:p>
              </table:table-cell>
              <table:table-cell office:value-type="float" office:value="8.33566">
                <text:p>8.33566</text:p>
              </table:table-cell>
              <table:table-cell office:value-type="float" office:value="7.51263">
                <text:p>7.51263</text:p>
              </table:table-cell>
              <table:table-cell office:value-type="float" office:value="6.7926">
                <text:p>6.7926</text:p>
              </table:table-cell>
              <table:table-cell office:value-type="float" office:value="6.19532">
                <text:p>6.19532</text:p>
              </table:table-cell>
              <table:table-cell office:value-type="float" office:value="5.72989">
                <text:p>5.72989</text:p>
              </table:table-cell>
              <table:table-cell office:value-type="float" office:value="5.26289">
                <text:p>5.26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6908">
                <text:p>15.36908</text:p>
              </table:table-cell>
              <table:table-cell office:value-type="float" office:value="12.40186">
                <text:p>12.40186</text:p>
              </table:table-cell>
              <table:table-cell office:value-type="float" office:value="10.64174">
                <text:p>10.64174</text:p>
              </table:table-cell>
              <table:table-cell office:value-type="float" office:value="9.37452">
                <text:p>9.37452</text:p>
              </table:table-cell>
              <table:table-cell office:value-type="float" office:value="8.46666">
                <text:p>8.46666</text:p>
              </table:table-cell>
              <table:table-cell office:value-type="float" office:value="7.62789">
                <text:p>7.62789</text:p>
              </table:table-cell>
              <table:table-cell office:value-type="float" office:value="6.95785">
                <text:p>6.95785</text:p>
              </table:table-cell>
              <table:table-cell office:value-type="float" office:value="6.35267">
                <text:p>6.35267</text:p>
              </table:table-cell>
              <table:table-cell office:value-type="float" office:value="5.91286">
                <text:p>5.91286</text:p>
              </table:table-cell>
              <table:table-cell office:value-type="float" office:value="5.40243">
                <text:p>5.4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7135">
                <text:p>15.57135</text:p>
              </table:table-cell>
              <table:table-cell office:value-type="float" office:value="12.54743">
                <text:p>12.54743</text:p>
              </table:table-cell>
              <table:table-cell office:value-type="float" office:value="10.7937">
                <text:p>10.7937</text:p>
              </table:table-cell>
              <table:table-cell office:value-type="float" office:value="9.50267">
                <text:p>9.50267</text:p>
              </table:table-cell>
              <table:table-cell office:value-type="float" office:value="8.57974">
                <text:p>8.57974</text:p>
              </table:table-cell>
              <table:table-cell office:value-type="float" office:value="7.77319">
                <text:p>7.77319</text:p>
              </table:table-cell>
              <table:table-cell office:value-type="float" office:value="7.08315">
                <text:p>7.08315</text:p>
              </table:table-cell>
              <table:table-cell office:value-type="float" office:value="6.48561">
                <text:p>6.48561</text:p>
              </table:table-cell>
              <table:table-cell office:value-type="float" office:value="6.04267">
                <text:p>6.04267</text:p>
              </table:table-cell>
              <table:table-cell office:value-type="float" office:value="5.53909">
                <text:p>5.53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65178">
                <text:p>15.65178</text:p>
              </table:table-cell>
              <table:table-cell office:value-type="float" office:value="12.70324">
                <text:p>12.70324</text:p>
              </table:table-cell>
              <table:table-cell office:value-type="float" office:value="10.92112">
                <text:p>10.92112</text:p>
              </table:table-cell>
              <table:table-cell office:value-type="float" office:value="9.65452">
                <text:p>9.65452</text:p>
              </table:table-cell>
              <table:table-cell office:value-type="float" office:value="8.68095">
                <text:p>8.68095</text:p>
              </table:table-cell>
              <table:table-cell office:value-type="float" office:value="7.83999">
                <text:p>7.83999</text:p>
              </table:table-cell>
              <table:table-cell office:value-type="float" office:value="7.20087">
                <text:p>7.20087</text:p>
              </table:table-cell>
              <table:table-cell office:value-type="float" office:value="6.63012">
                <text:p>6.63012</text:p>
              </table:table-cell>
              <table:table-cell office:value-type="float" office:value="6.17044">
                <text:p>6.17044</text:p>
              </table:table-cell>
              <table:table-cell office:value-type="float" office:value="5.6609">
                <text:p>5.6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79349">
                <text:p>15.79349</text:p>
              </table:table-cell>
              <table:table-cell office:value-type="float" office:value="12.78907">
                <text:p>12.78907</text:p>
              </table:table-cell>
              <table:table-cell office:value-type="float" office:value="11.06887">
                <text:p>11.06887</text:p>
              </table:table-cell>
              <table:table-cell office:value-type="float" office:value="9.80167">
                <text:p>9.80167</text:p>
              </table:table-cell>
              <table:table-cell office:value-type="float" office:value="8.83509">
                <text:p>8.83509</text:p>
              </table:table-cell>
              <table:table-cell office:value-type="float" office:value="7.99913">
                <text:p>7.99913</text:p>
              </table:table-cell>
              <table:table-cell office:value-type="float" office:value="7.32862">
                <text:p>7.32862</text:p>
              </table:table-cell>
              <table:table-cell office:value-type="float" office:value="6.8308">
                <text:p>6.8308</text:p>
              </table:table-cell>
              <table:table-cell office:value-type="float" office:value="6.24904">
                <text:p>6.24904</text:p>
              </table:table-cell>
              <table:table-cell office:value-type="float" office:value="5.8629">
                <text:p>5.8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93738">
                <text:p>15.93738</text:p>
              </table:table-cell>
              <table:table-cell office:value-type="float" office:value="12.88819">
                <text:p>12.88819</text:p>
              </table:table-cell>
              <table:table-cell office:value-type="float" office:value="11.22075">
                <text:p>11.22075</text:p>
              </table:table-cell>
              <table:table-cell office:value-type="float" office:value="9.9246">
                <text:p>9.9246</text:p>
              </table:table-cell>
              <table:table-cell office:value-type="float" office:value="8.91503">
                <text:p>8.91503</text:p>
              </table:table-cell>
              <table:table-cell office:value-type="float" office:value="8.18271">
                <text:p>8.18271</text:p>
              </table:table-cell>
              <table:table-cell office:value-type="float" office:value="7.5173">
                <text:p>7.5173</text:p>
              </table:table-cell>
              <table:table-cell office:value-type="float" office:value="6.92113">
                <text:p>6.92113</text:p>
              </table:table-cell>
              <table:table-cell office:value-type="float" office:value="6.41411">
                <text:p>6.41411</text:p>
              </table:table-cell>
              <table:table-cell office:value-type="float" office:value="5.95987">
                <text:p>5.95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06089">
                <text:p>16.06089</text:p>
              </table:table-cell>
              <table:table-cell office:value-type="float" office:value="13.04399">
                <text:p>13.04399</text:p>
              </table:table-cell>
              <table:table-cell office:value-type="float" office:value="11.29067">
                <text:p>11.29067</text:p>
              </table:table-cell>
              <table:table-cell office:value-type="float" office:value="10.07758">
                <text:p>10.07758</text:p>
              </table:table-cell>
              <table:table-cell office:value-type="float" office:value="9.08205">
                <text:p>9.08205</text:p>
              </table:table-cell>
              <table:table-cell office:value-type="float" office:value="8.29404">
                <text:p>8.29404</text:p>
              </table:table-cell>
              <table:table-cell office:value-type="float" office:value="7.6272">
                <text:p>7.6272</text:p>
              </table:table-cell>
              <table:table-cell office:value-type="float" office:value="7.06492">
                <text:p>7.06492</text:p>
              </table:table-cell>
              <table:table-cell office:value-type="float" office:value="6.54255">
                <text:p>6.54255</text:p>
              </table:table-cell>
              <table:table-cell office:value-type="float" office:value="6.03603">
                <text:p>6.03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741">
                <text:p>16.1741</text:p>
              </table:table-cell>
              <table:table-cell office:value-type="float" office:value="13.16307">
                <text:p>13.16307</text:p>
              </table:table-cell>
              <table:table-cell office:value-type="float" office:value="11.40244">
                <text:p>11.40244</text:p>
              </table:table-cell>
              <table:table-cell office:value-type="float" office:value="10.13739">
                <text:p>10.13739</text:p>
              </table:table-cell>
              <table:table-cell office:value-type="float" office:value="9.16821">
                <text:p>9.16821</text:p>
              </table:table-cell>
              <table:table-cell office:value-type="float" office:value="8.371">
                <text:p>8.371</text:p>
              </table:table-cell>
              <table:table-cell office:value-type="float" office:value="7.74228">
                <text:p>7.74228</text:p>
              </table:table-cell>
              <table:table-cell office:value-type="float" office:value="7.17366">
                <text:p>7.17366</text:p>
              </table:table-cell>
              <table:table-cell office:value-type="float" office:value="6.64777">
                <text:p>6.64777</text:p>
              </table:table-cell>
              <table:table-cell office:value-type="float" office:value="6.15545">
                <text:p>6.15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9358">
                <text:p>16.29358</text:p>
              </table:table-cell>
              <table:table-cell office:value-type="float" office:value="13.29437">
                <text:p>13.29437</text:p>
              </table:table-cell>
              <table:table-cell office:value-type="float" office:value="11.4972">
                <text:p>11.4972</text:p>
              </table:table-cell>
              <table:table-cell office:value-type="float" office:value="10.30443">
                <text:p>10.30443</text:p>
              </table:table-cell>
              <table:table-cell office:value-type="float" office:value="9.3292">
                <text:p>9.3292</text:p>
              </table:table-cell>
              <table:table-cell office:value-type="float" office:value="8.46093">
                <text:p>8.46093</text:p>
              </table:table-cell>
              <table:table-cell office:value-type="float" office:value="7.86987">
                <text:p>7.86987</text:p>
              </table:table-cell>
              <table:table-cell office:value-type="float" office:value="7.25664">
                <text:p>7.25664</text:p>
              </table:table-cell>
              <table:table-cell office:value-type="float" office:value="6.70802">
                <text:p>6.70802</text:p>
              </table:table-cell>
              <table:table-cell office:value-type="float" office:value="6.28905">
                <text:p>6.28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8713">
                <text:p>16.38713</text:p>
              </table:table-cell>
              <table:table-cell office:value-type="float" office:value="13.42238">
                <text:p>13.42238</text:p>
              </table:table-cell>
              <table:table-cell office:value-type="float" office:value="11.62104">
                <text:p>11.62104</text:p>
              </table:table-cell>
              <table:table-cell office:value-type="float" office:value="10.38342">
                <text:p>10.38342</text:p>
              </table:table-cell>
              <table:table-cell office:value-type="float" office:value="9.40895">
                <text:p>9.40895</text:p>
              </table:table-cell>
              <table:table-cell office:value-type="float" office:value="8.62279">
                <text:p>8.62279</text:p>
              </table:table-cell>
              <table:table-cell office:value-type="float" office:value="7.95653">
                <text:p>7.95653</text:p>
              </table:table-cell>
              <table:table-cell office:value-type="float" office:value="7.31885">
                <text:p>7.31885</text:p>
              </table:table-cell>
              <table:table-cell office:value-type="float" office:value="6.87749">
                <text:p>6.87749</text:p>
              </table:table-cell>
              <table:table-cell office:value-type="float" office:value="6.4024">
                <text:p>6.4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5925">
                <text:p>16.5925</text:p>
              </table:table-cell>
              <table:table-cell office:value-type="float" office:value="13.51682">
                <text:p>13.51682</text:p>
              </table:table-cell>
              <table:table-cell office:value-type="float" office:value="11.73487">
                <text:p>11.73487</text:p>
              </table:table-cell>
              <table:table-cell office:value-type="float" office:value="10.485">
                <text:p>10.485</text:p>
              </table:table-cell>
              <table:table-cell office:value-type="float" office:value="9.51725">
                <text:p>9.51725</text:p>
              </table:table-cell>
              <table:table-cell office:value-type="float" office:value="8.7374">
                <text:p>8.7374</text:p>
              </table:table-cell>
              <table:table-cell office:value-type="float" office:value="8.07">
                <text:p>8.07</text:p>
              </table:table-cell>
              <table:table-cell office:value-type="float" office:value="7.52647">
                <text:p>7.52647</text:p>
              </table:table-cell>
              <table:table-cell office:value-type="float" office:value="6.93937">
                <text:p>6.93937</text:p>
              </table:table-cell>
              <table:table-cell office:value-type="float" office:value="6.54304">
                <text:p>6.54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60889">
                <text:p>16.60889</text:p>
              </table:table-cell>
              <table:table-cell office:value-type="float" office:value="13.62223">
                <text:p>13.62223</text:p>
              </table:table-cell>
              <table:table-cell office:value-type="float" office:value="11.86436">
                <text:p>11.86436</text:p>
              </table:table-cell>
              <table:table-cell office:value-type="float" office:value="10.64081">
                <text:p>10.64081</text:p>
              </table:table-cell>
              <table:table-cell office:value-type="float" office:value="9.56727">
                <text:p>9.56727</text:p>
              </table:table-cell>
              <table:table-cell office:value-type="float" office:value="8.77718">
                <text:p>8.77718</text:p>
              </table:table-cell>
              <table:table-cell office:value-type="float" office:value="8.19349">
                <text:p>8.19349</text:p>
              </table:table-cell>
              <table:table-cell office:value-type="float" office:value="7.60033">
                <text:p>7.60033</text:p>
              </table:table-cell>
              <table:table-cell office:value-type="float" office:value="7.10594">
                <text:p>7.10594</text:p>
              </table:table-cell>
              <table:table-cell office:value-type="float" office:value="6.60692">
                <text:p>6.60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9208">
                <text:p>16.79208</text:p>
              </table:table-cell>
              <table:table-cell office:value-type="float" office:value="13.71781">
                <text:p>13.71781</text:p>
              </table:table-cell>
              <table:table-cell office:value-type="float" office:value="11.97985">
                <text:p>11.97985</text:p>
              </table:table-cell>
              <table:table-cell office:value-type="float" office:value="10.65148">
                <text:p>10.65148</text:p>
              </table:table-cell>
              <table:table-cell office:value-type="float" office:value="9.7319">
                <text:p>9.7319</text:p>
              </table:table-cell>
              <table:table-cell office:value-type="float" office:value="8.98385">
                <text:p>8.98385</text:p>
              </table:table-cell>
              <table:table-cell office:value-type="float" office:value="8.31011">
                <text:p>8.31011</text:p>
              </table:table-cell>
              <table:table-cell office:value-type="float" office:value="7.71512">
                <text:p>7.71512</text:p>
              </table:table-cell>
              <table:table-cell office:value-type="float" office:value="7.16278">
                <text:p>7.16278</text:p>
              </table:table-cell>
              <table:table-cell office:value-type="float" office:value="6.75061">
                <text:p>6.75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235">
                <text:p>16.82235</text:p>
              </table:table-cell>
              <table:table-cell office:value-type="float" office:value="13.78117">
                <text:p>13.78117</text:p>
              </table:table-cell>
              <table:table-cell office:value-type="float" office:value="12.05456">
                <text:p>12.05456</text:p>
              </table:table-cell>
              <table:table-cell office:value-type="float" office:value="10.81019">
                <text:p>10.81019</text:p>
              </table:table-cell>
              <table:table-cell office:value-type="float" office:value="9.83642">
                <text:p>9.83642</text:p>
              </table:table-cell>
              <table:table-cell office:value-type="float" office:value="9.08606">
                <text:p>9.08606</text:p>
              </table:table-cell>
              <table:table-cell office:value-type="float" office:value="8.35402">
                <text:p>8.35402</text:p>
              </table:table-cell>
              <table:table-cell office:value-type="float" office:value="7.83502">
                <text:p>7.83502</text:p>
              </table:table-cell>
              <table:table-cell office:value-type="float" office:value="7.27257">
                <text:p>7.27257</text:p>
              </table:table-cell>
              <table:table-cell office:value-type="float" office:value="6.81922">
                <text:p>6.81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95898">
                <text:p>16.95898</text:p>
              </table:table-cell>
              <table:table-cell office:value-type="float" office:value="13.9094">
                <text:p>13.9094</text:p>
              </table:table-cell>
              <table:table-cell office:value-type="float" office:value="12.15382">
                <text:p>12.15382</text:p>
              </table:table-cell>
              <table:table-cell office:value-type="float" office:value="10.94433">
                <text:p>10.94433</text:p>
              </table:table-cell>
              <table:table-cell office:value-type="float" office:value="9.90904">
                <text:p>9.90904</text:p>
              </table:table-cell>
              <table:table-cell office:value-type="float" office:value="9.13817">
                <text:p>9.13817</text:p>
              </table:table-cell>
              <table:table-cell office:value-type="float" office:value="8.45907">
                <text:p>8.45907</text:p>
              </table:table-cell>
              <table:table-cell office:value-type="float" office:value="7.8464">
                <text:p>7.8464</text:p>
              </table:table-cell>
              <table:table-cell office:value-type="float" office:value="7.35841">
                <text:p>7.35841</text:p>
              </table:table-cell>
              <table:table-cell office:value-type="float" office:value="6.91957">
                <text:p>6.91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05588">
                <text:p>17.05588</text:p>
              </table:table-cell>
              <table:table-cell office:value-type="float" office:value="14.00647">
                <text:p>14.00647</text:p>
              </table:table-cell>
              <table:table-cell office:value-type="float" office:value="12.25902">
                <text:p>12.25902</text:p>
              </table:table-cell>
              <table:table-cell office:value-type="float" office:value="11.05329">
                <text:p>11.05329</text:p>
              </table:table-cell>
              <table:table-cell office:value-type="float" office:value="10.0424">
                <text:p>10.0424</text:p>
              </table:table-cell>
              <table:table-cell office:value-type="float" office:value="9.27759">
                <text:p>9.27759</text:p>
              </table:table-cell>
              <table:table-cell office:value-type="float" office:value="8.60688">
                <text:p>8.60688</text:p>
              </table:table-cell>
              <table:table-cell office:value-type="float" office:value="8.00387">
                <text:p>8.00387</text:p>
              </table:table-cell>
              <table:table-cell office:value-type="float" office:value="7.49763">
                <text:p>7.49763</text:p>
              </table:table-cell>
              <table:table-cell office:value-type="float" office:value="7.05404">
                <text:p>7.05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10007">
                <text:p>17.10007</text:p>
              </table:table-cell>
              <table:table-cell office:value-type="float" office:value="14.08817">
                <text:p>14.08817</text:p>
              </table:table-cell>
              <table:table-cell office:value-type="float" office:value="12.36704">
                <text:p>12.36704</text:p>
              </table:table-cell>
              <table:table-cell office:value-type="float" office:value="11.11268">
                <text:p>11.11268</text:p>
              </table:table-cell>
              <table:table-cell office:value-type="float" office:value="10.12551">
                <text:p>10.12551</text:p>
              </table:table-cell>
              <table:table-cell office:value-type="float" office:value="9.38995">
                <text:p>9.38995</text:p>
              </table:table-cell>
              <table:table-cell office:value-type="float" office:value="8.703">
                <text:p>8.703</text:p>
              </table:table-cell>
              <table:table-cell office:value-type="float" office:value="8.12788">
                <text:p>8.12788</text:p>
              </table:table-cell>
              <table:table-cell office:value-type="float" office:value="7.55385">
                <text:p>7.55385</text:p>
              </table:table-cell>
              <table:table-cell office:value-type="float" office:value="7.11241">
                <text:p>7.11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21781">
                <text:p>17.21781</text:p>
              </table:table-cell>
              <table:table-cell office:value-type="float" office:value="14.21416">
                <text:p>14.21416</text:p>
              </table:table-cell>
              <table:table-cell office:value-type="float" office:value="12.43904">
                <text:p>12.43904</text:p>
              </table:table-cell>
              <table:table-cell office:value-type="float" office:value="11.21353">
                <text:p>11.21353</text:p>
              </table:table-cell>
              <table:table-cell office:value-type="float" office:value="10.20936">
                <text:p>10.20936</text:p>
              </table:table-cell>
              <table:table-cell office:value-type="float" office:value="9.48961">
                <text:p>9.48961</text:p>
              </table:table-cell>
              <table:table-cell office:value-type="float" office:value="8.74342">
                <text:p>8.74342</text:p>
              </table:table-cell>
              <table:table-cell office:value-type="float" office:value="8.1508">
                <text:p>8.1508</text:p>
              </table:table-cell>
              <table:table-cell office:value-type="float" office:value="7.67853">
                <text:p>7.67853</text:p>
              </table:table-cell>
              <table:table-cell office:value-type="float" office:value="7.25751">
                <text:p>7.25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3312">
                <text:p>17.33312</text:p>
              </table:table-cell>
              <table:table-cell office:value-type="float" office:value="14.331">
                <text:p>14.331</text:p>
              </table:table-cell>
              <table:table-cell office:value-type="float" office:value="12.49233">
                <text:p>12.49233</text:p>
              </table:table-cell>
              <table:table-cell office:value-type="float" office:value="11.29958">
                <text:p>11.29958</text:p>
              </table:table-cell>
              <table:table-cell office:value-type="float" office:value="10.3388">
                <text:p>10.3388</text:p>
              </table:table-cell>
              <table:table-cell office:value-type="float" office:value="9.55779">
                <text:p>9.55779</text:p>
              </table:table-cell>
              <table:table-cell office:value-type="float" office:value="8.89318">
                <text:p>8.89318</text:p>
              </table:table-cell>
              <table:table-cell office:value-type="float" office:value="8.24257">
                <text:p>8.24257</text:p>
              </table:table-cell>
              <table:table-cell office:value-type="float" office:value="7.77288">
                <text:p>7.77288</text:p>
              </table:table-cell>
              <table:table-cell office:value-type="float" office:value="7.32504">
                <text:p>7.32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38894">
                <text:p>17.38894</text:p>
              </table:table-cell>
              <table:table-cell office:value-type="float" office:value="14.38128">
                <text:p>14.38128</text:p>
              </table:table-cell>
              <table:table-cell office:value-type="float" office:value="12.68476">
                <text:p>12.68476</text:p>
              </table:table-cell>
              <table:table-cell office:value-type="float" office:value="11.33668">
                <text:p>11.33668</text:p>
              </table:table-cell>
              <table:table-cell office:value-type="float" office:value="10.42927">
                <text:p>10.42927</text:p>
              </table:table-cell>
              <table:table-cell office:value-type="float" office:value="9.65144">
                <text:p>9.65144</text:p>
              </table:table-cell>
              <table:table-cell office:value-type="float" office:value="8.97452">
                <text:p>8.97452</text:p>
              </table:table-cell>
              <table:table-cell office:value-type="float" office:value="8.35801">
                <text:p>8.35801</text:p>
              </table:table-cell>
              <table:table-cell office:value-type="float" office:value="7.86663">
                <text:p>7.86663</text:p>
              </table:table-cell>
              <table:table-cell office:value-type="float" office:value="7.42857">
                <text:p>7.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5332">
                <text:p>17.45332</text:p>
              </table:table-cell>
              <table:table-cell office:value-type="float" office:value="14.41069">
                <text:p>14.41069</text:p>
              </table:table-cell>
              <table:table-cell office:value-type="float" office:value="12.68296">
                <text:p>12.68296</text:p>
              </table:table-cell>
              <table:table-cell office:value-type="float" office:value="11.44525">
                <text:p>11.44525</text:p>
              </table:table-cell>
              <table:table-cell office:value-type="float" office:value="10.5288">
                <text:p>10.5288</text:p>
              </table:table-cell>
              <table:table-cell office:value-type="float" office:value="9.73265">
                <text:p>9.73265</text:p>
              </table:table-cell>
              <table:table-cell office:value-type="float" office:value="8.99424">
                <text:p>8.99424</text:p>
              </table:table-cell>
              <table:table-cell office:value-type="float" office:value="8.38504">
                <text:p>8.38504</text:p>
              </table:table-cell>
              <table:table-cell office:value-type="float" office:value="7.95246">
                <text:p>7.95246</text:p>
              </table:table-cell>
              <table:table-cell office:value-type="float" office:value="7.47802">
                <text:p>7.47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9148">
                <text:p>17.59148</text:p>
              </table:table-cell>
              <table:table-cell office:value-type="float" office:value="14.56831">
                <text:p>14.56831</text:p>
              </table:table-cell>
              <table:table-cell office:value-type="float" office:value="12.82447">
                <text:p>12.82447</text:p>
              </table:table-cell>
              <table:table-cell office:value-type="float" office:value="11.53012">
                <text:p>11.53012</text:p>
              </table:table-cell>
              <table:table-cell office:value-type="float" office:value="10.54422">
                <text:p>10.54422</text:p>
              </table:table-cell>
              <table:table-cell office:value-type="float" office:value="9.82232">
                <text:p>9.82232</text:p>
              </table:table-cell>
              <table:table-cell office:value-type="float" office:value="9.09828">
                <text:p>9.09828</text:p>
              </table:table-cell>
              <table:table-cell office:value-type="float" office:value="8.55611">
                <text:p>8.55611</text:p>
              </table:table-cell>
              <table:table-cell office:value-type="float" office:value="8.05289">
                <text:p>8.05289</text:p>
              </table:table-cell>
              <table:table-cell office:value-type="float" office:value="7.62321">
                <text:p>7.62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69903">
                <text:p>17.69903</text:p>
              </table:table-cell>
              <table:table-cell office:value-type="float" office:value="14.67496">
                <text:p>14.67496</text:p>
              </table:table-cell>
              <table:table-cell office:value-type="float" office:value="12.8379">
                <text:p>12.8379</text:p>
              </table:table-cell>
              <table:table-cell office:value-type="float" office:value="11.6118">
                <text:p>11.6118</text:p>
              </table:table-cell>
              <table:table-cell office:value-type="float" office:value="10.64508">
                <text:p>10.64508</text:p>
              </table:table-cell>
              <table:table-cell office:value-type="float" office:value="9.95083">
                <text:p>9.95083</text:p>
              </table:table-cell>
              <table:table-cell office:value-type="float" office:value="9.23588">
                <text:p>9.23588</text:p>
              </table:table-cell>
              <table:table-cell office:value-type="float" office:value="8.67506">
                <text:p>8.67506</text:p>
              </table:table-cell>
              <table:table-cell office:value-type="float" office:value="8.17151">
                <text:p>8.17151</text:p>
              </table:table-cell>
              <table:table-cell office:value-type="float" office:value="7.74341">
                <text:p>7.74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78245">
                <text:p>17.78245</text:p>
              </table:table-cell>
              <table:table-cell office:value-type="float" office:value="14.74038">
                <text:p>14.74038</text:p>
              </table:table-cell>
              <table:table-cell office:value-type="float" office:value="12.99658">
                <text:p>12.99658</text:p>
              </table:table-cell>
              <table:table-cell office:value-type="float" office:value="11.76876">
                <text:p>11.76876</text:p>
              </table:table-cell>
              <table:table-cell office:value-type="float" office:value="10.77944">
                <text:p>10.77944</text:p>
              </table:table-cell>
              <table:table-cell office:value-type="float" office:value="9.96464">
                <text:p>9.96464</text:p>
              </table:table-cell>
              <table:table-cell office:value-type="float" office:value="9.28673">
                <text:p>9.28673</text:p>
              </table:table-cell>
              <table:table-cell office:value-type="float" office:value="8.69716">
                <text:p>8.69716</text:p>
              </table:table-cell>
              <table:table-cell office:value-type="float" office:value="8.17054">
                <text:p>8.17054</text:p>
              </table:table-cell>
              <table:table-cell office:value-type="float" office:value="7.72995">
                <text:p>7.72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79003">
                <text:p>17.79003</text:p>
              </table:table-cell>
              <table:table-cell office:value-type="float" office:value="14.82185">
                <text:p>14.82185</text:p>
              </table:table-cell>
              <table:table-cell office:value-type="float" office:value="13.02767">
                <text:p>13.02767</text:p>
              </table:table-cell>
              <table:table-cell office:value-type="float" office:value="11.78258">
                <text:p>11.78258</text:p>
              </table:table-cell>
              <table:table-cell office:value-type="float" office:value="10.82288">
                <text:p>10.82288</text:p>
              </table:table-cell>
              <table:table-cell office:value-type="float" office:value="10.04966">
                <text:p>10.04966</text:p>
              </table:table-cell>
              <table:table-cell office:value-type="float" office:value="9.43152">
                <text:p>9.43152</text:p>
              </table:table-cell>
              <table:table-cell office:value-type="float" office:value="8.81223">
                <text:p>8.81223</text:p>
              </table:table-cell>
              <table:table-cell office:value-type="float" office:value="8.28462">
                <text:p>8.28462</text:p>
              </table:table-cell>
              <table:table-cell office:value-type="float" office:value="7.81084">
                <text:p>7.8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90996">
                <text:p>17.90996</text:p>
              </table:table-cell>
              <table:table-cell office:value-type="float" office:value="14.88537">
                <text:p>14.88537</text:p>
              </table:table-cell>
              <table:table-cell office:value-type="float" office:value="13.14264">
                <text:p>13.14264</text:p>
              </table:table-cell>
              <table:table-cell office:value-type="float" office:value="11.88614">
                <text:p>11.88614</text:p>
              </table:table-cell>
              <table:table-cell office:value-type="float" office:value="10.9355">
                <text:p>10.9355</text:p>
              </table:table-cell>
              <table:table-cell office:value-type="float" office:value="10.12046">
                <text:p>10.12046</text:p>
              </table:table-cell>
              <table:table-cell office:value-type="float" office:value="9.48959">
                <text:p>9.48959</text:p>
              </table:table-cell>
              <table:table-cell office:value-type="float" office:value="8.85917">
                <text:p>8.85917</text:p>
              </table:table-cell>
              <table:table-cell office:value-type="float" office:value="8.29317">
                <text:p>8.29317</text:p>
              </table:table-cell>
              <table:table-cell office:value-type="float" office:value="7.92466">
                <text:p>7.9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97142">
                <text:p>17.97142</text:p>
              </table:table-cell>
              <table:table-cell office:value-type="float" office:value="14.97505">
                <text:p>14.97505</text:p>
              </table:table-cell>
              <table:table-cell office:value-type="float" office:value="13.20403">
                <text:p>13.20403</text:p>
              </table:table-cell>
              <table:table-cell office:value-type="float" office:value="11.96944">
                <text:p>11.96944</text:p>
              </table:table-cell>
              <table:table-cell office:value-type="float" office:value="11.01101">
                <text:p>11.01101</text:p>
              </table:table-cell>
              <table:table-cell office:value-type="float" office:value="10.19932">
                <text:p>10.19932</text:p>
              </table:table-cell>
              <table:table-cell office:value-type="float" office:value="9.51695">
                <text:p>9.51695</text:p>
              </table:table-cell>
              <table:table-cell office:value-type="float" office:value="8.88472">
                <text:p>8.88472</text:p>
              </table:table-cell>
              <table:table-cell office:value-type="float" office:value="8.44404">
                <text:p>8.44404</text:p>
              </table:table-cell>
              <table:table-cell office:value-type="float" office:value="7.93572">
                <text:p>7.935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04074">
                <text:p>18.04074</text:p>
              </table:table-cell>
              <table:table-cell office:value-type="float" office:value="15.04715">
                <text:p>15.04715</text:p>
              </table:table-cell>
              <table:table-cell office:value-type="float" office:value="13.25961">
                <text:p>13.25961</text:p>
              </table:table-cell>
              <table:table-cell office:value-type="float" office:value="12.03871">
                <text:p>12.03871</text:p>
              </table:table-cell>
              <table:table-cell office:value-type="float" office:value="11.12792">
                <text:p>11.12792</text:p>
              </table:table-cell>
              <table:table-cell office:value-type="float" office:value="10.2594">
                <text:p>10.2594</text:p>
              </table:table-cell>
              <table:table-cell office:value-type="float" office:value="9.65377">
                <text:p>9.65377</text:p>
              </table:table-cell>
              <table:table-cell office:value-type="float" office:value="9.02">
                <text:p>9.02</text:p>
              </table:table-cell>
              <table:table-cell office:value-type="float" office:value="8.53641">
                <text:p>8.53641</text:p>
              </table:table-cell>
              <table:table-cell office:value-type="float" office:value="8.06307">
                <text:p>8.06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1668">
                <text:p>18.11668</text:p>
              </table:table-cell>
              <table:table-cell office:value-type="float" office:value="15.16224">
                <text:p>15.16224</text:p>
              </table:table-cell>
              <table:table-cell office:value-type="float" office:value="13.37691">
                <text:p>13.37691</text:p>
              </table:table-cell>
              <table:table-cell office:value-type="float" office:value="12.16122">
                <text:p>12.16122</text:p>
              </table:table-cell>
              <table:table-cell office:value-type="float" office:value="11.15517">
                <text:p>11.15517</text:p>
              </table:table-cell>
              <table:table-cell office:value-type="float" office:value="10.31394">
                <text:p>10.31394</text:p>
              </table:table-cell>
              <table:table-cell office:value-type="float" office:value="9.69254">
                <text:p>9.69254</text:p>
              </table:table-cell>
              <table:table-cell office:value-type="float" office:value="9.09558">
                <text:p>9.09558</text:p>
              </table:table-cell>
              <table:table-cell office:value-type="float" office:value="8.58318">
                <text:p>8.58318</text:p>
              </table:table-cell>
              <table:table-cell office:value-type="float" office:value="8.17318">
                <text:p>8.17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20693">
                <text:p>18.20693</text:p>
              </table:table-cell>
              <table:table-cell office:value-type="float" office:value="15.21241">
                <text:p>15.21241</text:p>
              </table:table-cell>
              <table:table-cell office:value-type="float" office:value="13.42964">
                <text:p>13.42964</text:p>
              </table:table-cell>
              <table:table-cell office:value-type="float" office:value="12.21186">
                <text:p>12.21186</text:p>
              </table:table-cell>
              <table:table-cell office:value-type="float" office:value="11.21236">
                <text:p>11.21236</text:p>
              </table:table-cell>
              <table:table-cell office:value-type="float" office:value="10.42628">
                <text:p>10.42628</text:p>
              </table:table-cell>
              <table:table-cell office:value-type="float" office:value="9.76646">
                <text:p>9.76646</text:p>
              </table:table-cell>
              <table:table-cell office:value-type="float" office:value="9.16924">
                <text:p>9.16924</text:p>
              </table:table-cell>
              <table:table-cell office:value-type="float" office:value="8.71157">
                <text:p>8.71157</text:p>
              </table:table-cell>
              <table:table-cell office:value-type="float" office:value="8.23939">
                <text:p>8.23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2295">
                <text:p>18.32295</text:p>
              </table:table-cell>
              <table:table-cell office:value-type="float" office:value="15.25986">
                <text:p>15.25986</text:p>
              </table:table-cell>
              <table:table-cell office:value-type="float" office:value="13.48168">
                <text:p>13.48168</text:p>
              </table:table-cell>
              <table:table-cell office:value-type="float" office:value="12.3368">
                <text:p>12.3368</text:p>
              </table:table-cell>
              <table:table-cell office:value-type="float" office:value="11.30975">
                <text:p>11.30975</text:p>
              </table:table-cell>
              <table:table-cell office:value-type="float" office:value="10.49536">
                <text:p>10.49536</text:p>
              </table:table-cell>
              <table:table-cell office:value-type="float" office:value="9.83198">
                <text:p>9.83198</text:p>
              </table:table-cell>
              <table:table-cell office:value-type="float" office:value="9.25972">
                <text:p>9.25972</text:p>
              </table:table-cell>
              <table:table-cell office:value-type="float" office:value="8.7149">
                <text:p>8.7149</text:p>
              </table:table-cell>
              <table:table-cell office:value-type="float" office:value="8.2808">
                <text:p>8.2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7067">
                <text:p>18.37067</text:p>
              </table:table-cell>
              <table:table-cell office:value-type="float" office:value="15.31918">
                <text:p>15.31918</text:p>
              </table:table-cell>
              <table:table-cell office:value-type="float" office:value="13.62574">
                <text:p>13.62574</text:p>
              </table:table-cell>
              <table:table-cell office:value-type="float" office:value="12.32574">
                <text:p>12.32574</text:p>
              </table:table-cell>
              <table:table-cell office:value-type="float" office:value="11.38386">
                <text:p>11.38386</text:p>
              </table:table-cell>
              <table:table-cell office:value-type="float" office:value="10.55687">
                <text:p>10.55687</text:p>
              </table:table-cell>
              <table:table-cell office:value-type="float" office:value="9.90049">
                <text:p>9.90049</text:p>
              </table:table-cell>
              <table:table-cell office:value-type="float" office:value="9.29623">
                <text:p>9.29623</text:p>
              </table:table-cell>
              <table:table-cell office:value-type="float" office:value="8.81951">
                <text:p>8.81951</text:p>
              </table:table-cell>
              <table:table-cell office:value-type="float" office:value="8.38903">
                <text:p>8.38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5195">
                <text:p>18.45195</text:p>
              </table:table-cell>
              <table:table-cell office:value-type="float" office:value="15.43753">
                <text:p>15.43753</text:p>
              </table:table-cell>
              <table:table-cell office:value-type="float" office:value="13.6902">
                <text:p>13.6902</text:p>
              </table:table-cell>
              <table:table-cell office:value-type="float" office:value="12.37585">
                <text:p>12.37585</text:p>
              </table:table-cell>
              <table:table-cell office:value-type="float" office:value="11.43147">
                <text:p>11.43147</text:p>
              </table:table-cell>
              <table:table-cell office:value-type="float" office:value="10.69281">
                <text:p>10.69281</text:p>
              </table:table-cell>
              <table:table-cell office:value-type="float" office:value="9.92113">
                <text:p>9.92113</text:p>
              </table:table-cell>
              <table:table-cell office:value-type="float" office:value="9.37494">
                <text:p>9.37494</text:p>
              </table:table-cell>
              <table:table-cell office:value-type="float" office:value="8.88799">
                <text:p>8.88799</text:p>
              </table:table-cell>
              <table:table-cell office:value-type="float" office:value="8.46352">
                <text:p>8.46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52474">
                <text:p>18.52474</text:p>
              </table:table-cell>
              <table:table-cell office:value-type="float" office:value="15.50544">
                <text:p>15.50544</text:p>
              </table:table-cell>
              <table:table-cell office:value-type="float" office:value="13.77152">
                <text:p>13.77152</text:p>
              </table:table-cell>
              <table:table-cell office:value-type="float" office:value="12.46934">
                <text:p>12.46934</text:p>
              </table:table-cell>
              <table:table-cell office:value-type="float" office:value="11.49831">
                <text:p>11.49831</text:p>
              </table:table-cell>
              <table:table-cell office:value-type="float" office:value="10.71979">
                <text:p>10.71979</text:p>
              </table:table-cell>
              <table:table-cell office:value-type="float" office:value="10.0199">
                <text:p>10.0199</text:p>
              </table:table-cell>
              <table:table-cell office:value-type="float" office:value="9.45243">
                <text:p>9.45243</text:p>
              </table:table-cell>
              <table:table-cell office:value-type="float" office:value="8.9829">
                <text:p>8.9829</text:p>
              </table:table-cell>
              <table:table-cell office:value-type="float" office:value="8.52402">
                <text:p>8.52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56979">
                <text:p>18.56979</text:p>
              </table:table-cell>
              <table:table-cell office:value-type="float" office:value="15.54538">
                <text:p>15.54538</text:p>
              </table:table-cell>
              <table:table-cell office:value-type="float" office:value="13.79886">
                <text:p>13.79886</text:p>
              </table:table-cell>
              <table:table-cell office:value-type="float" office:value="12.58071">
                <text:p>12.58071</text:p>
              </table:table-cell>
              <table:table-cell office:value-type="float" office:value="11.56822">
                <text:p>11.56822</text:p>
              </table:table-cell>
              <table:table-cell office:value-type="float" office:value="10.80177">
                <text:p>10.80177</text:p>
              </table:table-cell>
              <table:table-cell office:value-type="float" office:value="10.11005">
                <text:p>10.11005</text:p>
              </table:table-cell>
              <table:table-cell office:value-type="float" office:value="9.55033">
                <text:p>9.55033</text:p>
              </table:table-cell>
              <table:table-cell office:value-type="float" office:value="8.98493">
                <text:p>8.98493</text:p>
              </table:table-cell>
              <table:table-cell office:value-type="float" office:value="8.56403">
                <text:p>8.564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1728">
                <text:p>18.61728</text:p>
              </table:table-cell>
              <table:table-cell office:value-type="float" office:value="15.63605">
                <text:p>15.63605</text:p>
              </table:table-cell>
              <table:table-cell office:value-type="float" office:value="13.83337">
                <text:p>13.83337</text:p>
              </table:table-cell>
              <table:table-cell office:value-type="float" office:value="12.60093">
                <text:p>12.60093</text:p>
              </table:table-cell>
              <table:table-cell office:value-type="float" office:value="11.54436">
                <text:p>11.54436</text:p>
              </table:table-cell>
              <table:table-cell office:value-type="float" office:value="10.8031">
                <text:p>10.8031</text:p>
              </table:table-cell>
              <table:table-cell office:value-type="float" office:value="10.19427">
                <text:p>10.19427</text:p>
              </table:table-cell>
              <table:table-cell office:value-type="float" office:value="9.60656">
                <text:p>9.60656</text:p>
              </table:table-cell>
              <table:table-cell office:value-type="float" office:value="9.03535">
                <text:p>9.03535</text:p>
              </table:table-cell>
              <table:table-cell office:value-type="float" office:value="8.65915">
                <text:p>8.659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6889">
                <text:p>18.66889</text:p>
              </table:table-cell>
              <table:table-cell office:value-type="float" office:value="15.68764">
                <text:p>15.68764</text:p>
              </table:table-cell>
              <table:table-cell office:value-type="float" office:value="13.91694">
                <text:p>13.91694</text:p>
              </table:table-cell>
              <table:table-cell office:value-type="float" office:value="12.67256">
                <text:p>12.67256</text:p>
              </table:table-cell>
              <table:table-cell office:value-type="float" office:value="11.69621">
                <text:p>11.69621</text:p>
              </table:table-cell>
              <table:table-cell office:value-type="float" office:value="10.87527">
                <text:p>10.87527</text:p>
              </table:table-cell>
              <table:table-cell office:value-type="float" office:value="10.27158">
                <text:p>10.27158</text:p>
              </table:table-cell>
              <table:table-cell office:value-type="float" office:value="9.69519">
                <text:p>9.69519</text:p>
              </table:table-cell>
              <table:table-cell office:value-type="float" office:value="9.18435">
                <text:p>9.18435</text:p>
              </table:table-cell>
              <table:table-cell office:value-type="float" office:value="8.66186">
                <text:p>8.66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74928">
                <text:p>18.74928</text:p>
              </table:table-cell>
              <table:table-cell office:value-type="float" office:value="15.77627">
                <text:p>15.77627</text:p>
              </table:table-cell>
              <table:table-cell office:value-type="float" office:value="13.98322">
                <text:p>13.98322</text:p>
              </table:table-cell>
              <table:table-cell office:value-type="float" office:value="12.74335">
                <text:p>12.74335</text:p>
              </table:table-cell>
              <table:table-cell office:value-type="float" office:value="11.72423">
                <text:p>11.72423</text:p>
              </table:table-cell>
              <table:table-cell office:value-type="float" office:value="11.00373">
                <text:p>11.00373</text:p>
              </table:table-cell>
              <table:table-cell office:value-type="float" office:value="10.30988">
                <text:p>10.30988</text:p>
              </table:table-cell>
              <table:table-cell office:value-type="float" office:value="9.74073">
                <text:p>9.74073</text:p>
              </table:table-cell>
              <table:table-cell office:value-type="float" office:value="9.19558">
                <text:p>9.19558</text:p>
              </table:table-cell>
              <table:table-cell office:value-type="float" office:value="8.74732">
                <text:p>8.74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79538">
                <text:p>18.79538</text:p>
              </table:table-cell>
              <table:table-cell office:value-type="float" office:value="15.84574">
                <text:p>15.84574</text:p>
              </table:table-cell>
              <table:table-cell office:value-type="float" office:value="14.03845">
                <text:p>14.03845</text:p>
              </table:table-cell>
              <table:table-cell office:value-type="float" office:value="12.78531">
                <text:p>12.78531</text:p>
              </table:table-cell>
              <table:table-cell office:value-type="float" office:value="11.80892">
                <text:p>11.80892</text:p>
              </table:table-cell>
              <table:table-cell office:value-type="float" office:value="11.00102">
                <text:p>11.00102</text:p>
              </table:table-cell>
              <table:table-cell office:value-type="float" office:value="10.35975">
                <text:p>10.35975</text:p>
              </table:table-cell>
              <table:table-cell office:value-type="float" office:value="9.82189">
                <text:p>9.82189</text:p>
              </table:table-cell>
              <table:table-cell office:value-type="float" office:value="9.26145">
                <text:p>9.26145</text:p>
              </table:table-cell>
              <table:table-cell office:value-type="float" office:value="8.77444">
                <text:p>8.77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9274">
                <text:p>18.89274</text:p>
              </table:table-cell>
              <table:table-cell office:value-type="float" office:value="15.90025">
                <text:p>15.90025</text:p>
              </table:table-cell>
              <table:table-cell office:value-type="float" office:value="14.08041">
                <text:p>14.08041</text:p>
              </table:table-cell>
              <table:table-cell office:value-type="float" office:value="12.87221">
                <text:p>12.87221</text:p>
              </table:table-cell>
              <table:table-cell office:value-type="float" office:value="11.89152">
                <text:p>11.89152</text:p>
              </table:table-cell>
              <table:table-cell office:value-type="float" office:value="11.11804">
                <text:p>11.11804</text:p>
              </table:table-cell>
              <table:table-cell office:value-type="float" office:value="10.42613">
                <text:p>10.42613</text:p>
              </table:table-cell>
              <table:table-cell office:value-type="float" office:value="9.8358">
                <text:p>9.8358</text:p>
              </table:table-cell>
              <table:table-cell office:value-type="float" office:value="9.32482">
                <text:p>9.32482</text:p>
              </table:table-cell>
              <table:table-cell office:value-type="float" office:value="8.9022">
                <text:p>8.9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7525">
                <text:p>18.97525</text:p>
              </table:table-cell>
              <table:table-cell office:value-type="float" office:value="15.94413">
                <text:p>15.94413</text:p>
              </table:table-cell>
              <table:table-cell office:value-type="float" office:value="14.17093">
                <text:p>14.17093</text:p>
              </table:table-cell>
              <table:table-cell office:value-type="float" office:value="12.93028">
                <text:p>12.93028</text:p>
              </table:table-cell>
              <table:table-cell office:value-type="float" office:value="11.99093">
                <text:p>11.99093</text:p>
              </table:table-cell>
              <table:table-cell office:value-type="float" office:value="11.22749">
                <text:p>11.22749</text:p>
              </table:table-cell>
              <table:table-cell office:value-type="float" office:value="10.50122">
                <text:p>10.50122</text:p>
              </table:table-cell>
              <table:table-cell office:value-type="float" office:value="9.95585">
                <text:p>9.95585</text:p>
              </table:table-cell>
              <table:table-cell office:value-type="float" office:value="9.41958">
                <text:p>9.41958</text:p>
              </table:table-cell>
              <table:table-cell office:value-type="float" office:value="8.92346">
                <text:p>8.92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9801">
                <text:p>18.99801</text:p>
              </table:table-cell>
              <table:table-cell office:value-type="float" office:value="15.93258">
                <text:p>15.93258</text:p>
              </table:table-cell>
              <table:table-cell office:value-type="float" office:value="14.23063">
                <text:p>14.23063</text:p>
              </table:table-cell>
              <table:table-cell office:value-type="float" office:value="12.94549">
                <text:p>12.94549</text:p>
              </table:table-cell>
              <table:table-cell office:value-type="float" office:value="12.02447">
                <text:p>12.02447</text:p>
              </table:table-cell>
              <table:table-cell office:value-type="float" office:value="11.2718">
                <text:p>11.2718</text:p>
              </table:table-cell>
              <table:table-cell office:value-type="float" office:value="10.58548">
                <text:p>10.58548</text:p>
              </table:table-cell>
              <table:table-cell office:value-type="float" office:value="9.99432">
                <text:p>9.99432</text:p>
              </table:table-cell>
              <table:table-cell office:value-type="float" office:value="9.46599">
                <text:p>9.46599</text:p>
              </table:table-cell>
              <table:table-cell office:value-type="float" office:value="9.04659">
                <text:p>9.04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524">
                <text:p>19.0524</text:p>
              </table:table-cell>
              <table:table-cell office:value-type="float" office:value="16.05228">
                <text:p>16.05228</text:p>
              </table:table-cell>
              <table:table-cell office:value-type="float" office:value="14.28425">
                <text:p>14.28425</text:p>
              </table:table-cell>
              <table:table-cell office:value-type="float" office:value="13.07517">
                <text:p>13.07517</text:p>
              </table:table-cell>
              <table:table-cell office:value-type="float" office:value="12.06006">
                <text:p>12.06006</text:p>
              </table:table-cell>
              <table:table-cell office:value-type="float" office:value="11.26236">
                <text:p>11.26236</text:p>
              </table:table-cell>
              <table:table-cell office:value-type="float" office:value="10.65325">
                <text:p>10.65325</text:p>
              </table:table-cell>
              <table:table-cell office:value-type="float" office:value="10.06599">
                <text:p>10.06599</text:p>
              </table:table-cell>
              <table:table-cell office:value-type="float" office:value="9.54642">
                <text:p>9.54642</text:p>
              </table:table-cell>
              <table:table-cell office:value-type="float" office:value="9.12988">
                <text:p>9.12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4852">
                <text:p>19.14852</text:p>
              </table:table-cell>
              <table:table-cell office:value-type="float" office:value="16.12142">
                <text:p>16.12142</text:p>
              </table:table-cell>
              <table:table-cell office:value-type="float" office:value="14.38052">
                <text:p>14.38052</text:p>
              </table:table-cell>
              <table:table-cell office:value-type="float" office:value="13.17264">
                <text:p>13.17264</text:p>
              </table:table-cell>
              <table:table-cell office:value-type="float" office:value="12.13276">
                <text:p>12.13276</text:p>
              </table:table-cell>
              <table:table-cell office:value-type="float" office:value="11.3079">
                <text:p>11.3079</text:p>
              </table:table-cell>
              <table:table-cell office:value-type="float" office:value="10.67508">
                <text:p>10.67508</text:p>
              </table:table-cell>
              <table:table-cell office:value-type="float" office:value="10.04928">
                <text:p>10.04928</text:p>
              </table:table-cell>
              <table:table-cell office:value-type="float" office:value="9.60261">
                <text:p>9.60261</text:p>
              </table:table-cell>
              <table:table-cell office:value-type="float" office:value="9.1248">
                <text:p>9.1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321">
                <text:p>19.1321</text:p>
              </table:table-cell>
              <table:table-cell office:value-type="float" office:value="16.18586">
                <text:p>16.18586</text:p>
              </table:table-cell>
              <table:table-cell office:value-type="float" office:value="14.38296">
                <text:p>14.38296</text:p>
              </table:table-cell>
              <table:table-cell office:value-type="float" office:value="13.17048">
                <text:p>13.17048</text:p>
              </table:table-cell>
              <table:table-cell office:value-type="float" office:value="12.22103">
                <text:p>12.22103</text:p>
              </table:table-cell>
              <table:table-cell office:value-type="float" office:value="11.39656">
                <text:p>11.39656</text:p>
              </table:table-cell>
              <table:table-cell office:value-type="float" office:value="10.77116">
                <text:p>10.77116</text:p>
              </table:table-cell>
              <table:table-cell office:value-type="float" office:value="10.13888">
                <text:p>10.13888</text:p>
              </table:table-cell>
              <table:table-cell office:value-type="float" office:value="9.64787">
                <text:p>9.64787</text:p>
              </table:table-cell>
              <table:table-cell office:value-type="float" office:value="9.20065">
                <text:p>9.20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4122">
                <text:p>19.24122</text:p>
              </table:table-cell>
              <table:table-cell office:value-type="float" office:value="16.21126">
                <text:p>16.21126</text:p>
              </table:table-cell>
              <table:table-cell office:value-type="float" office:value="14.51596">
                <text:p>14.51596</text:p>
              </table:table-cell>
              <table:table-cell office:value-type="float" office:value="13.2716">
                <text:p>13.2716</text:p>
              </table:table-cell>
              <table:table-cell office:value-type="float" office:value="12.29632">
                <text:p>12.29632</text:p>
              </table:table-cell>
              <table:table-cell office:value-type="float" office:value="11.51005">
                <text:p>11.51005</text:p>
              </table:table-cell>
              <table:table-cell office:value-type="float" office:value="10.79847">
                <text:p>10.79847</text:p>
              </table:table-cell>
              <table:table-cell office:value-type="float" office:value="10.18701">
                <text:p>10.18701</text:p>
              </table:table-cell>
              <table:table-cell office:value-type="float" office:value="9.73599">
                <text:p>9.73599</text:p>
              </table:table-cell>
              <table:table-cell office:value-type="float" office:value="9.27717">
                <text:p>9.27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6297">
                <text:p>19.26297</text:p>
              </table:table-cell>
              <table:table-cell office:value-type="float" office:value="16.27077">
                <text:p>16.27077</text:p>
              </table:table-cell>
              <table:table-cell office:value-type="float" office:value="14.48523">
                <text:p>14.48523</text:p>
              </table:table-cell>
              <table:table-cell office:value-type="float" office:value="13.22662">
                <text:p>13.22662</text:p>
              </table:table-cell>
              <table:table-cell office:value-type="float" office:value="12.33393">
                <text:p>12.33393</text:p>
              </table:table-cell>
              <table:table-cell office:value-type="float" office:value="11.49719">
                <text:p>11.49719</text:p>
              </table:table-cell>
              <table:table-cell office:value-type="float" office:value="10.82881">
                <text:p>10.82881</text:p>
              </table:table-cell>
              <table:table-cell office:value-type="float" office:value="10.27993">
                <text:p>10.27993</text:p>
              </table:table-cell>
              <table:table-cell office:value-type="float" office:value="9.75299">
                <text:p>9.75299</text:p>
              </table:table-cell>
              <table:table-cell office:value-type="float" office:value="9.34064">
                <text:p>9.34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39085">
                <text:p>19.39085</text:p>
              </table:table-cell>
              <table:table-cell office:value-type="float" office:value="16.29377">
                <text:p>16.29377</text:p>
              </table:table-cell>
              <table:table-cell office:value-type="float" office:value="14.58256">
                <text:p>14.58256</text:p>
              </table:table-cell>
              <table:table-cell office:value-type="float" office:value="13.34194">
                <text:p>13.34194</text:p>
              </table:table-cell>
              <table:table-cell office:value-type="float" office:value="12.31432">
                <text:p>12.31432</text:p>
              </table:table-cell>
              <table:table-cell office:value-type="float" office:value="11.52072">
                <text:p>11.52072</text:p>
              </table:table-cell>
              <table:table-cell office:value-type="float" office:value="10.92571">
                <text:p>10.92571</text:p>
              </table:table-cell>
              <table:table-cell office:value-type="float" office:value="10.33245">
                <text:p>10.33245</text:p>
              </table:table-cell>
              <table:table-cell office:value-type="float" office:value="9.82886">
                <text:p>9.82886</text:p>
              </table:table-cell>
              <table:table-cell office:value-type="float" office:value="9.33519">
                <text:p>9.33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42072">
                <text:p>19.42072</text:p>
              </table:table-cell>
              <table:table-cell office:value-type="float" office:value="16.42285">
                <text:p>16.42285</text:p>
              </table:table-cell>
              <table:table-cell office:value-type="float" office:value="14.68179">
                <text:p>14.68179</text:p>
              </table:table-cell>
              <table:table-cell office:value-type="float" office:value="13.41515">
                <text:p>13.41515</text:p>
              </table:table-cell>
              <table:table-cell office:value-type="float" office:value="12.47077">
                <text:p>12.47077</text:p>
              </table:table-cell>
              <table:table-cell office:value-type="float" office:value="11.64256">
                <text:p>11.64256</text:p>
              </table:table-cell>
              <table:table-cell office:value-type="float" office:value="10.96536">
                <text:p>10.96536</text:p>
              </table:table-cell>
              <table:table-cell office:value-type="float" office:value="10.3648">
                <text:p>10.3648</text:p>
              </table:table-cell>
              <table:table-cell office:value-type="float" office:value="9.88341">
                <text:p>9.88341</text:p>
              </table:table-cell>
              <table:table-cell office:value-type="float" office:value="9.39299">
                <text:p>9.39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44662">
                <text:p>19.44662</text:p>
              </table:table-cell>
              <table:table-cell office:value-type="float" office:value="16.48495">
                <text:p>16.48495</text:p>
              </table:table-cell>
              <table:table-cell office:value-type="float" office:value="14.69637">
                <text:p>14.69637</text:p>
              </table:table-cell>
              <table:table-cell office:value-type="float" office:value="13.43241">
                <text:p>13.43241</text:p>
              </table:table-cell>
              <table:table-cell office:value-type="float" office:value="12.49265">
                <text:p>12.49265</text:p>
              </table:table-cell>
              <table:table-cell office:value-type="float" office:value="11.69165">
                <text:p>11.69165</text:p>
              </table:table-cell>
              <table:table-cell office:value-type="float" office:value="11.04996">
                <text:p>11.04996</text:p>
              </table:table-cell>
              <table:table-cell office:value-type="float" office:value="10.45507">
                <text:p>10.45507</text:p>
              </table:table-cell>
              <table:table-cell office:value-type="float" office:value="9.92371">
                <text:p>9.92371</text:p>
              </table:table-cell>
              <table:table-cell office:value-type="float" office:value="9.49534">
                <text:p>9.49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46719">
                <text:p>19.46719</text:p>
              </table:table-cell>
              <table:table-cell office:value-type="float" office:value="16.52696">
                <text:p>16.52696</text:p>
              </table:table-cell>
              <table:table-cell office:value-type="float" office:value="14.72815">
                <text:p>14.72815</text:p>
              </table:table-cell>
              <table:table-cell office:value-type="float" office:value="13.50728">
                <text:p>13.50728</text:p>
              </table:table-cell>
              <table:table-cell office:value-type="float" office:value="12.61346">
                <text:p>12.61346</text:p>
              </table:table-cell>
              <table:table-cell office:value-type="float" office:value="11.77273">
                <text:p>11.77273</text:p>
              </table:table-cell>
              <table:table-cell office:value-type="float" office:value="11.04139">
                <text:p>11.04139</text:p>
              </table:table-cell>
              <table:table-cell office:value-type="float" office:value="10.50445">
                <text:p>10.50445</text:p>
              </table:table-cell>
              <table:table-cell office:value-type="float" office:value="9.9802">
                <text:p>9.9802</text:p>
              </table:table-cell>
              <table:table-cell office:value-type="float" office:value="9.58112">
                <text:p>9.58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593">
                <text:p>19.5593</text:p>
              </table:table-cell>
              <table:table-cell office:value-type="float" office:value="16.51681">
                <text:p>16.51681</text:p>
              </table:table-cell>
              <table:table-cell office:value-type="float" office:value="14.78337">
                <text:p>14.78337</text:p>
              </table:table-cell>
              <table:table-cell office:value-type="float" office:value="13.56124">
                <text:p>13.56124</text:p>
              </table:table-cell>
              <table:table-cell office:value-type="float" office:value="12.53813">
                <text:p>12.53813</text:p>
              </table:table-cell>
              <table:table-cell office:value-type="float" office:value="11.79521">
                <text:p>11.79521</text:p>
              </table:table-cell>
              <table:table-cell office:value-type="float" office:value="11.12909">
                <text:p>11.12909</text:p>
              </table:table-cell>
              <table:table-cell office:value-type="float" office:value="10.58382">
                <text:p>10.58382</text:p>
              </table:table-cell>
              <table:table-cell office:value-type="float" office:value="10.03416">
                <text:p>10.03416</text:p>
              </table:table-cell>
              <table:table-cell office:value-type="float" office:value="9.59012">
                <text:p>9.59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66764">
                <text:p>19.66764</text:p>
              </table:table-cell>
              <table:table-cell office:value-type="float" office:value="16.62844">
                <text:p>16.62844</text:p>
              </table:table-cell>
              <table:table-cell office:value-type="float" office:value="14.8233">
                <text:p>14.8233</text:p>
              </table:table-cell>
              <table:table-cell office:value-type="float" office:value="13.60298">
                <text:p>13.60298</text:p>
              </table:table-cell>
              <table:table-cell office:value-type="float" office:value="12.62644">
                <text:p>12.62644</text:p>
              </table:table-cell>
              <table:table-cell office:value-type="float" office:value="11.86875">
                <text:p>11.86875</text:p>
              </table:table-cell>
              <table:table-cell office:value-type="float" office:value="11.15795">
                <text:p>11.15795</text:p>
              </table:table-cell>
              <table:table-cell office:value-type="float" office:value="10.61698">
                <text:p>10.61698</text:p>
              </table:table-cell>
              <table:table-cell office:value-type="float" office:value="10.09177">
                <text:p>10.09177</text:p>
              </table:table-cell>
              <table:table-cell office:value-type="float" office:value="9.62569">
                <text:p>9.62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68713">
                <text:p>19.68713</text:p>
              </table:table-cell>
              <table:table-cell office:value-type="float" office:value="16.68196">
                <text:p>16.68196</text:p>
              </table:table-cell>
              <table:table-cell office:value-type="float" office:value="14.88581">
                <text:p>14.88581</text:p>
              </table:table-cell>
              <table:table-cell office:value-type="float" office:value="13.67739">
                <text:p>13.67739</text:p>
              </table:table-cell>
              <table:table-cell office:value-type="float" office:value="12.67786">
                <text:p>12.67786</text:p>
              </table:table-cell>
              <table:table-cell office:value-type="float" office:value="11.91484">
                <text:p>11.91484</text:p>
              </table:table-cell>
              <table:table-cell office:value-type="float" office:value="11.23043">
                <text:p>11.23043</text:p>
              </table:table-cell>
              <table:table-cell office:value-type="float" office:value="10.67924">
                <text:p>10.67924</text:p>
              </table:table-cell>
              <table:table-cell office:value-type="float" office:value="10.12764">
                <text:p>10.12764</text:p>
              </table:table-cell>
              <table:table-cell office:value-type="float" office:value="9.71435">
                <text:p>9.71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73986">
                <text:p>19.73986</text:p>
              </table:table-cell>
              <table:table-cell office:value-type="float" office:value="16.73034">
                <text:p>16.73034</text:p>
              </table:table-cell>
              <table:table-cell office:value-type="float" office:value="14.93832">
                <text:p>14.93832</text:p>
              </table:table-cell>
              <table:table-cell office:value-type="float" office:value="13.75397">
                <text:p>13.75397</text:p>
              </table:table-cell>
              <table:table-cell office:value-type="float" office:value="12.73718">
                <text:p>12.73718</text:p>
              </table:table-cell>
              <table:table-cell office:value-type="float" office:value="11.95391">
                <text:p>11.95391</text:p>
              </table:table-cell>
              <table:table-cell office:value-type="float" office:value="11.28161">
                <text:p>11.28161</text:p>
              </table:table-cell>
              <table:table-cell office:value-type="float" office:value="10.69966">
                <text:p>10.69966</text:p>
              </table:table-cell>
              <table:table-cell office:value-type="float" office:value="10.20596">
                <text:p>10.20596</text:p>
              </table:table-cell>
              <table:table-cell office:value-type="float" office:value="9.73992">
                <text:p>9.7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76884">
                <text:p>19.76884</text:p>
              </table:table-cell>
              <table:table-cell office:value-type="float" office:value="16.77932">
                <text:p>16.77932</text:p>
              </table:table-cell>
              <table:table-cell office:value-type="float" office:value="15.05376">
                <text:p>15.05376</text:p>
              </table:table-cell>
              <table:table-cell office:value-type="float" office:value="13.78111">
                <text:p>13.78111</text:p>
              </table:table-cell>
              <table:table-cell office:value-type="float" office:value="12.7918">
                <text:p>12.7918</text:p>
              </table:table-cell>
              <table:table-cell office:value-type="float" office:value="12.02287">
                <text:p>12.02287</text:p>
              </table:table-cell>
              <table:table-cell office:value-type="float" office:value="11.3269">
                <text:p>11.3269</text:p>
              </table:table-cell>
              <table:table-cell office:value-type="float" office:value="10.76112">
                <text:p>10.76112</text:p>
              </table:table-cell>
              <table:table-cell office:value-type="float" office:value="10.27766">
                <text:p>10.27766</text:p>
              </table:table-cell>
              <table:table-cell office:value-type="float" office:value="9.79515">
                <text:p>9.79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88812">
                <text:p>19.88812</text:p>
              </table:table-cell>
              <table:table-cell office:value-type="float" office:value="16.78971">
                <text:p>16.78971</text:p>
              </table:table-cell>
              <table:table-cell office:value-type="float" office:value="15.04795">
                <text:p>15.04795</text:p>
              </table:table-cell>
              <table:table-cell office:value-type="float" office:value="13.82387">
                <text:p>13.82387</text:p>
              </table:table-cell>
              <table:table-cell office:value-type="float" office:value="12.86798">
                <text:p>12.86798</text:p>
              </table:table-cell>
              <table:table-cell office:value-type="float" office:value="12.07022">
                <text:p>12.07022</text:p>
              </table:table-cell>
              <table:table-cell office:value-type="float" office:value="11.38882">
                <text:p>11.38882</text:p>
              </table:table-cell>
              <table:table-cell office:value-type="float" office:value="10.83428">
                <text:p>10.83428</text:p>
              </table:table-cell>
              <table:table-cell office:value-type="float" office:value="10.30951">
                <text:p>10.30951</text:p>
              </table:table-cell>
              <table:table-cell office:value-type="float" office:value="9.84627">
                <text:p>9.84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86197">
                <text:p>19.86197</text:p>
              </table:table-cell>
              <table:table-cell office:value-type="float" office:value="16.85928">
                <text:p>16.85928</text:p>
              </table:table-cell>
              <table:table-cell office:value-type="float" office:value="15.1202">
                <text:p>15.1202</text:p>
              </table:table-cell>
              <table:table-cell office:value-type="float" office:value="13.86199">
                <text:p>13.86199</text:p>
              </table:table-cell>
              <table:table-cell office:value-type="float" office:value="12.84708">
                <text:p>12.84708</text:p>
              </table:table-cell>
              <table:table-cell office:value-type="float" office:value="12.09412">
                <text:p>12.09412</text:p>
              </table:table-cell>
              <table:table-cell office:value-type="float" office:value="11.48301">
                <text:p>11.48301</text:p>
              </table:table-cell>
              <table:table-cell office:value-type="float" office:value="10.81">
                <text:p>10.81</text:p>
              </table:table-cell>
              <table:table-cell office:value-type="float" office:value="10.39392">
                <text:p>10.39392</text:p>
              </table:table-cell>
              <table:table-cell office:value-type="float" office:value="9.91384">
                <text:p>9.91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92552">
                <text:p>19.92552</text:p>
              </table:table-cell>
              <table:table-cell office:value-type="float" office:value="16.91619">
                <text:p>16.91619</text:p>
              </table:table-cell>
              <table:table-cell office:value-type="float" office:value="15.0987">
                <text:p>15.0987</text:p>
              </table:table-cell>
              <table:table-cell office:value-type="float" office:value="13.88879">
                <text:p>13.88879</text:p>
              </table:table-cell>
              <table:table-cell office:value-type="float" office:value="12.99228">
                <text:p>12.99228</text:p>
              </table:table-cell>
              <table:table-cell office:value-type="float" office:value="12.18356">
                <text:p>12.18356</text:p>
              </table:table-cell>
              <table:table-cell office:value-type="float" office:value="11.46298">
                <text:p>11.46298</text:p>
              </table:table-cell>
              <table:table-cell office:value-type="float" office:value="10.85931">
                <text:p>10.85931</text:p>
              </table:table-cell>
              <table:table-cell office:value-type="float" office:value="10.41838">
                <text:p>10.41838</text:p>
              </table:table-cell>
              <table:table-cell office:value-type="float" office:value="9.90814">
                <text:p>9.90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7497">
                <text:p>19.97497</text:p>
              </table:table-cell>
              <table:table-cell office:value-type="float" office:value="17.00657">
                <text:p>17.00657</text:p>
              </table:table-cell>
              <table:table-cell office:value-type="float" office:value="15.2378">
                <text:p>15.2378</text:p>
              </table:table-cell>
              <table:table-cell office:value-type="float" office:value="13.95291">
                <text:p>13.95291</text:p>
              </table:table-cell>
              <table:table-cell office:value-type="float" office:value="12.97205">
                <text:p>12.97205</text:p>
              </table:table-cell>
              <table:table-cell office:value-type="float" office:value="12.27331">
                <text:p>12.27331</text:p>
              </table:table-cell>
              <table:table-cell office:value-type="float" office:value="11.5588">
                <text:p>11.5588</text:p>
              </table:table-cell>
              <table:table-cell office:value-type="float" office:value="11.0007">
                <text:p>11.0007</text:p>
              </table:table-cell>
              <table:table-cell office:value-type="float" office:value="10.45859">
                <text:p>10.45859</text:p>
              </table:table-cell>
              <table:table-cell office:value-type="float" office:value="10.00807">
                <text:p>10.00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01774">
                <text:p>20.01774</text:p>
              </table:table-cell>
              <table:table-cell office:value-type="float" office:value="17.05618">
                <text:p>17.05618</text:p>
              </table:table-cell>
              <table:table-cell office:value-type="float" office:value="15.2865">
                <text:p>15.2865</text:p>
              </table:table-cell>
              <table:table-cell office:value-type="float" office:value="13.97165">
                <text:p>13.97165</text:p>
              </table:table-cell>
              <table:table-cell office:value-type="float" office:value="13.01868">
                <text:p>13.01868</text:p>
              </table:table-cell>
              <table:table-cell office:value-type="float" office:value="12.25061">
                <text:p>12.25061</text:p>
              </table:table-cell>
              <table:table-cell office:value-type="float" office:value="11.60739">
                <text:p>11.60739</text:p>
              </table:table-cell>
              <table:table-cell office:value-type="float" office:value="11.00191">
                <text:p>11.00191</text:p>
              </table:table-cell>
              <table:table-cell office:value-type="float" office:value="10.49209">
                <text:p>10.49209</text:p>
              </table:table-cell>
              <table:table-cell office:value-type="float" office:value="10.08949">
                <text:p>10.08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08101">
                <text:p>20.08101</text:p>
              </table:table-cell>
              <table:table-cell office:value-type="float" office:value="17.04906">
                <text:p>17.04906</text:p>
              </table:table-cell>
              <table:table-cell office:value-type="float" office:value="15.31583">
                <text:p>15.31583</text:p>
              </table:table-cell>
              <table:table-cell office:value-type="float" office:value="14.09806">
                <text:p>14.09806</text:p>
              </table:table-cell>
              <table:table-cell office:value-type="float" office:value="13.07866">
                <text:p>13.07866</text:p>
              </table:table-cell>
              <table:table-cell office:value-type="float" office:value="12.31483">
                <text:p>12.31483</text:p>
              </table:table-cell>
              <table:table-cell office:value-type="float" office:value="11.61004">
                <text:p>11.61004</text:p>
              </table:table-cell>
              <table:table-cell office:value-type="float" office:value="11.07621">
                <text:p>11.07621</text:p>
              </table:table-cell>
              <table:table-cell office:value-type="float" office:value="10.56699">
                <text:p>10.56699</text:p>
              </table:table-cell>
              <table:table-cell office:value-type="float" office:value="10.11242">
                <text:p>10.11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4174">
                <text:p>20.14174</text:p>
              </table:table-cell>
              <table:table-cell office:value-type="float" office:value="17.12594">
                <text:p>17.12594</text:p>
              </table:table-cell>
              <table:table-cell office:value-type="float" office:value="15.3673">
                <text:p>15.3673</text:p>
              </table:table-cell>
              <table:table-cell office:value-type="float" office:value="14.14351">
                <text:p>14.14351</text:p>
              </table:table-cell>
              <table:table-cell office:value-type="float" office:value="13.1461">
                <text:p>13.1461</text:p>
              </table:table-cell>
              <table:table-cell office:value-type="float" office:value="12.39088">
                <text:p>12.39088</text:p>
              </table:table-cell>
              <table:table-cell office:value-type="float" office:value="11.72737">
                <text:p>11.72737</text:p>
              </table:table-cell>
              <table:table-cell office:value-type="float" office:value="11.12329">
                <text:p>11.12329</text:p>
              </table:table-cell>
              <table:table-cell office:value-type="float" office:value="10.5453">
                <text:p>10.5453</text:p>
              </table:table-cell>
              <table:table-cell office:value-type="float" office:value="10.13596">
                <text:p>10.13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17226">
                <text:p>20.17226</text:p>
              </table:table-cell>
              <table:table-cell office:value-type="float" office:value="17.19091">
                <text:p>17.19091</text:p>
              </table:table-cell>
              <table:table-cell office:value-type="float" office:value="15.42535">
                <text:p>15.42535</text:p>
              </table:table-cell>
              <table:table-cell office:value-type="float" office:value="14.17335">
                <text:p>14.17335</text:p>
              </table:table-cell>
              <table:table-cell office:value-type="float" office:value="13.20124">
                <text:p>13.20124</text:p>
              </table:table-cell>
              <table:table-cell office:value-type="float" office:value="12.45295">
                <text:p>12.45295</text:p>
              </table:table-cell>
              <table:table-cell office:value-type="float" office:value="11.75313">
                <text:p>11.75313</text:p>
              </table:table-cell>
              <table:table-cell office:value-type="float" office:value="11.17027">
                <text:p>11.17027</text:p>
              </table:table-cell>
              <table:table-cell office:value-type="float" office:value="10.64099">
                <text:p>10.64099</text:p>
              </table:table-cell>
              <table:table-cell office:value-type="float" office:value="10.17574">
                <text:p>10.17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2239">
                <text:p>20.22239</text:p>
              </table:table-cell>
              <table:table-cell office:value-type="float" office:value="17.20679">
                <text:p>17.20679</text:p>
              </table:table-cell>
              <table:table-cell office:value-type="float" office:value="15.514">
                <text:p>15.514</text:p>
              </table:table-cell>
              <table:table-cell office:value-type="float" office:value="14.23515">
                <text:p>14.23515</text:p>
              </table:table-cell>
              <table:table-cell office:value-type="float" office:value="13.24327">
                <text:p>13.24327</text:p>
              </table:table-cell>
              <table:table-cell office:value-type="float" office:value="12.35726">
                <text:p>12.35726</text:p>
              </table:table-cell>
              <table:table-cell office:value-type="float" office:value="11.79484">
                <text:p>11.79484</text:p>
              </table:table-cell>
              <table:table-cell office:value-type="float" office:value="11.18058">
                <text:p>11.18058</text:p>
              </table:table-cell>
              <table:table-cell office:value-type="float" office:value="10.68009">
                <text:p>10.68009</text:p>
              </table:table-cell>
              <table:table-cell office:value-type="float" office:value="10.22058">
                <text:p>10.22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26239">
                <text:p>20.26239</text:p>
              </table:table-cell>
              <table:table-cell office:value-type="float" office:value="17.25821">
                <text:p>17.25821</text:p>
              </table:table-cell>
              <table:table-cell office:value-type="float" office:value="15.50103">
                <text:p>15.50103</text:p>
              </table:table-cell>
              <table:table-cell office:value-type="float" office:value="14.22756">
                <text:p>14.22756</text:p>
              </table:table-cell>
              <table:table-cell office:value-type="float" office:value="13.26993">
                <text:p>13.26993</text:p>
              </table:table-cell>
              <table:table-cell office:value-type="float" office:value="12.50089">
                <text:p>12.50089</text:p>
              </table:table-cell>
              <table:table-cell office:value-type="float" office:value="11.8928">
                <text:p>11.8928</text:p>
              </table:table-cell>
              <table:table-cell office:value-type="float" office:value="11.20687">
                <text:p>11.20687</text:p>
              </table:table-cell>
              <table:table-cell office:value-type="float" office:value="10.73342">
                <text:p>10.73342</text:p>
              </table:table-cell>
              <table:table-cell office:value-type="float" office:value="10.29361">
                <text:p>10.29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28068">
                <text:p>20.28068</text:p>
              </table:table-cell>
              <table:table-cell office:value-type="float" office:value="17.27577">
                <text:p>17.27577</text:p>
              </table:table-cell>
              <table:table-cell office:value-type="float" office:value="15.52274">
                <text:p>15.52274</text:p>
              </table:table-cell>
              <table:table-cell office:value-type="float" office:value="14.33226">
                <text:p>14.33226</text:p>
              </table:table-cell>
              <table:table-cell office:value-type="float" office:value="13.31581">
                <text:p>13.31581</text:p>
              </table:table-cell>
              <table:table-cell office:value-type="float" office:value="12.52813">
                <text:p>12.52813</text:p>
              </table:table-cell>
              <table:table-cell office:value-type="float" office:value="11.85875">
                <text:p>11.85875</text:p>
              </table:table-cell>
              <table:table-cell office:value-type="float" office:value="11.29846">
                <text:p>11.29846</text:p>
              </table:table-cell>
              <table:table-cell office:value-type="float" office:value="10.77208">
                <text:p>10.77208</text:p>
              </table:table-cell>
              <table:table-cell office:value-type="float" office:value="10.28746">
                <text:p>10.28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3361">
                <text:p>20.3361</text:p>
              </table:table-cell>
              <table:table-cell office:value-type="float" office:value="17.3555">
                <text:p>17.3555</text:p>
              </table:table-cell>
              <table:table-cell office:value-type="float" office:value="15.6379">
                <text:p>15.6379</text:p>
              </table:table-cell>
              <table:table-cell office:value-type="float" office:value="14.38234">
                <text:p>14.38234</text:p>
              </table:table-cell>
              <table:table-cell office:value-type="float" office:value="13.37732">
                <text:p>13.37732</text:p>
              </table:table-cell>
              <table:table-cell office:value-type="float" office:value="12.57692">
                <text:p>12.57692</text:p>
              </table:table-cell>
              <table:table-cell office:value-type="float" office:value="11.9409">
                <text:p>11.9409</text:p>
              </table:table-cell>
              <table:table-cell office:value-type="float" office:value="11.30489">
                <text:p>11.30489</text:p>
              </table:table-cell>
              <table:table-cell office:value-type="float" office:value="10.81172">
                <text:p>10.81172</text:p>
              </table:table-cell>
              <table:table-cell office:value-type="float" office:value="10.37408">
                <text:p>10.37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42643">
                <text:p>20.42643</text:p>
              </table:table-cell>
              <table:table-cell office:value-type="float" office:value="17.37508">
                <text:p>17.37508</text:p>
              </table:table-cell>
              <table:table-cell office:value-type="float" office:value="15.64208">
                <text:p>15.64208</text:p>
              </table:table-cell>
              <table:table-cell office:value-type="float" office:value="14.37746">
                <text:p>14.37746</text:p>
              </table:table-cell>
              <table:table-cell office:value-type="float" office:value="13.46427">
                <text:p>13.46427</text:p>
              </table:table-cell>
              <table:table-cell office:value-type="float" office:value="12.61456">
                <text:p>12.61456</text:p>
              </table:table-cell>
              <table:table-cell office:value-type="float" office:value="12.00442">
                <text:p>12.00442</text:p>
              </table:table-cell>
              <table:table-cell office:value-type="float" office:value="11.36398">
                <text:p>11.36398</text:p>
              </table:table-cell>
              <table:table-cell office:value-type="float" office:value="10.82365">
                <text:p>10.82365</text:p>
              </table:table-cell>
              <table:table-cell office:value-type="float" office:value="10.34672">
                <text:p>10.34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46345">
                <text:p>20.46345</text:p>
              </table:table-cell>
              <table:table-cell office:value-type="float" office:value="17.45136">
                <text:p>17.45136</text:p>
              </table:table-cell>
              <table:table-cell office:value-type="float" office:value="15.69119">
                <text:p>15.69119</text:p>
              </table:table-cell>
              <table:table-cell office:value-type="float" office:value="14.46958">
                <text:p>14.46958</text:p>
              </table:table-cell>
              <table:table-cell office:value-type="float" office:value="13.46619">
                <text:p>13.46619</text:p>
              </table:table-cell>
              <table:table-cell office:value-type="float" office:value="12.61587">
                <text:p>12.61587</text:p>
              </table:table-cell>
              <table:table-cell office:value-type="float" office:value="12.04472">
                <text:p>12.04472</text:p>
              </table:table-cell>
              <table:table-cell office:value-type="float" office:value="11.42633">
                <text:p>11.42633</text:p>
              </table:table-cell>
              <table:table-cell office:value-type="float" office:value="10.90912">
                <text:p>10.90912</text:p>
              </table:table-cell>
              <table:table-cell office:value-type="float" office:value="10.45504">
                <text:p>10.45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3899">
                <text:p>20.43899</text:p>
              </table:table-cell>
              <table:table-cell office:value-type="float" office:value="17.49344">
                <text:p>17.49344</text:p>
              </table:table-cell>
              <table:table-cell office:value-type="float" office:value="15.75822">
                <text:p>15.75822</text:p>
              </table:table-cell>
              <table:table-cell office:value-type="float" office:value="14.49246">
                <text:p>14.49246</text:p>
              </table:table-cell>
              <table:table-cell office:value-type="float" office:value="13.50635">
                <text:p>13.50635</text:p>
              </table:table-cell>
              <table:table-cell office:value-type="float" office:value="12.70567">
                <text:p>12.70567</text:p>
              </table:table-cell>
              <table:table-cell office:value-type="float" office:value="12.05528">
                <text:p>12.05528</text:p>
              </table:table-cell>
              <table:table-cell office:value-type="float" office:value="11.42767">
                <text:p>11.42767</text:p>
              </table:table-cell>
              <table:table-cell office:value-type="float" office:value="10.94772">
                <text:p>10.94772</text:p>
              </table:table-cell>
              <table:table-cell office:value-type="float" office:value="10.50381">
                <text:p>10.50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11cm" svg:height="23.787cm" xlink:href=".." xlink:type="simple" chart:class="chart:line" chart:style-name="ch1">
        <chart:title svg:x="15.593cm" svg:y="0.611cm" chart:style-name="ch2">
          <text:p>Parameterstudie d0</text:p>
        </chart:title>
        <chart:subtitle svg:x="15.738cm" svg:y="1.865cm" chart:style-name="ch3">
          <text:p>gamma=1, sigma=1</text:p>
        </chart:subtitle>
        <chart:legend chart:legend-position="end" svg:x="33.163cm" svg:y="9.443cm" chart:style-name="ch4"/>
        <chart:plot-area chart:style-name="ch5" table:cell-range-address="Tabelle1_2.A1:Tabelle1_2.K101" chart:data-source-has-labels="both" svg:x="1.74cm" svg:y="3.498cm" svg:width="30.019cm" svg:height="18.806cm">
          <chartooo:coordinate-region svg:x="2.467cm" svg:y="3.71cm" svg:width="29.013cm" svg:height="18.382cm"/>
          <chart:axis chart:dimension="x" chart:name="primary-x" chart:style-name="ch6">
            <chart:title svg:x="16.07cm" svg:y="22.78cm" chart:style-name="ch7">
              <text:p>distance</text:p>
            </chart:title>
            <chart:categories table:cell-range-address="Tabelle1_2.A2:Tabelle1_2.A101"/>
            <chart:grid chart:style-name="ch8" chart:class="major"/>
          </chart:axis>
          <chart:axis chart:dimension="y" chart:name="primary-y" chart:style-name="ch6">
            <chart:title svg:x="0.451cm" svg:y="13.276cm" chart:style-name="ch9">
              <text:p>loss</text:p>
            </chart:title>
            <chart:grid chart:style-name="ch8" chart:class="major"/>
          </chart:axis>
          <chart:series chart:style-name="ch10" chart:values-cell-range-address="Tabelle1_2.B2:Tabelle1_2.B101" chart:label-cell-address="Tabelle1_2.B1:Tabelle1_2.B1" chart:class="chart:line">
            <chart:data-point chart:repeated="100"/>
          </chart:series>
          <chart:series chart:style-name="ch11" chart:values-cell-range-address="Tabelle1_2.C2:Tabelle1_2.C101" chart:label-cell-address="Tabelle1_2.C1:Tabelle1_2.C1" chart:class="chart:line">
            <chart:data-point chart:repeated="100"/>
          </chart:series>
          <chart:series chart:style-name="ch12" chart:values-cell-range-address="Tabelle1_2.D2:Tabelle1_2.D101" chart:label-cell-address="Tabelle1_2.D1:Tabelle1_2.D1" chart:class="chart:line">
            <chart:data-point chart:repeated="100"/>
          </chart:series>
          <chart:series chart:style-name="ch13" chart:values-cell-range-address="Tabelle1_2.E2:Tabelle1_2.E101" chart:label-cell-address="Tabelle1_2.E1:Tabelle1_2.E1" chart:class="chart:line">
            <chart:data-point chart:repeated="100"/>
          </chart:series>
          <chart:series chart:style-name="ch14" chart:values-cell-range-address="Tabelle1_2.F2:Tabelle1_2.F101" chart:label-cell-address="Tabelle1_2.F1:Tabelle1_2.F1" chart:class="chart:line">
            <chart:data-point chart:repeated="100"/>
          </chart:series>
          <chart:series chart:style-name="ch15" chart:values-cell-range-address="Tabelle1_2.G2:Tabelle1_2.G101" chart:label-cell-address="Tabelle1_2.G1:Tabelle1_2.G1" chart:class="chart:line">
            <chart:data-point chart:repeated="100"/>
          </chart:series>
          <chart:series chart:style-name="ch16" chart:values-cell-range-address="Tabelle1_2.H2:Tabelle1_2.H101" chart:label-cell-address="Tabelle1_2.H1:Tabelle1_2.H1" chart:class="chart:line">
            <chart:data-point chart:repeated="100"/>
          </chart:series>
          <chart:series chart:style-name="ch17" chart:values-cell-range-address="Tabelle1_2.I2:Tabelle1_2.I101" chart:label-cell-address="Tabelle1_2.I1:Tabelle1_2.I1" chart:class="chart:line">
            <chart:data-point chart:repeated="100"/>
          </chart:series>
          <chart:series chart:style-name="ch18" chart:values-cell-range-address="Tabelle1_2.J2:Tabelle1_2.J101" chart:label-cell-address="Tabelle1_2.J1:Tabelle1_2.J1" chart:class="chart:line">
            <chart:data-point chart:repeated="100"/>
          </chart:series>
          <chart:series chart:style-name="ch19" chart:values-cell-range-address="Tabelle1_2.K2:Tabelle1_2.K101" chart:label-cell-address="Tabelle1_2.K1:Tabelle1_2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0=10</text:p>
                <draw:g>
                  <svg:desc>Tabelle1_2.B1:Tabelle1_2.B1</svg:desc>
                </draw:g>
              </table:table-cell>
              <table:table-cell office:value-type="string">
                <text:p>d0=20</text:p>
                <draw:g>
                  <svg:desc>Tabelle1_2.C1:Tabelle1_2.C1</svg:desc>
                </draw:g>
              </table:table-cell>
              <table:table-cell office:value-type="string">
                <text:p>d0=30</text:p>
                <draw:g>
                  <svg:desc>Tabelle1_2.D1:Tabelle1_2.D1</svg:desc>
                </draw:g>
              </table:table-cell>
              <table:table-cell office:value-type="string">
                <text:p>d0=40</text:p>
                <draw:g>
                  <svg:desc>Tabelle1_2.E1:Tabelle1_2.E1</svg:desc>
                </draw:g>
              </table:table-cell>
              <table:table-cell office:value-type="string">
                <text:p>d0=50</text:p>
                <draw:g>
                  <svg:desc>Tabelle1_2.F1:Tabelle1_2.F1</svg:desc>
                </draw:g>
              </table:table-cell>
              <table:table-cell office:value-type="string">
                <text:p>d0=60</text:p>
                <draw:g>
                  <svg:desc>Tabelle1_2.G1:Tabelle1_2.G1</svg:desc>
                </draw:g>
              </table:table-cell>
              <table:table-cell office:value-type="string">
                <text:p>d0=70</text:p>
                <draw:g>
                  <svg:desc>Tabelle1_2.H1:Tabelle1_2.H1</svg:desc>
                </draw:g>
              </table:table-cell>
              <table:table-cell office:value-type="string">
                <text:p>d0=80</text:p>
                <draw:g>
                  <svg:desc>Tabelle1_2.I1:Tabelle1_2.I1</svg:desc>
                </draw:g>
              </table:table-cell>
              <table:table-cell office:value-type="string">
                <text:p>d0=90</text:p>
                <draw:g>
                  <svg:desc>Tabelle1_2.J1:Tabelle1_2.J1</svg:desc>
                </draw:g>
              </table:table-cell>
              <table:table-cell office:value-type="string">
                <text:p>d0=100</text:p>
                <draw:g>
                  <svg:desc>Tabelle1_2.K1:Tabelle1_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2.A2:Tabelle1_2.A101</svg:desc>
                </draw:g>
              </table:table-cell>
              <table:table-cell office:value-type="float" office:value="-9.54412">
                <text:p>-9.54412</text:p>
                <draw:g>
                  <svg:desc>Tabelle1_2.B2:Tabelle1_2.B101</svg:desc>
                </draw:g>
              </table:table-cell>
              <table:table-cell office:value-type="float" office:value="-12.46923">
                <text:p>-12.46923</text:p>
                <draw:g>
                  <svg:desc>Tabelle1_2.C2:Tabelle1_2.C101</svg:desc>
                </draw:g>
              </table:table-cell>
              <table:table-cell office:value-type="float" office:value="-14.26808">
                <text:p>-14.26808</text:p>
                <draw:g>
                  <svg:desc>Tabelle1_2.D2:Tabelle1_2.D101</svg:desc>
                </draw:g>
              </table:table-cell>
              <table:table-cell office:value-type="float" office:value="-15.493">
                <text:p>-15.493</text:p>
                <draw:g>
                  <svg:desc>Tabelle1_2.E2:Tabelle1_2.E101</svg:desc>
                </draw:g>
              </table:table-cell>
              <table:table-cell office:value-type="float" office:value="-16.45546">
                <text:p>-16.45546</text:p>
                <draw:g>
                  <svg:desc>Tabelle1_2.F2:Tabelle1_2.F101</svg:desc>
                </draw:g>
              </table:table-cell>
              <table:table-cell office:value-type="float" office:value="-17.35318">
                <text:p>-17.35318</text:p>
                <draw:g>
                  <svg:desc>Tabelle1_2.G2:Tabelle1_2.G101</svg:desc>
                </draw:g>
              </table:table-cell>
              <table:table-cell office:value-type="float" office:value="-18.00211">
                <text:p>-18.00211</text:p>
                <draw:g>
                  <svg:desc>Tabelle1_2.H2:Tabelle1_2.H101</svg:desc>
                </draw:g>
              </table:table-cell>
              <table:table-cell office:value-type="float" office:value="-18.50698">
                <text:p>-18.50698</text:p>
                <draw:g>
                  <svg:desc>Tabelle1_2.I2:Tabelle1_2.I101</svg:desc>
                </draw:g>
              </table:table-cell>
              <table:table-cell office:value-type="float" office:value="-19.02949">
                <text:p>-19.02949</text:p>
                <draw:g>
                  <svg:desc>Tabelle1_2.J2:Tabelle1_2.J101</svg:desc>
                </draw:g>
              </table:table-cell>
              <table:table-cell office:value-type="float" office:value="-19.50389">
                <text:p>-19.50389</text:p>
                <draw:g>
                  <svg:desc>Tabelle1_2.K2:Tabelle1_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52042">
                <text:p>-6.52042</text:p>
              </table:table-cell>
              <table:table-cell office:value-type="float" office:value="-9.53126">
                <text:p>-9.53126</text:p>
              </table:table-cell>
              <table:table-cell office:value-type="float" office:value="-11.27819">
                <text:p>-11.27819</text:p>
              </table:table-cell>
              <table:table-cell office:value-type="float" office:value="-12.56039">
                <text:p>-12.56039</text:p>
              </table:table-cell>
              <table:table-cell office:value-type="float" office:value="-13.48656">
                <text:p>-13.48656</text:p>
              </table:table-cell>
              <table:table-cell office:value-type="float" office:value="-14.25188">
                <text:p>-14.25188</text:p>
              </table:table-cell>
              <table:table-cell office:value-type="float" office:value="-14.95476">
                <text:p>-14.95476</text:p>
              </table:table-cell>
              <table:table-cell office:value-type="float" office:value="-15.5272">
                <text:p>-15.5272</text:p>
              </table:table-cell>
              <table:table-cell office:value-type="float" office:value="-16.03784">
                <text:p>-16.03784</text:p>
              </table:table-cell>
              <table:table-cell office:value-type="float" office:value="-16.43726">
                <text:p>-16.4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111">
                <text:p>-4.7111</text:p>
              </table:table-cell>
              <table:table-cell office:value-type="float" office:value="-7.76703">
                <text:p>-7.76703</text:p>
              </table:table-cell>
              <table:table-cell office:value-type="float" office:value="-9.45882">
                <text:p>-9.45882</text:p>
              </table:table-cell>
              <table:table-cell office:value-type="float" office:value="-10.66734">
                <text:p>-10.66734</text:p>
              </table:table-cell>
              <table:table-cell office:value-type="float" office:value="-11.6875">
                <text:p>-11.6875</text:p>
              </table:table-cell>
              <table:table-cell office:value-type="float" office:value="-12.48872">
                <text:p>-12.48872</text:p>
              </table:table-cell>
              <table:table-cell office:value-type="float" office:value="-13.16027">
                <text:p>-13.16027</text:p>
              </table:table-cell>
              <table:table-cell office:value-type="float" office:value="-13.75518">
                <text:p>-13.75518</text:p>
              </table:table-cell>
              <table:table-cell office:value-type="float" office:value="-14.26179">
                <text:p>-14.26179</text:p>
              </table:table-cell>
              <table:table-cell office:value-type="float" office:value="-14.73272">
                <text:p>-14.73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594">
                <text:p>-3.4594</text:p>
              </table:table-cell>
              <table:table-cell office:value-type="float" office:value="-6.46386">
                <text:p>-6.46386</text:p>
              </table:table-cell>
              <table:table-cell office:value-type="float" office:value="-8.21778">
                <text:p>-8.21778</text:p>
              </table:table-cell>
              <table:table-cell office:value-type="float" office:value="-9.49487">
                <text:p>-9.49487</text:p>
              </table:table-cell>
              <table:table-cell office:value-type="float" office:value="-10.43738">
                <text:p>-10.43738</text:p>
              </table:table-cell>
              <table:table-cell office:value-type="float" office:value="-11.28396">
                <text:p>-11.28396</text:p>
              </table:table-cell>
              <table:table-cell office:value-type="float" office:value="-11.93719">
                <text:p>-11.93719</text:p>
              </table:table-cell>
              <table:table-cell office:value-type="float" office:value="-12.5049">
                <text:p>-12.5049</text:p>
              </table:table-cell>
              <table:table-cell office:value-type="float" office:value="-13.02395">
                <text:p>-13.02395</text:p>
              </table:table-cell>
              <table:table-cell office:value-type="float" office:value="-13.48652">
                <text:p>-13.48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0045">
                <text:p>-2.50045</text:p>
              </table:table-cell>
              <table:table-cell office:value-type="float" office:value="-5.53073">
                <text:p>-5.53073</text:p>
              </table:table-cell>
              <table:table-cell office:value-type="float" office:value="-7.2773">
                <text:p>-7.2773</text:p>
              </table:table-cell>
              <table:table-cell office:value-type="float" office:value="-8.53372">
                <text:p>-8.53372</text:p>
              </table:table-cell>
              <table:table-cell office:value-type="float" office:value="-9.46263">
                <text:p>-9.46263</text:p>
              </table:table-cell>
              <table:table-cell office:value-type="float" office:value="-10.27457">
                <text:p>-10.27457</text:p>
              </table:table-cell>
              <table:table-cell office:value-type="float" office:value="-10.92166">
                <text:p>-10.92166</text:p>
              </table:table-cell>
              <table:table-cell office:value-type="float" office:value="-11.57987">
                <text:p>-11.57987</text:p>
              </table:table-cell>
              <table:table-cell office:value-type="float" office:value="-12.09898">
                <text:p>-12.09898</text:p>
              </table:table-cell>
              <table:table-cell office:value-type="float" office:value="-12.4698">
                <text:p>-12.4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2009">
                <text:p>-1.72009</text:p>
              </table:table-cell>
              <table:table-cell office:value-type="float" office:value="-4.76546">
                <text:p>-4.76546</text:p>
              </table:table-cell>
              <table:table-cell office:value-type="float" office:value="-6.47778">
                <text:p>-6.47778</text:p>
              </table:table-cell>
              <table:table-cell office:value-type="float" office:value="-7.75051">
                <text:p>-7.75051</text:p>
              </table:table-cell>
              <table:table-cell office:value-type="float" office:value="-8.72857">
                <text:p>-8.72857</text:p>
              </table:table-cell>
              <table:table-cell office:value-type="float" office:value="-9.492">
                <text:p>-9.492</text:p>
              </table:table-cell>
              <table:table-cell office:value-type="float" office:value="-10.14942">
                <text:p>-10.14942</text:p>
              </table:table-cell>
              <table:table-cell office:value-type="float" office:value="-10.76512">
                <text:p>-10.76512</text:p>
              </table:table-cell>
              <table:table-cell office:value-type="float" office:value="-11.3088">
                <text:p>-11.3088</text:p>
              </table:table-cell>
              <table:table-cell office:value-type="float" office:value="-11.73764">
                <text:p>-11.7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5451">
                <text:p>-1.05451</text:p>
              </table:table-cell>
              <table:table-cell office:value-type="float" office:value="-4.08286">
                <text:p>-4.08286</text:p>
              </table:table-cell>
              <table:table-cell office:value-type="float" office:value="-5.76449">
                <text:p>-5.76449</text:p>
              </table:table-cell>
              <table:table-cell office:value-type="float" office:value="-7.04039">
                <text:p>-7.04039</text:p>
              </table:table-cell>
              <table:table-cell office:value-type="float" office:value="-8.03323">
                <text:p>-8.03323</text:p>
              </table:table-cell>
              <table:table-cell office:value-type="float" office:value="-8.76963">
                <text:p>-8.76963</text:p>
              </table:table-cell>
              <table:table-cell office:value-type="float" office:value="-9.50709">
                <text:p>-9.50709</text:p>
              </table:table-cell>
              <table:table-cell office:value-type="float" office:value="-10.11973">
                <text:p>-10.11973</text:p>
              </table:table-cell>
              <table:table-cell office:value-type="float" office:value="-10.63151">
                <text:p>-10.63151</text:p>
              </table:table-cell>
              <table:table-cell office:value-type="float" office:value="-11.04689">
                <text:p>-11.04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4726">
                <text:p>-0.44726</text:p>
              </table:table-cell>
              <table:table-cell office:value-type="float" office:value="-3.42943">
                <text:p>-3.42943</text:p>
              </table:table-cell>
              <table:table-cell office:value-type="float" office:value="-5.2519">
                <text:p>-5.2519</text:p>
              </table:table-cell>
              <table:table-cell office:value-type="float" office:value="-6.44052">
                <text:p>-6.44052</text:p>
              </table:table-cell>
              <table:table-cell office:value-type="float" office:value="-7.46687">
                <text:p>-7.46687</text:p>
              </table:table-cell>
              <table:table-cell office:value-type="float" office:value="-8.24276">
                <text:p>-8.24276</text:p>
              </table:table-cell>
              <table:table-cell office:value-type="float" office:value="-8.87453">
                <text:p>-8.87453</text:p>
              </table:table-cell>
              <table:table-cell office:value-type="float" office:value="-9.46107">
                <text:p>-9.46107</text:p>
              </table:table-cell>
              <table:table-cell office:value-type="float" office:value="-10.00436">
                <text:p>-10.00436</text:p>
              </table:table-cell>
              <table:table-cell office:value-type="float" office:value="-10.47241">
                <text:p>-10.47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63">
                <text:p>0.06863</text:p>
              </table:table-cell>
              <table:table-cell office:value-type="float" office:value="-2.93671">
                <text:p>-2.93671</text:p>
              </table:table-cell>
              <table:table-cell office:value-type="float" office:value="-4.70207">
                <text:p>-4.70207</text:p>
              </table:table-cell>
              <table:table-cell office:value-type="float" office:value="-5.97483">
                <text:p>-5.97483</text:p>
              </table:table-cell>
              <table:table-cell office:value-type="float" office:value="-6.89183">
                <text:p>-6.89183</text:p>
              </table:table-cell>
              <table:table-cell office:value-type="float" office:value="-7.72995">
                <text:p>-7.72995</text:p>
              </table:table-cell>
              <table:table-cell office:value-type="float" office:value="-8.44143">
                <text:p>-8.44143</text:p>
              </table:table-cell>
              <table:table-cell office:value-type="float" office:value="-9.02798">
                <text:p>-9.02798</text:p>
              </table:table-cell>
              <table:table-cell office:value-type="float" office:value="-9.48231">
                <text:p>-9.48231</text:p>
              </table:table-cell>
              <table:table-cell office:value-type="float" office:value="-9.95723">
                <text:p>-9.95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28">
                <text:p>0.52628</text:p>
              </table:table-cell>
              <table:table-cell office:value-type="float" office:value="-2.45961">
                <text:p>-2.45961</text:p>
              </table:table-cell>
              <table:table-cell office:value-type="float" office:value="-4.25258">
                <text:p>-4.25258</text:p>
              </table:table-cell>
              <table:table-cell office:value-type="float" office:value="-5.51466">
                <text:p>-5.51466</text:p>
              </table:table-cell>
              <table:table-cell office:value-type="float" office:value="-6.49672">
                <text:p>-6.49672</text:p>
              </table:table-cell>
              <table:table-cell office:value-type="float" office:value="-7.28884">
                <text:p>-7.28884</text:p>
              </table:table-cell>
              <table:table-cell office:value-type="float" office:value="-7.9405">
                <text:p>-7.9405</text:p>
              </table:table-cell>
              <table:table-cell office:value-type="float" office:value="-8.50441">
                <text:p>-8.50441</text:p>
              </table:table-cell>
              <table:table-cell office:value-type="float" office:value="-9.04293">
                <text:p>-9.04293</text:p>
              </table:table-cell>
              <table:table-cell office:value-type="float" office:value="-9.4969">
                <text:p>-9.4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09">
                <text:p>0.9109</text:p>
              </table:table-cell>
              <table:table-cell office:value-type="float" office:value="-2.14126">
                <text:p>-2.14126</text:p>
              </table:table-cell>
              <table:table-cell office:value-type="float" office:value="-3.86985">
                <text:p>-3.86985</text:p>
              </table:table-cell>
              <table:table-cell office:value-type="float" office:value="-5.11565">
                <text:p>-5.11565</text:p>
              </table:table-cell>
              <table:table-cell office:value-type="float" office:value="-6.13928">
                <text:p>-6.13928</text:p>
              </table:table-cell>
              <table:table-cell office:value-type="float" office:value="-6.90513">
                <text:p>-6.90513</text:p>
              </table:table-cell>
              <table:table-cell office:value-type="float" office:value="-7.54006">
                <text:p>-7.54006</text:p>
              </table:table-cell>
              <table:table-cell office:value-type="float" office:value="-8.09081">
                <text:p>-8.09081</text:p>
              </table:table-cell>
              <table:table-cell office:value-type="float" office:value="-8.65898">
                <text:p>-8.65898</text:p>
              </table:table-cell>
              <table:table-cell office:value-type="float" office:value="-9.07341">
                <text:p>-9.0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89">
                <text:p>1.2789</text:p>
              </table:table-cell>
              <table:table-cell office:value-type="float" office:value="-1.75101">
                <text:p>-1.75101</text:p>
              </table:table-cell>
              <table:table-cell office:value-type="float" office:value="-3.47348">
                <text:p>-3.47348</text:p>
              </table:table-cell>
              <table:table-cell office:value-type="float" office:value="-4.78536">
                <text:p>-4.78536</text:p>
              </table:table-cell>
              <table:table-cell office:value-type="float" office:value="-5.74187">
                <text:p>-5.74187</text:p>
              </table:table-cell>
              <table:table-cell office:value-type="float" office:value="-6.50778">
                <text:p>-6.50778</text:p>
              </table:table-cell>
              <table:table-cell office:value-type="float" office:value="-7.16847">
                <text:p>-7.16847</text:p>
              </table:table-cell>
              <table:table-cell office:value-type="float" office:value="-7.70463">
                <text:p>-7.70463</text:p>
              </table:table-cell>
              <table:table-cell office:value-type="float" office:value="-8.24955">
                <text:p>-8.24955</text:p>
              </table:table-cell>
              <table:table-cell office:value-type="float" office:value="-8.70874">
                <text:p>-8.70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31">
                <text:p>1.631</text:p>
              </table:table-cell>
              <table:table-cell office:value-type="float" office:value="-1.33858">
                <text:p>-1.33858</text:p>
              </table:table-cell>
              <table:table-cell office:value-type="float" office:value="-3.11918">
                <text:p>-3.11918</text:p>
              </table:table-cell>
              <table:table-cell office:value-type="float" office:value="-4.3538">
                <text:p>-4.3538</text:p>
              </table:table-cell>
              <table:table-cell office:value-type="float" office:value="-5.35573">
                <text:p>-5.35573</text:p>
              </table:table-cell>
              <table:table-cell office:value-type="float" office:value="-6.1309">
                <text:p>-6.1309</text:p>
              </table:table-cell>
              <table:table-cell office:value-type="float" office:value="-6.80491">
                <text:p>-6.80491</text:p>
              </table:table-cell>
              <table:table-cell office:value-type="float" office:value="-7.41882">
                <text:p>-7.41882</text:p>
              </table:table-cell>
              <table:table-cell office:value-type="float" office:value="-7.87246">
                <text:p>-7.87246</text:p>
              </table:table-cell>
              <table:table-cell office:value-type="float" office:value="-8.3452">
                <text:p>-8.3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479">
                <text:p>1.90479</text:p>
              </table:table-cell>
              <table:table-cell office:value-type="float" office:value="-1.04854">
                <text:p>-1.04854</text:p>
              </table:table-cell>
              <table:table-cell office:value-type="float" office:value="-2.82336">
                <text:p>-2.82336</text:p>
              </table:table-cell>
              <table:table-cell office:value-type="float" office:value="-4.07872">
                <text:p>-4.07872</text:p>
              </table:table-cell>
              <table:table-cell office:value-type="float" office:value="-5.05535">
                <text:p>-5.05535</text:p>
              </table:table-cell>
              <table:table-cell office:value-type="float" office:value="-5.8128">
                <text:p>-5.8128</text:p>
              </table:table-cell>
              <table:table-cell office:value-type="float" office:value="-6.47628">
                <text:p>-6.47628</text:p>
              </table:table-cell>
              <table:table-cell office:value-type="float" office:value="-6.98727">
                <text:p>-6.98727</text:p>
              </table:table-cell>
              <table:table-cell office:value-type="float" office:value="-7.54662">
                <text:p>-7.54662</text:p>
              </table:table-cell>
              <table:table-cell office:value-type="float" office:value="-8.02009">
                <text:p>-8.02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9313">
                <text:p>2.19313</text:p>
              </table:table-cell>
              <table:table-cell office:value-type="float" office:value="-0.7926">
                <text:p>-0.7926</text:p>
              </table:table-cell>
              <table:table-cell office:value-type="float" office:value="-2.5012">
                <text:p>-2.5012</text:p>
              </table:table-cell>
              <table:table-cell office:value-type="float" office:value="-3.73215">
                <text:p>-3.73215</text:p>
              </table:table-cell>
              <table:table-cell office:value-type="float" office:value="-4.74339">
                <text:p>-4.74339</text:p>
              </table:table-cell>
              <table:table-cell office:value-type="float" office:value="-5.52691">
                <text:p>-5.52691</text:p>
              </table:table-cell>
              <table:table-cell office:value-type="float" office:value="-6.24923">
                <text:p>-6.24923</text:p>
              </table:table-cell>
              <table:table-cell office:value-type="float" office:value="-6.7605">
                <text:p>-6.7605</text:p>
              </table:table-cell>
              <table:table-cell office:value-type="float" office:value="-7.31121">
                <text:p>-7.31121</text:p>
              </table:table-cell>
              <table:table-cell office:value-type="float" office:value="-7.75625">
                <text:p>-7.7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232">
                <text:p>2.56232</text:p>
              </table:table-cell>
              <table:table-cell office:value-type="float" office:value="-0.47533">
                <text:p>-0.47533</text:p>
              </table:table-cell>
              <table:table-cell office:value-type="float" office:value="-2.25312">
                <text:p>-2.25312</text:p>
              </table:table-cell>
              <table:table-cell office:value-type="float" office:value="-3.48201">
                <text:p>-3.48201</text:p>
              </table:table-cell>
              <table:table-cell office:value-type="float" office:value="-4.45939">
                <text:p>-4.45939</text:p>
              </table:table-cell>
              <table:table-cell office:value-type="float" office:value="-5.26701">
                <text:p>-5.26701</text:p>
              </table:table-cell>
              <table:table-cell office:value-type="float" office:value="-5.93878">
                <text:p>-5.93878</text:p>
              </table:table-cell>
              <table:table-cell office:value-type="float" office:value="-6.52215">
                <text:p>-6.52215</text:p>
              </table:table-cell>
              <table:table-cell office:value-type="float" office:value="-7.02212">
                <text:p>-7.02212</text:p>
              </table:table-cell>
              <table:table-cell office:value-type="float" office:value="-7.47763">
                <text:p>-7.47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0705">
                <text:p>2.80705</text:p>
              </table:table-cell>
              <table:table-cell office:value-type="float" office:value="-0.20009">
                <text:p>-0.20009</text:p>
              </table:table-cell>
              <table:table-cell office:value-type="float" office:value="-1.98057">
                <text:p>-1.98057</text:p>
              </table:table-cell>
              <table:table-cell office:value-type="float" office:value="-3.194">
                <text:p>-3.194</text:p>
              </table:table-cell>
              <table:table-cell office:value-type="float" office:value="-4.25162">
                <text:p>-4.25162</text:p>
              </table:table-cell>
              <table:table-cell office:value-type="float" office:value="-4.99034">
                <text:p>-4.99034</text:p>
              </table:table-cell>
              <table:table-cell office:value-type="float" office:value="-5.62154">
                <text:p>-5.62154</text:p>
              </table:table-cell>
              <table:table-cell office:value-type="float" office:value="-6.21853">
                <text:p>-6.21853</text:p>
              </table:table-cell>
              <table:table-cell office:value-type="float" office:value="-6.68161">
                <text:p>-6.68161</text:p>
              </table:table-cell>
              <table:table-cell office:value-type="float" office:value="-7.22051">
                <text:p>-7.22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3982">
                <text:p>3.03982</text:p>
              </table:table-cell>
              <table:table-cell office:value-type="float" office:value="0.00276">
                <text:p>0.00276</text:p>
              </table:table-cell>
              <table:table-cell office:value-type="float" office:value="-1.73236">
                <text:p>-1.73236</text:p>
              </table:table-cell>
              <table:table-cell office:value-type="float" office:value="-2.91429">
                <text:p>-2.91429</text:p>
              </table:table-cell>
              <table:table-cell office:value-type="float" office:value="-3.99181">
                <text:p>-3.99181</text:p>
              </table:table-cell>
              <table:table-cell office:value-type="float" office:value="-4.71754">
                <text:p>-4.71754</text:p>
              </table:table-cell>
              <table:table-cell office:value-type="float" office:value="-5.40154">
                <text:p>-5.40154</text:p>
              </table:table-cell>
              <table:table-cell office:value-type="float" office:value="-5.9786">
                <text:p>-5.9786</text:p>
              </table:table-cell>
              <table:table-cell office:value-type="float" office:value="-6.44809">
                <text:p>-6.44809</text:p>
              </table:table-cell>
              <table:table-cell office:value-type="float" office:value="-6.94623">
                <text:p>-6.94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6775">
                <text:p>3.26775</text:p>
              </table:table-cell>
              <table:table-cell office:value-type="float" office:value="0.33462">
                <text:p>0.33462</text:p>
              </table:table-cell>
              <table:table-cell office:value-type="float" office:value="-1.47662">
                <text:p>-1.47662</text:p>
              </table:table-cell>
              <table:table-cell office:value-type="float" office:value="-2.73231">
                <text:p>-2.73231</text:p>
              </table:table-cell>
              <table:table-cell office:value-type="float" office:value="-3.68627">
                <text:p>-3.68627</text:p>
              </table:table-cell>
              <table:table-cell office:value-type="float" office:value="-4.50717">
                <text:p>-4.50717</text:p>
              </table:table-cell>
              <table:table-cell office:value-type="float" office:value="-5.1407">
                <text:p>-5.1407</text:p>
              </table:table-cell>
              <table:table-cell office:value-type="float" office:value="-5.73043">
                <text:p>-5.73043</text:p>
              </table:table-cell>
              <table:table-cell office:value-type="float" office:value="-6.26617">
                <text:p>-6.26617</text:p>
              </table:table-cell>
              <table:table-cell office:value-type="float" office:value="-6.70983">
                <text:p>-6.70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3283">
                <text:p>3.53283</text:p>
              </table:table-cell>
              <table:table-cell office:value-type="float" office:value="0.50078">
                <text:p>0.50078</text:p>
              </table:table-cell>
              <table:table-cell office:value-type="float" office:value="-1.30124">
                <text:p>-1.30124</text:p>
              </table:table-cell>
              <table:table-cell office:value-type="float" office:value="-2.55557">
                <text:p>-2.55557</text:p>
              </table:table-cell>
              <table:table-cell office:value-type="float" office:value="-3.47455">
                <text:p>-3.47455</text:p>
              </table:table-cell>
              <table:table-cell office:value-type="float" office:value="-4.28516">
                <text:p>-4.28516</text:p>
              </table:table-cell>
              <table:table-cell office:value-type="float" office:value="-4.91353">
                <text:p>-4.91353</text:p>
              </table:table-cell>
              <table:table-cell office:value-type="float" office:value="-5.54303">
                <text:p>-5.54303</text:p>
              </table:table-cell>
              <table:table-cell office:value-type="float" office:value="-6.00504">
                <text:p>-6.00504</text:p>
              </table:table-cell>
              <table:table-cell office:value-type="float" office:value="-6.49202">
                <text:p>-6.49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977">
                <text:p>3.70977</text:p>
              </table:table-cell>
              <table:table-cell office:value-type="float" office:value="0.74609">
                <text:p>0.74609</text:p>
              </table:table-cell>
              <table:table-cell office:value-type="float" office:value="-1.01657">
                <text:p>-1.01657</text:p>
              </table:table-cell>
              <table:table-cell office:value-type="float" office:value="-2.30467">
                <text:p>-2.30467</text:p>
              </table:table-cell>
              <table:table-cell office:value-type="float" office:value="-3.21809">
                <text:p>-3.21809</text:p>
              </table:table-cell>
              <table:table-cell office:value-type="float" office:value="-4.10591">
                <text:p>-4.10591</text:p>
              </table:table-cell>
              <table:table-cell office:value-type="float" office:value="-4.7469">
                <text:p>-4.7469</text:p>
              </table:table-cell>
              <table:table-cell office:value-type="float" office:value="-5.34872">
                <text:p>-5.34872</text:p>
              </table:table-cell>
              <table:table-cell office:value-type="float" office:value="-5.82471">
                <text:p>-5.82471</text:p>
              </table:table-cell>
              <table:table-cell office:value-type="float" office:value="-6.28803">
                <text:p>-6.28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3076">
                <text:p>3.93076</text:p>
              </table:table-cell>
              <table:table-cell office:value-type="float" office:value="0.94426">
                <text:p>0.94426</text:p>
              </table:table-cell>
              <table:table-cell office:value-type="float" office:value="-0.84993">
                <text:p>-0.84993</text:p>
              </table:table-cell>
              <table:table-cell office:value-type="float" office:value="-2.05716">
                <text:p>-2.05716</text:p>
              </table:table-cell>
              <table:table-cell office:value-type="float" office:value="-3.01663">
                <text:p>-3.01663</text:p>
              </table:table-cell>
              <table:table-cell office:value-type="float" office:value="-3.85188">
                <text:p>-3.85188</text:p>
              </table:table-cell>
              <table:table-cell office:value-type="float" office:value="-4.54113">
                <text:p>-4.54113</text:p>
              </table:table-cell>
              <table:table-cell office:value-type="float" office:value="-5.11126">
                <text:p>-5.11126</text:p>
              </table:table-cell>
              <table:table-cell office:value-type="float" office:value="-5.63443">
                <text:p>-5.63443</text:p>
              </table:table-cell>
              <table:table-cell office:value-type="float" office:value="-6.047">
                <text:p>-6.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1759">
                <text:p>4.11759</text:p>
              </table:table-cell>
              <table:table-cell office:value-type="float" office:value="1.07682">
                <text:p>1.07682</text:p>
              </table:table-cell>
              <table:table-cell office:value-type="float" office:value="-0.64966">
                <text:p>-0.64966</text:p>
              </table:table-cell>
              <table:table-cell office:value-type="float" office:value="-1.90234">
                <text:p>-1.90234</text:p>
              </table:table-cell>
              <table:table-cell office:value-type="float" office:value="-2.85874">
                <text:p>-2.85874</text:p>
              </table:table-cell>
              <table:table-cell office:value-type="float" office:value="-3.69248">
                <text:p>-3.69248</text:p>
              </table:table-cell>
              <table:table-cell office:value-type="float" office:value="-4.30718">
                <text:p>-4.30718</text:p>
              </table:table-cell>
              <table:table-cell office:value-type="float" office:value="-4.95902">
                <text:p>-4.95902</text:p>
              </table:table-cell>
              <table:table-cell office:value-type="float" office:value="-5.38683">
                <text:p>-5.38683</text:p>
              </table:table-cell>
              <table:table-cell office:value-type="float" office:value="-5.87968">
                <text:p>-5.87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867">
                <text:p>4.27867</text:p>
              </table:table-cell>
              <table:table-cell office:value-type="float" office:value="1.27043">
                <text:p>1.27043</text:p>
              </table:table-cell>
              <table:table-cell office:value-type="float" office:value="-0.43971">
                <text:p>-0.43971</text:p>
              </table:table-cell>
              <table:table-cell office:value-type="float" office:value="-1.69701">
                <text:p>-1.69701</text:p>
              </table:table-cell>
              <table:table-cell office:value-type="float" office:value="-2.66571">
                <text:p>-2.66571</text:p>
              </table:table-cell>
              <table:table-cell office:value-type="float" office:value="-3.45049">
                <text:p>-3.45049</text:p>
              </table:table-cell>
              <table:table-cell office:value-type="float" office:value="-4.16762">
                <text:p>-4.16762</text:p>
              </table:table-cell>
              <table:table-cell office:value-type="float" office:value="-4.7198">
                <text:p>-4.7198</text:p>
              </table:table-cell>
              <table:table-cell office:value-type="float" office:value="-5.25364">
                <text:p>-5.25364</text:p>
              </table:table-cell>
              <table:table-cell office:value-type="float" office:value="-5.65944">
                <text:p>-5.65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0257">
                <text:p>4.50257</text:p>
              </table:table-cell>
              <table:table-cell office:value-type="float" office:value="1.43947">
                <text:p>1.43947</text:p>
              </table:table-cell>
              <table:table-cell office:value-type="float" office:value="-0.24158">
                <text:p>-0.24158</text:p>
              </table:table-cell>
              <table:table-cell office:value-type="float" office:value="-1.50331">
                <text:p>-1.50331</text:p>
              </table:table-cell>
              <table:table-cell office:value-type="float" office:value="-2.52417">
                <text:p>-2.52417</text:p>
              </table:table-cell>
              <table:table-cell office:value-type="float" office:value="-3.31579">
                <text:p>-3.31579</text:p>
              </table:table-cell>
              <table:table-cell office:value-type="float" office:value="-4.00518">
                <text:p>-4.00518</text:p>
              </table:table-cell>
              <table:table-cell office:value-type="float" office:value="-4.5557">
                <text:p>-4.5557</text:p>
              </table:table-cell>
              <table:table-cell office:value-type="float" office:value="-5.10548">
                <text:p>-5.10548</text:p>
              </table:table-cell>
              <table:table-cell office:value-type="float" office:value="-5.50339">
                <text:p>-5.50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1919">
                <text:p>4.61919</text:p>
              </table:table-cell>
              <table:table-cell office:value-type="float" office:value="1.65626">
                <text:p>1.65626</text:p>
              </table:table-cell>
              <table:table-cell office:value-type="float" office:value="-0.14086">
                <text:p>-0.14086</text:p>
              </table:table-cell>
              <table:table-cell office:value-type="float" office:value="-1.38529">
                <text:p>-1.38529</text:p>
              </table:table-cell>
              <table:table-cell office:value-type="float" office:value="-2.33322">
                <text:p>-2.33322</text:p>
              </table:table-cell>
              <table:table-cell office:value-type="float" office:value="-3.1012">
                <text:p>-3.1012</text:p>
              </table:table-cell>
              <table:table-cell office:value-type="float" office:value="-3.79311">
                <text:p>-3.79311</text:p>
              </table:table-cell>
              <table:table-cell office:value-type="float" office:value="-4.40096">
                <text:p>-4.40096</text:p>
              </table:table-cell>
              <table:table-cell office:value-type="float" office:value="-4.89814">
                <text:p>-4.89814</text:p>
              </table:table-cell>
              <table:table-cell office:value-type="float" office:value="-5.3151">
                <text:p>-5.3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9608">
                <text:p>4.79608</text:p>
              </table:table-cell>
              <table:table-cell office:value-type="float" office:value="1.79184">
                <text:p>1.79184</text:p>
              </table:table-cell>
              <table:table-cell office:value-type="float" office:value="0.0805">
                <text:p>0.0805</text:p>
              </table:table-cell>
              <table:table-cell office:value-type="float" office:value="-1.17914">
                <text:p>-1.17914</text:p>
              </table:table-cell>
              <table:table-cell office:value-type="float" office:value="-2.21533">
                <text:p>-2.21533</text:p>
              </table:table-cell>
              <table:table-cell office:value-type="float" office:value="-2.97412">
                <text:p>-2.97412</text:p>
              </table:table-cell>
              <table:table-cell office:value-type="float" office:value="-3.60504">
                <text:p>-3.60504</text:p>
              </table:table-cell>
              <table:table-cell office:value-type="float" office:value="-4.23529">
                <text:p>-4.23529</text:p>
              </table:table-cell>
              <table:table-cell office:value-type="float" office:value="-4.74166">
                <text:p>-4.74166</text:p>
              </table:table-cell>
              <table:table-cell office:value-type="float" office:value="-5.2197">
                <text:p>-5.2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4952">
                <text:p>4.94952</text:p>
              </table:table-cell>
              <table:table-cell office:value-type="float" office:value="1.98798">
                <text:p>1.98798</text:p>
              </table:table-cell>
              <table:table-cell office:value-type="float" office:value="0.20769">
                <text:p>0.20769</text:p>
              </table:table-cell>
              <table:table-cell office:value-type="float" office:value="-1.03527">
                <text:p>-1.03527</text:p>
              </table:table-cell>
              <table:table-cell office:value-type="float" office:value="-2.04828">
                <text:p>-2.04828</text:p>
              </table:table-cell>
              <table:table-cell office:value-type="float" office:value="-2.82037">
                <text:p>-2.82037</text:p>
              </table:table-cell>
              <table:table-cell office:value-type="float" office:value="-3.42009">
                <text:p>-3.42009</text:p>
              </table:table-cell>
              <table:table-cell office:value-type="float" office:value="-4.09708">
                <text:p>-4.09708</text:p>
              </table:table-cell>
              <table:table-cell office:value-type="float" office:value="-4.57627">
                <text:p>-4.57627</text:p>
              </table:table-cell>
              <table:table-cell office:value-type="float" office:value="-4.99435">
                <text:p>-4.99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11894">
                <text:p>5.11894</text:p>
              </table:table-cell>
              <table:table-cell office:value-type="float" office:value="2.12464">
                <text:p>2.12464</text:p>
              </table:table-cell>
              <table:table-cell office:value-type="float" office:value="0.38216">
                <text:p>0.38216</text:p>
              </table:table-cell>
              <table:table-cell office:value-type="float" office:value="-0.86618">
                <text:p>-0.86618</text:p>
              </table:table-cell>
              <table:table-cell office:value-type="float" office:value="-1.87654">
                <text:p>-1.87654</text:p>
              </table:table-cell>
              <table:table-cell office:value-type="float" office:value="-2.64267">
                <text:p>-2.64267</text:p>
              </table:table-cell>
              <table:table-cell office:value-type="float" office:value="-3.30993">
                <text:p>-3.30993</text:p>
              </table:table-cell>
              <table:table-cell office:value-type="float" office:value="-3.88787">
                <text:p>-3.88787</text:p>
              </table:table-cell>
              <table:table-cell office:value-type="float" office:value="-4.42049">
                <text:p>-4.42049</text:p>
              </table:table-cell>
              <table:table-cell office:value-type="float" office:value="-4.8738">
                <text:p>-4.8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6796">
                <text:p>5.26796</text:p>
              </table:table-cell>
              <table:table-cell office:value-type="float" office:value="2.24685">
                <text:p>2.24685</text:p>
              </table:table-cell>
              <table:table-cell office:value-type="float" office:value="0.44133">
                <text:p>0.44133</text:p>
              </table:table-cell>
              <table:table-cell office:value-type="float" office:value="-0.72483">
                <text:p>-0.72483</text:p>
              </table:table-cell>
              <table:table-cell office:value-type="float" office:value="-1.74564">
                <text:p>-1.74564</text:p>
              </table:table-cell>
              <table:table-cell office:value-type="float" office:value="-2.49691">
                <text:p>-2.49691</text:p>
              </table:table-cell>
              <table:table-cell office:value-type="float" office:value="-3.20998">
                <text:p>-3.20998</text:p>
              </table:table-cell>
              <table:table-cell office:value-type="float" office:value="-3.77916">
                <text:p>-3.77916</text:p>
              </table:table-cell>
              <table:table-cell office:value-type="float" office:value="-4.26179">
                <text:p>-4.26179</text:p>
              </table:table-cell>
              <table:table-cell office:value-type="float" office:value="-4.69058">
                <text:p>-4.69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3633">
                <text:p>5.43633</text:p>
              </table:table-cell>
              <table:table-cell office:value-type="float" office:value="2.3814">
                <text:p>2.3814</text:p>
              </table:table-cell>
              <table:table-cell office:value-type="float" office:value="0.65475">
                <text:p>0.65475</text:p>
              </table:table-cell>
              <table:table-cell office:value-type="float" office:value="-0.55131">
                <text:p>-0.55131</text:p>
              </table:table-cell>
              <table:table-cell office:value-type="float" office:value="-1.56199">
                <text:p>-1.56199</text:p>
              </table:table-cell>
              <table:table-cell office:value-type="float" office:value="-2.37252">
                <text:p>-2.37252</text:p>
              </table:table-cell>
              <table:table-cell office:value-type="float" office:value="-3.04547">
                <text:p>-3.04547</text:p>
              </table:table-cell>
              <table:table-cell office:value-type="float" office:value="-3.63676">
                <text:p>-3.63676</text:p>
              </table:table-cell>
              <table:table-cell office:value-type="float" office:value="-4.1492">
                <text:p>-4.1492</text:p>
              </table:table-cell>
              <table:table-cell office:value-type="float" office:value="-4.57347">
                <text:p>-4.57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0481">
                <text:p>5.50481</text:p>
              </table:table-cell>
              <table:table-cell office:value-type="float" office:value="2.58571">
                <text:p>2.58571</text:p>
              </table:table-cell>
              <table:table-cell office:value-type="float" office:value="0.84024">
                <text:p>0.84024</text:p>
              </table:table-cell>
              <table:table-cell office:value-type="float" office:value="-0.50409">
                <text:p>-0.50409</text:p>
              </table:table-cell>
              <table:table-cell office:value-type="float" office:value="-1.42325">
                <text:p>-1.42325</text:p>
              </table:table-cell>
              <table:table-cell office:value-type="float" office:value="-2.2415">
                <text:p>-2.2415</text:p>
              </table:table-cell>
              <table:table-cell office:value-type="float" office:value="-2.88604">
                <text:p>-2.88604</text:p>
              </table:table-cell>
              <table:table-cell office:value-type="float" office:value="-3.49529">
                <text:p>-3.49529</text:p>
              </table:table-cell>
              <table:table-cell office:value-type="float" office:value="-3.98975">
                <text:p>-3.98975</text:p>
              </table:table-cell>
              <table:table-cell office:value-type="float" office:value="-4.42531">
                <text:p>-4.42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3819">
                <text:p>5.73819</text:p>
              </table:table-cell>
              <table:table-cell office:value-type="float" office:value="2.71033">
                <text:p>2.71033</text:p>
              </table:table-cell>
              <table:table-cell office:value-type="float" office:value="0.95687">
                <text:p>0.95687</text:p>
              </table:table-cell>
              <table:table-cell office:value-type="float" office:value="-0.33272">
                <text:p>-0.33272</text:p>
              </table:table-cell>
              <table:table-cell office:value-type="float" office:value="-1.29062">
                <text:p>-1.29062</text:p>
              </table:table-cell>
              <table:table-cell office:value-type="float" office:value="-2.10156">
                <text:p>-2.10156</text:p>
              </table:table-cell>
              <table:table-cell office:value-type="float" office:value="-2.74852">
                <text:p>-2.74852</text:p>
              </table:table-cell>
              <table:table-cell office:value-type="float" office:value="-3.31704">
                <text:p>-3.31704</text:p>
              </table:table-cell>
              <table:table-cell office:value-type="float" office:value="-3.84715">
                <text:p>-3.84715</text:p>
              </table:table-cell>
              <table:table-cell office:value-type="float" office:value="-4.28274">
                <text:p>-4.28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1202">
                <text:p>5.81202</text:p>
              </table:table-cell>
              <table:table-cell office:value-type="float" office:value="2.75097">
                <text:p>2.75097</text:p>
              </table:table-cell>
              <table:table-cell office:value-type="float" office:value="1.09176">
                <text:p>1.09176</text:p>
              </table:table-cell>
              <table:table-cell office:value-type="float" office:value="-0.16448">
                <text:p>-0.16448</text:p>
              </table:table-cell>
              <table:table-cell office:value-type="float" office:value="-1.10463">
                <text:p>-1.10463</text:p>
              </table:table-cell>
              <table:table-cell office:value-type="float" office:value="-1.99426">
                <text:p>-1.99426</text:p>
              </table:table-cell>
              <table:table-cell office:value-type="float" office:value="-2.63812">
                <text:p>-2.63812</text:p>
              </table:table-cell>
              <table:table-cell office:value-type="float" office:value="-3.1843">
                <text:p>-3.1843</text:p>
              </table:table-cell>
              <table:table-cell office:value-type="float" office:value="-3.73096">
                <text:p>-3.73096</text:p>
              </table:table-cell>
              <table:table-cell office:value-type="float" office:value="-4.16545">
                <text:p>-4.16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3432">
                <text:p>5.93432</text:p>
              </table:table-cell>
              <table:table-cell office:value-type="float" office:value="2.92752">
                <text:p>2.92752</text:p>
              </table:table-cell>
              <table:table-cell office:value-type="float" office:value="1.16376">
                <text:p>1.16376</text:p>
              </table:table-cell>
              <table:table-cell office:value-type="float" office:value="-0.07616">
                <text:p>-0.07616</text:p>
              </table:table-cell>
              <table:table-cell office:value-type="float" office:value="-1.04988">
                <text:p>-1.04988</text:p>
              </table:table-cell>
              <table:table-cell office:value-type="float" office:value="-1.8977">
                <text:p>-1.8977</text:p>
              </table:table-cell>
              <table:table-cell office:value-type="float" office:value="-2.49167">
                <text:p>-2.49167</text:p>
              </table:table-cell>
              <table:table-cell office:value-type="float" office:value="-3.04327">
                <text:p>-3.04327</text:p>
              </table:table-cell>
              <table:table-cell office:value-type="float" office:value="-3.57869">
                <text:p>-3.57869</text:p>
              </table:table-cell>
              <table:table-cell office:value-type="float" office:value="-4.05154">
                <text:p>-4.05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7623">
                <text:p>6.07623</text:p>
              </table:table-cell>
              <table:table-cell office:value-type="float" office:value="3.04449">
                <text:p>3.04449</text:p>
              </table:table-cell>
              <table:table-cell office:value-type="float" office:value="1.26926">
                <text:p>1.26926</text:p>
              </table:table-cell>
              <table:table-cell office:value-type="float" office:value="0.08526">
                <text:p>0.08526</text:p>
              </table:table-cell>
              <table:table-cell office:value-type="float" office:value="-0.92165">
                <text:p>-0.92165</text:p>
              </table:table-cell>
              <table:table-cell office:value-type="float" office:value="-1.72612">
                <text:p>-1.72612</text:p>
              </table:table-cell>
              <table:table-cell office:value-type="float" office:value="-2.42455">
                <text:p>-2.42455</text:p>
              </table:table-cell>
              <table:table-cell office:value-type="float" office:value="-2.97018">
                <text:p>-2.97018</text:p>
              </table:table-cell>
              <table:table-cell office:value-type="float" office:value="-3.52066">
                <text:p>-3.52066</text:p>
              </table:table-cell>
              <table:table-cell office:value-type="float" office:value="-3.88801">
                <text:p>-3.88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234">
                <text:p>6.234</text:p>
              </table:table-cell>
              <table:table-cell office:value-type="float" office:value="3.18121">
                <text:p>3.18121</text:p>
              </table:table-cell>
              <table:table-cell office:value-type="float" office:value="1.39433">
                <text:p>1.39433</text:p>
              </table:table-cell>
              <table:table-cell office:value-type="float" office:value="0.19289">
                <text:p>0.19289</text:p>
              </table:table-cell>
              <table:table-cell office:value-type="float" office:value="-0.83892">
                <text:p>-0.83892</text:p>
              </table:table-cell>
              <table:table-cell office:value-type="float" office:value="-1.61486">
                <text:p>-1.61486</text:p>
              </table:table-cell>
              <table:table-cell office:value-type="float" office:value="-2.22399">
                <text:p>-2.22399</text:p>
              </table:table-cell>
              <table:table-cell office:value-type="float" office:value="-2.85683">
                <text:p>-2.85683</text:p>
              </table:table-cell>
              <table:table-cell office:value-type="float" office:value="-3.35893">
                <text:p>-3.35893</text:p>
              </table:table-cell>
              <table:table-cell office:value-type="float" office:value="-3.80194">
                <text:p>-3.80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23976">
                <text:p>6.23976</text:p>
              </table:table-cell>
              <table:table-cell office:value-type="float" office:value="3.3">
                <text:p>3.3</text:p>
              </table:table-cell>
              <table:table-cell office:value-type="float" office:value="1.46207">
                <text:p>1.46207</text:p>
              </table:table-cell>
              <table:table-cell office:value-type="float" office:value="0.31067">
                <text:p>0.31067</text:p>
              </table:table-cell>
              <table:table-cell office:value-type="float" office:value="-0.69319">
                <text:p>-0.69319</text:p>
              </table:table-cell>
              <table:table-cell office:value-type="float" office:value="-1.46958">
                <text:p>-1.46958</text:p>
              </table:table-cell>
              <table:table-cell office:value-type="float" office:value="-2.16685">
                <text:p>-2.16685</text:p>
              </table:table-cell>
              <table:table-cell office:value-type="float" office:value="-2.6825">
                <text:p>-2.6825</text:p>
              </table:table-cell>
              <table:table-cell office:value-type="float" office:value="-3.26667">
                <text:p>-3.26667</text:p>
              </table:table-cell>
              <table:table-cell office:value-type="float" office:value="-3.71793">
                <text:p>-3.71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5949">
                <text:p>6.35949</text:p>
              </table:table-cell>
              <table:table-cell office:value-type="float" office:value="3.42644">
                <text:p>3.42644</text:p>
              </table:table-cell>
              <table:table-cell office:value-type="float" office:value="1.59515">
                <text:p>1.59515</text:p>
              </table:table-cell>
              <table:table-cell office:value-type="float" office:value="0.38074">
                <text:p>0.38074</text:p>
              </table:table-cell>
              <table:table-cell office:value-type="float" office:value="-0.60154">
                <text:p>-0.60154</text:p>
              </table:table-cell>
              <table:table-cell office:value-type="float" office:value="-1.37224">
                <text:p>-1.37224</text:p>
              </table:table-cell>
              <table:table-cell office:value-type="float" office:value="-2.0785">
                <text:p>-2.0785</text:p>
              </table:table-cell>
              <table:table-cell office:value-type="float" office:value="-2.64344">
                <text:p>-2.64344</text:p>
              </table:table-cell>
              <table:table-cell office:value-type="float" office:value="-3.1832">
                <text:p>-3.1832</text:p>
              </table:table-cell>
              <table:table-cell office:value-type="float" office:value="-3.55133">
                <text:p>-3.55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2409">
                <text:p>6.52409</text:p>
              </table:table-cell>
              <table:table-cell office:value-type="float" office:value="3.50851">
                <text:p>3.50851</text:p>
              </table:table-cell>
              <table:table-cell office:value-type="float" office:value="1.75107">
                <text:p>1.75107</text:p>
              </table:table-cell>
              <table:table-cell office:value-type="float" office:value="0.49532">
                <text:p>0.49532</text:p>
              </table:table-cell>
              <table:table-cell office:value-type="float" office:value="-0.45497">
                <text:p>-0.45497</text:p>
              </table:table-cell>
              <table:table-cell office:value-type="float" office:value="-1.26409">
                <text:p>-1.26409</text:p>
              </table:table-cell>
              <table:table-cell office:value-type="float" office:value="-1.93251">
                <text:p>-1.93251</text:p>
              </table:table-cell>
              <table:table-cell office:value-type="float" office:value="-2.54853">
                <text:p>-2.54853</text:p>
              </table:table-cell>
              <table:table-cell office:value-type="float" office:value="-3.07266">
                <text:p>-3.07266</text:p>
              </table:table-cell>
              <table:table-cell office:value-type="float" office:value="-3.46429">
                <text:p>-3.46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3306">
                <text:p>6.63306</text:p>
              </table:table-cell>
              <table:table-cell office:value-type="float" office:value="3.63986">
                <text:p>3.63986</text:p>
              </table:table-cell>
              <table:table-cell office:value-type="float" office:value="1.86114">
                <text:p>1.86114</text:p>
              </table:table-cell>
              <table:table-cell office:value-type="float" office:value="0.61015">
                <text:p>0.61015</text:p>
              </table:table-cell>
              <table:table-cell office:value-type="float" office:value="-0.33931">
                <text:p>-0.33931</text:p>
              </table:table-cell>
              <table:table-cell office:value-type="float" office:value="-1.12726">
                <text:p>-1.12726</text:p>
              </table:table-cell>
              <table:table-cell office:value-type="float" office:value="-1.79666">
                <text:p>-1.79666</text:p>
              </table:table-cell>
              <table:table-cell office:value-type="float" office:value="-2.41115">
                <text:p>-2.41115</text:p>
              </table:table-cell>
              <table:table-cell office:value-type="float" office:value="-2.93045">
                <text:p>-2.93045</text:p>
              </table:table-cell>
              <table:table-cell office:value-type="float" office:value="-3.38312">
                <text:p>-3.38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5025">
                <text:p>6.75025</text:p>
              </table:table-cell>
              <table:table-cell office:value-type="float" office:value="3.70733">
                <text:p>3.70733</text:p>
              </table:table-cell>
              <table:table-cell office:value-type="float" office:value="1.95425">
                <text:p>1.95425</text:p>
              </table:table-cell>
              <table:table-cell office:value-type="float" office:value="0.71126">
                <text:p>0.71126</text:p>
              </table:table-cell>
              <table:table-cell office:value-type="float" office:value="-0.20621">
                <text:p>-0.20621</text:p>
              </table:table-cell>
              <table:table-cell office:value-type="float" office:value="-1.06165">
                <text:p>-1.06165</text:p>
              </table:table-cell>
              <table:table-cell office:value-type="float" office:value="-1.73143">
                <text:p>-1.73143</text:p>
              </table:table-cell>
              <table:table-cell office:value-type="float" office:value="-2.27235">
                <text:p>-2.27235</text:p>
              </table:table-cell>
              <table:table-cell office:value-type="float" office:value="-2.86185">
                <text:p>-2.86185</text:p>
              </table:table-cell>
              <table:table-cell office:value-type="float" office:value="-3.24055">
                <text:p>-3.2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9701">
                <text:p>6.89701</text:p>
              </table:table-cell>
              <table:table-cell office:value-type="float" office:value="3.82411">
                <text:p>3.82411</text:p>
              </table:table-cell>
              <table:table-cell office:value-type="float" office:value="2.08234">
                <text:p>2.08234</text:p>
              </table:table-cell>
              <table:table-cell office:value-type="float" office:value="0.79769">
                <text:p>0.79769</text:p>
              </table:table-cell>
              <table:table-cell office:value-type="float" office:value="-0.13558">
                <text:p>-0.13558</text:p>
              </table:table-cell>
              <table:table-cell office:value-type="float" office:value="-0.93266">
                <text:p>-0.93266</text:p>
              </table:table-cell>
              <table:table-cell office:value-type="float" office:value="-1.61059">
                <text:p>-1.61059</text:p>
              </table:table-cell>
              <table:table-cell office:value-type="float" office:value="-2.16946">
                <text:p>-2.16946</text:p>
              </table:table-cell>
              <table:table-cell office:value-type="float" office:value="-2.70112">
                <text:p>-2.70112</text:p>
              </table:table-cell>
              <table:table-cell office:value-type="float" office:value="-3.15529">
                <text:p>-3.15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5091">
                <text:p>6.95091</text:p>
              </table:table-cell>
              <table:table-cell office:value-type="float" office:value="3.93715">
                <text:p>3.93715</text:p>
              </table:table-cell>
              <table:table-cell office:value-type="float" office:value="2.18716">
                <text:p>2.18716</text:p>
              </table:table-cell>
              <table:table-cell office:value-type="float" office:value="0.96075">
                <text:p>0.96075</text:p>
              </table:table-cell>
              <table:table-cell office:value-type="float" office:value="-0.05846">
                <text:p>-0.05846</text:p>
              </table:table-cell>
              <table:table-cell office:value-type="float" office:value="-0.86802">
                <text:p>-0.86802</text:p>
              </table:table-cell>
              <table:table-cell office:value-type="float" office:value="-1.52141">
                <text:p>-1.52141</text:p>
              </table:table-cell>
              <table:table-cell office:value-type="float" office:value="-2.06653">
                <text:p>-2.06653</text:p>
              </table:table-cell>
              <table:table-cell office:value-type="float" office:value="-2.61669">
                <text:p>-2.61669</text:p>
              </table:table-cell>
              <table:table-cell office:value-type="float" office:value="-3.06406">
                <text:p>-3.06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063">
                <text:p>7.0063</text:p>
              </table:table-cell>
              <table:table-cell office:value-type="float" office:value="3.96124">
                <text:p>3.96124</text:p>
              </table:table-cell>
              <table:table-cell office:value-type="float" office:value="2.22645">
                <text:p>2.22645</text:p>
              </table:table-cell>
              <table:table-cell office:value-type="float" office:value="0.97339">
                <text:p>0.97339</text:p>
              </table:table-cell>
              <table:table-cell office:value-type="float" office:value="0.07943">
                <text:p>0.07943</text:p>
              </table:table-cell>
              <table:table-cell office:value-type="float" office:value="-0.7282">
                <text:p>-0.7282</text:p>
              </table:table-cell>
              <table:table-cell office:value-type="float" office:value="-1.40324">
                <text:p>-1.40324</text:p>
              </table:table-cell>
              <table:table-cell office:value-type="float" office:value="-1.95991">
                <text:p>-1.95991</text:p>
              </table:table-cell>
              <table:table-cell office:value-type="float" office:value="-2.47999">
                <text:p>-2.47999</text:p>
              </table:table-cell>
              <table:table-cell office:value-type="float" office:value="-2.87732">
                <text:p>-2.877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84">
                <text:p>7.1984</text:p>
              </table:table-cell>
              <table:table-cell office:value-type="float" office:value="4.15181">
                <text:p>4.15181</text:p>
              </table:table-cell>
              <table:table-cell office:value-type="float" office:value="2.35237">
                <text:p>2.35237</text:p>
              </table:table-cell>
              <table:table-cell office:value-type="float" office:value="1.12367">
                <text:p>1.12367</text:p>
              </table:table-cell>
              <table:table-cell office:value-type="float" office:value="0.13788">
                <text:p>0.13788</text:p>
              </table:table-cell>
              <table:table-cell office:value-type="float" office:value="-0.59508">
                <text:p>-0.59508</text:p>
              </table:table-cell>
              <table:table-cell office:value-type="float" office:value="-1.34822">
                <text:p>-1.34822</text:p>
              </table:table-cell>
              <table:table-cell office:value-type="float" office:value="-1.94174">
                <text:p>-1.94174</text:p>
              </table:table-cell>
              <table:table-cell office:value-type="float" office:value="-2.40994">
                <text:p>-2.40994</text:p>
              </table:table-cell>
              <table:table-cell office:value-type="float" office:value="-2.89052">
                <text:p>-2.89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3322">
                <text:p>7.23322</text:p>
              </table:table-cell>
              <table:table-cell office:value-type="float" office:value="4.21494">
                <text:p>4.21494</text:p>
              </table:table-cell>
              <table:table-cell office:value-type="float" office:value="2.47651">
                <text:p>2.47651</text:p>
              </table:table-cell>
              <table:table-cell office:value-type="float" office:value="1.18212">
                <text:p>1.18212</text:p>
              </table:table-cell>
              <table:table-cell office:value-type="float" office:value="0.2619">
                <text:p>0.2619</text:p>
              </table:table-cell>
              <table:table-cell office:value-type="float" office:value="-0.59752">
                <text:p>-0.59752</text:p>
              </table:table-cell>
              <table:table-cell office:value-type="float" office:value="-1.24717">
                <text:p>-1.24717</text:p>
              </table:table-cell>
              <table:table-cell office:value-type="float" office:value="-1.81862">
                <text:p>-1.81862</text:p>
              </table:table-cell>
              <table:table-cell office:value-type="float" office:value="-2.30444">
                <text:p>-2.30444</text:p>
              </table:table-cell>
              <table:table-cell office:value-type="float" office:value="-2.81599">
                <text:p>-2.81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0345">
                <text:p>7.30345</text:p>
              </table:table-cell>
              <table:table-cell office:value-type="float" office:value="4.34521">
                <text:p>4.34521</text:p>
              </table:table-cell>
              <table:table-cell office:value-type="float" office:value="2.58276">
                <text:p>2.58276</text:p>
              </table:table-cell>
              <table:table-cell office:value-type="float" office:value="1.29528">
                <text:p>1.29528</text:p>
              </table:table-cell>
              <table:table-cell office:value-type="float" office:value="0.39395">
                <text:p>0.39395</text:p>
              </table:table-cell>
              <table:table-cell office:value-type="float" office:value="-0.47977">
                <text:p>-0.47977</text:p>
              </table:table-cell>
              <table:table-cell office:value-type="float" office:value="-1.13565">
                <text:p>-1.13565</text:p>
              </table:table-cell>
              <table:table-cell office:value-type="float" office:value="-1.76986">
                <text:p>-1.76986</text:p>
              </table:table-cell>
              <table:table-cell office:value-type="float" office:value="-2.24269">
                <text:p>-2.24269</text:p>
              </table:table-cell>
              <table:table-cell office:value-type="float" office:value="-2.70875">
                <text:p>-2.70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38373">
                <text:p>7.38373</text:p>
              </table:table-cell>
              <table:table-cell office:value-type="float" office:value="4.3808">
                <text:p>4.3808</text:p>
              </table:table-cell>
              <table:table-cell office:value-type="float" office:value="2.63337">
                <text:p>2.63337</text:p>
              </table:table-cell>
              <table:table-cell office:value-type="float" office:value="1.35635">
                <text:p>1.35635</text:p>
              </table:table-cell>
              <table:table-cell office:value-type="float" office:value="0.46546">
                <text:p>0.46546</text:p>
              </table:table-cell>
              <table:table-cell office:value-type="float" office:value="-0.39052">
                <text:p>-0.39052</text:p>
              </table:table-cell>
              <table:table-cell office:value-type="float" office:value="-1.0223">
                <text:p>-1.0223</text:p>
              </table:table-cell>
              <table:table-cell office:value-type="float" office:value="-1.63131">
                <text:p>-1.63131</text:p>
              </table:table-cell>
              <table:table-cell office:value-type="float" office:value="-2.16848">
                <text:p>-2.16848</text:p>
              </table:table-cell>
              <table:table-cell office:value-type="float" office:value="-2.55047">
                <text:p>-2.55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7896">
                <text:p>7.47896</text:p>
              </table:table-cell>
              <table:table-cell office:value-type="float" office:value="4.50996">
                <text:p>4.50996</text:p>
              </table:table-cell>
              <table:table-cell office:value-type="float" office:value="2.69308">
                <text:p>2.69308</text:p>
              </table:table-cell>
              <table:table-cell office:value-type="float" office:value="1.4488">
                <text:p>1.4488</text:p>
              </table:table-cell>
              <table:table-cell office:value-type="float" office:value="0.54413">
                <text:p>0.54413</text:p>
              </table:table-cell>
              <table:table-cell office:value-type="float" office:value="-0.195">
                <text:p>-0.195</text:p>
              </table:table-cell>
              <table:table-cell office:value-type="float" office:value="-0.96106">
                <text:p>-0.96106</text:p>
              </table:table-cell>
              <table:table-cell office:value-type="float" office:value="-1.53597">
                <text:p>-1.53597</text:p>
              </table:table-cell>
              <table:table-cell office:value-type="float" office:value="-2.08468">
                <text:p>-2.08468</text:p>
              </table:table-cell>
              <table:table-cell office:value-type="float" office:value="-2.51122">
                <text:p>-2.51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58493">
                <text:p>7.58493</text:p>
              </table:table-cell>
              <table:table-cell office:value-type="float" office:value="4.5844">
                <text:p>4.5844</text:p>
              </table:table-cell>
              <table:table-cell office:value-type="float" office:value="2.84248">
                <text:p>2.84248</text:p>
              </table:table-cell>
              <table:table-cell office:value-type="float" office:value="1.56971">
                <text:p>1.56971</text:p>
              </table:table-cell>
              <table:table-cell office:value-type="float" office:value="0.59976">
                <text:p>0.59976</text:p>
              </table:table-cell>
              <table:table-cell office:value-type="float" office:value="-0.17175">
                <text:p>-0.17175</text:p>
              </table:table-cell>
              <table:table-cell office:value-type="float" office:value="-0.91312">
                <text:p>-0.91312</text:p>
              </table:table-cell>
              <table:table-cell office:value-type="float" office:value="-1.45113">
                <text:p>-1.45113</text:p>
              </table:table-cell>
              <table:table-cell office:value-type="float" office:value="-1.90326">
                <text:p>-1.90326</text:p>
              </table:table-cell>
              <table:table-cell office:value-type="float" office:value="-2.43722">
                <text:p>-2.43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8358">
                <text:p>7.68358</text:p>
              </table:table-cell>
              <table:table-cell office:value-type="float" office:value="4.62219">
                <text:p>4.62219</text:p>
              </table:table-cell>
              <table:table-cell office:value-type="float" office:value="2.87427">
                <text:p>2.87427</text:p>
              </table:table-cell>
              <table:table-cell office:value-type="float" office:value="1.62739">
                <text:p>1.62739</text:p>
              </table:table-cell>
              <table:table-cell office:value-type="float" office:value="0.75375">
                <text:p>0.75375</text:p>
              </table:table-cell>
              <table:table-cell office:value-type="float" office:value="-0.07818">
                <text:p>-0.07818</text:p>
              </table:table-cell>
              <table:table-cell office:value-type="float" office:value="-0.80189">
                <text:p>-0.80189</text:p>
              </table:table-cell>
              <table:table-cell office:value-type="float" office:value="-1.37475">
                <text:p>-1.37475</text:p>
              </table:table-cell>
              <table:table-cell office:value-type="float" office:value="-1.84246">
                <text:p>-1.84246</text:p>
              </table:table-cell>
              <table:table-cell office:value-type="float" office:value="-2.35587">
                <text:p>-2.35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8325">
                <text:p>7.78325</text:p>
              </table:table-cell>
              <table:table-cell office:value-type="float" office:value="4.68661">
                <text:p>4.68661</text:p>
              </table:table-cell>
              <table:table-cell office:value-type="float" office:value="3.02439">
                <text:p>3.02439</text:p>
              </table:table-cell>
              <table:table-cell office:value-type="float" office:value="1.68095">
                <text:p>1.68095</text:p>
              </table:table-cell>
              <table:table-cell office:value-type="float" office:value="0.7459">
                <text:p>0.7459</text:p>
              </table:table-cell>
              <table:table-cell office:value-type="float" office:value="-0.02533">
                <text:p>-0.02533</text:p>
              </table:table-cell>
              <table:table-cell office:value-type="float" office:value="-0.72579">
                <text:p>-0.72579</text:p>
              </table:table-cell>
              <table:table-cell office:value-type="float" office:value="-1.27998">
                <text:p>-1.27998</text:p>
              </table:table-cell>
              <table:table-cell office:value-type="float" office:value="-1.83431">
                <text:p>-1.83431</text:p>
              </table:table-cell>
              <table:table-cell office:value-type="float" office:value="-2.26508">
                <text:p>-2.26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2943">
                <text:p>7.82943</text:p>
              </table:table-cell>
              <table:table-cell office:value-type="float" office:value="4.82726">
                <text:p>4.82726</text:p>
              </table:table-cell>
              <table:table-cell office:value-type="float" office:value="3.01518">
                <text:p>3.01518</text:p>
              </table:table-cell>
              <table:table-cell office:value-type="float" office:value="1.80993">
                <text:p>1.80993</text:p>
              </table:table-cell>
              <table:table-cell office:value-type="float" office:value="0.81721">
                <text:p>0.81721</text:p>
              </table:table-cell>
              <table:table-cell office:value-type="float" office:value="0.04739">
                <text:p>0.04739</text:p>
              </table:table-cell>
              <table:table-cell office:value-type="float" office:value="-0.58855">
                <text:p>-0.58855</text:p>
              </table:table-cell>
              <table:table-cell office:value-type="float" office:value="-1.21675">
                <text:p>-1.21675</text:p>
              </table:table-cell>
              <table:table-cell office:value-type="float" office:value="-1.75086">
                <text:p>-1.75086</text:p>
              </table:table-cell>
              <table:table-cell office:value-type="float" office:value="-2.14467">
                <text:p>-2.14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91285">
                <text:p>7.91285</text:p>
              </table:table-cell>
              <table:table-cell office:value-type="float" office:value="4.90571">
                <text:p>4.90571</text:p>
              </table:table-cell>
              <table:table-cell office:value-type="float" office:value="3.06875">
                <text:p>3.06875</text:p>
              </table:table-cell>
              <table:table-cell office:value-type="float" office:value="1.87776">
                <text:p>1.87776</text:p>
              </table:table-cell>
              <table:table-cell office:value-type="float" office:value="0.91838">
                <text:p>0.91838</text:p>
              </table:table-cell>
              <table:table-cell office:value-type="float" office:value="0.15321">
                <text:p>0.15321</text:p>
              </table:table-cell>
              <table:table-cell office:value-type="float" office:value="-0.56578">
                <text:p>-0.56578</text:p>
              </table:table-cell>
              <table:table-cell office:value-type="float" office:value="-1.14359">
                <text:p>-1.14359</text:p>
              </table:table-cell>
              <table:table-cell office:value-type="float" office:value="-1.64605">
                <text:p>-1.64605</text:p>
              </table:table-cell>
              <table:table-cell office:value-type="float" office:value="-2.10108">
                <text:p>-2.10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96852">
                <text:p>7.96852</text:p>
              </table:table-cell>
              <table:table-cell office:value-type="float" office:value="5.02065">
                <text:p>5.02065</text:p>
              </table:table-cell>
              <table:table-cell office:value-type="float" office:value="3.19606">
                <text:p>3.19606</text:p>
              </table:table-cell>
              <table:table-cell office:value-type="float" office:value="1.98537">
                <text:p>1.98537</text:p>
              </table:table-cell>
              <table:table-cell office:value-type="float" office:value="1.06111">
                <text:p>1.06111</text:p>
              </table:table-cell>
              <table:table-cell office:value-type="float" office:value="0.21255">
                <text:p>0.21255</text:p>
              </table:table-cell>
              <table:table-cell office:value-type="float" office:value="-0.47923">
                <text:p>-0.47923</text:p>
              </table:table-cell>
              <table:table-cell office:value-type="float" office:value="-1.05992">
                <text:p>-1.05992</text:p>
              </table:table-cell>
              <table:table-cell office:value-type="float" office:value="-1.6232">
                <text:p>-1.6232</text:p>
              </table:table-cell>
              <table:table-cell office:value-type="float" office:value="-2.00432">
                <text:p>-2.00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06377">
                <text:p>8.06377</text:p>
              </table:table-cell>
              <table:table-cell office:value-type="float" office:value="5.03576">
                <text:p>5.03576</text:p>
              </table:table-cell>
              <table:table-cell office:value-type="float" office:value="3.26102">
                <text:p>3.26102</text:p>
              </table:table-cell>
              <table:table-cell office:value-type="float" office:value="2.06016">
                <text:p>2.06016</text:p>
              </table:table-cell>
              <table:table-cell office:value-type="float" office:value="1.07304">
                <text:p>1.07304</text:p>
              </table:table-cell>
              <table:table-cell office:value-type="float" office:value="0.2676">
                <text:p>0.2676</text:p>
              </table:table-cell>
              <table:table-cell office:value-type="float" office:value="-0.41619">
                <text:p>-0.41619</text:p>
              </table:table-cell>
              <table:table-cell office:value-type="float" office:value="-0.97093">
                <text:p>-0.97093</text:p>
              </table:table-cell>
              <table:table-cell office:value-type="float" office:value="-1.45407">
                <text:p>-1.45407</text:p>
              </table:table-cell>
              <table:table-cell office:value-type="float" office:value="-1.93754">
                <text:p>-1.93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025">
                <text:p>8.1025</text:p>
              </table:table-cell>
              <table:table-cell office:value-type="float" office:value="5.13876">
                <text:p>5.13876</text:p>
              </table:table-cell>
              <table:table-cell office:value-type="float" office:value="3.36853">
                <text:p>3.36853</text:p>
              </table:table-cell>
              <table:table-cell office:value-type="float" office:value="2.08989">
                <text:p>2.08989</text:p>
              </table:table-cell>
              <table:table-cell office:value-type="float" office:value="1.15688">
                <text:p>1.15688</text:p>
              </table:table-cell>
              <table:table-cell office:value-type="float" office:value="0.38851">
                <text:p>0.38851</text:p>
              </table:table-cell>
              <table:table-cell office:value-type="float" office:value="-0.31205">
                <text:p>-0.31205</text:p>
              </table:table-cell>
              <table:table-cell office:value-type="float" office:value="-0.92197">
                <text:p>-0.92197</text:p>
              </table:table-cell>
              <table:table-cell office:value-type="float" office:value="-1.43575">
                <text:p>-1.43575</text:p>
              </table:table-cell>
              <table:table-cell office:value-type="float" office:value="-1.82469">
                <text:p>-1.82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394">
                <text:p>8.2394</text:p>
              </table:table-cell>
              <table:table-cell office:value-type="float" office:value="5.24093">
                <text:p>5.24093</text:p>
              </table:table-cell>
              <table:table-cell office:value-type="float" office:value="3.50179">
                <text:p>3.50179</text:p>
              </table:table-cell>
              <table:table-cell office:value-type="float" office:value="2.17272">
                <text:p>2.17272</text:p>
              </table:table-cell>
              <table:table-cell office:value-type="float" office:value="1.16055">
                <text:p>1.16055</text:p>
              </table:table-cell>
              <table:table-cell office:value-type="float" office:value="0.39363">
                <text:p>0.39363</text:p>
              </table:table-cell>
              <table:table-cell office:value-type="float" office:value="-0.18755">
                <text:p>-0.18755</text:p>
              </table:table-cell>
              <table:table-cell office:value-type="float" office:value="-0.82836">
                <text:p>-0.82836</text:p>
              </table:table-cell>
              <table:table-cell office:value-type="float" office:value="-1.36562">
                <text:p>-1.36562</text:p>
              </table:table-cell>
              <table:table-cell office:value-type="float" office:value="-1.80061">
                <text:p>-1.80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30022">
                <text:p>8.30022</text:p>
              </table:table-cell>
              <table:table-cell office:value-type="float" office:value="5.26405">
                <text:p>5.26405</text:p>
              </table:table-cell>
              <table:table-cell office:value-type="float" office:value="3.45645">
                <text:p>3.45645</text:p>
              </table:table-cell>
              <table:table-cell office:value-type="float" office:value="2.28165">
                <text:p>2.28165</text:p>
              </table:table-cell>
              <table:table-cell office:value-type="float" office:value="1.2875">
                <text:p>1.2875</text:p>
              </table:table-cell>
              <table:table-cell office:value-type="float" office:value="0.47368">
                <text:p>0.47368</text:p>
              </table:table-cell>
              <table:table-cell office:value-type="float" office:value="-0.17003">
                <text:p>-0.17003</text:p>
              </table:table-cell>
              <table:table-cell office:value-type="float" office:value="-0.72904">
                <text:p>-0.72904</text:p>
              </table:table-cell>
              <table:table-cell office:value-type="float" office:value="-1.28184">
                <text:p>-1.28184</text:p>
              </table:table-cell>
              <table:table-cell office:value-type="float" office:value="-1.77035">
                <text:p>-1.770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3427">
                <text:p>8.3427</text:p>
              </table:table-cell>
              <table:table-cell office:value-type="float" office:value="5.33509">
                <text:p>5.33509</text:p>
              </table:table-cell>
              <table:table-cell office:value-type="float" office:value="3.59783">
                <text:p>3.59783</text:p>
              </table:table-cell>
              <table:table-cell office:value-type="float" office:value="2.31538">
                <text:p>2.31538</text:p>
              </table:table-cell>
              <table:table-cell office:value-type="float" office:value="1.36495">
                <text:p>1.36495</text:p>
              </table:table-cell>
              <table:table-cell office:value-type="float" office:value="0.56363">
                <text:p>0.56363</text:p>
              </table:table-cell>
              <table:table-cell office:value-type="float" office:value="-0.11938">
                <text:p>-0.11938</text:p>
              </table:table-cell>
              <table:table-cell office:value-type="float" office:value="-0.6791">
                <text:p>-0.6791</text:p>
              </table:table-cell>
              <table:table-cell office:value-type="float" office:value="-1.25877">
                <text:p>-1.25877</text:p>
              </table:table-cell>
              <table:table-cell office:value-type="float" office:value="-1.67117">
                <text:p>-1.67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43762">
                <text:p>8.43762</text:p>
              </table:table-cell>
              <table:table-cell office:value-type="float" office:value="5.40906">
                <text:p>5.40906</text:p>
              </table:table-cell>
              <table:table-cell office:value-type="float" office:value="3.66225">
                <text:p>3.66225</text:p>
              </table:table-cell>
              <table:table-cell office:value-type="float" office:value="2.43755">
                <text:p>2.43755</text:p>
              </table:table-cell>
              <table:table-cell office:value-type="float" office:value="1.44278">
                <text:p>1.44278</text:p>
              </table:table-cell>
              <table:table-cell office:value-type="float" office:value="0.70554">
                <text:p>0.70554</text:p>
              </table:table-cell>
              <table:table-cell office:value-type="float" office:value="-0.03434">
                <text:p>-0.03434</text:p>
              </table:table-cell>
              <table:table-cell office:value-type="float" office:value="-0.61597">
                <text:p>-0.61597</text:p>
              </table:table-cell>
              <table:table-cell office:value-type="float" office:value="-1.13119">
                <text:p>-1.13119</text:p>
              </table:table-cell>
              <table:table-cell office:value-type="float" office:value="-1.59067">
                <text:p>-1.590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2086">
                <text:p>8.42086</text:p>
              </table:table-cell>
              <table:table-cell office:value-type="float" office:value="5.50642">
                <text:p>5.50642</text:p>
              </table:table-cell>
              <table:table-cell office:value-type="float" office:value="3.69482">
                <text:p>3.69482</text:p>
              </table:table-cell>
              <table:table-cell office:value-type="float" office:value="2.47227">
                <text:p>2.47227</text:p>
              </table:table-cell>
              <table:table-cell office:value-type="float" office:value="1.5168">
                <text:p>1.5168</text:p>
              </table:table-cell>
              <table:table-cell office:value-type="float" office:value="0.76202">
                <text:p>0.76202</text:p>
              </table:table-cell>
              <table:table-cell office:value-type="float" office:value="0.08602">
                <text:p>0.08602</text:p>
              </table:table-cell>
              <table:table-cell office:value-type="float" office:value="-0.54832">
                <text:p>-0.54832</text:p>
              </table:table-cell>
              <table:table-cell office:value-type="float" office:value="-1.03071">
                <text:p>-1.03071</text:p>
              </table:table-cell>
              <table:table-cell office:value-type="float" office:value="-1.50812">
                <text:p>-1.50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8439">
                <text:p>8.58439</text:p>
              </table:table-cell>
              <table:table-cell office:value-type="float" office:value="5.54391">
                <text:p>5.54391</text:p>
              </table:table-cell>
              <table:table-cell office:value-type="float" office:value="3.79324">
                <text:p>3.79324</text:p>
              </table:table-cell>
              <table:table-cell office:value-type="float" office:value="2.5465">
                <text:p>2.5465</text:p>
              </table:table-cell>
              <table:table-cell office:value-type="float" office:value="1.56773">
                <text:p>1.56773</text:p>
              </table:table-cell>
              <table:table-cell office:value-type="float" office:value="0.75233">
                <text:p>0.75233</text:p>
              </table:table-cell>
              <table:table-cell office:value-type="float" office:value="0.08868">
                <text:p>0.08868</text:p>
              </table:table-cell>
              <table:table-cell office:value-type="float" office:value="-0.47392">
                <text:p>-0.47392</text:p>
              </table:table-cell>
              <table:table-cell office:value-type="float" office:value="-1.01982">
                <text:p>-1.01982</text:p>
              </table:table-cell>
              <table:table-cell office:value-type="float" office:value="-1.47412">
                <text:p>-1.47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6678">
                <text:p>8.6678</text:p>
              </table:table-cell>
              <table:table-cell office:value-type="float" office:value="5.60636">
                <text:p>5.60636</text:p>
              </table:table-cell>
              <table:table-cell office:value-type="float" office:value="3.84092">
                <text:p>3.84092</text:p>
              </table:table-cell>
              <table:table-cell office:value-type="float" office:value="2.58813">
                <text:p>2.58813</text:p>
              </table:table-cell>
              <table:table-cell office:value-type="float" office:value="1.65048">
                <text:p>1.65048</text:p>
              </table:table-cell>
              <table:table-cell office:value-type="float" office:value="0.82162">
                <text:p>0.82162</text:p>
              </table:table-cell>
              <table:table-cell office:value-type="float" office:value="0.24695">
                <text:p>0.24695</text:p>
              </table:table-cell>
              <table:table-cell office:value-type="float" office:value="-0.4445">
                <text:p>-0.4445</text:p>
              </table:table-cell>
              <table:table-cell office:value-type="float" office:value="-0.87572">
                <text:p>-0.87572</text:p>
              </table:table-cell>
              <table:table-cell office:value-type="float" office:value="-1.35481">
                <text:p>-1.35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73221">
                <text:p>8.73221</text:p>
              </table:table-cell>
              <table:table-cell office:value-type="float" office:value="5.66169">
                <text:p>5.66169</text:p>
              </table:table-cell>
              <table:table-cell office:value-type="float" office:value="3.97247">
                <text:p>3.97247</text:p>
              </table:table-cell>
              <table:table-cell office:value-type="float" office:value="2.70385">
                <text:p>2.70385</text:p>
              </table:table-cell>
              <table:table-cell office:value-type="float" office:value="1.64868">
                <text:p>1.64868</text:p>
              </table:table-cell>
              <table:table-cell office:value-type="float" office:value="0.90889">
                <text:p>0.90889</text:p>
              </table:table-cell>
              <table:table-cell office:value-type="float" office:value="0.29126">
                <text:p>0.29126</text:p>
              </table:table-cell>
              <table:table-cell office:value-type="float" office:value="-0.30048">
                <text:p>-0.30048</text:p>
              </table:table-cell>
              <table:table-cell office:value-type="float" office:value="-0.84613">
                <text:p>-0.84613</text:p>
              </table:table-cell>
              <table:table-cell office:value-type="float" office:value="-1.35191">
                <text:p>-1.351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72403">
                <text:p>8.72403</text:p>
              </table:table-cell>
              <table:table-cell office:value-type="float" office:value="5.81269">
                <text:p>5.81269</text:p>
              </table:table-cell>
              <table:table-cell office:value-type="float" office:value="3.98098">
                <text:p>3.98098</text:p>
              </table:table-cell>
              <table:table-cell office:value-type="float" office:value="2.73178">
                <text:p>2.73178</text:p>
              </table:table-cell>
              <table:table-cell office:value-type="float" office:value="1.75512">
                <text:p>1.75512</text:p>
              </table:table-cell>
              <table:table-cell office:value-type="float" office:value="1.02019">
                <text:p>1.02019</text:p>
              </table:table-cell>
              <table:table-cell office:value-type="float" office:value="0.28254">
                <text:p>0.28254</text:p>
              </table:table-cell>
              <table:table-cell office:value-type="float" office:value="-0.27734">
                <text:p>-0.27734</text:p>
              </table:table-cell>
              <table:table-cell office:value-type="float" office:value="-0.81312">
                <text:p>-0.81312</text:p>
              </table:table-cell>
              <table:table-cell office:value-type="float" office:value="-1.23901">
                <text:p>-1.23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81876">
                <text:p>8.81876</text:p>
              </table:table-cell>
              <table:table-cell office:value-type="float" office:value="5.80644">
                <text:p>5.80644</text:p>
              </table:table-cell>
              <table:table-cell office:value-type="float" office:value="4.06861">
                <text:p>4.06861</text:p>
              </table:table-cell>
              <table:table-cell office:value-type="float" office:value="2.84133">
                <text:p>2.84133</text:p>
              </table:table-cell>
              <table:table-cell office:value-type="float" office:value="1.83143">
                <text:p>1.83143</text:p>
              </table:table-cell>
              <table:table-cell office:value-type="float" office:value="1.0912">
                <text:p>1.0912</text:p>
              </table:table-cell>
              <table:table-cell office:value-type="float" office:value="0.37327">
                <text:p>0.37327</text:p>
              </table:table-cell>
              <table:table-cell office:value-type="float" office:value="-0.23812">
                <text:p>-0.23812</text:p>
              </table:table-cell>
              <table:table-cell office:value-type="float" office:value="-0.70849">
                <text:p>-0.70849</text:p>
              </table:table-cell>
              <table:table-cell office:value-type="float" office:value="-1.13683">
                <text:p>-1.13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87357">
                <text:p>8.87357</text:p>
              </table:table-cell>
              <table:table-cell office:value-type="float" office:value="5.88591">
                <text:p>5.88591</text:p>
              </table:table-cell>
              <table:table-cell office:value-type="float" office:value="4.09081">
                <text:p>4.09081</text:p>
              </table:table-cell>
              <table:table-cell office:value-type="float" office:value="2.81628">
                <text:p>2.81628</text:p>
              </table:table-cell>
              <table:table-cell office:value-type="float" office:value="1.86876">
                <text:p>1.86876</text:p>
              </table:table-cell>
              <table:table-cell office:value-type="float" office:value="1.11666">
                <text:p>1.11666</text:p>
              </table:table-cell>
              <table:table-cell office:value-type="float" office:value="0.42932">
                <text:p>0.42932</text:p>
              </table:table-cell>
              <table:table-cell office:value-type="float" office:value="-0.11289">
                <text:p>-0.11289</text:p>
              </table:table-cell>
              <table:table-cell office:value-type="float" office:value="-0.65592">
                <text:p>-0.65592</text:p>
              </table:table-cell>
              <table:table-cell office:value-type="float" office:value="-1.14684">
                <text:p>-1.14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99226">
                <text:p>8.99226</text:p>
              </table:table-cell>
              <table:table-cell office:value-type="float" office:value="5.94803">
                <text:p>5.94803</text:p>
              </table:table-cell>
              <table:table-cell office:value-type="float" office:value="4.15945">
                <text:p>4.15945</text:p>
              </table:table-cell>
              <table:table-cell office:value-type="float" office:value="2.90724">
                <text:p>2.90724</text:p>
              </table:table-cell>
              <table:table-cell office:value-type="float" office:value="2.00625">
                <text:p>2.00625</text:p>
              </table:table-cell>
              <table:table-cell office:value-type="float" office:value="1.10429">
                <text:p>1.10429</text:p>
              </table:table-cell>
              <table:table-cell office:value-type="float" office:value="0.51113">
                <text:p>0.51113</text:p>
              </table:table-cell>
              <table:table-cell office:value-type="float" office:value="-0.04603">
                <text:p>-0.04603</text:p>
              </table:table-cell>
              <table:table-cell office:value-type="float" office:value="-0.63987">
                <text:p>-0.63987</text:p>
              </table:table-cell>
              <table:table-cell office:value-type="float" office:value="-1.04246">
                <text:p>-1.04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0727">
                <text:p>9.00727</text:p>
              </table:table-cell>
              <table:table-cell office:value-type="float" office:value="5.99886">
                <text:p>5.99886</text:p>
              </table:table-cell>
              <table:table-cell office:value-type="float" office:value="4.20099">
                <text:p>4.20099</text:p>
              </table:table-cell>
              <table:table-cell office:value-type="float" office:value="3.09523">
                <text:p>3.09523</text:p>
              </table:table-cell>
              <table:table-cell office:value-type="float" office:value="2.0252">
                <text:p>2.0252</text:p>
              </table:table-cell>
              <table:table-cell office:value-type="float" office:value="1.20675">
                <text:p>1.20675</text:p>
              </table:table-cell>
              <table:table-cell office:value-type="float" office:value="0.56355">
                <text:p>0.56355</text:p>
              </table:table-cell>
              <table:table-cell office:value-type="float" office:value="0.00382">
                <text:p>0.00382</text:p>
              </table:table-cell>
              <table:table-cell office:value-type="float" office:value="-0.51034">
                <text:p>-0.51034</text:p>
              </table:table-cell>
              <table:table-cell office:value-type="float" office:value="-0.97117">
                <text:p>-0.97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01">
                <text:p>9.101</text:p>
              </table:table-cell>
              <table:table-cell office:value-type="float" office:value="6.04872">
                <text:p>6.04872</text:p>
              </table:table-cell>
              <table:table-cell office:value-type="float" office:value="4.32351">
                <text:p>4.32351</text:p>
              </table:table-cell>
              <table:table-cell office:value-type="float" office:value="3.05128">
                <text:p>3.05128</text:p>
              </table:table-cell>
              <table:table-cell office:value-type="float" office:value="2.11403">
                <text:p>2.11403</text:p>
              </table:table-cell>
              <table:table-cell office:value-type="float" office:value="1.31784">
                <text:p>1.31784</text:p>
              </table:table-cell>
              <table:table-cell office:value-type="float" office:value="0.65105">
                <text:p>0.65105</text:p>
              </table:table-cell>
              <table:table-cell office:value-type="float" office:value="0.01881">
                <text:p>0.01881</text:p>
              </table:table-cell>
              <table:table-cell office:value-type="float" office:value="-0.47503">
                <text:p>-0.47503</text:p>
              </table:table-cell>
              <table:table-cell office:value-type="float" office:value="-0.96833">
                <text:p>-0.96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1211">
                <text:p>9.11211</text:p>
              </table:table-cell>
              <table:table-cell office:value-type="float" office:value="6.13878">
                <text:p>6.13878</text:p>
              </table:table-cell>
              <table:table-cell office:value-type="float" office:value="4.34989">
                <text:p>4.34989</text:p>
              </table:table-cell>
              <table:table-cell office:value-type="float" office:value="3.09474">
                <text:p>3.09474</text:p>
              </table:table-cell>
              <table:table-cell office:value-type="float" office:value="2.19315">
                <text:p>2.19315</text:p>
              </table:table-cell>
              <table:table-cell office:value-type="float" office:value="1.36732">
                <text:p>1.36732</text:p>
              </table:table-cell>
              <table:table-cell office:value-type="float" office:value="0.65903">
                <text:p>0.65903</text:p>
              </table:table-cell>
              <table:table-cell office:value-type="float" office:value="0.14805">
                <text:p>0.14805</text:p>
              </table:table-cell>
              <table:table-cell office:value-type="float" office:value="-0.37696">
                <text:p>-0.37696</text:p>
              </table:table-cell>
              <table:table-cell office:value-type="float" office:value="-0.86492">
                <text:p>-0.864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21239">
                <text:p>9.21239</text:p>
              </table:table-cell>
              <table:table-cell office:value-type="float" office:value="6.18568">
                <text:p>6.18568</text:p>
              </table:table-cell>
              <table:table-cell office:value-type="float" office:value="4.40428">
                <text:p>4.40428</text:p>
              </table:table-cell>
              <table:table-cell office:value-type="float" office:value="3.17859">
                <text:p>3.17859</text:p>
              </table:table-cell>
              <table:table-cell office:value-type="float" office:value="2.23825">
                <text:p>2.23825</text:p>
              </table:table-cell>
              <table:table-cell office:value-type="float" office:value="1.42424">
                <text:p>1.42424</text:p>
              </table:table-cell>
              <table:table-cell office:value-type="float" office:value="0.7512">
                <text:p>0.7512</text:p>
              </table:table-cell>
              <table:table-cell office:value-type="float" office:value="0.16611">
                <text:p>0.16611</text:p>
              </table:table-cell>
              <table:table-cell office:value-type="float" office:value="-0.35563">
                <text:p>-0.35563</text:p>
              </table:table-cell>
              <table:table-cell office:value-type="float" office:value="-0.79653">
                <text:p>-0.79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8615">
                <text:p>9.28615</text:p>
              </table:table-cell>
              <table:table-cell office:value-type="float" office:value="6.2815">
                <text:p>6.2815</text:p>
              </table:table-cell>
              <table:table-cell office:value-type="float" office:value="4.5153">
                <text:p>4.5153</text:p>
              </table:table-cell>
              <table:table-cell office:value-type="float" office:value="3.23068">
                <text:p>3.23068</text:p>
              </table:table-cell>
              <table:table-cell office:value-type="float" office:value="2.30714">
                <text:p>2.30714</text:p>
              </table:table-cell>
              <table:table-cell office:value-type="float" office:value="1.45913">
                <text:p>1.45913</text:p>
              </table:table-cell>
              <table:table-cell office:value-type="float" office:value="0.81979">
                <text:p>0.81979</text:p>
              </table:table-cell>
              <table:table-cell office:value-type="float" office:value="0.18608">
                <text:p>0.18608</text:p>
              </table:table-cell>
              <table:table-cell office:value-type="float" office:value="-0.27371">
                <text:p>-0.27371</text:p>
              </table:table-cell>
              <table:table-cell office:value-type="float" office:value="-0.76982">
                <text:p>-0.76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1605">
                <text:p>9.31605</text:p>
              </table:table-cell>
              <table:table-cell office:value-type="float" office:value="6.28427">
                <text:p>6.28427</text:p>
              </table:table-cell>
              <table:table-cell office:value-type="float" office:value="4.56163">
                <text:p>4.56163</text:p>
              </table:table-cell>
              <table:table-cell office:value-type="float" office:value="3.28751">
                <text:p>3.28751</text:p>
              </table:table-cell>
              <table:table-cell office:value-type="float" office:value="2.33724">
                <text:p>2.33724</text:p>
              </table:table-cell>
              <table:table-cell office:value-type="float" office:value="1.5334">
                <text:p>1.5334</text:p>
              </table:table-cell>
              <table:table-cell office:value-type="float" office:value="0.82729">
                <text:p>0.82729</text:p>
              </table:table-cell>
              <table:table-cell office:value-type="float" office:value="0.2767">
                <text:p>0.2767</text:p>
              </table:table-cell>
              <table:table-cell office:value-type="float" office:value="-0.23882">
                <text:p>-0.23882</text:p>
              </table:table-cell>
              <table:table-cell office:value-type="float" office:value="-0.7252">
                <text:p>-0.7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36842">
                <text:p>9.36842</text:p>
              </table:table-cell>
              <table:table-cell office:value-type="float" office:value="6.40734">
                <text:p>6.40734</text:p>
              </table:table-cell>
              <table:table-cell office:value-type="float" office:value="4.6143">
                <text:p>4.6143</text:p>
              </table:table-cell>
              <table:table-cell office:value-type="float" office:value="3.33063">
                <text:p>3.33063</text:p>
              </table:table-cell>
              <table:table-cell office:value-type="float" office:value="2.37975">
                <text:p>2.37975</text:p>
              </table:table-cell>
              <table:table-cell office:value-type="float" office:value="1.58743">
                <text:p>1.58743</text:p>
              </table:table-cell>
              <table:table-cell office:value-type="float" office:value="0.90719">
                <text:p>0.90719</text:p>
              </table:table-cell>
              <table:table-cell office:value-type="float" office:value="0.36702">
                <text:p>0.36702</text:p>
              </table:table-cell>
              <table:table-cell office:value-type="float" office:value="-0.20141">
                <text:p>-0.20141</text:p>
              </table:table-cell>
              <table:table-cell office:value-type="float" office:value="-0.55099">
                <text:p>-0.550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4055">
                <text:p>9.4055</text:p>
              </table:table-cell>
              <table:table-cell office:value-type="float" office:value="6.40633">
                <text:p>6.40633</text:p>
              </table:table-cell>
              <table:table-cell office:value-type="float" office:value="4.68502">
                <text:p>4.68502</text:p>
              </table:table-cell>
              <table:table-cell office:value-type="float" office:value="3.46567">
                <text:p>3.46567</text:p>
              </table:table-cell>
              <table:table-cell office:value-type="float" office:value="2.46127">
                <text:p>2.46127</text:p>
              </table:table-cell>
              <table:table-cell office:value-type="float" office:value="1.64905">
                <text:p>1.64905</text:p>
              </table:table-cell>
              <table:table-cell office:value-type="float" office:value="0.96615">
                <text:p>0.96615</text:p>
              </table:table-cell>
              <table:table-cell office:value-type="float" office:value="0.36151">
                <text:p>0.36151</text:p>
              </table:table-cell>
              <table:table-cell office:value-type="float" office:value="-0.12474">
                <text:p>-0.12474</text:p>
              </table:table-cell>
              <table:table-cell office:value-type="float" office:value="-0.54432">
                <text:p>-0.544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47354">
                <text:p>9.47354</text:p>
              </table:table-cell>
              <table:table-cell office:value-type="float" office:value="6.46802">
                <text:p>6.46802</text:p>
              </table:table-cell>
              <table:table-cell office:value-type="float" office:value="4.69081">
                <text:p>4.69081</text:p>
              </table:table-cell>
              <table:table-cell office:value-type="float" office:value="3.41019">
                <text:p>3.41019</text:p>
              </table:table-cell>
              <table:table-cell office:value-type="float" office:value="2.49472">
                <text:p>2.49472</text:p>
              </table:table-cell>
              <table:table-cell office:value-type="float" office:value="1.75005">
                <text:p>1.75005</text:p>
              </table:table-cell>
              <table:table-cell office:value-type="float" office:value="1.02104">
                <text:p>1.02104</text:p>
              </table:table-cell>
              <table:table-cell office:value-type="float" office:value="0.42508">
                <text:p>0.42508</text:p>
              </table:table-cell>
              <table:table-cell office:value-type="float" office:value="-0.07207">
                <text:p>-0.07207</text:p>
              </table:table-cell>
              <table:table-cell office:value-type="float" office:value="-0.55788">
                <text:p>-0.55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53296">
                <text:p>9.53296</text:p>
              </table:table-cell>
              <table:table-cell office:value-type="float" office:value="6.49824">
                <text:p>6.49824</text:p>
              </table:table-cell>
              <table:table-cell office:value-type="float" office:value="4.74279">
                <text:p>4.74279</text:p>
              </table:table-cell>
              <table:table-cell office:value-type="float" office:value="3.49884">
                <text:p>3.49884</text:p>
              </table:table-cell>
              <table:table-cell office:value-type="float" office:value="2.58902">
                <text:p>2.58902</text:p>
              </table:table-cell>
              <table:table-cell office:value-type="float" office:value="1.75091">
                <text:p>1.75091</text:p>
              </table:table-cell>
              <table:table-cell office:value-type="float" office:value="1.08176">
                <text:p>1.08176</text:p>
              </table:table-cell>
              <table:table-cell office:value-type="float" office:value="0.52957">
                <text:p>0.52957</text:p>
              </table:table-cell>
              <table:table-cell office:value-type="float" office:value="-0.01837">
                <text:p>-0.01837</text:p>
              </table:table-cell>
              <table:table-cell office:value-type="float" office:value="-0.46941">
                <text:p>-0.4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0033">
                <text:p>9.60033</text:p>
              </table:table-cell>
              <table:table-cell office:value-type="float" office:value="6.59443">
                <text:p>6.59443</text:p>
              </table:table-cell>
              <table:table-cell office:value-type="float" office:value="4.8304">
                <text:p>4.8304</text:p>
              </table:table-cell>
              <table:table-cell office:value-type="float" office:value="3.58302">
                <text:p>3.58302</text:p>
              </table:table-cell>
              <table:table-cell office:value-type="float" office:value="2.59038">
                <text:p>2.59038</text:p>
              </table:table-cell>
              <table:table-cell office:value-type="float" office:value="1.79234">
                <text:p>1.79234</text:p>
              </table:table-cell>
              <table:table-cell office:value-type="float" office:value="1.15425">
                <text:p>1.15425</text:p>
              </table:table-cell>
              <table:table-cell office:value-type="float" office:value="0.53197">
                <text:p>0.53197</text:p>
              </table:table-cell>
              <table:table-cell office:value-type="float" office:value="0.03929">
                <text:p>0.03929</text:p>
              </table:table-cell>
              <table:table-cell office:value-type="float" office:value="-0.40198">
                <text:p>-0.40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6184">
                <text:p>9.66184</text:p>
              </table:table-cell>
              <table:table-cell office:value-type="float" office:value="6.61318">
                <text:p>6.61318</text:p>
              </table:table-cell>
              <table:table-cell office:value-type="float" office:value="4.8424">
                <text:p>4.8424</text:p>
              </table:table-cell>
              <table:table-cell office:value-type="float" office:value="3.6271">
                <text:p>3.6271</text:p>
              </table:table-cell>
              <table:table-cell office:value-type="float" office:value="2.64796">
                <text:p>2.64796</text:p>
              </table:table-cell>
              <table:table-cell office:value-type="float" office:value="1.89735">
                <text:p>1.89735</text:p>
              </table:table-cell>
              <table:table-cell office:value-type="float" office:value="1.1883">
                <text:p>1.1883</text:p>
              </table:table-cell>
              <table:table-cell office:value-type="float" office:value="0.61965">
                <text:p>0.61965</text:p>
              </table:table-cell>
              <table:table-cell office:value-type="float" office:value="0.06873">
                <text:p>0.06873</text:p>
              </table:table-cell>
              <table:table-cell office:value-type="float" office:value="-0.3384">
                <text:p>-0.3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67423">
                <text:p>9.67423</text:p>
              </table:table-cell>
              <table:table-cell office:value-type="float" office:value="6.69455">
                <text:p>6.69455</text:p>
              </table:table-cell>
              <table:table-cell office:value-type="float" office:value="4.90197">
                <text:p>4.90197</text:p>
              </table:table-cell>
              <table:table-cell office:value-type="float" office:value="3.66432">
                <text:p>3.66432</text:p>
              </table:table-cell>
              <table:table-cell office:value-type="float" office:value="2.75308">
                <text:p>2.75308</text:p>
              </table:table-cell>
              <table:table-cell office:value-type="float" office:value="1.90861">
                <text:p>1.90861</text:p>
              </table:table-cell>
              <table:table-cell office:value-type="float" office:value="1.22041">
                <text:p>1.22041</text:p>
              </table:table-cell>
              <table:table-cell office:value-type="float" office:value="0.62883">
                <text:p>0.62883</text:p>
              </table:table-cell>
              <table:table-cell office:value-type="float" office:value="0.14912">
                <text:p>0.14912</text:p>
              </table:table-cell>
              <table:table-cell office:value-type="float" office:value="-0.31184">
                <text:p>-0.311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7313">
                <text:p>9.7313</text:p>
              </table:table-cell>
              <table:table-cell office:value-type="float" office:value="6.74206">
                <text:p>6.74206</text:p>
              </table:table-cell>
              <table:table-cell office:value-type="float" office:value="4.97585">
                <text:p>4.97585</text:p>
              </table:table-cell>
              <table:table-cell office:value-type="float" office:value="3.73297">
                <text:p>3.73297</text:p>
              </table:table-cell>
              <table:table-cell office:value-type="float" office:value="2.7031">
                <text:p>2.7031</text:p>
              </table:table-cell>
              <table:table-cell office:value-type="float" office:value="1.93305">
                <text:p>1.93305</text:p>
              </table:table-cell>
              <table:table-cell office:value-type="float" office:value="1.28482">
                <text:p>1.28482</text:p>
              </table:table-cell>
              <table:table-cell office:value-type="float" office:value="0.73996">
                <text:p>0.73996</text:p>
              </table:table-cell>
              <table:table-cell office:value-type="float" office:value="0.21135">
                <text:p>0.21135</text:p>
              </table:table-cell>
              <table:table-cell office:value-type="float" office:value="-0.23739">
                <text:p>-0.237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76281">
                <text:p>9.76281</text:p>
              </table:table-cell>
              <table:table-cell office:value-type="float" office:value="6.80106">
                <text:p>6.80106</text:p>
              </table:table-cell>
              <table:table-cell office:value-type="float" office:value="5.00565">
                <text:p>5.00565</text:p>
              </table:table-cell>
              <table:table-cell office:value-type="float" office:value="3.77713">
                <text:p>3.77713</text:p>
              </table:table-cell>
              <table:table-cell office:value-type="float" office:value="2.80003">
                <text:p>2.80003</text:p>
              </table:table-cell>
              <table:table-cell office:value-type="float" office:value="1.99968">
                <text:p>1.99968</text:p>
              </table:table-cell>
              <table:table-cell office:value-type="float" office:value="1.3541">
                <text:p>1.3541</text:p>
              </table:table-cell>
              <table:table-cell office:value-type="float" office:value="0.77739">
                <text:p>0.77739</text:p>
              </table:table-cell>
              <table:table-cell office:value-type="float" office:value="0.23543">
                <text:p>0.23543</text:p>
              </table:table-cell>
              <table:table-cell office:value-type="float" office:value="-0.23582">
                <text:p>-0.23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8767">
                <text:p>9.88767</text:p>
              </table:table-cell>
              <table:table-cell office:value-type="float" office:value="6.77785">
                <text:p>6.77785</text:p>
              </table:table-cell>
              <table:table-cell office:value-type="float" office:value="5.10499">
                <text:p>5.10499</text:p>
              </table:table-cell>
              <table:table-cell office:value-type="float" office:value="3.83582">
                <text:p>3.83582</text:p>
              </table:table-cell>
              <table:table-cell office:value-type="float" office:value="2.8888">
                <text:p>2.8888</text:p>
              </table:table-cell>
              <table:table-cell office:value-type="float" office:value="2.05613">
                <text:p>2.05613</text:p>
              </table:table-cell>
              <table:table-cell office:value-type="float" office:value="1.41589">
                <text:p>1.41589</text:p>
              </table:table-cell>
              <table:table-cell office:value-type="float" office:value="0.84053">
                <text:p>0.84053</text:p>
              </table:table-cell>
              <table:table-cell office:value-type="float" office:value="0.28285">
                <text:p>0.28285</text:p>
              </table:table-cell>
              <table:table-cell office:value-type="float" office:value="-0.11053">
                <text:p>-0.11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3407">
                <text:p>9.83407</text:p>
              </table:table-cell>
              <table:table-cell office:value-type="float" office:value="6.8884">
                <text:p>6.8884</text:p>
              </table:table-cell>
              <table:table-cell office:value-type="float" office:value="5.10657">
                <text:p>5.10657</text:p>
              </table:table-cell>
              <table:table-cell office:value-type="float" office:value="3.91108">
                <text:p>3.91108</text:p>
              </table:table-cell>
              <table:table-cell office:value-type="float" office:value="2.89107">
                <text:p>2.89107</text:p>
              </table:table-cell>
              <table:table-cell office:value-type="float" office:value="2.08578">
                <text:p>2.08578</text:p>
              </table:table-cell>
              <table:table-cell office:value-type="float" office:value="1.41314">
                <text:p>1.41314</text:p>
              </table:table-cell>
              <table:table-cell office:value-type="float" office:value="0.89974">
                <text:p>0.89974</text:p>
              </table:table-cell>
              <table:table-cell office:value-type="float" office:value="0.32315">
                <text:p>0.32315</text:p>
              </table:table-cell>
              <table:table-cell office:value-type="float" office:value="-0.08305">
                <text:p>-0.08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67">
                <text:p>9.967</text:p>
              </table:table-cell>
              <table:table-cell office:value-type="float" office:value="6.93758">
                <text:p>6.93758</text:p>
              </table:table-cell>
              <table:table-cell office:value-type="float" office:value="5.1912">
                <text:p>5.1912</text:p>
              </table:table-cell>
              <table:table-cell office:value-type="float" office:value="3.89727">
                <text:p>3.89727</text:p>
              </table:table-cell>
              <table:table-cell office:value-type="float" office:value="2.99798">
                <text:p>2.99798</text:p>
              </table:table-cell>
              <table:table-cell office:value-type="float" office:value="2.18944">
                <text:p>2.18944</text:p>
              </table:table-cell>
              <table:table-cell office:value-type="float" office:value="1.50298">
                <text:p>1.50298</text:p>
              </table:table-cell>
              <table:table-cell office:value-type="float" office:value="0.91279">
                <text:p>0.91279</text:p>
              </table:table-cell>
              <table:table-cell office:value-type="float" office:value="0.41102">
                <text:p>0.41102</text:p>
              </table:table-cell>
              <table:table-cell office:value-type="float" office:value="-0.07963">
                <text:p>-0.07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04693">
                <text:p>10.04693</text:p>
              </table:table-cell>
              <table:table-cell office:value-type="float" office:value="7.03851">
                <text:p>7.03851</text:p>
              </table:table-cell>
              <table:table-cell office:value-type="float" office:value="5.23411">
                <text:p>5.23411</text:p>
              </table:table-cell>
              <table:table-cell office:value-type="float" office:value="3.99307">
                <text:p>3.99307</text:p>
              </table:table-cell>
              <table:table-cell office:value-type="float" office:value="2.99898">
                <text:p>2.99898</text:p>
              </table:table-cell>
              <table:table-cell office:value-type="float" office:value="2.2147">
                <text:p>2.2147</text:p>
              </table:table-cell>
              <table:table-cell office:value-type="float" office:value="1.55262">
                <text:p>1.55262</text:p>
              </table:table-cell>
              <table:table-cell office:value-type="float" office:value="0.97624">
                <text:p>0.97624</text:p>
              </table:table-cell>
              <table:table-cell office:value-type="float" office:value="0.46422">
                <text:p>0.46422</text:p>
              </table:table-cell>
              <table:table-cell office:value-type="float" office:value="-0.02306">
                <text:p>-0.02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05342">
                <text:p>10.05342</text:p>
              </table:table-cell>
              <table:table-cell office:value-type="float" office:value="7.08679">
                <text:p>7.08679</text:p>
              </table:table-cell>
              <table:table-cell office:value-type="float" office:value="5.26394">
                <text:p>5.26394</text:p>
              </table:table-cell>
              <table:table-cell office:value-type="float" office:value="4.04208">
                <text:p>4.04208</text:p>
              </table:table-cell>
              <table:table-cell office:value-type="float" office:value="3.03339">
                <text:p>3.03339</text:p>
              </table:table-cell>
              <table:table-cell office:value-type="float" office:value="2.2903">
                <text:p>2.2903</text:p>
              </table:table-cell>
              <table:table-cell office:value-type="float" office:value="1.55091">
                <text:p>1.55091</text:p>
              </table:table-cell>
              <table:table-cell office:value-type="float" office:value="0.99081">
                <text:p>0.99081</text:p>
              </table:table-cell>
              <table:table-cell office:value-type="float" office:value="0.45226">
                <text:p>0.45226</text:p>
              </table:table-cell>
              <table:table-cell office:value-type="float" office:value="0.02103">
                <text:p>0.02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07361">
                <text:p>10.07361</text:p>
              </table:table-cell>
              <table:table-cell office:value-type="float" office:value="7.12499">
                <text:p>7.12499</text:p>
              </table:table-cell>
              <table:table-cell office:value-type="float" office:value="5.32589">
                <text:p>5.32589</text:p>
              </table:table-cell>
              <table:table-cell office:value-type="float" office:value="4.04944">
                <text:p>4.04944</text:p>
              </table:table-cell>
              <table:table-cell office:value-type="float" office:value="3.10792">
                <text:p>3.10792</text:p>
              </table:table-cell>
              <table:table-cell office:value-type="float" office:value="2.31446">
                <text:p>2.31446</text:p>
              </table:table-cell>
              <table:table-cell office:value-type="float" office:value="1.60997">
                <text:p>1.60997</text:p>
              </table:table-cell>
              <table:table-cell office:value-type="float" office:value="1.10131">
                <text:p>1.10131</text:p>
              </table:table-cell>
              <table:table-cell office:value-type="float" office:value="0.56199">
                <text:p>0.56199</text:p>
              </table:table-cell>
              <table:table-cell office:value-type="float" office:value="0.04543">
                <text:p>0.045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1783">
                <text:p>10.11783</text:p>
              </table:table-cell>
              <table:table-cell office:value-type="float" office:value="7.14078">
                <text:p>7.14078</text:p>
              </table:table-cell>
              <table:table-cell office:value-type="float" office:value="5.36275">
                <text:p>5.36275</text:p>
              </table:table-cell>
              <table:table-cell office:value-type="float" office:value="4.08897">
                <text:p>4.08897</text:p>
              </table:table-cell>
              <table:table-cell office:value-type="float" office:value="3.14547">
                <text:p>3.14547</text:p>
              </table:table-cell>
              <table:table-cell office:value-type="float" office:value="2.32348">
                <text:p>2.32348</text:p>
              </table:table-cell>
              <table:table-cell office:value-type="float" office:value="1.71401">
                <text:p>1.71401</text:p>
              </table:table-cell>
              <table:table-cell office:value-type="float" office:value="1.06879">
                <text:p>1.06879</text:p>
              </table:table-cell>
              <table:table-cell office:value-type="float" office:value="0.58863">
                <text:p>0.58863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17323">
                <text:p>10.17323</text:p>
              </table:table-cell>
              <table:table-cell office:value-type="float" office:value="7.19511">
                <text:p>7.19511</text:p>
              </table:table-cell>
              <table:table-cell office:value-type="float" office:value="5.38641">
                <text:p>5.38641</text:p>
              </table:table-cell>
              <table:table-cell office:value-type="float" office:value="4.18913">
                <text:p>4.18913</text:p>
              </table:table-cell>
              <table:table-cell office:value-type="float" office:value="3.20926">
                <text:p>3.20926</text:p>
              </table:table-cell>
              <table:table-cell office:value-type="float" office:value="2.3701">
                <text:p>2.3701</text:p>
              </table:table-cell>
              <table:table-cell office:value-type="float" office:value="1.74081">
                <text:p>1.74081</text:p>
              </table:table-cell>
              <table:table-cell office:value-type="float" office:value="1.13629">
                <text:p>1.13629</text:p>
              </table:table-cell>
              <table:table-cell office:value-type="float" office:value="0.63944">
                <text:p>0.63944</text:p>
              </table:table-cell>
              <table:table-cell office:value-type="float" office:value="0.1861">
                <text:p>0.1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3135">
                <text:p>10.23135</text:p>
              </table:table-cell>
              <table:table-cell office:value-type="float" office:value="7.22727">
                <text:p>7.22727</text:p>
              </table:table-cell>
              <table:table-cell office:value-type="float" office:value="5.42721">
                <text:p>5.42721</text:p>
              </table:table-cell>
              <table:table-cell office:value-type="float" office:value="4.206">
                <text:p>4.206</text:p>
              </table:table-cell>
              <table:table-cell office:value-type="float" office:value="3.23122">
                <text:p>3.23122</text:p>
              </table:table-cell>
              <table:table-cell office:value-type="float" office:value="2.42175">
                <text:p>2.42175</text:p>
              </table:table-cell>
              <table:table-cell office:value-type="float" office:value="1.80649">
                <text:p>1.80649</text:p>
              </table:table-cell>
              <table:table-cell office:value-type="float" office:value="1.23941">
                <text:p>1.23941</text:p>
              </table:table-cell>
              <table:table-cell office:value-type="float" office:value="0.66208">
                <text:p>0.66208</text:p>
              </table:table-cell>
              <table:table-cell office:value-type="float" office:value="0.24371">
                <text:p>0.2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31633">
                <text:p>10.31633</text:p>
              </table:table-cell>
              <table:table-cell office:value-type="float" office:value="7.29929">
                <text:p>7.29929</text:p>
              </table:table-cell>
              <table:table-cell office:value-type="float" office:value="5.48949">
                <text:p>5.48949</text:p>
              </table:table-cell>
              <table:table-cell office:value-type="float" office:value="4.31739">
                <text:p>4.31739</text:p>
              </table:table-cell>
              <table:table-cell office:value-type="float" office:value="3.26467">
                <text:p>3.26467</text:p>
              </table:table-cell>
              <table:table-cell office:value-type="float" office:value="2.55415">
                <text:p>2.55415</text:p>
              </table:table-cell>
              <table:table-cell office:value-type="float" office:value="1.855">
                <text:p>1.855</text:p>
              </table:table-cell>
              <table:table-cell office:value-type="float" office:value="1.21926">
                <text:p>1.21926</text:p>
              </table:table-cell>
              <table:table-cell office:value-type="float" office:value="0.71073">
                <text:p>0.71073</text:p>
              </table:table-cell>
              <table:table-cell office:value-type="float" office:value="0.29656">
                <text:p>0.29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3828">
                <text:p>10.33828</text:p>
              </table:table-cell>
              <table:table-cell office:value-type="float" office:value="7.29502">
                <text:p>7.29502</text:p>
              </table:table-cell>
              <table:table-cell office:value-type="float" office:value="5.50939">
                <text:p>5.50939</text:p>
              </table:table-cell>
              <table:table-cell office:value-type="float" office:value="4.31499">
                <text:p>4.31499</text:p>
              </table:table-cell>
              <table:table-cell office:value-type="float" office:value="3.35877">
                <text:p>3.35877</text:p>
              </table:table-cell>
              <table:table-cell office:value-type="float" office:value="2.55868">
                <text:p>2.55868</text:p>
              </table:table-cell>
              <table:table-cell office:value-type="float" office:value="1.91156">
                <text:p>1.91156</text:p>
              </table:table-cell>
              <table:table-cell office:value-type="float" office:value="1.29735">
                <text:p>1.29735</text:p>
              </table:table-cell>
              <table:table-cell office:value-type="float" office:value="0.76071">
                <text:p>0.76071</text:p>
              </table:table-cell>
              <table:table-cell office:value-type="float" office:value="0.31025">
                <text:p>0.31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5971">
                <text:p>10.35971</text:p>
              </table:table-cell>
              <table:table-cell office:value-type="float" office:value="7.33743">
                <text:p>7.33743</text:p>
              </table:table-cell>
              <table:table-cell office:value-type="float" office:value="5.6043">
                <text:p>5.6043</text:p>
              </table:table-cell>
              <table:table-cell office:value-type="float" office:value="4.29956">
                <text:p>4.29956</text:p>
              </table:table-cell>
              <table:table-cell office:value-type="float" office:value="3.36577">
                <text:p>3.36577</text:p>
              </table:table-cell>
              <table:table-cell office:value-type="float" office:value="2.58034">
                <text:p>2.58034</text:p>
              </table:table-cell>
              <table:table-cell office:value-type="float" office:value="1.84243">
                <text:p>1.84243</text:p>
              </table:table-cell>
              <table:table-cell office:value-type="float" office:value="1.33106">
                <text:p>1.33106</text:p>
              </table:table-cell>
              <table:table-cell office:value-type="float" office:value="0.83565">
                <text:p>0.83565</text:p>
              </table:table-cell>
              <table:table-cell office:value-type="float" office:value="0.34929">
                <text:p>0.34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7277">
                <text:p>10.37277</text:p>
              </table:table-cell>
              <table:table-cell office:value-type="float" office:value="7.42286">
                <text:p>7.42286</text:p>
              </table:table-cell>
              <table:table-cell office:value-type="float" office:value="5.68333">
                <text:p>5.68333</text:p>
              </table:table-cell>
              <table:table-cell office:value-type="float" office:value="4.40956">
                <text:p>4.40956</text:p>
              </table:table-cell>
              <table:table-cell office:value-type="float" office:value="3.40203">
                <text:p>3.40203</text:p>
              </table:table-cell>
              <table:table-cell office:value-type="float" office:value="2.65803">
                <text:p>2.65803</text:p>
              </table:table-cell>
              <table:table-cell office:value-type="float" office:value="1.95379">
                <text:p>1.95379</text:p>
              </table:table-cell>
              <table:table-cell office:value-type="float" office:value="1.34275">
                <text:p>1.34275</text:p>
              </table:table-cell>
              <table:table-cell office:value-type="float" office:value="0.89134">
                <text:p>0.89134</text:p>
              </table:table-cell>
              <table:table-cell office:value-type="float" office:value="0.40239">
                <text:p>0.40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0129">
                <text:p>10.40129</text:p>
              </table:table-cell>
              <table:table-cell office:value-type="float" office:value="7.45184">
                <text:p>7.45184</text:p>
              </table:table-cell>
              <table:table-cell office:value-type="float" office:value="5.62445">
                <text:p>5.62445</text:p>
              </table:table-cell>
              <table:table-cell office:value-type="float" office:value="4.44445">
                <text:p>4.44445</text:p>
              </table:table-cell>
              <table:table-cell office:value-type="float" office:value="3.42993">
                <text:p>3.42993</text:p>
              </table:table-cell>
              <table:table-cell office:value-type="float" office:value="2.67997">
                <text:p>2.67997</text:p>
              </table:table-cell>
              <table:table-cell office:value-type="float" office:value="2.06813">
                <text:p>2.06813</text:p>
              </table:table-cell>
              <table:table-cell office:value-type="float" office:value="1.40721">
                <text:p>1.40721</text:p>
              </table:table-cell>
              <table:table-cell office:value-type="float" office:value="0.95651">
                <text:p>0.95651</text:p>
              </table:table-cell>
              <table:table-cell office:value-type="float" office:value="0.54158">
                <text:p>0.54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46408">
                <text:p>10.46408</text:p>
              </table:table-cell>
              <table:table-cell office:value-type="float" office:value="7.52376">
                <text:p>7.52376</text:p>
              </table:table-cell>
              <table:table-cell office:value-type="float" office:value="5.73605">
                <text:p>5.73605</text:p>
              </table:table-cell>
              <table:table-cell office:value-type="float" office:value="4.49124">
                <text:p>4.49124</text:p>
              </table:table-cell>
              <table:table-cell office:value-type="float" office:value="3.49005">
                <text:p>3.49005</text:p>
              </table:table-cell>
              <table:table-cell office:value-type="float" office:value="2.69455">
                <text:p>2.69455</text:p>
              </table:table-cell>
              <table:table-cell office:value-type="float" office:value="2.09934">
                <text:p>2.09934</text:p>
              </table:table-cell>
              <table:table-cell office:value-type="float" office:value="1.46899">
                <text:p>1.46899</text:p>
              </table:table-cell>
              <table:table-cell office:value-type="float" office:value="0.90302">
                <text:p>0.90302</text:p>
              </table:table-cell>
              <table:table-cell office:value-type="float" office:value="0.45836">
                <text:p>0.45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7.428cm" svg:height="24.811cm" xlink:href=".." xlink:type="simple" chart:class="chart:line" chart:style-name="ch1">
        <chart:title svg:x="16.421cm" svg:y="0.632cm" chart:style-name="ch2">
          <text:p>Parameterstudie sigma</text:p>
        </chart:title>
        <chart:subtitle svg:x="17.215cm" svg:y="1.907cm" chart:style-name="ch3">
          <text:p>d0=1, gamma=1</text:p>
        </chart:subtitle>
        <chart:legend chart:legend-position="end" svg:x="35.111cm" svg:y="9.955cm" chart:style-name="ch4"/>
        <chart:plot-area chart:style-name="ch5" table:cell-range-address="Tabelle1_3.A1:Tabelle1_3.K101" chart:data-source-has-labels="both" svg:x="1.786cm" svg:y="3.582cm" svg:width="31.829cm" svg:height="19.725cm">
          <chartooo:coordinate-region svg:x="2.407cm" svg:y="3.794cm" svg:width="30.928cm" svg:height="18.416cm"/>
          <chart:axis chart:dimension="x" chart:name="primary-x" chart:style-name="ch6">
            <chart:title svg:x="17.021cm" svg:y="23.804cm" chart:style-name="ch7">
              <text:p>distance</text:p>
            </chart:title>
            <chart:categories table:cell-range-address="Tabelle1_3.A2:Tabelle1_3.A101"/>
            <chart:grid chart:style-name="ch8" chart:class="major"/>
          </chart:axis>
          <chart:axis chart:dimension="y" chart:name="primary-y" chart:style-name="ch6">
            <chart:title svg:x="0.451cm" svg:y="13.819cm" chart:style-name="ch9">
              <text:p>loss</text:p>
            </chart:title>
            <chart:grid chart:style-name="ch8" chart:class="major"/>
          </chart:axis>
          <chart:series chart:style-name="ch10" chart:values-cell-range-address="Tabelle1_3.B2:Tabelle1_3.B101" chart:label-cell-address="Tabelle1_3.B1:Tabelle1_3.B1" chart:class="chart:line">
            <chart:data-point chart:repeated="100"/>
          </chart:series>
          <chart:series chart:style-name="ch11" chart:values-cell-range-address="Tabelle1_3.C2:Tabelle1_3.C101" chart:label-cell-address="Tabelle1_3.C1:Tabelle1_3.C1" chart:class="chart:line">
            <chart:data-point chart:repeated="100"/>
          </chart:series>
          <chart:series chart:style-name="ch12" chart:values-cell-range-address="Tabelle1_3.D2:Tabelle1_3.D101" chart:label-cell-address="Tabelle1_3.D1:Tabelle1_3.D1" chart:class="chart:line">
            <chart:data-point chart:repeated="100"/>
          </chart:series>
          <chart:series chart:style-name="ch13" chart:values-cell-range-address="Tabelle1_3.E2:Tabelle1_3.E101" chart:label-cell-address="Tabelle1_3.E1:Tabelle1_3.E1" chart:class="chart:line">
            <chart:data-point chart:repeated="100"/>
          </chart:series>
          <chart:series chart:style-name="ch14" chart:values-cell-range-address="Tabelle1_3.F2:Tabelle1_3.F101" chart:label-cell-address="Tabelle1_3.F1:Tabelle1_3.F1" chart:class="chart:line">
            <chart:data-point chart:repeated="100"/>
          </chart:series>
          <chart:series chart:style-name="ch15" chart:values-cell-range-address="Tabelle1_3.G2:Tabelle1_3.G101" chart:label-cell-address="Tabelle1_3.G1:Tabelle1_3.G1" chart:class="chart:line">
            <chart:data-point chart:repeated="100"/>
          </chart:series>
          <chart:series chart:style-name="ch16" chart:values-cell-range-address="Tabelle1_3.H2:Tabelle1_3.H101" chart:label-cell-address="Tabelle1_3.H1:Tabelle1_3.H1" chart:class="chart:line">
            <chart:data-point chart:repeated="100"/>
          </chart:series>
          <chart:series chart:style-name="ch17" chart:values-cell-range-address="Tabelle1_3.I2:Tabelle1_3.I101" chart:label-cell-address="Tabelle1_3.I1:Tabelle1_3.I1" chart:class="chart:line">
            <chart:data-point chart:repeated="100"/>
          </chart:series>
          <chart:series chart:style-name="ch18" chart:values-cell-range-address="Tabelle1_3.J2:Tabelle1_3.J101" chart:label-cell-address="Tabelle1_3.J1:Tabelle1_3.J1" chart:class="chart:line">
            <chart:data-point chart:repeated="100"/>
          </chart:series>
          <chart:series chart:style-name="ch19" chart:values-cell-range-address="Tabelle1_3.K2:Tabelle1_3.K101" chart:label-cell-address="Tabelle1_3.K1:Tabelle1_3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=1</text:p>
                <draw:g>
                  <svg:desc>Tabelle1_3.B1:Tabelle1_3.B1</svg:desc>
                </draw:g>
              </table:table-cell>
              <table:table-cell office:value-type="string">
                <text:p>sigma=2</text:p>
                <draw:g>
                  <svg:desc>Tabelle1_3.C1:Tabelle1_3.C1</svg:desc>
                </draw:g>
              </table:table-cell>
              <table:table-cell office:value-type="string">
                <text:p>sigma=3</text:p>
                <draw:g>
                  <svg:desc>Tabelle1_3.D1:Tabelle1_3.D1</svg:desc>
                </draw:g>
              </table:table-cell>
              <table:table-cell office:value-type="string">
                <text:p>sigma=4</text:p>
                <draw:g>
                  <svg:desc>Tabelle1_3.E1:Tabelle1_3.E1</svg:desc>
                </draw:g>
              </table:table-cell>
              <table:table-cell office:value-type="string">
                <text:p>sigma=5</text:p>
                <draw:g>
                  <svg:desc>Tabelle1_3.F1:Tabelle1_3.F1</svg:desc>
                </draw:g>
              </table:table-cell>
              <table:table-cell office:value-type="string">
                <text:p>sigma=6</text:p>
                <draw:g>
                  <svg:desc>Tabelle1_3.G1:Tabelle1_3.G1</svg:desc>
                </draw:g>
              </table:table-cell>
              <table:table-cell office:value-type="string">
                <text:p>sigma=7</text:p>
                <draw:g>
                  <svg:desc>Tabelle1_3.H1:Tabelle1_3.H1</svg:desc>
                </draw:g>
              </table:table-cell>
              <table:table-cell office:value-type="string">
                <text:p>sigma=8</text:p>
                <draw:g>
                  <svg:desc>Tabelle1_3.I1:Tabelle1_3.I1</svg:desc>
                </draw:g>
              </table:table-cell>
              <table:table-cell office:value-type="string">
                <text:p>sigma=9</text:p>
                <draw:g>
                  <svg:desc>Tabelle1_3.J1:Tabelle1_3.J1</svg:desc>
                </draw:g>
              </table:table-cell>
              <table:table-cell office:value-type="string">
                <text:p>sigma=10</text:p>
                <draw:g>
                  <svg:desc>Tabelle1_3.K1:Tabelle1_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3.A2:Tabelle1_3.A101</svg:desc>
                </draw:g>
              </table:table-cell>
              <table:table-cell office:value-type="float" office:value="0.49631">
                <text:p>0.49631</text:p>
                <draw:g>
                  <svg:desc>Tabelle1_3.B2:Tabelle1_3.B101</svg:desc>
                </draw:g>
              </table:table-cell>
              <table:table-cell office:value-type="float" office:value="1.03485">
                <text:p>1.03485</text:p>
                <draw:g>
                  <svg:desc>Tabelle1_3.C2:Tabelle1_3.C101</svg:desc>
                </draw:g>
              </table:table-cell>
              <table:table-cell office:value-type="float" office:value="1.59305">
                <text:p>1.59305</text:p>
                <draw:g>
                  <svg:desc>Tabelle1_3.D2:Tabelle1_3.D101</svg:desc>
                </draw:g>
              </table:table-cell>
              <table:table-cell office:value-type="float" office:value="1.86861">
                <text:p>1.86861</text:p>
                <draw:g>
                  <svg:desc>Tabelle1_3.E2:Tabelle1_3.E101</svg:desc>
                </draw:g>
              </table:table-cell>
              <table:table-cell office:value-type="float" office:value="2.7508">
                <text:p>2.7508</text:p>
                <draw:g>
                  <svg:desc>Tabelle1_3.F2:Tabelle1_3.F101</svg:desc>
                </draw:g>
              </table:table-cell>
              <table:table-cell office:value-type="float" office:value="2.93882">
                <text:p>2.93882</text:p>
                <draw:g>
                  <svg:desc>Tabelle1_3.G2:Tabelle1_3.G101</svg:desc>
                </draw:g>
              </table:table-cell>
              <table:table-cell office:value-type="float" office:value="3.2033">
                <text:p>3.2033</text:p>
                <draw:g>
                  <svg:desc>Tabelle1_3.H2:Tabelle1_3.H101</svg:desc>
                </draw:g>
              </table:table-cell>
              <table:table-cell office:value-type="float" office:value="4.0672">
                <text:p>4.0672</text:p>
                <draw:g>
                  <svg:desc>Tabelle1_3.I2:Tabelle1_3.I101</svg:desc>
                </draw:g>
              </table:table-cell>
              <table:table-cell office:value-type="float" office:value="4.56191">
                <text:p>4.56191</text:p>
                <draw:g>
                  <svg:desc>Tabelle1_3.J2:Tabelle1_3.J101</svg:desc>
                </draw:g>
              </table:table-cell>
              <table:table-cell office:value-type="float" office:value="5.29505">
                <text:p>5.29505</text:p>
                <draw:g>
                  <svg:desc>Tabelle1_3.K2:Tabelle1_3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1777">
                <text:p>3.51777</text:p>
              </table:table-cell>
              <table:table-cell office:value-type="float" office:value="3.97243">
                <text:p>3.97243</text:p>
              </table:table-cell>
              <table:table-cell office:value-type="float" office:value="4.5288">
                <text:p>4.5288</text:p>
              </table:table-cell>
              <table:table-cell office:value-type="float" office:value="5.13897">
                <text:p>5.13897</text:p>
              </table:table-cell>
              <table:table-cell office:value-type="float" office:value="5.54499">
                <text:p>5.54499</text:p>
              </table:table-cell>
              <table:table-cell office:value-type="float" office:value="6.00416">
                <text:p>6.00416</text:p>
              </table:table-cell>
              <table:table-cell office:value-type="float" office:value="6.15837">
                <text:p>6.15837</text:p>
              </table:table-cell>
              <table:table-cell office:value-type="float" office:value="7.05863">
                <text:p>7.05863</text:p>
              </table:table-cell>
              <table:table-cell office:value-type="float" office:value="7.5358">
                <text:p>7.5358</text:p>
              </table:table-cell>
              <table:table-cell office:value-type="float" office:value="8.16864">
                <text:p>8.16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7752">
                <text:p>5.27752</text:p>
              </table:table-cell>
              <table:table-cell office:value-type="float" office:value="5.72576">
                <text:p>5.72576</text:p>
              </table:table-cell>
              <table:table-cell office:value-type="float" office:value="6.27032">
                <text:p>6.27032</text:p>
              </table:table-cell>
              <table:table-cell office:value-type="float" office:value="6.74943">
                <text:p>6.74943</text:p>
              </table:table-cell>
              <table:table-cell office:value-type="float" office:value="7.24627">
                <text:p>7.24627</text:p>
              </table:table-cell>
              <table:table-cell office:value-type="float" office:value="7.77648">
                <text:p>7.77648</text:p>
              </table:table-cell>
              <table:table-cell office:value-type="float" office:value="8.398">
                <text:p>8.398</text:p>
              </table:table-cell>
              <table:table-cell office:value-type="float" office:value="9.03946">
                <text:p>9.03946</text:p>
              </table:table-cell>
              <table:table-cell office:value-type="float" office:value="9.22317">
                <text:p>9.22317</text:p>
              </table:table-cell>
              <table:table-cell office:value-type="float" office:value="9.61879">
                <text:p>9.61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8834">
                <text:p>6.48834</text:p>
              </table:table-cell>
              <table:table-cell office:value-type="float" office:value="6.97216">
                <text:p>6.97216</text:p>
              </table:table-cell>
              <table:table-cell office:value-type="float" office:value="7.61098">
                <text:p>7.61098</text:p>
              </table:table-cell>
              <table:table-cell office:value-type="float" office:value="7.95714">
                <text:p>7.95714</text:p>
              </table:table-cell>
              <table:table-cell office:value-type="float" office:value="8.55566">
                <text:p>8.55566</text:p>
              </table:table-cell>
              <table:table-cell office:value-type="float" office:value="9.03065">
                <text:p>9.03065</text:p>
              </table:table-cell>
              <table:table-cell office:value-type="float" office:value="9.18993">
                <text:p>9.18993</text:p>
              </table:table-cell>
              <table:table-cell office:value-type="float" office:value="9.89909">
                <text:p>9.89909</text:p>
              </table:table-cell>
              <table:table-cell office:value-type="float" office:value="10.34595">
                <text:p>10.34595</text:p>
              </table:table-cell>
              <table:table-cell office:value-type="float" office:value="10.51661">
                <text:p>10.51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962">
                <text:p>7.4962</text:p>
              </table:table-cell>
              <table:table-cell office:value-type="float" office:value="7.93842">
                <text:p>7.93842</text:p>
              </table:table-cell>
              <table:table-cell office:value-type="float" office:value="8.48867">
                <text:p>8.48867</text:p>
              </table:table-cell>
              <table:table-cell office:value-type="float" office:value="8.90806">
                <text:p>8.90806</text:p>
              </table:table-cell>
              <table:table-cell office:value-type="float" office:value="9.1946">
                <text:p>9.1946</text:p>
              </table:table-cell>
              <table:table-cell office:value-type="float" office:value="9.94681">
                <text:p>9.94681</text:p>
              </table:table-cell>
              <table:table-cell office:value-type="float" office:value="10.44905">
                <text:p>10.44905</text:p>
              </table:table-cell>
              <table:table-cell office:value-type="float" office:value="10.88449">
                <text:p>10.88449</text:p>
              </table:table-cell>
              <table:table-cell office:value-type="float" office:value="11.34195">
                <text:p>11.34195</text:p>
              </table:table-cell>
              <table:table-cell office:value-type="float" office:value="11.80262">
                <text:p>11.80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7115">
                <text:p>8.27115</text:p>
              </table:table-cell>
              <table:table-cell office:value-type="float" office:value="8.72618">
                <text:p>8.72618</text:p>
              </table:table-cell>
              <table:table-cell office:value-type="float" office:value="9.18538">
                <text:p>9.18538</text:p>
              </table:table-cell>
              <table:table-cell office:value-type="float" office:value="9.7974">
                <text:p>9.7974</text:p>
              </table:table-cell>
              <table:table-cell office:value-type="float" office:value="10.24014">
                <text:p>10.24014</text:p>
              </table:table-cell>
              <table:table-cell office:value-type="float" office:value="10.87156">
                <text:p>10.87156</text:p>
              </table:table-cell>
              <table:table-cell office:value-type="float" office:value="11.133">
                <text:p>11.133</text:p>
              </table:table-cell>
              <table:table-cell office:value-type="float" office:value="11.92599">
                <text:p>11.92599</text:p>
              </table:table-cell>
              <table:table-cell office:value-type="float" office:value="12.34387">
                <text:p>12.34387</text:p>
              </table:table-cell>
              <table:table-cell office:value-type="float" office:value="12.95904">
                <text:p>12.95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857">
                <text:p>8.93857</text:p>
              </table:table-cell>
              <table:table-cell office:value-type="float" office:value="9.43624">
                <text:p>9.43624</text:p>
              </table:table-cell>
              <table:table-cell office:value-type="float" office:value="9.90514">
                <text:p>9.90514</text:p>
              </table:table-cell>
              <table:table-cell office:value-type="float" office:value="10.25109">
                <text:p>10.25109</text:p>
              </table:table-cell>
              <table:table-cell office:value-type="float" office:value="11.06913">
                <text:p>11.06913</text:p>
              </table:table-cell>
              <table:table-cell office:value-type="float" office:value="11.12301">
                <text:p>11.12301</text:p>
              </table:table-cell>
              <table:table-cell office:value-type="float" office:value="11.88537">
                <text:p>11.88537</text:p>
              </table:table-cell>
              <table:table-cell office:value-type="float" office:value="12.50499">
                <text:p>12.50499</text:p>
              </table:table-cell>
              <table:table-cell office:value-type="float" office:value="13.25701">
                <text:p>13.25701</text:p>
              </table:table-cell>
              <table:table-cell office:value-type="float" office:value="13.47224">
                <text:p>13.47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60829">
                <text:p>9.60829</text:p>
              </table:table-cell>
              <table:table-cell office:value-type="float" office:value="10.04954">
                <text:p>10.04954</text:p>
              </table:table-cell>
              <table:table-cell office:value-type="float" office:value="10.687">
                <text:p>10.687</text:p>
              </table:table-cell>
              <table:table-cell office:value-type="float" office:value="11.11176">
                <text:p>11.11176</text:p>
              </table:table-cell>
              <table:table-cell office:value-type="float" office:value="11.44908">
                <text:p>11.44908</text:p>
              </table:table-cell>
              <table:table-cell office:value-type="float" office:value="12.27942">
                <text:p>12.27942</text:p>
              </table:table-cell>
              <table:table-cell office:value-type="float" office:value="12.71617">
                <text:p>12.71617</text:p>
              </table:table-cell>
              <table:table-cell office:value-type="float" office:value="13.03117">
                <text:p>13.03117</text:p>
              </table:table-cell>
              <table:table-cell office:value-type="float" office:value="13.49917">
                <text:p>13.49917</text:p>
              </table:table-cell>
              <table:table-cell office:value-type="float" office:value="14.31226">
                <text:p>14.31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712">
                <text:p>10.0712</text:p>
              </table:table-cell>
              <table:table-cell office:value-type="float" office:value="10.64423">
                <text:p>10.64423</text:p>
              </table:table-cell>
              <table:table-cell office:value-type="float" office:value="10.84931">
                <text:p>10.84931</text:p>
              </table:table-cell>
              <table:table-cell office:value-type="float" office:value="11.54006">
                <text:p>11.54006</text:p>
              </table:table-cell>
              <table:table-cell office:value-type="float" office:value="11.94913">
                <text:p>11.94913</text:p>
              </table:table-cell>
              <table:table-cell office:value-type="float" office:value="12.34547">
                <text:p>12.34547</text:p>
              </table:table-cell>
              <table:table-cell office:value-type="float" office:value="13.45163">
                <text:p>13.45163</text:p>
              </table:table-cell>
              <table:table-cell office:value-type="float" office:value="12.79717">
                <text:p>12.79717</text:p>
              </table:table-cell>
              <table:table-cell office:value-type="float" office:value="13.71443">
                <text:p>13.71443</text:p>
              </table:table-cell>
              <table:table-cell office:value-type="float" office:value="14.58255">
                <text:p>14.58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8444">
                <text:p>10.48444</text:p>
              </table:table-cell>
              <table:table-cell office:value-type="float" office:value="11.0678">
                <text:p>11.0678</text:p>
              </table:table-cell>
              <table:table-cell office:value-type="float" office:value="11.54067">
                <text:p>11.54067</text:p>
              </table:table-cell>
              <table:table-cell office:value-type="float" office:value="12.01076">
                <text:p>12.01076</text:p>
              </table:table-cell>
              <table:table-cell office:value-type="float" office:value="12.61259">
                <text:p>12.61259</text:p>
              </table:table-cell>
              <table:table-cell office:value-type="float" office:value="13.0671">
                <text:p>13.0671</text:p>
              </table:table-cell>
              <table:table-cell office:value-type="float" office:value="13.00215">
                <text:p>13.00215</text:p>
              </table:table-cell>
              <table:table-cell office:value-type="float" office:value="13.62503">
                <text:p>13.62503</text:p>
              </table:table-cell>
              <table:table-cell office:value-type="float" office:value="14.0881">
                <text:p>14.0881</text:p>
              </table:table-cell>
              <table:table-cell office:value-type="float" office:value="15.10861">
                <text:p>15.10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7928">
                <text:p>10.87928</text:p>
              </table:table-cell>
              <table:table-cell office:value-type="float" office:value="11.4281">
                <text:p>11.4281</text:p>
              </table:table-cell>
              <table:table-cell office:value-type="float" office:value="11.88824">
                <text:p>11.88824</text:p>
              </table:table-cell>
              <table:table-cell office:value-type="float" office:value="12.27936">
                <text:p>12.27936</text:p>
              </table:table-cell>
              <table:table-cell office:value-type="float" office:value="12.77931">
                <text:p>12.77931</text:p>
              </table:table-cell>
              <table:table-cell office:value-type="float" office:value="13.31379">
                <text:p>13.31379</text:p>
              </table:table-cell>
              <table:table-cell office:value-type="float" office:value="14.27525">
                <text:p>14.27525</text:p>
              </table:table-cell>
              <table:table-cell office:value-type="float" office:value="14.51718">
                <text:p>14.51718</text:p>
              </table:table-cell>
              <table:table-cell office:value-type="float" office:value="14.77989">
                <text:p>14.77989</text:p>
              </table:table-cell>
              <table:table-cell office:value-type="float" office:value="15.48381">
                <text:p>15.48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0649">
                <text:p>11.30649</text:p>
              </table:table-cell>
              <table:table-cell office:value-type="float" office:value="11.81878">
                <text:p>11.81878</text:p>
              </table:table-cell>
              <table:table-cell office:value-type="float" office:value="12.21801">
                <text:p>12.21801</text:p>
              </table:table-cell>
              <table:table-cell office:value-type="float" office:value="12.78031">
                <text:p>12.78031</text:p>
              </table:table-cell>
              <table:table-cell office:value-type="float" office:value="13.35355">
                <text:p>13.35355</text:p>
              </table:table-cell>
              <table:table-cell office:value-type="float" office:value="14.04626">
                <text:p>14.04626</text:p>
              </table:table-cell>
              <table:table-cell office:value-type="float" office:value="14.34172">
                <text:p>14.34172</text:p>
              </table:table-cell>
              <table:table-cell office:value-type="float" office:value="14.51829">
                <text:p>14.51829</text:p>
              </table:table-cell>
              <table:table-cell office:value-type="float" office:value="15.36707">
                <text:p>15.36707</text:p>
              </table:table-cell>
              <table:table-cell office:value-type="float" office:value="15.65799">
                <text:p>15.65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7613">
                <text:p>11.57613</text:p>
              </table:table-cell>
              <table:table-cell office:value-type="float" office:value="12.11053">
                <text:p>12.11053</text:p>
              </table:table-cell>
              <table:table-cell office:value-type="float" office:value="12.7503">
                <text:p>12.7503</text:p>
              </table:table-cell>
              <table:table-cell office:value-type="float" office:value="13.35011">
                <text:p>13.35011</text:p>
              </table:table-cell>
              <table:table-cell office:value-type="float" office:value="13.37832">
                <text:p>13.37832</text:p>
              </table:table-cell>
              <table:table-cell office:value-type="float" office:value="14.23607">
                <text:p>14.23607</text:p>
              </table:table-cell>
              <table:table-cell office:value-type="float" office:value="14.29488">
                <text:p>14.29488</text:p>
              </table:table-cell>
              <table:table-cell office:value-type="float" office:value="15.13884">
                <text:p>15.13884</text:p>
              </table:table-cell>
              <table:table-cell office:value-type="float" office:value="16.24752">
                <text:p>16.24752</text:p>
              </table:table-cell>
              <table:table-cell office:value-type="float" office:value="16.13558">
                <text:p>16.13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4279">
                <text:p>11.94279</text:p>
              </table:table-cell>
              <table:table-cell office:value-type="float" office:value="12.5777">
                <text:p>12.5777</text:p>
              </table:table-cell>
              <table:table-cell office:value-type="float" office:value="12.92681">
                <text:p>12.92681</text:p>
              </table:table-cell>
              <table:table-cell office:value-type="float" office:value="13.56584">
                <text:p>13.56584</text:p>
              </table:table-cell>
              <table:table-cell office:value-type="float" office:value="14.09881">
                <text:p>14.09881</text:p>
              </table:table-cell>
              <table:table-cell office:value-type="float" office:value="14.71962">
                <text:p>14.71962</text:p>
              </table:table-cell>
              <table:table-cell office:value-type="float" office:value="14.81308">
                <text:p>14.81308</text:p>
              </table:table-cell>
              <table:table-cell office:value-type="float" office:value="15.44636">
                <text:p>15.44636</text:p>
              </table:table-cell>
              <table:table-cell office:value-type="float" office:value="16.17201">
                <text:p>16.17201</text:p>
              </table:table-cell>
              <table:table-cell office:value-type="float" office:value="16.24356">
                <text:p>16.24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731">
                <text:p>12.2731</text:p>
              </table:table-cell>
              <table:table-cell office:value-type="float" office:value="12.91155">
                <text:p>12.91155</text:p>
              </table:table-cell>
              <table:table-cell office:value-type="float" office:value="13.27229">
                <text:p>13.27229</text:p>
              </table:table-cell>
              <table:table-cell office:value-type="float" office:value="13.79228">
                <text:p>13.79228</text:p>
              </table:table-cell>
              <table:table-cell office:value-type="float" office:value="14.27592">
                <text:p>14.27592</text:p>
              </table:table-cell>
              <table:table-cell office:value-type="float" office:value="14.75319">
                <text:p>14.75319</text:p>
              </table:table-cell>
              <table:table-cell office:value-type="float" office:value="15.62547">
                <text:p>15.62547</text:p>
              </table:table-cell>
              <table:table-cell office:value-type="float" office:value="15.65526">
                <text:p>15.65526</text:p>
              </table:table-cell>
              <table:table-cell office:value-type="float" office:value="16.68568">
                <text:p>16.68568</text:p>
              </table:table-cell>
              <table:table-cell office:value-type="float" office:value="17.13614">
                <text:p>17.1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5883">
                <text:p>12.55883</text:p>
              </table:table-cell>
              <table:table-cell office:value-type="float" office:value="13.07474">
                <text:p>13.07474</text:p>
              </table:table-cell>
              <table:table-cell office:value-type="float" office:value="13.6448">
                <text:p>13.6448</text:p>
              </table:table-cell>
              <table:table-cell office:value-type="float" office:value="14.27821">
                <text:p>14.27821</text:p>
              </table:table-cell>
              <table:table-cell office:value-type="float" office:value="14.39511">
                <text:p>14.39511</text:p>
              </table:table-cell>
              <table:table-cell office:value-type="float" office:value="15.14676">
                <text:p>15.14676</text:p>
              </table:table-cell>
              <table:table-cell office:value-type="float" office:value="15.14921">
                <text:p>15.14921</text:p>
              </table:table-cell>
              <table:table-cell office:value-type="float" office:value="16.02177">
                <text:p>16.02177</text:p>
              </table:table-cell>
              <table:table-cell office:value-type="float" office:value="16.4211">
                <text:p>16.4211</text:p>
              </table:table-cell>
              <table:table-cell office:value-type="float" office:value="16.92233">
                <text:p>16.92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974">
                <text:p>12.7974</text:p>
              </table:table-cell>
              <table:table-cell office:value-type="float" office:value="13.15805">
                <text:p>13.15805</text:p>
              </table:table-cell>
              <table:table-cell office:value-type="float" office:value="13.87263">
                <text:p>13.87263</text:p>
              </table:table-cell>
              <table:table-cell office:value-type="float" office:value="14.17538">
                <text:p>14.17538</text:p>
              </table:table-cell>
              <table:table-cell office:value-type="float" office:value="14.80692">
                <text:p>14.80692</text:p>
              </table:table-cell>
              <table:table-cell office:value-type="float" office:value="15.41354">
                <text:p>15.41354</text:p>
              </table:table-cell>
              <table:table-cell office:value-type="float" office:value="15.72335">
                <text:p>15.72335</text:p>
              </table:table-cell>
              <table:table-cell office:value-type="float" office:value="16.19551">
                <text:p>16.19551</text:p>
              </table:table-cell>
              <table:table-cell office:value-type="float" office:value="16.59855">
                <text:p>16.59855</text:p>
              </table:table-cell>
              <table:table-cell office:value-type="float" office:value="17.83393">
                <text:p>17.83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607">
                <text:p>13.0607</text:p>
              </table:table-cell>
              <table:table-cell office:value-type="float" office:value="13.64944">
                <text:p>13.64944</text:p>
              </table:table-cell>
              <table:table-cell office:value-type="float" office:value="14.01465">
                <text:p>14.01465</text:p>
              </table:table-cell>
              <table:table-cell office:value-type="float" office:value="14.53096">
                <text:p>14.53096</text:p>
              </table:table-cell>
              <table:table-cell office:value-type="float" office:value="15.23222">
                <text:p>15.23222</text:p>
              </table:table-cell>
              <table:table-cell office:value-type="float" office:value="15.49847">
                <text:p>15.49847</text:p>
              </table:table-cell>
              <table:table-cell office:value-type="float" office:value="15.99071">
                <text:p>15.99071</text:p>
              </table:table-cell>
              <table:table-cell office:value-type="float" office:value="16.37457">
                <text:p>16.37457</text:p>
              </table:table-cell>
              <table:table-cell office:value-type="float" office:value="16.51394">
                <text:p>16.51394</text:p>
              </table:table-cell>
              <table:table-cell office:value-type="float" office:value="17.59574">
                <text:p>17.595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27407">
                <text:p>13.27407</text:p>
              </table:table-cell>
              <table:table-cell office:value-type="float" office:value="13.81644">
                <text:p>13.81644</text:p>
              </table:table-cell>
              <table:table-cell office:value-type="float" office:value="14.27234">
                <text:p>14.27234</text:p>
              </table:table-cell>
              <table:table-cell office:value-type="float" office:value="14.84718">
                <text:p>14.84718</text:p>
              </table:table-cell>
              <table:table-cell office:value-type="float" office:value="15.11893">
                <text:p>15.11893</text:p>
              </table:table-cell>
              <table:table-cell office:value-type="float" office:value="15.76306">
                <text:p>15.76306</text:p>
              </table:table-cell>
              <table:table-cell office:value-type="float" office:value="16.43358">
                <text:p>16.43358</text:p>
              </table:table-cell>
              <table:table-cell office:value-type="float" office:value="16.7764">
                <text:p>16.7764</text:p>
              </table:table-cell>
              <table:table-cell office:value-type="float" office:value="17.49094">
                <text:p>17.49094</text:p>
              </table:table-cell>
              <table:table-cell office:value-type="float" office:value="17.91633">
                <text:p>17.91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0887">
                <text:p>13.50887</text:p>
              </table:table-cell>
              <table:table-cell office:value-type="float" office:value="13.89688">
                <text:p>13.89688</text:p>
              </table:table-cell>
              <table:table-cell office:value-type="float" office:value="14.58793">
                <text:p>14.58793</text:p>
              </table:table-cell>
              <table:table-cell office:value-type="float" office:value="15.02939">
                <text:p>15.02939</text:p>
              </table:table-cell>
              <table:table-cell office:value-type="float" office:value="15.54615">
                <text:p>15.54615</text:p>
              </table:table-cell>
              <table:table-cell office:value-type="float" office:value="15.84523">
                <text:p>15.84523</text:p>
              </table:table-cell>
              <table:table-cell office:value-type="float" office:value="16.69239">
                <text:p>16.69239</text:p>
              </table:table-cell>
              <table:table-cell office:value-type="float" office:value="17.03193">
                <text:p>17.03193</text:p>
              </table:table-cell>
              <table:table-cell office:value-type="float" office:value="17.25062">
                <text:p>17.25062</text:p>
              </table:table-cell>
              <table:table-cell office:value-type="float" office:value="17.88697">
                <text:p>17.88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73551">
                <text:p>13.73551</text:p>
              </table:table-cell>
              <table:table-cell office:value-type="float" office:value="14.16947">
                <text:p>14.16947</text:p>
              </table:table-cell>
              <table:table-cell office:value-type="float" office:value="14.75225">
                <text:p>14.75225</text:p>
              </table:table-cell>
              <table:table-cell office:value-type="float" office:value="15.41649">
                <text:p>15.41649</text:p>
              </table:table-cell>
              <table:table-cell office:value-type="float" office:value="15.53773">
                <text:p>15.53773</text:p>
              </table:table-cell>
              <table:table-cell office:value-type="float" office:value="16.48197">
                <text:p>16.48197</text:p>
              </table:table-cell>
              <table:table-cell office:value-type="float" office:value="17.12881">
                <text:p>17.12881</text:p>
              </table:table-cell>
              <table:table-cell office:value-type="float" office:value="17.25588">
                <text:p>17.25588</text:p>
              </table:table-cell>
              <table:table-cell office:value-type="float" office:value="17.45098">
                <text:p>17.45098</text:p>
              </table:table-cell>
              <table:table-cell office:value-type="float" office:value="18.25775">
                <text:p>18.25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7819">
                <text:p>13.97819</text:p>
              </table:table-cell>
              <table:table-cell office:value-type="float" office:value="14.4742">
                <text:p>14.4742</text:p>
              </table:table-cell>
              <table:table-cell office:value-type="float" office:value="14.89927">
                <text:p>14.89927</text:p>
              </table:table-cell>
              <table:table-cell office:value-type="float" office:value="15.54523">
                <text:p>15.54523</text:p>
              </table:table-cell>
              <table:table-cell office:value-type="float" office:value="15.96917">
                <text:p>15.96917</text:p>
              </table:table-cell>
              <table:table-cell office:value-type="float" office:value="16.37907">
                <text:p>16.37907</text:p>
              </table:table-cell>
              <table:table-cell office:value-type="float" office:value="16.68559">
                <text:p>16.68559</text:p>
              </table:table-cell>
              <table:table-cell office:value-type="float" office:value="17.10126">
                <text:p>17.10126</text:p>
              </table:table-cell>
              <table:table-cell office:value-type="float" office:value="17.32803">
                <text:p>17.32803</text:p>
              </table:table-cell>
              <table:table-cell office:value-type="float" office:value="18.75442">
                <text:p>18.75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4793">
                <text:p>14.14793</text:p>
              </table:table-cell>
              <table:table-cell office:value-type="float" office:value="14.59418">
                <text:p>14.59418</text:p>
              </table:table-cell>
              <table:table-cell office:value-type="float" office:value="15.17138">
                <text:p>15.17138</text:p>
              </table:table-cell>
              <table:table-cell office:value-type="float" office:value="15.66267">
                <text:p>15.66267</text:p>
              </table:table-cell>
              <table:table-cell office:value-type="float" office:value="16.03037">
                <text:p>16.03037</text:p>
              </table:table-cell>
              <table:table-cell office:value-type="float" office:value="16.55603">
                <text:p>16.55603</text:p>
              </table:table-cell>
              <table:table-cell office:value-type="float" office:value="17.05497">
                <text:p>17.05497</text:p>
              </table:table-cell>
              <table:table-cell office:value-type="float" office:value="17.51156">
                <text:p>17.51156</text:p>
              </table:table-cell>
              <table:table-cell office:value-type="float" office:value="18.26127">
                <text:p>18.26127</text:p>
              </table:table-cell>
              <table:table-cell office:value-type="float" office:value="18.60556">
                <text:p>18.60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28799">
                <text:p>14.28799</text:p>
              </table:table-cell>
              <table:table-cell office:value-type="float" office:value="14.91413">
                <text:p>14.91413</text:p>
              </table:table-cell>
              <table:table-cell office:value-type="float" office:value="15.48992">
                <text:p>15.48992</text:p>
              </table:table-cell>
              <table:table-cell office:value-type="float" office:value="15.88871">
                <text:p>15.88871</text:p>
              </table:table-cell>
              <table:table-cell office:value-type="float" office:value="16.14083">
                <text:p>16.14083</text:p>
              </table:table-cell>
              <table:table-cell office:value-type="float" office:value="16.76597">
                <text:p>16.76597</text:p>
              </table:table-cell>
              <table:table-cell office:value-type="float" office:value="17.24602">
                <text:p>17.24602</text:p>
              </table:table-cell>
              <table:table-cell office:value-type="float" office:value="17.73949">
                <text:p>17.73949</text:p>
              </table:table-cell>
              <table:table-cell office:value-type="float" office:value="18.24847">
                <text:p>18.24847</text:p>
              </table:table-cell>
              <table:table-cell office:value-type="float" office:value="18.86949">
                <text:p>18.86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033">
                <text:p>14.5033</text:p>
              </table:table-cell>
              <table:table-cell office:value-type="float" office:value="14.93733">
                <text:p>14.93733</text:p>
              </table:table-cell>
              <table:table-cell office:value-type="float" office:value="15.46033">
                <text:p>15.46033</text:p>
              </table:table-cell>
              <table:table-cell office:value-type="float" office:value="16.14315">
                <text:p>16.14315</text:p>
              </table:table-cell>
              <table:table-cell office:value-type="float" office:value="16.25526">
                <text:p>16.25526</text:p>
              </table:table-cell>
              <table:table-cell office:value-type="float" office:value="16.86915">
                <text:p>16.86915</text:p>
              </table:table-cell>
              <table:table-cell office:value-type="float" office:value="17.76846">
                <text:p>17.76846</text:p>
              </table:table-cell>
              <table:table-cell office:value-type="float" office:value="18.46614">
                <text:p>18.46614</text:p>
              </table:table-cell>
              <table:table-cell office:value-type="float" office:value="18.54848">
                <text:p>18.54848</text:p>
              </table:table-cell>
              <table:table-cell office:value-type="float" office:value="18.38134">
                <text:p>18.38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67542">
                <text:p>14.67542</text:p>
              </table:table-cell>
              <table:table-cell office:value-type="float" office:value="15.15126">
                <text:p>15.15126</text:p>
              </table:table-cell>
              <table:table-cell office:value-type="float" office:value="15.69922">
                <text:p>15.69922</text:p>
              </table:table-cell>
              <table:table-cell office:value-type="float" office:value="16.08946">
                <text:p>16.08946</text:p>
              </table:table-cell>
              <table:table-cell office:value-type="float" office:value="16.5942">
                <text:p>16.5942</text:p>
              </table:table-cell>
              <table:table-cell office:value-type="float" office:value="16.98525">
                <text:p>16.98525</text:p>
              </table:table-cell>
              <table:table-cell office:value-type="float" office:value="17.31617">
                <text:p>17.31617</text:p>
              </table:table-cell>
              <table:table-cell office:value-type="float" office:value="18.05016">
                <text:p>18.05016</text:p>
              </table:table-cell>
              <table:table-cell office:value-type="float" office:value="18.57494">
                <text:p>18.57494</text:p>
              </table:table-cell>
              <table:table-cell office:value-type="float" office:value="18.88544">
                <text:p>18.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849">
                <text:p>14.7849</text:p>
              </table:table-cell>
              <table:table-cell office:value-type="float" office:value="15.28396">
                <text:p>15.28396</text:p>
              </table:table-cell>
              <table:table-cell office:value-type="float" office:value="15.81285">
                <text:p>15.81285</text:p>
              </table:table-cell>
              <table:table-cell office:value-type="float" office:value="16.33023">
                <text:p>16.33023</text:p>
              </table:table-cell>
              <table:table-cell office:value-type="float" office:value="16.88781">
                <text:p>16.88781</text:p>
              </table:table-cell>
              <table:table-cell office:value-type="float" office:value="17.24366">
                <text:p>17.24366</text:p>
              </table:table-cell>
              <table:table-cell office:value-type="float" office:value="17.80857">
                <text:p>17.80857</text:p>
              </table:table-cell>
              <table:table-cell office:value-type="float" office:value="17.54154">
                <text:p>17.54154</text:p>
              </table:table-cell>
              <table:table-cell office:value-type="float" office:value="18.78047">
                <text:p>18.78047</text:p>
              </table:table-cell>
              <table:table-cell office:value-type="float" office:value="19.27421">
                <text:p>19.27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98505">
                <text:p>14.98505</text:p>
              </table:table-cell>
              <table:table-cell office:value-type="float" office:value="15.44666">
                <text:p>15.44666</text:p>
              </table:table-cell>
              <table:table-cell office:value-type="float" office:value="15.93215">
                <text:p>15.93215</text:p>
              </table:table-cell>
              <table:table-cell office:value-type="float" office:value="16.27671">
                <text:p>16.27671</text:p>
              </table:table-cell>
              <table:table-cell office:value-type="float" office:value="17.03052">
                <text:p>17.03052</text:p>
              </table:table-cell>
              <table:table-cell office:value-type="float" office:value="17.45222">
                <text:p>17.45222</text:p>
              </table:table-cell>
              <table:table-cell office:value-type="float" office:value="18.03121">
                <text:p>18.03121</text:p>
              </table:table-cell>
              <table:table-cell office:value-type="float" office:value="18.54996">
                <text:p>18.54996</text:p>
              </table:table-cell>
              <table:table-cell office:value-type="float" office:value="19.0674">
                <text:p>19.0674</text:p>
              </table:table-cell>
              <table:table-cell office:value-type="float" office:value="19.62445">
                <text:p>19.6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3413">
                <text:p>15.13413</text:p>
              </table:table-cell>
              <table:table-cell office:value-type="float" office:value="15.71448">
                <text:p>15.71448</text:p>
              </table:table-cell>
              <table:table-cell office:value-type="float" office:value="16.05894">
                <text:p>16.05894</text:p>
              </table:table-cell>
              <table:table-cell office:value-type="float" office:value="16.78762">
                <text:p>16.78762</text:p>
              </table:table-cell>
              <table:table-cell office:value-type="float" office:value="17.26">
                <text:p>17.26</text:p>
              </table:table-cell>
              <table:table-cell office:value-type="float" office:value="17.7143">
                <text:p>17.7143</text:p>
              </table:table-cell>
              <table:table-cell office:value-type="float" office:value="18.20907">
                <text:p>18.20907</text:p>
              </table:table-cell>
              <table:table-cell office:value-type="float" office:value="18.60318">
                <text:p>18.60318</text:p>
              </table:table-cell>
              <table:table-cell office:value-type="float" office:value="19.01016">
                <text:p>19.01016</text:p>
              </table:table-cell>
              <table:table-cell office:value-type="float" office:value="19.70316">
                <text:p>19.70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6743">
                <text:p>15.26743</text:p>
              </table:table-cell>
              <table:table-cell office:value-type="float" office:value="15.83633">
                <text:p>15.83633</text:p>
              </table:table-cell>
              <table:table-cell office:value-type="float" office:value="16.34121">
                <text:p>16.34121</text:p>
              </table:table-cell>
              <table:table-cell office:value-type="float" office:value="16.67001">
                <text:p>16.67001</text:p>
              </table:table-cell>
              <table:table-cell office:value-type="float" office:value="17.39591">
                <text:p>17.39591</text:p>
              </table:table-cell>
              <table:table-cell office:value-type="float" office:value="17.96002">
                <text:p>17.96002</text:p>
              </table:table-cell>
              <table:table-cell office:value-type="float" office:value="18.32719">
                <text:p>18.32719</text:p>
              </table:table-cell>
              <table:table-cell office:value-type="float" office:value="18.86597">
                <text:p>18.86597</text:p>
              </table:table-cell>
              <table:table-cell office:value-type="float" office:value="19.46394">
                <text:p>19.46394</text:p>
              </table:table-cell>
              <table:table-cell office:value-type="float" office:value="19.60935">
                <text:p>19.60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9649">
                <text:p>15.39649</text:p>
              </table:table-cell>
              <table:table-cell office:value-type="float" office:value="15.82573">
                <text:p>15.82573</text:p>
              </table:table-cell>
              <table:table-cell office:value-type="float" office:value="16.43245">
                <text:p>16.43245</text:p>
              </table:table-cell>
              <table:table-cell office:value-type="float" office:value="16.93778">
                <text:p>16.93778</text:p>
              </table:table-cell>
              <table:table-cell office:value-type="float" office:value="17.4525">
                <text:p>17.4525</text:p>
              </table:table-cell>
              <table:table-cell office:value-type="float" office:value="17.78198">
                <text:p>17.78198</text:p>
              </table:table-cell>
              <table:table-cell office:value-type="float" office:value="18.32256">
                <text:p>18.32256</text:p>
              </table:table-cell>
              <table:table-cell office:value-type="float" office:value="18.53559">
                <text:p>18.53559</text:p>
              </table:table-cell>
              <table:table-cell office:value-type="float" office:value="19.33504">
                <text:p>19.33504</text:p>
              </table:table-cell>
              <table:table-cell office:value-type="float" office:value="19.72492">
                <text:p>19.72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3938">
                <text:p>15.53938</text:p>
              </table:table-cell>
              <table:table-cell office:value-type="float" office:value="16.08881">
                <text:p>16.08881</text:p>
              </table:table-cell>
              <table:table-cell office:value-type="float" office:value="16.49048">
                <text:p>16.49048</text:p>
              </table:table-cell>
              <table:table-cell office:value-type="float" office:value="17.21077">
                <text:p>17.21077</text:p>
              </table:table-cell>
              <table:table-cell office:value-type="float" office:value="17.67334">
                <text:p>17.67334</text:p>
              </table:table-cell>
              <table:table-cell office:value-type="float" office:value="17.85684">
                <text:p>17.85684</text:p>
              </table:table-cell>
              <table:table-cell office:value-type="float" office:value="18.37998">
                <text:p>18.37998</text:p>
              </table:table-cell>
              <table:table-cell office:value-type="float" office:value="19.20505">
                <text:p>19.20505</text:p>
              </table:table-cell>
              <table:table-cell office:value-type="float" office:value="19.62095">
                <text:p>19.62095</text:p>
              </table:table-cell>
              <table:table-cell office:value-type="float" office:value="20.36677">
                <text:p>20.36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68438">
                <text:p>15.68438</text:p>
              </table:table-cell>
              <table:table-cell office:value-type="float" office:value="16.07153">
                <text:p>16.07153</text:p>
              </table:table-cell>
              <table:table-cell office:value-type="float" office:value="16.75615">
                <text:p>16.75615</text:p>
              </table:table-cell>
              <table:table-cell office:value-type="float" office:value="17.21046">
                <text:p>17.21046</text:p>
              </table:table-cell>
              <table:table-cell office:value-type="float" office:value="17.62745">
                <text:p>17.62745</text:p>
              </table:table-cell>
              <table:table-cell office:value-type="float" office:value="18.07341">
                <text:p>18.07341</text:p>
              </table:table-cell>
              <table:table-cell office:value-type="float" office:value="18.32129">
                <text:p>18.32129</text:p>
              </table:table-cell>
              <table:table-cell office:value-type="float" office:value="19.1508">
                <text:p>19.1508</text:p>
              </table:table-cell>
              <table:table-cell office:value-type="float" office:value="19.81136">
                <text:p>19.81136</text:p>
              </table:table-cell>
              <table:table-cell office:value-type="float" office:value="20.56404">
                <text:p>20.56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80869">
                <text:p>15.80869</text:p>
              </table:table-cell>
              <table:table-cell office:value-type="float" office:value="16.35736">
                <text:p>16.35736</text:p>
              </table:table-cell>
              <table:table-cell office:value-type="float" office:value="16.75999">
                <text:p>16.75999</text:p>
              </table:table-cell>
              <table:table-cell office:value-type="float" office:value="17.32552">
                <text:p>17.32552</text:p>
              </table:table-cell>
              <table:table-cell office:value-type="float" office:value="17.90332">
                <text:p>17.90332</text:p>
              </table:table-cell>
              <table:table-cell office:value-type="float" office:value="18.19435">
                <text:p>18.19435</text:p>
              </table:table-cell>
              <table:table-cell office:value-type="float" office:value="18.92384">
                <text:p>18.92384</text:p>
              </table:table-cell>
              <table:table-cell office:value-type="float" office:value="19.53659">
                <text:p>19.53659</text:p>
              </table:table-cell>
              <table:table-cell office:value-type="float" office:value="19.81607">
                <text:p>19.81607</text:p>
              </table:table-cell>
              <table:table-cell office:value-type="float" office:value="20.72833">
                <text:p>20.72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93439">
                <text:p>15.93439</text:p>
              </table:table-cell>
              <table:table-cell office:value-type="float" office:value="16.3378">
                <text:p>16.3378</text:p>
              </table:table-cell>
              <table:table-cell office:value-type="float" office:value="17.00742">
                <text:p>17.00742</text:p>
              </table:table-cell>
              <table:table-cell office:value-type="float" office:value="17.36334">
                <text:p>17.36334</text:p>
              </table:table-cell>
              <table:table-cell office:value-type="float" office:value="17.99026">
                <text:p>17.99026</text:p>
              </table:table-cell>
              <table:table-cell office:value-type="float" office:value="18.09236">
                <text:p>18.09236</text:p>
              </table:table-cell>
              <table:table-cell office:value-type="float" office:value="19.04806">
                <text:p>19.04806</text:p>
              </table:table-cell>
              <table:table-cell office:value-type="float" office:value="19.61082">
                <text:p>19.61082</text:p>
              </table:table-cell>
              <table:table-cell office:value-type="float" office:value="19.89195">
                <text:p>19.89195</text:p>
              </table:table-cell>
              <table:table-cell office:value-type="float" office:value="20.24175">
                <text:p>20.24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03598">
                <text:p>16.03598</text:p>
              </table:table-cell>
              <table:table-cell office:value-type="float" office:value="16.45196">
                <text:p>16.45196</text:p>
              </table:table-cell>
              <table:table-cell office:value-type="float" office:value="16.99843">
                <text:p>16.99843</text:p>
              </table:table-cell>
              <table:table-cell office:value-type="float" office:value="17.43148">
                <text:p>17.43148</text:p>
              </table:table-cell>
              <table:table-cell office:value-type="float" office:value="17.94648">
                <text:p>17.94648</text:p>
              </table:table-cell>
              <table:table-cell office:value-type="float" office:value="18.66343">
                <text:p>18.66343</text:p>
              </table:table-cell>
              <table:table-cell office:value-type="float" office:value="19.19807">
                <text:p>19.19807</text:p>
              </table:table-cell>
              <table:table-cell office:value-type="float" office:value="19.62989">
                <text:p>19.62989</text:p>
              </table:table-cell>
              <table:table-cell office:value-type="float" office:value="19.78803">
                <text:p>19.78803</text:p>
              </table:table-cell>
              <table:table-cell office:value-type="float" office:value="20.4563">
                <text:p>20.4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6681">
                <text:p>16.16681</text:p>
              </table:table-cell>
              <table:table-cell office:value-type="float" office:value="16.72782">
                <text:p>16.72782</text:p>
              </table:table-cell>
              <table:table-cell office:value-type="float" office:value="17.15743">
                <text:p>17.15743</text:p>
              </table:table-cell>
              <table:table-cell office:value-type="float" office:value="17.64517">
                <text:p>17.64517</text:p>
              </table:table-cell>
              <table:table-cell office:value-type="float" office:value="18.16885">
                <text:p>18.16885</text:p>
              </table:table-cell>
              <table:table-cell office:value-type="float" office:value="18.68873">
                <text:p>18.68873</text:p>
              </table:table-cell>
              <table:table-cell office:value-type="float" office:value="18.92079">
                <text:p>18.92079</text:p>
              </table:table-cell>
              <table:table-cell office:value-type="float" office:value="19.66527">
                <text:p>19.66527</text:p>
              </table:table-cell>
              <table:table-cell office:value-type="float" office:value="20.42652">
                <text:p>20.42652</text:p>
              </table:table-cell>
              <table:table-cell office:value-type="float" office:value="20.98021">
                <text:p>20.98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1625">
                <text:p>16.31625</text:p>
              </table:table-cell>
              <table:table-cell office:value-type="float" office:value="16.75658">
                <text:p>16.75658</text:p>
              </table:table-cell>
              <table:table-cell office:value-type="float" office:value="17.14204">
                <text:p>17.14204</text:p>
              </table:table-cell>
              <table:table-cell office:value-type="float" office:value="17.8351">
                <text:p>17.8351</text:p>
              </table:table-cell>
              <table:table-cell office:value-type="float" office:value="18.35147">
                <text:p>18.35147</text:p>
              </table:table-cell>
              <table:table-cell office:value-type="float" office:value="18.69297">
                <text:p>18.69297</text:p>
              </table:table-cell>
              <table:table-cell office:value-type="float" office:value="19.42041">
                <text:p>19.42041</text:p>
              </table:table-cell>
              <table:table-cell office:value-type="float" office:value="20.12754">
                <text:p>20.12754</text:p>
              </table:table-cell>
              <table:table-cell office:value-type="float" office:value="20.31717">
                <text:p>20.31717</text:p>
              </table:table-cell>
              <table:table-cell office:value-type="float" office:value="21.12059">
                <text:p>21.12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2499">
                <text:p>16.42499</text:p>
              </table:table-cell>
              <table:table-cell office:value-type="float" office:value="16.95281">
                <text:p>16.95281</text:p>
              </table:table-cell>
              <table:table-cell office:value-type="float" office:value="17.35675">
                <text:p>17.35675</text:p>
              </table:table-cell>
              <table:table-cell office:value-type="float" office:value="18.03228">
                <text:p>18.03228</text:p>
              </table:table-cell>
              <table:table-cell office:value-type="float" office:value="18.49851">
                <text:p>18.49851</text:p>
              </table:table-cell>
              <table:table-cell office:value-type="float" office:value="19.03125">
                <text:p>19.03125</text:p>
              </table:table-cell>
              <table:table-cell office:value-type="float" office:value="19.35439">
                <text:p>19.35439</text:p>
              </table:table-cell>
              <table:table-cell office:value-type="float" office:value="20.00574">
                <text:p>20.00574</text:p>
              </table:table-cell>
              <table:table-cell office:value-type="float" office:value="20.01338">
                <text:p>20.01338</text:p>
              </table:table-cell>
              <table:table-cell office:value-type="float" office:value="20.85872">
                <text:p>20.85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2293">
                <text:p>16.62293</text:p>
              </table:table-cell>
              <table:table-cell office:value-type="float" office:value="17.13698">
                <text:p>17.13698</text:p>
              </table:table-cell>
              <table:table-cell office:value-type="float" office:value="17.43779">
                <text:p>17.43779</text:p>
              </table:table-cell>
              <table:table-cell office:value-type="float" office:value="18.23409">
                <text:p>18.23409</text:p>
              </table:table-cell>
              <table:table-cell office:value-type="float" office:value="18.49132">
                <text:p>18.49132</text:p>
              </table:table-cell>
              <table:table-cell office:value-type="float" office:value="19.12793">
                <text:p>19.12793</text:p>
              </table:table-cell>
              <table:table-cell office:value-type="float" office:value="19.40578">
                <text:p>19.40578</text:p>
              </table:table-cell>
              <table:table-cell office:value-type="float" office:value="19.87591">
                <text:p>19.87591</text:p>
              </table:table-cell>
              <table:table-cell office:value-type="float" office:value="21.25066">
                <text:p>21.25066</text:p>
              </table:table-cell>
              <table:table-cell office:value-type="float" office:value="21.0533">
                <text:p>21.05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65218">
                <text:p>16.65218</text:p>
              </table:table-cell>
              <table:table-cell office:value-type="float" office:value="17.06324">
                <text:p>17.06324</text:p>
              </table:table-cell>
              <table:table-cell office:value-type="float" office:value="17.77059">
                <text:p>17.77059</text:p>
              </table:table-cell>
              <table:table-cell office:value-type="float" office:value="18.16893">
                <text:p>18.16893</text:p>
              </table:table-cell>
              <table:table-cell office:value-type="float" office:value="18.50064">
                <text:p>18.50064</text:p>
              </table:table-cell>
              <table:table-cell office:value-type="float" office:value="19.10976">
                <text:p>19.10976</text:p>
              </table:table-cell>
              <table:table-cell office:value-type="float" office:value="19.71357">
                <text:p>19.71357</text:p>
              </table:table-cell>
              <table:table-cell office:value-type="float" office:value="20.0378">
                <text:p>20.0378</text:p>
              </table:table-cell>
              <table:table-cell office:value-type="float" office:value="20.80161">
                <text:p>20.80161</text:p>
              </table:table-cell>
              <table:table-cell office:value-type="float" office:value="21.29843">
                <text:p>21.2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8703">
                <text:p>16.68703</text:p>
              </table:table-cell>
              <table:table-cell office:value-type="float" office:value="17.22428">
                <text:p>17.22428</text:p>
              </table:table-cell>
              <table:table-cell office:value-type="float" office:value="17.79878">
                <text:p>17.79878</text:p>
              </table:table-cell>
              <table:table-cell office:value-type="float" office:value="18.31376">
                <text:p>18.31376</text:p>
              </table:table-cell>
              <table:table-cell office:value-type="float" office:value="18.83173">
                <text:p>18.83173</text:p>
              </table:table-cell>
              <table:table-cell office:value-type="float" office:value="19.2224">
                <text:p>19.2224</text:p>
              </table:table-cell>
              <table:table-cell office:value-type="float" office:value="19.509">
                <text:p>19.509</text:p>
              </table:table-cell>
              <table:table-cell office:value-type="float" office:value="20.17412">
                <text:p>20.17412</text:p>
              </table:table-cell>
              <table:table-cell office:value-type="float" office:value="20.85622">
                <text:p>20.85622</text:p>
              </table:table-cell>
              <table:table-cell office:value-type="float" office:value="21.10774">
                <text:p>21.10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365">
                <text:p>16.82365</text:p>
              </table:table-cell>
              <table:table-cell office:value-type="float" office:value="17.3361">
                <text:p>17.3361</text:p>
              </table:table-cell>
              <table:table-cell office:value-type="float" office:value="17.87636">
                <text:p>17.87636</text:p>
              </table:table-cell>
              <table:table-cell office:value-type="float" office:value="18.04222">
                <text:p>18.04222</text:p>
              </table:table-cell>
              <table:table-cell office:value-type="float" office:value="18.7938">
                <text:p>18.7938</text:p>
              </table:table-cell>
              <table:table-cell office:value-type="float" office:value="19.41305">
                <text:p>19.41305</text:p>
              </table:table-cell>
              <table:table-cell office:value-type="float" office:value="19.84004">
                <text:p>19.84004</text:p>
              </table:table-cell>
              <table:table-cell office:value-type="float" office:value="20.01219">
                <text:p>20.01219</text:p>
              </table:table-cell>
              <table:table-cell office:value-type="float" office:value="20.50236">
                <text:p>20.50236</text:p>
              </table:table-cell>
              <table:table-cell office:value-type="float" office:value="20.95213">
                <text:p>20.95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98399">
                <text:p>16.98399</text:p>
              </table:table-cell>
              <table:table-cell office:value-type="float" office:value="17.37981">
                <text:p>17.37981</text:p>
              </table:table-cell>
              <table:table-cell office:value-type="float" office:value="17.97978">
                <text:p>17.97978</text:p>
              </table:table-cell>
              <table:table-cell office:value-type="float" office:value="18.32814">
                <text:p>18.32814</text:p>
              </table:table-cell>
              <table:table-cell office:value-type="float" office:value="18.84438">
                <text:p>18.84438</text:p>
              </table:table-cell>
              <table:table-cell office:value-type="float" office:value="19.40369">
                <text:p>19.40369</text:p>
              </table:table-cell>
              <table:table-cell office:value-type="float" office:value="19.91999">
                <text:p>19.91999</text:p>
              </table:table-cell>
              <table:table-cell office:value-type="float" office:value="20.12271">
                <text:p>20.12271</text:p>
              </table:table-cell>
              <table:table-cell office:value-type="float" office:value="21.02837">
                <text:p>21.02837</text:p>
              </table:table-cell>
              <table:table-cell office:value-type="float" office:value="21.4482">
                <text:p>21.4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07153">
                <text:p>17.07153</text:p>
              </table:table-cell>
              <table:table-cell office:value-type="float" office:value="17.51351">
                <text:p>17.51351</text:p>
              </table:table-cell>
              <table:table-cell office:value-type="float" office:value="18.18672">
                <text:p>18.18672</text:p>
              </table:table-cell>
              <table:table-cell office:value-type="float" office:value="18.34213">
                <text:p>18.34213</text:p>
              </table:table-cell>
              <table:table-cell office:value-type="float" office:value="19.12525">
                <text:p>19.12525</text:p>
              </table:table-cell>
              <table:table-cell office:value-type="float" office:value="19.56823">
                <text:p>19.56823</text:p>
              </table:table-cell>
              <table:table-cell office:value-type="float" office:value="19.98796">
                <text:p>19.98796</text:p>
              </table:table-cell>
              <table:table-cell office:value-type="float" office:value="20.45629">
                <text:p>20.45629</text:p>
              </table:table-cell>
              <table:table-cell office:value-type="float" office:value="21.18846">
                <text:p>21.18846</text:p>
              </table:table-cell>
              <table:table-cell office:value-type="float" office:value="20.77575">
                <text:p>20.77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12107">
                <text:p>17.12107</text:p>
              </table:table-cell>
              <table:table-cell office:value-type="float" office:value="17.60633">
                <text:p>17.60633</text:p>
              </table:table-cell>
              <table:table-cell office:value-type="float" office:value="18.07104">
                <text:p>18.07104</text:p>
              </table:table-cell>
              <table:table-cell office:value-type="float" office:value="18.63663">
                <text:p>18.63663</text:p>
              </table:table-cell>
              <table:table-cell office:value-type="float" office:value="19.07874">
                <text:p>19.07874</text:p>
              </table:table-cell>
              <table:table-cell office:value-type="float" office:value="19.56342">
                <text:p>19.56342</text:p>
              </table:table-cell>
              <table:table-cell office:value-type="float" office:value="20.43022">
                <text:p>20.43022</text:p>
              </table:table-cell>
              <table:table-cell office:value-type="float" office:value="20.37319">
                <text:p>20.37319</text:p>
              </table:table-cell>
              <table:table-cell office:value-type="float" office:value="21.18101">
                <text:p>21.18101</text:p>
              </table:table-cell>
              <table:table-cell office:value-type="float" office:value="21.79719">
                <text:p>21.79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8027">
                <text:p>17.18027</text:p>
              </table:table-cell>
              <table:table-cell office:value-type="float" office:value="17.668">
                <text:p>17.668</text:p>
              </table:table-cell>
              <table:table-cell office:value-type="float" office:value="18.30102">
                <text:p>18.30102</text:p>
              </table:table-cell>
              <table:table-cell office:value-type="float" office:value="18.73734">
                <text:p>18.73734</text:p>
              </table:table-cell>
              <table:table-cell office:value-type="float" office:value="19.36122">
                <text:p>19.36122</text:p>
              </table:table-cell>
              <table:table-cell office:value-type="float" office:value="19.58746">
                <text:p>19.58746</text:p>
              </table:table-cell>
              <table:table-cell office:value-type="float" office:value="20.53088">
                <text:p>20.53088</text:p>
              </table:table-cell>
              <table:table-cell office:value-type="float" office:value="20.40716">
                <text:p>20.40716</text:p>
              </table:table-cell>
              <table:table-cell office:value-type="float" office:value="21.11103">
                <text:p>21.11103</text:p>
              </table:table-cell>
              <table:table-cell office:value-type="float" office:value="21.458">
                <text:p>21.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6772">
                <text:p>17.36772</text:p>
              </table:table-cell>
              <table:table-cell office:value-type="float" office:value="17.87112">
                <text:p>17.87112</text:p>
              </table:table-cell>
              <table:table-cell office:value-type="float" office:value="18.35808">
                <text:p>18.35808</text:p>
              </table:table-cell>
              <table:table-cell office:value-type="float" office:value="18.92668">
                <text:p>18.92668</text:p>
              </table:table-cell>
              <table:table-cell office:value-type="float" office:value="19.25549">
                <text:p>19.25549</text:p>
              </table:table-cell>
              <table:table-cell office:value-type="float" office:value="19.85144">
                <text:p>19.85144</text:p>
              </table:table-cell>
              <table:table-cell office:value-type="float" office:value="20.33872">
                <text:p>20.33872</text:p>
              </table:table-cell>
              <table:table-cell office:value-type="float" office:value="20.73991">
                <text:p>20.73991</text:p>
              </table:table-cell>
              <table:table-cell office:value-type="float" office:value="21.10032">
                <text:p>21.10032</text:p>
              </table:table-cell>
              <table:table-cell office:value-type="float" office:value="22.06676">
                <text:p>22.06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002">
                <text:p>17.4002</text:p>
              </table:table-cell>
              <table:table-cell office:value-type="float" office:value="17.8097">
                <text:p>17.8097</text:p>
              </table:table-cell>
              <table:table-cell office:value-type="float" office:value="18.50813">
                <text:p>18.50813</text:p>
              </table:table-cell>
              <table:table-cell office:value-type="float" office:value="18.85752">
                <text:p>18.85752</text:p>
              </table:table-cell>
              <table:table-cell office:value-type="float" office:value="19.37435">
                <text:p>19.37435</text:p>
              </table:table-cell>
              <table:table-cell office:value-type="float" office:value="19.86811">
                <text:p>19.86811</text:p>
              </table:table-cell>
              <table:table-cell office:value-type="float" office:value="20.5142">
                <text:p>20.5142</text:p>
              </table:table-cell>
              <table:table-cell office:value-type="float" office:value="20.58742">
                <text:p>20.58742</text:p>
              </table:table-cell>
              <table:table-cell office:value-type="float" office:value="22.00209">
                <text:p>22.00209</text:p>
              </table:table-cell>
              <table:table-cell office:value-type="float" office:value="21.78489">
                <text:p>21.78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9173">
                <text:p>17.49173</text:p>
              </table:table-cell>
              <table:table-cell office:value-type="float" office:value="17.96617">
                <text:p>17.96617</text:p>
              </table:table-cell>
              <table:table-cell office:value-type="float" office:value="18.46576">
                <text:p>18.46576</text:p>
              </table:table-cell>
              <table:table-cell office:value-type="float" office:value="18.81323">
                <text:p>18.81323</text:p>
              </table:table-cell>
              <table:table-cell office:value-type="float" office:value="19.59493">
                <text:p>19.59493</text:p>
              </table:table-cell>
              <table:table-cell office:value-type="float" office:value="19.72864">
                <text:p>19.72864</text:p>
              </table:table-cell>
              <table:table-cell office:value-type="float" office:value="20.33666">
                <text:p>20.33666</text:p>
              </table:table-cell>
              <table:table-cell office:value-type="float" office:value="20.8153">
                <text:p>20.8153</text:p>
              </table:table-cell>
              <table:table-cell office:value-type="float" office:value="21.35186">
                <text:p>21.35186</text:p>
              </table:table-cell>
              <table:table-cell office:value-type="float" office:value="22.10024">
                <text:p>22.10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769">
                <text:p>17.5769</text:p>
              </table:table-cell>
              <table:table-cell office:value-type="float" office:value="18.11081">
                <text:p>18.11081</text:p>
              </table:table-cell>
              <table:table-cell office:value-type="float" office:value="18.72353">
                <text:p>18.72353</text:p>
              </table:table-cell>
              <table:table-cell office:value-type="float" office:value="19.13254">
                <text:p>19.13254</text:p>
              </table:table-cell>
              <table:table-cell office:value-type="float" office:value="19.41641">
                <text:p>19.41641</text:p>
              </table:table-cell>
              <table:table-cell office:value-type="float" office:value="20.23219">
                <text:p>20.23219</text:p>
              </table:table-cell>
              <table:table-cell office:value-type="float" office:value="20.84627">
                <text:p>20.84627</text:p>
              </table:table-cell>
              <table:table-cell office:value-type="float" office:value="21.18519">
                <text:p>21.18519</text:p>
              </table:table-cell>
              <table:table-cell office:value-type="float" office:value="21.96213">
                <text:p>21.96213</text:p>
              </table:table-cell>
              <table:table-cell office:value-type="float" office:value="22.11548">
                <text:p>22.11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64378">
                <text:p>17.64378</text:p>
              </table:table-cell>
              <table:table-cell office:value-type="float" office:value="18.05075">
                <text:p>18.05075</text:p>
              </table:table-cell>
              <table:table-cell office:value-type="float" office:value="18.76426">
                <text:p>18.76426</text:p>
              </table:table-cell>
              <table:table-cell office:value-type="float" office:value="19.1455">
                <text:p>19.1455</text:p>
              </table:table-cell>
              <table:table-cell office:value-type="float" office:value="19.64366">
                <text:p>19.64366</text:p>
              </table:table-cell>
              <table:table-cell office:value-type="float" office:value="20.15454">
                <text:p>20.15454</text:p>
              </table:table-cell>
              <table:table-cell office:value-type="float" office:value="20.50862">
                <text:p>20.50862</text:p>
              </table:table-cell>
              <table:table-cell office:value-type="float" office:value="21.0498">
                <text:p>21.0498</text:p>
              </table:table-cell>
              <table:table-cell office:value-type="float" office:value="21.98577">
                <text:p>21.98577</text:p>
              </table:table-cell>
              <table:table-cell office:value-type="float" office:value="22.35124">
                <text:p>22.35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74406">
                <text:p>17.74406</text:p>
              </table:table-cell>
              <table:table-cell office:value-type="float" office:value="18.22268">
                <text:p>18.22268</text:p>
              </table:table-cell>
              <table:table-cell office:value-type="float" office:value="18.77383">
                <text:p>18.77383</text:p>
              </table:table-cell>
              <table:table-cell office:value-type="float" office:value="19.27948">
                <text:p>19.27948</text:p>
              </table:table-cell>
              <table:table-cell office:value-type="float" office:value="19.71473">
                <text:p>19.71473</text:p>
              </table:table-cell>
              <table:table-cell office:value-type="float" office:value="20.21103">
                <text:p>20.21103</text:p>
              </table:table-cell>
              <table:table-cell office:value-type="float" office:value="20.77217">
                <text:p>20.77217</text:p>
              </table:table-cell>
              <table:table-cell office:value-type="float" office:value="21.09939">
                <text:p>21.09939</text:p>
              </table:table-cell>
              <table:table-cell office:value-type="float" office:value="22.2614">
                <text:p>22.2614</text:p>
              </table:table-cell>
              <table:table-cell office:value-type="float" office:value="22.04568">
                <text:p>22.04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83304">
                <text:p>17.83304</text:p>
              </table:table-cell>
              <table:table-cell office:value-type="float" office:value="18.38175">
                <text:p>18.38175</text:p>
              </table:table-cell>
              <table:table-cell office:value-type="float" office:value="18.79522">
                <text:p>18.79522</text:p>
              </table:table-cell>
              <table:table-cell office:value-type="float" office:value="19.35175">
                <text:p>19.35175</text:p>
              </table:table-cell>
              <table:table-cell office:value-type="float" office:value="20.06276">
                <text:p>20.06276</text:p>
              </table:table-cell>
              <table:table-cell office:value-type="float" office:value="20.58553">
                <text:p>20.58553</text:p>
              </table:table-cell>
              <table:table-cell office:value-type="float" office:value="21.32956">
                <text:p>21.32956</text:p>
              </table:table-cell>
              <table:table-cell office:value-type="float" office:value="21.03782">
                <text:p>21.03782</text:p>
              </table:table-cell>
              <table:table-cell office:value-type="float" office:value="21.81392">
                <text:p>21.81392</text:p>
              </table:table-cell>
              <table:table-cell office:value-type="float" office:value="22.32631">
                <text:p>22.32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4751">
                <text:p>17.84751</text:p>
              </table:table-cell>
              <table:table-cell office:value-type="float" office:value="18.40071">
                <text:p>18.40071</text:p>
              </table:table-cell>
              <table:table-cell office:value-type="float" office:value="19.03145">
                <text:p>19.03145</text:p>
              </table:table-cell>
              <table:table-cell office:value-type="float" office:value="19.38784">
                <text:p>19.38784</text:p>
              </table:table-cell>
              <table:table-cell office:value-type="float" office:value="19.93049">
                <text:p>19.93049</text:p>
              </table:table-cell>
              <table:table-cell office:value-type="float" office:value="20.26116">
                <text:p>20.26116</text:p>
              </table:table-cell>
              <table:table-cell office:value-type="float" office:value="20.84342">
                <text:p>20.84342</text:p>
              </table:table-cell>
              <table:table-cell office:value-type="float" office:value="21.27161">
                <text:p>21.27161</text:p>
              </table:table-cell>
              <table:table-cell office:value-type="float" office:value="22.11401">
                <text:p>22.11401</text:p>
              </table:table-cell>
              <table:table-cell office:value-type="float" office:value="22.13641">
                <text:p>22.13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99648">
                <text:p>17.99648</text:p>
              </table:table-cell>
              <table:table-cell office:value-type="float" office:value="18.53709">
                <text:p>18.53709</text:p>
              </table:table-cell>
              <table:table-cell office:value-type="float" office:value="19.14584">
                <text:p>19.14584</text:p>
              </table:table-cell>
              <table:table-cell office:value-type="float" office:value="19.39264">
                <text:p>19.39264</text:p>
              </table:table-cell>
              <table:table-cell office:value-type="float" office:value="19.99084">
                <text:p>19.99084</text:p>
              </table:table-cell>
              <table:table-cell office:value-type="float" office:value="20.33989">
                <text:p>20.33989</text:p>
              </table:table-cell>
              <table:table-cell office:value-type="float" office:value="21.0258">
                <text:p>21.0258</text:p>
              </table:table-cell>
              <table:table-cell office:value-type="float" office:value="21.67083">
                <text:p>21.67083</text:p>
              </table:table-cell>
              <table:table-cell office:value-type="float" office:value="22.42312">
                <text:p>22.42312</text:p>
              </table:table-cell>
              <table:table-cell office:value-type="float" office:value="23.01777">
                <text:p>23.01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9799">
                <text:p>17.99799</text:p>
              </table:table-cell>
              <table:table-cell office:value-type="float" office:value="18.69255">
                <text:p>18.69255</text:p>
              </table:table-cell>
              <table:table-cell office:value-type="float" office:value="19.20263">
                <text:p>19.20263</text:p>
              </table:table-cell>
              <table:table-cell office:value-type="float" office:value="19.47368">
                <text:p>19.47368</text:p>
              </table:table-cell>
              <table:table-cell office:value-type="float" office:value="20.01728">
                <text:p>20.01728</text:p>
              </table:table-cell>
              <table:table-cell office:value-type="float" office:value="20.41732">
                <text:p>20.41732</text:p>
              </table:table-cell>
              <table:table-cell office:value-type="float" office:value="21.16741">
                <text:p>21.16741</text:p>
              </table:table-cell>
              <table:table-cell office:value-type="float" office:value="21.60577">
                <text:p>21.60577</text:p>
              </table:table-cell>
              <table:table-cell office:value-type="float" office:value="21.65355">
                <text:p>21.65355</text:p>
              </table:table-cell>
              <table:table-cell office:value-type="float" office:value="22.68282">
                <text:p>22.68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0453">
                <text:p>18.20453</text:p>
              </table:table-cell>
              <table:table-cell office:value-type="float" office:value="18.65743">
                <text:p>18.65743</text:p>
              </table:table-cell>
              <table:table-cell office:value-type="float" office:value="19.09897">
                <text:p>19.09897</text:p>
              </table:table-cell>
              <table:table-cell office:value-type="float" office:value="19.61383">
                <text:p>19.61383</text:p>
              </table:table-cell>
              <table:table-cell office:value-type="float" office:value="20.29512">
                <text:p>20.29512</text:p>
              </table:table-cell>
              <table:table-cell office:value-type="float" office:value="20.62523">
                <text:p>20.62523</text:p>
              </table:table-cell>
              <table:table-cell office:value-type="float" office:value="21.14878">
                <text:p>21.14878</text:p>
              </table:table-cell>
              <table:table-cell office:value-type="float" office:value="21.57893">
                <text:p>21.57893</text:p>
              </table:table-cell>
              <table:table-cell office:value-type="float" office:value="21.91801">
                <text:p>21.91801</text:p>
              </table:table-cell>
              <table:table-cell office:value-type="float" office:value="22.85354">
                <text:p>22.85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9036">
                <text:p>18.19036</text:p>
              </table:table-cell>
              <table:table-cell office:value-type="float" office:value="18.78473">
                <text:p>18.78473</text:p>
              </table:table-cell>
              <table:table-cell office:value-type="float" office:value="19.22163">
                <text:p>19.22163</text:p>
              </table:table-cell>
              <table:table-cell office:value-type="float" office:value="19.65331">
                <text:p>19.65331</text:p>
              </table:table-cell>
              <table:table-cell office:value-type="float" office:value="20.06807">
                <text:p>20.06807</text:p>
              </table:table-cell>
              <table:table-cell office:value-type="float" office:value="20.92848">
                <text:p>20.92848</text:p>
              </table:table-cell>
              <table:table-cell office:value-type="float" office:value="21.29011">
                <text:p>21.29011</text:p>
              </table:table-cell>
              <table:table-cell office:value-type="float" office:value="21.53691">
                <text:p>21.53691</text:p>
              </table:table-cell>
              <table:table-cell office:value-type="float" office:value="22.19932">
                <text:p>22.19932</text:p>
              </table:table-cell>
              <table:table-cell office:value-type="float" office:value="23.00121">
                <text:p>23.00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1581">
                <text:p>18.31581</text:p>
              </table:table-cell>
              <table:table-cell office:value-type="float" office:value="18.79164">
                <text:p>18.79164</text:p>
              </table:table-cell>
              <table:table-cell office:value-type="float" office:value="19.48716">
                <text:p>19.48716</text:p>
              </table:table-cell>
              <table:table-cell office:value-type="float" office:value="19.6684">
                <text:p>19.6684</text:p>
              </table:table-cell>
              <table:table-cell office:value-type="float" office:value="20.22391">
                <text:p>20.22391</text:p>
              </table:table-cell>
              <table:table-cell office:value-type="float" office:value="21.00461">
                <text:p>21.00461</text:p>
              </table:table-cell>
              <table:table-cell office:value-type="float" office:value="21.76005">
                <text:p>21.76005</text:p>
              </table:table-cell>
              <table:table-cell office:value-type="float" office:value="21.72219">
                <text:p>21.72219</text:p>
              </table:table-cell>
              <table:table-cell office:value-type="float" office:value="22.62773">
                <text:p>22.62773</text:p>
              </table:table-cell>
              <table:table-cell office:value-type="float" office:value="22.89012">
                <text:p>22.89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3697">
                <text:p>18.33697</text:p>
              </table:table-cell>
              <table:table-cell office:value-type="float" office:value="18.8232">
                <text:p>18.8232</text:p>
              </table:table-cell>
              <table:table-cell office:value-type="float" office:value="19.39408">
                <text:p>19.39408</text:p>
              </table:table-cell>
              <table:table-cell office:value-type="float" office:value="19.84714">
                <text:p>19.84714</text:p>
              </table:table-cell>
              <table:table-cell office:value-type="float" office:value="20.43904">
                <text:p>20.43904</text:p>
              </table:table-cell>
              <table:table-cell office:value-type="float" office:value="20.90293">
                <text:p>20.90293</text:p>
              </table:table-cell>
              <table:table-cell office:value-type="float" office:value="21.48556">
                <text:p>21.48556</text:p>
              </table:table-cell>
              <table:table-cell office:value-type="float" office:value="21.9103">
                <text:p>21.9103</text:p>
              </table:table-cell>
              <table:table-cell office:value-type="float" office:value="22.26199">
                <text:p>22.26199</text:p>
              </table:table-cell>
              <table:table-cell office:value-type="float" office:value="23.10995">
                <text:p>23.10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3349">
                <text:p>18.43349</text:p>
              </table:table-cell>
              <table:table-cell office:value-type="float" office:value="19.11117">
                <text:p>19.11117</text:p>
              </table:table-cell>
              <table:table-cell office:value-type="float" office:value="19.4786">
                <text:p>19.4786</text:p>
              </table:table-cell>
              <table:table-cell office:value-type="float" office:value="19.99978">
                <text:p>19.99978</text:p>
              </table:table-cell>
              <table:table-cell office:value-type="float" office:value="20.37378">
                <text:p>20.37378</text:p>
              </table:table-cell>
              <table:table-cell office:value-type="float" office:value="21.17705">
                <text:p>21.17705</text:p>
              </table:table-cell>
              <table:table-cell office:value-type="float" office:value="21.29624">
                <text:p>21.29624</text:p>
              </table:table-cell>
              <table:table-cell office:value-type="float" office:value="21.51279">
                <text:p>21.51279</text:p>
              </table:table-cell>
              <table:table-cell office:value-type="float" office:value="22.47029">
                <text:p>22.47029</text:p>
              </table:table-cell>
              <table:table-cell office:value-type="float" office:value="22.87576">
                <text:p>22.87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50275">
                <text:p>18.50275</text:p>
              </table:table-cell>
              <table:table-cell office:value-type="float" office:value="19.06294">
                <text:p>19.06294</text:p>
              </table:table-cell>
              <table:table-cell office:value-type="float" office:value="19.54257">
                <text:p>19.54257</text:p>
              </table:table-cell>
              <table:table-cell office:value-type="float" office:value="20.16435">
                <text:p>20.16435</text:p>
              </table:table-cell>
              <table:table-cell office:value-type="float" office:value="20.38839">
                <text:p>20.38839</text:p>
              </table:table-cell>
              <table:table-cell office:value-type="float" office:value="20.82821">
                <text:p>20.82821</text:p>
              </table:table-cell>
              <table:table-cell office:value-type="float" office:value="21.51588">
                <text:p>21.51588</text:p>
              </table:table-cell>
              <table:table-cell office:value-type="float" office:value="22.15211">
                <text:p>22.15211</text:p>
              </table:table-cell>
              <table:table-cell office:value-type="float" office:value="22.31753">
                <text:p>22.31753</text:p>
              </table:table-cell>
              <table:table-cell office:value-type="float" office:value="22.68127">
                <text:p>22.68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60602">
                <text:p>18.60602</text:p>
              </table:table-cell>
              <table:table-cell office:value-type="float" office:value="19.03877">
                <text:p>19.03877</text:p>
              </table:table-cell>
              <table:table-cell office:value-type="float" office:value="19.60303">
                <text:p>19.60303</text:p>
              </table:table-cell>
              <table:table-cell office:value-type="float" office:value="20.09577">
                <text:p>20.09577</text:p>
              </table:table-cell>
              <table:table-cell office:value-type="float" office:value="20.68465">
                <text:p>20.68465</text:p>
              </table:table-cell>
              <table:table-cell office:value-type="float" office:value="21.00848">
                <text:p>21.00848</text:p>
              </table:table-cell>
              <table:table-cell office:value-type="float" office:value="21.76249">
                <text:p>21.76249</text:p>
              </table:table-cell>
              <table:table-cell office:value-type="float" office:value="22.24956">
                <text:p>22.24956</text:p>
              </table:table-cell>
              <table:table-cell office:value-type="float" office:value="22.66839">
                <text:p>22.66839</text:p>
              </table:table-cell>
              <table:table-cell office:value-type="float" office:value="23.10992">
                <text:p>23.10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197">
                <text:p>18.6197</text:p>
              </table:table-cell>
              <table:table-cell office:value-type="float" office:value="19.14212">
                <text:p>19.14212</text:p>
              </table:table-cell>
              <table:table-cell office:value-type="float" office:value="19.57726">
                <text:p>19.57726</text:p>
              </table:table-cell>
              <table:table-cell office:value-type="float" office:value="20.19889">
                <text:p>20.19889</text:p>
              </table:table-cell>
              <table:table-cell office:value-type="float" office:value="20.71848">
                <text:p>20.71848</text:p>
              </table:table-cell>
              <table:table-cell office:value-type="float" office:value="21.15205">
                <text:p>21.15205</text:p>
              </table:table-cell>
              <table:table-cell office:value-type="float" office:value="21.4653">
                <text:p>21.4653</text:p>
              </table:table-cell>
              <table:table-cell office:value-type="float" office:value="22.07294">
                <text:p>22.07294</text:p>
              </table:table-cell>
              <table:table-cell office:value-type="float" office:value="22.57845">
                <text:p>22.57845</text:p>
              </table:table-cell>
              <table:table-cell office:value-type="float" office:value="23.24026">
                <text:p>23.24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7486">
                <text:p>18.67486</text:p>
              </table:table-cell>
              <table:table-cell office:value-type="float" office:value="19.19683">
                <text:p>19.19683</text:p>
              </table:table-cell>
              <table:table-cell office:value-type="float" office:value="19.62538">
                <text:p>19.62538</text:p>
              </table:table-cell>
              <table:table-cell office:value-type="float" office:value="20.36429">
                <text:p>20.36429</text:p>
              </table:table-cell>
              <table:table-cell office:value-type="float" office:value="20.72608">
                <text:p>20.72608</text:p>
              </table:table-cell>
              <table:table-cell office:value-type="float" office:value="21.16896">
                <text:p>21.16896</text:p>
              </table:table-cell>
              <table:table-cell office:value-type="float" office:value="21.63292">
                <text:p>21.63292</text:p>
              </table:table-cell>
              <table:table-cell office:value-type="float" office:value="22.44581">
                <text:p>22.44581</text:p>
              </table:table-cell>
              <table:table-cell office:value-type="float" office:value="22.41076">
                <text:p>22.41076</text:p>
              </table:table-cell>
              <table:table-cell office:value-type="float" office:value="23.32596">
                <text:p>23.32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70847">
                <text:p>18.70847</text:p>
              </table:table-cell>
              <table:table-cell office:value-type="float" office:value="19.27589">
                <text:p>19.27589</text:p>
              </table:table-cell>
              <table:table-cell office:value-type="float" office:value="19.83467">
                <text:p>19.83467</text:p>
              </table:table-cell>
              <table:table-cell office:value-type="float" office:value="20.10763">
                <text:p>20.10763</text:p>
              </table:table-cell>
              <table:table-cell office:value-type="float" office:value="20.85965">
                <text:p>20.85965</text:p>
              </table:table-cell>
              <table:table-cell office:value-type="float" office:value="21.40996">
                <text:p>21.40996</text:p>
              </table:table-cell>
              <table:table-cell office:value-type="float" office:value="21.76176">
                <text:p>21.76176</text:p>
              </table:table-cell>
              <table:table-cell office:value-type="float" office:value="22.04541">
                <text:p>22.04541</text:p>
              </table:table-cell>
              <table:table-cell office:value-type="float" office:value="22.65119">
                <text:p>22.65119</text:p>
              </table:table-cell>
              <table:table-cell office:value-type="float" office:value="23.48775">
                <text:p>23.48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82181">
                <text:p>18.82181</text:p>
              </table:table-cell>
              <table:table-cell office:value-type="float" office:value="19.38063">
                <text:p>19.38063</text:p>
              </table:table-cell>
              <table:table-cell office:value-type="float" office:value="19.67538">
                <text:p>19.67538</text:p>
              </table:table-cell>
              <table:table-cell office:value-type="float" office:value="20.5215">
                <text:p>20.5215</text:p>
              </table:table-cell>
              <table:table-cell office:value-type="float" office:value="20.83809">
                <text:p>20.83809</text:p>
              </table:table-cell>
              <table:table-cell office:value-type="float" office:value="21.39231">
                <text:p>21.39231</text:p>
              </table:table-cell>
              <table:table-cell office:value-type="float" office:value="21.95686">
                <text:p>21.95686</text:p>
              </table:table-cell>
              <table:table-cell office:value-type="float" office:value="22.91198">
                <text:p>22.91198</text:p>
              </table:table-cell>
              <table:table-cell office:value-type="float" office:value="22.98281">
                <text:p>22.98281</text:p>
              </table:table-cell>
              <table:table-cell office:value-type="float" office:value="23.52336">
                <text:p>23.52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9472">
                <text:p>18.89472</text:p>
              </table:table-cell>
              <table:table-cell office:value-type="float" office:value="19.42543">
                <text:p>19.42543</text:p>
              </table:table-cell>
              <table:table-cell office:value-type="float" office:value="19.82749">
                <text:p>19.82749</text:p>
              </table:table-cell>
              <table:table-cell office:value-type="float" office:value="20.50109">
                <text:p>20.50109</text:p>
              </table:table-cell>
              <table:table-cell office:value-type="float" office:value="21.1339">
                <text:p>21.1339</text:p>
              </table:table-cell>
              <table:table-cell office:value-type="float" office:value="21.38572">
                <text:p>21.38572</text:p>
              </table:table-cell>
              <table:table-cell office:value-type="float" office:value="21.66984">
                <text:p>21.66984</text:p>
              </table:table-cell>
              <table:table-cell office:value-type="float" office:value="22.57707">
                <text:p>22.57707</text:p>
              </table:table-cell>
              <table:table-cell office:value-type="float" office:value="23.05855">
                <text:p>23.05855</text:p>
              </table:table-cell>
              <table:table-cell office:value-type="float" office:value="23.12358">
                <text:p>23.12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2872">
                <text:p>18.92872</text:p>
              </table:table-cell>
              <table:table-cell office:value-type="float" office:value="19.40181">
                <text:p>19.40181</text:p>
              </table:table-cell>
              <table:table-cell office:value-type="float" office:value="19.93084">
                <text:p>19.93084</text:p>
              </table:table-cell>
              <table:table-cell office:value-type="float" office:value="20.46282">
                <text:p>20.46282</text:p>
              </table:table-cell>
              <table:table-cell office:value-type="float" office:value="21.08979">
                <text:p>21.08979</text:p>
              </table:table-cell>
              <table:table-cell office:value-type="float" office:value="21.53379">
                <text:p>21.53379</text:p>
              </table:table-cell>
              <table:table-cell office:value-type="float" office:value="21.81928">
                <text:p>21.81928</text:p>
              </table:table-cell>
              <table:table-cell office:value-type="float" office:value="22.57417">
                <text:p>22.57417</text:p>
              </table:table-cell>
              <table:table-cell office:value-type="float" office:value="22.85057">
                <text:p>22.85057</text:p>
              </table:table-cell>
              <table:table-cell office:value-type="float" office:value="24.07621">
                <text:p>24.07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5774">
                <text:p>18.95774</text:p>
              </table:table-cell>
              <table:table-cell office:value-type="float" office:value="19.39723">
                <text:p>19.39723</text:p>
              </table:table-cell>
              <table:table-cell office:value-type="float" office:value="20.0484">
                <text:p>20.0484</text:p>
              </table:table-cell>
              <table:table-cell office:value-type="float" office:value="20.61752">
                <text:p>20.61752</text:p>
              </table:table-cell>
              <table:table-cell office:value-type="float" office:value="20.88666">
                <text:p>20.88666</text:p>
              </table:table-cell>
              <table:table-cell office:value-type="float" office:value="21.29042">
                <text:p>21.29042</text:p>
              </table:table-cell>
              <table:table-cell office:value-type="float" office:value="21.97846">
                <text:p>21.97846</text:p>
              </table:table-cell>
              <table:table-cell office:value-type="float" office:value="22.69995">
                <text:p>22.69995</text:p>
              </table:table-cell>
              <table:table-cell office:value-type="float" office:value="23.20612">
                <text:p>23.20612</text:p>
              </table:table-cell>
              <table:table-cell office:value-type="float" office:value="24.0469">
                <text:p>24.0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7208">
                <text:p>19.07208</text:p>
              </table:table-cell>
              <table:table-cell office:value-type="float" office:value="19.60745">
                <text:p>19.60745</text:p>
              </table:table-cell>
              <table:table-cell office:value-type="float" office:value="20.03277">
                <text:p>20.03277</text:p>
              </table:table-cell>
              <table:table-cell office:value-type="float" office:value="20.50769">
                <text:p>20.50769</text:p>
              </table:table-cell>
              <table:table-cell office:value-type="float" office:value="21.06901">
                <text:p>21.06901</text:p>
              </table:table-cell>
              <table:table-cell office:value-type="float" office:value="21.72213">
                <text:p>21.72213</text:p>
              </table:table-cell>
              <table:table-cell office:value-type="float" office:value="21.86417">
                <text:p>21.86417</text:p>
              </table:table-cell>
              <table:table-cell office:value-type="float" office:value="22.80995">
                <text:p>22.80995</text:p>
              </table:table-cell>
              <table:table-cell office:value-type="float" office:value="23.3418">
                <text:p>23.3418</text:p>
              </table:table-cell>
              <table:table-cell office:value-type="float" office:value="23.84441">
                <text:p>23.84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7928">
                <text:p>19.17928</text:p>
              </table:table-cell>
              <table:table-cell office:value-type="float" office:value="19.78819">
                <text:p>19.78819</text:p>
              </table:table-cell>
              <table:table-cell office:value-type="float" office:value="20.31095">
                <text:p>20.31095</text:p>
              </table:table-cell>
              <table:table-cell office:value-type="float" office:value="20.81083">
                <text:p>20.81083</text:p>
              </table:table-cell>
              <table:table-cell office:value-type="float" office:value="21.07518">
                <text:p>21.07518</text:p>
              </table:table-cell>
              <table:table-cell office:value-type="float" office:value="21.72625">
                <text:p>21.72625</text:p>
              </table:table-cell>
              <table:table-cell office:value-type="float" office:value="22.27694">
                <text:p>22.27694</text:p>
              </table:table-cell>
              <table:table-cell office:value-type="float" office:value="22.75785">
                <text:p>22.75785</text:p>
              </table:table-cell>
              <table:table-cell office:value-type="float" office:value="23.15151">
                <text:p>23.15151</text:p>
              </table:table-cell>
              <table:table-cell office:value-type="float" office:value="23.80996">
                <text:p>23.80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9533">
                <text:p>19.19533</text:p>
              </table:table-cell>
              <table:table-cell office:value-type="float" office:value="19.71993">
                <text:p>19.71993</text:p>
              </table:table-cell>
              <table:table-cell office:value-type="float" office:value="20.01022">
                <text:p>20.01022</text:p>
              </table:table-cell>
              <table:table-cell office:value-type="float" office:value="20.98842">
                <text:p>20.98842</text:p>
              </table:table-cell>
              <table:table-cell office:value-type="float" office:value="21.06631">
                <text:p>21.06631</text:p>
              </table:table-cell>
              <table:table-cell office:value-type="float" office:value="21.74144">
                <text:p>21.74144</text:p>
              </table:table-cell>
              <table:table-cell office:value-type="float" office:value="22.03931">
                <text:p>22.03931</text:p>
              </table:table-cell>
              <table:table-cell office:value-type="float" office:value="22.48254">
                <text:p>22.48254</text:p>
              </table:table-cell>
              <table:table-cell office:value-type="float" office:value="23.25818">
                <text:p>23.25818</text:p>
              </table:table-cell>
              <table:table-cell office:value-type="float" office:value="23.91419">
                <text:p>23.91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3988">
                <text:p>19.23988</text:p>
              </table:table-cell>
              <table:table-cell office:value-type="float" office:value="19.7117">
                <text:p>19.7117</text:p>
              </table:table-cell>
              <table:table-cell office:value-type="float" office:value="20.20036">
                <text:p>20.20036</text:p>
              </table:table-cell>
              <table:table-cell office:value-type="float" office:value="20.62314">
                <text:p>20.62314</text:p>
              </table:table-cell>
              <table:table-cell office:value-type="float" office:value="21.40156">
                <text:p>21.40156</text:p>
              </table:table-cell>
              <table:table-cell office:value-type="float" office:value="21.68075">
                <text:p>21.68075</text:p>
              </table:table-cell>
              <table:table-cell office:value-type="float" office:value="22.11321">
                <text:p>22.11321</text:p>
              </table:table-cell>
              <table:table-cell office:value-type="float" office:value="23.01283">
                <text:p>23.01283</text:p>
              </table:table-cell>
              <table:table-cell office:value-type="float" office:value="23.03545">
                <text:p>23.03545</text:p>
              </table:table-cell>
              <table:table-cell office:value-type="float" office:value="23.50198">
                <text:p>23.50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0133">
                <text:p>19.30133</text:p>
              </table:table-cell>
              <table:table-cell office:value-type="float" office:value="19.76304">
                <text:p>19.76304</text:p>
              </table:table-cell>
              <table:table-cell office:value-type="float" office:value="20.20281">
                <text:p>20.20281</text:p>
              </table:table-cell>
              <table:table-cell office:value-type="float" office:value="20.83401">
                <text:p>20.83401</text:p>
              </table:table-cell>
              <table:table-cell office:value-type="float" office:value="21.46667">
                <text:p>21.46667</text:p>
              </table:table-cell>
              <table:table-cell office:value-type="float" office:value="22.05935">
                <text:p>22.05935</text:p>
              </table:table-cell>
              <table:table-cell office:value-type="float" office:value="22.47112">
                <text:p>22.47112</text:p>
              </table:table-cell>
              <table:table-cell office:value-type="float" office:value="22.73477">
                <text:p>22.73477</text:p>
              </table:table-cell>
              <table:table-cell office:value-type="float" office:value="22.78244">
                <text:p>22.78244</text:p>
              </table:table-cell>
              <table:table-cell office:value-type="float" office:value="24.09455">
                <text:p>24.09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0074">
                <text:p>19.40074</text:p>
              </table:table-cell>
              <table:table-cell office:value-type="float" office:value="19.88001">
                <text:p>19.88001</text:p>
              </table:table-cell>
              <table:table-cell office:value-type="float" office:value="20.36725">
                <text:p>20.36725</text:p>
              </table:table-cell>
              <table:table-cell office:value-type="float" office:value="20.83244">
                <text:p>20.83244</text:p>
              </table:table-cell>
              <table:table-cell office:value-type="float" office:value="21.62874">
                <text:p>21.62874</text:p>
              </table:table-cell>
              <table:table-cell office:value-type="float" office:value="21.79762">
                <text:p>21.79762</text:p>
              </table:table-cell>
              <table:table-cell office:value-type="float" office:value="22.23748">
                <text:p>22.23748</text:p>
              </table:table-cell>
              <table:table-cell office:value-type="float" office:value="23.09189">
                <text:p>23.09189</text:p>
              </table:table-cell>
              <table:table-cell office:value-type="float" office:value="23.75351">
                <text:p>23.75351</text:p>
              </table:table-cell>
              <table:table-cell office:value-type="float" office:value="23.5398">
                <text:p>23.5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43787">
                <text:p>19.43787</text:p>
              </table:table-cell>
              <table:table-cell office:value-type="float" office:value="19.99956">
                <text:p>19.99956</text:p>
              </table:table-cell>
              <table:table-cell office:value-type="float" office:value="20.30893">
                <text:p>20.30893</text:p>
              </table:table-cell>
              <table:table-cell office:value-type="float" office:value="21.03931">
                <text:p>21.03931</text:p>
              </table:table-cell>
              <table:table-cell office:value-type="float" office:value="21.61199">
                <text:p>21.61199</text:p>
              </table:table-cell>
              <table:table-cell office:value-type="float" office:value="21.83698">
                <text:p>21.83698</text:p>
              </table:table-cell>
              <table:table-cell office:value-type="float" office:value="22.30817">
                <text:p>22.30817</text:p>
              </table:table-cell>
              <table:table-cell office:value-type="float" office:value="22.76397">
                <text:p>22.76397</text:p>
              </table:table-cell>
              <table:table-cell office:value-type="float" office:value="23.29445">
                <text:p>23.29445</text:p>
              </table:table-cell>
              <table:table-cell office:value-type="float" office:value="24.09615">
                <text:p>24.09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45849">
                <text:p>19.45849</text:p>
              </table:table-cell>
              <table:table-cell office:value-type="float" office:value="19.99835">
                <text:p>19.99835</text:p>
              </table:table-cell>
              <table:table-cell office:value-type="float" office:value="20.27734">
                <text:p>20.27734</text:p>
              </table:table-cell>
              <table:table-cell office:value-type="float" office:value="20.98605">
                <text:p>20.98605</text:p>
              </table:table-cell>
              <table:table-cell office:value-type="float" office:value="21.46797">
                <text:p>21.46797</text:p>
              </table:table-cell>
              <table:table-cell office:value-type="float" office:value="21.92991">
                <text:p>21.92991</text:p>
              </table:table-cell>
              <table:table-cell office:value-type="float" office:value="22.55515">
                <text:p>22.55515</text:p>
              </table:table-cell>
              <table:table-cell office:value-type="float" office:value="22.81536">
                <text:p>22.81536</text:p>
              </table:table-cell>
              <table:table-cell office:value-type="float" office:value="23.44749">
                <text:p>23.44749</text:p>
              </table:table-cell>
              <table:table-cell office:value-type="float" office:value="23.94161">
                <text:p>23.94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5287">
                <text:p>19.5287</text:p>
              </table:table-cell>
              <table:table-cell office:value-type="float" office:value="20.02559">
                <text:p>20.02559</text:p>
              </table:table-cell>
              <table:table-cell office:value-type="float" office:value="20.50759">
                <text:p>20.50759</text:p>
              </table:table-cell>
              <table:table-cell office:value-type="float" office:value="21.03047">
                <text:p>21.03047</text:p>
              </table:table-cell>
              <table:table-cell office:value-type="float" office:value="21.44787">
                <text:p>21.44787</text:p>
              </table:table-cell>
              <table:table-cell office:value-type="float" office:value="22.39683">
                <text:p>22.39683</text:p>
              </table:table-cell>
              <table:table-cell office:value-type="float" office:value="22.50192">
                <text:p>22.50192</text:p>
              </table:table-cell>
              <table:table-cell office:value-type="float" office:value="23.07905">
                <text:p>23.07905</text:p>
              </table:table-cell>
              <table:table-cell office:value-type="float" office:value="23.12005">
                <text:p>23.12005</text:p>
              </table:table-cell>
              <table:table-cell office:value-type="float" office:value="24.31911">
                <text:p>24.31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8064">
                <text:p>19.58064</text:p>
              </table:table-cell>
              <table:table-cell office:value-type="float" office:value="20.0659">
                <text:p>20.0659</text:p>
              </table:table-cell>
              <table:table-cell office:value-type="float" office:value="20.53994">
                <text:p>20.53994</text:p>
              </table:table-cell>
              <table:table-cell office:value-type="float" office:value="21.2105">
                <text:p>21.2105</text:p>
              </table:table-cell>
              <table:table-cell office:value-type="float" office:value="21.72568">
                <text:p>21.72568</text:p>
              </table:table-cell>
              <table:table-cell office:value-type="float" office:value="22.2617">
                <text:p>22.2617</text:p>
              </table:table-cell>
              <table:table-cell office:value-type="float" office:value="22.65261">
                <text:p>22.65261</text:p>
              </table:table-cell>
              <table:table-cell office:value-type="float" office:value="23.10806">
                <text:p>23.10806</text:p>
              </table:table-cell>
              <table:table-cell office:value-type="float" office:value="23.83515">
                <text:p>23.83515</text:p>
              </table:table-cell>
              <table:table-cell office:value-type="float" office:value="24.36056">
                <text:p>24.36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64281">
                <text:p>19.64281</text:p>
              </table:table-cell>
              <table:table-cell office:value-type="float" office:value="20.1671">
                <text:p>20.1671</text:p>
              </table:table-cell>
              <table:table-cell office:value-type="float" office:value="20.58188">
                <text:p>20.58188</text:p>
              </table:table-cell>
              <table:table-cell office:value-type="float" office:value="21.13692">
                <text:p>21.13692</text:p>
              </table:table-cell>
              <table:table-cell office:value-type="float" office:value="21.56782">
                <text:p>21.56782</text:p>
              </table:table-cell>
              <table:table-cell office:value-type="float" office:value="21.94463">
                <text:p>21.94463</text:p>
              </table:table-cell>
              <table:table-cell office:value-type="float" office:value="22.88333">
                <text:p>22.88333</text:p>
              </table:table-cell>
              <table:table-cell office:value-type="float" office:value="23.30107">
                <text:p>23.30107</text:p>
              </table:table-cell>
              <table:table-cell office:value-type="float" office:value="23.72659">
                <text:p>23.72659</text:p>
              </table:table-cell>
              <table:table-cell office:value-type="float" office:value="24.07652">
                <text:p>24.07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7294">
                <text:p>19.7294</text:p>
              </table:table-cell>
              <table:table-cell office:value-type="float" office:value="20.21909">
                <text:p>20.21909</text:p>
              </table:table-cell>
              <table:table-cell office:value-type="float" office:value="20.56834">
                <text:p>20.56834</text:p>
              </table:table-cell>
              <table:table-cell office:value-type="float" office:value="21.24848">
                <text:p>21.24848</text:p>
              </table:table-cell>
              <table:table-cell office:value-type="float" office:value="21.64833">
                <text:p>21.64833</text:p>
              </table:table-cell>
              <table:table-cell office:value-type="float" office:value="22.4639">
                <text:p>22.4639</text:p>
              </table:table-cell>
              <table:table-cell office:value-type="float" office:value="22.70923">
                <text:p>22.70923</text:p>
              </table:table-cell>
              <table:table-cell office:value-type="float" office:value="23.05452">
                <text:p>23.05452</text:p>
              </table:table-cell>
              <table:table-cell office:value-type="float" office:value="24.03758">
                <text:p>24.03758</text:p>
              </table:table-cell>
              <table:table-cell office:value-type="float" office:value="24.35473">
                <text:p>24.354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70463">
                <text:p>19.70463</text:p>
              </table:table-cell>
              <table:table-cell office:value-type="float" office:value="20.20378">
                <text:p>20.20378</text:p>
              </table:table-cell>
              <table:table-cell office:value-type="float" office:value="20.65202">
                <text:p>20.65202</text:p>
              </table:table-cell>
              <table:table-cell office:value-type="float" office:value="21.22087">
                <text:p>21.22087</text:p>
              </table:table-cell>
              <table:table-cell office:value-type="float" office:value="21.91822">
                <text:p>21.91822</text:p>
              </table:table-cell>
              <table:table-cell office:value-type="float" office:value="22.0208">
                <text:p>22.0208</text:p>
              </table:table-cell>
              <table:table-cell office:value-type="float" office:value="23.14381">
                <text:p>23.14381</text:p>
              </table:table-cell>
              <table:table-cell office:value-type="float" office:value="23.56851">
                <text:p>23.56851</text:p>
              </table:table-cell>
              <table:table-cell office:value-type="float" office:value="23.97912">
                <text:p>23.97912</text:p>
              </table:table-cell>
              <table:table-cell office:value-type="float" office:value="24.28002">
                <text:p>24.28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7514">
                <text:p>19.7514</text:p>
              </table:table-cell>
              <table:table-cell office:value-type="float" office:value="20.21247">
                <text:p>20.21247</text:p>
              </table:table-cell>
              <table:table-cell office:value-type="float" office:value="20.83498">
                <text:p>20.83498</text:p>
              </table:table-cell>
              <table:table-cell office:value-type="float" office:value="21.43337">
                <text:p>21.43337</text:p>
              </table:table-cell>
              <table:table-cell office:value-type="float" office:value="21.90334">
                <text:p>21.90334</text:p>
              </table:table-cell>
              <table:table-cell office:value-type="float" office:value="22.1105">
                <text:p>22.1105</text:p>
              </table:table-cell>
              <table:table-cell office:value-type="float" office:value="22.95952">
                <text:p>22.95952</text:p>
              </table:table-cell>
              <table:table-cell office:value-type="float" office:value="22.9996">
                <text:p>22.9996</text:p>
              </table:table-cell>
              <table:table-cell office:value-type="float" office:value="23.75263">
                <text:p>23.75263</text:p>
              </table:table-cell>
              <table:table-cell office:value-type="float" office:value="24.06993">
                <text:p>24.06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80783">
                <text:p>19.80783</text:p>
              </table:table-cell>
              <table:table-cell office:value-type="float" office:value="20.32574">
                <text:p>20.32574</text:p>
              </table:table-cell>
              <table:table-cell office:value-type="float" office:value="20.97588">
                <text:p>20.97588</text:p>
              </table:table-cell>
              <table:table-cell office:value-type="float" office:value="21.23466">
                <text:p>21.23466</text:p>
              </table:table-cell>
              <table:table-cell office:value-type="float" office:value="22.07734">
                <text:p>22.07734</text:p>
              </table:table-cell>
              <table:table-cell office:value-type="float" office:value="22.53775">
                <text:p>22.53775</text:p>
              </table:table-cell>
              <table:table-cell office:value-type="float" office:value="23.18933">
                <text:p>23.18933</text:p>
              </table:table-cell>
              <table:table-cell office:value-type="float" office:value="24.12843">
                <text:p>24.12843</text:p>
              </table:table-cell>
              <table:table-cell office:value-type="float" office:value="23.54102">
                <text:p>23.54102</text:p>
              </table:table-cell>
              <table:table-cell office:value-type="float" office:value="24.41402">
                <text:p>24.414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0116">
                <text:p>19.90116</text:p>
              </table:table-cell>
              <table:table-cell office:value-type="float" office:value="20.43248">
                <text:p>20.43248</text:p>
              </table:table-cell>
              <table:table-cell office:value-type="float" office:value="21.10444">
                <text:p>21.10444</text:p>
              </table:table-cell>
              <table:table-cell office:value-type="float" office:value="21.19219">
                <text:p>21.19219</text:p>
              </table:table-cell>
              <table:table-cell office:value-type="float" office:value="21.83448">
                <text:p>21.83448</text:p>
              </table:table-cell>
              <table:table-cell office:value-type="float" office:value="22.46089">
                <text:p>22.46089</text:p>
              </table:table-cell>
              <table:table-cell office:value-type="float" office:value="22.80875">
                <text:p>22.80875</text:p>
              </table:table-cell>
              <table:table-cell office:value-type="float" office:value="23.11564">
                <text:p>23.11564</text:p>
              </table:table-cell>
              <table:table-cell office:value-type="float" office:value="23.69376">
                <text:p>23.69376</text:p>
              </table:table-cell>
              <table:table-cell office:value-type="float" office:value="24.41211">
                <text:p>24.41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9052">
                <text:p>19.9052</text:p>
              </table:table-cell>
              <table:table-cell office:value-type="float" office:value="20.34819">
                <text:p>20.34819</text:p>
              </table:table-cell>
              <table:table-cell office:value-type="float" office:value="20.82515">
                <text:p>20.82515</text:p>
              </table:table-cell>
              <table:table-cell office:value-type="float" office:value="21.39682">
                <text:p>21.39682</text:p>
              </table:table-cell>
              <table:table-cell office:value-type="float" office:value="21.62167">
                <text:p>21.62167</text:p>
              </table:table-cell>
              <table:table-cell office:value-type="float" office:value="22.33878">
                <text:p>22.33878</text:p>
              </table:table-cell>
              <table:table-cell office:value-type="float" office:value="23.02605">
                <text:p>23.02605</text:p>
              </table:table-cell>
              <table:table-cell office:value-type="float" office:value="23.45497">
                <text:p>23.45497</text:p>
              </table:table-cell>
              <table:table-cell office:value-type="float" office:value="24.28312">
                <text:p>24.28312</text:p>
              </table:table-cell>
              <table:table-cell office:value-type="float" office:value="24.12529">
                <text:p>24.125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757">
                <text:p>19.9757</text:p>
              </table:table-cell>
              <table:table-cell office:value-type="float" office:value="20.43941">
                <text:p>20.43941</text:p>
              </table:table-cell>
              <table:table-cell office:value-type="float" office:value="20.96714">
                <text:p>20.96714</text:p>
              </table:table-cell>
              <table:table-cell office:value-type="float" office:value="21.50736">
                <text:p>21.50736</text:p>
              </table:table-cell>
              <table:table-cell office:value-type="float" office:value="22.02998">
                <text:p>22.02998</text:p>
              </table:table-cell>
              <table:table-cell office:value-type="float" office:value="22.4543">
                <text:p>22.4543</text:p>
              </table:table-cell>
              <table:table-cell office:value-type="float" office:value="23.01575">
                <text:p>23.01575</text:p>
              </table:table-cell>
              <table:table-cell office:value-type="float" office:value="23.25745">
                <text:p>23.25745</text:p>
              </table:table-cell>
              <table:table-cell office:value-type="float" office:value="24.17289">
                <text:p>24.17289</text:p>
              </table:table-cell>
              <table:table-cell office:value-type="float" office:value="24.08565">
                <text:p>24.08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06755">
                <text:p>20.06755</text:p>
              </table:table-cell>
              <table:table-cell office:value-type="float" office:value="20.58951">
                <text:p>20.58951</text:p>
              </table:table-cell>
              <table:table-cell office:value-type="float" office:value="21.12487">
                <text:p>21.12487</text:p>
              </table:table-cell>
              <table:table-cell office:value-type="float" office:value="21.63724">
                <text:p>21.63724</text:p>
              </table:table-cell>
              <table:table-cell office:value-type="float" office:value="22.14283">
                <text:p>22.14283</text:p>
              </table:table-cell>
              <table:table-cell office:value-type="float" office:value="22.41462">
                <text:p>22.41462</text:p>
              </table:table-cell>
              <table:table-cell office:value-type="float" office:value="23.24616">
                <text:p>23.24616</text:p>
              </table:table-cell>
              <table:table-cell office:value-type="float" office:value="23.87619">
                <text:p>23.87619</text:p>
              </table:table-cell>
              <table:table-cell office:value-type="float" office:value="23.78509">
                <text:p>23.78509</text:p>
              </table:table-cell>
              <table:table-cell office:value-type="float" office:value="24.45428">
                <text:p>24.45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08825">
                <text:p>20.08825</text:p>
              </table:table-cell>
              <table:table-cell office:value-type="float" office:value="20.5729">
                <text:p>20.5729</text:p>
              </table:table-cell>
              <table:table-cell office:value-type="float" office:value="21.10678">
                <text:p>21.10678</text:p>
              </table:table-cell>
              <table:table-cell office:value-type="float" office:value="21.76801">
                <text:p>21.76801</text:p>
              </table:table-cell>
              <table:table-cell office:value-type="float" office:value="21.94157">
                <text:p>21.94157</text:p>
              </table:table-cell>
              <table:table-cell office:value-type="float" office:value="23.06238">
                <text:p>23.06238</text:p>
              </table:table-cell>
              <table:table-cell office:value-type="float" office:value="23.36651">
                <text:p>23.36651</text:p>
              </table:table-cell>
              <table:table-cell office:value-type="float" office:value="23.7664">
                <text:p>23.7664</text:p>
              </table:table-cell>
              <table:table-cell office:value-type="float" office:value="24.32636">
                <text:p>24.32636</text:p>
              </table:table-cell>
              <table:table-cell office:value-type="float" office:value="24.6744">
                <text:p>24.67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2405">
                <text:p>20.12405</text:p>
              </table:table-cell>
              <table:table-cell office:value-type="float" office:value="20.65801">
                <text:p>20.65801</text:p>
              </table:table-cell>
              <table:table-cell office:value-type="float" office:value="21.08446">
                <text:p>21.08446</text:p>
              </table:table-cell>
              <table:table-cell office:value-type="float" office:value="21.56234">
                <text:p>21.56234</text:p>
              </table:table-cell>
              <table:table-cell office:value-type="float" office:value="22.17839">
                <text:p>22.17839</text:p>
              </table:table-cell>
              <table:table-cell office:value-type="float" office:value="22.61342">
                <text:p>22.61342</text:p>
              </table:table-cell>
              <table:table-cell office:value-type="float" office:value="23.12261">
                <text:p>23.12261</text:p>
              </table:table-cell>
              <table:table-cell office:value-type="float" office:value="23.37066">
                <text:p>23.37066</text:p>
              </table:table-cell>
              <table:table-cell office:value-type="float" office:value="24.26313">
                <text:p>24.26313</text:p>
              </table:table-cell>
              <table:table-cell office:value-type="float" office:value="24.73488">
                <text:p>24.73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14844">
                <text:p>20.14844</text:p>
              </table:table-cell>
              <table:table-cell office:value-type="float" office:value="20.73627">
                <text:p>20.73627</text:p>
              </table:table-cell>
              <table:table-cell office:value-type="float" office:value="21.06445">
                <text:p>21.06445</text:p>
              </table:table-cell>
              <table:table-cell office:value-type="float" office:value="21.84155">
                <text:p>21.84155</text:p>
              </table:table-cell>
              <table:table-cell office:value-type="float" office:value="22.19285">
                <text:p>22.19285</text:p>
              </table:table-cell>
              <table:table-cell office:value-type="float" office:value="22.94568">
                <text:p>22.94568</text:p>
              </table:table-cell>
              <table:table-cell office:value-type="float" office:value="22.82209">
                <text:p>22.82209</text:p>
              </table:table-cell>
              <table:table-cell office:value-type="float" office:value="23.28481">
                <text:p>23.28481</text:p>
              </table:table-cell>
              <table:table-cell office:value-type="float" office:value="24.03273">
                <text:p>24.03273</text:p>
              </table:table-cell>
              <table:table-cell office:value-type="float" office:value="24.04179">
                <text:p>24.04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6677">
                <text:p>20.26677</text:p>
              </table:table-cell>
              <table:table-cell office:value-type="float" office:value="20.67265">
                <text:p>20.67265</text:p>
              </table:table-cell>
              <table:table-cell office:value-type="float" office:value="21.24819">
                <text:p>21.24819</text:p>
              </table:table-cell>
              <table:table-cell office:value-type="float" office:value="21.6306">
                <text:p>21.6306</text:p>
              </table:table-cell>
              <table:table-cell office:value-type="float" office:value="22.3198">
                <text:p>22.3198</text:p>
              </table:table-cell>
              <table:table-cell office:value-type="float" office:value="22.7203">
                <text:p>22.7203</text:p>
              </table:table-cell>
              <table:table-cell office:value-type="float" office:value="23.26114">
                <text:p>23.26114</text:p>
              </table:table-cell>
              <table:table-cell office:value-type="float" office:value="23.95501">
                <text:p>23.95501</text:p>
              </table:table-cell>
              <table:table-cell office:value-type="float" office:value="24.27773">
                <text:p>24.27773</text:p>
              </table:table-cell>
              <table:table-cell office:value-type="float" office:value="24.68909">
                <text:p>24.68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28686">
                <text:p>20.28686</text:p>
              </table:table-cell>
              <table:table-cell office:value-type="float" office:value="20.83499">
                <text:p>20.83499</text:p>
              </table:table-cell>
              <table:table-cell office:value-type="float" office:value="21.3824">
                <text:p>21.3824</text:p>
              </table:table-cell>
              <table:table-cell office:value-type="float" office:value="21.5559">
                <text:p>21.5559</text:p>
              </table:table-cell>
              <table:table-cell office:value-type="float" office:value="22.4652">
                <text:p>22.4652</text:p>
              </table:table-cell>
              <table:table-cell office:value-type="float" office:value="22.62016">
                <text:p>22.62016</text:p>
              </table:table-cell>
              <table:table-cell office:value-type="float" office:value="23.38448">
                <text:p>23.38448</text:p>
              </table:table-cell>
              <table:table-cell office:value-type="float" office:value="23.40197">
                <text:p>23.40197</text:p>
              </table:table-cell>
              <table:table-cell office:value-type="float" office:value="24.09152">
                <text:p>24.09152</text:p>
              </table:table-cell>
              <table:table-cell office:value-type="float" office:value="25.42673">
                <text:p>25.42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35205">
                <text:p>20.35205</text:p>
              </table:table-cell>
              <table:table-cell office:value-type="float" office:value="20.82307">
                <text:p>20.82307</text:p>
              </table:table-cell>
              <table:table-cell office:value-type="float" office:value="21.36303">
                <text:p>21.36303</text:p>
              </table:table-cell>
              <table:table-cell office:value-type="float" office:value="21.5892">
                <text:p>21.5892</text:p>
              </table:table-cell>
              <table:table-cell office:value-type="float" office:value="22.21083">
                <text:p>22.21083</text:p>
              </table:table-cell>
              <table:table-cell office:value-type="float" office:value="22.94224">
                <text:p>22.94224</text:p>
              </table:table-cell>
              <table:table-cell office:value-type="float" office:value="23.23837">
                <text:p>23.23837</text:p>
              </table:table-cell>
              <table:table-cell office:value-type="float" office:value="23.72366">
                <text:p>23.72366</text:p>
              </table:table-cell>
              <table:table-cell office:value-type="float" office:value="24.0255">
                <text:p>24.0255</text:p>
              </table:table-cell>
              <table:table-cell office:value-type="float" office:value="24.74323">
                <text:p>24.74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33142">
                <text:p>20.33142</text:p>
              </table:table-cell>
              <table:table-cell office:value-type="float" office:value="21.00459">
                <text:p>21.00459</text:p>
              </table:table-cell>
              <table:table-cell office:value-type="float" office:value="21.45047">
                <text:p>21.45047</text:p>
              </table:table-cell>
              <table:table-cell office:value-type="float" office:value="21.78322">
                <text:p>21.78322</text:p>
              </table:table-cell>
              <table:table-cell office:value-type="float" office:value="22.54948">
                <text:p>22.54948</text:p>
              </table:table-cell>
              <table:table-cell office:value-type="float" office:value="22.95951">
                <text:p>22.95951</text:p>
              </table:table-cell>
              <table:table-cell office:value-type="float" office:value="23.45405">
                <text:p>23.45405</text:p>
              </table:table-cell>
              <table:table-cell office:value-type="float" office:value="24.03294">
                <text:p>24.03294</text:p>
              </table:table-cell>
              <table:table-cell office:value-type="float" office:value="24.55164">
                <text:p>24.55164</text:p>
              </table:table-cell>
              <table:table-cell office:value-type="float" office:value="25.4117">
                <text:p>25.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50139">
                <text:p>20.50139</text:p>
              </table:table-cell>
              <table:table-cell office:value-type="float" office:value="21.01427">
                <text:p>21.01427</text:p>
              </table:table-cell>
              <table:table-cell office:value-type="float" office:value="21.23181">
                <text:p>21.23181</text:p>
              </table:table-cell>
              <table:table-cell office:value-type="float" office:value="21.78251">
                <text:p>21.78251</text:p>
              </table:table-cell>
              <table:table-cell office:value-type="float" office:value="22.49968">
                <text:p>22.49968</text:p>
              </table:table-cell>
              <table:table-cell office:value-type="float" office:value="22.91432">
                <text:p>22.91432</text:p>
              </table:table-cell>
              <table:table-cell office:value-type="float" office:value="23.41446">
                <text:p>23.41446</text:p>
              </table:table-cell>
              <table:table-cell office:value-type="float" office:value="23.8421">
                <text:p>23.8421</text:p>
              </table:table-cell>
              <table:table-cell office:value-type="float" office:value="24.07899">
                <text:p>24.07899</text:p>
              </table:table-cell>
              <table:table-cell office:value-type="float" office:value="25.19217">
                <text:p>25.19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5134">
                <text:p>20.5134</text:p>
              </table:table-cell>
              <table:table-cell office:value-type="float" office:value="20.96339">
                <text:p>20.96339</text:p>
              </table:table-cell>
              <table:table-cell office:value-type="float" office:value="21.32805">
                <text:p>21.32805</text:p>
              </table:table-cell>
              <table:table-cell office:value-type="float" office:value="21.75568">
                <text:p>21.75568</text:p>
              </table:table-cell>
              <table:table-cell office:value-type="float" office:value="22.20189">
                <text:p>22.20189</text:p>
              </table:table-cell>
              <table:table-cell office:value-type="float" office:value="22.9393">
                <text:p>22.9393</text:p>
              </table:table-cell>
              <table:table-cell office:value-type="float" office:value="23.41208">
                <text:p>23.41208</text:p>
              </table:table-cell>
              <table:table-cell office:value-type="float" office:value="24.07148">
                <text:p>24.07148</text:p>
              </table:table-cell>
              <table:table-cell office:value-type="float" office:value="23.77853">
                <text:p>23.77853</text:p>
              </table:table-cell>
              <table:table-cell office:value-type="float" office:value="24.93986">
                <text:p>24.939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545">
                <text:p>20.4545</text:p>
              </table:table-cell>
              <table:table-cell office:value-type="float" office:value="21.04114">
                <text:p>21.04114</text:p>
              </table:table-cell>
              <table:table-cell office:value-type="float" office:value="21.55981">
                <text:p>21.55981</text:p>
              </table:table-cell>
              <table:table-cell office:value-type="float" office:value="22.22274">
                <text:p>22.22274</text:p>
              </table:table-cell>
              <table:table-cell office:value-type="float" office:value="22.60811">
                <text:p>22.60811</text:p>
              </table:table-cell>
              <table:table-cell office:value-type="float" office:value="22.78331">
                <text:p>22.78331</text:p>
              </table:table-cell>
              <table:table-cell office:value-type="float" office:value="23.23893">
                <text:p>23.23893</text:p>
              </table:table-cell>
              <table:table-cell office:value-type="float" office:value="23.7947">
                <text:p>23.7947</text:p>
              </table:table-cell>
              <table:table-cell office:value-type="float" office:value="24.2583">
                <text:p>24.2583</text:p>
              </table:table-cell>
              <table:table-cell office:value-type="float" office:value="25.03828">
                <text:p>25.03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171cm" svg:height="21.679cm" xlink:href=".." xlink:type="simple" chart:class="chart:line" chart:style-name="ch1">
        <chart:title svg:x="14.525cm" svg:y="0.569cm" chart:style-name="ch2">
          <text:p>Verbindungswahrscheinlichkeit</text:p>
        </chart:title>
        <chart:subtitle svg:x="15.186cm" svg:y="1.781cm" chart:style-name="ch3">
          <text:p>d0=10, sigma=1, range=50</text:p>
        </chart:subtitle>
        <chart:legend chart:legend-position="end" svg:x="32.642cm" svg:y="8.389cm" chart:style-name="ch4"/>
        <chart:plot-area chart:style-name="ch5" table:cell-range-address="Tabelle1_4.A1:Tabelle1_4.K101" chart:data-source-has-labels="both" svg:x="1.741cm" svg:y="3.33cm" svg:width="29.495cm" svg:height="16.908cm">
          <chartooo:coordinate-region svg:x="2.468cm" svg:y="3.543cm" svg:width="28.488cm" svg:height="15.598cm"/>
          <chart:axis chart:dimension="x" chart:name="primary-x" chart:style-name="ch6">
            <chart:title svg:x="15.809cm" svg:y="20.672cm" chart:style-name="ch7">
              <text:p>distance</text:p>
            </chart:title>
            <chart:categories table:cell-range-address="Tabelle1_4.A2:Tabelle1_4.A101"/>
            <chart:grid chart:style-name="ch8" chart:class="major"/>
          </chart:axis>
          <chart:axis chart:dimension="y" chart:name="primary-y" chart:style-name="ch6">
            <chart:title svg:x="0.451cm" svg:y="12.172cm" chart:style-name="ch9">
              <text:p>prob</text:p>
            </chart:title>
            <chart:grid chart:style-name="ch8" chart:class="major"/>
          </chart:axis>
          <chart:series chart:style-name="ch10" chart:values-cell-range-address="Tabelle1_4.B2:Tabelle1_4.B101" chart:label-cell-address="Tabelle1_4.B1:Tabelle1_4.B1" chart:class="chart:line">
            <chart:data-point chart:repeated="100"/>
          </chart:series>
          <chart:series chart:style-name="ch11" chart:values-cell-range-address="Tabelle1_4.C2:Tabelle1_4.C101" chart:label-cell-address="Tabelle1_4.C1:Tabelle1_4.C1" chart:class="chart:line">
            <chart:data-point chart:repeated="100"/>
          </chart:series>
          <chart:series chart:style-name="ch12" chart:values-cell-range-address="Tabelle1_4.D2:Tabelle1_4.D101" chart:label-cell-address="Tabelle1_4.D1:Tabelle1_4.D1" chart:class="chart:line">
            <chart:data-point chart:repeated="100"/>
          </chart:series>
          <chart:series chart:style-name="ch13" chart:values-cell-range-address="Tabelle1_4.E2:Tabelle1_4.E101" chart:label-cell-address="Tabelle1_4.E1:Tabelle1_4.E1" chart:class="chart:line">
            <chart:data-point chart:repeated="100"/>
          </chart:series>
          <chart:series chart:style-name="ch14" chart:values-cell-range-address="Tabelle1_4.F2:Tabelle1_4.F101" chart:label-cell-address="Tabelle1_4.F1:Tabelle1_4.F1" chart:class="chart:line">
            <chart:data-point chart:repeated="100"/>
          </chart:series>
          <chart:series chart:style-name="ch15" chart:values-cell-range-address="Tabelle1_4.G2:Tabelle1_4.G101" chart:label-cell-address="Tabelle1_4.G1:Tabelle1_4.G1" chart:class="chart:line">
            <chart:data-point chart:repeated="100"/>
          </chart:series>
          <chart:series chart:style-name="ch16" chart:values-cell-range-address="Tabelle1_4.H2:Tabelle1_4.H101" chart:label-cell-address="Tabelle1_4.H1:Tabelle1_4.H1" chart:class="chart:line">
            <chart:data-point chart:repeated="100"/>
          </chart:series>
          <chart:series chart:style-name="ch17" chart:values-cell-range-address="Tabelle1_4.I2:Tabelle1_4.I101" chart:label-cell-address="Tabelle1_4.I1:Tabelle1_4.I1" chart:class="chart:line">
            <chart:data-point chart:repeated="100"/>
          </chart:series>
          <chart:series chart:style-name="ch18" chart:values-cell-range-address="Tabelle1_4.J2:Tabelle1_4.J101" chart:label-cell-address="Tabelle1_4.J1:Tabelle1_4.J1" chart:class="chart:line">
            <chart:data-point chart:repeated="100"/>
          </chart:series>
          <chart:series chart:style-name="ch19" chart:values-cell-range-address="Tabelle1_4.K2:Tabelle1_4.K101" chart:label-cell-address="Tabelle1_4.K1:Tabelle1_4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=1</text:p>
                <draw:g>
                  <svg:desc>Tabelle1_4.B1:Tabelle1_4.B1</svg:desc>
                </draw:g>
              </table:table-cell>
              <table:table-cell office:value-type="string">
                <text:p>gamma=2</text:p>
                <draw:g>
                  <svg:desc>Tabelle1_4.C1:Tabelle1_4.C1</svg:desc>
                </draw:g>
              </table:table-cell>
              <table:table-cell office:value-type="string">
                <text:p>gamma=3</text:p>
                <draw:g>
                  <svg:desc>Tabelle1_4.D1:Tabelle1_4.D1</svg:desc>
                </draw:g>
              </table:table-cell>
              <table:table-cell office:value-type="string">
                <text:p>gamma=4</text:p>
                <draw:g>
                  <svg:desc>Tabelle1_4.E1:Tabelle1_4.E1</svg:desc>
                </draw:g>
              </table:table-cell>
              <table:table-cell office:value-type="string">
                <text:p>gamma=5</text:p>
                <draw:g>
                  <svg:desc>Tabelle1_4.F1:Tabelle1_4.F1</svg:desc>
                </draw:g>
              </table:table-cell>
              <table:table-cell office:value-type="string">
                <text:p>gamma=6</text:p>
                <draw:g>
                  <svg:desc>Tabelle1_4.G1:Tabelle1_4.G1</svg:desc>
                </draw:g>
              </table:table-cell>
              <table:table-cell office:value-type="string">
                <text:p>gamma=7</text:p>
                <draw:g>
                  <svg:desc>Tabelle1_4.H1:Tabelle1_4.H1</svg:desc>
                </draw:g>
              </table:table-cell>
              <table:table-cell office:value-type="string">
                <text:p>gamma=8</text:p>
                <draw:g>
                  <svg:desc>Tabelle1_4.I1:Tabelle1_4.I1</svg:desc>
                </draw:g>
              </table:table-cell>
              <table:table-cell office:value-type="string">
                <text:p>gamma=9</text:p>
                <draw:g>
                  <svg:desc>Tabelle1_4.J1:Tabelle1_4.J1</svg:desc>
                </draw:g>
              </table:table-cell>
              <table:table-cell office:value-type="string">
                <text:p>gamma=10</text:p>
                <draw:g>
                  <svg:desc>Tabelle1_4.K1:Tabelle1_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4.A2:Tabelle1_4.A101</svg:desc>
                </draw:g>
              </table:table-cell>
              <table:table-cell office:value-type="float" office:value="1">
                <text:p>1</text:p>
                <draw:g>
                  <svg:desc>Tabelle1_4.B2:Tabelle1_4.B101</svg:desc>
                </draw:g>
              </table:table-cell>
              <table:table-cell office:value-type="float" office:value="1">
                <text:p>1</text:p>
                <draw:g>
                  <svg:desc>Tabelle1_4.C2:Tabelle1_4.C101</svg:desc>
                </draw:g>
              </table:table-cell>
              <table:table-cell office:value-type="float" office:value="1">
                <text:p>1</text:p>
                <draw:g>
                  <svg:desc>Tabelle1_4.D2:Tabelle1_4.D101</svg:desc>
                </draw:g>
              </table:table-cell>
              <table:table-cell office:value-type="float" office:value="1">
                <text:p>1</text:p>
                <draw:g>
                  <svg:desc>Tabelle1_4.E2:Tabelle1_4.E101</svg:desc>
                </draw:g>
              </table:table-cell>
              <table:table-cell office:value-type="float" office:value="1">
                <text:p>1</text:p>
                <draw:g>
                  <svg:desc>Tabelle1_4.F2:Tabelle1_4.F101</svg:desc>
                </draw:g>
              </table:table-cell>
              <table:table-cell office:value-type="float" office:value="1">
                <text:p>1</text:p>
                <draw:g>
                  <svg:desc>Tabelle1_4.G2:Tabelle1_4.G101</svg:desc>
                </draw:g>
              </table:table-cell>
              <table:table-cell office:value-type="float" office:value="1">
                <text:p>1</text:p>
                <draw:g>
                  <svg:desc>Tabelle1_4.H2:Tabelle1_4.H101</svg:desc>
                </draw:g>
              </table:table-cell>
              <table:table-cell office:value-type="float" office:value="1">
                <text:p>1</text:p>
                <draw:g>
                  <svg:desc>Tabelle1_4.I2:Tabelle1_4.I101</svg:desc>
                </draw:g>
              </table:table-cell>
              <table:table-cell office:value-type="float" office:value="1">
                <text:p>1</text:p>
                <draw:g>
                  <svg:desc>Tabelle1_4.J2:Tabelle1_4.J101</svg:desc>
                </draw:g>
              </table:table-cell>
              <table:table-cell office:value-type="float" office:value="1">
                <text:p>1</text:p>
                <draw:g>
                  <svg:desc>Tabelle1_4.K2:Tabelle1_4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8.326cm" svg:height="24.59cm" xlink:href=".." xlink:type="simple" chart:class="chart:line" chart:style-name="ch1">
        <chart:title svg:x="17.505cm" svg:y="0.627cm" chart:style-name="ch2">
          <text:p>Parameterstudie</text:p>
        </chart:title>
        <chart:subtitle svg:x="16.315cm" svg:y="1.897cm" chart:style-name="ch3">
          <text:p>sigma=1, gamma=10, range=50</text:p>
        </chart:subtitle>
        <chart:legend chart:legend-position="end" svg:x="36.564cm" svg:y="9.845cm" chart:style-name="ch4"/>
        <chart:plot-area chart:style-name="ch5" table:cell-range-address="Tabelle1_5.A1:Tabelle1_5.K101" chart:data-source-has-labels="both" svg:x="1.804cm" svg:y="3.562cm" svg:width="33.228cm" svg:height="19.529cm">
          <chartooo:coordinate-region svg:x="2.531cm" svg:y="3.775cm" svg:width="32.221cm" svg:height="18.219cm"/>
          <chart:axis chart:dimension="x" chart:name="primary-x" chart:style-name="ch6">
            <chart:title svg:x="17.739cm" svg:y="23.583cm" chart:style-name="ch7">
              <text:p>distance</text:p>
            </chart:title>
            <chart:categories table:cell-range-address="Tabelle1_5.A2:Tabelle1_5.A101"/>
            <chart:grid chart:style-name="ch8" chart:class="major"/>
          </chart:axis>
          <chart:axis chart:dimension="y" chart:name="primary-y" chart:style-name="ch6">
            <chart:title svg:x="0.451cm" svg:y="13.714cm" chart:style-name="ch9">
              <text:p>prob</text:p>
            </chart:title>
            <chart:grid chart:style-name="ch8" chart:class="major"/>
          </chart:axis>
          <chart:series chart:style-name="ch10" chart:values-cell-range-address="Tabelle1_5.B2:Tabelle1_5.B101" chart:label-cell-address="Tabelle1_5.B1:Tabelle1_5.B1" chart:class="chart:line">
            <chart:data-point chart:repeated="100"/>
          </chart:series>
          <chart:series chart:style-name="ch11" chart:values-cell-range-address="Tabelle1_5.C2:Tabelle1_5.C101" chart:label-cell-address="Tabelle1_5.C1:Tabelle1_5.C1" chart:class="chart:line">
            <chart:data-point chart:repeated="100"/>
          </chart:series>
          <chart:series chart:style-name="ch12" chart:values-cell-range-address="Tabelle1_5.D2:Tabelle1_5.D101" chart:label-cell-address="Tabelle1_5.D1:Tabelle1_5.D1" chart:class="chart:line">
            <chart:data-point chart:repeated="100"/>
          </chart:series>
          <chart:series chart:style-name="ch13" chart:values-cell-range-address="Tabelle1_5.E2:Tabelle1_5.E101" chart:label-cell-address="Tabelle1_5.E1:Tabelle1_5.E1" chart:class="chart:line">
            <chart:data-point chart:repeated="100"/>
          </chart:series>
          <chart:series chart:style-name="ch14" chart:values-cell-range-address="Tabelle1_5.F2:Tabelle1_5.F101" chart:label-cell-address="Tabelle1_5.F1:Tabelle1_5.F1" chart:class="chart:line">
            <chart:data-point chart:repeated="100"/>
          </chart:series>
          <chart:series chart:style-name="ch15" chart:values-cell-range-address="Tabelle1_5.G2:Tabelle1_5.G101" chart:label-cell-address="Tabelle1_5.G1:Tabelle1_5.G1" chart:class="chart:line">
            <chart:data-point chart:repeated="100"/>
          </chart:series>
          <chart:series chart:style-name="ch16" chart:values-cell-range-address="Tabelle1_5.H2:Tabelle1_5.H101" chart:label-cell-address="Tabelle1_5.H1:Tabelle1_5.H1" chart:class="chart:line">
            <chart:data-point chart:repeated="100"/>
          </chart:series>
          <chart:series chart:style-name="ch17" chart:values-cell-range-address="Tabelle1_5.I2:Tabelle1_5.I101" chart:label-cell-address="Tabelle1_5.I1:Tabelle1_5.I1" chart:class="chart:line">
            <chart:data-point chart:repeated="100"/>
          </chart:series>
          <chart:series chart:style-name="ch18" chart:values-cell-range-address="Tabelle1_5.J2:Tabelle1_5.J101" chart:label-cell-address="Tabelle1_5.J1:Tabelle1_5.J1" chart:class="chart:line">
            <chart:data-point chart:repeated="100"/>
          </chart:series>
          <chart:series chart:style-name="ch19" chart:values-cell-range-address="Tabelle1_5.K2:Tabelle1_5.K101" chart:label-cell-address="Tabelle1_5.K1:Tabelle1_5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0=1</text:p>
                <draw:g>
                  <svg:desc>Tabelle1_5.B1:Tabelle1_5.B1</svg:desc>
                </draw:g>
              </table:table-cell>
              <table:table-cell office:value-type="string">
                <text:p>d0=2</text:p>
                <draw:g>
                  <svg:desc>Tabelle1_5.C1:Tabelle1_5.C1</svg:desc>
                </draw:g>
              </table:table-cell>
              <table:table-cell office:value-type="string">
                <text:p>d0=3</text:p>
                <draw:g>
                  <svg:desc>Tabelle1_5.D1:Tabelle1_5.D1</svg:desc>
                </draw:g>
              </table:table-cell>
              <table:table-cell office:value-type="string">
                <text:p>d0=4</text:p>
                <draw:g>
                  <svg:desc>Tabelle1_5.E1:Tabelle1_5.E1</svg:desc>
                </draw:g>
              </table:table-cell>
              <table:table-cell office:value-type="string">
                <text:p>d0=5</text:p>
                <draw:g>
                  <svg:desc>Tabelle1_5.F1:Tabelle1_5.F1</svg:desc>
                </draw:g>
              </table:table-cell>
              <table:table-cell office:value-type="string">
                <text:p>d0=6</text:p>
                <draw:g>
                  <svg:desc>Tabelle1_5.G1:Tabelle1_5.G1</svg:desc>
                </draw:g>
              </table:table-cell>
              <table:table-cell office:value-type="string">
                <text:p>d0=7</text:p>
                <draw:g>
                  <svg:desc>Tabelle1_5.H1:Tabelle1_5.H1</svg:desc>
                </draw:g>
              </table:table-cell>
              <table:table-cell office:value-type="string">
                <text:p>d0=8</text:p>
                <draw:g>
                  <svg:desc>Tabelle1_5.I1:Tabelle1_5.I1</svg:desc>
                </draw:g>
              </table:table-cell>
              <table:table-cell office:value-type="string">
                <text:p>d0=9</text:p>
                <draw:g>
                  <svg:desc>Tabelle1_5.J1:Tabelle1_5.J1</svg:desc>
                </draw:g>
              </table:table-cell>
              <table:table-cell office:value-type="string">
                <text:p>d0=10</text:p>
                <draw:g>
                  <svg:desc>Tabelle1_5.K1:Tabelle1_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5.A2:Tabelle1_5.A101</svg:desc>
                </draw:g>
              </table:table-cell>
              <table:table-cell office:value-type="float" office:value="1">
                <text:p>1</text:p>
                <draw:g>
                  <svg:desc>Tabelle1_5.B2:Tabelle1_5.B101</svg:desc>
                </draw:g>
              </table:table-cell>
              <table:table-cell office:value-type="float" office:value="1">
                <text:p>1</text:p>
                <draw:g>
                  <svg:desc>Tabelle1_5.C2:Tabelle1_5.C101</svg:desc>
                </draw:g>
              </table:table-cell>
              <table:table-cell office:value-type="float" office:value="1">
                <text:p>1</text:p>
                <draw:g>
                  <svg:desc>Tabelle1_5.D2:Tabelle1_5.D101</svg:desc>
                </draw:g>
              </table:table-cell>
              <table:table-cell office:value-type="float" office:value="1">
                <text:p>1</text:p>
                <draw:g>
                  <svg:desc>Tabelle1_5.E2:Tabelle1_5.E101</svg:desc>
                </draw:g>
              </table:table-cell>
              <table:table-cell office:value-type="float" office:value="1">
                <text:p>1</text:p>
                <draw:g>
                  <svg:desc>Tabelle1_5.F2:Tabelle1_5.F101</svg:desc>
                </draw:g>
              </table:table-cell>
              <table:table-cell office:value-type="float" office:value="1">
                <text:p>1</text:p>
                <draw:g>
                  <svg:desc>Tabelle1_5.G2:Tabelle1_5.G101</svg:desc>
                </draw:g>
              </table:table-cell>
              <table:table-cell office:value-type="float" office:value="1">
                <text:p>1</text:p>
                <draw:g>
                  <svg:desc>Tabelle1_5.H2:Tabelle1_5.H101</svg:desc>
                </draw:g>
              </table:table-cell>
              <table:table-cell office:value-type="float" office:value="1">
                <text:p>1</text:p>
                <draw:g>
                  <svg:desc>Tabelle1_5.I2:Tabelle1_5.I101</svg:desc>
                </draw:g>
              </table:table-cell>
              <table:table-cell office:value-type="float" office:value="1">
                <text:p>1</text:p>
                <draw:g>
                  <svg:desc>Tabelle1_5.J2:Tabelle1_5.J101</svg:desc>
                </draw:g>
              </table:table-cell>
              <table:table-cell office:value-type="float" office:value="1">
                <text:p>1</text:p>
                <draw:g>
                  <svg:desc>Tabelle1_5.K2:Tabelle1_5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6.526cm" svg:height="24.329cm" xlink:href=".." xlink:type="simple" chart:class="chart:line" chart:style-name="ch1">
        <chart:title svg:x="16.341cm" svg:y="0.622cm" chart:style-name="ch2">
          <text:p>Wahrscheinlichkeit</text:p>
        </chart:title>
        <chart:subtitle svg:x="15.626cm" svg:y="1.887cm" chart:style-name="ch3">
          <text:p>d0=10, range=50, gamma=10</text:p>
        </chart:subtitle>
        <chart:legend chart:legend-position="end" svg:x="34.209cm" svg:y="9.714cm" chart:style-name="ch4"/>
        <chart:plot-area chart:style-name="ch5" table:cell-range-address="Tabelle1_6.A1:Tabelle1_6.K101" chart:data-source-has-labels="both" svg:x="1.768cm" svg:y="3.542cm" svg:width="30.981cm" svg:height="19.293cm">
          <chartooo:coordinate-region svg:x="2.495cm" svg:y="3.755cm" svg:width="29.974cm" svg:height="17.983cm"/>
          <chart:axis chart:dimension="x" chart:name="primary-x" chart:style-name="ch6">
            <chart:title svg:x="16.579cm" svg:y="23.322cm" chart:style-name="ch7">
              <text:p>distance</text:p>
            </chart:title>
            <chart:categories table:cell-range-address="Tabelle1_6.A2:Tabelle1_6.A101"/>
            <chart:grid chart:style-name="ch8" chart:class="major"/>
          </chart:axis>
          <chart:axis chart:dimension="y" chart:name="primary-y" chart:style-name="ch6">
            <chart:title svg:x="0.451cm" svg:y="13.576cm" chart:style-name="ch9">
              <text:p>prob</text:p>
            </chart:title>
            <chart:grid chart:style-name="ch8" chart:class="major"/>
          </chart:axis>
          <chart:series chart:style-name="ch10" chart:values-cell-range-address="Tabelle1_6.B2:Tabelle1_6.B101" chart:label-cell-address="Tabelle1_6.B1:Tabelle1_6.B1" chart:class="chart:line">
            <chart:data-point chart:repeated="100"/>
          </chart:series>
          <chart:series chart:style-name="ch11" chart:values-cell-range-address="Tabelle1_6.C2:Tabelle1_6.C101" chart:label-cell-address="Tabelle1_6.C1:Tabelle1_6.C1" chart:class="chart:line">
            <chart:data-point chart:repeated="100"/>
          </chart:series>
          <chart:series chart:style-name="ch12" chart:values-cell-range-address="Tabelle1_6.D2:Tabelle1_6.D101" chart:label-cell-address="Tabelle1_6.D1:Tabelle1_6.D1" chart:class="chart:line">
            <chart:data-point chart:repeated="100"/>
          </chart:series>
          <chart:series chart:style-name="ch13" chart:values-cell-range-address="Tabelle1_6.E2:Tabelle1_6.E101" chart:label-cell-address="Tabelle1_6.E1:Tabelle1_6.E1" chart:class="chart:line">
            <chart:data-point chart:repeated="100"/>
          </chart:series>
          <chart:series chart:style-name="ch14" chart:values-cell-range-address="Tabelle1_6.F2:Tabelle1_6.F101" chart:label-cell-address="Tabelle1_6.F1:Tabelle1_6.F1" chart:class="chart:line">
            <chart:data-point chart:repeated="100"/>
          </chart:series>
          <chart:series chart:style-name="ch15" chart:values-cell-range-address="Tabelle1_6.G2:Tabelle1_6.G101" chart:label-cell-address="Tabelle1_6.G1:Tabelle1_6.G1" chart:class="chart:line">
            <chart:data-point chart:repeated="100"/>
          </chart:series>
          <chart:series chart:style-name="ch16" chart:values-cell-range-address="Tabelle1_6.H2:Tabelle1_6.H101" chart:label-cell-address="Tabelle1_6.H1:Tabelle1_6.H1" chart:class="chart:line">
            <chart:data-point chart:repeated="100"/>
          </chart:series>
          <chart:series chart:style-name="ch17" chart:values-cell-range-address="Tabelle1_6.I2:Tabelle1_6.I101" chart:label-cell-address="Tabelle1_6.I1:Tabelle1_6.I1" chart:class="chart:line">
            <chart:data-point chart:repeated="100"/>
          </chart:series>
          <chart:series chart:style-name="ch18" chart:values-cell-range-address="Tabelle1_6.J2:Tabelle1_6.J101" chart:label-cell-address="Tabelle1_6.J1:Tabelle1_6.J1" chart:class="chart:line">
            <chart:data-point chart:repeated="100"/>
          </chart:series>
          <chart:series chart:style-name="ch19" chart:values-cell-range-address="Tabelle1_6.K2:Tabelle1_6.K101" chart:label-cell-address="Tabelle1_6.K1:Tabelle1_6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=1</text:p>
                <draw:g>
                  <svg:desc>Tabelle1_6.B1:Tabelle1_6.B1</svg:desc>
                </draw:g>
              </table:table-cell>
              <table:table-cell office:value-type="string">
                <text:p>sigma=2</text:p>
                <draw:g>
                  <svg:desc>Tabelle1_6.C1:Tabelle1_6.C1</svg:desc>
                </draw:g>
              </table:table-cell>
              <table:table-cell office:value-type="string">
                <text:p>sigma=3</text:p>
                <draw:g>
                  <svg:desc>Tabelle1_6.D1:Tabelle1_6.D1</svg:desc>
                </draw:g>
              </table:table-cell>
              <table:table-cell office:value-type="string">
                <text:p>sigma=4</text:p>
                <draw:g>
                  <svg:desc>Tabelle1_6.E1:Tabelle1_6.E1</svg:desc>
                </draw:g>
              </table:table-cell>
              <table:table-cell office:value-type="string">
                <text:p>sigma=5</text:p>
                <draw:g>
                  <svg:desc>Tabelle1_6.F1:Tabelle1_6.F1</svg:desc>
                </draw:g>
              </table:table-cell>
              <table:table-cell office:value-type="string">
                <text:p>sigma=6</text:p>
                <draw:g>
                  <svg:desc>Tabelle1_6.G1:Tabelle1_6.G1</svg:desc>
                </draw:g>
              </table:table-cell>
              <table:table-cell office:value-type="string">
                <text:p>sigma=7</text:p>
                <draw:g>
                  <svg:desc>Tabelle1_6.H1:Tabelle1_6.H1</svg:desc>
                </draw:g>
              </table:table-cell>
              <table:table-cell office:value-type="string">
                <text:p>sigma=8</text:p>
                <draw:g>
                  <svg:desc>Tabelle1_6.I1:Tabelle1_6.I1</svg:desc>
                </draw:g>
              </table:table-cell>
              <table:table-cell office:value-type="string">
                <text:p>sigma=9</text:p>
                <draw:g>
                  <svg:desc>Tabelle1_6.J1:Tabelle1_6.J1</svg:desc>
                </draw:g>
              </table:table-cell>
              <table:table-cell office:value-type="string">
                <text:p>sigma=10</text:p>
                <draw:g>
                  <svg:desc>Tabelle1_6.K1:Tabelle1_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6.A2:Tabelle1_6.A101</svg:desc>
                </draw:g>
              </table:table-cell>
              <table:table-cell office:value-type="float" office:value="1">
                <text:p>1</text:p>
                <draw:g>
                  <svg:desc>Tabelle1_6.B2:Tabelle1_6.B101</svg:desc>
                </draw:g>
              </table:table-cell>
              <table:table-cell office:value-type="float" office:value="1">
                <text:p>1</text:p>
                <draw:g>
                  <svg:desc>Tabelle1_6.C2:Tabelle1_6.C101</svg:desc>
                </draw:g>
              </table:table-cell>
              <table:table-cell office:value-type="float" office:value="1">
                <text:p>1</text:p>
                <draw:g>
                  <svg:desc>Tabelle1_6.D2:Tabelle1_6.D101</svg:desc>
                </draw:g>
              </table:table-cell>
              <table:table-cell office:value-type="float" office:value="1">
                <text:p>1</text:p>
                <draw:g>
                  <svg:desc>Tabelle1_6.E2:Tabelle1_6.E101</svg:desc>
                </draw:g>
              </table:table-cell>
              <table:table-cell office:value-type="float" office:value="1">
                <text:p>1</text:p>
                <draw:g>
                  <svg:desc>Tabelle1_6.F2:Tabelle1_6.F101</svg:desc>
                </draw:g>
              </table:table-cell>
              <table:table-cell office:value-type="float" office:value="1">
                <text:p>1</text:p>
                <draw:g>
                  <svg:desc>Tabelle1_6.G2:Tabelle1_6.G101</svg:desc>
                </draw:g>
              </table:table-cell>
              <table:table-cell office:value-type="float" office:value="1">
                <text:p>1</text:p>
                <draw:g>
                  <svg:desc>Tabelle1_6.H2:Tabelle1_6.H101</svg:desc>
                </draw:g>
              </table:table-cell>
              <table:table-cell office:value-type="float" office:value="1">
                <text:p>1</text:p>
                <draw:g>
                  <svg:desc>Tabelle1_6.I2:Tabelle1_6.I101</svg:desc>
                </draw:g>
              </table:table-cell>
              <table:table-cell office:value-type="float" office:value="1">
                <text:p>1</text:p>
                <draw:g>
                  <svg:desc>Tabelle1_6.J2:Tabelle1_6.J101</svg:desc>
                </draw:g>
              </table:table-cell>
              <table:table-cell office:value-type="float" office:value="1">
                <text:p>1</text:p>
                <draw:g>
                  <svg:desc>Tabelle1_6.K2:Tabelle1_6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3">
                <text:p>0.83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  <table:table-cell office:value-type="float" office:value="0.62">
                <text:p>0.62</text:p>
              </table:table-cell>
              <table:table-cell office:value-type="float" office:value="0.48">
                <text:p>0.48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25">
                <text:p>0.25</text:p>
              </table:table-cell>
              <table:table-cell office:value-type="float" office:value="0.27">
                <text:p>0.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